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76pt"/>
    </style:style>
    <style:style style:name="co2" style:family="table-column">
      <style:table-column-properties fo:break-before="auto" style:column-width="103.61pt"/>
    </style:style>
    <style:style style:name="co3" style:family="table-column">
      <style:table-column-properties fo:break-before="auto" style:column-width="72.26pt"/>
    </style:style>
    <style:style style:name="co4" style:family="table-column">
      <style:table-column-properties fo:break-before="auto" style:column-width="66.76pt"/>
    </style:style>
    <style:style style:name="co5" style:family="table-column">
      <style:table-column-properties fo:break-before="auto" style:column-width="69.9pt"/>
    </style:style>
    <style:style style:name="co6" style:family="table-column">
      <style:table-column-properties fo:break-before="auto" style:column-width="71.46pt"/>
    </style:style>
    <style:style style:name="co7" style:family="table-column">
      <style:table-column-properties fo:break-before="auto" style:column-width="11.9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librateCSV_20191113_1533" table:style-name="ta1">
        <table:shapes>
          <draw:frame draw:z-index="0" draw:style-name="gr1" draw:text-style-name="P1" svg:width="921.26pt" svg:height="255.26pt" svg:x="76.2pt" svg:y="3pt">
            <loext:p draw:notify-on-update-of-ranges="calibrateCSV_20191113_1533.D1:calibrateCSV_20191113_1533.D1 calibrateCSV_20191113_1533.D2:calibrateCSV_20191113_1533.D308 calibrateCSV_20191113_1533.E1:calibrateCSV_20191113_1533.E1 calibrateCSV_20191113_1533.E2:calibrateCSV_20191113_1533.E308 calibrateCSV_20191113_1533.F1:calibrateCSV_20191113_1533.F1 calibrateCSV_20191113_1533.F2:calibrateCSV_20191113_1533.F308 calibrateCSV_20191113_1533.G1:calibrateCSV_20191113_1533.G1 calibrateCSV_20191113_1533.G2:calibrateCSV_20191113_1533.G30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number-columns-repeated="6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econds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<text:s/>ad4</text:p>
          </table:table-cell>
          <table:table-cell office:value-type="string" calcext:value-type="string">
            <text:p><text:s/>ad5</text:p>
          </table:table-cell>
          <table:table-cell office:value-type="string" calcext:value-type="string">
            <text:p><text:s/>ad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1.1</text:p>
          </table:table-cell>
          <table:table-cell office:value-type="string" calcext:value-type="string">
            <text:p><text:s/>m1.2</text:p>
          </table:table-cell>
          <table:table-cell office:value-type="string" calcext:value-type="string">
            <text:p><text:s/>m1.3</text:p>
          </table:table-cell>
          <table:table-cell/>
          <table:table-cell office:value-type="string" calcext:value-type="string">
            <text:p><text:s/>mv1</text:p>
          </table:table-cell>
          <table:table-cell office:value-type="string" calcext:value-type="string">
            <text:p>mv2</text:p>
          </table:table-cell>
          <table:table-cell office:value-type="string" calcext:value-type="string">
            <text:p>mv3</text:p>
          </table:table-cell>
          <table:table-cell/>
          <table:table-cell office:value-type="string" calcext:value-type="string">
            <text:p>Kr1</text:p>
          </table:table-cell>
          <table:table-cell office:value-type="string" calcext:value-type="string">
            <text:p>Kr2</text:p>
          </table:table-cell>
          <table:table-cell office:value-type="string" calcext:value-type="string">
            <text:p>Kr3</text:p>
          </table:table-cell>
          <table:table-cell/>
          <table:table-cell office:value-type="string" calcext:value-type="string">
            <text:p>K0-1</text:p>
          </table:table-cell>
          <table:table-cell office:value-type="string" calcext:value-type="string">
            <text:p>K0-2</text:p>
          </table:table-cell>
          <table:table-cell office:value-type="string" calcext:value-type="string">
            <text:p>K0-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s/>2019-11-13 15:33:57</text:p>
          </table:table-cell>
          <table:table-cell office:value-type="float" office:value="27.08088" calcext:value-type="float">
            <text:p>27.08088</text:p>
          </table:table-cell>
          <table:table-cell office:value-type="float" office:value="0" calcext:value-type="float">
            <text:p>0.0000</text:p>
          </table:table-cell>
          <table:table-cell office:value-type="float" office:value="0.627088622" calcext:value-type="float">
            <text:p>0.627088622</text:p>
          </table:table-cell>
          <table:table-cell office:value-type="float" office:value="0.661092479" calcext:value-type="float">
            <text:p>0.661092479</text:p>
          </table:table-cell>
          <table:table-cell office:value-type="float" office:value="0.608006788" calcext:value-type="float">
            <text:p>0.608006788</text:p>
          </table:table-cell>
          <table:table-cell/>
          <table:table-cell office:value-type="float" office:value="0.005123273" calcext:value-type="float">
            <text:p>0.005123273</text:p>
          </table:table-cell>
          <table:table-cell office:value-type="float" office:value="0.005401082" calcext:value-type="float">
            <text:p>0.005401082</text:p>
          </table:table-cell>
          <table:table-cell office:value-type="float" office:value="0.004967376" calcext:value-type="float">
            <text:p>0.004967376</text:p>
          </table:table-cell>
          <table:table-cell/>
          <table:table-cell office:value-type="float" office:value="-0.000402607" calcext:value-type="float">
            <text:p>-0.000402607</text:p>
          </table:table-cell>
          <table:table-cell office:value-type="float" office:value="-0.000124798" calcext:value-type="float">
            <text:p>-0.000124798</text:p>
          </table:table-cell>
          <table:table-cell office:value-type="float" office:value="-0.000558504" calcext:value-type="float">
            <text:p>-0.000558504</text:p>
          </table:table-cell>
          <table:table-cell/>
          <table:table-cell office:value-type="float" office:value="27.070964825" calcext:value-type="float">
            <text:p>27.070964825</text:p>
          </table:table-cell>
          <table:table-cell office:value-type="float" office:value="27.077808754" calcext:value-type="float">
            <text:p>27.077808754</text:p>
          </table:table-cell>
          <table:table-cell office:value-type="float" office:value="27.067124222" calcext:value-type="float">
            <text:p>27.067124222</text:p>
          </table:table-cell>
          <table:table-cell/>
          <table:table-cell office:value-type="float" office:value="-0.010205526" calcext:value-type="float">
            <text:p>-0.010205526</text:p>
          </table:table-cell>
          <table:table-cell office:value-type="float" office:value="-0.003163432" calcext:value-type="float">
            <text:p>-0.003163432</text:p>
          </table:table-cell>
          <table:table-cell office:value-type="float" office:value="-0.014157341" calcext:value-type="float">
            <text:p>-0.014157341</text:p>
          </table:table-cell>
          <table:table-cell/>
        </table:table-row>
        <table:table-row table:style-name="ro1"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<text:s/>2019-11-13 15:33:57</text:p>
          </table:table-cell>
          <table:table-cell office:value-type="float" office:value="27.08088" calcext:value-type="float">
            <text:p>27.08088</text:p>
          </table:table-cell>
          <table:table-cell office:value-type="float" office:value="0.005" calcext:value-type="float">
            <text:p>0.0050</text:p>
          </table:table-cell>
          <table:table-cell office:value-type="float" office:value="0.634387211" calcext:value-type="float">
            <text:p>0.634387211</text:p>
          </table:table-cell>
          <table:table-cell office:value-type="float" office:value="0.699094617" calcext:value-type="float">
            <text:p>0.699094617</text:p>
          </table:table-cell>
          <table:table-cell office:value-type="float" office:value="0.630682186" calcext:value-type="float">
            <text:p>0.630682186</text:p>
          </table:table-cell>
          <table:table-cell/>
          <table:table-cell office:value-type="float" office:value="0.005182902" calcext:value-type="float">
            <text:p>0.005182902</text:p>
          </table:table-cell>
          <table:table-cell office:value-type="float" office:value="0.005711557" calcext:value-type="float">
            <text:p>0.005711557</text:p>
          </table:table-cell>
          <table:table-cell office:value-type="float" office:value="0.005152632" calcext:value-type="float">
            <text:p>0.005152632</text:p>
          </table:table-cell>
          <table:table-cell/>
          <table:table-cell office:value-type="float" office:value="-0.000342978" calcext:value-type="float">
            <text:p>-0.000342978</text:p>
          </table:table-cell>
          <table:table-cell office:value-type="float" office:value="0.000185677" calcext:value-type="float">
            <text:p>0.000185677</text:p>
          </table:table-cell>
          <table:table-cell office:value-type="float" office:value="-0.000373248" calcext:value-type="float">
            <text:p>-0.000373248</text:p>
          </table:table-cell>
          <table:table-cell/>
          <table:table-cell office:value-type="float" office:value="27.07243381" calcext:value-type="float">
            <text:p>27.07243381</text:p>
          </table:table-cell>
          <table:table-cell office:value-type="float" office:value="27.085457366" calcext:value-type="float">
            <text:p>27.085457366</text:p>
          </table:table-cell>
          <table:table-cell office:value-type="float" office:value="27.071688101" calcext:value-type="float">
            <text:p>27.071688101</text:p>
          </table:table-cell>
          <table:table-cell/>
          <table:table-cell office:value-type="float" office:value="-0.008694006" calcext:value-type="float">
            <text:p>-0.008694006</text:p>
          </table:table-cell>
          <table:table-cell office:value-type="float" office:value="0.004706573" calcext:value-type="float">
            <text:p>0.004706573</text:p>
          </table:table-cell>
          <table:table-cell office:value-type="float" office:value="-0.009461307" calcext:value-type="float">
            <text:p>-0.009461307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<text:s/>2019-11-13 15:33:57</text:p>
          </table:table-cell>
          <table:table-cell office:value-type="float" office:value="27.07583" calcext:value-type="float">
            <text:p>27.07583</text:p>
          </table:table-cell>
          <table:table-cell office:value-type="float" office:value="0.01" calcext:value-type="float">
            <text:p>0.0100</text:p>
          </table:table-cell>
          <table:table-cell office:value-type="float" office:value="0.724064794" calcext:value-type="float">
            <text:p>0.724064794</text:p>
          </table:table-cell>
          <table:table-cell office:value-type="float" office:value="0.756175012" calcext:value-type="float">
            <text:p>0.756175012</text:p>
          </table:table-cell>
          <table:table-cell office:value-type="float" office:value="0.518273773" calcext:value-type="float">
            <text:p>0.518273773</text:p>
          </table:table-cell>
          <table:table-cell/>
          <table:table-cell office:value-type="float" office:value="0.005915562" calcext:value-type="float">
            <text:p>0.005915562</text:p>
          </table:table-cell>
          <table:table-cell office:value-type="float" office:value="0.0061779" calcext:value-type="float">
            <text:p>0.0061779</text:p>
          </table:table-cell>
          <table:table-cell office:value-type="float" office:value="0.004234263" calcext:value-type="float">
            <text:p>0.004234263</text:p>
          </table:table-cell>
          <table:table-cell/>
          <table:table-cell office:value-type="float" office:value="0.000389682" calcext:value-type="float">
            <text:p>0.000389682</text:p>
          </table:table-cell>
          <table:table-cell office:value-type="float" office:value="0.000652021" calcext:value-type="float">
            <text:p>0.000652021</text:p>
          </table:table-cell>
          <table:table-cell office:value-type="float" office:value="-0.001291617" calcext:value-type="float">
            <text:p>-0.001291617</text:p>
          </table:table-cell>
          <table:table-cell/>
          <table:table-cell office:value-type="float" office:value="27.08542895" calcext:value-type="float">
            <text:p>27.08542895</text:p>
          </table:table-cell>
          <table:table-cell office:value-type="float" office:value="27.091891668" calcext:value-type="float">
            <text:p>27.091891668</text:p>
          </table:table-cell>
          <table:table-cell office:value-type="float" office:value="27.044009208" calcext:value-type="float">
            <text:p>27.044009208</text:p>
          </table:table-cell>
          <table:table-cell/>
          <table:table-cell office:value-type="float" office:value="0.009877732" calcext:value-type="float">
            <text:p>0.009877732</text:p>
          </table:table-cell>
          <table:table-cell office:value-type="float" office:value="0.016527497" calcext:value-type="float">
            <text:p>0.016527497</text:p>
          </table:table-cell>
          <table:table-cell office:value-type="float" office:value="-0.032741146" calcext:value-type="float">
            <text:p>-0.032741146</text:p>
          </table:table-cell>
          <table:table-cell/>
        </table:table-row>
        <table:table-row table:style-name="ro1">
          <table:table-cell office:value-type="float" office:value="0.015" calcext:value-type="float">
            <text:p>0.015</text:p>
          </table:table-cell>
          <table:table-cell table:style-name="ce1" office:value-type="string" calcext:value-type="string">
            <text:p><text:s/>2019-11-13 15:33:58</text:p>
          </table:table-cell>
          <table:table-cell office:value-type="float" office:value="27.08594" calcext:value-type="float">
            <text:p>27.08594</text:p>
          </table:table-cell>
          <table:table-cell office:value-type="float" office:value="0.015" calcext:value-type="float">
            <text:p>0.0150</text:p>
          </table:table-cell>
          <table:table-cell office:value-type="float" office:value="0.793184137" calcext:value-type="float">
            <text:p>0.793184137</text:p>
          </table:table-cell>
          <table:table-cell office:value-type="float" office:value="0.609865261" calcext:value-type="float">
            <text:p>0.609865261</text:p>
          </table:table-cell>
          <table:table-cell office:value-type="float" office:value="0.495541751" calcext:value-type="float">
            <text:p>0.495541751</text:p>
          </table:table-cell>
          <table:table-cell/>
          <table:table-cell office:value-type="float" office:value="0.006480263" calcext:value-type="float">
            <text:p>0.006480263</text:p>
          </table:table-cell>
          <table:table-cell office:value-type="float" office:value="0.004982559" calcext:value-type="float">
            <text:p>0.004982559</text:p>
          </table:table-cell>
          <table:table-cell office:value-type="float" office:value="0.004048544" calcext:value-type="float">
            <text:p>0.004048544</text:p>
          </table:table-cell>
          <table:table-cell/>
          <table:table-cell office:value-type="float" office:value="0.000954383" calcext:value-type="float">
            <text:p>0.000954383</text:p>
          </table:table-cell>
          <table:table-cell office:value-type="float" office:value="-0.000543321" calcext:value-type="float">
            <text:p>-0.000543321</text:p>
          </table:table-cell>
          <table:table-cell office:value-type="float" office:value="-0.001477336" calcext:value-type="float">
            <text:p>-0.001477336</text:p>
          </table:table-cell>
          <table:table-cell/>
          <table:table-cell office:value-type="float" office:value="27.109448373" calcext:value-type="float">
            <text:p>27.109448373</text:p>
          </table:table-cell>
          <table:table-cell office:value-type="float" office:value="27.072552463" calcext:value-type="float">
            <text:p>27.072552463</text:p>
          </table:table-cell>
          <table:table-cell office:value-type="float" office:value="27.049542395" calcext:value-type="float">
            <text:p>27.049542395</text:p>
          </table:table-cell>
          <table:table-cell/>
          <table:table-cell office:value-type="float" office:value="0.024191718" calcext:value-type="float">
            <text:p>0.024191718</text:p>
          </table:table-cell>
          <table:table-cell office:value-type="float" office:value="-0.013772454" calcext:value-type="float">
            <text:p>-0.013772454</text:p>
          </table:table-cell>
          <table:table-cell office:value-type="float" office:value="-0.037449038" calcext:value-type="float">
            <text:p>-0.037449038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style-name="ce1" office:value-type="string" calcext:value-type="string">
            <text:p><text:s/>2019-11-13 15:33:58</text:p>
          </table:table-cell>
          <table:table-cell office:value-type="float" office:value="27.08594" calcext:value-type="float">
            <text:p>27.08594</text:p>
          </table:table-cell>
          <table:table-cell office:value-type="float" office:value="0.02" calcext:value-type="float">
            <text:p>0.0200</text:p>
          </table:table-cell>
          <table:table-cell office:value-type="float" office:value="0.650283772" calcext:value-type="float">
            <text:p>0.650283772</text:p>
          </table:table-cell>
          <table:table-cell office:value-type="float" office:value="0.624405816" calcext:value-type="float">
            <text:p>0.624405816</text:p>
          </table:table-cell>
          <table:table-cell office:value-type="float" office:value="0.587114166" calcext:value-type="float">
            <text:p>0.587114166</text:p>
          </table:table-cell>
          <table:table-cell/>
          <table:table-cell office:value-type="float" office:value="0.005312776" calcext:value-type="float">
            <text:p>0.005312776</text:p>
          </table:table-cell>
          <table:table-cell office:value-type="float" office:value="0.005101355" calcext:value-type="float">
            <text:p>0.005101355</text:p>
          </table:table-cell>
          <table:table-cell office:value-type="float" office:value="0.004796684" calcext:value-type="float">
            <text:p>0.004796684</text:p>
          </table:table-cell>
          <table:table-cell/>
          <table:table-cell office:value-type="float" office:value="-0.000213104" calcext:value-type="float">
            <text:p>-0.000213104</text:p>
          </table:table-cell>
          <table:table-cell office:value-type="float" office:value="-0.000424525" calcext:value-type="float">
            <text:p>-0.000424525</text:p>
          </table:table-cell>
          <table:table-cell office:value-type="float" office:value="-0.000729196" calcext:value-type="float">
            <text:p>-0.000729196</text:p>
          </table:table-cell>
          <table:table-cell/>
          <table:table-cell office:value-type="float" office:value="27.080687448" calcext:value-type="float">
            <text:p>27.080687448</text:p>
          </table:table-cell>
          <table:table-cell office:value-type="float" office:value="27.07547903" calcext:value-type="float">
            <text:p>27.07547903</text:p>
          </table:table-cell>
          <table:table-cell office:value-type="float" office:value="27.067973352" calcext:value-type="float">
            <text:p>27.067973352</text:p>
          </table:table-cell>
          <table:table-cell/>
          <table:table-cell office:value-type="float" office:value="-0.005401875" calcext:value-type="float">
            <text:p>-0.005401875</text:p>
          </table:table-cell>
          <table:table-cell office:value-type="float" office:value="-0.010761129" calcext:value-type="float">
            <text:p>-0.010761129</text:p>
          </table:table-cell>
          <table:table-cell office:value-type="float" office:value="-0.018484189" calcext:value-type="float">
            <text:p>-0.018484189</text:p>
          </table:table-cell>
          <table:table-cell/>
        </table:table-row>
        <table:table-row table:style-name="ro1">
          <table:table-cell office:value-type="float" office:value="0.025" calcext:value-type="float">
            <text:p>0.025</text:p>
          </table:table-cell>
          <table:table-cell table:style-name="ce1" office:value-type="string" calcext:value-type="string">
            <text:p><text:s/>2019-11-13 15:33:58</text:p>
          </table:table-cell>
          <table:table-cell office:value-type="float" office:value="27.08088" calcext:value-type="float">
            <text:p>27.08088</text:p>
          </table:table-cell>
          <table:table-cell office:value-type="float" office:value="0.025" calcext:value-type="float">
            <text:p>0.0250</text:p>
          </table:table-cell>
          <table:table-cell office:value-type="float" office:value="0.708962167" calcext:value-type="float">
            <text:p>0.708962167</text:p>
          </table:table-cell>
          <table:table-cell office:value-type="float" office:value="0.604637337" calcext:value-type="float">
            <text:p>0.604637337</text:p>
          </table:table-cell>
          <table:table-cell office:value-type="float" office:value="0.566467114" calcext:value-type="float">
            <text:p>0.566467114</text:p>
          </table:table-cell>
          <table:table-cell/>
          <table:table-cell office:value-type="float" office:value="0.005792175" calcext:value-type="float">
            <text:p>0.005792175</text:p>
          </table:table-cell>
          <table:table-cell office:value-type="float" office:value="0.004939848" calcext:value-type="float">
            <text:p>0.004939848</text:p>
          </table:table-cell>
          <table:table-cell office:value-type="float" office:value="0.004627999" calcext:value-type="float">
            <text:p>0.004627999</text:p>
          </table:table-cell>
          <table:table-cell/>
          <table:table-cell office:value-type="float" office:value="0.000266295" calcext:value-type="float">
            <text:p>0.000266295</text:p>
          </table:table-cell>
          <table:table-cell office:value-type="float" office:value="-0.000586032" calcext:value-type="float">
            <text:p>-0.000586032</text:p>
          </table:table-cell>
          <table:table-cell office:value-type="float" office:value="-0.000897881" calcext:value-type="float">
            <text:p>-0.000897881</text:p>
          </table:table-cell>
          <table:table-cell/>
          <table:table-cell office:value-type="float" office:value="27.087443379" calcext:value-type="float">
            <text:p>27.087443379</text:p>
          </table:table-cell>
          <table:table-cell office:value-type="float" office:value="27.066446051" calcext:value-type="float">
            <text:p>27.066446051</text:p>
          </table:table-cell>
          <table:table-cell office:value-type="float" office:value="27.058763482" calcext:value-type="float">
            <text:p>27.058763482</text:p>
          </table:table-cell>
          <table:table-cell/>
          <table:table-cell office:value-type="float" office:value="0.006750082" calcext:value-type="float">
            <text:p>0.006750082</text:p>
          </table:table-cell>
          <table:table-cell office:value-type="float" office:value="-0.014855151" calcext:value-type="float">
            <text:p>-0.014855151</text:p>
          </table:table-cell>
          <table:table-cell office:value-type="float" office:value="-0.022760201" calcext:value-type="float">
            <text:p>-0.022760201</text:p>
          </table:table-cell>
          <table:table-cell/>
        </table:table-row>
        <table:table-row table:style-name="ro1">
          <table:table-cell office:value-type="float" office:value="0.03" calcext:value-type="float">
            <text:p>0.03</text:p>
          </table:table-cell>
          <table:table-cell table:style-name="ce1" office:value-type="string" calcext:value-type="string">
            <text:p><text:s/>2019-11-13 15:33:58</text:p>
          </table:table-cell>
          <table:table-cell office:value-type="float" office:value="27.08088" calcext:value-type="float">
            <text:p>27.08088</text:p>
          </table:table-cell>
          <table:table-cell office:value-type="float" office:value="0.03" calcext:value-type="float">
            <text:p>0.0300</text:p>
          </table:table-cell>
          <table:table-cell office:value-type="float" office:value="0.757262797" calcext:value-type="float">
            <text:p>0.757262797</text:p>
          </table:table-cell>
          <table:table-cell office:value-type="float" office:value="0.600638461" calcext:value-type="float">
            <text:p>0.600638461</text:p>
          </table:table-cell>
          <table:table-cell office:value-type="float" office:value="0.547542637" calcext:value-type="float">
            <text:p>0.547542637</text:p>
          </table:table-cell>
          <table:table-cell/>
          <table:table-cell office:value-type="float" office:value="0.006186788" calcext:value-type="float">
            <text:p>0.006186788</text:p>
          </table:table-cell>
          <table:table-cell office:value-type="float" office:value="0.004907177" calcext:value-type="float">
            <text:p>0.004907177</text:p>
          </table:table-cell>
          <table:table-cell office:value-type="float" office:value="0.004473388" calcext:value-type="float">
            <text:p>0.004473388</text:p>
          </table:table-cell>
          <table:table-cell/>
          <table:table-cell office:value-type="float" office:value="0.000660908" calcext:value-type="float">
            <text:p>0.000660908</text:p>
          </table:table-cell>
          <table:table-cell office:value-type="float" office:value="-0.000618703" calcext:value-type="float">
            <text:p>-0.000618703</text:p>
          </table:table-cell>
          <table:table-cell office:value-type="float" office:value="-0.001052492" calcext:value-type="float">
            <text:p>-0.001052492</text:p>
          </table:table-cell>
          <table:table-cell/>
          <table:table-cell office:value-type="float" office:value="27.097164657" calcext:value-type="float">
            <text:p>27.097164657</text:p>
          </table:table-cell>
          <table:table-cell office:value-type="float" office:value="27.065641194" calcext:value-type="float">
            <text:p>27.065641194</text:p>
          </table:table-cell>
          <table:table-cell office:value-type="float" office:value="27.054954509" calcext:value-type="float">
            <text:p>27.054954509</text:p>
          </table:table-cell>
          <table:table-cell/>
          <table:table-cell office:value-type="float" office:value="0.016752768" calcext:value-type="float">
            <text:p>0.016752768</text:p>
          </table:table-cell>
          <table:table-cell office:value-type="float" office:value="-0.015683314" calcext:value-type="float">
            <text:p>-0.015683314</text:p>
          </table:table-cell>
          <table:table-cell office:value-type="float" office:value="-0.026679487" calcext:value-type="float">
            <text:p>-0.026679487</text:p>
          </table:table-cell>
          <table:table-cell/>
        </table:table-row>
        <table:table-row table:style-name="ro1">
          <table:table-cell office:value-type="float" office:value="0.035" calcext:value-type="float">
            <text:p>0.035</text:p>
          </table:table-cell>
          <table:table-cell table:style-name="ce1" office:value-type="string" calcext:value-type="string">
            <text:p><text:s/>2019-11-13 15:33:59</text:p>
          </table:table-cell>
          <table:table-cell office:value-type="float" office:value="27.07583" calcext:value-type="float">
            <text:p>27.07583</text:p>
          </table:table-cell>
          <table:table-cell office:value-type="float" office:value="0.035" calcext:value-type="float">
            <text:p>0.0350</text:p>
          </table:table-cell>
          <table:table-cell office:value-type="float" office:value="0.796526765" calcext:value-type="float">
            <text:p>0.796526765</text:p>
          </table:table-cell>
          <table:table-cell office:value-type="float" office:value="0.602745486" calcext:value-type="float">
            <text:p>0.602745486</text:p>
          </table:table-cell>
          <table:table-cell office:value-type="float" office:value="0.518330397" calcext:value-type="float">
            <text:p>0.518330397</text:p>
          </table:table-cell>
          <table:table-cell/>
          <table:table-cell office:value-type="float" office:value="0.006507572" calcext:value-type="float">
            <text:p>0.006507572</text:p>
          </table:table-cell>
          <table:table-cell office:value-type="float" office:value="0.004924391" calcext:value-type="float">
            <text:p>0.004924391</text:p>
          </table:table-cell>
          <table:table-cell office:value-type="float" office:value="0.004234725" calcext:value-type="float">
            <text:p>0.004234725</text:p>
          </table:table-cell>
          <table:table-cell/>
          <table:table-cell office:value-type="float" office:value="0.000981692" calcext:value-type="float">
            <text:p>0.000981692</text:p>
          </table:table-cell>
          <table:table-cell office:value-type="float" office:value="-0.000601489" calcext:value-type="float">
            <text:p>-0.000601489</text:p>
          </table:table-cell>
          <table:table-cell office:value-type="float" office:value="-0.001291154" calcext:value-type="float">
            <text:p>-0.001291154</text:p>
          </table:table-cell>
          <table:table-cell/>
          <table:table-cell office:value-type="float" office:value="27.100013081" calcext:value-type="float">
            <text:p>27.100013081</text:p>
          </table:table-cell>
          <table:table-cell office:value-type="float" office:value="27.061011085" calcext:value-type="float">
            <text:p>27.061011085</text:p>
          </table:table-cell>
          <table:table-cell office:value-type="float" office:value="27.044020605" calcext:value-type="float">
            <text:p>27.044020605</text:p>
          </table:table-cell>
          <table:table-cell/>
          <table:table-cell office:value-type="float" office:value="0.02488394" calcext:value-type="float">
            <text:p>0.02488394</text:p>
          </table:table-cell>
          <table:table-cell office:value-type="float" office:value="-0.015246951" calcext:value-type="float">
            <text:p>-0.015246951</text:p>
          </table:table-cell>
          <table:table-cell office:value-type="float" office:value="-0.032729418" calcext:value-type="float">
            <text:p>-0.032729418</text:p>
          </table:table-cell>
          <table:table-cell/>
        </table:table-row>
        <table:table-row table:style-name="ro1">
          <table:table-cell office:value-type="float" office:value="0.04" calcext:value-type="float">
            <text:p>0.04</text:p>
          </table:table-cell>
          <table:table-cell table:style-name="ce1" office:value-type="string" calcext:value-type="string">
            <text:p><text:s/>2019-11-13 15:33:59</text:p>
          </table:table-cell>
          <table:table-cell office:value-type="float" office:value="27.08594" calcext:value-type="float">
            <text:p>27.08594</text:p>
          </table:table-cell>
          <table:table-cell office:value-type="float" office:value="0.04" calcext:value-type="float">
            <text:p>0.0400</text:p>
          </table:table-cell>
          <table:table-cell office:value-type="float" office:value="0.797110295" calcext:value-type="float">
            <text:p>0.797110295</text:p>
          </table:table-cell>
          <table:table-cell office:value-type="float" office:value="0.603268218" calcext:value-type="float">
            <text:p>0.603268218</text:p>
          </table:table-cell>
          <table:table-cell office:value-type="float" office:value="0.516939225" calcext:value-type="float">
            <text:p>0.516939225</text:p>
          </table:table-cell>
          <table:table-cell/>
          <table:table-cell office:value-type="float" office:value="0.006512339" calcext:value-type="float">
            <text:p>0.006512339</text:p>
          </table:table-cell>
          <table:table-cell office:value-type="float" office:value="0.004928662" calcext:value-type="float">
            <text:p>0.004928662</text:p>
          </table:table-cell>
          <table:table-cell office:value-type="float" office:value="0.00422336" calcext:value-type="float">
            <text:p>0.00422336</text:p>
          </table:table-cell>
          <table:table-cell/>
          <table:table-cell office:value-type="float" office:value="0.000986459" calcext:value-type="float">
            <text:p>0.000986459</text:p>
          </table:table-cell>
          <table:table-cell office:value-type="float" office:value="-0.000597218" calcext:value-type="float">
            <text:p>-0.000597218</text:p>
          </table:table-cell>
          <table:table-cell office:value-type="float" office:value="-0.00130252" calcext:value-type="float">
            <text:p>-0.00130252</text:p>
          </table:table-cell>
          <table:table-cell/>
          <table:table-cell office:value-type="float" office:value="27.110238564" calcext:value-type="float">
            <text:p>27.110238564</text:p>
          </table:table-cell>
          <table:table-cell office:value-type="float" office:value="27.071224678" calcext:value-type="float">
            <text:p>27.071224678</text:p>
          </table:table-cell>
          <table:table-cell office:value-type="float" office:value="27.053849132" calcext:value-type="float">
            <text:p>27.053849132</text:p>
          </table:table-cell>
          <table:table-cell/>
          <table:table-cell office:value-type="float" office:value="0.025004782" calcext:value-type="float">
            <text:p>0.025004782</text:p>
          </table:table-cell>
          <table:table-cell office:value-type="float" office:value="-0.015138694" calcext:value-type="float">
            <text:p>-0.015138694</text:p>
          </table:table-cell>
          <table:table-cell office:value-type="float" office:value="-0.033017535" calcext:value-type="float">
            <text:p>-0.033017535</text:p>
          </table:table-cell>
          <table:table-cell/>
        </table:table-row>
        <table:table-row table:style-name="ro1">
          <table:table-cell office:value-type="float" office:value="0.045" calcext:value-type="float">
            <text:p>0.045</text:p>
          </table:table-cell>
          <table:table-cell table:style-name="ce1" office:value-type="string" calcext:value-type="string">
            <text:p><text:s/>2019-11-13 15:33:59</text:p>
          </table:table-cell>
          <table:table-cell office:value-type="float" office:value="27.07583" calcext:value-type="float">
            <text:p>27.07583</text:p>
          </table:table-cell>
          <table:table-cell office:value-type="float" office:value="0.045" calcext:value-type="float">
            <text:p>0.0450</text:p>
          </table:table-cell>
          <table:table-cell office:value-type="float" office:value="0.631720499" calcext:value-type="float">
            <text:p>0.631720499</text:p>
          </table:table-cell>
          <table:table-cell office:value-type="float" office:value="0.667347392" calcext:value-type="float">
            <text:p>0.667347392</text:p>
          </table:table-cell>
          <table:table-cell office:value-type="float" office:value="0.6103117" calcext:value-type="float">
            <text:p>0.6103117</text:p>
          </table:table-cell>
          <table:table-cell/>
          <table:table-cell office:value-type="float" office:value="0.005161115" calcext:value-type="float">
            <text:p>0.005161115</text:p>
          </table:table-cell>
          <table:table-cell office:value-type="float" office:value="0.005452185" calcext:value-type="float">
            <text:p>0.005452185</text:p>
          </table:table-cell>
          <table:table-cell office:value-type="float" office:value="0.004986207" calcext:value-type="float">
            <text:p>0.004986207</text:p>
          </table:table-cell>
          <table:table-cell/>
          <table:table-cell office:value-type="float" office:value="-0.000364765" calcext:value-type="float">
            <text:p>-0.000364765</text:p>
          </table:table-cell>
          <table:table-cell office:value-type="float" office:value="-0.000073695" calcext:value-type="float">
            <text:p>-7.3695E-05</text:p>
          </table:table-cell>
          <table:table-cell office:value-type="float" office:value="-0.000539673" calcext:value-type="float">
            <text:p>-0.000539673</text:p>
          </table:table-cell>
          <table:table-cell/>
          <table:table-cell office:value-type="float" office:value="27.066842916" calcext:value-type="float">
            <text:p>27.066842916</text:p>
          </table:table-cell>
          <table:table-cell office:value-type="float" office:value="27.074013537" calcext:value-type="float">
            <text:p>27.074013537</text:p>
          </table:table-cell>
          <table:table-cell office:value-type="float" office:value="27.062533948" calcext:value-type="float">
            <text:p>27.062533948</text:p>
          </table:table-cell>
          <table:table-cell/>
          <table:table-cell office:value-type="float" office:value="-0.009246275" calcext:value-type="float">
            <text:p>-0.009246275</text:p>
          </table:table-cell>
          <table:table-cell office:value-type="float" office:value="-0.001868065" calcext:value-type="float">
            <text:p>-0.001868065</text:p>
          </table:table-cell>
          <table:table-cell office:value-type="float" office:value="-0.013679997" calcext:value-type="float">
            <text:p>-0.013679997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table:style-name="ce1" office:value-type="string" calcext:value-type="string">
            <text:p><text:s/>2019-11-13 15:33:59</text:p>
          </table:table-cell>
          <table:table-cell office:value-type="float" office:value="27.09099" calcext:value-type="float">
            <text:p>27.09099</text:p>
          </table:table-cell>
          <table:table-cell office:value-type="float" office:value="0.05" calcext:value-type="float">
            <text:p>0.0500</text:p>
          </table:table-cell>
          <table:table-cell office:value-type="float" office:value="0.677238784" calcext:value-type="float">
            <text:p>0.677238784</text:p>
          </table:table-cell>
          <table:table-cell office:value-type="float" office:value="0.735188214" calcext:value-type="float">
            <text:p>0.735188214</text:p>
          </table:table-cell>
          <table:table-cell office:value-type="float" office:value="0.563860007" calcext:value-type="float">
            <text:p>0.563860007</text:p>
          </table:table-cell>
          <table:table-cell/>
          <table:table-cell office:value-type="float" office:value="0.005532997" calcext:value-type="float">
            <text:p>0.005532997</text:p>
          </table:table-cell>
          <table:table-cell office:value-type="float" office:value="0.00600644" calcext:value-type="float">
            <text:p>0.00600644</text:p>
          </table:table-cell>
          <table:table-cell office:value-type="float" office:value="0.004606699" calcext:value-type="float">
            <text:p>0.004606699</text:p>
          </table:table-cell>
          <table:table-cell/>
          <table:table-cell office:value-type="float" office:value="0.000007117" calcext:value-type="float">
            <text:p>7.117E-06</text:p>
          </table:table-cell>
          <table:table-cell office:value-type="float" office:value="0.00048056" calcext:value-type="float">
            <text:p>0.00048056</text:p>
          </table:table-cell>
          <table:table-cell office:value-type="float" office:value="-0.000919181" calcext:value-type="float">
            <text:p>-0.000919181</text:p>
          </table:table-cell>
          <table:table-cell/>
          <table:table-cell office:value-type="float" office:value="27.091166745" calcext:value-type="float">
            <text:p>27.091166745</text:p>
          </table:table-cell>
          <table:table-cell office:value-type="float" office:value="27.102829952" calcext:value-type="float">
            <text:p>27.102829952</text:p>
          </table:table-cell>
          <table:table-cell office:value-type="float" office:value="27.068347196" calcext:value-type="float">
            <text:p>27.068347196</text:p>
          </table:table-cell>
          <table:table-cell/>
          <table:table-cell office:value-type="float" office:value="0.000180347" calcext:value-type="float">
            <text:p>0.000180347</text:p>
          </table:table-cell>
          <table:table-cell office:value-type="float" office:value="0.012181308" calcext:value-type="float">
            <text:p>0.012181308</text:p>
          </table:table-cell>
          <table:table-cell office:value-type="float" office:value="-0.023300136" calcext:value-type="float">
            <text:p>-0.023300136</text:p>
          </table:table-cell>
          <table:table-cell/>
        </table:table-row>
        <table:table-row table:style-name="ro1">
          <table:table-cell office:value-type="float" office:value="0.055" calcext:value-type="float">
            <text:p>0.055</text:p>
          </table:table-cell>
          <table:table-cell table:style-name="ce1" office:value-type="string" calcext:value-type="string">
            <text:p><text:s/>2019-11-13 15:34:00</text:p>
          </table:table-cell>
          <table:table-cell office:value-type="float" office:value="27.08088" calcext:value-type="float">
            <text:p>27.08088</text:p>
          </table:table-cell>
          <table:table-cell office:value-type="float" office:value="0.055" calcext:value-type="float">
            <text:p>0.0550</text:p>
          </table:table-cell>
          <table:table-cell office:value-type="float" office:value="0.785096381" calcext:value-type="float">
            <text:p>0.785096381</text:p>
          </table:table-cell>
          <table:table-cell office:value-type="float" office:value="0.625954941" calcext:value-type="float">
            <text:p>0.625954941</text:p>
          </table:table-cell>
          <table:table-cell office:value-type="float" office:value="0.496314823" calcext:value-type="float">
            <text:p>0.496314823</text:p>
          </table:table-cell>
          <table:table-cell/>
          <table:table-cell office:value-type="float" office:value="0.006414186" calcext:value-type="float">
            <text:p>0.006414186</text:p>
          </table:table-cell>
          <table:table-cell office:value-type="float" office:value="0.005114011" calcext:value-type="float">
            <text:p>0.005114011</text:p>
          </table:table-cell>
          <table:table-cell office:value-type="float" office:value="0.00405486" calcext:value-type="float">
            <text:p>0.00405486</text:p>
          </table:table-cell>
          <table:table-cell/>
          <table:table-cell office:value-type="float" office:value="0.000888306" calcext:value-type="float">
            <text:p>0.000888306</text:p>
          </table:table-cell>
          <table:table-cell office:value-type="float" office:value="-0.000411869" calcext:value-type="float">
            <text:p>-0.000411869</text:p>
          </table:table-cell>
          <table:table-cell office:value-type="float" office:value="-0.00147102" calcext:value-type="float">
            <text:p>-0.00147102</text:p>
          </table:table-cell>
          <table:table-cell/>
          <table:table-cell office:value-type="float" office:value="27.102766575" calcext:value-type="float">
            <text:p>27.102766575</text:p>
          </table:table-cell>
          <table:table-cell office:value-type="float" office:value="27.070736649" calcext:value-type="float">
            <text:p>27.070736649</text:p>
          </table:table-cell>
          <table:table-cell office:value-type="float" office:value="27.044643708" calcext:value-type="float">
            <text:p>27.044643708</text:p>
          </table:table-cell>
          <table:table-cell/>
          <table:table-cell office:value-type="float" office:value="0.022516831" calcext:value-type="float">
            <text:p>0.022516831</text:p>
          </table:table-cell>
          <table:table-cell office:value-type="float" office:value="-0.010440309" calcext:value-type="float">
            <text:p>-0.010440309</text:p>
          </table:table-cell>
          <table:table-cell office:value-type="float" office:value="-0.037288931" calcext:value-type="float">
            <text:p>-0.037288931</text:p>
          </table:table-cell>
          <table:table-cell/>
        </table:table-row>
        <table:table-row table:style-name="ro1">
          <table:table-cell office:value-type="float" office:value="0.06" calcext:value-type="float">
            <text:p>0.06</text:p>
          </table:table-cell>
          <table:table-cell table:style-name="ce1" office:value-type="string" calcext:value-type="string">
            <text:p><text:s/>2019-11-13 15:34:00</text:p>
          </table:table-cell>
          <table:table-cell office:value-type="float" office:value="27.07583" calcext:value-type="float">
            <text:p>27.07583</text:p>
          </table:table-cell>
          <table:table-cell office:value-type="float" office:value="0.06" calcext:value-type="float">
            <text:p>0.0600</text:p>
          </table:table-cell>
          <table:table-cell office:value-type="float" office:value="0.766661855" calcext:value-type="float">
            <text:p>0.766661855</text:p>
          </table:table-cell>
          <table:table-cell office:value-type="float" office:value="0.69690653" calcext:value-type="float">
            <text:p>0.69690653</text:p>
          </table:table-cell>
          <table:table-cell office:value-type="float" office:value="0.50555116" calcext:value-type="float">
            <text:p>0.50555116</text:p>
          </table:table-cell>
          <table:table-cell/>
          <table:table-cell office:value-type="float" office:value="0.006263577" calcext:value-type="float">
            <text:p>0.006263577</text:p>
          </table:table-cell>
          <table:table-cell office:value-type="float" office:value="0.005693681" calcext:value-type="float">
            <text:p>0.005693681</text:p>
          </table:table-cell>
          <table:table-cell office:value-type="float" office:value="0.00413032" calcext:value-type="float">
            <text:p>0.00413032</text:p>
          </table:table-cell>
          <table:table-cell/>
          <table:table-cell office:value-type="float" office:value="0.000737697" calcext:value-type="float">
            <text:p>0.000737697</text:p>
          </table:table-cell>
          <table:table-cell office:value-type="float" office:value="0.000167801" calcext:value-type="float">
            <text:p>0.000167801</text:p>
          </table:table-cell>
          <table:table-cell office:value-type="float" office:value="-0.00139556" calcext:value-type="float">
            <text:p>-0.00139556</text:p>
          </table:table-cell>
          <table:table-cell/>
          <table:table-cell office:value-type="float" office:value="27.094002312" calcext:value-type="float">
            <text:p>27.094002312</text:p>
          </table:table-cell>
          <table:table-cell office:value-type="float" office:value="27.079962868" calcext:value-type="float">
            <text:p>27.079962868</text:p>
          </table:table-cell>
          <table:table-cell office:value-type="float" office:value="27.041448467" calcext:value-type="float">
            <text:p>27.041448467</text:p>
          </table:table-cell>
          <table:table-cell/>
          <table:table-cell office:value-type="float" office:value="0.018699225" calcext:value-type="float">
            <text:p>0.018699225</text:p>
          </table:table-cell>
          <table:table-cell office:value-type="float" office:value="0.004253433" calcext:value-type="float">
            <text:p>0.004253433</text:p>
          </table:table-cell>
          <table:table-cell office:value-type="float" office:value="-0.035376046" calcext:value-type="float">
            <text:p>-0.035376046</text:p>
          </table:table-cell>
          <table:table-cell/>
        </table:table-row>
        <table:table-row table:style-name="ro1">
          <table:table-cell office:value-type="float" office:value="0.065" calcext:value-type="float">
            <text:p>0.065</text:p>
          </table:table-cell>
          <table:table-cell table:style-name="ce1" office:value-type="string" calcext:value-type="string">
            <text:p><text:s/>2019-11-13 15:34:00</text:p>
          </table:table-cell>
          <table:table-cell office:value-type="float" office:value="27.08088" calcext:value-type="float">
            <text:p>27.08088</text:p>
          </table:table-cell>
          <table:table-cell office:value-type="float" office:value="0.065" calcext:value-type="float">
            <text:p>0.0650</text:p>
          </table:table-cell>
          <table:table-cell office:value-type="float" office:value="0.773715469" calcext:value-type="float">
            <text:p>0.773715469</text:p>
          </table:table-cell>
          <table:table-cell office:value-type="float" office:value="0.601847244" calcext:value-type="float">
            <text:p>0.601847244</text:p>
          </table:table-cell>
          <table:table-cell office:value-type="float" office:value="0.527229372" calcext:value-type="float">
            <text:p>0.527229372</text:p>
          </table:table-cell>
          <table:table-cell/>
          <table:table-cell office:value-type="float" office:value="0.006321205" calcext:value-type="float">
            <text:p>0.006321205</text:p>
          </table:table-cell>
          <table:table-cell office:value-type="float" office:value="0.004917053" calcext:value-type="float">
            <text:p>0.004917053</text:p>
          </table:table-cell>
          <table:table-cell office:value-type="float" office:value="0.00430743" calcext:value-type="float">
            <text:p>0.00430743</text:p>
          </table:table-cell>
          <table:table-cell/>
          <table:table-cell office:value-type="float" office:value="0.000795325" calcext:value-type="float">
            <text:p>0.000795325</text:p>
          </table:table-cell>
          <table:table-cell office:value-type="float" office:value="-0.000608827" calcext:value-type="float">
            <text:p>-0.000608827</text:p>
          </table:table-cell>
          <table:table-cell office:value-type="float" office:value="-0.00121845" calcext:value-type="float">
            <text:p>-0.00121845</text:p>
          </table:table-cell>
          <table:table-cell/>
          <table:table-cell office:value-type="float" office:value="27.100476003" calcext:value-type="float">
            <text:p>27.100476003</text:p>
          </table:table-cell>
          <table:table-cell office:value-type="float" office:value="27.065884487" calcext:value-type="float">
            <text:p>27.065884487</text:p>
          </table:table-cell>
          <table:table-cell office:value-type="float" office:value="27.050865998" calcext:value-type="float">
            <text:p>27.050865998</text:p>
          </table:table-cell>
          <table:table-cell/>
          <table:table-cell office:value-type="float" office:value="0.02015996" calcext:value-type="float">
            <text:p>0.02015996</text:p>
          </table:table-cell>
          <table:table-cell office:value-type="float" office:value="-0.015432976" calcext:value-type="float">
            <text:p>-0.015432976</text:p>
          </table:table-cell>
          <table:table-cell office:value-type="float" office:value="-0.030886413" calcext:value-type="float">
            <text:p>-0.030886413</text:p>
          </table:table-cell>
          <table:table-cell/>
        </table:table-row>
        <table:table-row table:style-name="ro1">
          <table:table-cell office:value-type="float" office:value="0.07" calcext:value-type="float">
            <text:p>0.07</text:p>
          </table:table-cell>
          <table:table-cell table:style-name="ce1" office:value-type="string" calcext:value-type="string">
            <text:p><text:s/>2019-11-13 15:34:00</text:p>
          </table:table-cell>
          <table:table-cell office:value-type="float" office:value="27.07583" calcext:value-type="float">
            <text:p>27.07583</text:p>
          </table:table-cell>
          <table:table-cell office:value-type="float" office:value="0.07" calcext:value-type="float">
            <text:p>0.0700</text:p>
          </table:table-cell>
          <table:table-cell office:value-type="float" office:value="0.636079983" calcext:value-type="float">
            <text:p>0.636079983</text:p>
          </table:table-cell>
          <table:table-cell office:value-type="float" office:value="0.691034876" calcext:value-type="float">
            <text:p>0.691034876</text:p>
          </table:table-cell>
          <table:table-cell office:value-type="float" office:value="0.629032925" calcext:value-type="float">
            <text:p>0.629032925</text:p>
          </table:table-cell>
          <table:table-cell/>
          <table:table-cell office:value-type="float" office:value="0.005196732" calcext:value-type="float">
            <text:p>0.005196732</text:p>
          </table:table-cell>
          <table:table-cell office:value-type="float" office:value="0.00564571" calcext:value-type="float">
            <text:p>0.00564571</text:p>
          </table:table-cell>
          <table:table-cell office:value-type="float" office:value="0.005139158" calcext:value-type="float">
            <text:p>0.005139158</text:p>
          </table:table-cell>
          <table:table-cell/>
          <table:table-cell office:value-type="float" office:value="-0.000329148" calcext:value-type="float">
            <text:p>-0.000329148</text:p>
          </table:table-cell>
          <table:table-cell office:value-type="float" office:value="0.00011983" calcext:value-type="float">
            <text:p>0.00011983</text:p>
          </table:table-cell>
          <table:table-cell office:value-type="float" office:value="-0.000386722" calcext:value-type="float">
            <text:p>-0.000386722</text:p>
          </table:table-cell>
          <table:table-cell/>
          <table:table-cell office:value-type="float" office:value="27.067720352" calcext:value-type="float">
            <text:p>27.067720352</text:p>
          </table:table-cell>
          <table:table-cell office:value-type="float" office:value="27.07878109" calcext:value-type="float">
            <text:p>27.07878109</text:p>
          </table:table-cell>
          <table:table-cell office:value-type="float" office:value="27.066301987" calcext:value-type="float">
            <text:p>27.066301987</text:p>
          </table:table-cell>
          <table:table-cell/>
          <table:table-cell office:value-type="float" office:value="-0.008343437" calcext:value-type="float">
            <text:p>-0.008343437</text:p>
          </table:table-cell>
          <table:table-cell office:value-type="float" office:value="0.003037447" calcext:value-type="float">
            <text:p>0.003037447</text:p>
          </table:table-cell>
          <table:table-cell office:value-type="float" office:value="-0.009802865" calcext:value-type="float">
            <text:p>-0.009802865</text:p>
          </table:table-cell>
          <table:table-cell/>
        </table:table-row>
        <table:table-row table:style-name="ro1">
          <table:table-cell office:value-type="float" office:value="0.075" calcext:value-type="float">
            <text:p>0.075</text:p>
          </table:table-cell>
          <table:table-cell table:style-name="ce1" office:value-type="string" calcext:value-type="string">
            <text:p><text:s/>2019-11-13 15:34:01</text:p>
          </table:table-cell>
          <table:table-cell office:value-type="float" office:value="27.07077" calcext:value-type="float">
            <text:p>27.07077</text:p>
          </table:table-cell>
          <table:table-cell office:value-type="float" office:value="0.075" calcext:value-type="float">
            <text:p>0.0750</text:p>
          </table:table-cell>
          <table:table-cell office:value-type="float" office:value="0.632870273" calcext:value-type="float">
            <text:p>0.632870273</text:p>
          </table:table-cell>
          <table:table-cell office:value-type="float" office:value="0.689927422" calcext:value-type="float">
            <text:p>0.689927422</text:p>
          </table:table-cell>
          <table:table-cell office:value-type="float" office:value="0.626656488" calcext:value-type="float">
            <text:p>0.626656488</text:p>
          </table:table-cell>
          <table:table-cell/>
          <table:table-cell office:value-type="float" office:value="0.005170509" calcext:value-type="float">
            <text:p>0.005170509</text:p>
          </table:table-cell>
          <table:table-cell office:value-type="float" office:value="0.005636662" calcext:value-type="float">
            <text:p>0.005636662</text:p>
          </table:table-cell>
          <table:table-cell office:value-type="float" office:value="0.005119743" calcext:value-type="float">
            <text:p>0.005119743</text:p>
          </table:table-cell>
          <table:table-cell/>
          <table:table-cell office:value-type="float" office:value="-0.000355371" calcext:value-type="float">
            <text:p>-0.000355371</text:p>
          </table:table-cell>
          <table:table-cell office:value-type="float" office:value="0.000110782" calcext:value-type="float">
            <text:p>0.000110782</text:p>
          </table:table-cell>
          <table:table-cell office:value-type="float" office:value="-0.000406137" calcext:value-type="float">
            <text:p>-0.000406137</text:p>
          </table:table-cell>
          <table:table-cell/>
          <table:table-cell office:value-type="float" office:value="27.062020168" calcext:value-type="float">
            <text:p>27.062020168</text:p>
          </table:table-cell>
          <table:table-cell office:value-type="float" office:value="27.07350408" calcext:value-type="float">
            <text:p>27.07350408</text:p>
          </table:table-cell>
          <table:table-cell office:value-type="float" office:value="27.06076951" calcext:value-type="float">
            <text:p>27.06076951</text:p>
          </table:table-cell>
          <table:table-cell/>
          <table:table-cell office:value-type="float" office:value="-0.00900816" calcext:value-type="float">
            <text:p>-0.00900816</text:p>
          </table:table-cell>
          <table:table-cell office:value-type="float" office:value="0.002808099" calcext:value-type="float">
            <text:p>0.002808099</text:p>
          </table:table-cell>
          <table:table-cell office:value-type="float" office:value="-0.01029502" calcext:value-type="float">
            <text:p>-0.01029502</text:p>
          </table:table-cell>
          <table:table-cell/>
        </table:table-row>
        <table:table-row table:style-name="ro1">
          <table:table-cell office:value-type="float" office:value="0.08" calcext:value-type="float">
            <text:p>0.08</text:p>
          </table:table-cell>
          <table:table-cell table:style-name="ce1" office:value-type="string" calcext:value-type="string">
            <text:p><text:s/>2019-11-13 15:34:01</text:p>
          </table:table-cell>
          <table:table-cell office:value-type="float" office:value="27.08088" calcext:value-type="float">
            <text:p>27.08088</text:p>
          </table:table-cell>
          <table:table-cell office:value-type="float" office:value="0.08" calcext:value-type="float">
            <text:p>0.0800</text:p>
          </table:table-cell>
          <table:table-cell office:value-type="float" office:value="0.631395058" calcext:value-type="float">
            <text:p>0.631395058</text:p>
          </table:table-cell>
          <table:table-cell office:value-type="float" office:value="0.681943975" calcext:value-type="float">
            <text:p>0.681943975</text:p>
          </table:table-cell>
          <table:table-cell office:value-type="float" office:value="0.621699765" calcext:value-type="float">
            <text:p>0.621699765</text:p>
          </table:table-cell>
          <table:table-cell/>
          <table:table-cell office:value-type="float" office:value="0.005158456" calcext:value-type="float">
            <text:p>0.005158456</text:p>
          </table:table-cell>
          <table:table-cell office:value-type="float" office:value="0.005571438" calcext:value-type="float">
            <text:p>0.005571438</text:p>
          </table:table-cell>
          <table:table-cell office:value-type="float" office:value="0.005079246" calcext:value-type="float">
            <text:p>0.005079246</text:p>
          </table:table-cell>
          <table:table-cell/>
          <table:table-cell office:value-type="float" office:value="-0.000367424" calcext:value-type="float">
            <text:p>-0.000367424</text:p>
          </table:table-cell>
          <table:table-cell office:value-type="float" office:value="0.000045558" calcext:value-type="float">
            <text:p>4.5558E-05</text:p>
          </table:table-cell>
          <table:table-cell office:value-type="float" office:value="-0.000446633" calcext:value-type="float">
            <text:p>-0.000446633</text:p>
          </table:table-cell>
          <table:table-cell/>
          <table:table-cell office:value-type="float" office:value="27.07183158" calcext:value-type="float">
            <text:p>27.07183158</text:p>
          </table:table-cell>
          <table:table-cell office:value-type="float" office:value="27.082005498" calcext:value-type="float">
            <text:p>27.082005498</text:p>
          </table:table-cell>
          <table:table-cell office:value-type="float" office:value="27.06988021" calcext:value-type="float">
            <text:p>27.06988021</text:p>
          </table:table-cell>
          <table:table-cell/>
          <table:table-cell office:value-type="float" office:value="-0.009313673" calcext:value-type="float">
            <text:p>-0.009313673</text:p>
          </table:table-cell>
          <table:table-cell office:value-type="float" office:value="0.001154769" calcext:value-type="float">
            <text:p>0.001154769</text:p>
          </table:table-cell>
          <table:table-cell office:value-type="float" office:value="-0.011321547" calcext:value-type="float">
            <text:p>-0.011321547</text:p>
          </table:table-cell>
          <table:table-cell/>
        </table:table-row>
        <table:table-row table:style-name="ro1">
          <table:table-cell office:value-type="float" office:value="0.085" calcext:value-type="float">
            <text:p>0.085</text:p>
          </table:table-cell>
          <table:table-cell table:style-name="ce1" office:value-type="string" calcext:value-type="string">
            <text:p><text:s/>2019-11-13 15:34:01</text:p>
          </table:table-cell>
          <table:table-cell office:value-type="float" office:value="27.08088" calcext:value-type="float">
            <text:p>27.08088</text:p>
          </table:table-cell>
          <table:table-cell office:value-type="float" office:value="0.085" calcext:value-type="float">
            <text:p>0.0850</text:p>
          </table:table-cell>
          <table:table-cell office:value-type="float" office:value="0.632292108" calcext:value-type="float">
            <text:p>0.632292108</text:p>
          </table:table-cell>
          <table:table-cell office:value-type="float" office:value="0.692916595" calcext:value-type="float">
            <text:p>0.692916595</text:p>
          </table:table-cell>
          <table:table-cell office:value-type="float" office:value="0.629078225" calcext:value-type="float">
            <text:p>0.629078225</text:p>
          </table:table-cell>
          <table:table-cell/>
          <table:table-cell office:value-type="float" office:value="0.005165785" calcext:value-type="float">
            <text:p>0.005165785</text:p>
          </table:table-cell>
          <table:table-cell office:value-type="float" office:value="0.005661083" calcext:value-type="float">
            <text:p>0.005661083</text:p>
          </table:table-cell>
          <table:table-cell office:value-type="float" office:value="0.005139528" calcext:value-type="float">
            <text:p>0.005139528</text:p>
          </table:table-cell>
          <table:table-cell/>
          <table:table-cell office:value-type="float" office:value="-0.000360095" calcext:value-type="float">
            <text:p>-0.000360095</text:p>
          </table:table-cell>
          <table:table-cell office:value-type="float" office:value="0.000135203" calcext:value-type="float">
            <text:p>0.000135203</text:p>
          </table:table-cell>
          <table:table-cell office:value-type="float" office:value="-0.000386352" calcext:value-type="float">
            <text:p>-0.000386352</text:p>
          </table:table-cell>
          <table:table-cell/>
          <table:table-cell office:value-type="float" office:value="27.072012129" calcext:value-type="float">
            <text:p>27.072012129</text:p>
          </table:table-cell>
          <table:table-cell office:value-type="float" office:value="27.084213932" calcext:value-type="float">
            <text:p>27.084213932</text:p>
          </table:table-cell>
          <table:table-cell office:value-type="float" office:value="27.071365272" calcext:value-type="float">
            <text:p>27.071365272</text:p>
          </table:table-cell>
          <table:table-cell/>
          <table:table-cell office:value-type="float" office:value="-0.009127896" calcext:value-type="float">
            <text:p>-0.009127896</text:p>
          </table:table-cell>
          <table:table-cell office:value-type="float" office:value="0.00342714" calcext:value-type="float">
            <text:p>0.00342714</text:p>
          </table:table-cell>
          <table:table-cell office:value-type="float" office:value="-0.009793484" calcext:value-type="float">
            <text:p>-0.009793484</text:p>
          </table:table-cell>
          <table:table-cell/>
        </table:table-row>
        <table:table-row table:style-name="ro1">
          <table:table-cell office:value-type="float" office:value="0.09" calcext:value-type="float">
            <text:p>0.09</text:p>
          </table:table-cell>
          <table:table-cell table:style-name="ce1" office:value-type="string" calcext:value-type="string">
            <text:p><text:s/>2019-11-13 15:34:01</text:p>
          </table:table-cell>
          <table:table-cell office:value-type="float" office:value="27.08594" calcext:value-type="float">
            <text:p>27.08594</text:p>
          </table:table-cell>
          <table:table-cell office:value-type="float" office:value="0.09" calcext:value-type="float">
            <text:p>0.0900</text:p>
          </table:table-cell>
          <table:table-cell office:value-type="float" office:value="0.634499268" calcext:value-type="float">
            <text:p>0.634499268</text:p>
          </table:table-cell>
          <table:table-cell office:value-type="float" office:value="0.694539034" calcext:value-type="float">
            <text:p>0.694539034</text:p>
          </table:table-cell>
          <table:table-cell office:value-type="float" office:value="0.630897955" calcext:value-type="float">
            <text:p>0.630897955</text:p>
          </table:table-cell>
          <table:table-cell/>
          <table:table-cell office:value-type="float" office:value="0.005183818" calcext:value-type="float">
            <text:p>0.005183818</text:p>
          </table:table-cell>
          <table:table-cell office:value-type="float" office:value="0.005674339" calcext:value-type="float">
            <text:p>0.005674339</text:p>
          </table:table-cell>
          <table:table-cell office:value-type="float" office:value="0.005154395" calcext:value-type="float">
            <text:p>0.005154395</text:p>
          </table:table-cell>
          <table:table-cell/>
          <table:table-cell office:value-type="float" office:value="-0.000342062" calcext:value-type="float">
            <text:p>-0.000342062</text:p>
          </table:table-cell>
          <table:table-cell office:value-type="float" office:value="0.000148459" calcext:value-type="float">
            <text:p>0.000148459</text:p>
          </table:table-cell>
          <table:table-cell office:value-type="float" office:value="-0.000371485" calcext:value-type="float">
            <text:p>-0.000371485</text:p>
          </table:table-cell>
          <table:table-cell/>
          <table:table-cell office:value-type="float" office:value="27.077510527" calcext:value-type="float">
            <text:p>27.077510527</text:p>
          </table:table-cell>
          <table:table-cell office:value-type="float" office:value="27.089594586" calcext:value-type="float">
            <text:p>27.089594586</text:p>
          </table:table-cell>
          <table:table-cell office:value-type="float" office:value="27.076785695" calcext:value-type="float">
            <text:p>27.076785695</text:p>
          </table:table-cell>
          <table:table-cell/>
          <table:table-cell office:value-type="float" office:value="-0.008670799" calcext:value-type="float">
            <text:p>-0.008670799</text:p>
          </table:table-cell>
          <table:table-cell office:value-type="float" office:value="0.003763138" calcext:value-type="float">
            <text:p>0.003763138</text:p>
          </table:table-cell>
          <table:table-cell office:value-type="float" office:value="-0.009416622" calcext:value-type="float">
            <text:p>-0.009416622</text:p>
          </table:table-cell>
          <table:table-cell/>
        </table:table-row>
        <table:table-row table:style-name="ro1">
          <table:table-cell office:value-type="float" office:value="0.095" calcext:value-type="float">
            <text:p>0.095</text:p>
          </table:table-cell>
          <table:table-cell table:style-name="ce1" office:value-type="string" calcext:value-type="string">
            <text:p><text:s/>2019-11-13 15:34:02</text:p>
          </table:table-cell>
          <table:table-cell office:value-type="float" office:value="27.08088" calcext:value-type="float">
            <text:p>27.08088</text:p>
          </table:table-cell>
          <table:table-cell office:value-type="float" office:value="0.095" calcext:value-type="float">
            <text:p>0.0950</text:p>
          </table:table-cell>
          <table:table-cell office:value-type="float" office:value="0.633682088" calcext:value-type="float">
            <text:p>0.633682088</text:p>
          </table:table-cell>
          <table:table-cell office:value-type="float" office:value="0.690786325" calcext:value-type="float">
            <text:p>0.690786325</text:p>
          </table:table-cell>
          <table:table-cell office:value-type="float" office:value="0.629135445" calcext:value-type="float">
            <text:p>0.629135445</text:p>
          </table:table-cell>
          <table:table-cell/>
          <table:table-cell office:value-type="float" office:value="0.005177141" calcext:value-type="float">
            <text:p>0.005177141</text:p>
          </table:table-cell>
          <table:table-cell office:value-type="float" office:value="0.005643679" calcext:value-type="float">
            <text:p>0.005643679</text:p>
          </table:table-cell>
          <table:table-cell office:value-type="float" office:value="0.005139995" calcext:value-type="float">
            <text:p>0.005139995</text:p>
          </table:table-cell>
          <table:table-cell/>
          <table:table-cell office:value-type="float" office:value="-0.000348739" calcext:value-type="float">
            <text:p>-0.000348739</text:p>
          </table:table-cell>
          <table:table-cell office:value-type="float" office:value="0.000117799" calcext:value-type="float">
            <text:p>0.000117799</text:p>
          </table:table-cell>
          <table:table-cell office:value-type="float" office:value="-0.000385884" calcext:value-type="float">
            <text:p>-0.000385884</text:p>
          </table:table-cell>
          <table:table-cell/>
          <table:table-cell office:value-type="float" office:value="27.07229189" calcext:value-type="float">
            <text:p>27.07229189</text:p>
          </table:table-cell>
          <table:table-cell office:value-type="float" office:value="27.083785178" calcext:value-type="float">
            <text:p>27.083785178</text:p>
          </table:table-cell>
          <table:table-cell office:value-type="float" office:value="27.071376789" calcext:value-type="float">
            <text:p>27.071376789</text:p>
          </table:table-cell>
          <table:table-cell/>
          <table:table-cell office:value-type="float" office:value="-0.008840035" calcext:value-type="float">
            <text:p>-0.008840035</text:p>
          </table:table-cell>
          <table:table-cell office:value-type="float" office:value="0.002985973" calcext:value-type="float">
            <text:p>0.002985973</text:p>
          </table:table-cell>
          <table:table-cell office:value-type="float" office:value="-0.009781634" calcext:value-type="float">
            <text:p>-0.009781634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<text:s/>2019-11-13 15:34:02</text:p>
          </table:table-cell>
          <table:table-cell office:value-type="float" office:value="27.07583" calcext:value-type="float">
            <text:p>27.07583</text:p>
          </table:table-cell>
          <table:table-cell office:value-type="float" office:value="0.1" calcext:value-type="float">
            <text:p>0.1000</text:p>
          </table:table-cell>
          <table:table-cell office:value-type="float" office:value="0.803186393" calcext:value-type="float">
            <text:p>0.803186393</text:p>
          </table:table-cell>
          <table:table-cell office:value-type="float" office:value="0.604773832" calcext:value-type="float">
            <text:p>0.604773832</text:p>
          </table:table-cell>
          <table:table-cell office:value-type="float" office:value="0.507710637" calcext:value-type="float">
            <text:p>0.507710637</text:p>
          </table:table-cell>
          <table:table-cell/>
          <table:table-cell office:value-type="float" office:value="0.00656198" calcext:value-type="float">
            <text:p>0.00656198</text:p>
          </table:table-cell>
          <table:table-cell office:value-type="float" office:value="0.004940963" calcext:value-type="float">
            <text:p>0.004940963</text:p>
          </table:table-cell>
          <table:table-cell office:value-type="float" office:value="0.004147963" calcext:value-type="float">
            <text:p>0.004147963</text:p>
          </table:table-cell>
          <table:table-cell/>
          <table:table-cell office:value-type="float" office:value="0.0010361" calcext:value-type="float">
            <text:p>0.0010361</text:p>
          </table:table-cell>
          <table:table-cell office:value-type="float" office:value="-0.000584917" calcext:value-type="float">
            <text:p>-0.000584917</text:p>
          </table:table-cell>
          <table:table-cell office:value-type="float" office:value="-0.001377917" calcext:value-type="float">
            <text:p>-0.001377917</text:p>
          </table:table-cell>
          <table:table-cell/>
          <table:table-cell office:value-type="float" office:value="27.101353428" calcext:value-type="float">
            <text:p>27.101353428</text:p>
          </table:table-cell>
          <table:table-cell office:value-type="float" office:value="27.061419334" calcext:value-type="float">
            <text:p>27.061419334</text:p>
          </table:table-cell>
          <table:table-cell office:value-type="float" office:value="27.041883116" calcext:value-type="float">
            <text:p>27.041883116</text:p>
          </table:table-cell>
          <table:table-cell/>
          <table:table-cell office:value-type="float" office:value="0.026263074" calcext:value-type="float">
            <text:p>0.026263074</text:p>
          </table:table-cell>
          <table:table-cell office:value-type="float" office:value="-0.014826883" calcext:value-type="float">
            <text:p>-0.014826883</text:p>
          </table:table-cell>
          <table:table-cell office:value-type="float" office:value="-0.03492881" calcext:value-type="float">
            <text:p>-0.03492881</text:p>
          </table:table-cell>
          <table:table-cell/>
        </table:table-row>
        <table:table-row table:style-name="ro1">
          <table:table-cell office:value-type="float" office:value="0.105" calcext:value-type="float">
            <text:p>0.105</text:p>
          </table:table-cell>
          <table:table-cell table:style-name="ce1" office:value-type="string" calcext:value-type="string">
            <text:p><text:s/>2019-11-13 15:34:02</text:p>
          </table:table-cell>
          <table:table-cell office:value-type="float" office:value="27.08088" calcext:value-type="float">
            <text:p>27.08088</text:p>
          </table:table-cell>
          <table:table-cell office:value-type="float" office:value="0.105" calcext:value-type="float">
            <text:p>0.1050</text:p>
          </table:table-cell>
          <table:table-cell office:value-type="float" office:value="0.629928187" calcext:value-type="float">
            <text:p>0.629928187</text:p>
          </table:table-cell>
          <table:table-cell office:value-type="float" office:value="0.655226786" calcext:value-type="float">
            <text:p>0.655226786</text:p>
          </table:table-cell>
          <table:table-cell office:value-type="float" office:value="0.601809097" calcext:value-type="float">
            <text:p>0.601809097</text:p>
          </table:table-cell>
          <table:table-cell/>
          <table:table-cell office:value-type="float" office:value="0.005146472" calcext:value-type="float">
            <text:p>0.005146472</text:p>
          </table:table-cell>
          <table:table-cell office:value-type="float" office:value="0.00535316" calcext:value-type="float">
            <text:p>0.00535316</text:p>
          </table:table-cell>
          <table:table-cell office:value-type="float" office:value="0.004916741" calcext:value-type="float">
            <text:p>0.004916741</text:p>
          </table:table-cell>
          <table:table-cell/>
          <table:table-cell office:value-type="float" office:value="-0.000379408" calcext:value-type="float">
            <text:p>-0.000379408</text:p>
          </table:table-cell>
          <table:table-cell office:value-type="float" office:value="-0.00017272" calcext:value-type="float">
            <text:p>-0.00017272</text:p>
          </table:table-cell>
          <table:table-cell office:value-type="float" office:value="-0.000609139" calcext:value-type="float">
            <text:p>-0.000609139</text:p>
          </table:table-cell>
          <table:table-cell/>
          <table:table-cell office:value-type="float" office:value="27.071536344" calcext:value-type="float">
            <text:p>27.071536344</text:p>
          </table:table-cell>
          <table:table-cell office:value-type="float" office:value="27.076628174" calcext:value-type="float">
            <text:p>27.076628174</text:p>
          </table:table-cell>
          <table:table-cell office:value-type="float" office:value="27.065876809" calcext:value-type="float">
            <text:p>27.065876809</text:p>
          </table:table-cell>
          <table:table-cell/>
          <table:table-cell office:value-type="float" office:value="-0.009617459" calcext:value-type="float">
            <text:p>-0.009617459</text:p>
          </table:table-cell>
          <table:table-cell office:value-type="float" office:value="-0.004378195" calcext:value-type="float">
            <text:p>-0.004378195</text:p>
          </table:table-cell>
          <table:table-cell office:value-type="float" office:value="-0.015440876" calcext:value-type="float">
            <text:p>-0.015440876</text:p>
          </table:table-cell>
          <table:table-cell/>
        </table:table-row>
        <table:table-row table:style-name="ro1">
          <table:table-cell office:value-type="float" office:value="0.11" calcext:value-type="float">
            <text:p>0.11</text:p>
          </table:table-cell>
          <table:table-cell table:style-name="ce1" office:value-type="string" calcext:value-type="string">
            <text:p><text:s/>2019-11-13 15:34:02</text:p>
          </table:table-cell>
          <table:table-cell office:value-type="float" office:value="27.07583" calcext:value-type="float">
            <text:p>27.07583</text:p>
          </table:table-cell>
          <table:table-cell office:value-type="float" office:value="0.11" calcext:value-type="float">
            <text:p>0.1100</text:p>
          </table:table-cell>
          <table:table-cell office:value-type="float" office:value="0.663529714" calcext:value-type="float">
            <text:p>0.663529714</text:p>
          </table:table-cell>
          <table:table-cell office:value-type="float" office:value="0.725806442" calcext:value-type="float">
            <text:p>0.725806442</text:p>
          </table:table-cell>
          <table:table-cell office:value-type="float" office:value="0.586272548" calcext:value-type="float">
            <text:p>0.586272548</text:p>
          </table:table-cell>
          <table:table-cell/>
          <table:table-cell office:value-type="float" office:value="0.005420994" calcext:value-type="float">
            <text:p>0.005420994</text:p>
          </table:table-cell>
          <table:table-cell office:value-type="float" office:value="0.005929791" calcext:value-type="float">
            <text:p>0.005929791</text:p>
          </table:table-cell>
          <table:table-cell office:value-type="float" office:value="0.004789808" calcext:value-type="float">
            <text:p>0.004789808</text:p>
          </table:table-cell>
          <table:table-cell/>
          <table:table-cell office:value-type="float" office:value="-0.000104886" calcext:value-type="float">
            <text:p>-0.000104886</text:p>
          </table:table-cell>
          <table:table-cell office:value-type="float" office:value="0.000403911" calcext:value-type="float">
            <text:p>0.000403911</text:p>
          </table:table-cell>
          <table:table-cell office:value-type="float" office:value="-0.000736072" calcext:value-type="float">
            <text:p>-0.000736072</text:p>
          </table:table-cell>
          <table:table-cell/>
          <table:table-cell office:value-type="float" office:value="27.073245156" calcext:value-type="float">
            <text:p>27.073245156</text:p>
          </table:table-cell>
          <table:table-cell office:value-type="float" office:value="27.085779487" calcext:value-type="float">
            <text:p>27.085779487</text:p>
          </table:table-cell>
          <table:table-cell office:value-type="float" office:value="27.057695547" calcext:value-type="float">
            <text:p>27.057695547</text:p>
          </table:table-cell>
          <table:table-cell/>
          <table:table-cell office:value-type="float" office:value="-0.00265869" calcext:value-type="float">
            <text:p>-0.00265869</text:p>
          </table:table-cell>
          <table:table-cell office:value-type="float" office:value="0.010238414" calcext:value-type="float">
            <text:p>0.010238414</text:p>
          </table:table-cell>
          <table:table-cell office:value-type="float" office:value="-0.018658488" calcext:value-type="float">
            <text:p>-0.018658488</text:p>
          </table:table-cell>
          <table:table-cell/>
        </table:table-row>
        <table:table-row table:style-name="ro1">
          <table:table-cell office:value-type="float" office:value="0.115" calcext:value-type="float">
            <text:p>0.115</text:p>
          </table:table-cell>
          <table:table-cell table:style-name="ce1" office:value-type="string" calcext:value-type="string">
            <text:p><text:s/>2019-11-13 15:34:03</text:p>
          </table:table-cell>
          <table:table-cell office:value-type="float" office:value="27.07583" calcext:value-type="float">
            <text:p>27.07583</text:p>
          </table:table-cell>
          <table:table-cell office:value-type="float" office:value="0.115" calcext:value-type="float">
            <text:p>0.1150</text:p>
          </table:table-cell>
          <table:table-cell office:value-type="float" office:value="0.780685041" calcext:value-type="float">
            <text:p>0.780685041</text:p>
          </table:table-cell>
          <table:table-cell office:value-type="float" office:value="0.654738027" calcext:value-type="float">
            <text:p>0.654738027</text:p>
          </table:table-cell>
          <table:table-cell office:value-type="float" office:value="0.501291812" calcext:value-type="float">
            <text:p>0.501291812</text:p>
          </table:table-cell>
          <table:table-cell/>
          <table:table-cell office:value-type="float" office:value="0.006378146" calcext:value-type="float">
            <text:p>0.006378146</text:p>
          </table:table-cell>
          <table:table-cell office:value-type="float" office:value="0.005349167" calcext:value-type="float">
            <text:p>0.005349167</text:p>
          </table:table-cell>
          <table:table-cell office:value-type="float" office:value="0.004095521" calcext:value-type="float">
            <text:p>0.004095521</text:p>
          </table:table-cell>
          <table:table-cell/>
          <table:table-cell office:value-type="float" office:value="0.000852266" calcext:value-type="float">
            <text:p>0.000852266</text:p>
          </table:table-cell>
          <table:table-cell office:value-type="float" office:value="-0.000176713" calcext:value-type="float">
            <text:p>-0.000176713</text:p>
          </table:table-cell>
          <table:table-cell office:value-type="float" office:value="-0.001430359" calcext:value-type="float">
            <text:p>-0.001430359</text:p>
          </table:table-cell>
          <table:table-cell/>
          <table:table-cell office:value-type="float" office:value="27.096824696" calcext:value-type="float">
            <text:p>27.096824696</text:p>
          </table:table-cell>
          <table:table-cell office:value-type="float" office:value="27.071475657" calcext:value-type="float">
            <text:p>27.071475657</text:p>
          </table:table-cell>
          <table:table-cell office:value-type="float" office:value="27.040591167" calcext:value-type="float">
            <text:p>27.040591167</text:p>
          </table:table-cell>
          <table:table-cell/>
          <table:table-cell office:value-type="float" office:value="0.021603288" calcext:value-type="float">
            <text:p>0.021603288</text:p>
          </table:table-cell>
          <table:table-cell office:value-type="float" office:value="-0.004479415" calcext:value-type="float">
            <text:p>-0.004479415</text:p>
          </table:table-cell>
          <table:table-cell office:value-type="float" office:value="-0.036258175" calcext:value-type="float">
            <text:p>-0.036258175</text:p>
          </table:table-cell>
          <table:table-cell/>
        </table:table-row>
        <table:table-row table:style-name="ro1">
          <table:table-cell office:value-type="float" office:value="0.12" calcext:value-type="float">
            <text:p>0.12</text:p>
          </table:table-cell>
          <table:table-cell table:style-name="ce1" office:value-type="string" calcext:value-type="string">
            <text:p><text:s/>2019-11-13 15:34:03</text:p>
          </table:table-cell>
          <table:table-cell office:value-type="float" office:value="27.07583" calcext:value-type="float">
            <text:p>27.07583</text:p>
          </table:table-cell>
          <table:table-cell office:value-type="float" office:value="0.12" calcext:value-type="float">
            <text:p>0.1200</text:p>
          </table:table-cell>
          <table:table-cell office:value-type="float" office:value="0.730215994" calcext:value-type="float">
            <text:p>0.730215994</text:p>
          </table:table-cell>
          <table:table-cell office:value-type="float" office:value="0.602182222" calcext:value-type="float">
            <text:p>0.602182222</text:p>
          </table:table-cell>
          <table:table-cell office:value-type="float" office:value="0.550179547" calcext:value-type="float">
            <text:p>0.550179547</text:p>
          </table:table-cell>
          <table:table-cell/>
          <table:table-cell office:value-type="float" office:value="0.005965817" calcext:value-type="float">
            <text:p>0.005965817</text:p>
          </table:table-cell>
          <table:table-cell office:value-type="float" office:value="0.004919789" calcext:value-type="float">
            <text:p>0.004919789</text:p>
          </table:table-cell>
          <table:table-cell office:value-type="float" office:value="0.004494931" calcext:value-type="float">
            <text:p>0.004494931</text:p>
          </table:table-cell>
          <table:table-cell/>
          <table:table-cell office:value-type="float" office:value="0.000439937" calcext:value-type="float">
            <text:p>0.000439937</text:p>
          </table:table-cell>
          <table:table-cell office:value-type="float" office:value="-0.000606091" calcext:value-type="float">
            <text:p>-0.000606091</text:p>
          </table:table-cell>
          <table:table-cell office:value-type="float" office:value="-0.001030949" calcext:value-type="float">
            <text:p>-0.001030949</text:p>
          </table:table-cell>
          <table:table-cell/>
          <table:table-cell office:value-type="float" office:value="27.086666985" calcext:value-type="float">
            <text:p>27.086666985</text:p>
          </table:table-cell>
          <table:table-cell office:value-type="float" office:value="27.060897716" calcext:value-type="float">
            <text:p>27.060897716</text:p>
          </table:table-cell>
          <table:table-cell office:value-type="float" office:value="27.050431009" calcext:value-type="float">
            <text:p>27.050431009</text:p>
          </table:table-cell>
          <table:table-cell/>
          <table:table-cell office:value-type="float" office:value="0.0111516" calcext:value-type="float">
            <text:p>0.0111516</text:p>
          </table:table-cell>
          <table:table-cell office:value-type="float" office:value="-0.015363603" calcext:value-type="float">
            <text:p>-0.015363603</text:p>
          </table:table-cell>
          <table:table-cell office:value-type="float" office:value="-0.026133378" calcext:value-type="float">
            <text:p>-0.026133378</text:p>
          </table:table-cell>
          <table:table-cell/>
        </table:table-row>
        <table:table-row table:style-name="ro1">
          <table:table-cell office:value-type="float" office:value="0.125" calcext:value-type="float">
            <text:p>0.125</text:p>
          </table:table-cell>
          <table:table-cell table:style-name="ce1" office:value-type="string" calcext:value-type="string">
            <text:p><text:s/>2019-11-13 15:34:03</text:p>
          </table:table-cell>
          <table:table-cell office:value-type="float" office:value="27.07077" calcext:value-type="float">
            <text:p>27.07077</text:p>
          </table:table-cell>
          <table:table-cell office:value-type="float" office:value="0.125" calcext:value-type="float">
            <text:p>0.1250</text:p>
          </table:table-cell>
          <table:table-cell office:value-type="float" office:value="0.639095383" calcext:value-type="float">
            <text:p>0.639095383</text:p>
          </table:table-cell>
          <table:table-cell office:value-type="float" office:value="0.707901801" calcext:value-type="float">
            <text:p>0.707901801</text:p>
          </table:table-cell>
          <table:table-cell office:value-type="float" office:value="0.620200708" calcext:value-type="float">
            <text:p>0.620200708</text:p>
          </table:table-cell>
          <table:table-cell/>
          <table:table-cell office:value-type="float" office:value="0.005221368" calcext:value-type="float">
            <text:p>0.005221368</text:p>
          </table:table-cell>
          <table:table-cell office:value-type="float" office:value="0.005783511" calcext:value-type="float">
            <text:p>0.005783511</text:p>
          </table:table-cell>
          <table:table-cell office:value-type="float" office:value="0.005066999" calcext:value-type="float">
            <text:p>0.005066999</text:p>
          </table:table-cell>
          <table:table-cell/>
          <table:table-cell office:value-type="float" office:value="-0.000304512" calcext:value-type="float">
            <text:p>-0.000304512</text:p>
          </table:table-cell>
          <table:table-cell office:value-type="float" office:value="0.000257632" calcext:value-type="float">
            <text:p>0.000257632</text:p>
          </table:table-cell>
          <table:table-cell office:value-type="float" office:value="-0.000458881" calcext:value-type="float">
            <text:p>-0.000458881</text:p>
          </table:table-cell>
          <table:table-cell/>
          <table:table-cell office:value-type="float" office:value="27.063273103" calcext:value-type="float">
            <text:p>27.063273103</text:p>
          </table:table-cell>
          <table:table-cell office:value-type="float" office:value="27.077121766" calcext:value-type="float">
            <text:p>27.077121766</text:p>
          </table:table-cell>
          <table:table-cell office:value-type="float" office:value="27.059470144" calcext:value-type="float">
            <text:p>27.059470144</text:p>
          </table:table-cell>
          <table:table-cell/>
          <table:table-cell office:value-type="float" office:value="-0.007718956" calcext:value-type="float">
            <text:p>-0.007718956</text:p>
          </table:table-cell>
          <table:table-cell office:value-type="float" office:value="0.006530486" calcext:value-type="float">
            <text:p>0.006530486</text:p>
          </table:table-cell>
          <table:table-cell office:value-type="float" office:value="-0.011631999" calcext:value-type="float">
            <text:p>-0.011631999</text:p>
          </table:table-cell>
          <table:table-cell/>
        </table:table-row>
        <table:table-row table:style-name="ro1">
          <table:table-cell office:value-type="float" office:value="0.13" calcext:value-type="float">
            <text:p>0.13</text:p>
          </table:table-cell>
          <table:table-cell table:style-name="ce1" office:value-type="string" calcext:value-type="string">
            <text:p><text:s/>2019-11-13 15:34:03</text:p>
          </table:table-cell>
          <table:table-cell office:value-type="float" office:value="27.08088" calcext:value-type="float">
            <text:p>27.08088</text:p>
          </table:table-cell>
          <table:table-cell office:value-type="float" office:value="0.13" calcext:value-type="float">
            <text:p>0.1300</text:p>
          </table:table-cell>
          <table:table-cell office:value-type="float" office:value="0.646680671" calcext:value-type="float">
            <text:p>0.646680671</text:p>
          </table:table-cell>
          <table:table-cell office:value-type="float" office:value="0.718054857" calcext:value-type="float">
            <text:p>0.718054857</text:p>
          </table:table-cell>
          <table:table-cell office:value-type="float" office:value="0.605487896" calcext:value-type="float">
            <text:p>0.605487896</text:p>
          </table:table-cell>
          <table:table-cell/>
          <table:table-cell office:value-type="float" office:value="0.005283339" calcext:value-type="float">
            <text:p>0.005283339</text:p>
          </table:table-cell>
          <table:table-cell office:value-type="float" office:value="0.005866461" calcext:value-type="float">
            <text:p>0.005866461</text:p>
          </table:table-cell>
          <table:table-cell office:value-type="float" office:value="0.004946797" calcext:value-type="float">
            <text:p>0.004946797</text:p>
          </table:table-cell>
          <table:table-cell/>
          <table:table-cell office:value-type="float" office:value="-0.000242541" calcext:value-type="float">
            <text:p>-0.000242541</text:p>
          </table:table-cell>
          <table:table-cell office:value-type="float" office:value="0.000340581" calcext:value-type="float">
            <text:p>0.000340581</text:p>
          </table:table-cell>
          <table:table-cell office:value-type="float" office:value="-0.000579083" calcext:value-type="float">
            <text:p>-0.000579083</text:p>
          </table:table-cell>
          <table:table-cell/>
          <table:table-cell office:value-type="float" office:value="27.074908106" calcext:value-type="float">
            <text:p>27.074908106</text:p>
          </table:table-cell>
          <table:table-cell office:value-type="float" office:value="27.089273435" calcext:value-type="float">
            <text:p>27.089273435</text:p>
          </table:table-cell>
          <table:table-cell office:value-type="float" office:value="27.066617243" calcext:value-type="float">
            <text:p>27.066617243</text:p>
          </table:table-cell>
          <table:table-cell/>
          <table:table-cell office:value-type="float" office:value="-0.006148066" calcext:value-type="float">
            <text:p>-0.006148066</text:p>
          </table:table-cell>
          <table:table-cell office:value-type="float" office:value="0.008633117" calcext:value-type="float">
            <text:p>0.008633117</text:p>
          </table:table-cell>
          <table:table-cell office:value-type="float" office:value="-0.014679001" calcext:value-type="float">
            <text:p>-0.014679001</text:p>
          </table:table-cell>
          <table:table-cell/>
        </table:table-row>
        <table:table-row table:style-name="ro1">
          <table:table-cell office:value-type="float" office:value="0.135" calcext:value-type="float">
            <text:p>0.135</text:p>
          </table:table-cell>
          <table:table-cell table:style-name="ce1" office:value-type="string" calcext:value-type="string">
            <text:p><text:s/>2019-11-13 15:34:04</text:p>
          </table:table-cell>
          <table:table-cell office:value-type="float" office:value="27.07077" calcext:value-type="float">
            <text:p>27.07077</text:p>
          </table:table-cell>
          <table:table-cell office:value-type="float" office:value="0.135" calcext:value-type="float">
            <text:p>0.1350</text:p>
          </table:table-cell>
          <table:table-cell office:value-type="float" office:value="0.654433448" calcext:value-type="float">
            <text:p>0.654433448</text:p>
          </table:table-cell>
          <table:table-cell office:value-type="float" office:value="0.728032676" calcext:value-type="float">
            <text:p>0.728032676</text:p>
          </table:table-cell>
          <table:table-cell office:value-type="float" office:value="0.582228372" calcext:value-type="float">
            <text:p>0.582228372</text:p>
          </table:table-cell>
          <table:table-cell/>
          <table:table-cell office:value-type="float" office:value="0.005346678" calcext:value-type="float">
            <text:p>0.005346678</text:p>
          </table:table-cell>
          <table:table-cell office:value-type="float" office:value="0.005947979" calcext:value-type="float">
            <text:p>0.005947979</text:p>
          </table:table-cell>
          <table:table-cell office:value-type="float" office:value="0.004756768" calcext:value-type="float">
            <text:p>0.004756768</text:p>
          </table:table-cell>
          <table:table-cell/>
          <table:table-cell office:value-type="float" office:value="-0.000179201" calcext:value-type="float">
            <text:p>-0.000179201</text:p>
          </table:table-cell>
          <table:table-cell office:value-type="float" office:value="0.000422099" calcext:value-type="float">
            <text:p>0.000422099</text:p>
          </table:table-cell>
          <table:table-cell office:value-type="float" office:value="-0.000769112" calcext:value-type="float">
            <text:p>-0.000769112</text:p>
          </table:table-cell>
          <table:table-cell/>
          <table:table-cell office:value-type="float" office:value="27.066360209" calcext:value-type="float">
            <text:p>27.066360209</text:p>
          </table:table-cell>
          <table:table-cell office:value-type="float" office:value="27.081173475" calcext:value-type="float">
            <text:p>27.081173475</text:p>
          </table:table-cell>
          <table:table-cell office:value-type="float" office:value="27.051827358" calcext:value-type="float">
            <text:p>27.051827358</text:p>
          </table:table-cell>
          <table:table-cell/>
          <table:table-cell office:value-type="float" office:value="-0.004542492" calcext:value-type="float">
            <text:p>-0.004542492</text:p>
          </table:table-cell>
          <table:table-cell office:value-type="float" office:value="0.010699451" calcext:value-type="float">
            <text:p>0.010699451</text:p>
          </table:table-cell>
          <table:table-cell office:value-type="float" office:value="-0.019496036" calcext:value-type="float">
            <text:p>-0.019496036</text:p>
          </table:table-cell>
          <table:table-cell/>
        </table:table-row>
        <table:table-row table:style-name="ro1">
          <table:table-cell office:value-type="float" office:value="0.14" calcext:value-type="float">
            <text:p>0.14</text:p>
          </table:table-cell>
          <table:table-cell table:style-name="ce1" office:value-type="string" calcext:value-type="string">
            <text:p><text:s/>2019-11-13 15:34:04</text:p>
          </table:table-cell>
          <table:table-cell office:value-type="float" office:value="27.07583" calcext:value-type="float">
            <text:p>27.07583</text:p>
          </table:table-cell>
          <table:table-cell office:value-type="float" office:value="0.14" calcext:value-type="float">
            <text:p>0.1400</text:p>
          </table:table-cell>
          <table:table-cell office:value-type="float" office:value="0.683264814" calcext:value-type="float">
            <text:p>0.683264814</text:p>
          </table:table-cell>
          <table:table-cell office:value-type="float" office:value="0.738588064" calcext:value-type="float">
            <text:p>0.738588064</text:p>
          </table:table-cell>
          <table:table-cell office:value-type="float" office:value="0.546041196" calcext:value-type="float">
            <text:p>0.546041196</text:p>
          </table:table-cell>
          <table:table-cell/>
          <table:table-cell office:value-type="float" office:value="0.005582229" calcext:value-type="float">
            <text:p>0.005582229</text:p>
          </table:table-cell>
          <table:table-cell office:value-type="float" office:value="0.006034216" calcext:value-type="float">
            <text:p>0.006034216</text:p>
          </table:table-cell>
          <table:table-cell office:value-type="float" office:value="0.004461121" calcext:value-type="float">
            <text:p>0.004461121</text:p>
          </table:table-cell>
          <table:table-cell/>
          <table:table-cell office:value-type="float" office:value="0.000056349" calcext:value-type="float">
            <text:p>5.6349E-05</text:p>
          </table:table-cell>
          <table:table-cell office:value-type="float" office:value="0.000508336" calcext:value-type="float">
            <text:p>0.000508336</text:p>
          </table:table-cell>
          <table:table-cell office:value-type="float" office:value="-0.001064759" calcext:value-type="float">
            <text:p>-0.001064759</text:p>
          </table:table-cell>
          <table:table-cell/>
          <table:table-cell office:value-type="float" office:value="27.07721722" calcext:value-type="float">
            <text:p>27.07721722</text:p>
          </table:table-cell>
          <table:table-cell office:value-type="float" office:value="27.088352005" calcext:value-type="float">
            <text:p>27.088352005</text:p>
          </table:table-cell>
          <table:table-cell office:value-type="float" office:value="27.049598069" calcext:value-type="float">
            <text:p>27.049598069</text:p>
          </table:table-cell>
          <table:table-cell/>
          <table:table-cell office:value-type="float" office:value="0.001428308" calcext:value-type="float">
            <text:p>0.001428308</text:p>
          </table:table-cell>
          <table:table-cell office:value-type="float" office:value="0.01288539" calcext:value-type="float">
            <text:p>0.01288539</text:p>
          </table:table-cell>
          <table:table-cell office:value-type="float" office:value="-0.026990438" calcext:value-type="float">
            <text:p>-0.026990438</text:p>
          </table:table-cell>
          <table:table-cell/>
        </table:table-row>
        <table:table-row table:style-name="ro1">
          <table:table-cell office:value-type="float" office:value="0.145" calcext:value-type="float">
            <text:p>0.145</text:p>
          </table:table-cell>
          <table:table-cell table:style-name="ce1" office:value-type="string" calcext:value-type="string">
            <text:p><text:s/>2019-11-13 15:34:04</text:p>
          </table:table-cell>
          <table:table-cell office:value-type="float" office:value="27.07583" calcext:value-type="float">
            <text:p>27.07583</text:p>
          </table:table-cell>
          <table:table-cell office:value-type="float" office:value="0.145" calcext:value-type="float">
            <text:p>0.1450</text:p>
          </table:table-cell>
          <table:table-cell office:value-type="float" office:value="0.713741864" calcext:value-type="float">
            <text:p>0.713741864</text:p>
          </table:table-cell>
          <table:table-cell office:value-type="float" office:value="0.752367467" calcext:value-type="float">
            <text:p>0.752367467</text:p>
          </table:table-cell>
          <table:table-cell office:value-type="float" office:value="0.520472589" calcext:value-type="float">
            <text:p>0.520472589</text:p>
          </table:table-cell>
          <table:table-cell/>
          <table:table-cell office:value-type="float" office:value="0.005831224" calcext:value-type="float">
            <text:p>0.005831224</text:p>
          </table:table-cell>
          <table:table-cell office:value-type="float" office:value="0.006146793" calcext:value-type="float">
            <text:p>0.006146793</text:p>
          </table:table-cell>
          <table:table-cell office:value-type="float" office:value="0.004252227" calcext:value-type="float">
            <text:p>0.004252227</text:p>
          </table:table-cell>
          <table:table-cell/>
          <table:table-cell office:value-type="float" office:value="0.000305344" calcext:value-type="float">
            <text:p>0.000305344</text:p>
          </table:table-cell>
          <table:table-cell office:value-type="float" office:value="0.000620913" calcext:value-type="float">
            <text:p>0.000620913</text:p>
          </table:table-cell>
          <table:table-cell office:value-type="float" office:value="-0.001273653" calcext:value-type="float">
            <text:p>-0.001273653</text:p>
          </table:table-cell>
          <table:table-cell/>
          <table:table-cell office:value-type="float" office:value="27.083351281" calcext:value-type="float">
            <text:p>27.083351281</text:p>
          </table:table-cell>
          <table:table-cell office:value-type="float" office:value="27.091125338" calcext:value-type="float">
            <text:p>27.091125338</text:p>
          </table:table-cell>
          <table:table-cell office:value-type="float" office:value="27.044451774" calcext:value-type="float">
            <text:p>27.044451774</text:p>
          </table:table-cell>
          <table:table-cell/>
          <table:table-cell office:value-type="float" office:value="0.007739925" calcext:value-type="float">
            <text:p>0.007739925</text:p>
          </table:table-cell>
          <table:table-cell office:value-type="float" office:value="0.015738988" calcext:value-type="float">
            <text:p>0.015738988</text:p>
          </table:table-cell>
          <table:table-cell office:value-type="float" office:value="-0.032285764" calcext:value-type="float">
            <text:p>-0.032285764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table:style-name="ce1" office:value-type="string" calcext:value-type="string">
            <text:p><text:s/>2019-11-13 15:34:04</text:p>
          </table:table-cell>
          <table:table-cell office:value-type="float" office:value="27.07077" calcext:value-type="float">
            <text:p>27.07077</text:p>
          </table:table-cell>
          <table:table-cell office:value-type="float" office:value="0.15" calcext:value-type="float">
            <text:p>0.1500</text:p>
          </table:table-cell>
          <table:table-cell office:value-type="float" office:value="0.759639234" calcext:value-type="float">
            <text:p>0.759639234</text:p>
          </table:table-cell>
          <table:table-cell office:value-type="float" office:value="0.706620897" calcext:value-type="float">
            <text:p>0.706620897</text:p>
          </table:table-cell>
          <table:table-cell office:value-type="float" office:value="0.506248534" calcext:value-type="float">
            <text:p>0.506248534</text:p>
          </table:table-cell>
          <table:table-cell/>
          <table:table-cell office:value-type="float" office:value="0.006206203" calcext:value-type="float">
            <text:p>0.006206203</text:p>
          </table:table-cell>
          <table:table-cell office:value-type="float" office:value="0.005773047" calcext:value-type="float">
            <text:p>0.005773047</text:p>
          </table:table-cell>
          <table:table-cell office:value-type="float" office:value="0.004136017" calcext:value-type="float">
            <text:p>0.004136017</text:p>
          </table:table-cell>
          <table:table-cell/>
          <table:table-cell office:value-type="float" office:value="0.000680323" calcext:value-type="float">
            <text:p>0.000680323</text:p>
          </table:table-cell>
          <table:table-cell office:value-type="float" office:value="0.000247167" calcext:value-type="float">
            <text:p>0.000247167</text:p>
          </table:table-cell>
          <table:table-cell office:value-type="float" office:value="-0.001389862" calcext:value-type="float">
            <text:p>-0.001389862</text:p>
          </table:table-cell>
          <table:table-cell/>
          <table:table-cell office:value-type="float" office:value="27.087534846" calcext:value-type="float">
            <text:p>27.087534846</text:p>
          </table:table-cell>
          <table:table-cell office:value-type="float" office:value="27.07686396" calcext:value-type="float">
            <text:p>27.07686396</text:p>
          </table:table-cell>
          <table:table-cell office:value-type="float" office:value="27.036534555" calcext:value-type="float">
            <text:p>27.036534555</text:p>
          </table:table-cell>
          <table:table-cell/>
          <table:table-cell office:value-type="float" office:value="0.017244906" calcext:value-type="float">
            <text:p>0.017244906</text:p>
          </table:table-cell>
          <table:table-cell office:value-type="float" office:value="0.006265219" calcext:value-type="float">
            <text:p>0.006265219</text:p>
          </table:table-cell>
          <table:table-cell office:value-type="float" office:value="-0.035231617" calcext:value-type="float">
            <text:p>-0.035231617</text:p>
          </table:table-cell>
          <table:table-cell/>
        </table:table-row>
        <table:table-row table:style-name="ro1">
          <table:table-cell office:value-type="float" office:value="0.155" calcext:value-type="float">
            <text:p>0.155</text:p>
          </table:table-cell>
          <table:table-cell table:style-name="ce1" office:value-type="string" calcext:value-type="string">
            <text:p><text:s/>2019-11-13 15:34:05</text:p>
          </table:table-cell>
          <table:table-cell office:value-type="float" office:value="27.07583" calcext:value-type="float">
            <text:p>27.07583</text:p>
          </table:table-cell>
          <table:table-cell office:value-type="float" office:value="0.155" calcext:value-type="float">
            <text:p>0.1550</text:p>
          </table:table-cell>
          <table:table-cell office:value-type="float" office:value="0.775567386" calcext:value-type="float">
            <text:p>0.775567386</text:p>
          </table:table-cell>
          <table:table-cell office:value-type="float" office:value="0.660982807" calcext:value-type="float">
            <text:p>0.660982807</text:p>
          </table:table-cell>
          <table:table-cell office:value-type="float" office:value="0.5006755" calcext:value-type="float">
            <text:p>0.5006755</text:p>
          </table:table-cell>
          <table:table-cell/>
          <table:table-cell office:value-type="float" office:value="0.006336335" calcext:value-type="float">
            <text:p>0.006336335</text:p>
          </table:table-cell>
          <table:table-cell office:value-type="float" office:value="0.005400186" calcext:value-type="float">
            <text:p>0.005400186</text:p>
          </table:table-cell>
          <table:table-cell office:value-type="float" office:value="0.004090486" calcext:value-type="float">
            <text:p>0.004090486</text:p>
          </table:table-cell>
          <table:table-cell/>
          <table:table-cell office:value-type="float" office:value="0.000810455" calcext:value-type="float">
            <text:p>0.000810455</text:p>
          </table:table-cell>
          <table:table-cell office:value-type="float" office:value="-0.000125694" calcext:value-type="float">
            <text:p>-0.000125694</text:p>
          </table:table-cell>
          <table:table-cell office:value-type="float" office:value="-0.001435394" calcext:value-type="float">
            <text:p>-0.001435394</text:p>
          </table:table-cell>
          <table:table-cell/>
          <table:table-cell office:value-type="float" office:value="27.095794689" calcext:value-type="float">
            <text:p>27.095794689</text:p>
          </table:table-cell>
          <table:table-cell office:value-type="float" office:value="27.072732541" calcext:value-type="float">
            <text:p>27.072732541</text:p>
          </table:table-cell>
          <table:table-cell office:value-type="float" office:value="27.040467119" calcext:value-type="float">
            <text:p>27.040467119</text:p>
          </table:table-cell>
          <table:table-cell/>
          <table:table-cell office:value-type="float" office:value="0.020543474" calcext:value-type="float">
            <text:p>0.020543474</text:p>
          </table:table-cell>
          <table:table-cell office:value-type="float" office:value="-0.003186145" calcext:value-type="float">
            <text:p>-0.003186145</text:p>
          </table:table-cell>
          <table:table-cell office:value-type="float" office:value="-0.036385816" calcext:value-type="float">
            <text:p>-0.036385816</text:p>
          </table:table-cell>
          <table:table-cell/>
        </table:table-row>
        <table:table-row table:style-name="ro1">
          <table:table-cell office:value-type="float" office:value="0.16" calcext:value-type="float">
            <text:p>0.16</text:p>
          </table:table-cell>
          <table:table-cell table:style-name="ce1" office:value-type="string" calcext:value-type="string">
            <text:p><text:s/>2019-11-13 15:34:05</text:p>
          </table:table-cell>
          <table:table-cell office:value-type="float" office:value="27.07583" calcext:value-type="float">
            <text:p>27.07583</text:p>
          </table:table-cell>
          <table:table-cell office:value-type="float" office:value="0.16" calcext:value-type="float">
            <text:p>0.1600</text:p>
          </table:table-cell>
          <table:table-cell office:value-type="float" office:value="0.782004092" calcext:value-type="float">
            <text:p>0.782004092</text:p>
          </table:table-cell>
          <table:table-cell office:value-type="float" office:value="0.647152143" calcext:value-type="float">
            <text:p>0.647152143</text:p>
          </table:table-cell>
          <table:table-cell office:value-type="float" office:value="0.498661458" calcext:value-type="float">
            <text:p>0.498661458</text:p>
          </table:table-cell>
          <table:table-cell/>
          <table:table-cell office:value-type="float" office:value="0.006388922" calcext:value-type="float">
            <text:p>0.006388922</text:p>
          </table:table-cell>
          <table:table-cell office:value-type="float" office:value="0.005287191" calcext:value-type="float">
            <text:p>0.005287191</text:p>
          </table:table-cell>
          <table:table-cell office:value-type="float" office:value="0.004074032" calcext:value-type="float">
            <text:p>0.004074032</text:p>
          </table:table-cell>
          <table:table-cell/>
          <table:table-cell office:value-type="float" office:value="0.000863042" calcext:value-type="float">
            <text:p>0.000863042</text:p>
          </table:table-cell>
          <table:table-cell office:value-type="float" office:value="-0.000238689" calcext:value-type="float">
            <text:p>-0.000238689</text:p>
          </table:table-cell>
          <table:table-cell office:value-type="float" office:value="-0.001451848" calcext:value-type="float">
            <text:p>-0.001451848</text:p>
          </table:table-cell>
          <table:table-cell/>
          <table:table-cell office:value-type="float" office:value="27.097090175" calcext:value-type="float">
            <text:p>27.097090175</text:p>
          </table:table-cell>
          <table:table-cell office:value-type="float" office:value="27.069948847" calcext:value-type="float">
            <text:p>27.069948847</text:p>
          </table:table-cell>
          <table:table-cell office:value-type="float" office:value="27.040061742" calcext:value-type="float">
            <text:p>27.040061742</text:p>
          </table:table-cell>
          <table:table-cell/>
          <table:table-cell office:value-type="float" office:value="0.02187645" calcext:value-type="float">
            <text:p>0.02187645</text:p>
          </table:table-cell>
          <table:table-cell office:value-type="float" office:value="-0.006050425" calcext:value-type="float">
            <text:p>-0.006050425</text:p>
          </table:table-cell>
          <table:table-cell office:value-type="float" office:value="-0.036802932" calcext:value-type="float">
            <text:p>-0.036802932</text:p>
          </table:table-cell>
          <table:table-cell/>
        </table:table-row>
        <table:table-row table:style-name="ro1">
          <table:table-cell office:value-type="float" office:value="0.165" calcext:value-type="float">
            <text:p>0.165</text:p>
          </table:table-cell>
          <table:table-cell table:style-name="ce1" office:value-type="string" calcext:value-type="string">
            <text:p><text:s/>2019-11-13 15:34:05</text:p>
          </table:table-cell>
          <table:table-cell office:value-type="float" office:value="27.07077" calcext:value-type="float">
            <text:p>27.07077</text:p>
          </table:table-cell>
          <table:table-cell office:value-type="float" office:value="0.165" calcext:value-type="float">
            <text:p>0.1650</text:p>
          </table:table-cell>
          <table:table-cell office:value-type="float" office:value="0.626397804" calcext:value-type="float">
            <text:p>0.626397804</text:p>
          </table:table-cell>
          <table:table-cell office:value-type="float" office:value="0.638012366" calcext:value-type="float">
            <text:p>0.638012366</text:p>
          </table:table-cell>
          <table:table-cell office:value-type="float" office:value="0.594447922" calcext:value-type="float">
            <text:p>0.594447922</text:p>
          </table:table-cell>
          <table:table-cell/>
          <table:table-cell office:value-type="float" office:value="0.005117629" calcext:value-type="float">
            <text:p>0.005117629</text:p>
          </table:table-cell>
          <table:table-cell office:value-type="float" office:value="0.005212519" calcext:value-type="float">
            <text:p>0.005212519</text:p>
          </table:table-cell>
          <table:table-cell office:value-type="float" office:value="0.004856601" calcext:value-type="float">
            <text:p>0.004856601</text:p>
          </table:table-cell>
          <table:table-cell/>
          <table:table-cell office:value-type="float" office:value="-0.000408251" calcext:value-type="float">
            <text:p>-0.000408251</text:p>
          </table:table-cell>
          <table:table-cell office:value-type="float" office:value="-0.000313361" calcext:value-type="float">
            <text:p>-0.000313361</text:p>
          </table:table-cell>
          <table:table-cell office:value-type="float" office:value="-0.000669279" calcext:value-type="float">
            <text:p>-0.000669279</text:p>
          </table:table-cell>
          <table:table-cell/>
          <table:table-cell office:value-type="float" office:value="27.060717444" calcext:value-type="float">
            <text:p>27.060717444</text:p>
          </table:table-cell>
          <table:table-cell office:value-type="float" office:value="27.063055123" calcext:value-type="float">
            <text:p>27.063055123</text:p>
          </table:table-cell>
          <table:table-cell office:value-type="float" office:value="27.054286823" calcext:value-type="float">
            <text:p>27.054286823</text:p>
          </table:table-cell>
          <table:table-cell/>
          <table:table-cell office:value-type="float" office:value="-0.010348593" calcext:value-type="float">
            <text:p>-0.010348593</text:p>
          </table:table-cell>
          <table:table-cell office:value-type="float" office:value="-0.007943246" calcext:value-type="float">
            <text:p>-0.007943246</text:p>
          </table:table-cell>
          <table:table-cell office:value-type="float" office:value="-0.01696537" calcext:value-type="float">
            <text:p>-0.01696537</text:p>
          </table:table-cell>
          <table:table-cell/>
        </table:table-row>
        <table:table-row table:style-name="ro1">
          <table:table-cell office:value-type="float" office:value="0.17" calcext:value-type="float">
            <text:p>0.17</text:p>
          </table:table-cell>
          <table:table-cell table:style-name="ce1" office:value-type="string" calcext:value-type="string">
            <text:p><text:s/>2019-11-13 15:34:05</text:p>
          </table:table-cell>
          <table:table-cell office:value-type="float" office:value="27.07583" calcext:value-type="float">
            <text:p>27.07583</text:p>
          </table:table-cell>
          <table:table-cell office:value-type="float" office:value="0.17" calcext:value-type="float">
            <text:p>0.1700</text:p>
          </table:table-cell>
          <table:table-cell office:value-type="float" office:value="0.728538719" calcext:value-type="float">
            <text:p>0.728538719</text:p>
          </table:table-cell>
          <table:table-cell office:value-type="float" office:value="0.753520221" calcext:value-type="float">
            <text:p>0.753520221</text:p>
          </table:table-cell>
          <table:table-cell office:value-type="float" office:value="0.515916409" calcext:value-type="float">
            <text:p>0.515916409</text:p>
          </table:table-cell>
          <table:table-cell/>
          <table:table-cell office:value-type="float" office:value="0.005952114" calcext:value-type="float">
            <text:p>0.005952114</text:p>
          </table:table-cell>
          <table:table-cell office:value-type="float" office:value="0.006156211" calcext:value-type="float">
            <text:p>0.006156211</text:p>
          </table:table-cell>
          <table:table-cell office:value-type="float" office:value="0.004215003" calcext:value-type="float">
            <text:p>0.004215003</text:p>
          </table:table-cell>
          <table:table-cell/>
          <table:table-cell office:value-type="float" office:value="0.000426234" calcext:value-type="float">
            <text:p>0.000426234</text:p>
          </table:table-cell>
          <table:table-cell office:value-type="float" office:value="0.000630331" calcext:value-type="float">
            <text:p>0.000630331</text:p>
          </table:table-cell>
          <table:table-cell office:value-type="float" office:value="-0.001310877" calcext:value-type="float">
            <text:p>-0.001310877</text:p>
          </table:table-cell>
          <table:table-cell/>
          <table:table-cell office:value-type="float" office:value="27.086329405" calcext:value-type="float">
            <text:p>27.086329405</text:p>
          </table:table-cell>
          <table:table-cell office:value-type="float" office:value="27.091357348" calcext:value-type="float">
            <text:p>27.091357348</text:p>
          </table:table-cell>
          <table:table-cell office:value-type="float" office:value="27.043534731" calcext:value-type="float">
            <text:p>27.043534731</text:p>
          </table:table-cell>
          <table:table-cell/>
          <table:table-cell office:value-type="float" office:value="0.010804249" calcext:value-type="float">
            <text:p>0.010804249</text:p>
          </table:table-cell>
          <table:table-cell office:value-type="float" office:value="0.015977714" calcext:value-type="float">
            <text:p>0.015977714</text:p>
          </table:table-cell>
          <table:table-cell office:value-type="float" office:value="-0.033229364" calcext:value-type="float">
            <text:p>-0.033229364</text:p>
          </table:table-cell>
          <table:table-cell/>
        </table:table-row>
        <table:table-row table:style-name="ro1">
          <table:table-cell office:value-type="float" office:value="0.175" calcext:value-type="float">
            <text:p>0.175</text:p>
          </table:table-cell>
          <table:table-cell table:style-name="ce1" office:value-type="string" calcext:value-type="string">
            <text:p><text:s/>2019-11-13 15:34:06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175" calcext:value-type="float">
            <text:p>0.1750</text:p>
          </table:table-cell>
          <table:table-cell office:value-type="float" office:value="0.793279504" calcext:value-type="float">
            <text:p>0.793279504</text:p>
          </table:table-cell>
          <table:table-cell office:value-type="float" office:value="0.605935527" calcext:value-type="float">
            <text:p>0.605935527</text:p>
          </table:table-cell>
          <table:table-cell office:value-type="float" office:value="0.511259498" calcext:value-type="float">
            <text:p>0.511259498</text:p>
          </table:table-cell>
          <table:table-cell/>
          <table:table-cell office:value-type="float" office:value="0.006481042" calcext:value-type="float">
            <text:p>0.006481042</text:p>
          </table:table-cell>
          <table:table-cell office:value-type="float" office:value="0.004950454" calcext:value-type="float">
            <text:p>0.004950454</text:p>
          </table:table-cell>
          <table:table-cell office:value-type="float" office:value="0.004176957" calcext:value-type="float">
            <text:p>0.004176957</text:p>
          </table:table-cell>
          <table:table-cell/>
          <table:table-cell office:value-type="float" office:value="0.000955162" calcext:value-type="float">
            <text:p>0.000955162</text:p>
          </table:table-cell>
          <table:table-cell office:value-type="float" office:value="-0.000575426" calcext:value-type="float">
            <text:p>-0.000575426</text:p>
          </table:table-cell>
          <table:table-cell office:value-type="float" office:value="-0.001348923" calcext:value-type="float">
            <text:p>-0.001348923</text:p>
          </table:table-cell>
          <table:table-cell/>
          <table:table-cell office:value-type="float" office:value="27.089251477" calcext:value-type="float">
            <text:p>27.089251477</text:p>
          </table:table-cell>
          <table:table-cell office:value-type="float" office:value="27.051544774" calcext:value-type="float">
            <text:p>27.051544774</text:p>
          </table:table-cell>
          <table:table-cell office:value-type="float" office:value="27.032488869" calcext:value-type="float">
            <text:p>27.032488869</text:p>
          </table:table-cell>
          <table:table-cell/>
          <table:table-cell office:value-type="float" office:value="0.024211468" calcext:value-type="float">
            <text:p>0.024211468</text:p>
          </table:table-cell>
          <table:table-cell office:value-type="float" office:value="-0.014586297" calcext:value-type="float">
            <text:p>-0.014586297</text:p>
          </table:table-cell>
          <table:table-cell office:value-type="float" office:value="-0.034193827" calcext:value-type="float">
            <text:p>-0.034193827</text:p>
          </table:table-cell>
          <table:table-cell/>
        </table:table-row>
        <table:table-row table:style-name="ro1">
          <table:table-cell office:value-type="float" office:value="0.18" calcext:value-type="float">
            <text:p>0.18</text:p>
          </table:table-cell>
          <table:table-cell table:style-name="ce1" office:value-type="string" calcext:value-type="string">
            <text:p><text:s/>2019-11-13 15:34:06</text:p>
          </table:table-cell>
          <table:table-cell office:value-type="float" office:value="27.06067" calcext:value-type="float">
            <text:p>27.06067</text:p>
          </table:table-cell>
          <table:table-cell office:value-type="float" office:value="0.18" calcext:value-type="float">
            <text:p>0.1800</text:p>
          </table:table-cell>
          <table:table-cell office:value-type="float" office:value="0.634988026" calcext:value-type="float">
            <text:p>0.634988026</text:p>
          </table:table-cell>
          <table:table-cell office:value-type="float" office:value="0.702139223" calcext:value-type="float">
            <text:p>0.702139223</text:p>
          </table:table-cell>
          <table:table-cell office:value-type="float" office:value="0.629925207" calcext:value-type="float">
            <text:p>0.629925207</text:p>
          </table:table-cell>
          <table:table-cell/>
          <table:table-cell office:value-type="float" office:value="0.005187811" calcext:value-type="float">
            <text:p>0.005187811</text:p>
          </table:table-cell>
          <table:table-cell office:value-type="float" office:value="0.005736432" calcext:value-type="float">
            <text:p>0.005736432</text:p>
          </table:table-cell>
          <table:table-cell office:value-type="float" office:value="0.005146448" calcext:value-type="float">
            <text:p>0.005146448</text:p>
          </table:table-cell>
          <table:table-cell/>
          <table:table-cell office:value-type="float" office:value="-0.000338069" calcext:value-type="float">
            <text:p>-0.000338069</text:p>
          </table:table-cell>
          <table:table-cell office:value-type="float" office:value="0.000210552" calcext:value-type="float">
            <text:p>0.000210552</text:p>
          </table:table-cell>
          <table:table-cell office:value-type="float" office:value="-0.000379432" calcext:value-type="float">
            <text:p>-0.000379432</text:p>
          </table:table-cell>
          <table:table-cell/>
          <table:table-cell office:value-type="float" office:value="27.052338087" calcext:value-type="float">
            <text:p>27.052338087</text:p>
          </table:table-cell>
          <table:table-cell office:value-type="float" office:value="27.065853734" calcext:value-type="float">
            <text:p>27.065853734</text:p>
          </table:table-cell>
          <table:table-cell office:value-type="float" office:value="27.051319077" calcext:value-type="float">
            <text:p>27.051319077</text:p>
          </table:table-cell>
          <table:table-cell/>
          <table:table-cell office:value-type="float" office:value="-0.008569578" calcext:value-type="float">
            <text:p>-0.008569578</text:p>
          </table:table-cell>
          <table:table-cell office:value-type="float" office:value="0.005337093" calcext:value-type="float">
            <text:p>0.005337093</text:p>
          </table:table-cell>
          <table:table-cell office:value-type="float" office:value="-0.009618076" calcext:value-type="float">
            <text:p>-0.009618076</text:p>
          </table:table-cell>
          <table:table-cell/>
        </table:table-row>
        <table:table-row table:style-name="ro1">
          <table:table-cell office:value-type="float" office:value="0.185" calcext:value-type="float">
            <text:p>0.185</text:p>
          </table:table-cell>
          <table:table-cell table:style-name="ce1" office:value-type="string" calcext:value-type="string">
            <text:p><text:s/>2019-11-13 15:34:06</text:p>
          </table:table-cell>
          <table:table-cell office:value-type="float" office:value="27.07077" calcext:value-type="float">
            <text:p>27.07077</text:p>
          </table:table-cell>
          <table:table-cell office:value-type="float" office:value="0.185" calcext:value-type="float">
            <text:p>0.1850</text:p>
          </table:table-cell>
          <table:table-cell office:value-type="float" office:value="0.770040246" calcext:value-type="float">
            <text:p>0.770040246</text:p>
          </table:table-cell>
          <table:table-cell office:value-type="float" office:value="0.674747309" calcext:value-type="float">
            <text:p>0.674747309</text:p>
          </table:table-cell>
          <table:table-cell office:value-type="float" office:value="0.502878487" calcext:value-type="float">
            <text:p>0.502878487</text:p>
          </table:table-cell>
          <table:table-cell/>
          <table:table-cell office:value-type="float" office:value="0.006291178" calcext:value-type="float">
            <text:p>0.006291178</text:p>
          </table:table-cell>
          <table:table-cell office:value-type="float" office:value="0.005512641" calcext:value-type="float">
            <text:p>0.005512641</text:p>
          </table:table-cell>
          <table:table-cell office:value-type="float" office:value="0.004108484" calcext:value-type="float">
            <text:p>0.004108484</text:p>
          </table:table-cell>
          <table:table-cell/>
          <table:table-cell office:value-type="float" office:value="0.000765299" calcext:value-type="float">
            <text:p>0.000765299</text:p>
          </table:table-cell>
          <table:table-cell office:value-type="float" office:value="-0.000013238" calcext:value-type="float">
            <text:p>-1.3238E-05</text:p>
          </table:table-cell>
          <table:table-cell office:value-type="float" office:value="-0.001417396" calcext:value-type="float">
            <text:p>-0.001417396</text:p>
          </table:table-cell>
          <table:table-cell/>
          <table:table-cell office:value-type="float" office:value="27.089628224" calcext:value-type="float">
            <text:p>27.089628224</text:p>
          </table:table-cell>
          <table:table-cell office:value-type="float" office:value="27.070448785" calcext:value-type="float">
            <text:p>27.070448785</text:p>
          </table:table-cell>
          <table:table-cell office:value-type="float" office:value="27.035856246" calcext:value-type="float">
            <text:p>27.035856246</text:p>
          </table:table-cell>
          <table:table-cell/>
          <table:table-cell office:value-type="float" office:value="0.019398858" calcext:value-type="float">
            <text:p>0.019398858</text:p>
          </table:table-cell>
          <table:table-cell office:value-type="float" office:value="-0.000335575" calcext:value-type="float">
            <text:p>-0.000335575</text:p>
          </table:table-cell>
          <table:table-cell office:value-type="float" office:value="-0.035929567" calcext:value-type="float">
            <text:p>-0.035929567</text:p>
          </table:table-cell>
          <table:table-cell/>
        </table:table-row>
        <table:table-row table:style-name="ro1">
          <table:table-cell office:value-type="float" office:value="0.19" calcext:value-type="float">
            <text:p>0.19</text:p>
          </table:table-cell>
          <table:table-cell table:style-name="ce1" office:value-type="string" calcext:value-type="string">
            <text:p><text:s/>2019-11-13 15:34:06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19" calcext:value-type="float">
            <text:p>0.1900</text:p>
          </table:table-cell>
          <table:table-cell office:value-type="float" office:value="0.626638606" calcext:value-type="float">
            <text:p>0.626638606</text:p>
          </table:table-cell>
          <table:table-cell office:value-type="float" office:value="0.650857169" calcext:value-type="float">
            <text:p>0.650857169</text:p>
          </table:table-cell>
          <table:table-cell office:value-type="float" office:value="0.603538228" calcext:value-type="float">
            <text:p>0.603538228</text:p>
          </table:table-cell>
          <table:table-cell/>
          <table:table-cell office:value-type="float" office:value="0.005119596" calcext:value-type="float">
            <text:p>0.005119596</text:p>
          </table:table-cell>
          <table:table-cell office:value-type="float" office:value="0.005317461" calcext:value-type="float">
            <text:p>0.005317461</text:p>
          </table:table-cell>
          <table:table-cell office:value-type="float" office:value="0.004930868" calcext:value-type="float">
            <text:p>0.004930868</text:p>
          </table:table-cell>
          <table:table-cell/>
          <table:table-cell office:value-type="float" office:value="-0.000406283" calcext:value-type="float">
            <text:p>-0.000406283</text:p>
          </table:table-cell>
          <table:table-cell office:value-type="float" office:value="-0.000208419" calcext:value-type="float">
            <text:p>-0.000208419</text:p>
          </table:table-cell>
          <table:table-cell office:value-type="float" office:value="-0.000595012" calcext:value-type="float">
            <text:p>-0.000595012</text:p>
          </table:table-cell>
          <table:table-cell/>
          <table:table-cell office:value-type="float" office:value="27.055711741" calcext:value-type="float">
            <text:p>27.055711741</text:p>
          </table:table-cell>
          <table:table-cell office:value-type="float" office:value="27.060586261" calcext:value-type="float">
            <text:p>27.060586261</text:p>
          </table:table-cell>
          <table:table-cell office:value-type="float" office:value="27.051062262" calcext:value-type="float">
            <text:p>27.051062262</text:p>
          </table:table-cell>
          <table:table-cell/>
          <table:table-cell office:value-type="float" office:value="-0.010298723" calcext:value-type="float">
            <text:p>-0.010298723</text:p>
          </table:table-cell>
          <table:table-cell office:value-type="float" office:value="-0.005283127" calcext:value-type="float">
            <text:p>-0.005283127</text:p>
          </table:table-cell>
          <table:table-cell office:value-type="float" office:value="-0.015082775" calcext:value-type="float">
            <text:p>-0.015082775</text:p>
          </table:table-cell>
          <table:table-cell/>
        </table:table-row>
        <table:table-row table:style-name="ro1">
          <table:table-cell office:value-type="float" office:value="0.195" calcext:value-type="float">
            <text:p>0.195</text:p>
          </table:table-cell>
          <table:table-cell table:style-name="ce1" office:value-type="string" calcext:value-type="string">
            <text:p><text:s/>2019-11-13 15:34:07</text:p>
          </table:table-cell>
          <table:table-cell office:value-type="float" office:value="27.07583" calcext:value-type="float">
            <text:p>27.07583</text:p>
          </table:table-cell>
          <table:table-cell office:value-type="float" office:value="0.195" calcext:value-type="float">
            <text:p>0.1950</text:p>
          </table:table-cell>
          <table:table-cell office:value-type="float" office:value="0.735558955" calcext:value-type="float">
            <text:p>0.735558955</text:p>
          </table:table-cell>
          <table:table-cell office:value-type="float" office:value="0.747702211" calcext:value-type="float">
            <text:p>0.747702211</text:p>
          </table:table-cell>
          <table:table-cell office:value-type="float" office:value="0.511524142" calcext:value-type="float">
            <text:p>0.511524142</text:p>
          </table:table-cell>
          <table:table-cell/>
          <table:table-cell office:value-type="float" office:value="0.006009469" calcext:value-type="float">
            <text:p>0.006009469</text:p>
          </table:table-cell>
          <table:table-cell office:value-type="float" office:value="0.006108678" calcext:value-type="float">
            <text:p>0.006108678</text:p>
          </table:table-cell>
          <table:table-cell office:value-type="float" office:value="0.004179119" calcext:value-type="float">
            <text:p>0.004179119</text:p>
          </table:table-cell>
          <table:table-cell/>
          <table:table-cell office:value-type="float" office:value="0.000483589" calcext:value-type="float">
            <text:p>0.000483589</text:p>
          </table:table-cell>
          <table:table-cell office:value-type="float" office:value="0.000582798" calcext:value-type="float">
            <text:p>0.000582798</text:p>
          </table:table-cell>
          <table:table-cell office:value-type="float" office:value="-0.001346761" calcext:value-type="float">
            <text:p>-0.001346761</text:p>
          </table:table-cell>
          <table:table-cell/>
          <table:table-cell office:value-type="float" office:value="27.087742346" calcext:value-type="float">
            <text:p>27.087742346</text:p>
          </table:table-cell>
          <table:table-cell office:value-type="float" office:value="27.090186379" calcext:value-type="float">
            <text:p>27.090186379</text:p>
          </table:table-cell>
          <table:table-cell office:value-type="float" office:value="27.042650679" calcext:value-type="float">
            <text:p>27.042650679</text:p>
          </table:table-cell>
          <table:table-cell/>
          <table:table-cell office:value-type="float" office:value="0.012258085" calcext:value-type="float">
            <text:p>0.012258085</text:p>
          </table:table-cell>
          <table:table-cell office:value-type="float" office:value="0.014772854" calcext:value-type="float">
            <text:p>0.014772854</text:p>
          </table:table-cell>
          <table:table-cell office:value-type="float" office:value="-0.034139018" calcext:value-type="float">
            <text:p>-0.034139018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1" office:value-type="string" calcext:value-type="string">
            <text:p><text:s/>2019-11-13 15:34:07</text:p>
          </table:table-cell>
          <table:table-cell office:value-type="float" office:value="27.06067" calcext:value-type="float">
            <text:p>27.06067</text:p>
          </table:table-cell>
          <table:table-cell office:value-type="float" office:value="0.2" calcext:value-type="float">
            <text:p>0.2000</text:p>
          </table:table-cell>
          <table:table-cell office:value-type="float" office:value="0.728329507" calcext:value-type="float">
            <text:p>0.728329507</text:p>
          </table:table-cell>
          <table:table-cell office:value-type="float" office:value="0.750744432" calcext:value-type="float">
            <text:p>0.750744432</text:p>
          </table:table-cell>
          <table:table-cell office:value-type="float" office:value="0.512356223" calcext:value-type="float">
            <text:p>0.512356223</text:p>
          </table:table-cell>
          <table:table-cell/>
          <table:table-cell office:value-type="float" office:value="0.005950404" calcext:value-type="float">
            <text:p>0.005950404</text:p>
          </table:table-cell>
          <table:table-cell office:value-type="float" office:value="0.006133533" calcext:value-type="float">
            <text:p>0.006133533</text:p>
          </table:table-cell>
          <table:table-cell office:value-type="float" office:value="0.004185917" calcext:value-type="float">
            <text:p>0.004185917</text:p>
          </table:table-cell>
          <table:table-cell/>
          <table:table-cell office:value-type="float" office:value="0.000424525" calcext:value-type="float">
            <text:p>0.000424525</text:p>
          </table:table-cell>
          <table:table-cell office:value-type="float" office:value="0.000607653" calcext:value-type="float">
            <text:p>0.000607653</text:p>
          </table:table-cell>
          <table:table-cell office:value-type="float" office:value="-0.001339963" calcext:value-type="float">
            <text:p>-0.001339963</text:p>
          </table:table-cell>
          <table:table-cell/>
          <table:table-cell office:value-type="float" office:value="27.071125058" calcext:value-type="float">
            <text:p>27.071125058</text:p>
          </table:table-cell>
          <table:table-cell office:value-type="float" office:value="27.075636497" calcext:value-type="float">
            <text:p>27.075636497</text:p>
          </table:table-cell>
          <table:table-cell office:value-type="float" office:value="27.027655344" calcext:value-type="float">
            <text:p>27.027655344</text:p>
          </table:table-cell>
          <table:table-cell/>
          <table:table-cell office:value-type="float" office:value="0.010760922" calcext:value-type="float">
            <text:p>0.010760922</text:p>
          </table:table-cell>
          <table:table-cell office:value-type="float" office:value="0.015402872" calcext:value-type="float">
            <text:p>0.015402872</text:p>
          </table:table-cell>
          <table:table-cell office:value-type="float" office:value="-0.033966691" calcext:value-type="float">
            <text:p>-0.033966691</text:p>
          </table:table-cell>
          <table:table-cell/>
        </table:table-row>
        <table:table-row table:style-name="ro1">
          <table:table-cell office:value-type="float" office:value="0.205" calcext:value-type="float">
            <text:p>0.205</text:p>
          </table:table-cell>
          <table:table-cell table:style-name="ce1" office:value-type="string" calcext:value-type="string">
            <text:p><text:s/>2019-11-13 15:34:07</text:p>
          </table:table-cell>
          <table:table-cell office:value-type="float" office:value="27.07077" calcext:value-type="float">
            <text:p>27.07077</text:p>
          </table:table-cell>
          <table:table-cell office:value-type="float" office:value="0.205" calcext:value-type="float">
            <text:p>0.2050</text:p>
          </table:table-cell>
          <table:table-cell office:value-type="float" office:value="0.697376215" calcext:value-type="float">
            <text:p>0.697376215</text:p>
          </table:table-cell>
          <table:table-cell office:value-type="float" office:value="0.745187491" calcext:value-type="float">
            <text:p>0.745187491</text:p>
          </table:table-cell>
          <table:table-cell office:value-type="float" office:value="0.530171458" calcext:value-type="float">
            <text:p>0.530171458</text:p>
          </table:table-cell>
          <table:table-cell/>
          <table:table-cell office:value-type="float" office:value="0.005697518" calcext:value-type="float">
            <text:p>0.005697518</text:p>
          </table:table-cell>
          <table:table-cell office:value-type="float" office:value="0.006088133" calcext:value-type="float">
            <text:p>0.006088133</text:p>
          </table:table-cell>
          <table:table-cell office:value-type="float" office:value="0.004331466" calcext:value-type="float">
            <text:p>0.004331466</text:p>
          </table:table-cell>
          <table:table-cell/>
          <table:table-cell office:value-type="float" office:value="0.000171638" calcext:value-type="float">
            <text:p>0.000171638</text:p>
          </table:table-cell>
          <table:table-cell office:value-type="float" office:value="0.000562253" calcext:value-type="float">
            <text:p>0.000562253</text:p>
          </table:table-cell>
          <table:table-cell office:value-type="float" office:value="-0.001194414" calcext:value-type="float">
            <text:p>-0.001194414</text:p>
          </table:table-cell>
          <table:table-cell/>
          <table:table-cell office:value-type="float" office:value="27.075003293" calcext:value-type="float">
            <text:p>27.075003293</text:p>
          </table:table-cell>
          <table:table-cell office:value-type="float" office:value="27.084626185" calcext:value-type="float">
            <text:p>27.084626185</text:p>
          </table:table-cell>
          <table:table-cell office:value-type="float" office:value="27.041349651" calcext:value-type="float">
            <text:p>27.041349651</text:p>
          </table:table-cell>
          <table:table-cell/>
          <table:table-cell office:value-type="float" office:value="0.004350702" calcext:value-type="float">
            <text:p>0.004350702</text:p>
          </table:table-cell>
          <table:table-cell office:value-type="float" office:value="0.014252077" calcext:value-type="float">
            <text:p>0.014252077</text:p>
          </table:table-cell>
          <table:table-cell office:value-type="float" office:value="-0.030277098" calcext:value-type="float">
            <text:p>-0.030277098</text:p>
          </table:table-cell>
          <table:table-cell/>
        </table:table-row>
        <table:table-row table:style-name="ro1">
          <table:table-cell office:value-type="float" office:value="0.21" calcext:value-type="float">
            <text:p>0.21</text:p>
          </table:table-cell>
          <table:table-cell table:style-name="ce1" office:value-type="string" calcext:value-type="string">
            <text:p><text:s/>2019-11-13 15:34:07</text:p>
          </table:table-cell>
          <table:table-cell office:value-type="float" office:value="27.06067" calcext:value-type="float">
            <text:p>27.06067</text:p>
          </table:table-cell>
          <table:table-cell office:value-type="float" office:value="0.21" calcext:value-type="float">
            <text:p>0.2100</text:p>
          </table:table-cell>
          <table:table-cell office:value-type="float" office:value="0.654704649" calcext:value-type="float">
            <text:p>0.654704649</text:p>
          </table:table-cell>
          <table:table-cell office:value-type="float" office:value="0.727670876" calcext:value-type="float">
            <text:p>0.727670876</text:p>
          </table:table-cell>
          <table:table-cell office:value-type="float" office:value="0.57846255" calcext:value-type="float">
            <text:p>0.57846255</text:p>
          </table:table-cell>
          <table:table-cell/>
          <table:table-cell office:value-type="float" office:value="0.005348894" calcext:value-type="float">
            <text:p>0.005348894</text:p>
          </table:table-cell>
          <table:table-cell office:value-type="float" office:value="0.005945023" calcext:value-type="float">
            <text:p>0.005945023</text:p>
          </table:table-cell>
          <table:table-cell office:value-type="float" office:value="0.004726001" calcext:value-type="float">
            <text:p>0.004726001</text:p>
          </table:table-cell>
          <table:table-cell/>
          <table:table-cell office:value-type="float" office:value="-0.000176986" calcext:value-type="float">
            <text:p>-0.000176986</text:p>
          </table:table-cell>
          <table:table-cell office:value-type="float" office:value="0.000419144" calcext:value-type="float">
            <text:p>0.000419144</text:p>
          </table:table-cell>
          <table:table-cell office:value-type="float" office:value="-0.000799879" calcext:value-type="float">
            <text:p>-0.000799879</text:p>
          </table:table-cell>
          <table:table-cell/>
          <table:table-cell office:value-type="float" office:value="27.056306505" calcext:value-type="float">
            <text:p>27.056306505</text:p>
          </table:table-cell>
          <table:table-cell office:value-type="float" office:value="27.070992496" calcext:value-type="float">
            <text:p>27.070992496</text:p>
          </table:table-cell>
          <table:table-cell office:value-type="float" office:value="27.040960975" calcext:value-type="float">
            <text:p>27.040960975</text:p>
          </table:table-cell>
          <table:table-cell/>
          <table:table-cell office:value-type="float" office:value="-0.004486327" calcext:value-type="float">
            <text:p>-0.004486327</text:p>
          </table:table-cell>
          <table:table-cell office:value-type="float" office:value="0.010624525" calcext:value-type="float">
            <text:p>0.010624525</text:p>
          </table:table-cell>
          <table:table-cell office:value-type="float" office:value="-0.020275939" calcext:value-type="float">
            <text:p>-0.020275939</text:p>
          </table:table-cell>
          <table:table-cell/>
        </table:table-row>
        <table:table-row table:style-name="ro1">
          <table:table-cell office:value-type="float" office:value="0.215" calcext:value-type="float">
            <text:p>0.215</text:p>
          </table:table-cell>
          <table:table-cell table:style-name="ce1" office:value-type="string" calcext:value-type="string">
            <text:p><text:s/>2019-11-13 15:34:08</text:p>
          </table:table-cell>
          <table:table-cell office:value-type="float" office:value="27.06067" calcext:value-type="float">
            <text:p>27.06067</text:p>
          </table:table-cell>
          <table:table-cell office:value-type="float" office:value="0.215" calcext:value-type="float">
            <text:p>0.2150</text:p>
          </table:table-cell>
          <table:table-cell office:value-type="float" office:value="0.638848619" calcext:value-type="float">
            <text:p>0.638848619</text:p>
          </table:table-cell>
          <table:table-cell office:value-type="float" office:value="0.710514273" calcext:value-type="float">
            <text:p>0.710514273</text:p>
          </table:table-cell>
          <table:table-cell office:value-type="float" office:value="0.621621683" calcext:value-type="float">
            <text:p>0.621621683</text:p>
          </table:table-cell>
          <table:table-cell/>
          <table:table-cell office:value-type="float" office:value="0.005219351" calcext:value-type="float">
            <text:p>0.005219351</text:p>
          </table:table-cell>
          <table:table-cell office:value-type="float" office:value="0.005804855" calcext:value-type="float">
            <text:p>0.005804855</text:p>
          </table:table-cell>
          <table:table-cell office:value-type="float" office:value="0.005078609" calcext:value-type="float">
            <text:p>0.005078609</text:p>
          </table:table-cell>
          <table:table-cell/>
          <table:table-cell office:value-type="float" office:value="-0.000306528" calcext:value-type="float">
            <text:p>-0.000306528</text:p>
          </table:table-cell>
          <table:table-cell office:value-type="float" office:value="0.000278975" calcext:value-type="float">
            <text:p>0.000278975</text:p>
          </table:table-cell>
          <table:table-cell office:value-type="float" office:value="-0.000447271" calcext:value-type="float">
            <text:p>-0.000447271</text:p>
          </table:table-cell>
          <table:table-cell/>
          <table:table-cell office:value-type="float" office:value="27.05311512" calcext:value-type="float">
            <text:p>27.05311512</text:p>
          </table:table-cell>
          <table:table-cell office:value-type="float" office:value="27.067539385" calcext:value-type="float">
            <text:p>27.067539385</text:p>
          </table:table-cell>
          <table:table-cell office:value-type="float" office:value="27.049647799" calcext:value-type="float">
            <text:p>27.049647799</text:p>
          </table:table-cell>
          <table:table-cell/>
          <table:table-cell office:value-type="float" office:value="-0.00777006" calcext:value-type="float">
            <text:p>-0.00777006</text:p>
          </table:table-cell>
          <table:table-cell office:value-type="float" office:value="0.007071512" calcext:value-type="float">
            <text:p>0.007071512</text:p>
          </table:table-cell>
          <table:table-cell office:value-type="float" office:value="-0.011337718" calcext:value-type="float">
            <text:p>-0.011337718</text:p>
          </table:table-cell>
          <table:table-cell/>
        </table:table-row>
        <table:table-row table:style-name="ro1">
          <table:table-cell office:value-type="float" office:value="0.22" calcext:value-type="float">
            <text:p>0.22</text:p>
          </table:table-cell>
          <table:table-cell table:style-name="ce1" office:value-type="string" calcext:value-type="string">
            <text:p><text:s/>2019-11-13 15:34:08</text:p>
          </table:table-cell>
          <table:table-cell office:value-type="float" office:value="27.06067" calcext:value-type="float">
            <text:p>27.06067</text:p>
          </table:table-cell>
          <table:table-cell office:value-type="float" office:value="0.22" calcext:value-type="float">
            <text:p>0.2200</text:p>
          </table:table-cell>
          <table:table-cell office:value-type="float" office:value="0.639359431" calcext:value-type="float">
            <text:p>0.639359431</text:p>
          </table:table-cell>
          <table:table-cell office:value-type="float" office:value="0.712804283" calcext:value-type="float">
            <text:p>0.712804283</text:p>
          </table:table-cell>
          <table:table-cell office:value-type="float" office:value="0.613982155" calcext:value-type="float">
            <text:p>0.613982155</text:p>
          </table:table-cell>
          <table:table-cell/>
          <table:table-cell office:value-type="float" office:value="0.005223525" calcext:value-type="float">
            <text:p>0.005223525</text:p>
          </table:table-cell>
          <table:table-cell office:value-type="float" office:value="0.005823564" calcext:value-type="float">
            <text:p>0.005823564</text:p>
          </table:table-cell>
          <table:table-cell office:value-type="float" office:value="0.005016194" calcext:value-type="float">
            <text:p>0.005016194</text:p>
          </table:table-cell>
          <table:table-cell/>
          <table:table-cell office:value-type="float" office:value="-0.000302355" calcext:value-type="float">
            <text:p>-0.000302355</text:p>
          </table:table-cell>
          <table:table-cell office:value-type="float" office:value="0.000297685" calcext:value-type="float">
            <text:p>0.000297685</text:p>
          </table:table-cell>
          <table:table-cell office:value-type="float" office:value="-0.000509686" calcext:value-type="float">
            <text:p>-0.000509686</text:p>
          </table:table-cell>
          <table:table-cell/>
          <table:table-cell office:value-type="float" office:value="27.053217932" calcext:value-type="float">
            <text:p>27.053217932</text:p>
          </table:table-cell>
          <table:table-cell office:value-type="float" office:value="27.068000296" calcext:value-type="float">
            <text:p>27.068000296</text:p>
          </table:table-cell>
          <table:table-cell office:value-type="float" office:value="27.048110163" calcext:value-type="float">
            <text:p>27.048110163</text:p>
          </table:table-cell>
          <table:table-cell/>
          <table:table-cell office:value-type="float" office:value="-0.007664272" calcext:value-type="float">
            <text:p>-0.007664272</text:p>
          </table:table-cell>
          <table:table-cell office:value-type="float" office:value="0.007545758" calcext:value-type="float">
            <text:p>0.007545758</text:p>
          </table:table-cell>
          <table:table-cell office:value-type="float" office:value="-0.012919851" calcext:value-type="float">
            <text:p>-0.012919851</text:p>
          </table:table-cell>
          <table:table-cell/>
        </table:table-row>
        <table:table-row table:style-name="ro1">
          <table:table-cell office:value-type="float" office:value="0.225" calcext:value-type="float">
            <text:p>0.225</text:p>
          </table:table-cell>
          <table:table-cell table:style-name="ce1" office:value-type="string" calcext:value-type="string">
            <text:p><text:s/>2019-11-13 15:34:08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225" calcext:value-type="float">
            <text:p>0.2250</text:p>
          </table:table-cell>
          <table:table-cell office:value-type="float" office:value="0.765852423" calcext:value-type="float">
            <text:p>0.765852423</text:p>
          </table:table-cell>
          <table:table-cell office:value-type="float" office:value="0.693982922" calcext:value-type="float">
            <text:p>0.693982922</text:p>
          </table:table-cell>
          <table:table-cell office:value-type="float" office:value="0.50500697" calcext:value-type="float">
            <text:p>0.50500697</text:p>
          </table:table-cell>
          <table:table-cell/>
          <table:table-cell office:value-type="float" office:value="0.006256964" calcext:value-type="float">
            <text:p>0.006256964</text:p>
          </table:table-cell>
          <table:table-cell office:value-type="float" office:value="0.005669795" calcext:value-type="float">
            <text:p>0.005669795</text:p>
          </table:table-cell>
          <table:table-cell office:value-type="float" office:value="0.004125874" calcext:value-type="float">
            <text:p>0.004125874</text:p>
          </table:table-cell>
          <table:table-cell/>
          <table:table-cell office:value-type="float" office:value="0.000731084" calcext:value-type="float">
            <text:p>0.000731084</text:p>
          </table:table-cell>
          <table:table-cell office:value-type="float" office:value="0.000143915" calcext:value-type="float">
            <text:p>0.000143915</text:p>
          </table:table-cell>
          <table:table-cell office:value-type="float" office:value="-0.001400006" calcext:value-type="float">
            <text:p>-0.001400006</text:p>
          </table:table-cell>
          <table:table-cell/>
          <table:table-cell office:value-type="float" office:value="27.083731309" calcext:value-type="float">
            <text:p>27.083731309</text:p>
          </table:table-cell>
          <table:table-cell office:value-type="float" office:value="27.069266218" calcext:value-type="float">
            <text:p>27.069266218</text:p>
          </table:table-cell>
          <table:table-cell office:value-type="float" office:value="27.031230381" calcext:value-type="float">
            <text:p>27.031230381</text:p>
          </table:table-cell>
          <table:table-cell/>
          <table:table-cell office:value-type="float" office:value="0.0185316" calcext:value-type="float">
            <text:p>0.0185316</text:p>
          </table:table-cell>
          <table:table-cell office:value-type="float" office:value="0.003647971" calcext:value-type="float">
            <text:p>0.003647971</text:p>
          </table:table-cell>
          <table:table-cell office:value-type="float" office:value="-0.03548875" calcext:value-type="float">
            <text:p>-0.03548875</text:p>
          </table:table-cell>
          <table:table-cell/>
        </table:table-row>
        <table:table-row table:style-name="ro1">
          <table:table-cell office:value-type="float" office:value="0.23" calcext:value-type="float">
            <text:p>0.23</text:p>
          </table:table-cell>
          <table:table-cell table:style-name="ce1" office:value-type="string" calcext:value-type="string">
            <text:p><text:s/>2019-11-13 15:34:08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23" calcext:value-type="float">
            <text:p>0.2300</text:p>
          </table:table-cell>
          <table:table-cell office:value-type="float" office:value="0.679050169" calcext:value-type="float">
            <text:p>0.679050169</text:p>
          </table:table-cell>
          <table:table-cell office:value-type="float" office:value="0.610555483" calcext:value-type="float">
            <text:p>0.610555483</text:p>
          </table:table-cell>
          <table:table-cell office:value-type="float" office:value="0.570619174" calcext:value-type="float">
            <text:p>0.570619174</text:p>
          </table:table-cell>
          <table:table-cell/>
          <table:table-cell office:value-type="float" office:value="0.005547795" calcext:value-type="float">
            <text:p>0.005547795</text:p>
          </table:table-cell>
          <table:table-cell office:value-type="float" office:value="0.004988198" calcext:value-type="float">
            <text:p>0.004988198</text:p>
          </table:table-cell>
          <table:table-cell office:value-type="float" office:value="0.004661921" calcext:value-type="float">
            <text:p>0.004661921</text:p>
          </table:table-cell>
          <table:table-cell/>
          <table:table-cell office:value-type="float" office:value="0.000021916" calcext:value-type="float">
            <text:p>2.1916E-05</text:p>
          </table:table-cell>
          <table:table-cell office:value-type="float" office:value="-0.000537682" calcext:value-type="float">
            <text:p>-0.000537682</text:p>
          </table:table-cell>
          <table:table-cell office:value-type="float" office:value="-0.000863959" calcext:value-type="float">
            <text:p>-0.000863959</text:p>
          </table:table-cell>
          <table:table-cell/>
          <table:table-cell office:value-type="float" office:value="27.066260697" calcext:value-type="float">
            <text:p>27.066260697</text:p>
          </table:table-cell>
          <table:table-cell office:value-type="float" office:value="27.052474647" calcext:value-type="float">
            <text:p>27.052474647</text:p>
          </table:table-cell>
          <table:table-cell office:value-type="float" office:value="27.044436517" calcext:value-type="float">
            <text:p>27.044436517</text:p>
          </table:table-cell>
          <table:table-cell/>
          <table:table-cell office:value-type="float" office:value="0.000555476" calcext:value-type="float">
            <text:p>0.000555476</text:p>
          </table:table-cell>
          <table:table-cell office:value-type="float" office:value="-0.01362951" calcext:value-type="float">
            <text:p>-0.01362951</text:p>
          </table:table-cell>
          <table:table-cell office:value-type="float" office:value="-0.021900306" calcext:value-type="float">
            <text:p>-0.021900306</text:p>
          </table:table-cell>
          <table:table-cell/>
        </table:table-row>
        <table:table-row table:style-name="ro1">
          <table:table-cell office:value-type="float" office:value="0.235" calcext:value-type="float">
            <text:p>0.235</text:p>
          </table:table-cell>
          <table:table-cell table:style-name="ce1" office:value-type="string" calcext:value-type="string">
            <text:p><text:s/>2019-11-13 15:34:09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235" calcext:value-type="float">
            <text:p>0.2350</text:p>
          </table:table-cell>
          <table:table-cell office:value-type="float" office:value="0.625869706" calcext:value-type="float">
            <text:p>0.625869706</text:p>
          </table:table-cell>
          <table:table-cell office:value-type="float" office:value="0.659752567" calcext:value-type="float">
            <text:p>0.659752567</text:p>
          </table:table-cell>
          <table:table-cell office:value-type="float" office:value="0.605011058" calcext:value-type="float">
            <text:p>0.605011058</text:p>
          </table:table-cell>
          <table:table-cell/>
          <table:table-cell office:value-type="float" office:value="0.005113315" calcext:value-type="float">
            <text:p>0.005113315</text:p>
          </table:table-cell>
          <table:table-cell office:value-type="float" office:value="0.005390135" calcext:value-type="float">
            <text:p>0.005390135</text:p>
          </table:table-cell>
          <table:table-cell office:value-type="float" office:value="0.004942901" calcext:value-type="float">
            <text:p>0.004942901</text:p>
          </table:table-cell>
          <table:table-cell/>
          <table:table-cell office:value-type="float" office:value="-0.000412565" calcext:value-type="float">
            <text:p>-0.000412565</text:p>
          </table:table-cell>
          <table:table-cell office:value-type="float" office:value="-0.000135745" calcext:value-type="float">
            <text:p>-0.000135745</text:p>
          </table:table-cell>
          <table:table-cell office:value-type="float" office:value="-0.000582979" calcext:value-type="float">
            <text:p>-0.000582979</text:p>
          </table:table-cell>
          <table:table-cell/>
          <table:table-cell office:value-type="float" office:value="27.055556983" calcext:value-type="float">
            <text:p>27.055556983</text:p>
          </table:table-cell>
          <table:table-cell office:value-type="float" office:value="27.062376651" calcext:value-type="float">
            <text:p>27.062376651</text:p>
          </table:table-cell>
          <table:table-cell office:value-type="float" office:value="27.051358703" calcext:value-type="float">
            <text:p>27.051358703</text:p>
          </table:table-cell>
          <table:table-cell/>
          <table:table-cell office:value-type="float" office:value="-0.010457961" calcext:value-type="float">
            <text:p>-0.010457961</text:p>
          </table:table-cell>
          <table:table-cell office:value-type="float" office:value="-0.003440922" calcext:value-type="float">
            <text:p>-0.003440922</text:p>
          </table:table-cell>
          <table:table-cell office:value-type="float" office:value="-0.014777753" calcext:value-type="float">
            <text:p>-0.014777753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table:style-name="ce1" office:value-type="string" calcext:value-type="string">
            <text:p><text:s/>2019-11-13 15:34:09</text:p>
          </table:table-cell>
          <table:table-cell office:value-type="float" office:value="27.07077" calcext:value-type="float">
            <text:p>27.07077</text:p>
          </table:table-cell>
          <table:table-cell office:value-type="float" office:value="0.24" calcext:value-type="float">
            <text:p>0.2400</text:p>
          </table:table-cell>
          <table:table-cell office:value-type="float" office:value="0.656807501" calcext:value-type="float">
            <text:p>0.656807501</text:p>
          </table:table-cell>
          <table:table-cell office:value-type="float" office:value="0.723363843" calcext:value-type="float">
            <text:p>0.723363843</text:p>
          </table:table-cell>
          <table:table-cell office:value-type="float" office:value="0.590919327" calcext:value-type="float">
            <text:p>0.590919327</text:p>
          </table:table-cell>
          <table:table-cell/>
          <table:table-cell office:value-type="float" office:value="0.005366074" calcext:value-type="float">
            <text:p>0.005366074</text:p>
          </table:table-cell>
          <table:table-cell office:value-type="float" office:value="0.005909835" calcext:value-type="float">
            <text:p>0.005909835</text:p>
          </table:table-cell>
          <table:table-cell office:value-type="float" office:value="0.004827772" calcext:value-type="float">
            <text:p>0.004827772</text:p>
          </table:table-cell>
          <table:table-cell/>
          <table:table-cell office:value-type="float" office:value="-0.000159806" calcext:value-type="float">
            <text:p>-0.000159806</text:p>
          </table:table-cell>
          <table:table-cell office:value-type="float" office:value="0.000383955" calcext:value-type="float">
            <text:p>0.000383955</text:p>
          </table:table-cell>
          <table:table-cell office:value-type="float" office:value="-0.000698108" calcext:value-type="float">
            <text:p>-0.000698108</text:p>
          </table:table-cell>
          <table:table-cell/>
          <table:table-cell office:value-type="float" office:value="27.066838036" calcext:value-type="float">
            <text:p>27.066838036</text:p>
          </table:table-cell>
          <table:table-cell office:value-type="float" office:value="27.080233788" calcext:value-type="float">
            <text:p>27.080233788</text:p>
          </table:table-cell>
          <table:table-cell office:value-type="float" office:value="27.053576612" calcext:value-type="float">
            <text:p>27.053576612</text:p>
          </table:table-cell>
          <table:table-cell/>
          <table:table-cell office:value-type="float" office:value="-0.004050834" calcext:value-type="float">
            <text:p>-0.004050834</text:p>
          </table:table-cell>
          <table:table-cell office:value-type="float" office:value="0.00973257" calcext:value-type="float">
            <text:p>0.00973257</text:p>
          </table:table-cell>
          <table:table-cell office:value-type="float" office:value="-0.017696141" calcext:value-type="float">
            <text:p>-0.017696141</text:p>
          </table:table-cell>
          <table:table-cell/>
        </table:table-row>
        <table:table-row table:style-name="ro1">
          <table:table-cell office:value-type="float" office:value="0.245" calcext:value-type="float">
            <text:p>0.245</text:p>
          </table:table-cell>
          <table:table-cell table:style-name="ce1" office:value-type="string" calcext:value-type="string">
            <text:p><text:s/>2019-11-13 15:34:09</text:p>
          </table:table-cell>
          <table:table-cell office:value-type="float" office:value="27.05561" calcext:value-type="float">
            <text:p>27.05561</text:p>
          </table:table-cell>
          <table:table-cell office:value-type="float" office:value="0.245" calcext:value-type="float">
            <text:p>0.2450</text:p>
          </table:table-cell>
          <table:table-cell office:value-type="float" office:value="0.747444719" calcext:value-type="float">
            <text:p>0.747444719</text:p>
          </table:table-cell>
          <table:table-cell office:value-type="float" office:value="0.729820219" calcext:value-type="float">
            <text:p>0.729820219</text:p>
          </table:table-cell>
          <table:table-cell office:value-type="float" office:value="0.509194196" calcext:value-type="float">
            <text:p>0.509194196</text:p>
          </table:table-cell>
          <table:table-cell/>
          <table:table-cell office:value-type="float" office:value="0.006106574" calcext:value-type="float">
            <text:p>0.006106574</text:p>
          </table:table-cell>
          <table:table-cell office:value-type="float" office:value="0.005962583" calcext:value-type="float">
            <text:p>0.005962583</text:p>
          </table:table-cell>
          <table:table-cell office:value-type="float" office:value="0.004160083" calcext:value-type="float">
            <text:p>0.004160083</text:p>
          </table:table-cell>
          <table:table-cell/>
          <table:table-cell office:value-type="float" office:value="0.000580695" calcext:value-type="float">
            <text:p>0.000580695</text:p>
          </table:table-cell>
          <table:table-cell office:value-type="float" office:value="0.000436704" calcext:value-type="float">
            <text:p>0.000436704</text:p>
          </table:table-cell>
          <table:table-cell office:value-type="float" office:value="-0.001365797" calcext:value-type="float">
            <text:p>-0.001365797</text:p>
          </table:table-cell>
          <table:table-cell/>
          <table:table-cell office:value-type="float" office:value="27.069918304" calcext:value-type="float">
            <text:p>27.069918304</text:p>
          </table:table-cell>
          <table:table-cell office:value-type="float" office:value="27.066371016" calcext:value-type="float">
            <text:p>27.066371016</text:p>
          </table:table-cell>
          <table:table-cell office:value-type="float" office:value="27.021964626" calcext:value-type="float">
            <text:p>27.021964626</text:p>
          </table:table-cell>
          <table:table-cell/>
          <table:table-cell office:value-type="float" office:value="0.01471953" calcext:value-type="float">
            <text:p>0.01471953</text:p>
          </table:table-cell>
          <table:table-cell office:value-type="float" office:value="0.011069638" calcext:value-type="float">
            <text:p>0.011069638</text:p>
          </table:table-cell>
          <table:table-cell office:value-type="float" office:value="-0.034621559" calcext:value-type="float">
            <text:p>-0.034621559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table:style-name="ce1" office:value-type="string" calcext:value-type="string">
            <text:p><text:s/>2019-11-13 15:34:09</text:p>
          </table:table-cell>
          <table:table-cell office:value-type="float" office:value="27.06067" calcext:value-type="float">
            <text:p>27.06067</text:p>
          </table:table-cell>
          <table:table-cell office:value-type="float" office:value="0.25" calcext:value-type="float">
            <text:p>0.2500</text:p>
          </table:table-cell>
          <table:table-cell office:value-type="float" office:value="0.796856379" calcext:value-type="float">
            <text:p>0.796856379</text:p>
          </table:table-cell>
          <table:table-cell office:value-type="float" office:value="0.604364944" calcext:value-type="float">
            <text:p>0.604364944</text:p>
          </table:table-cell>
          <table:table-cell office:value-type="float" office:value="0.507727326" calcext:value-type="float">
            <text:p>0.507727326</text:p>
          </table:table-cell>
          <table:table-cell/>
          <table:table-cell office:value-type="float" office:value="0.006510265" calcext:value-type="float">
            <text:p>0.006510265</text:p>
          </table:table-cell>
          <table:table-cell office:value-type="float" office:value="0.004937622" calcext:value-type="float">
            <text:p>0.004937622</text:p>
          </table:table-cell>
          <table:table-cell office:value-type="float" office:value="0.004148099" calcext:value-type="float">
            <text:p>0.004148099</text:p>
          </table:table-cell>
          <table:table-cell/>
          <table:table-cell office:value-type="float" office:value="0.000984385" calcext:value-type="float">
            <text:p>0.000984385</text:p>
          </table:table-cell>
          <table:table-cell office:value-type="float" office:value="-0.000588258" calcext:value-type="float">
            <text:p>-0.000588258</text:p>
          </table:table-cell>
          <table:table-cell office:value-type="float" office:value="-0.001377781" calcext:value-type="float">
            <text:p>-0.001377781</text:p>
          </table:table-cell>
          <table:table-cell/>
          <table:table-cell office:value-type="float" office:value="27.084917364" calcext:value-type="float">
            <text:p>27.084917364</text:p>
          </table:table-cell>
          <table:table-cell office:value-type="float" office:value="27.046174469" calcext:value-type="float">
            <text:p>27.046174469</text:p>
          </table:table-cell>
          <table:table-cell office:value-type="float" office:value="27.026723651" calcext:value-type="float">
            <text:p>27.026723651</text:p>
          </table:table-cell>
          <table:table-cell/>
          <table:table-cell office:value-type="float" office:value="0.024952199" calcext:value-type="float">
            <text:p>0.024952199</text:p>
          </table:table-cell>
          <table:table-cell office:value-type="float" office:value="-0.014911563" calcext:value-type="float">
            <text:p>-0.014911563</text:p>
          </table:table-cell>
          <table:table-cell office:value-type="float" office:value="-0.034925353" calcext:value-type="float">
            <text:p>-0.034925353</text:p>
          </table:table-cell>
          <table:table-cell/>
        </table:table-row>
        <table:table-row table:style-name="ro1">
          <table:table-cell office:value-type="float" office:value="0.255" calcext:value-type="float">
            <text:p>0.255</text:p>
          </table:table-cell>
          <table:table-cell table:style-name="ce1" office:value-type="string" calcext:value-type="string">
            <text:p><text:s/>2019-11-13 15:34:10</text:p>
          </table:table-cell>
          <table:table-cell office:value-type="float" office:value="27.05561" calcext:value-type="float">
            <text:p>27.05561</text:p>
          </table:table-cell>
          <table:table-cell office:value-type="float" office:value="0.255" calcext:value-type="float">
            <text:p>0.2550</text:p>
          </table:table-cell>
          <table:table-cell office:value-type="float" office:value="0.78146169" calcext:value-type="float">
            <text:p>0.78146169</text:p>
          </table:table-cell>
          <table:table-cell office:value-type="float" office:value="0.627202466" calcext:value-type="float">
            <text:p>0.627202466</text:p>
          </table:table-cell>
          <table:table-cell office:value-type="float" office:value="0.495703876" calcext:value-type="float">
            <text:p>0.495703876</text:p>
          </table:table-cell>
          <table:table-cell/>
          <table:table-cell office:value-type="float" office:value="0.006384491" calcext:value-type="float">
            <text:p>0.006384491</text:p>
          </table:table-cell>
          <table:table-cell office:value-type="float" office:value="0.005124203" calcext:value-type="float">
            <text:p>0.005124203</text:p>
          </table:table-cell>
          <table:table-cell office:value-type="float" office:value="0.004049868" calcext:value-type="float">
            <text:p>0.004049868</text:p>
          </table:table-cell>
          <table:table-cell/>
          <table:table-cell office:value-type="float" office:value="0.000858611" calcext:value-type="float">
            <text:p>0.000858611</text:p>
          </table:table-cell>
          <table:table-cell office:value-type="float" office:value="-0.000401677" calcext:value-type="float">
            <text:p>-0.000401677</text:p>
          </table:table-cell>
          <table:table-cell office:value-type="float" office:value="-0.001476012" calcext:value-type="float">
            <text:p>-0.001476012</text:p>
          </table:table-cell>
          <table:table-cell/>
          <table:table-cell office:value-type="float" office:value="27.076764879" calcext:value-type="float">
            <text:p>27.076764879</text:p>
          </table:table-cell>
          <table:table-cell office:value-type="float" office:value="27.045716894" calcext:value-type="float">
            <text:p>27.045716894</text:p>
          </table:table-cell>
          <table:table-cell office:value-type="float" office:value="27.019249313" calcext:value-type="float">
            <text:p>27.019249313</text:p>
          </table:table-cell>
          <table:table-cell/>
          <table:table-cell office:value-type="float" office:value="0.021764124" calcext:value-type="float">
            <text:p>0.021764124</text:p>
          </table:table-cell>
          <table:table-cell office:value-type="float" office:value="-0.010181949" calcext:value-type="float">
            <text:p>-0.010181949</text:p>
          </table:table-cell>
          <table:table-cell office:value-type="float" office:value="-0.037415461" calcext:value-type="float">
            <text:p>-0.037415461</text:p>
          </table:table-cell>
          <table:table-cell/>
        </table:table-row>
        <table:table-row table:style-name="ro1">
          <table:table-cell office:value-type="float" office:value="0.26" calcext:value-type="float">
            <text:p>0.26</text:p>
          </table:table-cell>
          <table:table-cell table:style-name="ce1" office:value-type="string" calcext:value-type="string">
            <text:p><text:s/>2019-11-13 15:34:10</text:p>
          </table:table-cell>
          <table:table-cell office:value-type="float" office:value="27.05561" calcext:value-type="float">
            <text:p>27.05561</text:p>
          </table:table-cell>
          <table:table-cell office:value-type="float" office:value="0.26" calcext:value-type="float">
            <text:p>0.2600</text:p>
          </table:table-cell>
          <table:table-cell office:value-type="float" office:value="0.754218191" calcext:value-type="float">
            <text:p>0.754218191</text:p>
          </table:table-cell>
          <table:table-cell office:value-type="float" office:value="0.705753649" calcext:value-type="float">
            <text:p>0.705753649</text:p>
          </table:table-cell>
          <table:table-cell office:value-type="float" office:value="0.504870475" calcext:value-type="float">
            <text:p>0.504870475</text:p>
          </table:table-cell>
          <table:table-cell/>
          <table:table-cell office:value-type="float" office:value="0.006161913" calcext:value-type="float">
            <text:p>0.006161913</text:p>
          </table:table-cell>
          <table:table-cell office:value-type="float" office:value="0.005765961" calcext:value-type="float">
            <text:p>0.005765961</text:p>
          </table:table-cell>
          <table:table-cell office:value-type="float" office:value="0.004124759" calcext:value-type="float">
            <text:p>0.004124759</text:p>
          </table:table-cell>
          <table:table-cell/>
          <table:table-cell office:value-type="float" office:value="0.000636033" calcext:value-type="float">
            <text:p>0.000636033</text:p>
          </table:table-cell>
          <table:table-cell office:value-type="float" office:value="0.000240081" calcext:value-type="float">
            <text:p>0.000240081</text:p>
          </table:table-cell>
          <table:table-cell office:value-type="float" office:value="-0.001401121" calcext:value-type="float">
            <text:p>-0.001401121</text:p>
          </table:table-cell>
          <table:table-cell/>
          <table:table-cell office:value-type="float" office:value="27.0712816" calcext:value-type="float">
            <text:p>27.0712816</text:p>
          </table:table-cell>
          <table:table-cell office:value-type="float" office:value="27.061527113" calcext:value-type="float">
            <text:p>27.061527113</text:p>
          </table:table-cell>
          <table:table-cell office:value-type="float" office:value="27.021094354" calcext:value-type="float">
            <text:p>27.021094354</text:p>
          </table:table-cell>
          <table:table-cell/>
          <table:table-cell office:value-type="float" office:value="0.016122257" calcext:value-type="float">
            <text:p>0.016122257</text:p>
          </table:table-cell>
          <table:table-cell office:value-type="float" office:value="0.006085618" calcext:value-type="float">
            <text:p>0.006085618</text:p>
          </table:table-cell>
          <table:table-cell office:value-type="float" office:value="-0.035517019" calcext:value-type="float">
            <text:p>-0.035517019</text:p>
          </table:table-cell>
          <table:table-cell/>
        </table:table-row>
        <table:table-row table:style-name="ro1">
          <table:table-cell office:value-type="float" office:value="0.265" calcext:value-type="float">
            <text:p>0.265</text:p>
          </table:table-cell>
          <table:table-cell table:style-name="ce1" office:value-type="string" calcext:value-type="string">
            <text:p><text:s/>2019-11-13 15:34:10</text:p>
          </table:table-cell>
          <table:table-cell office:value-type="float" office:value="27.06067" calcext:value-type="float">
            <text:p>27.06067</text:p>
          </table:table-cell>
          <table:table-cell office:value-type="float" office:value="0.265" calcext:value-type="float">
            <text:p>0.2650</text:p>
          </table:table-cell>
          <table:table-cell office:value-type="float" office:value="0.753070206" calcext:value-type="float">
            <text:p>0.753070206</text:p>
          </table:table-cell>
          <table:table-cell office:value-type="float" office:value="0.707321847" calcext:value-type="float">
            <text:p>0.707321847</text:p>
          </table:table-cell>
          <table:table-cell office:value-type="float" office:value="0.50506419" calcext:value-type="float">
            <text:p>0.50506419</text:p>
          </table:table-cell>
          <table:table-cell/>
          <table:table-cell office:value-type="float" office:value="0.006152534" calcext:value-type="float">
            <text:p>0.006152534</text:p>
          </table:table-cell>
          <table:table-cell office:value-type="float" office:value="0.005778773" calcext:value-type="float">
            <text:p>0.005778773</text:p>
          </table:table-cell>
          <table:table-cell office:value-type="float" office:value="0.004126341" calcext:value-type="float">
            <text:p>0.004126341</text:p>
          </table:table-cell>
          <table:table-cell/>
          <table:table-cell office:value-type="float" office:value="0.000626654" calcext:value-type="float">
            <text:p>0.000626654</text:p>
          </table:table-cell>
          <table:table-cell office:value-type="float" office:value="0.000252893" calcext:value-type="float">
            <text:p>0.000252893</text:p>
          </table:table-cell>
          <table:table-cell office:value-type="float" office:value="-0.001399538" calcext:value-type="float">
            <text:p>-0.001399538</text:p>
          </table:table-cell>
          <table:table-cell/>
          <table:table-cell office:value-type="float" office:value="27.076104602" calcext:value-type="float">
            <text:p>27.076104602</text:p>
          </table:table-cell>
          <table:table-cell office:value-type="float" office:value="27.066896844" calcext:value-type="float">
            <text:p>27.066896844</text:p>
          </table:table-cell>
          <table:table-cell office:value-type="float" office:value="27.026187622" calcext:value-type="float">
            <text:p>27.026187622</text:p>
          </table:table-cell>
          <table:table-cell/>
          <table:table-cell office:value-type="float" office:value="0.015884519" calcext:value-type="float">
            <text:p>0.015884519</text:p>
          </table:table-cell>
          <table:table-cell office:value-type="float" office:value="0.006410382" calcext:value-type="float">
            <text:p>0.006410382</text:p>
          </table:table-cell>
          <table:table-cell office:value-type="float" office:value="-0.035476899" calcext:value-type="float">
            <text:p>-0.035476899</text:p>
          </table:table-cell>
          <table:table-cell/>
        </table:table-row>
        <table:table-row table:style-name="ro1">
          <table:table-cell office:value-type="float" office:value="0.27" calcext:value-type="float">
            <text:p>0.27</text:p>
          </table:table-cell>
          <table:table-cell table:style-name="ce1" office:value-type="string" calcext:value-type="string">
            <text:p><text:s/>2019-11-13 15:34:10</text:p>
          </table:table-cell>
          <table:table-cell office:value-type="float" office:value="27.06067" calcext:value-type="float">
            <text:p>27.06067</text:p>
          </table:table-cell>
          <table:table-cell office:value-type="float" office:value="0.27" calcext:value-type="float">
            <text:p>0.2700</text:p>
          </table:table-cell>
          <table:table-cell office:value-type="float" office:value="0.697404825" calcext:value-type="float">
            <text:p>0.697404825</text:p>
          </table:table-cell>
          <table:table-cell office:value-type="float" office:value="0.610560252" calcext:value-type="float">
            <text:p>0.610560252</text:p>
          </table:table-cell>
          <table:table-cell office:value-type="float" office:value="0.570603677" calcext:value-type="float">
            <text:p>0.570603677</text:p>
          </table:table-cell>
          <table:table-cell/>
          <table:table-cell office:value-type="float" office:value="0.005697752" calcext:value-type="float">
            <text:p>0.005697752</text:p>
          </table:table-cell>
          <table:table-cell office:value-type="float" office:value="0.004988237" calcext:value-type="float">
            <text:p>0.004988237</text:p>
          </table:table-cell>
          <table:table-cell office:value-type="float" office:value="0.004661795" calcext:value-type="float">
            <text:p>0.004661795</text:p>
          </table:table-cell>
          <table:table-cell/>
          <table:table-cell office:value-type="float" office:value="0.000171872" calcext:value-type="float">
            <text:p>0.000171872</text:p>
          </table:table-cell>
          <table:table-cell office:value-type="float" office:value="-0.000537643" calcext:value-type="float">
            <text:p>-0.000537643</text:p>
          </table:table-cell>
          <table:table-cell office:value-type="float" office:value="-0.000864085" calcext:value-type="float">
            <text:p>-0.000864085</text:p>
          </table:table-cell>
          <table:table-cell/>
          <table:table-cell office:value-type="float" office:value="27.064900838" calcext:value-type="float">
            <text:p>27.064900838</text:p>
          </table:table-cell>
          <table:table-cell office:value-type="float" office:value="27.047421423" calcext:value-type="float">
            <text:p>27.047421423</text:p>
          </table:table-cell>
          <table:table-cell office:value-type="float" office:value="27.039379179" calcext:value-type="float">
            <text:p>27.039379179</text:p>
          </table:table-cell>
          <table:table-cell/>
          <table:table-cell office:value-type="float" office:value="0.004356627" calcext:value-type="float">
            <text:p>0.004356627</text:p>
          </table:table-cell>
          <table:table-cell office:value-type="float" office:value="-0.013628522" calcext:value-type="float">
            <text:p>-0.013628522</text:p>
          </table:table-cell>
          <table:table-cell office:value-type="float" office:value="-0.021903516" calcext:value-type="float">
            <text:p>-0.021903516</text:p>
          </table:table-cell>
          <table:table-cell/>
        </table:table-row>
        <table:table-row table:style-name="ro1">
          <table:table-cell office:value-type="float" office:value="0.275" calcext:value-type="float">
            <text:p>0.275</text:p>
          </table:table-cell>
          <table:table-cell table:style-name="ce1" office:value-type="string" calcext:value-type="string">
            <text:p><text:s/>2019-11-13 15:34:11</text:p>
          </table:table-cell>
          <table:table-cell office:value-type="float" office:value="27.05561" calcext:value-type="float">
            <text:p>27.05561</text:p>
          </table:table-cell>
          <table:table-cell office:value-type="float" office:value="0.275" calcext:value-type="float">
            <text:p>0.2750</text:p>
          </table:table-cell>
          <table:table-cell office:value-type="float" office:value="0.724134532" calcext:value-type="float">
            <text:p>0.724134532</text:p>
          </table:table-cell>
          <table:table-cell office:value-type="float" office:value="0.60269959" calcext:value-type="float">
            <text:p>0.60269959</text:p>
          </table:table-cell>
          <table:table-cell office:value-type="float" office:value="0.559300847" calcext:value-type="float">
            <text:p>0.559300847</text:p>
          </table:table-cell>
          <table:table-cell/>
          <table:table-cell office:value-type="float" office:value="0.005916132" calcext:value-type="float">
            <text:p>0.005916132</text:p>
          </table:table-cell>
          <table:table-cell office:value-type="float" office:value="0.004924016" calcext:value-type="float">
            <text:p>0.004924016</text:p>
          </table:table-cell>
          <table:table-cell office:value-type="float" office:value="0.004569451" calcext:value-type="float">
            <text:p>0.004569451</text:p>
          </table:table-cell>
          <table:table-cell/>
          <table:table-cell office:value-type="float" office:value="0.000390252" calcext:value-type="float">
            <text:p>0.000390252</text:p>
          </table:table-cell>
          <table:table-cell office:value-type="float" office:value="-0.000601864" calcext:value-type="float">
            <text:p>-0.000601864</text:p>
          </table:table-cell>
          <table:table-cell office:value-type="float" office:value="-0.000956429" calcext:value-type="float">
            <text:p>-0.000956429</text:p>
          </table:table-cell>
          <table:table-cell/>
          <table:table-cell office:value-type="float" office:value="27.065226654" calcext:value-type="float">
            <text:p>27.065226654</text:p>
          </table:table-cell>
          <table:table-cell office:value-type="float" office:value="27.040785086" calcext:value-type="float">
            <text:p>27.040785086</text:p>
          </table:table-cell>
          <table:table-cell office:value-type="float" office:value="27.032049967" calcext:value-type="float">
            <text:p>27.032049967</text:p>
          </table:table-cell>
          <table:table-cell/>
          <table:table-cell office:value-type="float" office:value="0.009892174" calcext:value-type="float">
            <text:p>0.009892174</text:p>
          </table:table-cell>
          <table:table-cell office:value-type="float" office:value="-0.015256456" calcext:value-type="float">
            <text:p>-0.015256456</text:p>
          </table:table-cell>
          <table:table-cell office:value-type="float" office:value="-0.024244343" calcext:value-type="float">
            <text:p>-0.024244343</text:p>
          </table:table-cell>
          <table:table-cell/>
        </table:table-row>
        <table:table-row table:style-name="ro1">
          <table:table-cell office:value-type="float" office:value="0.28" calcext:value-type="float">
            <text:p>0.28</text:p>
          </table:table-cell>
          <table:table-cell table:style-name="ce1" office:value-type="string" calcext:value-type="string">
            <text:p><text:s/>2019-11-13 15:34:11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28" calcext:value-type="float">
            <text:p>0.2800</text:p>
          </table:table-cell>
          <table:table-cell office:value-type="float" office:value="0.677365145" calcext:value-type="float">
            <text:p>0.677365145</text:p>
          </table:table-cell>
          <table:table-cell office:value-type="float" office:value="0.61315365" calcext:value-type="float">
            <text:p>0.61315365</text:p>
          </table:table-cell>
          <table:table-cell office:value-type="float" office:value="0.579803059" calcext:value-type="float">
            <text:p>0.579803059</text:p>
          </table:table-cell>
          <table:table-cell/>
          <table:table-cell office:value-type="float" office:value="0.005534029" calcext:value-type="float">
            <text:p>0.005534029</text:p>
          </table:table-cell>
          <table:table-cell office:value-type="float" office:value="0.005009425" calcext:value-type="float">
            <text:p>0.005009425</text:p>
          </table:table-cell>
          <table:table-cell office:value-type="float" office:value="0.004736953" calcext:value-type="float">
            <text:p>0.004736953</text:p>
          </table:table-cell>
          <table:table-cell/>
          <table:table-cell office:value-type="float" office:value="0.000008149" calcext:value-type="float">
            <text:p>8.149E-06</text:p>
          </table:table-cell>
          <table:table-cell office:value-type="float" office:value="-0.000516455" calcext:value-type="float">
            <text:p>-0.000516455</text:p>
          </table:table-cell>
          <table:table-cell office:value-type="float" office:value="-0.000788927" calcext:value-type="float">
            <text:p>-0.000788927</text:p>
          </table:table-cell>
          <table:table-cell/>
          <table:table-cell office:value-type="float" office:value="27.065921552" calcext:value-type="float">
            <text:p>27.065921552</text:p>
          </table:table-cell>
          <table:table-cell office:value-type="float" office:value="27.052997588" calcext:value-type="float">
            <text:p>27.052997588</text:p>
          </table:table-cell>
          <table:table-cell office:value-type="float" office:value="27.046284997" calcext:value-type="float">
            <text:p>27.046284997</text:p>
          </table:table-cell>
          <table:table-cell/>
          <table:table-cell office:value-type="float" office:value="0.000206516" calcext:value-type="float">
            <text:p>0.000206516</text:p>
          </table:table-cell>
          <table:table-cell office:value-type="float" office:value="-0.013091433" calcext:value-type="float">
            <text:p>-0.013091433</text:p>
          </table:table-cell>
          <table:table-cell office:value-type="float" office:value="-0.019998319" calcext:value-type="float">
            <text:p>-0.019998319</text:p>
          </table:table-cell>
          <table:table-cell/>
        </table:table-row>
        <table:table-row table:style-name="ro1">
          <table:table-cell office:value-type="float" office:value="0.285" calcext:value-type="float">
            <text:p>0.285</text:p>
          </table:table-cell>
          <table:table-cell table:style-name="ce1" office:value-type="string" calcext:value-type="string">
            <text:p><text:s/>2019-11-13 15:34:11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285" calcext:value-type="float">
            <text:p>0.2850</text:p>
          </table:table-cell>
          <table:table-cell office:value-type="float" office:value="0.67624875" calcext:value-type="float">
            <text:p>0.67624875</text:p>
          </table:table-cell>
          <table:table-cell office:value-type="float" office:value="0.732543556" calcext:value-type="float">
            <text:p>0.732543556</text:p>
          </table:table-cell>
          <table:table-cell office:value-type="float" office:value="0.56777484" calcext:value-type="float">
            <text:p>0.56777484</text:p>
          </table:table-cell>
          <table:table-cell/>
          <table:table-cell office:value-type="float" office:value="0.005524908" calcext:value-type="float">
            <text:p>0.005524908</text:p>
          </table:table-cell>
          <table:table-cell office:value-type="float" office:value="0.005984833" calcext:value-type="float">
            <text:p>0.005984833</text:p>
          </table:table-cell>
          <table:table-cell office:value-type="float" office:value="0.004638683" calcext:value-type="float">
            <text:p>0.004638683</text:p>
          </table:table-cell>
          <table:table-cell/>
          <table:table-cell office:value-type="float" office:value="-0.000000972" calcext:value-type="float">
            <text:p>-9.72E-07</text:p>
          </table:table-cell>
          <table:table-cell office:value-type="float" office:value="0.000458953" calcext:value-type="float">
            <text:p>0.000458953</text:p>
          </table:table-cell>
          <table:table-cell office:value-type="float" office:value="-0.000887197" calcext:value-type="float">
            <text:p>-0.000887197</text:p>
          </table:table-cell>
          <table:table-cell/>
          <table:table-cell office:value-type="float" office:value="27.065696854" calcext:value-type="float">
            <text:p>27.065696854</text:p>
          </table:table-cell>
          <table:table-cell office:value-type="float" office:value="27.077027294" calcext:value-type="float">
            <text:p>27.077027294</text:p>
          </table:table-cell>
          <table:table-cell office:value-type="float" office:value="27.043864025" calcext:value-type="float">
            <text:p>27.043864025</text:p>
          </table:table-cell>
          <table:table-cell/>
          <table:table-cell office:value-type="float" office:value="-0.000024634" calcext:value-type="float">
            <text:p>-2.4634E-05</text:p>
          </table:table-cell>
          <table:table-cell office:value-type="float" office:value="0.01163362" calcext:value-type="float">
            <text:p>0.01163362</text:p>
          </table:table-cell>
          <table:table-cell office:value-type="float" office:value="-0.02248937" calcext:value-type="float">
            <text:p>-0.02248937</text:p>
          </table:table-cell>
          <table:table-cell/>
        </table:table-row>
        <table:table-row table:style-name="ro1">
          <table:table-cell office:value-type="float" office:value="0.29" calcext:value-type="float">
            <text:p>0.29</text:p>
          </table:table-cell>
          <table:table-cell table:style-name="ce1" office:value-type="string" calcext:value-type="string">
            <text:p><text:s/>2019-11-13 15:34:11</text:p>
          </table:table-cell>
          <table:table-cell office:value-type="float" office:value="27.06067" calcext:value-type="float">
            <text:p>27.06067</text:p>
          </table:table-cell>
          <table:table-cell office:value-type="float" office:value="0.29" calcext:value-type="float">
            <text:p>0.2900</text:p>
          </table:table-cell>
          <table:table-cell office:value-type="float" office:value="0.794398879" calcext:value-type="float">
            <text:p>0.794398879</text:p>
          </table:table-cell>
          <table:table-cell office:value-type="float" office:value="0.609463526" calcext:value-type="float">
            <text:p>0.609463526</text:p>
          </table:table-cell>
          <table:table-cell office:value-type="float" office:value="0.496765434" calcext:value-type="float">
            <text:p>0.496765434</text:p>
          </table:table-cell>
          <table:table-cell/>
          <table:table-cell office:value-type="float" office:value="0.006490187" calcext:value-type="float">
            <text:p>0.006490187</text:p>
          </table:table-cell>
          <table:table-cell office:value-type="float" office:value="0.004979277" calcext:value-type="float">
            <text:p>0.004979277</text:p>
          </table:table-cell>
          <table:table-cell office:value-type="float" office:value="0.004058541" calcext:value-type="float">
            <text:p>0.004058541</text:p>
          </table:table-cell>
          <table:table-cell/>
          <table:table-cell office:value-type="float" office:value="0.000964307" calcext:value-type="float">
            <text:p>0.000964307</text:p>
          </table:table-cell>
          <table:table-cell office:value-type="float" office:value="-0.000546603" calcext:value-type="float">
            <text:p>-0.000546603</text:p>
          </table:table-cell>
          <table:table-cell office:value-type="float" office:value="-0.001467339" calcext:value-type="float">
            <text:p>-0.001467339</text:p>
          </table:table-cell>
          <table:table-cell/>
          <table:table-cell office:value-type="float" office:value="27.084422749" calcext:value-type="float">
            <text:p>27.084422749</text:p>
          </table:table-cell>
          <table:table-cell office:value-type="float" office:value="27.047200681" calcext:value-type="float">
            <text:p>27.047200681</text:p>
          </table:table-cell>
          <table:table-cell office:value-type="float" office:value="27.024517266" calcext:value-type="float">
            <text:p>27.024517266</text:p>
          </table:table-cell>
          <table:table-cell/>
          <table:table-cell office:value-type="float" office:value="0.024443278" calcext:value-type="float">
            <text:p>0.024443278</text:p>
          </table:table-cell>
          <table:table-cell office:value-type="float" office:value="-0.013855653" calcext:value-type="float">
            <text:p>-0.013855653</text:p>
          </table:table-cell>
          <table:table-cell office:value-type="float" office:value="-0.037195607" calcext:value-type="float">
            <text:p>-0.037195607</text:p>
          </table:table-cell>
          <table:table-cell/>
        </table:table-row>
        <table:table-row table:style-name="ro1">
          <table:table-cell office:value-type="float" office:value="0.295" calcext:value-type="float">
            <text:p>0.295</text:p>
          </table:table-cell>
          <table:table-cell table:style-name="ce1" office:value-type="string" calcext:value-type="string">
            <text:p><text:s/>2019-11-13 15:34:11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295" calcext:value-type="float">
            <text:p>0.2950</text:p>
          </table:table-cell>
          <table:table-cell office:value-type="float" office:value="0.634656028" calcext:value-type="float">
            <text:p>0.634656028</text:p>
          </table:table-cell>
          <table:table-cell office:value-type="float" office:value="0.699328267" calcext:value-type="float">
            <text:p>0.699328267</text:p>
          </table:table-cell>
          <table:table-cell office:value-type="float" office:value="0.629435257" calcext:value-type="float">
            <text:p>0.629435257</text:p>
          </table:table-cell>
          <table:table-cell/>
          <table:table-cell office:value-type="float" office:value="0.005185098" calcext:value-type="float">
            <text:p>0.005185098</text:p>
          </table:table-cell>
          <table:table-cell office:value-type="float" office:value="0.005713466" calcext:value-type="float">
            <text:p>0.005713466</text:p>
          </table:table-cell>
          <table:table-cell office:value-type="float" office:value="0.005142445" calcext:value-type="float">
            <text:p>0.005142445</text:p>
          </table:table-cell>
          <table:table-cell/>
          <table:table-cell office:value-type="float" office:value="-0.000340782" calcext:value-type="float">
            <text:p>-0.000340782</text:p>
          </table:table-cell>
          <table:table-cell office:value-type="float" office:value="0.000187586" calcext:value-type="float">
            <text:p>0.000187586</text:p>
          </table:table-cell>
          <table:table-cell office:value-type="float" office:value="-0.000383435" calcext:value-type="float">
            <text:p>-0.000383435</text:p>
          </table:table-cell>
          <table:table-cell/>
          <table:table-cell office:value-type="float" office:value="27.057325426" calcext:value-type="float">
            <text:p>27.057325426</text:p>
          </table:table-cell>
          <table:table-cell office:value-type="float" office:value="27.070342076" calcext:value-type="float">
            <text:p>27.070342076</text:p>
          </table:table-cell>
          <table:table-cell office:value-type="float" office:value="27.05627463" calcext:value-type="float">
            <text:p>27.05627463</text:p>
          </table:table-cell>
          <table:table-cell/>
          <table:table-cell office:value-type="float" office:value="-0.008638334" calcext:value-type="float">
            <text:p>-0.008638334</text:p>
          </table:table-cell>
          <table:table-cell office:value-type="float" office:value="0.004754961" calcext:value-type="float">
            <text:p>0.004754961</text:p>
          </table:table-cell>
          <table:table-cell office:value-type="float" office:value="-0.009719543" calcext:value-type="float">
            <text:p>-0.009719543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1" office:value-type="string" calcext:value-type="string">
            <text:p><text:s/>2019-11-13 15:34:12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3" calcext:value-type="float">
            <text:p>0.3000</text:p>
          </table:table-cell>
          <table:table-cell office:value-type="float" office:value="0.762823911" calcext:value-type="float">
            <text:p>0.762823911</text:p>
          </table:table-cell>
          <table:table-cell office:value-type="float" office:value="0.691811525" calcext:value-type="float">
            <text:p>0.691811525</text:p>
          </table:table-cell>
          <table:table-cell office:value-type="float" office:value="0.504823983" calcext:value-type="float">
            <text:p>0.504823983</text:p>
          </table:table-cell>
          <table:table-cell/>
          <table:table-cell office:value-type="float" office:value="0.006232221" calcext:value-type="float">
            <text:p>0.006232221</text:p>
          </table:table-cell>
          <table:table-cell office:value-type="float" office:value="0.005652055" calcext:value-type="float">
            <text:p>0.005652055</text:p>
          </table:table-cell>
          <table:table-cell office:value-type="float" office:value="0.004124379" calcext:value-type="float">
            <text:p>0.004124379</text:p>
          </table:table-cell>
          <table:table-cell/>
          <table:table-cell office:value-type="float" office:value="0.000706342" calcext:value-type="float">
            <text:p>0.000706342</text:p>
          </table:table-cell>
          <table:table-cell office:value-type="float" office:value="0.000126175" calcext:value-type="float">
            <text:p>0.000126175</text:p>
          </table:table-cell>
          <table:table-cell office:value-type="float" office:value="-0.001401501" calcext:value-type="float">
            <text:p>-0.001401501</text:p>
          </table:table-cell>
          <table:table-cell/>
          <table:table-cell office:value-type="float" office:value="27.083121767" calcext:value-type="float">
            <text:p>27.083121767</text:p>
          </table:table-cell>
          <table:table-cell office:value-type="float" office:value="27.068829181" calcext:value-type="float">
            <text:p>27.068829181</text:p>
          </table:table-cell>
          <table:table-cell office:value-type="float" office:value="27.03119355" calcext:value-type="float">
            <text:p>27.03119355</text:p>
          </table:table-cell>
          <table:table-cell/>
          <table:table-cell office:value-type="float" office:value="0.017904423" calcext:value-type="float">
            <text:p>0.017904423</text:p>
          </table:table-cell>
          <table:table-cell office:value-type="float" office:value="0.003198287" calcext:value-type="float">
            <text:p>0.003198287</text:p>
          </table:table-cell>
          <table:table-cell office:value-type="float" office:value="-0.035526647" calcext:value-type="float">
            <text:p>-0.035526647</text:p>
          </table:table-cell>
          <table:table-cell/>
        </table:table-row>
        <table:table-row table:style-name="ro1">
          <table:table-cell office:value-type="float" office:value="0.305" calcext:value-type="float">
            <text:p>0.305</text:p>
          </table:table-cell>
          <table:table-cell table:style-name="ce1" office:value-type="string" calcext:value-type="string">
            <text:p><text:s/>2019-11-13 15:34:12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305" calcext:value-type="float">
            <text:p>0.3050</text:p>
          </table:table-cell>
          <table:table-cell office:value-type="float" office:value="0.709851469" calcext:value-type="float">
            <text:p>0.709851469</text:p>
          </table:table-cell>
          <table:table-cell office:value-type="float" office:value="0.603639555" calcext:value-type="float">
            <text:p>0.603639555</text:p>
          </table:table-cell>
          <table:table-cell office:value-type="float" office:value="0.556991763" calcext:value-type="float">
            <text:p>0.556991763</text:p>
          </table:table-cell>
          <table:table-cell/>
          <table:table-cell office:value-type="float" office:value="0.00579944" calcext:value-type="float">
            <text:p>0.00579944</text:p>
          </table:table-cell>
          <table:table-cell office:value-type="float" office:value="0.004931696" calcext:value-type="float">
            <text:p>0.004931696</text:p>
          </table:table-cell>
          <table:table-cell office:value-type="float" office:value="0.004550586" calcext:value-type="float">
            <text:p>0.004550586</text:p>
          </table:table-cell>
          <table:table-cell/>
          <table:table-cell office:value-type="float" office:value="0.00027356" calcext:value-type="float">
            <text:p>0.00027356</text:p>
          </table:table-cell>
          <table:table-cell office:value-type="float" office:value="-0.000594184" calcext:value-type="float">
            <text:p>-0.000594184</text:p>
          </table:table-cell>
          <table:table-cell office:value-type="float" office:value="-0.000975294" calcext:value-type="float">
            <text:p>-0.000975294</text:p>
          </table:table-cell>
          <table:table-cell/>
          <table:table-cell office:value-type="float" office:value="27.072460078" calcext:value-type="float">
            <text:p>27.072460078</text:p>
          </table:table-cell>
          <table:table-cell office:value-type="float" office:value="27.051082656" calcext:value-type="float">
            <text:p>27.051082656</text:p>
          </table:table-cell>
          <table:table-cell office:value-type="float" office:value="27.041693664" calcext:value-type="float">
            <text:p>27.041693664</text:p>
          </table:table-cell>
          <table:table-cell/>
          <table:table-cell office:value-type="float" office:value="0.00693425" calcext:value-type="float">
            <text:p>0.00693425</text:p>
          </table:table-cell>
          <table:table-cell office:value-type="float" office:value="-0.01506179" calcext:value-type="float">
            <text:p>-0.01506179</text:p>
          </table:table-cell>
          <table:table-cell office:value-type="float" office:value="-0.024722557" calcext:value-type="float">
            <text:p>-0.024722557</text:p>
          </table:table-cell>
          <table:table-cell/>
        </table:table-row>
        <table:table-row table:style-name="ro1">
          <table:table-cell office:value-type="float" office:value="0.31" calcext:value-type="float">
            <text:p>0.31</text:p>
          </table:table-cell>
          <table:table-cell table:style-name="ce1" office:value-type="string" calcext:value-type="string">
            <text:p><text:s/>2019-11-13 15:34:12</text:p>
          </table:table-cell>
          <table:table-cell office:value-type="float" office:value="27.06067" calcext:value-type="float">
            <text:p>27.06067</text:p>
          </table:table-cell>
          <table:table-cell office:value-type="float" office:value="0.31" calcext:value-type="float">
            <text:p>0.3100</text:p>
          </table:table-cell>
          <table:table-cell office:value-type="float" office:value="0.651009756" calcext:value-type="float">
            <text:p>0.651009756</text:p>
          </table:table-cell>
          <table:table-cell office:value-type="float" office:value="0.722193804" calcext:value-type="float">
            <text:p>0.722193804</text:p>
          </table:table-cell>
          <table:table-cell office:value-type="float" office:value="0.588743757" calcext:value-type="float">
            <text:p>0.588743757</text:p>
          </table:table-cell>
          <table:table-cell/>
          <table:table-cell office:value-type="float" office:value="0.005318707" calcext:value-type="float">
            <text:p>0.005318707</text:p>
          </table:table-cell>
          <table:table-cell office:value-type="float" office:value="0.005900276" calcext:value-type="float">
            <text:p>0.005900276</text:p>
          </table:table-cell>
          <table:table-cell office:value-type="float" office:value="0.004809998" calcext:value-type="float">
            <text:p>0.004809998</text:p>
          </table:table-cell>
          <table:table-cell/>
          <table:table-cell office:value-type="float" office:value="-0.000207173" calcext:value-type="float">
            <text:p>-0.000207173</text:p>
          </table:table-cell>
          <table:table-cell office:value-type="float" office:value="0.000374396" calcext:value-type="float">
            <text:p>0.000374396</text:p>
          </table:table-cell>
          <table:table-cell office:value-type="float" office:value="-0.000715882" calcext:value-type="float">
            <text:p>-0.000715882</text:p>
          </table:table-cell>
          <table:table-cell/>
          <table:table-cell office:value-type="float" office:value="27.055562825" calcext:value-type="float">
            <text:p>27.055562825</text:p>
          </table:table-cell>
          <table:table-cell office:value-type="float" office:value="27.069890126" calcext:value-type="float">
            <text:p>27.069890126</text:p>
          </table:table-cell>
          <table:table-cell office:value-type="float" office:value="27.043030324" calcext:value-type="float">
            <text:p>27.043030324</text:p>
          </table:table-cell>
          <table:table-cell/>
          <table:table-cell office:value-type="float" office:value="-0.005251527" calcext:value-type="float">
            <text:p>-0.005251527</text:p>
          </table:table-cell>
          <table:table-cell office:value-type="float" office:value="0.009490263" calcext:value-type="float">
            <text:p>0.009490263</text:p>
          </table:table-cell>
          <table:table-cell office:value-type="float" office:value="-0.018146701" calcext:value-type="float">
            <text:p>-0.018146701</text:p>
          </table:table-cell>
          <table:table-cell/>
        </table:table-row>
        <table:table-row table:style-name="ro1">
          <table:table-cell office:value-type="float" office:value="0.315" calcext:value-type="float">
            <text:p>0.315</text:p>
          </table:table-cell>
          <table:table-cell table:style-name="ce1" office:value-type="string" calcext:value-type="string">
            <text:p><text:s/>2019-11-13 15:34:12</text:p>
          </table:table-cell>
          <table:table-cell office:value-type="float" office:value="27.07077" calcext:value-type="float">
            <text:p>27.07077</text:p>
          </table:table-cell>
          <table:table-cell office:value-type="float" office:value="0.315" calcext:value-type="float">
            <text:p>0.3150</text:p>
          </table:table-cell>
          <table:table-cell office:value-type="float" office:value="0.67918726" calcext:value-type="float">
            <text:p>0.67918726</text:p>
          </table:table-cell>
          <table:table-cell office:value-type="float" office:value="0.739168017" calcext:value-type="float">
            <text:p>0.739168017</text:p>
          </table:table-cell>
          <table:table-cell office:value-type="float" office:value="0.544221466" calcext:value-type="float">
            <text:p>0.544221466</text:p>
          </table:table-cell>
          <table:table-cell/>
          <table:table-cell office:value-type="float" office:value="0.005548916" calcext:value-type="float">
            <text:p>0.005548916</text:p>
          </table:table-cell>
          <table:table-cell office:value-type="float" office:value="0.006038954" calcext:value-type="float">
            <text:p>0.006038954</text:p>
          </table:table-cell>
          <table:table-cell office:value-type="float" office:value="0.004446254" calcext:value-type="float">
            <text:p>0.004446254</text:p>
          </table:table-cell>
          <table:table-cell/>
          <table:table-cell office:value-type="float" office:value="0.000023036" calcext:value-type="float">
            <text:p>2.3036E-05</text:p>
          </table:table-cell>
          <table:table-cell office:value-type="float" office:value="0.000513074" calcext:value-type="float">
            <text:p>0.000513074</text:p>
          </table:table-cell>
          <table:table-cell office:value-type="float" office:value="-0.001079626" calcext:value-type="float">
            <text:p>-0.001079626</text:p>
          </table:table-cell>
          <table:table-cell/>
          <table:table-cell office:value-type="float" office:value="27.071342413" calcext:value-type="float">
            <text:p>27.071342413</text:p>
          </table:table-cell>
          <table:table-cell office:value-type="float" office:value="27.08341466" calcext:value-type="float">
            <text:p>27.08341466</text:p>
          </table:table-cell>
          <table:table-cell office:value-type="float" office:value="27.044177563" calcext:value-type="float">
            <text:p>27.044177563</text:p>
          </table:table-cell>
          <table:table-cell/>
          <table:table-cell office:value-type="float" office:value="0.000583867" calcext:value-type="float">
            <text:p>0.000583867</text:p>
          </table:table-cell>
          <table:table-cell office:value-type="float" office:value="0.013005493" calcext:value-type="float">
            <text:p>0.013005493</text:p>
          </table:table-cell>
          <table:table-cell office:value-type="float" office:value="-0.027367308" calcext:value-type="float">
            <text:p>-0.027367308</text:p>
          </table:table-cell>
          <table:table-cell/>
        </table:table-row>
        <table:table-row table:style-name="ro1">
          <table:table-cell office:value-type="float" office:value="0.32" calcext:value-type="float">
            <text:p>0.32</text:p>
          </table:table-cell>
          <table:table-cell table:style-name="ce1" office:value-type="string" calcext:value-type="string">
            <text:p><text:s/>2019-11-13 15:34:13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32" calcext:value-type="float">
            <text:p>0.3200</text:p>
          </table:table-cell>
          <table:table-cell office:value-type="float" office:value="0.722928729" calcext:value-type="float">
            <text:p>0.722928729</text:p>
          </table:table-cell>
          <table:table-cell office:value-type="float" office:value="0.754082293" calcext:value-type="float">
            <text:p>0.754082293</text:p>
          </table:table-cell>
          <table:table-cell office:value-type="float" office:value="0.515931906" calcext:value-type="float">
            <text:p>0.515931906</text:p>
          </table:table-cell>
          <table:table-cell/>
          <table:table-cell office:value-type="float" office:value="0.00590628" calcext:value-type="float">
            <text:p>0.00590628</text:p>
          </table:table-cell>
          <table:table-cell office:value-type="float" office:value="0.006160803" calcext:value-type="float">
            <text:p>0.006160803</text:p>
          </table:table-cell>
          <table:table-cell office:value-type="float" office:value="0.00421513" calcext:value-type="float">
            <text:p>0.00421513</text:p>
          </table:table-cell>
          <table:table-cell/>
          <table:table-cell office:value-type="float" office:value="0.000380401" calcext:value-type="float">
            <text:p>0.000380401</text:p>
          </table:table-cell>
          <table:table-cell office:value-type="float" office:value="0.000634923" calcext:value-type="float">
            <text:p>0.000634923</text:p>
          </table:table-cell>
          <table:table-cell office:value-type="float" office:value="-0.00131075" calcext:value-type="float">
            <text:p>-0.00131075</text:p>
          </table:table-cell>
          <table:table-cell/>
          <table:table-cell office:value-type="float" office:value="27.075092129" calcext:value-type="float">
            <text:p>27.075092129</text:p>
          </table:table-cell>
          <table:table-cell office:value-type="float" office:value="27.081362361" calcext:value-type="float">
            <text:p>27.081362361</text:p>
          </table:table-cell>
          <table:table-cell office:value-type="float" office:value="27.033429315" calcext:value-type="float">
            <text:p>27.033429315</text:p>
          </table:table-cell>
          <table:table-cell/>
          <table:table-cell office:value-type="float" office:value="0.009642461" calcext:value-type="float">
            <text:p>0.009642461</text:p>
          </table:table-cell>
          <table:table-cell office:value-type="float" office:value="0.016094114" calcext:value-type="float">
            <text:p>0.016094114</text:p>
          </table:table-cell>
          <table:table-cell office:value-type="float" office:value="-0.033226154" calcext:value-type="float">
            <text:p>-0.033226154</text:p>
          </table:table-cell>
          <table:table-cell/>
        </table:table-row>
        <table:table-row table:style-name="ro1">
          <table:table-cell office:value-type="float" office:value="0.325" calcext:value-type="float">
            <text:p>0.325</text:p>
          </table:table-cell>
          <table:table-cell table:style-name="ce1" office:value-type="string" calcext:value-type="string">
            <text:p><text:s/>2019-11-13 15:34:13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325" calcext:value-type="float">
            <text:p>0.3250</text:p>
          </table:table-cell>
          <table:table-cell office:value-type="float" office:value="0.7465882" calcext:value-type="float">
            <text:p>0.7465882</text:p>
          </table:table-cell>
          <table:table-cell office:value-type="float" office:value="0.73682019" calcext:value-type="float">
            <text:p>0.73682019</text:p>
          </table:table-cell>
          <table:table-cell office:value-type="float" office:value="0.509407581" calcext:value-type="float">
            <text:p>0.509407581</text:p>
          </table:table-cell>
          <table:table-cell/>
          <table:table-cell office:value-type="float" office:value="0.006099577" calcext:value-type="float">
            <text:p>0.006099577</text:p>
          </table:table-cell>
          <table:table-cell office:value-type="float" office:value="0.006019773" calcext:value-type="float">
            <text:p>0.006019773</text:p>
          </table:table-cell>
          <table:table-cell office:value-type="float" office:value="0.004161827" calcext:value-type="float">
            <text:p>0.004161827</text:p>
          </table:table-cell>
          <table:table-cell/>
          <table:table-cell office:value-type="float" office:value="0.000573697" calcext:value-type="float">
            <text:p>0.000573697</text:p>
          </table:table-cell>
          <table:table-cell office:value-type="float" office:value="0.000493893" calcext:value-type="float">
            <text:p>0.000493893</text:p>
          </table:table-cell>
          <table:table-cell office:value-type="float" office:value="-0.001364053" calcext:value-type="float">
            <text:p>-0.001364053</text:p>
          </table:table-cell>
          <table:table-cell/>
          <table:table-cell office:value-type="float" office:value="27.079854039" calcext:value-type="float">
            <text:p>27.079854039</text:p>
          </table:table-cell>
          <table:table-cell office:value-type="float" office:value="27.077888047" calcext:value-type="float">
            <text:p>27.077888047</text:p>
          </table:table-cell>
          <table:table-cell office:value-type="float" office:value="27.032116122" calcext:value-type="float">
            <text:p>27.032116122</text:p>
          </table:table-cell>
          <table:table-cell/>
          <table:table-cell office:value-type="float" office:value="0.014542152" calcext:value-type="float">
            <text:p>0.014542152</text:p>
          </table:table-cell>
          <table:table-cell office:value-type="float" office:value="0.012519277" calcext:value-type="float">
            <text:p>0.012519277</text:p>
          </table:table-cell>
          <table:table-cell office:value-type="float" office:value="-0.034577366" calcext:value-type="float">
            <text:p>-0.034577366</text:p>
          </table:table-cell>
          <table:table-cell/>
        </table:table-row>
        <table:table-row table:style-name="ro1">
          <table:table-cell office:value-type="float" office:value="0.33" calcext:value-type="float">
            <text:p>0.33</text:p>
          </table:table-cell>
          <table:table-cell table:style-name="ce1" office:value-type="string" calcext:value-type="string">
            <text:p><text:s/>2019-11-13 15:34:13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33" calcext:value-type="float">
            <text:p>0.3300</text:p>
          </table:table-cell>
          <table:table-cell office:value-type="float" office:value="0.781554673" calcext:value-type="float">
            <text:p>0.781554673</text:p>
          </table:table-cell>
          <table:table-cell office:value-type="float" office:value="0.63862391" calcext:value-type="float">
            <text:p>0.63862391</text:p>
          </table:table-cell>
          <table:table-cell office:value-type="float" office:value="0.497056305" calcext:value-type="float">
            <text:p>0.497056305</text:p>
          </table:table-cell>
          <table:table-cell/>
          <table:table-cell office:value-type="float" office:value="0.006385251" calcext:value-type="float">
            <text:p>0.006385251</text:p>
          </table:table-cell>
          <table:table-cell office:value-type="float" office:value="0.005217516" calcext:value-type="float">
            <text:p>0.005217516</text:p>
          </table:table-cell>
          <table:table-cell office:value-type="float" office:value="0.004060918" calcext:value-type="float">
            <text:p>0.004060918</text:p>
          </table:table-cell>
          <table:table-cell/>
          <table:table-cell office:value-type="float" office:value="0.000859371" calcext:value-type="float">
            <text:p>0.000859371</text:p>
          </table:table-cell>
          <table:table-cell office:value-type="float" office:value="-0.000308364" calcext:value-type="float">
            <text:p>-0.000308364</text:p>
          </table:table-cell>
          <table:table-cell office:value-type="float" office:value="-0.001464962" calcext:value-type="float">
            <text:p>-0.001464962</text:p>
          </table:table-cell>
          <table:table-cell/>
          <table:table-cell office:value-type="float" office:value="27.086891658" calcext:value-type="float">
            <text:p>27.086891658</text:p>
          </table:table-cell>
          <table:table-cell office:value-type="float" office:value="27.05812405" calcext:value-type="float">
            <text:p>27.05812405</text:p>
          </table:table-cell>
          <table:table-cell office:value-type="float" office:value="27.029630096" calcext:value-type="float">
            <text:p>27.029630096</text:p>
          </table:table-cell>
          <table:table-cell/>
          <table:table-cell office:value-type="float" office:value="0.02178338" calcext:value-type="float">
            <text:p>0.02178338</text:p>
          </table:table-cell>
          <table:table-cell office:value-type="float" office:value="-0.007816597" calcext:value-type="float">
            <text:p>-0.007816597</text:p>
          </table:table-cell>
          <table:table-cell office:value-type="float" office:value="-0.037135367" calcext:value-type="float">
            <text:p>-0.037135367</text:p>
          </table:table-cell>
          <table:table-cell/>
        </table:table-row>
        <table:table-row table:style-name="ro1">
          <table:table-cell office:value-type="float" office:value="0.335" calcext:value-type="float">
            <text:p>0.335</text:p>
          </table:table-cell>
          <table:table-cell table:style-name="ce1" office:value-type="string" calcext:value-type="string">
            <text:p><text:s/>2019-11-13 15:34:13</text:p>
          </table:table-cell>
          <table:table-cell office:value-type="float" office:value="27.06067" calcext:value-type="float">
            <text:p>27.06067</text:p>
          </table:table-cell>
          <table:table-cell office:value-type="float" office:value="0.335" calcext:value-type="float">
            <text:p>0.3350</text:p>
          </table:table-cell>
          <table:table-cell office:value-type="float" office:value="0.794758295" calcext:value-type="float">
            <text:p>0.794758295</text:p>
          </table:table-cell>
          <table:table-cell office:value-type="float" office:value="0.609528495" calcext:value-type="float">
            <text:p>0.609528495</text:p>
          </table:table-cell>
          <table:table-cell office:value-type="float" office:value="0.499557316" calcext:value-type="float">
            <text:p>0.499557316</text:p>
          </table:table-cell>
          <table:table-cell/>
          <table:table-cell office:value-type="float" office:value="0.006493123" calcext:value-type="float">
            <text:p>0.006493123</text:p>
          </table:table-cell>
          <table:table-cell office:value-type="float" office:value="0.004979808" calcext:value-type="float">
            <text:p>0.004979808</text:p>
          </table:table-cell>
          <table:table-cell office:value-type="float" office:value="0.004081351" calcext:value-type="float">
            <text:p>0.004081351</text:p>
          </table:table-cell>
          <table:table-cell/>
          <table:table-cell office:value-type="float" office:value="0.000967243" calcext:value-type="float">
            <text:p>0.000967243</text:p>
          </table:table-cell>
          <table:table-cell office:value-type="float" office:value="-0.000546072" calcext:value-type="float">
            <text:p>-0.000546072</text:p>
          </table:table-cell>
          <table:table-cell office:value-type="float" office:value="-0.001444529" calcext:value-type="float">
            <text:p>-0.001444529</text:p>
          </table:table-cell>
          <table:table-cell/>
          <table:table-cell office:value-type="float" office:value="27.084495088" calcext:value-type="float">
            <text:p>27.084495088</text:p>
          </table:table-cell>
          <table:table-cell office:value-type="float" office:value="27.047213758" calcext:value-type="float">
            <text:p>27.047213758</text:p>
          </table:table-cell>
          <table:table-cell office:value-type="float" office:value="27.025079211" calcext:value-type="float">
            <text:p>27.025079211</text:p>
          </table:table-cell>
          <table:table-cell/>
          <table:table-cell office:value-type="float" office:value="0.024517709" calcext:value-type="float">
            <text:p>0.024517709</text:p>
          </table:table-cell>
          <table:table-cell office:value-type="float" office:value="-0.013842197" calcext:value-type="float">
            <text:p>-0.013842197</text:p>
          </table:table-cell>
          <table:table-cell office:value-type="float" office:value="-0.036617396" calcext:value-type="float">
            <text:p>-0.036617396</text:p>
          </table:table-cell>
          <table:table-cell/>
        </table:table-row>
        <table:table-row table:style-name="ro1">
          <table:table-cell office:value-type="float" office:value="0.34" calcext:value-type="float">
            <text:p>0.34</text:p>
          </table:table-cell>
          <table:table-cell table:style-name="ce1" office:value-type="string" calcext:value-type="string">
            <text:p><text:s/>2019-11-13 15:34:14</text:p>
          </table:table-cell>
          <table:table-cell office:value-type="float" office:value="27.05561" calcext:value-type="float">
            <text:p>27.05561</text:p>
          </table:table-cell>
          <table:table-cell office:value-type="float" office:value="0.34" calcext:value-type="float">
            <text:p>0.3400</text:p>
          </table:table-cell>
          <table:table-cell office:value-type="float" office:value="0.664544781" calcext:value-type="float">
            <text:p>0.664544781</text:p>
          </table:table-cell>
          <table:table-cell office:value-type="float" office:value="0.727199999" calcext:value-type="float">
            <text:p>0.727199999</text:p>
          </table:table-cell>
          <table:table-cell office:value-type="float" office:value="0.582563947" calcext:value-type="float">
            <text:p>0.582563947</text:p>
          </table:table-cell>
          <table:table-cell/>
          <table:table-cell office:value-type="float" office:value="0.005429287" calcext:value-type="float">
            <text:p>0.005429287</text:p>
          </table:table-cell>
          <table:table-cell office:value-type="float" office:value="0.005941176" calcext:value-type="float">
            <text:p>0.005941176</text:p>
          </table:table-cell>
          <table:table-cell office:value-type="float" office:value="0.004759509" calcext:value-type="float">
            <text:p>0.004759509</text:p>
          </table:table-cell>
          <table:table-cell/>
          <table:table-cell office:value-type="float" office:value="-0.000096592" calcext:value-type="float">
            <text:p>-9.6592E-05</text:p>
          </table:table-cell>
          <table:table-cell office:value-type="float" office:value="0.000415297" calcext:value-type="float">
            <text:p>0.000415297</text:p>
          </table:table-cell>
          <table:table-cell office:value-type="float" office:value="-0.000766371" calcext:value-type="float">
            <text:p>-0.000766371</text:p>
          </table:table-cell>
          <table:table-cell/>
          <table:table-cell office:value-type="float" office:value="27.053232914" calcext:value-type="float">
            <text:p>27.053232914</text:p>
          </table:table-cell>
          <table:table-cell office:value-type="float" office:value="27.065843643" calcext:value-type="float">
            <text:p>27.065843643</text:p>
          </table:table-cell>
          <table:table-cell office:value-type="float" office:value="27.036732276" calcext:value-type="float">
            <text:p>27.036732276</text:p>
          </table:table-cell>
          <table:table-cell/>
          <table:table-cell office:value-type="float" office:value="-0.002448474" calcext:value-type="float">
            <text:p>-0.002448474</text:p>
          </table:table-cell>
          <table:table-cell office:value-type="float" office:value="0.01052701" calcext:value-type="float">
            <text:p>0.01052701</text:p>
          </table:table-cell>
          <table:table-cell office:value-type="float" office:value="-0.019426539" calcext:value-type="float">
            <text:p>-0.019426539</text:p>
          </table:table-cell>
          <table:table-cell/>
        </table:table-row>
        <table:table-row table:style-name="ro1">
          <table:table-cell office:value-type="float" office:value="0.345" calcext:value-type="float">
            <text:p>0.345</text:p>
          </table:table-cell>
          <table:table-cell table:style-name="ce1" office:value-type="string" calcext:value-type="string">
            <text:p><text:s/>2019-11-13 15:34:14</text:p>
          </table:table-cell>
          <table:table-cell office:value-type="float" office:value="27.05561" calcext:value-type="float">
            <text:p>27.05561</text:p>
          </table:table-cell>
          <table:table-cell office:value-type="float" office:value="0.345" calcext:value-type="float">
            <text:p>0.3450</text:p>
          </table:table-cell>
          <table:table-cell office:value-type="float" office:value="0.787972902" calcext:value-type="float">
            <text:p>0.787972902</text:p>
          </table:table-cell>
          <table:table-cell office:value-type="float" office:value="0.616337134" calcext:value-type="float">
            <text:p>0.616337134</text:p>
          </table:table-cell>
          <table:table-cell office:value-type="float" office:value="0.494930207" calcext:value-type="float">
            <text:p>0.494930207</text:p>
          </table:table-cell>
          <table:table-cell/>
          <table:table-cell office:value-type="float" office:value="0.006437687" calcext:value-type="float">
            <text:p>0.006437687</text:p>
          </table:table-cell>
          <table:table-cell office:value-type="float" office:value="0.005035434" calcext:value-type="float">
            <text:p>0.005035434</text:p>
          </table:table-cell>
          <table:table-cell office:value-type="float" office:value="0.004043547" calcext:value-type="float">
            <text:p>0.004043547</text:p>
          </table:table-cell>
          <table:table-cell/>
          <table:table-cell office:value-type="float" office:value="0.000911807" calcext:value-type="float">
            <text:p>0.000911807</text:p>
          </table:table-cell>
          <table:table-cell office:value-type="float" office:value="-0.000490446" calcext:value-type="float">
            <text:p>-0.000490446</text:p>
          </table:table-cell>
          <table:table-cell office:value-type="float" office:value="-0.001482332" calcext:value-type="float">
            <text:p>-0.001482332</text:p>
          </table:table-cell>
          <table:table-cell/>
          <table:table-cell office:value-type="float" office:value="27.078075382" calcext:value-type="float">
            <text:p>27.078075382</text:p>
          </table:table-cell>
          <table:table-cell office:value-type="float" office:value="27.043529981" calcext:value-type="float">
            <text:p>27.043529981</text:p>
          </table:table-cell>
          <table:table-cell office:value-type="float" office:value="27.01909359" calcext:value-type="float">
            <text:p>27.01909359</text:p>
          </table:table-cell>
          <table:table-cell/>
          <table:table-cell office:value-type="float" office:value="0.023112528" calcext:value-type="float">
            <text:p>0.023112528</text:p>
          </table:table-cell>
          <table:table-cell office:value-type="float" office:value="-0.012432138" calcext:value-type="float">
            <text:p>-0.012432138</text:p>
          </table:table-cell>
          <table:table-cell office:value-type="float" office:value="-0.037575691" calcext:value-type="float">
            <text:p>-0.037575691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table:style-name="ce1" office:value-type="string" calcext:value-type="string">
            <text:p><text:s/>2019-11-13 15:34:14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35" calcext:value-type="float">
            <text:p>0.3500</text:p>
          </table:table-cell>
          <table:table-cell office:value-type="float" office:value="0.630714372" calcext:value-type="float">
            <text:p>0.630714372</text:p>
          </table:table-cell>
          <table:table-cell office:value-type="float" office:value="0.676747045" calcext:value-type="float">
            <text:p>0.676747045</text:p>
          </table:table-cell>
          <table:table-cell office:value-type="float" office:value="0.615181996" calcext:value-type="float">
            <text:p>0.615181996</text:p>
          </table:table-cell>
          <table:table-cell/>
          <table:table-cell office:value-type="float" office:value="0.005152895" calcext:value-type="float">
            <text:p>0.005152895</text:p>
          </table:table-cell>
          <table:table-cell office:value-type="float" office:value="0.005528979" calcext:value-type="float">
            <text:p>0.005528979</text:p>
          </table:table-cell>
          <table:table-cell office:value-type="float" office:value="0.005025997" calcext:value-type="float">
            <text:p>0.005025997</text:p>
          </table:table-cell>
          <table:table-cell/>
          <table:table-cell office:value-type="float" office:value="-0.000372985" calcext:value-type="float">
            <text:p>-0.000372985</text:p>
          </table:table-cell>
          <table:table-cell office:value-type="float" office:value="0.000003099" calcext:value-type="float">
            <text:p>3.099E-06</text:p>
          </table:table-cell>
          <table:table-cell office:value-type="float" office:value="-0.000499883" calcext:value-type="float">
            <text:p>-0.000499883</text:p>
          </table:table-cell>
          <table:table-cell/>
          <table:table-cell office:value-type="float" office:value="27.056532081" calcext:value-type="float">
            <text:p>27.056532081</text:p>
          </table:table-cell>
          <table:table-cell office:value-type="float" office:value="27.065797146" calcext:value-type="float">
            <text:p>27.065797146</text:p>
          </table:table-cell>
          <table:table-cell office:value-type="float" office:value="27.053405839" calcext:value-type="float">
            <text:p>27.053405839</text:p>
          </table:table-cell>
          <table:table-cell/>
          <table:table-cell office:value-type="float" office:value="-0.009454641" calcext:value-type="float">
            <text:p>-0.009454641</text:p>
          </table:table-cell>
          <table:table-cell office:value-type="float" office:value="0.000078511" calcext:value-type="float">
            <text:p>7.8511E-05</text:p>
          </table:table-cell>
          <table:table-cell office:value-type="float" office:value="-0.012671366" calcext:value-type="float">
            <text:p>-0.012671366</text:p>
          </table:table-cell>
          <table:table-cell/>
        </table:table-row>
        <table:table-row table:style-name="ro1">
          <table:table-cell office:value-type="float" office:value="0.355" calcext:value-type="float">
            <text:p>0.355</text:p>
          </table:table-cell>
          <table:table-cell table:style-name="ce1" office:value-type="string" calcext:value-type="string">
            <text:p><text:s/>2019-11-13 15:34:14</text:p>
          </table:table-cell>
          <table:table-cell office:value-type="float" office:value="27.06067" calcext:value-type="float">
            <text:p>27.06067</text:p>
          </table:table-cell>
          <table:table-cell office:value-type="float" office:value="0.355" calcext:value-type="float">
            <text:p>0.3550</text:p>
          </table:table-cell>
          <table:table-cell office:value-type="float" office:value="0.735098211" calcext:value-type="float">
            <text:p>0.735098211</text:p>
          </table:table-cell>
          <table:table-cell office:value-type="float" office:value="0.749468893" calcext:value-type="float">
            <text:p>0.749468893</text:p>
          </table:table-cell>
          <table:table-cell office:value-type="float" office:value="0.513721766" calcext:value-type="float">
            <text:p>0.513721766</text:p>
          </table:table-cell>
          <table:table-cell/>
          <table:table-cell office:value-type="float" office:value="0.006005704" calcext:value-type="float">
            <text:p>0.006005704</text:p>
          </table:table-cell>
          <table:table-cell office:value-type="float" office:value="0.006123112" calcext:value-type="float">
            <text:p>0.006123112</text:p>
          </table:table-cell>
          <table:table-cell office:value-type="float" office:value="0.004197073" calcext:value-type="float">
            <text:p>0.004197073</text:p>
          </table:table-cell>
          <table:table-cell/>
          <table:table-cell office:value-type="float" office:value="0.000479824" calcext:value-type="float">
            <text:p>0.000479824</text:p>
          </table:table-cell>
          <table:table-cell office:value-type="float" office:value="0.000597232" calcext:value-type="float">
            <text:p>0.000597232</text:p>
          </table:table-cell>
          <table:table-cell office:value-type="float" office:value="-0.001328807" calcext:value-type="float">
            <text:p>-0.001328807</text:p>
          </table:table-cell>
          <table:table-cell/>
          <table:table-cell office:value-type="float" office:value="27.072487393" calcext:value-type="float">
            <text:p>27.072487393</text:p>
          </table:table-cell>
          <table:table-cell office:value-type="float" office:value="27.07537977" calcext:value-type="float">
            <text:p>27.07537977</text:p>
          </table:table-cell>
          <table:table-cell office:value-type="float" office:value="27.027930197" calcext:value-type="float">
            <text:p>27.027930197</text:p>
          </table:table-cell>
          <table:table-cell/>
          <table:table-cell office:value-type="float" office:value="0.012162669" calcext:value-type="float">
            <text:p>0.012162669</text:p>
          </table:table-cell>
          <table:table-cell office:value-type="float" office:value="0.015138719" calcext:value-type="float">
            <text:p>0.015138719</text:p>
          </table:table-cell>
          <table:table-cell office:value-type="float" office:value="-0.033683882" calcext:value-type="float">
            <text:p>-0.033683882</text:p>
          </table:table-cell>
          <table:table-cell/>
        </table:table-row>
        <table:table-row table:style-name="ro1">
          <table:table-cell office:value-type="float" office:value="0.36" calcext:value-type="float">
            <text:p>0.36</text:p>
          </table:table-cell>
          <table:table-cell table:style-name="ce1" office:value-type="string" calcext:value-type="string">
            <text:p><text:s/>2019-11-13 15:34:15</text:p>
          </table:table-cell>
          <table:table-cell office:value-type="float" office:value="27.06067" calcext:value-type="float">
            <text:p>27.06067</text:p>
          </table:table-cell>
          <table:table-cell office:value-type="float" office:value="0.36" calcext:value-type="float">
            <text:p>0.3600</text:p>
          </table:table-cell>
          <table:table-cell office:value-type="float" office:value="0.682956062" calcext:value-type="float">
            <text:p>0.682956062</text:p>
          </table:table-cell>
          <table:table-cell office:value-type="float" office:value="0.608913375" calcext:value-type="float">
            <text:p>0.608913375</text:p>
          </table:table-cell>
          <table:table-cell office:value-type="float" office:value="0.56805379" calcext:value-type="float">
            <text:p>0.56805379</text:p>
          </table:table-cell>
          <table:table-cell/>
          <table:table-cell office:value-type="float" office:value="0.005579706" calcext:value-type="float">
            <text:p>0.005579706</text:p>
          </table:table-cell>
          <table:table-cell office:value-type="float" office:value="0.004974782" calcext:value-type="float">
            <text:p>0.004974782</text:p>
          </table:table-cell>
          <table:table-cell office:value-type="float" office:value="0.004640962" calcext:value-type="float">
            <text:p>0.004640962</text:p>
          </table:table-cell>
          <table:table-cell/>
          <table:table-cell office:value-type="float" office:value="0.000053826" calcext:value-type="float">
            <text:p>5.3826E-05</text:p>
          </table:table-cell>
          <table:table-cell office:value-type="float" office:value="-0.000551097" calcext:value-type="float">
            <text:p>-0.000551097</text:p>
          </table:table-cell>
          <table:table-cell office:value-type="float" office:value="-0.000884918" calcext:value-type="float">
            <text:p>-0.000884918</text:p>
          </table:table-cell>
          <table:table-cell/>
          <table:table-cell office:value-type="float" office:value="27.061992719" calcext:value-type="float">
            <text:p>27.061992719</text:p>
          </table:table-cell>
          <table:table-cell office:value-type="float" office:value="27.04708995" calcext:value-type="float">
            <text:p>27.04708995</text:p>
          </table:table-cell>
          <table:table-cell office:value-type="float" office:value="27.038865949" calcext:value-type="float">
            <text:p>27.038865949</text:p>
          </table:table-cell>
          <table:table-cell/>
          <table:table-cell office:value-type="float" office:value="0.001364367" calcext:value-type="float">
            <text:p>0.001364367</text:p>
          </table:table-cell>
          <table:table-cell office:value-type="float" office:value="-0.013969588" calcext:value-type="float">
            <text:p>-0.013969588</text:p>
          </table:table-cell>
          <table:table-cell office:value-type="float" office:value="-0.022431599" calcext:value-type="float">
            <text:p>-0.022431599</text:p>
          </table:table-cell>
          <table:table-cell/>
        </table:table-row>
        <table:table-row table:style-name="ro1">
          <table:table-cell office:value-type="float" office:value="0.365" calcext:value-type="float">
            <text:p>0.365</text:p>
          </table:table-cell>
          <table:table-cell table:style-name="ce1" office:value-type="string" calcext:value-type="string">
            <text:p><text:s/>2019-11-13 15:34:15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365" calcext:value-type="float">
            <text:p>0.3650</text:p>
          </table:table-cell>
          <table:table-cell office:value-type="float" office:value="0.646045285" calcext:value-type="float">
            <text:p>0.646045285</text:p>
          </table:table-cell>
          <table:table-cell office:value-type="float" office:value="0.716351952" calcext:value-type="float">
            <text:p>0.716351952</text:p>
          </table:table-cell>
          <table:table-cell office:value-type="float" office:value="0.600606871" calcext:value-type="float">
            <text:p>0.600606871</text:p>
          </table:table-cell>
          <table:table-cell/>
          <table:table-cell office:value-type="float" office:value="0.005278148" calcext:value-type="float">
            <text:p>0.005278148</text:p>
          </table:table-cell>
          <table:table-cell office:value-type="float" office:value="0.005852549" calcext:value-type="float">
            <text:p>0.005852549</text:p>
          </table:table-cell>
          <table:table-cell office:value-type="float" office:value="0.004906919" calcext:value-type="float">
            <text:p>0.004906919</text:p>
          </table:table-cell>
          <table:table-cell/>
          <table:table-cell office:value-type="float" office:value="-0.000247732" calcext:value-type="float">
            <text:p>-0.000247732</text:p>
          </table:table-cell>
          <table:table-cell office:value-type="float" office:value="0.000326669" calcext:value-type="float">
            <text:p>0.000326669</text:p>
          </table:table-cell>
          <table:table-cell office:value-type="float" office:value="-0.000618961" calcext:value-type="float">
            <text:p>-0.000618961</text:p>
          </table:table-cell>
          <table:table-cell/>
          <table:table-cell office:value-type="float" office:value="27.059617765" calcext:value-type="float">
            <text:p>27.059617765</text:p>
          </table:table-cell>
          <table:table-cell office:value-type="float" office:value="27.073768426" calcext:value-type="float">
            <text:p>27.073768426</text:p>
          </table:table-cell>
          <table:table-cell office:value-type="float" office:value="27.050472258" calcext:value-type="float">
            <text:p>27.050472258</text:p>
          </table:table-cell>
          <table:table-cell/>
          <table:table-cell office:value-type="float" office:value="-0.006279652" calcext:value-type="float">
            <text:p>-0.006279652</text:p>
          </table:table-cell>
          <table:table-cell office:value-type="float" office:value="0.008280457" calcext:value-type="float">
            <text:p>0.008280457</text:p>
          </table:table-cell>
          <table:table-cell office:value-type="float" office:value="-0.015689856" calcext:value-type="float">
            <text:p>-0.015689856</text:p>
          </table:table-cell>
          <table:table-cell/>
        </table:table-row>
        <table:table-row table:style-name="ro1">
          <table:table-cell office:value-type="float" office:value="0.37" calcext:value-type="float">
            <text:p>0.37</text:p>
          </table:table-cell>
          <table:table-cell table:style-name="ce1" office:value-type="string" calcext:value-type="string">
            <text:p><text:s/>2019-11-13 15:34:15</text:p>
          </table:table-cell>
          <table:table-cell office:value-type="float" office:value="27.05561" calcext:value-type="float">
            <text:p>27.05561</text:p>
          </table:table-cell>
          <table:table-cell office:value-type="float" office:value="0.37" calcext:value-type="float">
            <text:p>0.3700</text:p>
          </table:table-cell>
          <table:table-cell office:value-type="float" office:value="0.66809543" calcext:value-type="float">
            <text:p>0.66809543</text:p>
          </table:table-cell>
          <table:table-cell office:value-type="float" office:value="0.731591073" calcext:value-type="float">
            <text:p>0.731591073</text:p>
          </table:table-cell>
          <table:table-cell office:value-type="float" office:value="0.562318034" calcext:value-type="float">
            <text:p>0.562318034</text:p>
          </table:table-cell>
          <table:table-cell/>
          <table:table-cell office:value-type="float" office:value="0.005458296" calcext:value-type="float">
            <text:p>0.005458296</text:p>
          </table:table-cell>
          <table:table-cell office:value-type="float" office:value="0.005977051" calcext:value-type="float">
            <text:p>0.005977051</text:p>
          </table:table-cell>
          <table:table-cell office:value-type="float" office:value="0.004594102" calcext:value-type="float">
            <text:p>0.004594102</text:p>
          </table:table-cell>
          <table:table-cell/>
          <table:table-cell office:value-type="float" office:value="-0.000067584" calcext:value-type="float">
            <text:p>-6.7584E-05</text:p>
          </table:table-cell>
          <table:table-cell office:value-type="float" office:value="0.000451171" calcext:value-type="float">
            <text:p>0.000451171</text:p>
          </table:table-cell>
          <table:table-cell office:value-type="float" office:value="-0.000931778" calcext:value-type="float">
            <text:p>-0.000931778</text:p>
          </table:table-cell>
          <table:table-cell/>
          <table:table-cell office:value-type="float" office:value="27.053947564" calcext:value-type="float">
            <text:p>27.053947564</text:p>
          </table:table-cell>
          <table:table-cell office:value-type="float" office:value="27.066727437" calcext:value-type="float">
            <text:p>27.066727437</text:p>
          </table:table-cell>
          <table:table-cell office:value-type="float" office:value="27.032657256" calcext:value-type="float">
            <text:p>27.032657256</text:p>
          </table:table-cell>
          <table:table-cell/>
          <table:table-cell office:value-type="float" office:value="-0.00171315" calcext:value-type="float">
            <text:p>-0.00171315</text:p>
          </table:table-cell>
          <table:table-cell office:value-type="float" office:value="0.011436368" calcext:value-type="float">
            <text:p>0.011436368</text:p>
          </table:table-cell>
          <table:table-cell office:value-type="float" office:value="-0.02361948" calcext:value-type="float">
            <text:p>-0.02361948</text:p>
          </table:table-cell>
          <table:table-cell/>
        </table:table-row>
        <table:table-row table:style-name="ro1">
          <table:table-cell office:value-type="float" office:value="0.375" calcext:value-type="float">
            <text:p>0.375</text:p>
          </table:table-cell>
          <table:table-cell table:style-name="ce1" office:value-type="string" calcext:value-type="string">
            <text:p><text:s/>2019-11-13 15:34:15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375" calcext:value-type="float">
            <text:p>0.3750</text:p>
          </table:table-cell>
          <table:table-cell office:value-type="float" office:value="0.712601627" calcext:value-type="float">
            <text:p>0.712601627</text:p>
          </table:table-cell>
          <table:table-cell office:value-type="float" office:value="0.752049774" calcext:value-type="float">
            <text:p>0.752049774</text:p>
          </table:table-cell>
          <table:table-cell office:value-type="float" office:value="0.519730511" calcext:value-type="float">
            <text:p>0.519730511</text:p>
          </table:table-cell>
          <table:table-cell/>
          <table:table-cell office:value-type="float" office:value="0.005821909" calcext:value-type="float">
            <text:p>0.005821909</text:p>
          </table:table-cell>
          <table:table-cell office:value-type="float" office:value="0.006144198" calcext:value-type="float">
            <text:p>0.006144198</text:p>
          </table:table-cell>
          <table:table-cell office:value-type="float" office:value="0.004246164" calcext:value-type="float">
            <text:p>0.004246164</text:p>
          </table:table-cell>
          <table:table-cell/>
          <table:table-cell office:value-type="float" office:value="0.000296029" calcext:value-type="float">
            <text:p>0.000296029</text:p>
          </table:table-cell>
          <table:table-cell office:value-type="float" office:value="0.000618318" calcext:value-type="float">
            <text:p>0.000618318</text:p>
          </table:table-cell>
          <table:table-cell office:value-type="float" office:value="-0.001279716" calcext:value-type="float">
            <text:p>-0.001279716</text:p>
          </table:table-cell>
          <table:table-cell/>
          <table:table-cell office:value-type="float" office:value="27.073013601" calcext:value-type="float">
            <text:p>27.073013601</text:p>
          </table:table-cell>
          <table:table-cell office:value-type="float" office:value="27.08095328" calcext:value-type="float">
            <text:p>27.08095328</text:p>
          </table:table-cell>
          <table:table-cell office:value-type="float" office:value="27.034193884" calcext:value-type="float">
            <text:p>27.034193884</text:p>
          </table:table-cell>
          <table:table-cell/>
          <table:table-cell office:value-type="float" office:value="0.00750379" calcext:value-type="float">
            <text:p>0.00750379</text:p>
          </table:table-cell>
          <table:table-cell office:value-type="float" office:value="0.015673197" calcext:value-type="float">
            <text:p>0.015673197</text:p>
          </table:table-cell>
          <table:table-cell office:value-type="float" office:value="-0.03243945" calcext:value-type="float">
            <text:p>-0.03243945</text:p>
          </table:table-cell>
          <table:table-cell/>
        </table:table-row>
        <table:table-row table:style-name="ro1">
          <table:table-cell office:value-type="float" office:value="0.38" calcext:value-type="float">
            <text:p>0.38</text:p>
          </table:table-cell>
          <table:table-cell table:style-name="ce1" office:value-type="string" calcext:value-type="string">
            <text:p><text:s/>2019-11-13 15:34:16</text:p>
          </table:table-cell>
          <table:table-cell office:value-type="float" office:value="27.06067" calcext:value-type="float">
            <text:p>27.06067</text:p>
          </table:table-cell>
          <table:table-cell office:value-type="float" office:value="0.38" calcext:value-type="float">
            <text:p>0.3800</text:p>
          </table:table-cell>
          <table:table-cell office:value-type="float" office:value="0.73585221" calcext:value-type="float">
            <text:p>0.73585221</text:p>
          </table:table-cell>
          <table:table-cell office:value-type="float" office:value="0.746752709" calcext:value-type="float">
            <text:p>0.746752709</text:p>
          </table:table-cell>
          <table:table-cell office:value-type="float" office:value="0.510895313" calcext:value-type="float">
            <text:p>0.510895313</text:p>
          </table:table-cell>
          <table:table-cell/>
          <table:table-cell office:value-type="float" office:value="0.006011864" calcext:value-type="float">
            <text:p>0.006011864</text:p>
          </table:table-cell>
          <table:table-cell office:value-type="float" office:value="0.006100921" calcext:value-type="float">
            <text:p>0.006100921</text:p>
          </table:table-cell>
          <table:table-cell office:value-type="float" office:value="0.004173981" calcext:value-type="float">
            <text:p>0.004173981</text:p>
          </table:table-cell>
          <table:table-cell/>
          <table:table-cell office:value-type="float" office:value="0.000485985" calcext:value-type="float">
            <text:p>0.000485985</text:p>
          </table:table-cell>
          <table:table-cell office:value-type="float" office:value="0.000575041" calcext:value-type="float">
            <text:p>0.000575041</text:p>
          </table:table-cell>
          <table:table-cell office:value-type="float" office:value="-0.001351899" calcext:value-type="float">
            <text:p>-0.001351899</text:p>
          </table:table-cell>
          <table:table-cell/>
          <table:table-cell office:value-type="float" office:value="27.07263915" calcext:value-type="float">
            <text:p>27.07263915</text:p>
          </table:table-cell>
          <table:table-cell office:value-type="float" office:value="27.074833086" calcext:value-type="float">
            <text:p>27.074833086</text:p>
          </table:table-cell>
          <table:table-cell office:value-type="float" office:value="27.027361296" calcext:value-type="float">
            <text:p>27.027361296</text:p>
          </table:table-cell>
          <table:table-cell/>
          <table:table-cell office:value-type="float" office:value="0.012318816" calcext:value-type="float">
            <text:p>0.012318816</text:p>
          </table:table-cell>
          <table:table-cell office:value-type="float" office:value="0.01457622" calcext:value-type="float">
            <text:p>0.01457622</text:p>
          </table:table-cell>
          <table:table-cell office:value-type="float" office:value="-0.034269251" calcext:value-type="float">
            <text:p>-0.034269251</text:p>
          </table:table-cell>
          <table:table-cell/>
        </table:table-row>
        <table:table-row table:style-name="ro1">
          <table:table-cell office:value-type="float" office:value="0.385" calcext:value-type="float">
            <text:p>0.385</text:p>
          </table:table-cell>
          <table:table-cell table:style-name="ce1" office:value-type="string" calcext:value-type="string">
            <text:p><text:s/>2019-11-13 15:34:16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385" calcext:value-type="float">
            <text:p>0.3850</text:p>
          </table:table-cell>
          <table:table-cell office:value-type="float" office:value="0.763663145" calcext:value-type="float">
            <text:p>0.763663145</text:p>
          </table:table-cell>
          <table:table-cell office:value-type="float" office:value="0.689888083" calcext:value-type="float">
            <text:p>0.689888083</text:p>
          </table:table-cell>
          <table:table-cell office:value-type="float" office:value="0.504037202" calcext:value-type="float">
            <text:p>0.504037202</text:p>
          </table:table-cell>
          <table:table-cell/>
          <table:table-cell office:value-type="float" office:value="0.006239078" calcext:value-type="float">
            <text:p>0.006239078</text:p>
          </table:table-cell>
          <table:table-cell office:value-type="float" office:value="0.005636341" calcext:value-type="float">
            <text:p>0.005636341</text:p>
          </table:table-cell>
          <table:table-cell office:value-type="float" office:value="0.004117951" calcext:value-type="float">
            <text:p>0.004117951</text:p>
          </table:table-cell>
          <table:table-cell/>
          <table:table-cell office:value-type="float" office:value="0.000713198" calcext:value-type="float">
            <text:p>0.000713198</text:p>
          </table:table-cell>
          <table:table-cell office:value-type="float" office:value="0.000110461" calcext:value-type="float">
            <text:p>0.000110461</text:p>
          </table:table-cell>
          <table:table-cell office:value-type="float" office:value="-0.001407929" calcext:value-type="float">
            <text:p>-0.001407929</text:p>
          </table:table-cell>
          <table:table-cell/>
          <table:table-cell office:value-type="float" office:value="27.083290678" calcext:value-type="float">
            <text:p>27.083290678</text:p>
          </table:table-cell>
          <table:table-cell office:value-type="float" office:value="27.068442049" calcext:value-type="float">
            <text:p>27.068442049</text:p>
          </table:table-cell>
          <table:table-cell office:value-type="float" office:value="27.031035189" calcext:value-type="float">
            <text:p>27.031035189</text:p>
          </table:table-cell>
          <table:table-cell/>
          <table:table-cell office:value-type="float" office:value="0.018078221" calcext:value-type="float">
            <text:p>0.018078221</text:p>
          </table:table-cell>
          <table:table-cell office:value-type="float" office:value="0.002799952" calcext:value-type="float">
            <text:p>0.002799952</text:p>
          </table:table-cell>
          <table:table-cell office:value-type="float" office:value="-0.035689593" calcext:value-type="float">
            <text:p>-0.035689593</text:p>
          </table:table-cell>
          <table:table-cell/>
        </table:table-row>
        <table:table-row table:style-name="ro1">
          <table:table-cell office:value-type="float" office:value="0.39" calcext:value-type="float">
            <text:p>0.39</text:p>
          </table:table-cell>
          <table:table-cell table:style-name="ce1" office:value-type="string" calcext:value-type="string">
            <text:p><text:s/>2019-11-13 15:34:16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39" calcext:value-type="float">
            <text:p>0.3900</text:p>
          </table:table-cell>
          <table:table-cell office:value-type="float" office:value="0.784936045" calcext:value-type="float">
            <text:p>0.784936045</text:p>
          </table:table-cell>
          <table:table-cell office:value-type="float" office:value="0.617477371" calcext:value-type="float">
            <text:p>0.617477371</text:p>
          </table:table-cell>
          <table:table-cell office:value-type="float" office:value="0.494114219" calcext:value-type="float">
            <text:p>0.494114219</text:p>
          </table:table-cell>
          <table:table-cell/>
          <table:table-cell office:value-type="float" office:value="0.006412876" calcext:value-type="float">
            <text:p>0.006412876</text:p>
          </table:table-cell>
          <table:table-cell office:value-type="float" office:value="0.00504475" calcext:value-type="float">
            <text:p>0.00504475</text:p>
          </table:table-cell>
          <table:table-cell office:value-type="float" office:value="0.004036881" calcext:value-type="float">
            <text:p>0.004036881</text:p>
          </table:table-cell>
          <table:table-cell/>
          <table:table-cell office:value-type="float" office:value="0.000886996" calcext:value-type="float">
            <text:p>0.000886996</text:p>
          </table:table-cell>
          <table:table-cell office:value-type="float" office:value="-0.00048113" calcext:value-type="float">
            <text:p>-0.00048113</text:p>
          </table:table-cell>
          <table:table-cell office:value-type="float" office:value="-0.001488999" calcext:value-type="float">
            <text:p>-0.001488999</text:p>
          </table:table-cell>
          <table:table-cell/>
          <table:table-cell office:value-type="float" office:value="27.087572216" calcext:value-type="float">
            <text:p>27.087572216</text:p>
          </table:table-cell>
          <table:table-cell office:value-type="float" office:value="27.053867836" calcext:value-type="float">
            <text:p>27.053867836</text:p>
          </table:table-cell>
          <table:table-cell office:value-type="float" office:value="27.029037922" calcext:value-type="float">
            <text:p>27.029037922</text:p>
          </table:table-cell>
          <table:table-cell/>
          <table:table-cell office:value-type="float" office:value="0.022483627" calcext:value-type="float">
            <text:p>0.022483627</text:p>
          </table:table-cell>
          <table:table-cell office:value-type="float" office:value="-0.012195997" calcext:value-type="float">
            <text:p>-0.012195997</text:p>
          </table:table-cell>
          <table:table-cell office:value-type="float" office:value="-0.037744686" calcext:value-type="float">
            <text:p>-0.037744686</text:p>
          </table:table-cell>
          <table:table-cell/>
        </table:table-row>
        <table:table-row table:style-name="ro1">
          <table:table-cell office:value-type="float" office:value="0.395" calcext:value-type="float">
            <text:p>0.395</text:p>
          </table:table-cell>
          <table:table-cell table:style-name="ce1" office:value-type="string" calcext:value-type="string">
            <text:p><text:s/>2019-11-13 15:34:16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395" calcext:value-type="float">
            <text:p>0.3950</text:p>
          </table:table-cell>
          <table:table-cell office:value-type="float" office:value="0.719621863" calcext:value-type="float">
            <text:p>0.719621863</text:p>
          </table:table-cell>
          <table:table-cell office:value-type="float" office:value="0.605347825" calcext:value-type="float">
            <text:p>0.605347825</text:p>
          </table:table-cell>
          <table:table-cell office:value-type="float" office:value="0.56526012" calcext:value-type="float">
            <text:p>0.56526012</text:p>
          </table:table-cell>
          <table:table-cell/>
          <table:table-cell office:value-type="float" office:value="0.005879264" calcext:value-type="float">
            <text:p>0.005879264</text:p>
          </table:table-cell>
          <table:table-cell office:value-type="float" office:value="0.004945652" calcext:value-type="float">
            <text:p>0.004945652</text:p>
          </table:table-cell>
          <table:table-cell office:value-type="float" office:value="0.004618138" calcext:value-type="float">
            <text:p>0.004618138</text:p>
          </table:table-cell>
          <table:table-cell/>
          <table:table-cell office:value-type="float" office:value="0.000353384" calcext:value-type="float">
            <text:p>0.000353384</text:p>
          </table:table-cell>
          <table:table-cell office:value-type="float" office:value="-0.000580228" calcext:value-type="float">
            <text:p>-0.000580228</text:p>
          </table:table-cell>
          <table:table-cell office:value-type="float" office:value="-0.000907742" calcext:value-type="float">
            <text:p>-0.000907742</text:p>
          </table:table-cell>
          <table:table-cell/>
          <table:table-cell office:value-type="float" office:value="27.074426559" calcext:value-type="float">
            <text:p>27.074426559</text:p>
          </table:table-cell>
          <table:table-cell office:value-type="float" office:value="27.051426485" calcext:value-type="float">
            <text:p>27.051426485</text:p>
          </table:table-cell>
          <table:table-cell office:value-type="float" office:value="27.043357876" calcext:value-type="float">
            <text:p>27.043357876</text:p>
          </table:table-cell>
          <table:table-cell/>
          <table:table-cell office:value-type="float" office:value="0.008957633" calcext:value-type="float">
            <text:p>0.008957633</text:p>
          </table:table-cell>
          <table:table-cell office:value-type="float" office:value="-0.014708009" calcext:value-type="float">
            <text:p>-0.014708009</text:p>
          </table:table-cell>
          <table:table-cell office:value-type="float" office:value="-0.023010171" calcext:value-type="float">
            <text:p>-0.023010171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1" office:value-type="string" calcext:value-type="string">
            <text:p><text:s/>2019-11-13 15:34:17</text:p>
          </table:table-cell>
          <table:table-cell office:value-type="float" office:value="27.06067" calcext:value-type="float">
            <text:p>27.06067</text:p>
          </table:table-cell>
          <table:table-cell office:value-type="float" office:value="0.4" calcext:value-type="float">
            <text:p>0.4000</text:p>
          </table:table-cell>
          <table:table-cell office:value-type="float" office:value="0.688351475" calcext:value-type="float">
            <text:p>0.688351475</text:p>
          </table:table-cell>
          <table:table-cell office:value-type="float" office:value="0.736221759" calcext:value-type="float">
            <text:p>0.736221759</text:p>
          </table:table-cell>
          <table:table-cell office:value-type="float" office:value="0.553449458" calcext:value-type="float">
            <text:p>0.553449458</text:p>
          </table:table-cell>
          <table:table-cell/>
          <table:table-cell office:value-type="float" office:value="0.005623787" calcext:value-type="float">
            <text:p>0.005623787</text:p>
          </table:table-cell>
          <table:table-cell office:value-type="float" office:value="0.006014884" calcext:value-type="float">
            <text:p>0.006014884</text:p>
          </table:table-cell>
          <table:table-cell office:value-type="float" office:value="0.004521646" calcext:value-type="float">
            <text:p>0.004521646</text:p>
          </table:table-cell>
          <table:table-cell/>
          <table:table-cell office:value-type="float" office:value="0.000097907" calcext:value-type="float">
            <text:p>9.7907E-05</text:p>
          </table:table-cell>
          <table:table-cell office:value-type="float" office:value="0.000489004" calcext:value-type="float">
            <text:p>0.000489004</text:p>
          </table:table-cell>
          <table:table-cell office:value-type="float" office:value="-0.001004234" calcext:value-type="float">
            <text:p>-0.001004234</text:p>
          </table:table-cell>
          <table:table-cell/>
          <table:table-cell office:value-type="float" office:value="27.063078661" calcext:value-type="float">
            <text:p>27.063078661</text:p>
          </table:table-cell>
          <table:table-cell office:value-type="float" office:value="27.072713529" calcext:value-type="float">
            <text:p>27.072713529</text:p>
          </table:table-cell>
          <table:table-cell office:value-type="float" office:value="27.035926453" calcext:value-type="float">
            <text:p>27.035926453</text:p>
          </table:table-cell>
          <table:table-cell/>
          <table:table-cell office:value-type="float" office:value="0.002481729" calcext:value-type="float">
            <text:p>0.002481729</text:p>
          </table:table-cell>
          <table:table-cell office:value-type="float" office:value="0.012395347" calcext:value-type="float">
            <text:p>0.012395347</text:p>
          </table:table-cell>
          <table:table-cell office:value-type="float" office:value="-0.025456174" calcext:value-type="float">
            <text:p>-0.025456174</text:p>
          </table:table-cell>
          <table:table-cell/>
        </table:table-row>
        <table:table-row table:style-name="ro1">
          <table:table-cell office:value-type="float" office:value="0.405" calcext:value-type="float">
            <text:p>0.405</text:p>
          </table:table-cell>
          <table:table-cell table:style-name="ce1" office:value-type="string" calcext:value-type="string">
            <text:p><text:s/>2019-11-13 15:34:17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405" calcext:value-type="float">
            <text:p>0.4050</text:p>
          </table:table-cell>
          <table:table-cell office:value-type="float" office:value="0.766944977" calcext:value-type="float">
            <text:p>0.766944977</text:p>
          </table:table-cell>
          <table:table-cell office:value-type="float" office:value="0.601707769" calcext:value-type="float">
            <text:p>0.601707769</text:p>
          </table:table-cell>
          <table:table-cell office:value-type="float" office:value="0.529989067" calcext:value-type="float">
            <text:p>0.529989067</text:p>
          </table:table-cell>
          <table:table-cell/>
          <table:table-cell office:value-type="float" office:value="0.00626589" calcext:value-type="float">
            <text:p>0.00626589</text:p>
          </table:table-cell>
          <table:table-cell office:value-type="float" office:value="0.004915913" calcext:value-type="float">
            <text:p>0.004915913</text:p>
          </table:table-cell>
          <table:table-cell office:value-type="float" office:value="0.004329976" calcext:value-type="float">
            <text:p>0.004329976</text:p>
          </table:table-cell>
          <table:table-cell/>
          <table:table-cell office:value-type="float" office:value="0.00074001" calcext:value-type="float">
            <text:p>0.00074001</text:p>
          </table:table-cell>
          <table:table-cell office:value-type="float" office:value="-0.000609967" calcext:value-type="float">
            <text:p>-0.000609967</text:p>
          </table:table-cell>
          <table:table-cell office:value-type="float" office:value="-0.001195904" calcext:value-type="float">
            <text:p>-0.001195904</text:p>
          </table:table-cell>
          <table:table-cell/>
          <table:table-cell office:value-type="float" office:value="27.083951204" calcext:value-type="float">
            <text:p>27.083951204</text:p>
          </table:table-cell>
          <table:table-cell office:value-type="float" office:value="27.050693839" calcext:value-type="float">
            <text:p>27.050693839</text:p>
          </table:table-cell>
          <table:table-cell office:value-type="float" office:value="27.036258686" calcext:value-type="float">
            <text:p>27.036258686</text:p>
          </table:table-cell>
          <table:table-cell/>
          <table:table-cell office:value-type="float" office:value="0.018757857" calcext:value-type="float">
            <text:p>0.018757857</text:p>
          </table:table-cell>
          <table:table-cell office:value-type="float" office:value="-0.015461861" calcext:value-type="float">
            <text:p>-0.015461861</text:p>
          </table:table-cell>
          <table:table-cell office:value-type="float" office:value="-0.030314872" calcext:value-type="float">
            <text:p>-0.030314872</text:p>
          </table:table-cell>
          <table:table-cell/>
        </table:table-row>
        <table:table-row table:style-name="ro1">
          <table:table-cell office:value-type="float" office:value="0.41" calcext:value-type="float">
            <text:p>0.41</text:p>
          </table:table-cell>
          <table:table-cell table:style-name="ce1" office:value-type="string" calcext:value-type="string">
            <text:p><text:s/>2019-11-13 15:34:17</text:p>
          </table:table-cell>
          <table:table-cell office:value-type="float" office:value="27.06067" calcext:value-type="float">
            <text:p>27.06067</text:p>
          </table:table-cell>
          <table:table-cell office:value-type="float" office:value="0.41" calcext:value-type="float">
            <text:p>0.4100</text:p>
          </table:table-cell>
          <table:table-cell office:value-type="float" office:value="0.638200717" calcext:value-type="float">
            <text:p>0.638200717</text:p>
          </table:table-cell>
          <table:table-cell office:value-type="float" office:value="0.704774941" calcext:value-type="float">
            <text:p>0.704774941</text:p>
          </table:table-cell>
          <table:table-cell office:value-type="float" office:value="0.626841262" calcext:value-type="float">
            <text:p>0.626841262</text:p>
          </table:table-cell>
          <table:table-cell/>
          <table:table-cell office:value-type="float" office:value="0.005214058" calcext:value-type="float">
            <text:p>0.005214058</text:p>
          </table:table-cell>
          <table:table-cell office:value-type="float" office:value="0.005757965" calcext:value-type="float">
            <text:p>0.005757965</text:p>
          </table:table-cell>
          <table:table-cell office:value-type="float" office:value="0.005121252" calcext:value-type="float">
            <text:p>0.005121252</text:p>
          </table:table-cell>
          <table:table-cell/>
          <table:table-cell office:value-type="float" office:value="-0.000311822" calcext:value-type="float">
            <text:p>-0.000311822</text:p>
          </table:table-cell>
          <table:table-cell office:value-type="float" office:value="0.000232085" calcext:value-type="float">
            <text:p>0.000232085</text:p>
          </table:table-cell>
          <table:table-cell office:value-type="float" office:value="-0.000404628" calcext:value-type="float">
            <text:p>-0.000404628</text:p>
          </table:table-cell>
          <table:table-cell/>
          <table:table-cell office:value-type="float" office:value="27.052984715" calcext:value-type="float">
            <text:p>27.052984715</text:p>
          </table:table-cell>
          <table:table-cell office:value-type="float" office:value="27.066384227" calcext:value-type="float">
            <text:p>27.066384227</text:p>
          </table:table-cell>
          <table:table-cell office:value-type="float" office:value="27.050698361" calcext:value-type="float">
            <text:p>27.050698361</text:p>
          </table:table-cell>
          <table:table-cell/>
          <table:table-cell office:value-type="float" office:value="-0.007904239" calcext:value-type="float">
            <text:p>-0.007904239</text:p>
          </table:table-cell>
          <table:table-cell office:value-type="float" office:value="0.005882933" calcext:value-type="float">
            <text:p>0.005882933</text:p>
          </table:table-cell>
          <table:table-cell office:value-type="float" office:value="-0.010256754" calcext:value-type="float">
            <text:p>-0.010256754</text:p>
          </table:table-cell>
          <table:table-cell/>
        </table:table-row>
        <table:table-row table:style-name="ro1">
          <table:table-cell office:value-type="float" office:value="0.415" calcext:value-type="float">
            <text:p>0.415</text:p>
          </table:table-cell>
          <table:table-cell table:style-name="ce1" office:value-type="string" calcext:value-type="string">
            <text:p><text:s/>2019-11-13 15:34:17</text:p>
          </table:table-cell>
          <table:table-cell office:value-type="float" office:value="27.07583" calcext:value-type="float">
            <text:p>27.07583</text:p>
          </table:table-cell>
          <table:table-cell office:value-type="float" office:value="0.415" calcext:value-type="float">
            <text:p>0.4150</text:p>
          </table:table-cell>
          <table:table-cell office:value-type="float" office:value="0.73060402" calcext:value-type="float">
            <text:p>0.73060402</text:p>
          </table:table-cell>
          <table:table-cell office:value-type="float" office:value="0.750319451" calcext:value-type="float">
            <text:p>0.750319451</text:p>
          </table:table-cell>
          <table:table-cell office:value-type="float" office:value="0.513462485" calcext:value-type="float">
            <text:p>0.513462485</text:p>
          </table:table-cell>
          <table:table-cell/>
          <table:table-cell office:value-type="float" office:value="0.005968987" calcext:value-type="float">
            <text:p>0.005968987</text:p>
          </table:table-cell>
          <table:table-cell office:value-type="float" office:value="0.006130061" calcext:value-type="float">
            <text:p>0.006130061</text:p>
          </table:table-cell>
          <table:table-cell office:value-type="float" office:value="0.004194955" calcext:value-type="float">
            <text:p>0.004194955</text:p>
          </table:table-cell>
          <table:table-cell/>
          <table:table-cell office:value-type="float" office:value="0.000443107" calcext:value-type="float">
            <text:p>0.000443107</text:p>
          </table:table-cell>
          <table:table-cell office:value-type="float" office:value="0.000604181" calcext:value-type="float">
            <text:p>0.000604181</text:p>
          </table:table-cell>
          <table:table-cell office:value-type="float" office:value="-0.001330925" calcext:value-type="float">
            <text:p>-0.001330925</text:p>
          </table:table-cell>
          <table:table-cell/>
          <table:table-cell office:value-type="float" office:value="27.086745082" calcext:value-type="float">
            <text:p>27.086745082</text:p>
          </table:table-cell>
          <table:table-cell office:value-type="float" office:value="27.090713141" calcext:value-type="float">
            <text:p>27.090713141</text:p>
          </table:table-cell>
          <table:table-cell office:value-type="float" office:value="27.043040818" calcext:value-type="float">
            <text:p>27.043040818</text:p>
          </table:table-cell>
          <table:table-cell/>
          <table:table-cell office:value-type="float" office:value="0.011231957" calcext:value-type="float">
            <text:p>0.011231957</text:p>
          </table:table-cell>
          <table:table-cell office:value-type="float" office:value="0.015314862" calcext:value-type="float">
            <text:p>0.015314862</text:p>
          </table:table-cell>
          <table:table-cell office:value-type="float" office:value="-0.03373758" calcext:value-type="float">
            <text:p>-0.03373758</text:p>
          </table:table-cell>
          <table:table-cell/>
        </table:table-row>
        <table:table-row table:style-name="ro1">
          <table:table-cell office:value-type="float" office:value="0.42" calcext:value-type="float">
            <text:p>0.42</text:p>
          </table:table-cell>
          <table:table-cell table:style-name="ce1" office:value-type="string" calcext:value-type="string">
            <text:p><text:s/>2019-11-13 15:34:18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42" calcext:value-type="float">
            <text:p>0.4200</text:p>
          </table:table-cell>
          <table:table-cell office:value-type="float" office:value="0.795198774" calcext:value-type="float">
            <text:p>0.795198774</text:p>
          </table:table-cell>
          <table:table-cell office:value-type="float" office:value="0.606272889" calcext:value-type="float">
            <text:p>0.606272889</text:p>
          </table:table-cell>
          <table:table-cell office:value-type="float" office:value="0.498927295" calcext:value-type="float">
            <text:p>0.498927295</text:p>
          </table:table-cell>
          <table:table-cell/>
          <table:table-cell office:value-type="float" office:value="0.006496722" calcext:value-type="float">
            <text:p>0.006496722</text:p>
          </table:table-cell>
          <table:table-cell office:value-type="float" office:value="0.00495321" calcext:value-type="float">
            <text:p>0.00495321</text:p>
          </table:table-cell>
          <table:table-cell office:value-type="float" office:value="0.004076203" calcext:value-type="float">
            <text:p>0.004076203</text:p>
          </table:table-cell>
          <table:table-cell/>
          <table:table-cell office:value-type="float" office:value="0.000970842" calcext:value-type="float">
            <text:p>0.000970842</text:p>
          </table:table-cell>
          <table:table-cell office:value-type="float" office:value="-0.00057267" calcext:value-type="float">
            <text:p>-0.00057267</text:p>
          </table:table-cell>
          <table:table-cell office:value-type="float" office:value="-0.001449677" calcext:value-type="float">
            <text:p>-0.001449677</text:p>
          </table:table-cell>
          <table:table-cell/>
          <table:table-cell office:value-type="float" office:value="27.089637762" calcext:value-type="float">
            <text:p>27.089637762</text:p>
          </table:table-cell>
          <table:table-cell office:value-type="float" office:value="27.051612676" calcext:value-type="float">
            <text:p>27.051612676</text:p>
          </table:table-cell>
          <table:table-cell office:value-type="float" office:value="27.030006683" calcext:value-type="float">
            <text:p>27.030006683</text:p>
          </table:table-cell>
          <table:table-cell/>
          <table:table-cell office:value-type="float" office:value="0.024608927" calcext:value-type="float">
            <text:p>0.024608927</text:p>
          </table:table-cell>
          <table:table-cell office:value-type="float" office:value="-0.01451643" calcext:value-type="float">
            <text:p>-0.01451643</text:p>
          </table:table-cell>
          <table:table-cell office:value-type="float" office:value="-0.036747876" calcext:value-type="float">
            <text:p>-0.036747876</text:p>
          </table:table-cell>
          <table:table-cell/>
        </table:table-row>
        <table:table-row table:style-name="ro1">
          <table:table-cell office:value-type="float" office:value="0.425" calcext:value-type="float">
            <text:p>0.425</text:p>
          </table:table-cell>
          <table:table-cell table:style-name="ce1" office:value-type="string" calcext:value-type="string">
            <text:p><text:s/>2019-11-13 15:34:18</text:p>
          </table:table-cell>
          <table:table-cell office:value-type="float" office:value="27.06067" calcext:value-type="float">
            <text:p>27.06067</text:p>
          </table:table-cell>
          <table:table-cell office:value-type="float" office:value="0.425" calcext:value-type="float">
            <text:p>0.4250</text:p>
          </table:table-cell>
          <table:table-cell office:value-type="float" office:value="0.633625464" calcext:value-type="float">
            <text:p>0.633625464</text:p>
          </table:table-cell>
          <table:table-cell office:value-type="float" office:value="0.635174589" calcext:value-type="float">
            <text:p>0.635174589</text:p>
          </table:table-cell>
          <table:table-cell office:value-type="float" office:value="0.5966223" calcext:value-type="float">
            <text:p>0.5966223</text:p>
          </table:table-cell>
          <table:table-cell/>
          <table:table-cell office:value-type="float" office:value="0.005176679" calcext:value-type="float">
            <text:p>0.005176679</text:p>
          </table:table-cell>
          <table:table-cell office:value-type="float" office:value="0.005189335" calcext:value-type="float">
            <text:p>0.005189335</text:p>
          </table:table-cell>
          <table:table-cell office:value-type="float" office:value="0.004874365" calcext:value-type="float">
            <text:p>0.004874365</text:p>
          </table:table-cell>
          <table:table-cell/>
          <table:table-cell office:value-type="float" office:value="-0.000349201" calcext:value-type="float">
            <text:p>-0.000349201</text:p>
          </table:table-cell>
          <table:table-cell office:value-type="float" office:value="-0.000336545" calcext:value-type="float">
            <text:p>-0.000336545</text:p>
          </table:table-cell>
          <table:table-cell office:value-type="float" office:value="-0.000651515" calcext:value-type="float">
            <text:p>-0.000651515</text:p>
          </table:table-cell>
          <table:table-cell/>
          <table:table-cell office:value-type="float" office:value="27.05206384" calcext:value-type="float">
            <text:p>27.05206384</text:p>
          </table:table-cell>
          <table:table-cell office:value-type="float" office:value="27.052375637" calcext:value-type="float">
            <text:p>27.052375637</text:p>
          </table:table-cell>
          <table:table-cell office:value-type="float" office:value="27.044616074" calcext:value-type="float">
            <text:p>27.044616074</text:p>
          </table:table-cell>
          <table:table-cell/>
          <table:table-cell office:value-type="float" office:value="-0.008851762" calcext:value-type="float">
            <text:p>-0.008851762</text:p>
          </table:table-cell>
          <table:table-cell office:value-type="float" office:value="-0.008530942" calcext:value-type="float">
            <text:p>-0.008530942</text:p>
          </table:table-cell>
          <table:table-cell office:value-type="float" office:value="-0.016515058" calcext:value-type="float">
            <text:p>-0.016515058</text:p>
          </table:table-cell>
          <table:table-cell/>
        </table:table-row>
        <table:table-row table:style-name="ro1">
          <table:table-cell office:value-type="float" office:value="0.43" calcext:value-type="float">
            <text:p>0.43</text:p>
          </table:table-cell>
          <table:table-cell table:style-name="ce1" office:value-type="string" calcext:value-type="string">
            <text:p><text:s/>2019-11-13 15:34:18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43" calcext:value-type="float">
            <text:p>0.4300</text:p>
          </table:table-cell>
          <table:table-cell office:value-type="float" office:value="0.724983302" calcext:value-type="float">
            <text:p>0.724983302</text:p>
          </table:table-cell>
          <table:table-cell office:value-type="float" office:value="0.604050828" calcext:value-type="float">
            <text:p>0.604050828</text:p>
          </table:table-cell>
          <table:table-cell office:value-type="float" office:value="0.562325187" calcext:value-type="float">
            <text:p>0.562325187</text:p>
          </table:table-cell>
          <table:table-cell/>
          <table:table-cell office:value-type="float" office:value="0.005923066" calcext:value-type="float">
            <text:p>0.005923066</text:p>
          </table:table-cell>
          <table:table-cell office:value-type="float" office:value="0.004935056" calcext:value-type="float">
            <text:p>0.004935056</text:p>
          </table:table-cell>
          <table:table-cell office:value-type="float" office:value="0.00459416" calcext:value-type="float">
            <text:p>0.00459416</text:p>
          </table:table-cell>
          <table:table-cell/>
          <table:table-cell office:value-type="float" office:value="0.000397186" calcext:value-type="float">
            <text:p>0.000397186</text:p>
          </table:table-cell>
          <table:table-cell office:value-type="float" office:value="-0.000590824" calcext:value-type="float">
            <text:p>-0.000590824</text:p>
          </table:table-cell>
          <table:table-cell office:value-type="float" office:value="-0.00093172" calcext:value-type="float">
            <text:p>-0.00093172</text:p>
          </table:table-cell>
          <table:table-cell/>
          <table:table-cell office:value-type="float" office:value="27.075505651" calcext:value-type="float">
            <text:p>27.075505651</text:p>
          </table:table-cell>
          <table:table-cell office:value-type="float" office:value="27.051165434" calcext:value-type="float">
            <text:p>27.051165434</text:p>
          </table:table-cell>
          <table:table-cell office:value-type="float" office:value="27.042767148" calcext:value-type="float">
            <text:p>27.042767148</text:p>
          </table:table-cell>
          <table:table-cell/>
          <table:table-cell office:value-type="float" office:value="0.010067948" calcext:value-type="float">
            <text:p>0.010067948</text:p>
          </table:table-cell>
          <table:table-cell office:value-type="float" office:value="-0.014976616" calcext:value-type="float">
            <text:p>-0.014976616</text:p>
          </table:table-cell>
          <table:table-cell office:value-type="float" office:value="-0.023617998" calcext:value-type="float">
            <text:p>-0.023617998</text:p>
          </table:table-cell>
          <table:table-cell/>
        </table:table-row>
        <table:table-row table:style-name="ro1">
          <table:table-cell office:value-type="float" office:value="0.435" calcext:value-type="float">
            <text:p>0.435</text:p>
          </table:table-cell>
          <table:table-cell table:style-name="ce1" office:value-type="string" calcext:value-type="string">
            <text:p><text:s/>2019-11-13 15:34:18</text:p>
          </table:table-cell>
          <table:table-cell office:value-type="float" office:value="27.05561" calcext:value-type="float">
            <text:p>27.05561</text:p>
          </table:table-cell>
          <table:table-cell office:value-type="float" office:value="0.435" calcext:value-type="float">
            <text:p>0.4350</text:p>
          </table:table-cell>
          <table:table-cell office:value-type="float" office:value="0.781690572" calcext:value-type="float">
            <text:p>0.781690572</text:p>
          </table:table-cell>
          <table:table-cell office:value-type="float" office:value="0.603835059" calcext:value-type="float">
            <text:p>0.603835059</text:p>
          </table:table-cell>
          <table:table-cell office:value-type="float" office:value="0.532928769" calcext:value-type="float">
            <text:p>0.532928769</text:p>
          </table:table-cell>
          <table:table-cell/>
          <table:table-cell office:value-type="float" office:value="0.006386361" calcext:value-type="float">
            <text:p>0.006386361</text:p>
          </table:table-cell>
          <table:table-cell office:value-type="float" office:value="0.004933293" calcext:value-type="float">
            <text:p>0.004933293</text:p>
          </table:table-cell>
          <table:table-cell office:value-type="float" office:value="0.004353993" calcext:value-type="float">
            <text:p>0.004353993</text:p>
          </table:table-cell>
          <table:table-cell/>
          <table:table-cell office:value-type="float" office:value="0.000860481" calcext:value-type="float">
            <text:p>0.000860481</text:p>
          </table:table-cell>
          <table:table-cell office:value-type="float" office:value="-0.000592587" calcext:value-type="float">
            <text:p>-0.000592587</text:p>
          </table:table-cell>
          <table:table-cell office:value-type="float" office:value="-0.001171887" calcext:value-type="float">
            <text:p>-0.001171887</text:p>
          </table:table-cell>
          <table:table-cell/>
          <table:table-cell office:value-type="float" office:value="27.076810946" calcext:value-type="float">
            <text:p>27.076810946</text:p>
          </table:table-cell>
          <table:table-cell office:value-type="float" office:value="27.041013628" calcext:value-type="float">
            <text:p>27.041013628</text:p>
          </table:table-cell>
          <table:table-cell office:value-type="float" office:value="27.026741873" calcext:value-type="float">
            <text:p>27.026741873</text:p>
          </table:table-cell>
          <table:table-cell/>
          <table:table-cell office:value-type="float" office:value="0.021811523" calcext:value-type="float">
            <text:p>0.021811523</text:p>
          </table:table-cell>
          <table:table-cell office:value-type="float" office:value="-0.015021302" calcext:value-type="float">
            <text:p>-0.015021302</text:p>
          </table:table-cell>
          <table:table-cell office:value-type="float" office:value="-0.029706052" calcext:value-type="float">
            <text:p>-0.029706052</text:p>
          </table:table-cell>
          <table:table-cell/>
        </table:table-row>
        <table:table-row table:style-name="ro1">
          <table:table-cell office:value-type="float" office:value="0.44" calcext:value-type="float">
            <text:p>0.44</text:p>
          </table:table-cell>
          <table:table-cell table:style-name="ce1" office:value-type="string" calcext:value-type="string">
            <text:p><text:s/>2019-11-13 15:34:19</text:p>
          </table:table-cell>
          <table:table-cell office:value-type="float" office:value="27.06067" calcext:value-type="float">
            <text:p>27.06067</text:p>
          </table:table-cell>
          <table:table-cell office:value-type="float" office:value="0.44" calcext:value-type="float">
            <text:p>0.4400</text:p>
          </table:table-cell>
          <table:table-cell office:value-type="float" office:value="0.799262619" calcext:value-type="float">
            <text:p>0.799262619</text:p>
          </table:table-cell>
          <table:table-cell office:value-type="float" office:value="0.607498957" calcext:value-type="float">
            <text:p>0.607498957</text:p>
          </table:table-cell>
          <table:table-cell office:value-type="float" office:value="0.498793781" calcext:value-type="float">
            <text:p>0.498793781</text:p>
          </table:table-cell>
          <table:table-cell/>
          <table:table-cell office:value-type="float" office:value="0.006529923" calcext:value-type="float">
            <text:p>0.006529923</text:p>
          </table:table-cell>
          <table:table-cell office:value-type="float" office:value="0.004963227" calcext:value-type="float">
            <text:p>0.004963227</text:p>
          </table:table-cell>
          <table:table-cell office:value-type="float" office:value="0.004075113" calcext:value-type="float">
            <text:p>0.004075113</text:p>
          </table:table-cell>
          <table:table-cell/>
          <table:table-cell office:value-type="float" office:value="0.001004043" calcext:value-type="float">
            <text:p>0.001004043</text:p>
          </table:table-cell>
          <table:table-cell office:value-type="float" office:value="-0.000562653" calcext:value-type="float">
            <text:p>-0.000562653</text:p>
          </table:table-cell>
          <table:table-cell office:value-type="float" office:value="-0.001450767" calcext:value-type="float">
            <text:p>-0.001450767</text:p>
          </table:table-cell>
          <table:table-cell/>
          <table:table-cell office:value-type="float" office:value="27.085401661" calcext:value-type="float">
            <text:p>27.085401661</text:p>
          </table:table-cell>
          <table:table-cell office:value-type="float" office:value="27.046805264" calcext:value-type="float">
            <text:p>27.046805264</text:p>
          </table:table-cell>
          <table:table-cell office:value-type="float" office:value="27.024925528" calcext:value-type="float">
            <text:p>27.024925528</text:p>
          </table:table-cell>
          <table:table-cell/>
          <table:table-cell office:value-type="float" office:value="0.025450504" calcext:value-type="float">
            <text:p>0.025450504</text:p>
          </table:table-cell>
          <table:table-cell office:value-type="float" office:value="-0.014262512" calcext:value-type="float">
            <text:p>-0.014262512</text:p>
          </table:table-cell>
          <table:table-cell office:value-type="float" office:value="-0.036775528" calcext:value-type="float">
            <text:p>-0.036775528</text:p>
          </table:table-cell>
          <table:table-cell/>
        </table:table-row>
        <table:table-row table:style-name="ro1">
          <table:table-cell office:value-type="float" office:value="0.445" calcext:value-type="float">
            <text:p>0.445</text:p>
          </table:table-cell>
          <table:table-cell table:style-name="ce1" office:value-type="string" calcext:value-type="string">
            <text:p><text:s/>2019-11-13 15:34:19</text:p>
          </table:table-cell>
          <table:table-cell office:value-type="float" office:value="27.05561" calcext:value-type="float">
            <text:p>27.05561</text:p>
          </table:table-cell>
          <table:table-cell office:value-type="float" office:value="0.445" calcext:value-type="float">
            <text:p>0.4450</text:p>
          </table:table-cell>
          <table:table-cell office:value-type="float" office:value="0.778982732" calcext:value-type="float">
            <text:p>0.778982732</text:p>
          </table:table-cell>
          <table:table-cell office:value-type="float" office:value="0.635873751" calcext:value-type="float">
            <text:p>0.635873751</text:p>
          </table:table-cell>
          <table:table-cell office:value-type="float" office:value="0.496174156" calcext:value-type="float">
            <text:p>0.496174156</text:p>
          </table:table-cell>
          <table:table-cell/>
          <table:table-cell office:value-type="float" office:value="0.006364238" calcext:value-type="float">
            <text:p>0.006364238</text:p>
          </table:table-cell>
          <table:table-cell office:value-type="float" office:value="0.005195047" calcext:value-type="float">
            <text:p>0.005195047</text:p>
          </table:table-cell>
          <table:table-cell office:value-type="float" office:value="0.00405371" calcext:value-type="float">
            <text:p>0.00405371</text:p>
          </table:table-cell>
          <table:table-cell/>
          <table:table-cell office:value-type="float" office:value="0.000838358" calcext:value-type="float">
            <text:p>0.000838358</text:p>
          </table:table-cell>
          <table:table-cell office:value-type="float" office:value="-0.000330833" calcext:value-type="float">
            <text:p>-0.000330833</text:p>
          </table:table-cell>
          <table:table-cell office:value-type="float" office:value="-0.001472169" calcext:value-type="float">
            <text:p>-0.001472169</text:p>
          </table:table-cell>
          <table:table-cell/>
          <table:table-cell office:value-type="float" office:value="27.076265942" calcext:value-type="float">
            <text:p>27.076265942</text:p>
          </table:table-cell>
          <table:table-cell office:value-type="float" office:value="27.047462199" calcext:value-type="float">
            <text:p>27.047462199</text:p>
          </table:table-cell>
          <table:table-cell office:value-type="float" office:value="27.019343971" calcext:value-type="float">
            <text:p>27.019343971</text:p>
          </table:table-cell>
          <table:table-cell/>
          <table:table-cell office:value-type="float" office:value="0.021250757" calcext:value-type="float">
            <text:p>0.021250757</text:p>
          </table:table-cell>
          <table:table-cell office:value-type="float" office:value="-0.008386147" calcext:value-type="float">
            <text:p>-0.008386147</text:p>
          </table:table-cell>
          <table:table-cell office:value-type="float" office:value="-0.037318064" calcext:value-type="float">
            <text:p>-0.037318064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table:style-name="ce1" office:value-type="string" calcext:value-type="string">
            <text:p><text:s/>2019-11-13 15:34:19</text:p>
          </table:table-cell>
          <table:table-cell office:value-type="float" office:value="27.05561" calcext:value-type="float">
            <text:p>27.05561</text:p>
          </table:table-cell>
          <table:table-cell office:value-type="float" office:value="0.45" calcext:value-type="float">
            <text:p>0.4500</text:p>
          </table:table-cell>
          <table:table-cell office:value-type="float" office:value="0.750370711" calcext:value-type="float">
            <text:p>0.750370711</text:p>
          </table:table-cell>
          <table:table-cell office:value-type="float" office:value="0.717002239" calcext:value-type="float">
            <text:p>0.717002239</text:p>
          </table:table-cell>
          <table:table-cell office:value-type="float" office:value="0.507130087" calcext:value-type="float">
            <text:p>0.507130087</text:p>
          </table:table-cell>
          <table:table-cell/>
          <table:table-cell office:value-type="float" office:value="0.00613048" calcext:value-type="float">
            <text:p>0.00613048</text:p>
          </table:table-cell>
          <table:table-cell office:value-type="float" office:value="0.005857861" calcext:value-type="float">
            <text:p>0.005857861</text:p>
          </table:table-cell>
          <table:table-cell office:value-type="float" office:value="0.00414322" calcext:value-type="float">
            <text:p>0.00414322</text:p>
          </table:table-cell>
          <table:table-cell/>
          <table:table-cell office:value-type="float" office:value="0.0006046" calcext:value-type="float">
            <text:p>0.0006046</text:p>
          </table:table-cell>
          <table:table-cell office:value-type="float" office:value="0.000331982" calcext:value-type="float">
            <text:p>0.000331982</text:p>
          </table:table-cell>
          <table:table-cell office:value-type="float" office:value="-0.00138266" calcext:value-type="float">
            <text:p>-0.00138266</text:p>
          </table:table-cell>
          <table:table-cell/>
          <table:table-cell office:value-type="float" office:value="27.070507219" calcext:value-type="float">
            <text:p>27.070507219</text:p>
          </table:table-cell>
          <table:table-cell office:value-type="float" office:value="27.063791131" calcext:value-type="float">
            <text:p>27.063791131</text:p>
          </table:table-cell>
          <table:table-cell office:value-type="float" office:value="27.021549166" calcext:value-type="float">
            <text:p>27.021549166</text:p>
          </table:table-cell>
          <table:table-cell/>
          <table:table-cell office:value-type="float" office:value="0.015325478" calcext:value-type="float">
            <text:p>0.015325478</text:p>
          </table:table-cell>
          <table:table-cell office:value-type="float" office:value="0.008415127" calcext:value-type="float">
            <text:p>0.008415127</text:p>
          </table:table-cell>
          <table:table-cell office:value-type="float" office:value="-0.035049044" calcext:value-type="float">
            <text:p>-0.035049044</text:p>
          </table:table-cell>
          <table:table-cell/>
        </table:table-row>
        <table:table-row table:style-name="ro1">
          <table:table-cell office:value-type="float" office:value="0.455" calcext:value-type="float">
            <text:p>0.455</text:p>
          </table:table-cell>
          <table:table-cell table:style-name="ce1" office:value-type="string" calcext:value-type="string">
            <text:p><text:s/>2019-11-13 15:34:19</text:p>
          </table:table-cell>
          <table:table-cell office:value-type="float" office:value="27.05561" calcext:value-type="float">
            <text:p>27.05561</text:p>
          </table:table-cell>
          <table:table-cell office:value-type="float" office:value="0.455" calcext:value-type="float">
            <text:p>0.4550</text:p>
          </table:table-cell>
          <table:table-cell office:value-type="float" office:value="0.629848913" calcext:value-type="float">
            <text:p>0.629848913</text:p>
          </table:table-cell>
          <table:table-cell office:value-type="float" office:value="0.680783472" calcext:value-type="float">
            <text:p>0.680783472</text:p>
          </table:table-cell>
          <table:table-cell office:value-type="float" office:value="0.618273093" calcext:value-type="float">
            <text:p>0.618273093</text:p>
          </table:table-cell>
          <table:table-cell/>
          <table:table-cell office:value-type="float" office:value="0.005145824" calcext:value-type="float">
            <text:p>0.005145824</text:p>
          </table:table-cell>
          <table:table-cell office:value-type="float" office:value="0.005561956" calcext:value-type="float">
            <text:p>0.005561956</text:p>
          </table:table-cell>
          <table:table-cell office:value-type="float" office:value="0.005051251" calcext:value-type="float">
            <text:p>0.005051251</text:p>
          </table:table-cell>
          <table:table-cell/>
          <table:table-cell office:value-type="float" office:value="-0.000380055" calcext:value-type="float">
            <text:p>-0.000380055</text:p>
          </table:table-cell>
          <table:table-cell office:value-type="float" office:value="0.000036077" calcext:value-type="float">
            <text:p>3.6077E-05</text:p>
          </table:table-cell>
          <table:table-cell office:value-type="float" office:value="-0.000474629" calcext:value-type="float">
            <text:p>-0.000474629</text:p>
          </table:table-cell>
          <table:table-cell/>
          <table:table-cell office:value-type="float" office:value="27.046249555" calcext:value-type="float">
            <text:p>27.046249555</text:p>
          </table:table-cell>
          <table:table-cell office:value-type="float" office:value="27.056501318" calcext:value-type="float">
            <text:p>27.056501318</text:p>
          </table:table-cell>
          <table:table-cell office:value-type="float" office:value="27.04391964" calcext:value-type="float">
            <text:p>27.04391964</text:p>
          </table:table-cell>
          <table:table-cell/>
          <table:table-cell office:value-type="float" office:value="-0.009633876" calcext:value-type="float">
            <text:p>-0.009633876</text:p>
          </table:table-cell>
          <table:table-cell office:value-type="float" office:value="0.000914435" calcext:value-type="float">
            <text:p>0.000914435</text:p>
          </table:table-cell>
          <table:table-cell office:value-type="float" office:value="-0.012031205" calcext:value-type="float">
            <text:p>-0.012031205</text:p>
          </table:table-cell>
          <table:table-cell/>
        </table:table-row>
        <table:table-row table:style-name="ro1">
          <table:table-cell office:value-type="float" office:value="0.46" calcext:value-type="float">
            <text:p>0.46</text:p>
          </table:table-cell>
          <table:table-cell table:style-name="ce1" office:value-type="string" calcext:value-type="string">
            <text:p><text:s/>2019-11-13 15:34:20</text:p>
          </table:table-cell>
          <table:table-cell office:value-type="float" office:value="27.05561" calcext:value-type="float">
            <text:p>27.05561</text:p>
          </table:table-cell>
          <table:table-cell office:value-type="float" office:value="0.46" calcext:value-type="float">
            <text:p>0.4600</text:p>
          </table:table-cell>
          <table:table-cell office:value-type="float" office:value="0.679732642" calcext:value-type="float">
            <text:p>0.679732642</text:p>
          </table:table-cell>
          <table:table-cell office:value-type="float" office:value="0.73446521" calcext:value-type="float">
            <text:p>0.73446521</text:p>
          </table:table-cell>
          <table:table-cell office:value-type="float" office:value="0.563402243" calcext:value-type="float">
            <text:p>0.563402243</text:p>
          </table:table-cell>
          <table:table-cell/>
          <table:table-cell office:value-type="float" office:value="0.005553371" calcext:value-type="float">
            <text:p>0.005553371</text:p>
          </table:table-cell>
          <table:table-cell office:value-type="float" office:value="0.006000533" calcext:value-type="float">
            <text:p>0.006000533</text:p>
          </table:table-cell>
          <table:table-cell office:value-type="float" office:value="0.00460296" calcext:value-type="float">
            <text:p>0.00460296</text:p>
          </table:table-cell>
          <table:table-cell/>
          <table:table-cell office:value-type="float" office:value="0.000027491" calcext:value-type="float">
            <text:p>2.7491E-05</text:p>
          </table:table-cell>
          <table:table-cell office:value-type="float" office:value="0.000474653" calcext:value-type="float">
            <text:p>0.000474653</text:p>
          </table:table-cell>
          <table:table-cell office:value-type="float" office:value="-0.00092292" calcext:value-type="float">
            <text:p>-0.00092292</text:p>
          </table:table-cell>
          <table:table-cell/>
          <table:table-cell office:value-type="float" office:value="27.056289815" calcext:value-type="float">
            <text:p>27.056289815</text:p>
          </table:table-cell>
          <table:table-cell office:value-type="float" office:value="27.067305916" calcext:value-type="float">
            <text:p>27.067305916</text:p>
          </table:table-cell>
          <table:table-cell office:value-type="float" office:value="27.032875482" calcext:value-type="float">
            <text:p>27.032875482</text:p>
          </table:table-cell>
          <table:table-cell/>
          <table:table-cell office:value-type="float" office:value="0.000696813" calcext:value-type="float">
            <text:p>0.000696813</text:p>
          </table:table-cell>
          <table:table-cell office:value-type="float" office:value="0.012031579" calcext:value-type="float">
            <text:p>0.012031579</text:p>
          </table:table-cell>
          <table:table-cell office:value-type="float" office:value="-0.023394939" calcext:value-type="float">
            <text:p>-0.023394939</text:p>
          </table:table-cell>
          <table:table-cell/>
        </table:table-row>
        <table:table-row table:style-name="ro1">
          <table:table-cell office:value-type="float" office:value="0.465" calcext:value-type="float">
            <text:p>0.465</text:p>
          </table:table-cell>
          <table:table-cell table:style-name="ce1" office:value-type="string" calcext:value-type="string">
            <text:p><text:s/>2019-11-13 15:34:20</text:p>
          </table:table-cell>
          <table:table-cell office:value-type="float" office:value="27.05056" calcext:value-type="float">
            <text:p>27.05056</text:p>
          </table:table-cell>
          <table:table-cell office:value-type="float" office:value="0.465" calcext:value-type="float">
            <text:p>0.4650</text:p>
          </table:table-cell>
          <table:table-cell office:value-type="float" office:value="0.770564171" calcext:value-type="float">
            <text:p>0.770564171</text:p>
          </table:table-cell>
          <table:table-cell office:value-type="float" office:value="0.674445113" calcext:value-type="float">
            <text:p>0.674445113</text:p>
          </table:table-cell>
          <table:table-cell office:value-type="float" office:value="0.501527846" calcext:value-type="float">
            <text:p>0.501527846</text:p>
          </table:table-cell>
          <table:table-cell/>
          <table:table-cell office:value-type="float" office:value="0.006295459" calcext:value-type="float">
            <text:p>0.006295459</text:p>
          </table:table-cell>
          <table:table-cell office:value-type="float" office:value="0.005510172" calcext:value-type="float">
            <text:p>0.005510172</text:p>
          </table:table-cell>
          <table:table-cell office:value-type="float" office:value="0.00409745" calcext:value-type="float">
            <text:p>0.00409745</text:p>
          </table:table-cell>
          <table:table-cell/>
          <table:table-cell office:value-type="float" office:value="0.000769579" calcext:value-type="float">
            <text:p>0.000769579</text:p>
          </table:table-cell>
          <table:table-cell office:value-type="float" office:value="-0.000015707" calcext:value-type="float">
            <text:p>-1.5707E-05</text:p>
          </table:table-cell>
          <table:table-cell office:value-type="float" office:value="-0.00142843" calcext:value-type="float">
            <text:p>-0.00142843</text:p>
          </table:table-cell>
          <table:table-cell/>
          <table:table-cell office:value-type="float" office:value="27.069517505" calcext:value-type="float">
            <text:p>27.069517505</text:p>
          </table:table-cell>
          <table:table-cell office:value-type="float" office:value="27.050171455" calcext:value-type="float">
            <text:p>27.050171455</text:p>
          </table:table-cell>
          <table:table-cell office:value-type="float" office:value="27.015367276" calcext:value-type="float">
            <text:p>27.015367276</text:p>
          </table:table-cell>
          <table:table-cell/>
          <table:table-cell office:value-type="float" office:value="0.019507357" calcext:value-type="float">
            <text:p>0.019507357</text:p>
          </table:table-cell>
          <table:table-cell office:value-type="float" office:value="-0.000398159" calcext:value-type="float">
            <text:p>-0.000398159</text:p>
          </table:table-cell>
          <table:table-cell office:value-type="float" office:value="-0.036209291" calcext:value-type="float">
            <text:p>-0.036209291</text:p>
          </table:table-cell>
          <table:table-cell/>
        </table:table-row>
        <table:table-row table:style-name="ro1">
          <table:table-cell office:value-type="float" office:value="0.47" calcext:value-type="float">
            <text:p>0.47</text:p>
          </table:table-cell>
          <table:table-cell table:style-name="ce1" office:value-type="string" calcext:value-type="string">
            <text:p><text:s/>2019-11-13 15:34:20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47" calcext:value-type="float">
            <text:p>0.4700</text:p>
          </table:table-cell>
          <table:table-cell office:value-type="float" office:value="0.771226379" calcext:value-type="float">
            <text:p>0.771226379</text:p>
          </table:table-cell>
          <table:table-cell office:value-type="float" office:value="0.60439415" calcext:value-type="float">
            <text:p>0.60439415</text:p>
          </table:table-cell>
          <table:table-cell office:value-type="float" office:value="0.529727403" calcext:value-type="float">
            <text:p>0.529727403</text:p>
          </table:table-cell>
          <table:table-cell/>
          <table:table-cell office:value-type="float" office:value="0.006300869" calcext:value-type="float">
            <text:p>0.006300869</text:p>
          </table:table-cell>
          <table:table-cell office:value-type="float" office:value="0.004937861" calcext:value-type="float">
            <text:p>0.004937861</text:p>
          </table:table-cell>
          <table:table-cell office:value-type="float" office:value="0.004327838" calcext:value-type="float">
            <text:p>0.004327838</text:p>
          </table:table-cell>
          <table:table-cell/>
          <table:table-cell office:value-type="float" office:value="0.000774989" calcext:value-type="float">
            <text:p>0.000774989</text:p>
          </table:table-cell>
          <table:table-cell office:value-type="float" office:value="-0.000588019" calcext:value-type="float">
            <text:p>-0.000588019</text:p>
          </table:table-cell>
          <table:table-cell office:value-type="float" office:value="-0.001198042" calcext:value-type="float">
            <text:p>-0.001198042</text:p>
          </table:table-cell>
          <table:table-cell/>
          <table:table-cell office:value-type="float" office:value="27.084812911" calcext:value-type="float">
            <text:p>27.084812911</text:p>
          </table:table-cell>
          <table:table-cell office:value-type="float" office:value="27.051234536" calcext:value-type="float">
            <text:p>27.051234536</text:p>
          </table:table-cell>
          <table:table-cell office:value-type="float" office:value="27.036206019" calcext:value-type="float">
            <text:p>27.036206019</text:p>
          </table:table-cell>
          <table:table-cell/>
          <table:table-cell office:value-type="float" office:value="0.019644494" calcext:value-type="float">
            <text:p>0.019644494</text:p>
          </table:table-cell>
          <table:table-cell office:value-type="float" office:value="-0.014905514" calcext:value-type="float">
            <text:p>-0.014905514</text:p>
          </table:table-cell>
          <table:table-cell office:value-type="float" office:value="-0.030369063" calcext:value-type="float">
            <text:p>-0.030369063</text:p>
          </table:table-cell>
          <table:table-cell/>
        </table:table-row>
        <table:table-row table:style-name="ro1">
          <table:table-cell office:value-type="float" office:value="0.475" calcext:value-type="float">
            <text:p>0.475</text:p>
          </table:table-cell>
          <table:table-cell table:style-name="ce1" office:value-type="string" calcext:value-type="string">
            <text:p><text:s/>2019-11-13 15:34:20</text:p>
          </table:table-cell>
          <table:table-cell office:value-type="float" office:value="27.06067" calcext:value-type="float">
            <text:p>27.06067</text:p>
          </table:table-cell>
          <table:table-cell office:value-type="float" office:value="0.475" calcext:value-type="float">
            <text:p>0.4750</text:p>
          </table:table-cell>
          <table:table-cell office:value-type="float" office:value="0.628550128" calcext:value-type="float">
            <text:p>0.628550128</text:p>
          </table:table-cell>
          <table:table-cell office:value-type="float" office:value="0.670875987" calcext:value-type="float">
            <text:p>0.670875987</text:p>
          </table:table-cell>
          <table:table-cell office:value-type="float" office:value="0.61164148" calcext:value-type="float">
            <text:p>0.61164148</text:p>
          </table:table-cell>
          <table:table-cell/>
          <table:table-cell office:value-type="float" office:value="0.005135213" calcext:value-type="float">
            <text:p>0.005135213</text:p>
          </table:table-cell>
          <table:table-cell office:value-type="float" office:value="0.005481013" calcext:value-type="float">
            <text:p>0.005481013</text:p>
          </table:table-cell>
          <table:table-cell office:value-type="float" office:value="0.004997071" calcext:value-type="float">
            <text:p>0.004997071</text:p>
          </table:table-cell>
          <table:table-cell/>
          <table:table-cell office:value-type="float" office:value="-0.000390666" calcext:value-type="float">
            <text:p>-0.000390666</text:p>
          </table:table-cell>
          <table:table-cell office:value-type="float" office:value="-0.000044867" calcext:value-type="float">
            <text:p>-4.4867E-05</text:p>
          </table:table-cell>
          <table:table-cell office:value-type="float" office:value="-0.000528809" calcext:value-type="float">
            <text:p>-0.000528809</text:p>
          </table:table-cell>
          <table:table-cell/>
          <table:table-cell office:value-type="float" office:value="27.05104231" calcext:value-type="float">
            <text:p>27.05104231</text:p>
          </table:table-cell>
          <table:table-cell office:value-type="float" office:value="27.059561344" calcext:value-type="float">
            <text:p>27.059561344</text:p>
          </table:table-cell>
          <table:table-cell office:value-type="float" office:value="27.047639046" calcext:value-type="float">
            <text:p>27.047639046</text:p>
          </table:table-cell>
          <table:table-cell/>
          <table:table-cell office:value-type="float" office:value="-0.009902851" calcext:value-type="float">
            <text:p>-0.009902851</text:p>
          </table:table-cell>
          <table:table-cell office:value-type="float" office:value="-0.001137309" calcext:value-type="float">
            <text:p>-0.001137309</text:p>
          </table:table-cell>
          <table:table-cell office:value-type="float" office:value="-0.013404601" calcext:value-type="float">
            <text:p>-0.013404601</text:p>
          </table:table-cell>
          <table:table-cell/>
        </table:table-row>
        <table:table-row table:style-name="ro1">
          <table:table-cell office:value-type="float" office:value="0.48" calcext:value-type="float">
            <text:p>0.48</text:p>
          </table:table-cell>
          <table:table-cell table:style-name="ce1" office:value-type="string" calcext:value-type="string">
            <text:p><text:s/>2019-11-13 15:34:21</text:p>
          </table:table-cell>
          <table:table-cell office:value-type="float" office:value="27.06067" calcext:value-type="float">
            <text:p>27.06067</text:p>
          </table:table-cell>
          <table:table-cell office:value-type="float" office:value="0.48" calcext:value-type="float">
            <text:p>0.4800</text:p>
          </table:table-cell>
          <table:table-cell office:value-type="float" office:value="0.739716976" calcext:value-type="float">
            <text:p>0.739716976</text:p>
          </table:table-cell>
          <table:table-cell office:value-type="float" office:value="0.737848966" calcext:value-type="float">
            <text:p>0.737848966</text:p>
          </table:table-cell>
          <table:table-cell office:value-type="float" office:value="0.508691133" calcext:value-type="float">
            <text:p>0.508691133</text:p>
          </table:table-cell>
          <table:table-cell/>
          <table:table-cell office:value-type="float" office:value="0.006043439" calcext:value-type="float">
            <text:p>0.006043439</text:p>
          </table:table-cell>
          <table:table-cell office:value-type="float" office:value="0.006028178" calcext:value-type="float">
            <text:p>0.006028178</text:p>
          </table:table-cell>
          <table:table-cell office:value-type="float" office:value="0.004155973" calcext:value-type="float">
            <text:p>0.004155973</text:p>
          </table:table-cell>
          <table:table-cell/>
          <table:table-cell office:value-type="float" office:value="0.000517559" calcext:value-type="float">
            <text:p>0.000517559</text:p>
          </table:table-cell>
          <table:table-cell office:value-type="float" office:value="0.000502298" calcext:value-type="float">
            <text:p>0.000502298</text:p>
          </table:table-cell>
          <table:table-cell office:value-type="float" office:value="-0.001369907" calcext:value-type="float">
            <text:p>-0.001369907</text:p>
          </table:table-cell>
          <table:table-cell/>
          <table:table-cell office:value-type="float" office:value="27.073417009" calcext:value-type="float">
            <text:p>27.073417009</text:p>
          </table:table-cell>
          <table:table-cell office:value-type="float" office:value="27.073041036" calcext:value-type="float">
            <text:p>27.073041036</text:p>
          </table:table-cell>
          <table:table-cell office:value-type="float" office:value="27.026917644" calcext:value-type="float">
            <text:p>27.026917644</text:p>
          </table:table-cell>
          <table:table-cell/>
          <table:table-cell office:value-type="float" office:value="0.013119178" calcext:value-type="float">
            <text:p>0.013119178</text:p>
          </table:table-cell>
          <table:table-cell office:value-type="float" office:value="0.012732329" calcext:value-type="float">
            <text:p>0.012732329</text:p>
          </table:table-cell>
          <table:table-cell office:value-type="float" office:value="-0.034725745" calcext:value-type="float">
            <text:p>-0.034725745</text:p>
          </table:table-cell>
          <table:table-cell/>
        </table:table-row>
        <table:table-row table:style-name="ro1">
          <table:table-cell office:value-type="float" office:value="0.485" calcext:value-type="float">
            <text:p>0.485</text:p>
          </table:table-cell>
          <table:table-cell table:style-name="ce1" office:value-type="string" calcext:value-type="string">
            <text:p><text:s/>2019-11-13 15:34:21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485" calcext:value-type="float">
            <text:p>0.4850</text:p>
          </table:table-cell>
          <table:table-cell office:value-type="float" office:value="0.722943035" calcext:value-type="float">
            <text:p>0.722943035</text:p>
          </table:table-cell>
          <table:table-cell office:value-type="float" office:value="0.753653139" calcext:value-type="float">
            <text:p>0.753653139</text:p>
          </table:table-cell>
          <table:table-cell office:value-type="float" office:value="0.515017571" calcext:value-type="float">
            <text:p>0.515017571</text:p>
          </table:table-cell>
          <table:table-cell/>
          <table:table-cell office:value-type="float" office:value="0.005906397" calcext:value-type="float">
            <text:p>0.005906397</text:p>
          </table:table-cell>
          <table:table-cell office:value-type="float" office:value="0.006157297" calcext:value-type="float">
            <text:p>0.006157297</text:p>
          </table:table-cell>
          <table:table-cell office:value-type="float" office:value="0.00420766" calcext:value-type="float">
            <text:p>0.00420766</text:p>
          </table:table-cell>
          <table:table-cell/>
          <table:table-cell office:value-type="float" office:value="0.000380517" calcext:value-type="float">
            <text:p>0.000380517</text:p>
          </table:table-cell>
          <table:table-cell office:value-type="float" office:value="0.000631417" calcext:value-type="float">
            <text:p>0.000631417</text:p>
          </table:table-cell>
          <table:table-cell office:value-type="float" office:value="-0.00131822" calcext:value-type="float">
            <text:p>-0.00131822</text:p>
          </table:table-cell>
          <table:table-cell/>
          <table:table-cell office:value-type="float" office:value="27.075095008" calcext:value-type="float">
            <text:p>27.075095008</text:p>
          </table:table-cell>
          <table:table-cell office:value-type="float" office:value="27.081275986" calcext:value-type="float">
            <text:p>27.081275986</text:p>
          </table:table-cell>
          <table:table-cell office:value-type="float" office:value="27.033245281" calcext:value-type="float">
            <text:p>27.033245281</text:p>
          </table:table-cell>
          <table:table-cell/>
          <table:table-cell office:value-type="float" office:value="0.009645423" calcext:value-type="float">
            <text:p>0.009645423</text:p>
          </table:table-cell>
          <table:table-cell office:value-type="float" office:value="0.01600524" calcext:value-type="float">
            <text:p>0.01600524</text:p>
          </table:table-cell>
          <table:table-cell office:value-type="float" office:value="-0.033415516" calcext:value-type="float">
            <text:p>-0.033415516</text:p>
          </table:table-cell>
          <table:table-cell/>
        </table:table-row>
        <table:table-row table:style-name="ro1">
          <table:table-cell office:value-type="float" office:value="0.49" calcext:value-type="float">
            <text:p>0.49</text:p>
          </table:table-cell>
          <table:table-cell table:style-name="ce1" office:value-type="string" calcext:value-type="string">
            <text:p><text:s/>2019-11-13 15:34:21</text:p>
          </table:table-cell>
          <table:table-cell office:value-type="float" office:value="27.05561" calcext:value-type="float">
            <text:p>27.05561</text:p>
          </table:table-cell>
          <table:table-cell office:value-type="float" office:value="0.49" calcext:value-type="float">
            <text:p>0.4900</text:p>
          </table:table-cell>
          <table:table-cell office:value-type="float" office:value="0.699089253" calcext:value-type="float">
            <text:p>0.699089253</text:p>
          </table:table-cell>
          <table:table-cell office:value-type="float" office:value="0.746244281" calcext:value-type="float">
            <text:p>0.746244281</text:p>
          </table:table-cell>
          <table:table-cell office:value-type="float" office:value="0.527222219" calcext:value-type="float">
            <text:p>0.527222219</text:p>
          </table:table-cell>
          <table:table-cell/>
          <table:table-cell office:value-type="float" office:value="0.005711514" calcext:value-type="float">
            <text:p>0.005711514</text:p>
          </table:table-cell>
          <table:table-cell office:value-type="float" office:value="0.006096767" calcext:value-type="float">
            <text:p>0.006096767</text:p>
          </table:table-cell>
          <table:table-cell office:value-type="float" office:value="0.004307371" calcext:value-type="float">
            <text:p>0.004307371</text:p>
          </table:table-cell>
          <table:table-cell/>
          <table:table-cell office:value-type="float" office:value="0.000185634" calcext:value-type="float">
            <text:p>0.000185634</text:p>
          </table:table-cell>
          <table:table-cell office:value-type="float" office:value="0.000570887" calcext:value-type="float">
            <text:p>0.000570887</text:p>
          </table:table-cell>
          <table:table-cell office:value-type="float" office:value="-0.001218509" calcext:value-type="float">
            <text:p>-0.001218509</text:p>
          </table:table-cell>
          <table:table-cell/>
          <table:table-cell office:value-type="float" office:value="27.060185759" calcext:value-type="float">
            <text:p>27.060185759</text:p>
          </table:table-cell>
          <table:table-cell office:value-type="float" office:value="27.069676692" calcext:value-type="float">
            <text:p>27.069676692</text:p>
          </table:table-cell>
          <table:table-cell office:value-type="float" office:value="27.025593272" calcext:value-type="float">
            <text:p>27.025593272</text:p>
          </table:table-cell>
          <table:table-cell/>
          <table:table-cell office:value-type="float" office:value="0.004705462" calcext:value-type="float">
            <text:p>0.004705462</text:p>
          </table:table-cell>
          <table:table-cell office:value-type="float" office:value="0.014470929" calcext:value-type="float">
            <text:p>0.014470929</text:p>
          </table:table-cell>
          <table:table-cell office:value-type="float" office:value="-0.030887894" calcext:value-type="float">
            <text:p>-0.030887894</text:p>
          </table:table-cell>
          <table:table-cell/>
        </table:table-row>
        <table:table-row table:style-name="ro1">
          <table:table-cell office:value-type="float" office:value="0.495" calcext:value-type="float">
            <text:p>0.495</text:p>
          </table:table-cell>
          <table:table-cell table:style-name="ce1" office:value-type="string" calcext:value-type="string">
            <text:p><text:s/>2019-11-13 15:34:21</text:p>
          </table:table-cell>
          <table:table-cell office:value-type="float" office:value="27.06067" calcext:value-type="float">
            <text:p>27.06067</text:p>
          </table:table-cell>
          <table:table-cell office:value-type="float" office:value="0.495" calcext:value-type="float">
            <text:p>0.4950</text:p>
          </table:table-cell>
          <table:table-cell office:value-type="float" office:value="0.670221528" calcext:value-type="float">
            <text:p>0.670221528</text:p>
          </table:table-cell>
          <table:table-cell office:value-type="float" office:value="0.735029666" calcext:value-type="float">
            <text:p>0.735029666</text:p>
          </table:table-cell>
          <table:table-cell office:value-type="float" office:value="0.559302635" calcext:value-type="float">
            <text:p>0.559302635</text:p>
          </table:table-cell>
          <table:table-cell/>
          <table:table-cell office:value-type="float" office:value="0.005475666" calcext:value-type="float">
            <text:p>0.005475666</text:p>
          </table:table-cell>
          <table:table-cell office:value-type="float" office:value="0.006005144" calcext:value-type="float">
            <text:p>0.006005144</text:p>
          </table:table-cell>
          <table:table-cell office:value-type="float" office:value="0.004569466" calcext:value-type="float">
            <text:p>0.004569466</text:p>
          </table:table-cell>
          <table:table-cell/>
          <table:table-cell office:value-type="float" office:value="-0.000050214" calcext:value-type="float">
            <text:p>-5.0214E-05</text:p>
          </table:table-cell>
          <table:table-cell office:value-type="float" office:value="0.000479264" calcext:value-type="float">
            <text:p>0.000479264</text:p>
          </table:table-cell>
          <table:table-cell office:value-type="float" office:value="-0.000956414" calcext:value-type="float">
            <text:p>-0.000956414</text:p>
          </table:table-cell>
          <table:table-cell/>
          <table:table-cell office:value-type="float" office:value="27.059429619" calcext:value-type="float">
            <text:p>27.059429619</text:p>
          </table:table-cell>
          <table:table-cell office:value-type="float" office:value="27.072473597" calcext:value-type="float">
            <text:p>27.072473597</text:p>
          </table:table-cell>
          <table:table-cell office:value-type="float" office:value="27.037104556" calcext:value-type="float">
            <text:p>27.037104556</text:p>
          </table:table-cell>
          <table:table-cell/>
          <table:table-cell office:value-type="float" office:value="-0.001272844" calcext:value-type="float">
            <text:p>-0.001272844</text:p>
          </table:table-cell>
          <table:table-cell office:value-type="float" office:value="0.012148474" calcext:value-type="float">
            <text:p>0.012148474</text:p>
          </table:table-cell>
          <table:table-cell office:value-type="float" office:value="-0.024243972" calcext:value-type="float">
            <text:p>-0.024243972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office:value-type="string" calcext:value-type="string">
            <text:p><text:s/>2019-11-13 15:34:22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5" calcext:value-type="float">
            <text:p>0.5000</text:p>
          </table:table-cell>
          <table:table-cell office:value-type="float" office:value="0.786118601" calcext:value-type="float">
            <text:p>0.786118601</text:p>
          </table:table-cell>
          <table:table-cell office:value-type="float" office:value="0.600858402" calcext:value-type="float">
            <text:p>0.600858402</text:p>
          </table:table-cell>
          <table:table-cell office:value-type="float" office:value="0.532024566" calcext:value-type="float">
            <text:p>0.532024566</text:p>
          </table:table-cell>
          <table:table-cell/>
          <table:table-cell office:value-type="float" office:value="0.006422538" calcext:value-type="float">
            <text:p>0.006422538</text:p>
          </table:table-cell>
          <table:table-cell office:value-type="float" office:value="0.004908974" calcext:value-type="float">
            <text:p>0.004908974</text:p>
          </table:table-cell>
          <table:table-cell office:value-type="float" office:value="0.004346606" calcext:value-type="float">
            <text:p>0.004346606</text:p>
          </table:table-cell>
          <table:table-cell/>
          <table:table-cell office:value-type="float" office:value="0.000896658" calcext:value-type="float">
            <text:p>0.000896658</text:p>
          </table:table-cell>
          <table:table-cell office:value-type="float" office:value="-0.000616906" calcext:value-type="float">
            <text:p>-0.000616906</text:p>
          </table:table-cell>
          <table:table-cell office:value-type="float" office:value="-0.001179274" calcext:value-type="float">
            <text:p>-0.001179274</text:p>
          </table:table-cell>
          <table:table-cell/>
          <table:table-cell office:value-type="float" office:value="27.087810226" calcext:value-type="float">
            <text:p>27.087810226</text:p>
          </table:table-cell>
          <table:table-cell office:value-type="float" office:value="27.050522884" calcext:value-type="float">
            <text:p>27.050522884</text:p>
          </table:table-cell>
          <table:table-cell office:value-type="float" office:value="27.036668382" calcext:value-type="float">
            <text:p>27.036668382</text:p>
          </table:table-cell>
          <table:table-cell/>
          <table:table-cell office:value-type="float" office:value="0.022728522" calcext:value-type="float">
            <text:p>0.022728522</text:p>
          </table:table-cell>
          <table:table-cell office:value-type="float" office:value="-0.015637764" calcext:value-type="float">
            <text:p>-0.015637764</text:p>
          </table:table-cell>
          <table:table-cell office:value-type="float" office:value="-0.029893315" calcext:value-type="float">
            <text:p>-0.029893315</text:p>
          </table:table-cell>
          <table:table-cell/>
        </table:table-row>
        <table:table-row table:style-name="ro1">
          <table:table-cell office:value-type="float" office:value="0.505" calcext:value-type="float">
            <text:p>0.505</text:p>
          </table:table-cell>
          <table:table-cell table:style-name="ce1" office:value-type="string" calcext:value-type="string">
            <text:p><text:s/>2019-11-13 15:34:22</text:p>
          </table:table-cell>
          <table:table-cell office:value-type="float" office:value="27.05561" calcext:value-type="float">
            <text:p>27.05561</text:p>
          </table:table-cell>
          <table:table-cell office:value-type="float" office:value="0.505" calcext:value-type="float">
            <text:p>0.5050</text:p>
          </table:table-cell>
          <table:table-cell office:value-type="float" office:value="0.798042512" calcext:value-type="float">
            <text:p>0.798042512</text:p>
          </table:table-cell>
          <table:table-cell office:value-type="float" office:value="0.602738929" calcext:value-type="float">
            <text:p>0.602738929</text:p>
          </table:table-cell>
          <table:table-cell office:value-type="float" office:value="0.519063535" calcext:value-type="float">
            <text:p>0.519063535</text:p>
          </table:table-cell>
          <table:table-cell/>
          <table:table-cell office:value-type="float" office:value="0.006519955" calcext:value-type="float">
            <text:p>0.006519955</text:p>
          </table:table-cell>
          <table:table-cell office:value-type="float" office:value="0.004924338" calcext:value-type="float">
            <text:p>0.004924338</text:p>
          </table:table-cell>
          <table:table-cell office:value-type="float" office:value="0.004240715" calcext:value-type="float">
            <text:p>0.004240715</text:p>
          </table:table-cell>
          <table:table-cell/>
          <table:table-cell office:value-type="float" office:value="0.000994075" calcext:value-type="float">
            <text:p>0.000994075</text:p>
          </table:table-cell>
          <table:table-cell office:value-type="float" office:value="-0.000601542" calcext:value-type="float">
            <text:p>-0.000601542</text:p>
          </table:table-cell>
          <table:table-cell office:value-type="float" office:value="-0.001285165" calcext:value-type="float">
            <text:p>-0.001285165</text:p>
          </table:table-cell>
          <table:table-cell/>
          <table:table-cell office:value-type="float" office:value="27.080102076" calcext:value-type="float">
            <text:p>27.080102076</text:p>
          </table:table-cell>
          <table:table-cell office:value-type="float" office:value="27.040793004" calcext:value-type="float">
            <text:p>27.040793004</text:p>
          </table:table-cell>
          <table:table-cell office:value-type="float" office:value="27.023951109" calcext:value-type="float">
            <text:p>27.023951109</text:p>
          </table:table-cell>
          <table:table-cell/>
          <table:table-cell office:value-type="float" office:value="0.025197834" calcext:value-type="float">
            <text:p>0.025197834</text:p>
          </table:table-cell>
          <table:table-cell office:value-type="float" office:value="-0.015248309" calcext:value-type="float">
            <text:p>-0.015248309</text:p>
          </table:table-cell>
          <table:table-cell office:value-type="float" office:value="-0.032577583" calcext:value-type="float">
            <text:p>-0.032577583</text:p>
          </table:table-cell>
          <table:table-cell/>
        </table:table-row>
        <table:table-row table:style-name="ro1">
          <table:table-cell office:value-type="float" office:value="0.51" calcext:value-type="float">
            <text:p>0.51</text:p>
          </table:table-cell>
          <table:table-cell table:style-name="ce1" office:value-type="string" calcext:value-type="string">
            <text:p><text:s/>2019-11-13 15:34:22</text:p>
          </table:table-cell>
          <table:table-cell office:value-type="float" office:value="27.06067" calcext:value-type="float">
            <text:p>27.06067</text:p>
          </table:table-cell>
          <table:table-cell office:value-type="float" office:value="0.51" calcext:value-type="float">
            <text:p>0.5100</text:p>
          </table:table-cell>
          <table:table-cell office:value-type="float" office:value="0.794243311" calcext:value-type="float">
            <text:p>0.794243311</text:p>
          </table:table-cell>
          <table:table-cell office:value-type="float" office:value="0.608037187" calcext:value-type="float">
            <text:p>0.608037187</text:p>
          </table:table-cell>
          <table:table-cell office:value-type="float" office:value="0.498235881" calcext:value-type="float">
            <text:p>0.498235881</text:p>
          </table:table-cell>
          <table:table-cell/>
          <table:table-cell office:value-type="float" office:value="0.006488916" calcext:value-type="float">
            <text:p>0.006488916</text:p>
          </table:table-cell>
          <table:table-cell office:value-type="float" office:value="0.004967624" calcext:value-type="float">
            <text:p>0.004967624</text:p>
          </table:table-cell>
          <table:table-cell office:value-type="float" office:value="0.004070555" calcext:value-type="float">
            <text:p>0.004070555</text:p>
          </table:table-cell>
          <table:table-cell/>
          <table:table-cell office:value-type="float" office:value="0.000963036" calcext:value-type="float">
            <text:p>0.000963036</text:p>
          </table:table-cell>
          <table:table-cell office:value-type="float" office:value="-0.000558256" calcext:value-type="float">
            <text:p>-0.000558256</text:p>
          </table:table-cell>
          <table:table-cell office:value-type="float" office:value="-0.001455325" calcext:value-type="float">
            <text:p>-0.001455325</text:p>
          </table:table-cell>
          <table:table-cell/>
          <table:table-cell office:value-type="float" office:value="27.084391438" calcext:value-type="float">
            <text:p>27.084391438</text:p>
          </table:table-cell>
          <table:table-cell office:value-type="float" office:value="27.046913596" calcext:value-type="float">
            <text:p>27.046913596</text:p>
          </table:table-cell>
          <table:table-cell office:value-type="float" office:value="27.024813235" calcext:value-type="float">
            <text:p>27.024813235</text:p>
          </table:table-cell>
          <table:table-cell/>
          <table:table-cell office:value-type="float" office:value="0.024411062" calcext:value-type="float">
            <text:p>0.024411062</text:p>
          </table:table-cell>
          <table:table-cell office:value-type="float" office:value="-0.014151046" calcext:value-type="float">
            <text:p>-0.014151046</text:p>
          </table:table-cell>
          <table:table-cell office:value-type="float" office:value="-0.036891071" calcext:value-type="float">
            <text:p>-0.036891071</text:p>
          </table:table-cell>
          <table:table-cell/>
        </table:table-row>
        <table:table-row table:style-name="ro1">
          <table:table-cell office:value-type="float" office:value="0.515" calcext:value-type="float">
            <text:p>0.515</text:p>
          </table:table-cell>
          <table:table-cell table:style-name="ce1" office:value-type="string" calcext:value-type="string">
            <text:p><text:s/>2019-11-13 15:34:22</text:p>
          </table:table-cell>
          <table:table-cell office:value-type="float" office:value="27.05561" calcext:value-type="float">
            <text:p>27.05561</text:p>
          </table:table-cell>
          <table:table-cell office:value-type="float" office:value="0.515" calcext:value-type="float">
            <text:p>0.5150</text:p>
          </table:table-cell>
          <table:table-cell office:value-type="float" office:value="0.634029583" calcext:value-type="float">
            <text:p>0.634029583</text:p>
          </table:table-cell>
          <table:table-cell office:value-type="float" office:value="0.702980245" calcext:value-type="float">
            <text:p>0.702980245</text:p>
          </table:table-cell>
          <table:table-cell office:value-type="float" office:value="0.62826939" calcext:value-type="float">
            <text:p>0.62826939</text:p>
          </table:table-cell>
          <table:table-cell/>
          <table:table-cell office:value-type="float" office:value="0.00517998" calcext:value-type="float">
            <text:p>0.00517998</text:p>
          </table:table-cell>
          <table:table-cell office:value-type="float" office:value="0.005743303" calcext:value-type="float">
            <text:p>0.005743303</text:p>
          </table:table-cell>
          <table:table-cell office:value-type="float" office:value="0.00513292" calcext:value-type="float">
            <text:p>0.00513292</text:p>
          </table:table-cell>
          <table:table-cell/>
          <table:table-cell office:value-type="float" office:value="-0.0003459" calcext:value-type="float">
            <text:p>-0.0003459</text:p>
          </table:table-cell>
          <table:table-cell office:value-type="float" office:value="0.000217423" calcext:value-type="float">
            <text:p>0.000217423</text:p>
          </table:table-cell>
          <table:table-cell office:value-type="float" office:value="-0.00039296" calcext:value-type="float">
            <text:p>-0.00039296</text:p>
          </table:table-cell>
          <table:table-cell/>
          <table:table-cell office:value-type="float" office:value="27.047091016" calcext:value-type="float">
            <text:p>27.047091016</text:p>
          </table:table-cell>
          <table:table-cell office:value-type="float" office:value="27.060968906" calcext:value-type="float">
            <text:p>27.060968906</text:p>
          </table:table-cell>
          <table:table-cell office:value-type="float" office:value="27.045931638" calcext:value-type="float">
            <text:p>27.045931638</text:p>
          </table:table-cell>
          <table:table-cell/>
          <table:table-cell office:value-type="float" office:value="-0.008768069" calcext:value-type="float">
            <text:p>-0.008768069</text:p>
          </table:table-cell>
          <table:table-cell office:value-type="float" office:value="0.005511263" calcext:value-type="float">
            <text:p>0.005511263</text:p>
          </table:table-cell>
          <table:table-cell office:value-type="float" office:value="-0.009960992" calcext:value-type="float">
            <text:p>-0.009960992</text:p>
          </table:table-cell>
          <table:table-cell/>
        </table:table-row>
        <table:table-row table:style-name="ro1">
          <table:table-cell office:value-type="float" office:value="0.52" calcext:value-type="float">
            <text:p>0.52</text:p>
          </table:table-cell>
          <table:table-cell table:style-name="ce1" office:value-type="string" calcext:value-type="string">
            <text:p><text:s/>2019-11-13 15:34:23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52" calcext:value-type="float">
            <text:p>0.5200</text:p>
          </table:table-cell>
          <table:table-cell office:value-type="float" office:value="0.657497723" calcext:value-type="float">
            <text:p>0.657497723</text:p>
          </table:table-cell>
          <table:table-cell office:value-type="float" office:value="0.615269615" calcext:value-type="float">
            <text:p>0.615269615</text:p>
          </table:table-cell>
          <table:table-cell office:value-type="float" office:value="0.579224298" calcext:value-type="float">
            <text:p>0.579224298</text:p>
          </table:table-cell>
          <table:table-cell/>
          <table:table-cell office:value-type="float" office:value="0.005371713" calcext:value-type="float">
            <text:p>0.005371713</text:p>
          </table:table-cell>
          <table:table-cell office:value-type="float" office:value="0.005026713" calcext:value-type="float">
            <text:p>0.005026713</text:p>
          </table:table-cell>
          <table:table-cell office:value-type="float" office:value="0.004732225" calcext:value-type="float">
            <text:p>0.004732225</text:p>
          </table:table-cell>
          <table:table-cell/>
          <table:table-cell office:value-type="float" office:value="-0.000154166" calcext:value-type="float">
            <text:p>-0.000154166</text:p>
          </table:table-cell>
          <table:table-cell office:value-type="float" office:value="-0.000499167" calcext:value-type="float">
            <text:p>-0.000499167</text:p>
          </table:table-cell>
          <table:table-cell office:value-type="float" office:value="-0.000793655" calcext:value-type="float">
            <text:p>-0.000793655</text:p>
          </table:table-cell>
          <table:table-cell/>
          <table:table-cell office:value-type="float" office:value="27.061922815" calcext:value-type="float">
            <text:p>27.061922815</text:p>
          </table:table-cell>
          <table:table-cell office:value-type="float" office:value="27.053423474" calcext:value-type="float">
            <text:p>27.053423474</text:p>
          </table:table-cell>
          <table:table-cell office:value-type="float" office:value="27.046168507" calcext:value-type="float">
            <text:p>27.046168507</text:p>
          </table:table-cell>
          <table:table-cell/>
          <table:table-cell office:value-type="float" office:value="-0.003907892" calcext:value-type="float">
            <text:p>-0.003907892</text:p>
          </table:table-cell>
          <table:table-cell office:value-type="float" office:value="-0.01265322" calcext:value-type="float">
            <text:p>-0.01265322</text:p>
          </table:table-cell>
          <table:table-cell office:value-type="float" office:value="-0.020118181" calcext:value-type="float">
            <text:p>-0.020118181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table:style-name="ce1" office:value-type="string" calcext:value-type="string">
            <text:p><text:s/>2019-11-13 15:34:23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525" calcext:value-type="float">
            <text:p>0.5250</text:p>
          </table:table-cell>
          <table:table-cell office:value-type="float" office:value="0.633122996" calcext:value-type="float">
            <text:p>0.633122996</text:p>
          </table:table-cell>
          <table:table-cell office:value-type="float" office:value="0.70319959" calcext:value-type="float">
            <text:p>0.70319959</text:p>
          </table:table-cell>
          <table:table-cell office:value-type="float" office:value="0.627130345" calcext:value-type="float">
            <text:p>0.627130345</text:p>
          </table:table-cell>
          <table:table-cell/>
          <table:table-cell office:value-type="float" office:value="0.005172574" calcext:value-type="float">
            <text:p>0.005172574</text:p>
          </table:table-cell>
          <table:table-cell office:value-type="float" office:value="0.005745095" calcext:value-type="float">
            <text:p>0.005745095</text:p>
          </table:table-cell>
          <table:table-cell office:value-type="float" office:value="0.005123614" calcext:value-type="float">
            <text:p>0.005123614</text:p>
          </table:table-cell>
          <table:table-cell/>
          <table:table-cell office:value-type="float" office:value="-0.000353306" calcext:value-type="float">
            <text:p>-0.000353306</text:p>
          </table:table-cell>
          <table:table-cell office:value-type="float" office:value="0.000219215" calcext:value-type="float">
            <text:p>0.000219215</text:p>
          </table:table-cell>
          <table:table-cell office:value-type="float" office:value="-0.000402266" calcext:value-type="float">
            <text:p>-0.000402266</text:p>
          </table:table-cell>
          <table:table-cell/>
          <table:table-cell office:value-type="float" office:value="27.05701687" calcext:value-type="float">
            <text:p>27.05701687</text:p>
          </table:table-cell>
          <table:table-cell office:value-type="float" office:value="27.071121256" calcext:value-type="float">
            <text:p>27.071121256</text:p>
          </table:table-cell>
          <table:table-cell office:value-type="float" office:value="27.055810715" calcext:value-type="float">
            <text:p>27.055810715</text:p>
          </table:table-cell>
          <table:table-cell/>
          <table:table-cell office:value-type="float" office:value="-0.008955821" calcext:value-type="float">
            <text:p>-0.008955821</text:p>
          </table:table-cell>
          <table:table-cell office:value-type="float" office:value="0.005556688" calcext:value-type="float">
            <text:p>0.005556688</text:p>
          </table:table-cell>
          <table:table-cell office:value-type="float" office:value="-0.010196885" calcext:value-type="float">
            <text:p>-0.010196885</text:p>
          </table:table-cell>
          <table:table-cell/>
        </table:table-row>
        <table:table-row table:style-name="ro1">
          <table:table-cell office:value-type="float" office:value="0.53" calcext:value-type="float">
            <text:p>0.53</text:p>
          </table:table-cell>
          <table:table-cell table:style-name="ce1" office:value-type="string" calcext:value-type="string">
            <text:p><text:s/>2019-11-13 15:34:23</text:p>
          </table:table-cell>
          <table:table-cell office:value-type="float" office:value="27.06067" calcext:value-type="float">
            <text:p>27.06067</text:p>
          </table:table-cell>
          <table:table-cell office:value-type="float" office:value="0.53" calcext:value-type="float">
            <text:p>0.5300</text:p>
          </table:table-cell>
          <table:table-cell office:value-type="float" office:value="0.731483785" calcext:value-type="float">
            <text:p>0.731483785</text:p>
          </table:table-cell>
          <table:table-cell office:value-type="float" office:value="0.752094478" calcext:value-type="float">
            <text:p>0.752094478</text:p>
          </table:table-cell>
          <table:table-cell office:value-type="float" office:value="0.514651002" calcext:value-type="float">
            <text:p>0.514651002</text:p>
          </table:table-cell>
          <table:table-cell/>
          <table:table-cell office:value-type="float" office:value="0.005976175" calcext:value-type="float">
            <text:p>0.005976175</text:p>
          </table:table-cell>
          <table:table-cell office:value-type="float" office:value="0.006144563" calcext:value-type="float">
            <text:p>0.006144563</text:p>
          </table:table-cell>
          <table:table-cell office:value-type="float" office:value="0.004204665" calcext:value-type="float">
            <text:p>0.004204665</text:p>
          </table:table-cell>
          <table:table-cell/>
          <table:table-cell office:value-type="float" office:value="0.000450295" calcext:value-type="float">
            <text:p>0.000450295</text:p>
          </table:table-cell>
          <table:table-cell office:value-type="float" office:value="0.000618683" calcext:value-type="float">
            <text:p>0.000618683</text:p>
          </table:table-cell>
          <table:table-cell office:value-type="float" office:value="-0.001321215" calcext:value-type="float">
            <text:p>-0.001321215</text:p>
          </table:table-cell>
          <table:table-cell/>
          <table:table-cell office:value-type="float" office:value="27.071759919" calcext:value-type="float">
            <text:p>27.071759919</text:p>
          </table:table-cell>
          <table:table-cell office:value-type="float" office:value="27.075908219" calcext:value-type="float">
            <text:p>27.075908219</text:p>
          </table:table-cell>
          <table:table-cell office:value-type="float" office:value="27.028117231" calcext:value-type="float">
            <text:p>27.028117231</text:p>
          </table:table-cell>
          <table:table-cell/>
          <table:table-cell office:value-type="float" office:value="0.011414149" calcext:value-type="float">
            <text:p>0.011414149</text:p>
          </table:table-cell>
          <table:table-cell office:value-type="float" office:value="0.015682455" calcext:value-type="float">
            <text:p>0.015682455</text:p>
          </table:table-cell>
          <table:table-cell office:value-type="float" office:value="-0.033491434" calcext:value-type="float">
            <text:p>-0.033491434</text:p>
          </table:table-cell>
          <table:table-cell/>
        </table:table-row>
        <table:table-row table:style-name="ro1">
          <table:table-cell office:value-type="float" office:value="0.535" calcext:value-type="float">
            <text:p>0.535</text:p>
          </table:table-cell>
          <table:table-cell table:style-name="ce1" office:value-type="string" calcext:value-type="string">
            <text:p><text:s/>2019-11-13 15:34:23</text:p>
          </table:table-cell>
          <table:table-cell office:value-type="float" office:value="27.06067" calcext:value-type="float">
            <text:p>27.06067</text:p>
          </table:table-cell>
          <table:table-cell office:value-type="float" office:value="0.535" calcext:value-type="float">
            <text:p>0.5350</text:p>
          </table:table-cell>
          <table:table-cell office:value-type="float" office:value="0.79186747" calcext:value-type="float">
            <text:p>0.79186747</text:p>
          </table:table-cell>
          <table:table-cell office:value-type="float" office:value="0.60830958" calcext:value-type="float">
            <text:p>0.60830958</text:p>
          </table:table-cell>
          <table:table-cell office:value-type="float" office:value="0.495708048" calcext:value-type="float">
            <text:p>0.495708048</text:p>
          </table:table-cell>
          <table:table-cell/>
          <table:table-cell office:value-type="float" office:value="0.006469505" calcext:value-type="float">
            <text:p>0.006469505</text:p>
          </table:table-cell>
          <table:table-cell office:value-type="float" office:value="0.00496985" calcext:value-type="float">
            <text:p>0.00496985</text:p>
          </table:table-cell>
          <table:table-cell office:value-type="float" office:value="0.004049902" calcext:value-type="float">
            <text:p>0.004049902</text:p>
          </table:table-cell>
          <table:table-cell/>
          <table:table-cell office:value-type="float" office:value="0.000943626" calcext:value-type="float">
            <text:p>0.000943626</text:p>
          </table:table-cell>
          <table:table-cell office:value-type="float" office:value="-0.00055603" calcext:value-type="float">
            <text:p>-0.00055603</text:p>
          </table:table-cell>
          <table:table-cell office:value-type="float" office:value="-0.001475978" calcext:value-type="float">
            <text:p>-0.001475978</text:p>
          </table:table-cell>
          <table:table-cell/>
          <table:table-cell office:value-type="float" office:value="27.083913259" calcext:value-type="float">
            <text:p>27.083913259</text:p>
          </table:table-cell>
          <table:table-cell office:value-type="float" office:value="27.046968422" calcext:value-type="float">
            <text:p>27.046968422</text:p>
          </table:table-cell>
          <table:table-cell office:value-type="float" office:value="27.024304438" calcext:value-type="float">
            <text:p>27.024304438</text:p>
          </table:table-cell>
          <table:table-cell/>
          <table:table-cell office:value-type="float" office:value="0.023919051" calcext:value-type="float">
            <text:p>0.023919051</text:p>
          </table:table-cell>
          <table:table-cell office:value-type="float" office:value="-0.014094633" calcext:value-type="float">
            <text:p>-0.014094633</text:p>
          </table:table-cell>
          <table:table-cell office:value-type="float" office:value="-0.037414597" calcext:value-type="float">
            <text:p>-0.037414597</text:p>
          </table:table-cell>
          <table:table-cell/>
        </table:table-row>
        <table:table-row table:style-name="ro1">
          <table:table-cell office:value-type="float" office:value="0.54" calcext:value-type="float">
            <text:p>0.54</text:p>
          </table:table-cell>
          <table:table-cell table:style-name="ce1" office:value-type="string" calcext:value-type="string">
            <text:p><text:s/>2019-11-13 15:34:23</text:p>
          </table:table-cell>
          <table:table-cell office:value-type="float" office:value="27.05561" calcext:value-type="float">
            <text:p>27.05561</text:p>
          </table:table-cell>
          <table:table-cell office:value-type="float" office:value="0.54" calcext:value-type="float">
            <text:p>0.5400</text:p>
          </table:table-cell>
          <table:table-cell office:value-type="float" office:value="0.655335266" calcext:value-type="float">
            <text:p>0.655335266</text:p>
          </table:table-cell>
          <table:table-cell office:value-type="float" office:value="0.623346641" calcext:value-type="float">
            <text:p>0.623346641</text:p>
          </table:table-cell>
          <table:table-cell office:value-type="float" office:value="0.587103437" calcext:value-type="float">
            <text:p>0.587103437</text:p>
          </table:table-cell>
          <table:table-cell/>
          <table:table-cell office:value-type="float" office:value="0.005354046" calcext:value-type="float">
            <text:p>0.005354046</text:p>
          </table:table-cell>
          <table:table-cell office:value-type="float" office:value="0.005092701" calcext:value-type="float">
            <text:p>0.005092701</text:p>
          </table:table-cell>
          <table:table-cell office:value-type="float" office:value="0.004796597" calcext:value-type="float">
            <text:p>0.004796597</text:p>
          </table:table-cell>
          <table:table-cell/>
          <table:table-cell office:value-type="float" office:value="-0.000171834" calcext:value-type="float">
            <text:p>-0.000171834</text:p>
          </table:table-cell>
          <table:table-cell office:value-type="float" office:value="-0.000433179" calcext:value-type="float">
            <text:p>-0.000433179</text:p>
          </table:table-cell>
          <table:table-cell office:value-type="float" office:value="-0.000729283" calcext:value-type="float">
            <text:p>-0.000729283</text:p>
          </table:table-cell>
          <table:table-cell/>
          <table:table-cell office:value-type="float" office:value="27.051379287" calcext:value-type="float">
            <text:p>27.051379287</text:p>
          </table:table-cell>
          <table:table-cell office:value-type="float" office:value="27.044940815" calcext:value-type="float">
            <text:p>27.044940815</text:p>
          </table:table-cell>
          <table:table-cell office:value-type="float" office:value="27.037645965" calcext:value-type="float">
            <text:p>27.037645965</text:p>
          </table:table-cell>
          <table:table-cell/>
          <table:table-cell office:value-type="float" office:value="-0.004355729" calcext:value-type="float">
            <text:p>-0.004355729</text:p>
          </table:table-cell>
          <table:table-cell office:value-type="float" office:value="-0.010980482" calcext:value-type="float">
            <text:p>-0.010980482</text:p>
          </table:table-cell>
          <table:table-cell office:value-type="float" office:value="-0.018486411" calcext:value-type="float">
            <text:p>-0.018486411</text:p>
          </table:table-cell>
          <table:table-cell/>
        </table:table-row>
        <table:table-row table:style-name="ro1">
          <table:table-cell office:value-type="float" office:value="0.545" calcext:value-type="float">
            <text:p>0.545</text:p>
          </table:table-cell>
          <table:table-cell table:style-name="ce1" office:value-type="string" calcext:value-type="string">
            <text:p><text:s/>2019-11-13 15:34:24</text:p>
          </table:table-cell>
          <table:table-cell office:value-type="float" office:value="27.05561" calcext:value-type="float">
            <text:p>27.05561</text:p>
          </table:table-cell>
          <table:table-cell office:value-type="float" office:value="0.545" calcext:value-type="float">
            <text:p>0.5450</text:p>
          </table:table-cell>
          <table:table-cell office:value-type="float" office:value="0.625906065" calcext:value-type="float">
            <text:p>0.625906065</text:p>
          </table:table-cell>
          <table:table-cell office:value-type="float" office:value="0.654031712" calcext:value-type="float">
            <text:p>0.654031712</text:p>
          </table:table-cell>
          <table:table-cell office:value-type="float" office:value="0.605499221" calcext:value-type="float">
            <text:p>0.605499221</text:p>
          </table:table-cell>
          <table:table-cell/>
          <table:table-cell office:value-type="float" office:value="0.005113612" calcext:value-type="float">
            <text:p>0.005113612</text:p>
          </table:table-cell>
          <table:table-cell office:value-type="float" office:value="0.005343396" calcext:value-type="float">
            <text:p>0.005343396</text:p>
          </table:table-cell>
          <table:table-cell office:value-type="float" office:value="0.004946889" calcext:value-type="float">
            <text:p>0.004946889</text:p>
          </table:table-cell>
          <table:table-cell/>
          <table:table-cell office:value-type="float" office:value="-0.000412268" calcext:value-type="float">
            <text:p>-0.000412268</text:p>
          </table:table-cell>
          <table:table-cell office:value-type="float" office:value="-0.000182484" calcext:value-type="float">
            <text:p>-0.000182484</text:p>
          </table:table-cell>
          <table:table-cell office:value-type="float" office:value="-0.000578991" calcext:value-type="float">
            <text:p>-0.000578991</text:p>
          </table:table-cell>
          <table:table-cell/>
          <table:table-cell office:value-type="float" office:value="27.045455962" calcext:value-type="float">
            <text:p>27.045455962</text:p>
          </table:table-cell>
          <table:table-cell office:value-type="float" office:value="27.051116917" calcext:value-type="float">
            <text:p>27.051116917</text:p>
          </table:table-cell>
          <table:table-cell office:value-type="float" office:value="27.041348582" calcext:value-type="float">
            <text:p>27.041348582</text:p>
          </table:table-cell>
          <table:table-cell/>
          <table:table-cell office:value-type="float" office:value="-0.010450431" calcext:value-type="float">
            <text:p>-0.010450431</text:p>
          </table:table-cell>
          <table:table-cell office:value-type="float" office:value="-0.00462569" calcext:value-type="float">
            <text:p>-0.00462569</text:p>
          </table:table-cell>
          <table:table-cell office:value-type="float" office:value="-0.014676655" calcext:value-type="float">
            <text:p>-0.014676655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string" calcext:value-type="string">
            <text:p><text:s/>2019-11-13 15:34:24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55" calcext:value-type="float">
            <text:p>0.5500</text:p>
          </table:table-cell>
          <table:table-cell office:value-type="float" office:value="0.686774932" calcext:value-type="float">
            <text:p>0.686774932</text:p>
          </table:table-cell>
          <table:table-cell office:value-type="float" office:value="0.613762809" calcext:value-type="float">
            <text:p>0.613762809</text:p>
          </table:table-cell>
          <table:table-cell office:value-type="float" office:value="0.578195522" calcext:value-type="float">
            <text:p>0.578195522</text:p>
          </table:table-cell>
          <table:table-cell/>
          <table:table-cell office:value-type="float" office:value="0.005610906" calcext:value-type="float">
            <text:p>0.005610906</text:p>
          </table:table-cell>
          <table:table-cell office:value-type="float" office:value="0.005014402" calcext:value-type="float">
            <text:p>0.005014402</text:p>
          </table:table-cell>
          <table:table-cell office:value-type="float" office:value="0.00472382" calcext:value-type="float">
            <text:p>0.00472382</text:p>
          </table:table-cell>
          <table:table-cell/>
          <table:table-cell office:value-type="float" office:value="0.000085026" calcext:value-type="float">
            <text:p>8.5026E-05</text:p>
          </table:table-cell>
          <table:table-cell office:value-type="float" office:value="-0.000511478" calcext:value-type="float">
            <text:p>-0.000511478</text:p>
          </table:table-cell>
          <table:table-cell office:value-type="float" office:value="-0.00080206" calcext:value-type="float">
            <text:p>-0.00080206</text:p>
          </table:table-cell>
          <table:table-cell/>
          <table:table-cell office:value-type="float" office:value="27.067815464" calcext:value-type="float">
            <text:p>27.067815464</text:p>
          </table:table-cell>
          <table:table-cell office:value-type="float" office:value="27.053120195" calcext:value-type="float">
            <text:p>27.053120195</text:p>
          </table:table-cell>
          <table:table-cell office:value-type="float" office:value="27.045961441" calcext:value-type="float">
            <text:p>27.045961441</text:p>
          </table:table-cell>
          <table:table-cell/>
          <table:table-cell office:value-type="float" office:value="0.002155235" calcext:value-type="float">
            <text:p>0.002155235</text:p>
          </table:table-cell>
          <table:table-cell office:value-type="float" office:value="-0.012965277" calcext:value-type="float">
            <text:p>-0.012965277</text:p>
          </table:table-cell>
          <table:table-cell office:value-type="float" office:value="-0.020331241" calcext:value-type="float">
            <text:p>-0.020331241</text:p>
          </table:table-cell>
          <table:table-cell/>
        </table:table-row>
        <table:table-row table:style-name="ro1">
          <table:table-cell office:value-type="float" office:value="0.555" calcext:value-type="float">
            <text:p>0.555</text:p>
          </table:table-cell>
          <table:table-cell table:style-name="ce1" office:value-type="string" calcext:value-type="string">
            <text:p><text:s/>2019-11-13 15:34:24</text:p>
          </table:table-cell>
          <table:table-cell office:value-type="float" office:value="27.06067" calcext:value-type="float">
            <text:p>27.06067</text:p>
          </table:table-cell>
          <table:table-cell office:value-type="float" office:value="0.555" calcext:value-type="float">
            <text:p>0.5550</text:p>
          </table:table-cell>
          <table:table-cell office:value-type="float" office:value="0.79679141" calcext:value-type="float">
            <text:p>0.79679141</text:p>
          </table:table-cell>
          <table:table-cell office:value-type="float" office:value="0.602409315" calcext:value-type="float">
            <text:p>0.602409315</text:p>
          </table:table-cell>
          <table:table-cell office:value-type="float" office:value="0.51546997" calcext:value-type="float">
            <text:p>0.51546997</text:p>
          </table:table-cell>
          <table:table-cell/>
          <table:table-cell office:value-type="float" office:value="0.006509734" calcext:value-type="float">
            <text:p>0.006509734</text:p>
          </table:table-cell>
          <table:table-cell office:value-type="float" office:value="0.004921645" calcext:value-type="float">
            <text:p>0.004921645</text:p>
          </table:table-cell>
          <table:table-cell office:value-type="float" office:value="0.004211356" calcext:value-type="float">
            <text:p>0.004211356</text:p>
          </table:table-cell>
          <table:table-cell/>
          <table:table-cell office:value-type="float" office:value="0.000983854" calcext:value-type="float">
            <text:p>0.000983854</text:p>
          </table:table-cell>
          <table:table-cell office:value-type="float" office:value="-0.000604235" calcext:value-type="float">
            <text:p>-0.000604235</text:p>
          </table:table-cell>
          <table:table-cell office:value-type="float" office:value="-0.001314524" calcext:value-type="float">
            <text:p>-0.001314524</text:p>
          </table:table-cell>
          <table:table-cell/>
          <table:table-cell office:value-type="float" office:value="27.084904287" calcext:value-type="float">
            <text:p>27.084904287</text:p>
          </table:table-cell>
          <table:table-cell office:value-type="float" office:value="27.045780851" calcext:value-type="float">
            <text:p>27.045780851</text:p>
          </table:table-cell>
          <table:table-cell office:value-type="float" office:value="27.02828207" calcext:value-type="float">
            <text:p>27.02828207</text:p>
          </table:table-cell>
          <table:table-cell/>
          <table:table-cell office:value-type="float" office:value="0.024938745" calcext:value-type="float">
            <text:p>0.024938745</text:p>
          </table:table-cell>
          <table:table-cell office:value-type="float" office:value="-0.015316572" calcext:value-type="float">
            <text:p>-0.015316572</text:p>
          </table:table-cell>
          <table:table-cell office:value-type="float" office:value="-0.033321823" calcext:value-type="float">
            <text:p>-0.033321823</text:p>
          </table:table-cell>
          <table:table-cell/>
        </table:table-row>
        <table:table-row table:style-name="ro1">
          <table:table-cell office:value-type="float" office:value="0.56" calcext:value-type="float">
            <text:p>0.56</text:p>
          </table:table-cell>
          <table:table-cell table:style-name="ce1" office:value-type="string" calcext:value-type="string">
            <text:p><text:s/>2019-11-13 15:34:24</text:p>
          </table:table-cell>
          <table:table-cell office:value-type="float" office:value="27.05561" calcext:value-type="float">
            <text:p>27.05561</text:p>
          </table:table-cell>
          <table:table-cell office:value-type="float" office:value="0.56" calcext:value-type="float">
            <text:p>0.5600</text:p>
          </table:table-cell>
          <table:table-cell office:value-type="float" office:value="0.787533616" calcext:value-type="float">
            <text:p>0.787533616</text:p>
          </table:table-cell>
          <table:table-cell office:value-type="float" office:value="0.61904259" calcext:value-type="float">
            <text:p>0.61904259</text:p>
          </table:table-cell>
          <table:table-cell office:value-type="float" office:value="0.494152962" calcext:value-type="float">
            <text:p>0.494152962</text:p>
          </table:table-cell>
          <table:table-cell/>
          <table:table-cell office:value-type="float" office:value="0.006434098" calcext:value-type="float">
            <text:p>0.006434098</text:p>
          </table:table-cell>
          <table:table-cell office:value-type="float" office:value="0.005057537" calcext:value-type="float">
            <text:p>0.005057537</text:p>
          </table:table-cell>
          <table:table-cell office:value-type="float" office:value="0.004037197" calcext:value-type="float">
            <text:p>0.004037197</text:p>
          </table:table-cell>
          <table:table-cell/>
          <table:table-cell office:value-type="float" office:value="0.000908218" calcext:value-type="float">
            <text:p>0.000908218</text:p>
          </table:table-cell>
          <table:table-cell office:value-type="float" office:value="-0.000468342" calcext:value-type="float">
            <text:p>-0.000468342</text:p>
          </table:table-cell>
          <table:table-cell office:value-type="float" office:value="-0.001488682" calcext:value-type="float">
            <text:p>-0.001488682</text:p>
          </table:table-cell>
          <table:table-cell/>
          <table:table-cell office:value-type="float" office:value="27.077986968" calcext:value-type="float">
            <text:p>27.077986968</text:p>
          </table:table-cell>
          <table:table-cell office:value-type="float" office:value="27.04407452" calcext:value-type="float">
            <text:p>27.04407452</text:p>
          </table:table-cell>
          <table:table-cell office:value-type="float" office:value="27.018937147" calcext:value-type="float">
            <text:p>27.018937147</text:p>
          </table:table-cell>
          <table:table-cell/>
          <table:table-cell office:value-type="float" office:value="0.023021556" calcext:value-type="float">
            <text:p>0.023021556</text:p>
          </table:table-cell>
          <table:table-cell office:value-type="float" office:value="-0.011871843" calcext:value-type="float">
            <text:p>-0.011871843</text:p>
          </table:table-cell>
          <table:table-cell office:value-type="float" office:value="-0.037736662" calcext:value-type="float">
            <text:p>-0.037736662</text:p>
          </table:table-cell>
          <table:table-cell/>
        </table:table-row>
        <table:table-row table:style-name="ro1">
          <table:table-cell office:value-type="float" office:value="0.565" calcext:value-type="float">
            <text:p>0.565</text:p>
          </table:table-cell>
          <table:table-cell table:style-name="ce1" office:value-type="string" calcext:value-type="string">
            <text:p><text:s/>2019-11-13 15:34:25</text:p>
          </table:table-cell>
          <table:table-cell office:value-type="float" office:value="27.06067" calcext:value-type="float">
            <text:p>27.06067</text:p>
          </table:table-cell>
          <table:table-cell office:value-type="float" office:value="0.565" calcext:value-type="float">
            <text:p>0.5650</text:p>
          </table:table-cell>
          <table:table-cell office:value-type="float" office:value="0.751748771" calcext:value-type="float">
            <text:p>0.751748771</text:p>
          </table:table-cell>
          <table:table-cell office:value-type="float" office:value="0.723873463" calcext:value-type="float">
            <text:p>0.723873463</text:p>
          </table:table-cell>
          <table:table-cell office:value-type="float" office:value="0.507274331" calcext:value-type="float">
            <text:p>0.507274331</text:p>
          </table:table-cell>
          <table:table-cell/>
          <table:table-cell office:value-type="float" office:value="0.006141738" calcext:value-type="float">
            <text:p>0.006141738</text:p>
          </table:table-cell>
          <table:table-cell office:value-type="float" office:value="0.005913999" calcext:value-type="float">
            <text:p>0.005913999</text:p>
          </table:table-cell>
          <table:table-cell office:value-type="float" office:value="0.004144398" calcext:value-type="float">
            <text:p>0.004144398</text:p>
          </table:table-cell>
          <table:table-cell/>
          <table:table-cell office:value-type="float" office:value="0.000615858" calcext:value-type="float">
            <text:p>0.000615858</text:p>
          </table:table-cell>
          <table:table-cell office:value-type="float" office:value="0.000388119" calcext:value-type="float">
            <text:p>0.000388119</text:p>
          </table:table-cell>
          <table:table-cell office:value-type="float" office:value="-0.001381482" calcext:value-type="float">
            <text:p>-0.001381482</text:p>
          </table:table-cell>
          <table:table-cell/>
          <table:table-cell office:value-type="float" office:value="27.075838639" calcext:value-type="float">
            <text:p>27.075838639</text:p>
          </table:table-cell>
          <table:table-cell office:value-type="float" office:value="27.070228191" calcext:value-type="float">
            <text:p>27.070228191</text:p>
          </table:table-cell>
          <table:table-cell office:value-type="float" office:value="27.026632473" calcext:value-type="float">
            <text:p>27.026632473</text:p>
          </table:table-cell>
          <table:table-cell/>
          <table:table-cell office:value-type="float" office:value="0.015610862" calcext:value-type="float">
            <text:p>0.015610862</text:p>
          </table:table-cell>
          <table:table-cell office:value-type="float" office:value="0.009838109" calcext:value-type="float">
            <text:p>0.009838109</text:p>
          </table:table-cell>
          <table:table-cell office:value-type="float" office:value="-0.035019171" calcext:value-type="float">
            <text:p>-0.035019171</text:p>
          </table:table-cell>
          <table:table-cell/>
        </table:table-row>
        <table:table-row table:style-name="ro1">
          <table:table-cell office:value-type="float" office:value="0.57" calcext:value-type="float">
            <text:p>0.57</text:p>
          </table:table-cell>
          <table:table-cell table:style-name="ce1" office:value-type="string" calcext:value-type="string">
            <text:p><text:s/>2019-11-13 15:34:25</text:p>
          </table:table-cell>
          <table:table-cell office:value-type="float" office:value="27.06067" calcext:value-type="float">
            <text:p>27.06067</text:p>
          </table:table-cell>
          <table:table-cell office:value-type="float" office:value="0.57" calcext:value-type="float">
            <text:p>0.5700</text:p>
          </table:table-cell>
          <table:table-cell office:value-type="float" office:value="0.709885443" calcext:value-type="float">
            <text:p>0.709885443</text:p>
          </table:table-cell>
          <table:table-cell office:value-type="float" office:value="0.749438494" calcext:value-type="float">
            <text:p>0.749438494</text:p>
          </table:table-cell>
          <table:table-cell office:value-type="float" office:value="0.52064425" calcext:value-type="float">
            <text:p>0.52064425</text:p>
          </table:table-cell>
          <table:table-cell/>
          <table:table-cell office:value-type="float" office:value="0.005799718" calcext:value-type="float">
            <text:p>0.005799718</text:p>
          </table:table-cell>
          <table:table-cell office:value-type="float" office:value="0.006122864" calcext:value-type="float">
            <text:p>0.006122864</text:p>
          </table:table-cell>
          <table:table-cell office:value-type="float" office:value="0.004253629" calcext:value-type="float">
            <text:p>0.004253629</text:p>
          </table:table-cell>
          <table:table-cell/>
          <table:table-cell office:value-type="float" office:value="0.000273838" calcext:value-type="float">
            <text:p>0.000273838</text:p>
          </table:table-cell>
          <table:table-cell office:value-type="float" office:value="0.000596984" calcext:value-type="float">
            <text:p>0.000596984</text:p>
          </table:table-cell>
          <table:table-cell office:value-type="float" office:value="-0.00127225" calcext:value-type="float">
            <text:p>-0.00127225</text:p>
          </table:table-cell>
          <table:table-cell/>
          <table:table-cell office:value-type="float" office:value="27.06741282" calcext:value-type="float">
            <text:p>27.06741282</text:p>
          </table:table-cell>
          <table:table-cell office:value-type="float" office:value="27.075373652" calcext:value-type="float">
            <text:p>27.075373652</text:p>
          </table:table-cell>
          <table:table-cell office:value-type="float" office:value="27.029323535" calcext:value-type="float">
            <text:p>27.029323535</text:p>
          </table:table-cell>
          <table:table-cell/>
          <table:table-cell office:value-type="float" office:value="0.006941286" calcext:value-type="float">
            <text:p>0.006941286</text:p>
          </table:table-cell>
          <table:table-cell office:value-type="float" office:value="0.015132424" calcext:value-type="float">
            <text:p>0.015132424</text:p>
          </table:table-cell>
          <table:table-cell office:value-type="float" office:value="-0.032250212" calcext:value-type="float">
            <text:p>-0.032250212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string" calcext:value-type="string">
            <text:p><text:s/>2019-11-13 15:34:25</text:p>
          </table:table-cell>
          <table:table-cell office:value-type="float" office:value="27.05561" calcext:value-type="float">
            <text:p>27.05561</text:p>
          </table:table-cell>
          <table:table-cell office:value-type="float" office:value="0.575" calcext:value-type="float">
            <text:p>0.5750</text:p>
          </table:table-cell>
          <table:table-cell office:value-type="float" office:value="0.768020841" calcext:value-type="float">
            <text:p>0.768020841</text:p>
          </table:table-cell>
          <table:table-cell office:value-type="float" office:value="0.604226661" calcext:value-type="float">
            <text:p>0.604226661</text:p>
          </table:table-cell>
          <table:table-cell office:value-type="float" office:value="0.530141655" calcext:value-type="float">
            <text:p>0.530141655</text:p>
          </table:table-cell>
          <table:table-cell/>
          <table:table-cell office:value-type="float" office:value="0.00627468" calcext:value-type="float">
            <text:p>0.00627468</text:p>
          </table:table-cell>
          <table:table-cell office:value-type="float" office:value="0.004936492" calcext:value-type="float">
            <text:p>0.004936492</text:p>
          </table:table-cell>
          <table:table-cell office:value-type="float" office:value="0.004331223" calcext:value-type="float">
            <text:p>0.004331223</text:p>
          </table:table-cell>
          <table:table-cell/>
          <table:table-cell office:value-type="float" office:value="0.0007488" calcext:value-type="float">
            <text:p>0.0007488</text:p>
          </table:table-cell>
          <table:table-cell office:value-type="float" office:value="-0.000589388" calcext:value-type="float">
            <text:p>-0.000589388</text:p>
          </table:table-cell>
          <table:table-cell office:value-type="float" office:value="-0.001194657" calcext:value-type="float">
            <text:p>-0.001194657</text:p>
          </table:table-cell>
          <table:table-cell/>
          <table:table-cell office:value-type="float" office:value="27.074059653" calcext:value-type="float">
            <text:p>27.074059653</text:p>
          </table:table-cell>
          <table:table-cell office:value-type="float" office:value="27.041092447" calcext:value-type="float">
            <text:p>27.041092447</text:p>
          </table:table-cell>
          <table:table-cell office:value-type="float" office:value="27.026180889" calcext:value-type="float">
            <text:p>27.026180889</text:p>
          </table:table-cell>
          <table:table-cell/>
          <table:table-cell office:value-type="float" office:value="0.018980658" calcext:value-type="float">
            <text:p>0.018980658</text:p>
          </table:table-cell>
          <table:table-cell office:value-type="float" office:value="-0.014940201" calcext:value-type="float">
            <text:p>-0.014940201</text:p>
          </table:table-cell>
          <table:table-cell office:value-type="float" office:value="-0.030283271" calcext:value-type="float">
            <text:p>-0.030283271</text:p>
          </table:table-cell>
          <table:table-cell/>
        </table:table-row>
        <table:table-row table:style-name="ro1">
          <table:table-cell office:value-type="float" office:value="0.58" calcext:value-type="float">
            <text:p>0.58</text:p>
          </table:table-cell>
          <table:table-cell table:style-name="ce1" office:value-type="string" calcext:value-type="string">
            <text:p><text:s/>2019-11-13 15:34:25</text:p>
          </table:table-cell>
          <table:table-cell office:value-type="float" office:value="27.05561" calcext:value-type="float">
            <text:p>27.05561</text:p>
          </table:table-cell>
          <table:table-cell office:value-type="float" office:value="0.58" calcext:value-type="float">
            <text:p>0.5800</text:p>
          </table:table-cell>
          <table:table-cell office:value-type="float" office:value="0.627629832" calcext:value-type="float">
            <text:p>0.627629832</text:p>
          </table:table-cell>
          <table:table-cell office:value-type="float" office:value="0.667712172" calcext:value-type="float">
            <text:p>0.667712172</text:p>
          </table:table-cell>
          <table:table-cell office:value-type="float" office:value="0.607650352" calcext:value-type="float">
            <text:p>0.607650352</text:p>
          </table:table-cell>
          <table:table-cell/>
          <table:table-cell office:value-type="float" office:value="0.005127695" calcext:value-type="float">
            <text:p>0.005127695</text:p>
          </table:table-cell>
          <table:table-cell office:value-type="float" office:value="0.005455165" calcext:value-type="float">
            <text:p>0.005455165</text:p>
          </table:table-cell>
          <table:table-cell office:value-type="float" office:value="0.004964464" calcext:value-type="float">
            <text:p>0.004964464</text:p>
          </table:table-cell>
          <table:table-cell/>
          <table:table-cell office:value-type="float" office:value="-0.000398185" calcext:value-type="float">
            <text:p>-0.000398185</text:p>
          </table:table-cell>
          <table:table-cell office:value-type="float" office:value="-0.000070715" calcext:value-type="float">
            <text:p>-7.0715E-05</text:p>
          </table:table-cell>
          <table:table-cell office:value-type="float" office:value="-0.000561416" calcext:value-type="float">
            <text:p>-0.000561416</text:p>
          </table:table-cell>
          <table:table-cell/>
          <table:table-cell office:value-type="float" office:value="27.045802911" calcext:value-type="float">
            <text:p>27.045802911</text:p>
          </table:table-cell>
          <table:table-cell office:value-type="float" office:value="27.053870424" calcext:value-type="float">
            <text:p>27.053870424</text:p>
          </table:table-cell>
          <table:table-cell office:value-type="float" office:value="27.041781551" calcext:value-type="float">
            <text:p>27.041781551</text:p>
          </table:table-cell>
          <table:table-cell/>
          <table:table-cell office:value-type="float" office:value="-0.010093443" calcext:value-type="float">
            <text:p>-0.010093443</text:p>
          </table:table-cell>
          <table:table-cell office:value-type="float" office:value="-0.001792521" calcext:value-type="float">
            <text:p>-0.001792521</text:p>
          </table:table-cell>
          <table:table-cell office:value-type="float" office:value="-0.014231158" calcext:value-type="float">
            <text:p>-0.014231158</text:p>
          </table:table-cell>
          <table:table-cell/>
        </table:table-row>
        <table:table-row table:style-name="ro1">
          <table:table-cell office:value-type="float" office:value="0.585" calcext:value-type="float">
            <text:p>0.585</text:p>
          </table:table-cell>
          <table:table-cell table:style-name="ce1" office:value-type="string" calcext:value-type="string">
            <text:p><text:s/>2019-11-13 15:34:26</text:p>
          </table:table-cell>
          <table:table-cell office:value-type="float" office:value="27.06067" calcext:value-type="float">
            <text:p>27.06067</text:p>
          </table:table-cell>
          <table:table-cell office:value-type="float" office:value="0.585" calcext:value-type="float">
            <text:p>0.5850</text:p>
          </table:table-cell>
          <table:table-cell office:value-type="float" office:value="0.746715158" calcext:value-type="float">
            <text:p>0.746715158</text:p>
          </table:table-cell>
          <table:table-cell office:value-type="float" office:value="0.729092446" calcext:value-type="float">
            <text:p>0.729092446</text:p>
          </table:table-cell>
          <table:table-cell office:value-type="float" office:value="0.507692755" calcext:value-type="float">
            <text:p>0.507692755</text:p>
          </table:table-cell>
          <table:table-cell/>
          <table:table-cell office:value-type="float" office:value="0.006100614" calcext:value-type="float">
            <text:p>0.006100614</text:p>
          </table:table-cell>
          <table:table-cell office:value-type="float" office:value="0.005956638" calcext:value-type="float">
            <text:p>0.005956638</text:p>
          </table:table-cell>
          <table:table-cell office:value-type="float" office:value="0.004147817" calcext:value-type="float">
            <text:p>0.004147817</text:p>
          </table:table-cell>
          <table:table-cell/>
          <table:table-cell office:value-type="float" office:value="0.000574734" calcext:value-type="float">
            <text:p>0.000574734</text:p>
          </table:table-cell>
          <table:table-cell office:value-type="float" office:value="0.000430758" calcext:value-type="float">
            <text:p>0.000430758</text:p>
          </table:table-cell>
          <table:table-cell office:value-type="float" office:value="-0.001378063" calcext:value-type="float">
            <text:p>-0.001378063</text:p>
          </table:table-cell>
          <table:table-cell/>
          <table:table-cell office:value-type="float" office:value="27.074825528" calcext:value-type="float">
            <text:p>27.074825528</text:p>
          </table:table-cell>
          <table:table-cell office:value-type="float" office:value="27.071278615" calcext:value-type="float">
            <text:p>27.071278615</text:p>
          </table:table-cell>
          <table:table-cell office:value-type="float" office:value="27.026716693" calcext:value-type="float">
            <text:p>27.026716693</text:p>
          </table:table-cell>
          <table:table-cell/>
          <table:table-cell office:value-type="float" office:value="0.014568444" calcext:value-type="float">
            <text:p>0.014568444</text:p>
          </table:table-cell>
          <table:table-cell office:value-type="float" office:value="0.010918921" calcext:value-type="float">
            <text:p>0.010918921</text:p>
          </table:table-cell>
          <table:table-cell office:value-type="float" office:value="-0.034932513" calcext:value-type="float">
            <text:p>-0.034932513</text:p>
          </table:table-cell>
          <table:table-cell/>
        </table:table-row>
        <table:table-row table:style-name="ro1">
          <table:table-cell office:value-type="float" office:value="0.59" calcext:value-type="float">
            <text:p>0.59</text:p>
          </table:table-cell>
          <table:table-cell table:style-name="ce1" office:value-type="string" calcext:value-type="string">
            <text:p><text:s/>2019-11-13 15:34:26</text:p>
          </table:table-cell>
          <table:table-cell office:value-type="float" office:value="27.05561" calcext:value-type="float">
            <text:p>27.05561</text:p>
          </table:table-cell>
          <table:table-cell office:value-type="float" office:value="0.59" calcext:value-type="float">
            <text:p>0.5900</text:p>
          </table:table-cell>
          <table:table-cell office:value-type="float" office:value="0.800841546" calcext:value-type="float">
            <text:p>0.800841546</text:p>
          </table:table-cell>
          <table:table-cell office:value-type="float" office:value="0.605022979" calcext:value-type="float">
            <text:p>0.605022979</text:p>
          </table:table-cell>
          <table:table-cell office:value-type="float" office:value="0.503395856" calcext:value-type="float">
            <text:p>0.503395856</text:p>
          </table:table-cell>
          <table:table-cell/>
          <table:table-cell office:value-type="float" office:value="0.006542823" calcext:value-type="float">
            <text:p>0.006542823</text:p>
          </table:table-cell>
          <table:table-cell office:value-type="float" office:value="0.004942998" calcext:value-type="float">
            <text:p>0.004942998</text:p>
          </table:table-cell>
          <table:table-cell office:value-type="float" office:value="0.004112711" calcext:value-type="float">
            <text:p>0.004112711</text:p>
          </table:table-cell>
          <table:table-cell/>
          <table:table-cell office:value-type="float" office:value="0.001016943" calcext:value-type="float">
            <text:p>0.001016943</text:p>
          </table:table-cell>
          <table:table-cell office:value-type="float" office:value="-0.000582882" calcext:value-type="float">
            <text:p>-0.000582882</text:p>
          </table:table-cell>
          <table:table-cell office:value-type="float" office:value="-0.001413169" calcext:value-type="float">
            <text:p>-0.001413169</text:p>
          </table:table-cell>
          <table:table-cell/>
          <table:table-cell office:value-type="float" office:value="27.080665433" calcext:value-type="float">
            <text:p>27.080665433</text:p>
          </table:table-cell>
          <table:table-cell office:value-type="float" office:value="27.041252726" calcext:value-type="float">
            <text:p>27.041252726</text:p>
          </table:table-cell>
          <table:table-cell office:value-type="float" office:value="27.020797545" calcext:value-type="float">
            <text:p>27.020797545</text:p>
          </table:table-cell>
          <table:table-cell/>
          <table:table-cell office:value-type="float" office:value="0.025777482" calcext:value-type="float">
            <text:p>0.025777482</text:p>
          </table:table-cell>
          <table:table-cell office:value-type="float" office:value="-0.014775284" calcext:value-type="float">
            <text:p>-0.014775284</text:p>
          </table:table-cell>
          <table:table-cell office:value-type="float" office:value="-0.035822418" calcext:value-type="float">
            <text:p>-0.035822418</text:p>
          </table:table-cell>
          <table:table-cell/>
        </table:table-row>
        <table:table-row table:style-name="ro1">
          <table:table-cell office:value-type="float" office:value="0.595" calcext:value-type="float">
            <text:p>0.595</text:p>
          </table:table-cell>
          <table:table-cell table:style-name="ce1" office:value-type="string" calcext:value-type="string">
            <text:p><text:s/>2019-11-13 15:34:26</text:p>
          </table:table-cell>
          <table:table-cell office:value-type="float" office:value="27.05561" calcext:value-type="float">
            <text:p>27.05561</text:p>
          </table:table-cell>
          <table:table-cell office:value-type="float" office:value="0.595" calcext:value-type="float">
            <text:p>0.5950</text:p>
          </table:table-cell>
          <table:table-cell office:value-type="float" office:value="0.624624565" calcext:value-type="float">
            <text:p>0.624624565</text:p>
          </table:table-cell>
          <table:table-cell office:value-type="float" office:value="0.652304369" calcext:value-type="float">
            <text:p>0.652304369</text:p>
          </table:table-cell>
          <table:table-cell office:value-type="float" office:value="0.599526834" calcext:value-type="float">
            <text:p>0.599526834</text:p>
          </table:table-cell>
          <table:table-cell/>
          <table:table-cell office:value-type="float" office:value="0.005103142" calcext:value-type="float">
            <text:p>0.005103142</text:p>
          </table:table-cell>
          <table:table-cell office:value-type="float" office:value="0.005329284" calcext:value-type="float">
            <text:p>0.005329284</text:p>
          </table:table-cell>
          <table:table-cell office:value-type="float" office:value="0.004898095" calcext:value-type="float">
            <text:p>0.004898095</text:p>
          </table:table-cell>
          <table:table-cell/>
          <table:table-cell office:value-type="float" office:value="-0.000422738" calcext:value-type="float">
            <text:p>-0.000422738</text:p>
          </table:table-cell>
          <table:table-cell office:value-type="float" office:value="-0.000196596" calcext:value-type="float">
            <text:p>-0.000196596</text:p>
          </table:table-cell>
          <table:table-cell office:value-type="float" office:value="-0.000627785" calcext:value-type="float">
            <text:p>-0.000627785</text:p>
          </table:table-cell>
          <table:table-cell/>
          <table:table-cell office:value-type="float" office:value="27.045198029" calcext:value-type="float">
            <text:p>27.045198029</text:p>
          </table:table-cell>
          <table:table-cell office:value-type="float" office:value="27.050769249" calcext:value-type="float">
            <text:p>27.050769249</text:p>
          </table:table-cell>
          <table:table-cell office:value-type="float" office:value="27.040146489" calcext:value-type="float">
            <text:p>27.040146489</text:p>
          </table:table-cell>
          <table:table-cell/>
          <table:table-cell office:value-type="float" office:value="-0.010715827" calcext:value-type="float">
            <text:p>-0.010715827</text:p>
          </table:table-cell>
          <table:table-cell office:value-type="float" office:value="-0.004983417" calcext:value-type="float">
            <text:p>-0.004983417</text:p>
          </table:table-cell>
          <table:table-cell office:value-type="float" office:value="-0.015913531" calcext:value-type="float">
            <text:p>-0.015913531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string" calcext:value-type="string">
            <text:p><text:s/>2019-11-13 15:34:26</text:p>
          </table:table-cell>
          <table:table-cell office:value-type="float" office:value="27.05561" calcext:value-type="float">
            <text:p>27.05561</text:p>
          </table:table-cell>
          <table:table-cell office:value-type="float" office:value="0.6" calcext:value-type="float">
            <text:p>0.6000</text:p>
          </table:table-cell>
          <table:table-cell office:value-type="float" office:value="0.700605595" calcext:value-type="float">
            <text:p>0.700605595</text:p>
          </table:table-cell>
          <table:table-cell office:value-type="float" office:value="0.747467965" calcext:value-type="float">
            <text:p>0.747467965</text:p>
          </table:table-cell>
          <table:table-cell office:value-type="float" office:value="0.52682108" calcext:value-type="float">
            <text:p>0.52682108</text:p>
          </table:table-cell>
          <table:table-cell/>
          <table:table-cell office:value-type="float" office:value="0.005723902" calcext:value-type="float">
            <text:p>0.005723902</text:p>
          </table:table-cell>
          <table:table-cell office:value-type="float" office:value="0.006106764" calcext:value-type="float">
            <text:p>0.006106764</text:p>
          </table:table-cell>
          <table:table-cell office:value-type="float" office:value="0.004304094" calcext:value-type="float">
            <text:p>0.004304094</text:p>
          </table:table-cell>
          <table:table-cell/>
          <table:table-cell office:value-type="float" office:value="0.000198022" calcext:value-type="float">
            <text:p>0.000198022</text:p>
          </table:table-cell>
          <table:table-cell office:value-type="float" office:value="0.000580885" calcext:value-type="float">
            <text:p>0.000580885</text:p>
          </table:table-cell>
          <table:table-cell office:value-type="float" office:value="-0.001221786" calcext:value-type="float">
            <text:p>-0.001221786</text:p>
          </table:table-cell>
          <table:table-cell/>
          <table:table-cell office:value-type="float" office:value="27.060490956" calcext:value-type="float">
            <text:p>27.060490956</text:p>
          </table:table-cell>
          <table:table-cell office:value-type="float" office:value="27.069922983" calcext:value-type="float">
            <text:p>27.069922983</text:p>
          </table:table-cell>
          <table:table-cell office:value-type="float" office:value="27.025512531" calcext:value-type="float">
            <text:p>27.025512531</text:p>
          </table:table-cell>
          <table:table-cell/>
          <table:table-cell office:value-type="float" office:value="0.005019488" calcext:value-type="float">
            <text:p>0.005019488</text:p>
          </table:table-cell>
          <table:table-cell office:value-type="float" office:value="0.014724344" calcext:value-type="float">
            <text:p>0.014724344</text:p>
          </table:table-cell>
          <table:table-cell office:value-type="float" office:value="-0.030970971" calcext:value-type="float">
            <text:p>-0.030970971</text:p>
          </table:table-cell>
          <table:table-cell/>
        </table:table-row>
        <table:table-row table:style-name="ro1">
          <table:table-cell office:value-type="float" office:value="0.605" calcext:value-type="float">
            <text:p>0.605</text:p>
          </table:table-cell>
          <table:table-cell table:style-name="ce1" office:value-type="string" calcext:value-type="string">
            <text:p><text:s/>2019-11-13 15:34:27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605" calcext:value-type="float">
            <text:p>0.6050</text:p>
          </table:table-cell>
          <table:table-cell office:value-type="float" office:value="0.707136477" calcext:value-type="float">
            <text:p>0.707136477</text:p>
          </table:table-cell>
          <table:table-cell office:value-type="float" office:value="0.74897179" calcext:value-type="float">
            <text:p>0.74897179</text:p>
          </table:table-cell>
          <table:table-cell office:value-type="float" office:value="0.522057476" calcext:value-type="float">
            <text:p>0.522057476</text:p>
          </table:table-cell>
          <table:table-cell/>
          <table:table-cell office:value-type="float" office:value="0.005777259" calcext:value-type="float">
            <text:p>0.005777259</text:p>
          </table:table-cell>
          <table:table-cell office:value-type="float" office:value="0.006119051" calcext:value-type="float">
            <text:p>0.006119051</text:p>
          </table:table-cell>
          <table:table-cell office:value-type="float" office:value="0.004265175" calcext:value-type="float">
            <text:p>0.004265175</text:p>
          </table:table-cell>
          <table:table-cell/>
          <table:table-cell office:value-type="float" office:value="0.000251379" calcext:value-type="float">
            <text:p>0.000251379</text:p>
          </table:table-cell>
          <table:table-cell office:value-type="float" office:value="0.000593171" calcext:value-type="float">
            <text:p>0.000593171</text:p>
          </table:table-cell>
          <table:table-cell office:value-type="float" office:value="-0.001260704" calcext:value-type="float">
            <text:p>-0.001260704</text:p>
          </table:table-cell>
          <table:table-cell/>
          <table:table-cell office:value-type="float" office:value="27.071913632" calcext:value-type="float">
            <text:p>27.071913632</text:p>
          </table:table-cell>
          <table:table-cell office:value-type="float" office:value="27.08033378" calcext:value-type="float">
            <text:p>27.08033378</text:p>
          </table:table-cell>
          <table:table-cell office:value-type="float" office:value="27.034662247" calcext:value-type="float">
            <text:p>27.034662247</text:p>
          </table:table-cell>
          <table:table-cell/>
          <table:table-cell office:value-type="float" office:value="0.006371993" calcext:value-type="float">
            <text:p>0.006371993</text:p>
          </table:table-cell>
          <table:table-cell office:value-type="float" office:value="0.015035773" calcext:value-type="float">
            <text:p>0.015035773</text:p>
          </table:table-cell>
          <table:table-cell office:value-type="float" office:value="-0.031957528" calcext:value-type="float">
            <text:p>-0.031957528</text:p>
          </table:table-cell>
          <table:table-cell/>
        </table:table-row>
        <table:table-row table:style-name="ro1">
          <table:table-cell office:value-type="float" office:value="0.61" calcext:value-type="float">
            <text:p>0.61</text:p>
          </table:table-cell>
          <table:table-cell table:style-name="ce1" office:value-type="string" calcext:value-type="string">
            <text:p><text:s/>2019-11-13 15:34:27</text:p>
          </table:table-cell>
          <table:table-cell office:value-type="float" office:value="27.05561" calcext:value-type="float">
            <text:p>27.05561</text:p>
          </table:table-cell>
          <table:table-cell office:value-type="float" office:value="0.61" calcext:value-type="float">
            <text:p>0.6100</text:p>
          </table:table-cell>
          <table:table-cell office:value-type="float" office:value="0.652618486" calcext:value-type="float">
            <text:p>0.652618486</text:p>
          </table:table-cell>
          <table:table-cell office:value-type="float" office:value="0.720902767" calcext:value-type="float">
            <text:p>0.720902767</text:p>
          </table:table-cell>
          <table:table-cell office:value-type="float" office:value="0.595294904" calcext:value-type="float">
            <text:p>0.595294904</text:p>
          </table:table-cell>
          <table:table-cell/>
          <table:table-cell office:value-type="float" office:value="0.00533185" calcext:value-type="float">
            <text:p>0.00533185</text:p>
          </table:table-cell>
          <table:table-cell office:value-type="float" office:value="0.005889728" calcext:value-type="float">
            <text:p>0.005889728</text:p>
          </table:table-cell>
          <table:table-cell office:value-type="float" office:value="0.00486352" calcext:value-type="float">
            <text:p>0.00486352</text:p>
          </table:table-cell>
          <table:table-cell/>
          <table:table-cell office:value-type="float" office:value="-0.00019403" calcext:value-type="float">
            <text:p>-0.00019403</text:p>
          </table:table-cell>
          <table:table-cell office:value-type="float" office:value="0.000363849" calcext:value-type="float">
            <text:p>0.000363849</text:p>
          </table:table-cell>
          <table:table-cell office:value-type="float" office:value="-0.000662359" calcext:value-type="float">
            <text:p>-0.000662359</text:p>
          </table:table-cell>
          <table:table-cell/>
          <table:table-cell office:value-type="float" office:value="27.050832472" calcext:value-type="float">
            <text:p>27.050832472</text:p>
          </table:table-cell>
          <table:table-cell office:value-type="float" office:value="27.064576194" calcext:value-type="float">
            <text:p>27.064576194</text:p>
          </table:table-cell>
          <table:table-cell office:value-type="float" office:value="27.039294706" calcext:value-type="float">
            <text:p>27.039294706</text:p>
          </table:table-cell>
          <table:table-cell/>
          <table:table-cell office:value-type="float" office:value="-0.004918364" calcext:value-type="float">
            <text:p>-0.004918364</text:p>
          </table:table-cell>
          <table:table-cell office:value-type="float" office:value="0.009222899" calcext:value-type="float">
            <text:p>0.009222899</text:p>
          </table:table-cell>
          <table:table-cell office:value-type="float" office:value="-0.016789961" calcext:value-type="float">
            <text:p>-0.016789961</text:p>
          </table:table-cell>
          <table:table-cell/>
        </table:table-row>
        <table:table-row table:style-name="ro1">
          <table:table-cell office:value-type="float" office:value="0.615" calcext:value-type="float">
            <text:p>0.615</text:p>
          </table:table-cell>
          <table:table-cell table:style-name="ce1" office:value-type="string" calcext:value-type="string">
            <text:p><text:s/>2019-11-13 15:34:27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615" calcext:value-type="float">
            <text:p>0.6150</text:p>
          </table:table-cell>
          <table:table-cell office:value-type="float" office:value="0.634177403" calcext:value-type="float">
            <text:p>0.634177403</text:p>
          </table:table-cell>
          <table:table-cell office:value-type="float" office:value="0.703881467" calcext:value-type="float">
            <text:p>0.703881467</text:p>
          </table:table-cell>
          <table:table-cell office:value-type="float" office:value="0.624569133" calcext:value-type="float">
            <text:p>0.624569133</text:p>
          </table:table-cell>
          <table:table-cell/>
          <table:table-cell office:value-type="float" office:value="0.005181188" calcext:value-type="float">
            <text:p>0.005181188</text:p>
          </table:table-cell>
          <table:table-cell office:value-type="float" office:value="0.005750666" calcext:value-type="float">
            <text:p>0.005750666</text:p>
          </table:table-cell>
          <table:table-cell office:value-type="float" office:value="0.005102689" calcext:value-type="float">
            <text:p>0.005102689</text:p>
          </table:table-cell>
          <table:table-cell/>
          <table:table-cell office:value-type="float" office:value="-0.000344692" calcext:value-type="float">
            <text:p>-0.000344692</text:p>
          </table:table-cell>
          <table:table-cell office:value-type="float" office:value="0.000224786" calcext:value-type="float">
            <text:p>0.000224786</text:p>
          </table:table-cell>
          <table:table-cell office:value-type="float" office:value="-0.000423191" calcext:value-type="float">
            <text:p>-0.000423191</text:p>
          </table:table-cell>
          <table:table-cell/>
          <table:table-cell office:value-type="float" office:value="27.057229093" calcext:value-type="float">
            <text:p>27.057229093</text:p>
          </table:table-cell>
          <table:table-cell office:value-type="float" office:value="27.071258497" calcext:value-type="float">
            <text:p>27.071258497</text:p>
          </table:table-cell>
          <table:table-cell office:value-type="float" office:value="27.055295213" calcext:value-type="float">
            <text:p>27.055295213</text:p>
          </table:table-cell>
          <table:table-cell/>
          <table:table-cell office:value-type="float" office:value="-0.008737456" calcext:value-type="float">
            <text:p>-0.008737456</text:p>
          </table:table-cell>
          <table:table-cell office:value-type="float" office:value="0.005697901" calcext:value-type="float">
            <text:p>0.005697901</text:p>
          </table:table-cell>
          <table:table-cell office:value-type="float" office:value="-0.010727307" calcext:value-type="float">
            <text:p>-0.010727307</text:p>
          </table:table-cell>
          <table:table-cell/>
        </table:table-row>
        <table:table-row table:style-name="ro1">
          <table:table-cell office:value-type="float" office:value="0.62" calcext:value-type="float">
            <text:p>0.62</text:p>
          </table:table-cell>
          <table:table-cell table:style-name="ce1" office:value-type="string" calcext:value-type="string">
            <text:p><text:s/>2019-11-13 15:34:27</text:p>
          </table:table-cell>
          <table:table-cell office:value-type="float" office:value="27.06067" calcext:value-type="float">
            <text:p>27.06067</text:p>
          </table:table-cell>
          <table:table-cell office:value-type="float" office:value="0.62" calcext:value-type="float">
            <text:p>0.6200</text:p>
          </table:table-cell>
          <table:table-cell office:value-type="float" office:value="0.626438335" calcext:value-type="float">
            <text:p>0.626438335</text:p>
          </table:table-cell>
          <table:table-cell office:value-type="float" office:value="0.658800084" calcext:value-type="float">
            <text:p>0.658800084</text:p>
          </table:table-cell>
          <table:table-cell office:value-type="float" office:value="0.607733203" calcext:value-type="float">
            <text:p>0.607733203</text:p>
          </table:table-cell>
          <table:table-cell/>
          <table:table-cell office:value-type="float" office:value="0.00511796" calcext:value-type="float">
            <text:p>0.00511796</text:p>
          </table:table-cell>
          <table:table-cell office:value-type="float" office:value="0.005382354" calcext:value-type="float">
            <text:p>0.005382354</text:p>
          </table:table-cell>
          <table:table-cell office:value-type="float" office:value="0.004965141" calcext:value-type="float">
            <text:p>0.004965141</text:p>
          </table:table-cell>
          <table:table-cell/>
          <table:table-cell office:value-type="float" office:value="-0.00040792" calcext:value-type="float">
            <text:p>-0.00040792</text:p>
          </table:table-cell>
          <table:table-cell office:value-type="float" office:value="-0.000143526" calcext:value-type="float">
            <text:p>-0.000143526</text:p>
          </table:table-cell>
          <table:table-cell office:value-type="float" office:value="-0.000560739" calcext:value-type="float">
            <text:p>-0.000560739</text:p>
          </table:table-cell>
          <table:table-cell/>
          <table:table-cell office:value-type="float" office:value="27.050617263" calcext:value-type="float">
            <text:p>27.050617263</text:p>
          </table:table-cell>
          <table:table-cell office:value-type="float" office:value="27.057130802" calcext:value-type="float">
            <text:p>27.057130802</text:p>
          </table:table-cell>
          <table:table-cell office:value-type="float" office:value="27.046852412" calcext:value-type="float">
            <text:p>27.046852412</text:p>
          </table:table-cell>
          <table:table-cell/>
          <table:table-cell office:value-type="float" office:value="-0.010340199" calcext:value-type="float">
            <text:p>-0.010340199</text:p>
          </table:table-cell>
          <table:table-cell office:value-type="float" office:value="-0.003638178" calcext:value-type="float">
            <text:p>-0.003638178</text:p>
          </table:table-cell>
          <table:table-cell office:value-type="float" office:value="-0.014214" calcext:value-type="float">
            <text:p>-0.014214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string" calcext:value-type="string">
            <text:p><text:s/>2019-11-13 15:34:28</text:p>
          </table:table-cell>
          <table:table-cell office:value-type="float" office:value="27.05561" calcext:value-type="float">
            <text:p>27.05561</text:p>
          </table:table-cell>
          <table:table-cell office:value-type="float" office:value="0.625" calcext:value-type="float">
            <text:p>0.6250</text:p>
          </table:table-cell>
          <table:table-cell office:value-type="float" office:value="0.633462147" calcext:value-type="float">
            <text:p>0.633462147</text:p>
          </table:table-cell>
          <table:table-cell office:value-type="float" office:value="0.695430719" calcext:value-type="float">
            <text:p>0.695430719</text:p>
          </table:table-cell>
          <table:table-cell office:value-type="float" office:value="0.62889047" calcext:value-type="float">
            <text:p>0.62889047</text:p>
          </table:table-cell>
          <table:table-cell/>
          <table:table-cell office:value-type="float" office:value="0.005175344" calcext:value-type="float">
            <text:p>0.005175344</text:p>
          </table:table-cell>
          <table:table-cell office:value-type="float" office:value="0.005681624" calcext:value-type="float">
            <text:p>0.005681624</text:p>
          </table:table-cell>
          <table:table-cell office:value-type="float" office:value="0.005137994" calcext:value-type="float">
            <text:p>0.005137994</text:p>
          </table:table-cell>
          <table:table-cell/>
          <table:table-cell office:value-type="float" office:value="-0.000350536" calcext:value-type="float">
            <text:p>-0.000350536</text:p>
          </table:table-cell>
          <table:table-cell office:value-type="float" office:value="0.000155744" calcext:value-type="float">
            <text:p>0.000155744</text:p>
          </table:table-cell>
          <table:table-cell office:value-type="float" office:value="-0.000387886" calcext:value-type="float">
            <text:p>-0.000387886</text:p>
          </table:table-cell>
          <table:table-cell/>
          <table:table-cell office:value-type="float" office:value="27.046976805" calcext:value-type="float">
            <text:p>27.046976805</text:p>
          </table:table-cell>
          <table:table-cell office:value-type="float" office:value="27.0594494" calcext:value-type="float">
            <text:p>27.0594494</text:p>
          </table:table-cell>
          <table:table-cell office:value-type="float" office:value="27.046056645" calcext:value-type="float">
            <text:p>27.046056645</text:p>
          </table:table-cell>
          <table:table-cell/>
          <table:table-cell office:value-type="float" office:value="-0.008885584" calcext:value-type="float">
            <text:p>-0.008885584</text:p>
          </table:table-cell>
          <table:table-cell office:value-type="float" office:value="0.003947801" calcext:value-type="float">
            <text:p>0.003947801</text:p>
          </table:table-cell>
          <table:table-cell office:value-type="float" office:value="-0.009832367" calcext:value-type="float">
            <text:p>-0.009832367</text:p>
          </table:table-cell>
          <table:table-cell/>
        </table:table-row>
        <table:table-row table:style-name="ro1">
          <table:table-cell office:value-type="float" office:value="0.63" calcext:value-type="float">
            <text:p>0.63</text:p>
          </table:table-cell>
          <table:table-cell table:style-name="ce1" office:value-type="string" calcext:value-type="string">
            <text:p><text:s/>2019-11-13 15:34:28</text:p>
          </table:table-cell>
          <table:table-cell office:value-type="float" office:value="27.06067" calcext:value-type="float">
            <text:p>27.06067</text:p>
          </table:table-cell>
          <table:table-cell office:value-type="float" office:value="0.63" calcext:value-type="float">
            <text:p>0.6300</text:p>
          </table:table-cell>
          <table:table-cell office:value-type="float" office:value="0.634365157" calcext:value-type="float">
            <text:p>0.634365157</text:p>
          </table:table-cell>
          <table:table-cell office:value-type="float" office:value="0.634095744" calcext:value-type="float">
            <text:p>0.634095744</text:p>
          </table:table-cell>
          <table:table-cell office:value-type="float" office:value="0.594780516" calcext:value-type="float">
            <text:p>0.594780516</text:p>
          </table:table-cell>
          <table:table-cell/>
          <table:table-cell office:value-type="float" office:value="0.005182722" calcext:value-type="float">
            <text:p>0.005182722</text:p>
          </table:table-cell>
          <table:table-cell office:value-type="float" office:value="0.005180521" calcext:value-type="float">
            <text:p>0.005180521</text:p>
          </table:table-cell>
          <table:table-cell office:value-type="float" office:value="0.004859318" calcext:value-type="float">
            <text:p>0.004859318</text:p>
          </table:table-cell>
          <table:table-cell/>
          <table:table-cell office:value-type="float" office:value="-0.000343158" calcext:value-type="float">
            <text:p>-0.000343158</text:p>
          </table:table-cell>
          <table:table-cell office:value-type="float" office:value="-0.000345359" calcext:value-type="float">
            <text:p>-0.000345359</text:p>
          </table:table-cell>
          <table:table-cell office:value-type="float" office:value="-0.000666562" calcext:value-type="float">
            <text:p>-0.000666562</text:p>
          </table:table-cell>
          <table:table-cell/>
          <table:table-cell office:value-type="float" office:value="27.05221272" calcext:value-type="float">
            <text:p>27.05221272</text:p>
          </table:table-cell>
          <table:table-cell office:value-type="float" office:value="27.052158494" calcext:value-type="float">
            <text:p>27.052158494</text:p>
          </table:table-cell>
          <table:table-cell office:value-type="float" office:value="27.04424537" calcext:value-type="float">
            <text:p>27.04424537</text:p>
          </table:table-cell>
          <table:table-cell/>
          <table:table-cell office:value-type="float" office:value="-0.008698573" calcext:value-type="float">
            <text:p>-0.008698573</text:p>
          </table:table-cell>
          <table:table-cell office:value-type="float" office:value="-0.008754368" calcext:value-type="float">
            <text:p>-0.008754368</text:p>
          </table:table-cell>
          <table:table-cell office:value-type="float" office:value="-0.01689649" calcext:value-type="float">
            <text:p>-0.01689649</text:p>
          </table:table-cell>
          <table:table-cell/>
        </table:table-row>
        <table:table-row table:style-name="ro1">
          <table:table-cell office:value-type="float" office:value="0.635" calcext:value-type="float">
            <text:p>0.635</text:p>
          </table:table-cell>
          <table:table-cell table:style-name="ce1" office:value-type="string" calcext:value-type="string">
            <text:p><text:s/>2019-11-13 15:34:28</text:p>
          </table:table-cell>
          <table:table-cell office:value-type="float" office:value="27.06067" calcext:value-type="float">
            <text:p>27.06067</text:p>
          </table:table-cell>
          <table:table-cell office:value-type="float" office:value="0.635" calcext:value-type="float">
            <text:p>0.6350</text:p>
          </table:table-cell>
          <table:table-cell office:value-type="float" office:value="0.640486555" calcext:value-type="float">
            <text:p>0.640486555</text:p>
          </table:table-cell>
          <table:table-cell office:value-type="float" office:value="0.714424934" calcext:value-type="float">
            <text:p>0.714424934</text:p>
          </table:table-cell>
          <table:table-cell office:value-type="float" office:value="0.613899304" calcext:value-type="float">
            <text:p>0.613899304</text:p>
          </table:table-cell>
          <table:table-cell/>
          <table:table-cell office:value-type="float" office:value="0.005232733" calcext:value-type="float">
            <text:p>0.005232733</text:p>
          </table:table-cell>
          <table:table-cell office:value-type="float" office:value="0.005836805" calcext:value-type="float">
            <text:p>0.005836805</text:p>
          </table:table-cell>
          <table:table-cell office:value-type="float" office:value="0.005015517" calcext:value-type="float">
            <text:p>0.005015517</text:p>
          </table:table-cell>
          <table:table-cell/>
          <table:table-cell office:value-type="float" office:value="-0.000293147" calcext:value-type="float">
            <text:p>-0.000293147</text:p>
          </table:table-cell>
          <table:table-cell office:value-type="float" office:value="0.000310925" calcext:value-type="float">
            <text:p>0.000310925</text:p>
          </table:table-cell>
          <table:table-cell office:value-type="float" office:value="-0.000510363" calcext:value-type="float">
            <text:p>-0.000510363</text:p>
          </table:table-cell>
          <table:table-cell/>
          <table:table-cell office:value-type="float" office:value="27.053444792" calcext:value-type="float">
            <text:p>27.053444792</text:p>
          </table:table-cell>
          <table:table-cell office:value-type="float" office:value="27.068326485" calcext:value-type="float">
            <text:p>27.068326485</text:p>
          </table:table-cell>
          <table:table-cell office:value-type="float" office:value="27.048093487" calcext:value-type="float">
            <text:p>27.048093487</text:p>
          </table:table-cell>
          <table:table-cell/>
          <table:table-cell office:value-type="float" office:value="-0.007430848" calcext:value-type="float">
            <text:p>-0.007430848</text:p>
          </table:table-cell>
          <table:table-cell office:value-type="float" office:value="0.007881384" calcext:value-type="float">
            <text:p>0.007881384</text:p>
          </table:table-cell>
          <table:table-cell office:value-type="float" office:value="-0.012937009" calcext:value-type="float">
            <text:p>-0.012937009</text:p>
          </table:table-cell>
          <table:table-cell/>
        </table:table-row>
        <table:table-row table:style-name="ro1">
          <table:table-cell office:value-type="float" office:value="0.64" calcext:value-type="float">
            <text:p>0.64</text:p>
          </table:table-cell>
          <table:table-cell table:style-name="ce1" office:value-type="string" calcext:value-type="string">
            <text:p><text:s/>2019-11-13 15:34:28</text:p>
          </table:table-cell>
          <table:table-cell office:value-type="float" office:value="27.06067" calcext:value-type="float">
            <text:p>27.06067</text:p>
          </table:table-cell>
          <table:table-cell office:value-type="float" office:value="0.64" calcext:value-type="float">
            <text:p>0.6400</text:p>
          </table:table-cell>
          <table:table-cell office:value-type="float" office:value="0.72591075" calcext:value-type="float">
            <text:p>0.72591075</text:p>
          </table:table-cell>
          <table:table-cell office:value-type="float" office:value="0.752788872" calcext:value-type="float">
            <text:p>0.752788872</text:p>
          </table:table-cell>
          <table:table-cell office:value-type="float" office:value="0.516656103" calcext:value-type="float">
            <text:p>0.516656103</text:p>
          </table:table-cell>
          <table:table-cell/>
          <table:table-cell office:value-type="float" office:value="0.005930643" calcext:value-type="float">
            <text:p>0.005930643</text:p>
          </table:table-cell>
          <table:table-cell office:value-type="float" office:value="0.006150236" calcext:value-type="float">
            <text:p>0.006150236</text:p>
          </table:table-cell>
          <table:table-cell office:value-type="float" office:value="0.004221047" calcext:value-type="float">
            <text:p>0.004221047</text:p>
          </table:table-cell>
          <table:table-cell/>
          <table:table-cell office:value-type="float" office:value="0.000404763" calcext:value-type="float">
            <text:p>0.000404763</text:p>
          </table:table-cell>
          <table:table-cell office:value-type="float" office:value="0.000624356" calcext:value-type="float">
            <text:p>0.000624356</text:p>
          </table:table-cell>
          <table:table-cell office:value-type="float" office:value="-0.001304833" calcext:value-type="float">
            <text:p>-0.001304833</text:p>
          </table:table-cell>
          <table:table-cell/>
          <table:table-cell office:value-type="float" office:value="27.070638236" calcext:value-type="float">
            <text:p>27.070638236</text:p>
          </table:table-cell>
          <table:table-cell office:value-type="float" office:value="27.076047979" calcext:value-type="float">
            <text:p>27.076047979</text:p>
          </table:table-cell>
          <table:table-cell office:value-type="float" office:value="27.028520812" calcext:value-type="float">
            <text:p>27.028520812</text:p>
          </table:table-cell>
          <table:table-cell/>
          <table:table-cell office:value-type="float" office:value="0.010260016" calcext:value-type="float">
            <text:p>0.010260016</text:p>
          </table:table-cell>
          <table:table-cell office:value-type="float" office:value="0.015826258" calcext:value-type="float">
            <text:p>0.015826258</text:p>
          </table:table-cell>
          <table:table-cell office:value-type="float" office:value="-0.033076171" calcext:value-type="float">
            <text:p>-0.033076171</text:p>
          </table:table-cell>
          <table:table-cell/>
        </table:table-row>
        <table:table-row table:style-name="ro1">
          <table:table-cell office:value-type="float" office:value="0.645" calcext:value-type="float">
            <text:p>0.645</text:p>
          </table:table-cell>
          <table:table-cell table:style-name="ce1" office:value-type="string" calcext:value-type="string">
            <text:p><text:s/>2019-11-13 15:34:29</text:p>
          </table:table-cell>
          <table:table-cell office:value-type="float" office:value="27.05056" calcext:value-type="float">
            <text:p>27.05056</text:p>
          </table:table-cell>
          <table:table-cell office:value-type="float" office:value="0.645" calcext:value-type="float">
            <text:p>0.6450</text:p>
          </table:table-cell>
          <table:table-cell office:value-type="float" office:value="0.782383178" calcext:value-type="float">
            <text:p>0.782383178</text:p>
          </table:table-cell>
          <table:table-cell office:value-type="float" office:value="0.634502844" calcext:value-type="float">
            <text:p>0.634502844</text:p>
          </table:table-cell>
          <table:table-cell office:value-type="float" office:value="0.496134221" calcext:value-type="float">
            <text:p>0.496134221</text:p>
          </table:table-cell>
          <table:table-cell/>
          <table:table-cell office:value-type="float" office:value="0.006392019" calcext:value-type="float">
            <text:p>0.006392019</text:p>
          </table:table-cell>
          <table:table-cell office:value-type="float" office:value="0.005183847" calcext:value-type="float">
            <text:p>0.005183847</text:p>
          </table:table-cell>
          <table:table-cell office:value-type="float" office:value="0.004053384" calcext:value-type="float">
            <text:p>0.004053384</text:p>
          </table:table-cell>
          <table:table-cell/>
          <table:table-cell office:value-type="float" office:value="0.00086614" calcext:value-type="float">
            <text:p>0.00086614</text:p>
          </table:table-cell>
          <table:table-cell office:value-type="float" office:value="-0.000342033" calcext:value-type="float">
            <text:p>-0.000342033</text:p>
          </table:table-cell>
          <table:table-cell office:value-type="float" office:value="-0.001472496" calcext:value-type="float">
            <text:p>-0.001472496</text:p>
          </table:table-cell>
          <table:table-cell/>
          <table:table-cell office:value-type="float" office:value="27.071896315" calcext:value-type="float">
            <text:p>27.071896315</text:p>
          </table:table-cell>
          <table:table-cell office:value-type="float" office:value="27.042132109" calcext:value-type="float">
            <text:p>27.042132109</text:p>
          </table:table-cell>
          <table:table-cell office:value-type="float" office:value="27.014281649" calcext:value-type="float">
            <text:p>27.014281649</text:p>
          </table:table-cell>
          <table:table-cell/>
          <table:table-cell office:value-type="float" office:value="0.021954955" calcext:value-type="float">
            <text:p>0.021954955</text:p>
          </table:table-cell>
          <table:table-cell office:value-type="float" office:value="-0.008670058" calcext:value-type="float">
            <text:p>-0.008670058</text:p>
          </table:table-cell>
          <table:table-cell office:value-type="float" office:value="-0.037326334" calcext:value-type="float">
            <text:p>-0.037326334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string" calcext:value-type="string">
            <text:p><text:s/>2019-11-13 15:34:29</text:p>
          </table:table-cell>
          <table:table-cell office:value-type="float" office:value="27.05056" calcext:value-type="float">
            <text:p>27.05056</text:p>
          </table:table-cell>
          <table:table-cell office:value-type="float" office:value="0.65" calcext:value-type="float">
            <text:p>0.6500</text:p>
          </table:table-cell>
          <table:table-cell office:value-type="float" office:value="0.75035581" calcext:value-type="float">
            <text:p>0.75035581</text:p>
          </table:table-cell>
          <table:table-cell office:value-type="float" office:value="0.602649522" calcext:value-type="float">
            <text:p>0.602649522</text:p>
          </table:table-cell>
          <table:table-cell office:value-type="float" office:value="0.537062947" calcext:value-type="float">
            <text:p>0.537062947</text:p>
          </table:table-cell>
          <table:table-cell/>
          <table:table-cell office:value-type="float" office:value="0.006130358" calcext:value-type="float">
            <text:p>0.006130358</text:p>
          </table:table-cell>
          <table:table-cell office:value-type="float" office:value="0.004923607" calcext:value-type="float">
            <text:p>0.004923607</text:p>
          </table:table-cell>
          <table:table-cell office:value-type="float" office:value="0.004387769" calcext:value-type="float">
            <text:p>0.004387769</text:p>
          </table:table-cell>
          <table:table-cell/>
          <table:table-cell office:value-type="float" office:value="0.000604478" calcext:value-type="float">
            <text:p>0.000604478</text:p>
          </table:table-cell>
          <table:table-cell office:value-type="float" office:value="-0.000602273" calcext:value-type="float">
            <text:p>-0.000602273</text:p>
          </table:table-cell>
          <table:table-cell office:value-type="float" office:value="-0.001138111" calcext:value-type="float">
            <text:p>-0.001138111</text:p>
          </table:table-cell>
          <table:table-cell/>
          <table:table-cell office:value-type="float" office:value="27.06545016" calcext:value-type="float">
            <text:p>27.06545016</text:p>
          </table:table-cell>
          <table:table-cell office:value-type="float" office:value="27.035720819" calcext:value-type="float">
            <text:p>27.035720819</text:p>
          </table:table-cell>
          <table:table-cell office:value-type="float" office:value="27.022519742" calcext:value-type="float">
            <text:p>27.022519742</text:p>
          </table:table-cell>
          <table:table-cell/>
          <table:table-cell office:value-type="float" office:value="0.015322392" calcext:value-type="float">
            <text:p>0.015322392</text:p>
          </table:table-cell>
          <table:table-cell office:value-type="float" office:value="-0.015266825" calcext:value-type="float">
            <text:p>-0.015266825</text:p>
          </table:table-cell>
          <table:table-cell office:value-type="float" office:value="-0.028849853" calcext:value-type="float">
            <text:p>-0.028849853</text:p>
          </table:table-cell>
          <table:table-cell/>
        </table:table-row>
        <table:table-row table:style-name="ro1">
          <table:table-cell office:value-type="float" office:value="0.655" calcext:value-type="float">
            <text:p>0.655</text:p>
          </table:table-cell>
          <table:table-cell table:style-name="ce1" office:value-type="string" calcext:value-type="string">
            <text:p><text:s/>2019-11-13 15:34:29</text:p>
          </table:table-cell>
          <table:table-cell office:value-type="float" office:value="27.05561" calcext:value-type="float">
            <text:p>27.05561</text:p>
          </table:table-cell>
          <table:table-cell office:value-type="float" office:value="0.655" calcext:value-type="float">
            <text:p>0.6550</text:p>
          </table:table-cell>
          <table:table-cell office:value-type="float" office:value="0.626447275" calcext:value-type="float">
            <text:p>0.626447275</text:p>
          </table:table-cell>
          <table:table-cell office:value-type="float" office:value="0.668221196" calcext:value-type="float">
            <text:p>0.668221196</text:p>
          </table:table-cell>
          <table:table-cell office:value-type="float" office:value="0.608722044" calcext:value-type="float">
            <text:p>0.608722044</text:p>
          </table:table-cell>
          <table:table-cell/>
          <table:table-cell office:value-type="float" office:value="0.005118033" calcext:value-type="float">
            <text:p>0.005118033</text:p>
          </table:table-cell>
          <table:table-cell office:value-type="float" office:value="0.005459323" calcext:value-type="float">
            <text:p>0.005459323</text:p>
          </table:table-cell>
          <table:table-cell office:value-type="float" office:value="0.004973219" calcext:value-type="float">
            <text:p>0.004973219</text:p>
          </table:table-cell>
          <table:table-cell/>
          <table:table-cell office:value-type="float" office:value="-0.000407847" calcext:value-type="float">
            <text:p>-0.000407847</text:p>
          </table:table-cell>
          <table:table-cell office:value-type="float" office:value="-0.000066556" calcext:value-type="float">
            <text:p>-6.6556E-05</text:p>
          </table:table-cell>
          <table:table-cell office:value-type="float" office:value="-0.000552661" calcext:value-type="float">
            <text:p>-0.000552661</text:p>
          </table:table-cell>
          <table:table-cell/>
          <table:table-cell office:value-type="float" office:value="27.045564893" calcext:value-type="float">
            <text:p>27.045564893</text:p>
          </table:table-cell>
          <table:table-cell office:value-type="float" office:value="27.053972877" calcext:value-type="float">
            <text:p>27.053972877</text:p>
          </table:table-cell>
          <table:table-cell office:value-type="float" office:value="27.041997255" calcext:value-type="float">
            <text:p>27.041997255</text:p>
          </table:table-cell>
          <table:table-cell/>
          <table:table-cell office:value-type="float" office:value="-0.010338347" calcext:value-type="float">
            <text:p>-0.010338347</text:p>
          </table:table-cell>
          <table:table-cell office:value-type="float" office:value="-0.001687104" calcext:value-type="float">
            <text:p>-0.001687104</text:p>
          </table:table-cell>
          <table:table-cell office:value-type="float" office:value="-0.014009212" calcext:value-type="float">
            <text:p>-0.014009212</text:p>
          </table:table-cell>
          <table:table-cell/>
        </table:table-row>
        <table:table-row table:style-name="ro1">
          <table:table-cell office:value-type="float" office:value="0.66" calcext:value-type="float">
            <text:p>0.66</text:p>
          </table:table-cell>
          <table:table-cell table:style-name="ce1" office:value-type="string" calcext:value-type="string">
            <text:p><text:s/>2019-11-13 15:34:29</text:p>
          </table:table-cell>
          <table:table-cell office:value-type="float" office:value="27.05561" calcext:value-type="float">
            <text:p>27.05561</text:p>
          </table:table-cell>
          <table:table-cell office:value-type="float" office:value="0.66" calcext:value-type="float">
            <text:p>0.6600</text:p>
          </table:table-cell>
          <table:table-cell office:value-type="float" office:value="0.680707178" calcext:value-type="float">
            <text:p>0.680707178</text:p>
          </table:table-cell>
          <table:table-cell office:value-type="float" office:value="0.735594122" calcext:value-type="float">
            <text:p>0.735594122</text:p>
          </table:table-cell>
          <table:table-cell office:value-type="float" office:value="0.548896855" calcext:value-type="float">
            <text:p>0.548896855</text:p>
          </table:table-cell>
          <table:table-cell/>
          <table:table-cell office:value-type="float" office:value="0.005561333" calcext:value-type="float">
            <text:p>0.005561333</text:p>
          </table:table-cell>
          <table:table-cell office:value-type="float" office:value="0.006009756" calcext:value-type="float">
            <text:p>0.006009756</text:p>
          </table:table-cell>
          <table:table-cell office:value-type="float" office:value="0.004484451" calcext:value-type="float">
            <text:p>0.004484451</text:p>
          </table:table-cell>
          <table:table-cell/>
          <table:table-cell office:value-type="float" office:value="0.000035453" calcext:value-type="float">
            <text:p>3.5453E-05</text:p>
          </table:table-cell>
          <table:table-cell office:value-type="float" office:value="0.000483876" calcext:value-type="float">
            <text:p>0.000483876</text:p>
          </table:table-cell>
          <table:table-cell office:value-type="float" office:value="-0.001041428" calcext:value-type="float">
            <text:p>-0.001041428</text:p>
          </table:table-cell>
          <table:table-cell/>
          <table:table-cell office:value-type="float" office:value="27.056485962" calcext:value-type="float">
            <text:p>27.056485962</text:p>
          </table:table-cell>
          <table:table-cell office:value-type="float" office:value="27.067533132" calcext:value-type="float">
            <text:p>27.067533132</text:p>
          </table:table-cell>
          <table:table-cell office:value-type="float" office:value="27.029955885" calcext:value-type="float">
            <text:p>27.029955885</text:p>
          </table:table-cell>
          <table:table-cell/>
          <table:table-cell office:value-type="float" office:value="0.000898635" calcext:value-type="float">
            <text:p>0.000898635</text:p>
          </table:table-cell>
          <table:table-cell office:value-type="float" office:value="0.012265368" calcext:value-type="float">
            <text:p>0.012265368</text:p>
          </table:table-cell>
          <table:table-cell office:value-type="float" office:value="-0.026399026" calcext:value-type="float">
            <text:p>-0.026399026</text:p>
          </table:table-cell>
          <table:table-cell/>
        </table:table-row>
        <table:table-row table:style-name="ro1">
          <table:table-cell office:value-type="float" office:value="0.665" calcext:value-type="float">
            <text:p>0.665</text:p>
          </table:table-cell>
          <table:table-cell table:style-name="ce1" office:value-type="string" calcext:value-type="string">
            <text:p><text:s/>2019-11-13 15:34:30</text:p>
          </table:table-cell>
          <table:table-cell office:value-type="float" office:value="27.05561" calcext:value-type="float">
            <text:p>27.05561</text:p>
          </table:table-cell>
          <table:table-cell office:value-type="float" office:value="0.665" calcext:value-type="float">
            <text:p>0.6650</text:p>
          </table:table-cell>
          <table:table-cell office:value-type="float" office:value="0.645102935" calcext:value-type="float">
            <text:p>0.645102935</text:p>
          </table:table-cell>
          <table:table-cell office:value-type="float" office:value="0.715185489" calcext:value-type="float">
            <text:p>0.715185489</text:p>
          </table:table-cell>
          <table:table-cell office:value-type="float" office:value="0.606702638" calcext:value-type="float">
            <text:p>0.606702638</text:p>
          </table:table-cell>
          <table:table-cell/>
          <table:table-cell office:value-type="float" office:value="0.005270449" calcext:value-type="float">
            <text:p>0.005270449</text:p>
          </table:table-cell>
          <table:table-cell office:value-type="float" office:value="0.005843019" calcext:value-type="float">
            <text:p>0.005843019</text:p>
          </table:table-cell>
          <table:table-cell office:value-type="float" office:value="0.004956721" calcext:value-type="float">
            <text:p>0.004956721</text:p>
          </table:table-cell>
          <table:table-cell/>
          <table:table-cell office:value-type="float" office:value="-0.000255431" calcext:value-type="float">
            <text:p>-0.000255431</text:p>
          </table:table-cell>
          <table:table-cell office:value-type="float" office:value="0.000317139" calcext:value-type="float">
            <text:p>0.000317139</text:p>
          </table:table-cell>
          <table:table-cell office:value-type="float" office:value="-0.000569159" calcext:value-type="float">
            <text:p>-0.000569159</text:p>
          </table:table-cell>
          <table:table-cell/>
          <table:table-cell office:value-type="float" office:value="27.049319791" calcext:value-type="float">
            <text:p>27.049319791</text:p>
          </table:table-cell>
          <table:table-cell office:value-type="float" office:value="27.063425471" calcext:value-type="float">
            <text:p>27.063425471</text:p>
          </table:table-cell>
          <table:table-cell office:value-type="float" office:value="27.0415908" calcext:value-type="float">
            <text:p>27.0415908</text:p>
          </table:table-cell>
          <table:table-cell/>
          <table:table-cell office:value-type="float" office:value="-0.00647481" calcext:value-type="float">
            <text:p>-0.00647481</text:p>
          </table:table-cell>
          <table:table-cell office:value-type="float" office:value="0.00803889" calcext:value-type="float">
            <text:p>0.00803889</text:p>
          </table:table-cell>
          <table:table-cell office:value-type="float" office:value="-0.014427429" calcext:value-type="float">
            <text:p>-0.014427429</text:p>
          </table:table-cell>
          <table:table-cell/>
        </table:table-row>
        <table:table-row table:style-name="ro1">
          <table:table-cell office:value-type="float" office:value="0.67" calcext:value-type="float">
            <text:p>0.67</text:p>
          </table:table-cell>
          <table:table-cell table:style-name="ce1" office:value-type="string" calcext:value-type="string">
            <text:p><text:s/>2019-11-13 15:34:30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67" calcext:value-type="float">
            <text:p>0.6700</text:p>
          </table:table-cell>
          <table:table-cell office:value-type="float" office:value="0.684060536" calcext:value-type="float">
            <text:p>0.684060536</text:p>
          </table:table-cell>
          <table:table-cell office:value-type="float" office:value="0.736777274" calcext:value-type="float">
            <text:p>0.736777274</text:p>
          </table:table-cell>
          <table:table-cell office:value-type="float" office:value="0.543085997" calcext:value-type="float">
            <text:p>0.543085997</text:p>
          </table:table-cell>
          <table:table-cell/>
          <table:table-cell office:value-type="float" office:value="0.00558873" calcext:value-type="float">
            <text:p>0.00558873</text:p>
          </table:table-cell>
          <table:table-cell office:value-type="float" office:value="0.006019422" calcext:value-type="float">
            <text:p>0.006019422</text:p>
          </table:table-cell>
          <table:table-cell office:value-type="float" office:value="0.004436977" calcext:value-type="float">
            <text:p>0.004436977</text:p>
          </table:table-cell>
          <table:table-cell/>
          <table:table-cell office:value-type="float" office:value="0.00006285" calcext:value-type="float">
            <text:p>6.285E-05</text:p>
          </table:table-cell>
          <table:table-cell office:value-type="float" office:value="0.000493542" calcext:value-type="float">
            <text:p>0.000493542</text:p>
          </table:table-cell>
          <table:table-cell office:value-type="float" office:value="-0.001088903" calcext:value-type="float">
            <text:p>-0.001088903</text:p>
          </table:table-cell>
          <table:table-cell/>
          <table:table-cell office:value-type="float" office:value="27.067269137" calcext:value-type="float">
            <text:p>27.067269137</text:p>
          </table:table-cell>
          <table:table-cell office:value-type="float" office:value="27.077879409" calcext:value-type="float">
            <text:p>27.077879409</text:p>
          </table:table-cell>
          <table:table-cell office:value-type="float" office:value="27.038894779" calcext:value-type="float">
            <text:p>27.038894779</text:p>
          </table:table-cell>
          <table:table-cell/>
          <table:table-cell office:value-type="float" office:value="0.001593098" calcext:value-type="float">
            <text:p>0.001593098</text:p>
          </table:table-cell>
          <table:table-cell office:value-type="float" office:value="0.01251039" calcext:value-type="float">
            <text:p>0.01251039</text:p>
          </table:table-cell>
          <table:table-cell office:value-type="float" office:value="-0.027602466" calcext:value-type="float">
            <text:p>-0.027602466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string" calcext:value-type="string">
            <text:p><text:s/>2019-11-13 15:34:30</text:p>
          </table:table-cell>
          <table:table-cell office:value-type="float" office:value="27.06067" calcext:value-type="float">
            <text:p>27.06067</text:p>
          </table:table-cell>
          <table:table-cell office:value-type="float" office:value="0.675" calcext:value-type="float">
            <text:p>0.6750</text:p>
          </table:table-cell>
          <table:table-cell office:value-type="float" office:value="0.697606289" calcext:value-type="float">
            <text:p>0.697606289</text:p>
          </table:table-cell>
          <table:table-cell office:value-type="float" office:value="0.743086427" calcext:value-type="float">
            <text:p>0.743086427</text:p>
          </table:table-cell>
          <table:table-cell office:value-type="float" office:value="0.530498687" calcext:value-type="float">
            <text:p>0.530498687</text:p>
          </table:table-cell>
          <table:table-cell/>
          <table:table-cell office:value-type="float" office:value="0.005699398" calcext:value-type="float">
            <text:p>0.005699398</text:p>
          </table:table-cell>
          <table:table-cell office:value-type="float" office:value="0.006070968" calcext:value-type="float">
            <text:p>0.006070968</text:p>
          </table:table-cell>
          <table:table-cell office:value-type="float" office:value="0.00433414" calcext:value-type="float">
            <text:p>0.00433414</text:p>
          </table:table-cell>
          <table:table-cell/>
          <table:table-cell office:value-type="float" office:value="0.000173518" calcext:value-type="float">
            <text:p>0.000173518</text:p>
          </table:table-cell>
          <table:table-cell office:value-type="float" office:value="0.000545088" calcext:value-type="float">
            <text:p>0.000545088</text:p>
          </table:table-cell>
          <table:table-cell office:value-type="float" office:value="-0.00119174" calcext:value-type="float">
            <text:p>-0.00119174</text:p>
          </table:table-cell>
          <table:table-cell/>
          <table:table-cell office:value-type="float" office:value="27.064941387" calcext:value-type="float">
            <text:p>27.064941387</text:p>
          </table:table-cell>
          <table:table-cell office:value-type="float" office:value="27.074095176" calcext:value-type="float">
            <text:p>27.074095176</text:p>
          </table:table-cell>
          <table:table-cell office:value-type="float" office:value="27.031307006" calcext:value-type="float">
            <text:p>27.031307006</text:p>
          </table:table-cell>
          <table:table-cell/>
          <table:table-cell office:value-type="float" office:value="0.004398349" calcext:value-type="float">
            <text:p>0.004398349</text:p>
          </table:table-cell>
          <table:table-cell office:value-type="float" office:value="0.013816964" calcext:value-type="float">
            <text:p>0.013816964</text:p>
          </table:table-cell>
          <table:table-cell office:value-type="float" office:value="-0.030209328" calcext:value-type="float">
            <text:p>-0.030209328</text:p>
          </table:table-cell>
          <table:table-cell/>
        </table:table-row>
        <table:table-row table:style-name="ro1">
          <table:table-cell office:value-type="float" office:value="0.68" calcext:value-type="float">
            <text:p>0.68</text:p>
          </table:table-cell>
          <table:table-cell table:style-name="ce1" office:value-type="string" calcext:value-type="string">
            <text:p><text:s/>2019-11-13 15:34:30</text:p>
          </table:table-cell>
          <table:table-cell office:value-type="float" office:value="27.06067" calcext:value-type="float">
            <text:p>27.06067</text:p>
          </table:table-cell>
          <table:table-cell office:value-type="float" office:value="0.68" calcext:value-type="float">
            <text:p>0.6800</text:p>
          </table:table-cell>
          <table:table-cell office:value-type="float" office:value="0.711231913" calcext:value-type="float">
            <text:p>0.711231913</text:p>
          </table:table-cell>
          <table:table-cell office:value-type="float" office:value="0.74884662" calcext:value-type="float">
            <text:p>0.74884662</text:p>
          </table:table-cell>
          <table:table-cell office:value-type="float" office:value="0.520340862" calcext:value-type="float">
            <text:p>0.520340862</text:p>
          </table:table-cell>
          <table:table-cell/>
          <table:table-cell office:value-type="float" office:value="0.005810718" calcext:value-type="float">
            <text:p>0.005810718</text:p>
          </table:table-cell>
          <table:table-cell office:value-type="float" office:value="0.006118028" calcext:value-type="float">
            <text:p>0.006118028</text:p>
          </table:table-cell>
          <table:table-cell office:value-type="float" office:value="0.004251151" calcext:value-type="float">
            <text:p>0.004251151</text:p>
          </table:table-cell>
          <table:table-cell/>
          <table:table-cell office:value-type="float" office:value="0.000284838" calcext:value-type="float">
            <text:p>0.000284838</text:p>
          </table:table-cell>
          <table:table-cell office:value-type="float" office:value="0.000592148" calcext:value-type="float">
            <text:p>0.000592148</text:p>
          </table:table-cell>
          <table:table-cell office:value-type="float" office:value="-0.001274729" calcext:value-type="float">
            <text:p>-0.001274729</text:p>
          </table:table-cell>
          <table:table-cell/>
          <table:table-cell office:value-type="float" office:value="27.067683824" calcext:value-type="float">
            <text:p>27.067683824</text:p>
          </table:table-cell>
          <table:table-cell office:value-type="float" office:value="27.075254526" calcext:value-type="float">
            <text:p>27.075254526</text:p>
          </table:table-cell>
          <table:table-cell office:value-type="float" office:value="27.02926247" calcext:value-type="float">
            <text:p>27.02926247</text:p>
          </table:table-cell>
          <table:table-cell/>
          <table:table-cell office:value-type="float" office:value="0.007220131" calcext:value-type="float">
            <text:p>0.007220131</text:p>
          </table:table-cell>
          <table:table-cell office:value-type="float" office:value="0.015009851" calcext:value-type="float">
            <text:p>0.015009851</text:p>
          </table:table-cell>
          <table:table-cell office:value-type="float" office:value="-0.032313044" calcext:value-type="float">
            <text:p>-0.032313044</text:p>
          </table:table-cell>
          <table:table-cell/>
        </table:table-row>
        <table:table-row table:style-name="ro1">
          <table:table-cell office:value-type="float" office:value="0.685" calcext:value-type="float">
            <text:p>0.685</text:p>
          </table:table-cell>
          <table:table-cell table:style-name="ce1" office:value-type="string" calcext:value-type="string">
            <text:p><text:s/>2019-11-13 15:34:31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685" calcext:value-type="float">
            <text:p>0.6850</text:p>
          </table:table-cell>
          <table:table-cell office:value-type="float" office:value="0.71819612" calcext:value-type="float">
            <text:p>0.71819612</text:p>
          </table:table-cell>
          <table:table-cell office:value-type="float" office:value="0.754910797" calcext:value-type="float">
            <text:p>0.754910797</text:p>
          </table:table-cell>
          <table:table-cell office:value-type="float" office:value="0.516834917" calcext:value-type="float">
            <text:p>0.516834917</text:p>
          </table:table-cell>
          <table:table-cell/>
          <table:table-cell office:value-type="float" office:value="0.005867615" calcext:value-type="float">
            <text:p>0.005867615</text:p>
          </table:table-cell>
          <table:table-cell office:value-type="float" office:value="0.006167572" calcext:value-type="float">
            <text:p>0.006167572</text:p>
          </table:table-cell>
          <table:table-cell office:value-type="float" office:value="0.004222507" calcext:value-type="float">
            <text:p>0.004222507</text:p>
          </table:table-cell>
          <table:table-cell/>
          <table:table-cell office:value-type="float" office:value="0.000341735" calcext:value-type="float">
            <text:p>0.000341735</text:p>
          </table:table-cell>
          <table:table-cell office:value-type="float" office:value="0.000641692" calcext:value-type="float">
            <text:p>0.000641692</text:p>
          </table:table-cell>
          <table:table-cell office:value-type="float" office:value="-0.001303372" calcext:value-type="float">
            <text:p>-0.001303372</text:p>
          </table:table-cell>
          <table:table-cell/>
          <table:table-cell office:value-type="float" office:value="27.0741396" calcext:value-type="float">
            <text:p>27.0741396</text:p>
          </table:table-cell>
          <table:table-cell office:value-type="float" office:value="27.081529112" calcext:value-type="float">
            <text:p>27.081529112</text:p>
          </table:table-cell>
          <table:table-cell office:value-type="float" office:value="27.033611069" calcext:value-type="float">
            <text:p>27.033611069</text:p>
          </table:table-cell>
          <table:table-cell/>
          <table:table-cell office:value-type="float" office:value="0.008662371" calcext:value-type="float">
            <text:p>0.008662371</text:p>
          </table:table-cell>
          <table:table-cell office:value-type="float" office:value="0.01626569" calcext:value-type="float">
            <text:p>0.01626569</text:p>
          </table:table-cell>
          <table:table-cell office:value-type="float" office:value="-0.033039138" calcext:value-type="float">
            <text:p>-0.033039138</text:p>
          </table:table-cell>
          <table:table-cell/>
        </table:table-row>
        <table:table-row table:style-name="ro1">
          <table:table-cell office:value-type="float" office:value="0.69" calcext:value-type="float">
            <text:p>0.69</text:p>
          </table:table-cell>
          <table:table-cell table:style-name="ce1" office:value-type="string" calcext:value-type="string">
            <text:p><text:s/>2019-11-13 15:34:31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69" calcext:value-type="float">
            <text:p>0.6900</text:p>
          </table:table-cell>
          <table:table-cell office:value-type="float" office:value="0.708159889" calcext:value-type="float">
            <text:p>0.708159889</text:p>
          </table:table-cell>
          <table:table-cell office:value-type="float" office:value="0.747519821" calcext:value-type="float">
            <text:p>0.747519821</text:p>
          </table:table-cell>
          <table:table-cell office:value-type="float" office:value="0.522584381" calcext:value-type="float">
            <text:p>0.522584381</text:p>
          </table:table-cell>
          <table:table-cell/>
          <table:table-cell office:value-type="float" office:value="0.00578562" calcext:value-type="float">
            <text:p>0.00578562</text:p>
          </table:table-cell>
          <table:table-cell office:value-type="float" office:value="0.006107188" calcext:value-type="float">
            <text:p>0.006107188</text:p>
          </table:table-cell>
          <table:table-cell office:value-type="float" office:value="0.00426948" calcext:value-type="float">
            <text:p>0.00426948</text:p>
          </table:table-cell>
          <table:table-cell/>
          <table:table-cell office:value-type="float" office:value="0.00025974" calcext:value-type="float">
            <text:p>0.00025974</text:p>
          </table:table-cell>
          <table:table-cell office:value-type="float" office:value="0.000581308" calcext:value-type="float">
            <text:p>0.000581308</text:p>
          </table:table-cell>
          <table:table-cell office:value-type="float" office:value="-0.0012564" calcext:value-type="float">
            <text:p>-0.0012564</text:p>
          </table:table-cell>
          <table:table-cell/>
          <table:table-cell office:value-type="float" office:value="27.072119614" calcext:value-type="float">
            <text:p>27.072119614</text:p>
          </table:table-cell>
          <table:table-cell office:value-type="float" office:value="27.080041544" calcext:value-type="float">
            <text:p>27.080041544</text:p>
          </table:table-cell>
          <table:table-cell office:value-type="float" office:value="27.0347683" calcext:value-type="float">
            <text:p>27.0347683</text:p>
          </table:table-cell>
          <table:table-cell/>
          <table:table-cell office:value-type="float" office:value="0.006583935" calcext:value-type="float">
            <text:p>0.006583935</text:p>
          </table:table-cell>
          <table:table-cell office:value-type="float" office:value="0.014735083" calcext:value-type="float">
            <text:p>0.014735083</text:p>
          </table:table-cell>
          <table:table-cell office:value-type="float" office:value="-0.031848404" calcext:value-type="float">
            <text:p>-0.031848404</text:p>
          </table:table-cell>
          <table:table-cell/>
        </table:table-row>
        <table:table-row table:style-name="ro1">
          <table:table-cell office:value-type="float" office:value="0.695" calcext:value-type="float">
            <text:p>0.695</text:p>
          </table:table-cell>
          <table:table-cell table:style-name="ce1" office:value-type="string" calcext:value-type="string">
            <text:p><text:s/>2019-11-13 15:34:31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695" calcext:value-type="float">
            <text:p>0.6950</text:p>
          </table:table-cell>
          <table:table-cell office:value-type="float" office:value="0.652024824" calcext:value-type="float">
            <text:p>0.652024824</text:p>
          </table:table-cell>
          <table:table-cell office:value-type="float" office:value="0.720349636" calcext:value-type="float">
            <text:p>0.720349636</text:p>
          </table:table-cell>
          <table:table-cell office:value-type="float" office:value="0.595598292" calcext:value-type="float">
            <text:p>0.595598292</text:p>
          </table:table-cell>
          <table:table-cell/>
          <table:table-cell office:value-type="float" office:value="0.005327" calcext:value-type="float">
            <text:p>0.005327</text:p>
          </table:table-cell>
          <table:table-cell office:value-type="float" office:value="0.005885209" calcext:value-type="float">
            <text:p>0.005885209</text:p>
          </table:table-cell>
          <table:table-cell office:value-type="float" office:value="0.004865999" calcext:value-type="float">
            <text:p>0.004865999</text:p>
          </table:table-cell>
          <table:table-cell/>
          <table:table-cell office:value-type="float" office:value="-0.00019888" calcext:value-type="float">
            <text:p>-0.00019888</text:p>
          </table:table-cell>
          <table:table-cell office:value-type="float" office:value="0.00035933" calcext:value-type="float">
            <text:p>0.00035933</text:p>
          </table:table-cell>
          <table:table-cell office:value-type="float" office:value="-0.000659881" calcext:value-type="float">
            <text:p>-0.000659881</text:p>
          </table:table-cell>
          <table:table-cell/>
          <table:table-cell office:value-type="float" office:value="27.060821277" calcext:value-type="float">
            <text:p>27.060821277</text:p>
          </table:table-cell>
          <table:table-cell office:value-type="float" office:value="27.074573037" calcext:value-type="float">
            <text:p>27.074573037</text:p>
          </table:table-cell>
          <table:table-cell office:value-type="float" office:value="27.049464164" calcext:value-type="float">
            <text:p>27.049464164</text:p>
          </table:table-cell>
          <table:table-cell/>
          <table:table-cell office:value-type="float" office:value="-0.00504131" calcext:value-type="float">
            <text:p>-0.00504131</text:p>
          </table:table-cell>
          <table:table-cell office:value-type="float" office:value="0.009108349" calcext:value-type="float">
            <text:p>0.009108349</text:p>
          </table:table-cell>
          <table:table-cell office:value-type="float" office:value="-0.016727129" calcext:value-type="float">
            <text:p>-0.016727129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string" calcext:value-type="string">
            <text:p><text:s/>2019-11-13 15:34:31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7" calcext:value-type="float">
            <text:p>0.7000</text:p>
          </table:table-cell>
          <table:table-cell office:value-type="float" office:value="0.766301842" calcext:value-type="float">
            <text:p>0.766301842</text:p>
          </table:table-cell>
          <table:table-cell office:value-type="float" office:value="0.688353859" calcext:value-type="float">
            <text:p>0.688353859</text:p>
          </table:table-cell>
          <table:table-cell office:value-type="float" office:value="0.503891767" calcext:value-type="float">
            <text:p>0.503891767</text:p>
          </table:table-cell>
          <table:table-cell/>
          <table:table-cell office:value-type="float" office:value="0.006260636" calcext:value-type="float">
            <text:p>0.006260636</text:p>
          </table:table-cell>
          <table:table-cell office:value-type="float" office:value="0.005623806" calcext:value-type="float">
            <text:p>0.005623806</text:p>
          </table:table-cell>
          <table:table-cell office:value-type="float" office:value="0.004116763" calcext:value-type="float">
            <text:p>0.004116763</text:p>
          </table:table-cell>
          <table:table-cell/>
          <table:table-cell office:value-type="float" office:value="0.000734756" calcext:value-type="float">
            <text:p>0.000734756</text:p>
          </table:table-cell>
          <table:table-cell office:value-type="float" office:value="0.000097926" calcext:value-type="float">
            <text:p>9.7926E-05</text:p>
          </table:table-cell>
          <table:table-cell office:value-type="float" office:value="-0.001409117" calcext:value-type="float">
            <text:p>-0.001409117</text:p>
          </table:table-cell>
          <table:table-cell/>
          <table:table-cell office:value-type="float" office:value="27.083821762" calcext:value-type="float">
            <text:p>27.083821762</text:p>
          </table:table-cell>
          <table:table-cell office:value-type="float" office:value="27.068133255" calcext:value-type="float">
            <text:p>27.068133255</text:p>
          </table:table-cell>
          <table:table-cell office:value-type="float" office:value="27.031005917" calcext:value-type="float">
            <text:p>27.031005917</text:p>
          </table:table-cell>
          <table:table-cell/>
          <table:table-cell office:value-type="float" office:value="0.01862467" calcext:value-type="float">
            <text:p>0.01862467</text:p>
          </table:table-cell>
          <table:table-cell office:value-type="float" office:value="0.002482223" calcext:value-type="float">
            <text:p>0.002482223</text:p>
          </table:table-cell>
          <table:table-cell office:value-type="float" office:value="-0.035719713" calcext:value-type="float">
            <text:p>-0.035719713</text:p>
          </table:table-cell>
          <table:table-cell/>
        </table:table-row>
        <table:table-row table:style-name="ro1">
          <table:table-cell office:value-type="float" office:value="0.705" calcext:value-type="float">
            <text:p>0.705</text:p>
          </table:table-cell>
          <table:table-cell table:style-name="ce1" office:value-type="string" calcext:value-type="string">
            <text:p><text:s/>2019-11-13 15:34:32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705" calcext:value-type="float">
            <text:p>0.7050</text:p>
          </table:table-cell>
          <table:table-cell office:value-type="float" office:value="0.706350888" calcext:value-type="float">
            <text:p>0.706350888</text:p>
          </table:table-cell>
          <table:table-cell office:value-type="float" office:value="0.606954766" calcext:value-type="float">
            <text:p>0.606954766</text:p>
          </table:table-cell>
          <table:table-cell office:value-type="float" office:value="0.557169981" calcext:value-type="float">
            <text:p>0.557169981</text:p>
          </table:table-cell>
          <table:table-cell/>
          <table:table-cell office:value-type="float" office:value="0.005770841" calcext:value-type="float">
            <text:p>0.005770841</text:p>
          </table:table-cell>
          <table:table-cell office:value-type="float" office:value="0.004958781" calcext:value-type="float">
            <text:p>0.004958781</text:p>
          </table:table-cell>
          <table:table-cell office:value-type="float" office:value="0.004552042" calcext:value-type="float">
            <text:p>0.004552042</text:p>
          </table:table-cell>
          <table:table-cell/>
          <table:table-cell office:value-type="float" office:value="0.000244961" calcext:value-type="float">
            <text:p>0.000244961</text:p>
          </table:table-cell>
          <table:table-cell office:value-type="float" office:value="-0.000567099" calcext:value-type="float">
            <text:p>-0.000567099</text:p>
          </table:table-cell>
          <table:table-cell office:value-type="float" office:value="-0.000973838" calcext:value-type="float">
            <text:p>-0.000973838</text:p>
          </table:table-cell>
          <table:table-cell/>
          <table:table-cell office:value-type="float" office:value="27.071755517" calcext:value-type="float">
            <text:p>27.071755517</text:p>
          </table:table-cell>
          <table:table-cell office:value-type="float" office:value="27.051749919" calcext:value-type="float">
            <text:p>27.051749919</text:p>
          </table:table-cell>
          <table:table-cell office:value-type="float" office:value="27.041729535" calcext:value-type="float">
            <text:p>27.041729535</text:p>
          </table:table-cell>
          <table:table-cell/>
          <table:table-cell office:value-type="float" office:value="0.006209302" calcext:value-type="float">
            <text:p>0.006209302</text:p>
          </table:table-cell>
          <table:table-cell office:value-type="float" office:value="-0.014375214" calcext:value-type="float">
            <text:p>-0.014375214</text:p>
          </table:table-cell>
          <table:table-cell office:value-type="float" office:value="-0.024685648" calcext:value-type="float">
            <text:p>-0.024685648</text:p>
          </table:table-cell>
          <table:table-cell/>
        </table:table-row>
        <table:table-row table:style-name="ro1">
          <table:table-cell office:value-type="float" office:value="0.71" calcext:value-type="float">
            <text:p>0.71</text:p>
          </table:table-cell>
          <table:table-cell table:style-name="ce1" office:value-type="string" calcext:value-type="string">
            <text:p><text:s/>2019-11-13 15:34:32</text:p>
          </table:table-cell>
          <table:table-cell office:value-type="float" office:value="27.06067" calcext:value-type="float">
            <text:p>27.06067</text:p>
          </table:table-cell>
          <table:table-cell office:value-type="float" office:value="0.71" calcext:value-type="float">
            <text:p>0.7100</text:p>
          </table:table-cell>
          <table:table-cell office:value-type="float" office:value="0.656901676" calcext:value-type="float">
            <text:p>0.656901676</text:p>
          </table:table-cell>
          <table:table-cell office:value-type="float" office:value="0.722502556" calcext:value-type="float">
            <text:p>0.722502556</text:p>
          </table:table-cell>
          <table:table-cell office:value-type="float" office:value="0.592261027" calcext:value-type="float">
            <text:p>0.592261027</text:p>
          </table:table-cell>
          <table:table-cell/>
          <table:table-cell office:value-type="float" office:value="0.005366844" calcext:value-type="float">
            <text:p>0.005366844</text:p>
          </table:table-cell>
          <table:table-cell office:value-type="float" office:value="0.005902799" calcext:value-type="float">
            <text:p>0.005902799</text:p>
          </table:table-cell>
          <table:table-cell office:value-type="float" office:value="0.004838734" calcext:value-type="float">
            <text:p>0.004838734</text:p>
          </table:table-cell>
          <table:table-cell/>
          <table:table-cell office:value-type="float" office:value="-0.000159036" calcext:value-type="float">
            <text:p>-0.000159036</text:p>
          </table:table-cell>
          <table:table-cell office:value-type="float" office:value="0.000376919" calcext:value-type="float">
            <text:p>0.000376919</text:p>
          </table:table-cell>
          <table:table-cell office:value-type="float" office:value="-0.000687146" calcext:value-type="float">
            <text:p>-0.000687146</text:p>
          </table:table-cell>
          <table:table-cell/>
          <table:table-cell office:value-type="float" office:value="27.056748706" calcext:value-type="float">
            <text:p>27.056748706</text:p>
          </table:table-cell>
          <table:table-cell office:value-type="float" office:value="27.069952269" calcext:value-type="float">
            <text:p>27.069952269</text:p>
          </table:table-cell>
          <table:table-cell office:value-type="float" office:value="27.043738261" calcext:value-type="float">
            <text:p>27.043738261</text:p>
          </table:table-cell>
          <table:table-cell/>
          <table:table-cell office:value-type="float" office:value="-0.004031331" calcext:value-type="float">
            <text:p>-0.004031331</text:p>
          </table:table-cell>
          <table:table-cell office:value-type="float" office:value="0.009554204" calcext:value-type="float">
            <text:p>0.009554204</text:p>
          </table:table-cell>
          <table:table-cell office:value-type="float" office:value="-0.017418275" calcext:value-type="float">
            <text:p>-0.017418275</text:p>
          </table:table-cell>
          <table:table-cell/>
        </table:table-row>
        <table:table-row table:style-name="ro1">
          <table:table-cell office:value-type="float" office:value="0.715" calcext:value-type="float">
            <text:p>0.715</text:p>
          </table:table-cell>
          <table:table-cell table:style-name="ce1" office:value-type="string" calcext:value-type="string">
            <text:p><text:s/>2019-11-13 15:34:32</text:p>
          </table:table-cell>
          <table:table-cell office:value-type="float" office:value="27.06067" calcext:value-type="float">
            <text:p>27.06067</text:p>
          </table:table-cell>
          <table:table-cell office:value-type="float" office:value="0.715" calcext:value-type="float">
            <text:p>0.7150</text:p>
          </table:table-cell>
          <table:table-cell office:value-type="float" office:value="0.760867686" calcext:value-type="float">
            <text:p>0.760867686</text:p>
          </table:table-cell>
          <table:table-cell office:value-type="float" office:value="0.708426918" calcext:value-type="float">
            <text:p>0.708426918</text:p>
          </table:table-cell>
          <table:table-cell office:value-type="float" office:value="0.505731762" calcext:value-type="float">
            <text:p>0.505731762</text:p>
          </table:table-cell>
          <table:table-cell/>
          <table:table-cell office:value-type="float" office:value="0.006216239" calcext:value-type="float">
            <text:p>0.006216239</text:p>
          </table:table-cell>
          <table:table-cell office:value-type="float" office:value="0.005787802" calcext:value-type="float">
            <text:p>0.005787802</text:p>
          </table:table-cell>
          <table:table-cell office:value-type="float" office:value="0.004131795" calcext:value-type="float">
            <text:p>0.004131795</text:p>
          </table:table-cell>
          <table:table-cell/>
          <table:table-cell office:value-type="float" office:value="0.000690359" calcext:value-type="float">
            <text:p>0.000690359</text:p>
          </table:table-cell>
          <table:table-cell office:value-type="float" office:value="0.000261922" calcext:value-type="float">
            <text:p>0.000261922</text:p>
          </table:table-cell>
          <table:table-cell office:value-type="float" office:value="-0.001394084" calcext:value-type="float">
            <text:p>-0.001394084</text:p>
          </table:table-cell>
          <table:table-cell/>
          <table:table-cell office:value-type="float" office:value="27.077673992" calcext:value-type="float">
            <text:p>27.077673992</text:p>
          </table:table-cell>
          <table:table-cell office:value-type="float" office:value="27.067119262" calcext:value-type="float">
            <text:p>27.067119262</text:p>
          </table:table-cell>
          <table:table-cell office:value-type="float" office:value="27.026321989" calcext:value-type="float">
            <text:p>27.026321989</text:p>
          </table:table-cell>
          <table:table-cell/>
          <table:table-cell office:value-type="float" office:value="0.017499307" calcext:value-type="float">
            <text:p>0.017499307</text:p>
          </table:table-cell>
          <table:table-cell office:value-type="float" office:value="0.006639235" calcext:value-type="float">
            <text:p>0.006639235</text:p>
          </table:table-cell>
          <table:table-cell office:value-type="float" office:value="-0.035338643" calcext:value-type="float">
            <text:p>-0.035338643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table:style-name="ce1" office:value-type="string" calcext:value-type="string">
            <text:p><text:s/>2019-11-13 15:34:32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72" calcext:value-type="float">
            <text:p>0.7200</text:p>
          </table:table-cell>
          <table:table-cell office:value-type="float" office:value="0.768536421" calcext:value-type="float">
            <text:p>0.768536421</text:p>
          </table:table-cell>
          <table:table-cell office:value-type="float" office:value="0.599920821" calcext:value-type="float">
            <text:p>0.599920821</text:p>
          </table:table-cell>
          <table:table-cell office:value-type="float" office:value="0.537598793" calcext:value-type="float">
            <text:p>0.537598793</text:p>
          </table:table-cell>
          <table:table-cell/>
          <table:table-cell office:value-type="float" office:value="0.006278892" calcext:value-type="float">
            <text:p>0.006278892</text:p>
          </table:table-cell>
          <table:table-cell office:value-type="float" office:value="0.004901314" calcext:value-type="float">
            <text:p>0.004901314</text:p>
          </table:table-cell>
          <table:table-cell office:value-type="float" office:value="0.004392147" calcext:value-type="float">
            <text:p>0.004392147</text:p>
          </table:table-cell>
          <table:table-cell/>
          <table:table-cell office:value-type="float" office:value="0.000753012" calcext:value-type="float">
            <text:p>0.000753012</text:p>
          </table:table-cell>
          <table:table-cell office:value-type="float" office:value="-0.000624566" calcext:value-type="float">
            <text:p>-0.000624566</text:p>
          </table:table-cell>
          <table:table-cell office:value-type="float" office:value="-0.001133733" calcext:value-type="float">
            <text:p>-0.001133733</text:p>
          </table:table-cell>
          <table:table-cell/>
          <table:table-cell office:value-type="float" office:value="27.08427151" calcext:value-type="float">
            <text:p>27.08427151</text:p>
          </table:table-cell>
          <table:table-cell office:value-type="float" office:value="27.050334174" calcext:value-type="float">
            <text:p>27.050334174</text:p>
          </table:table-cell>
          <table:table-cell office:value-type="float" office:value="27.037790339" calcext:value-type="float">
            <text:p>27.037790339</text:p>
          </table:table-cell>
          <table:table-cell/>
          <table:table-cell office:value-type="float" office:value="0.01908743" calcext:value-type="float">
            <text:p>0.01908743</text:p>
          </table:table-cell>
          <table:table-cell office:value-type="float" office:value="-0.015831937" calcext:value-type="float">
            <text:p>-0.015831937</text:p>
          </table:table-cell>
          <table:table-cell office:value-type="float" office:value="-0.028738878" calcext:value-type="float">
            <text:p>-0.028738878</text:p>
          </table:table-cell>
          <table:table-cell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string" calcext:value-type="string">
            <text:p><text:s/>2019-11-13 15:34:32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725" calcext:value-type="float">
            <text:p>0.7250</text:p>
          </table:table-cell>
          <table:table-cell office:value-type="float" office:value="0.796564912" calcext:value-type="float">
            <text:p>0.796564912</text:p>
          </table:table-cell>
          <table:table-cell office:value-type="float" office:value="0.604810787" calcext:value-type="float">
            <text:p>0.604810787</text:p>
          </table:table-cell>
          <table:table-cell office:value-type="float" office:value="0.51413125" calcext:value-type="float">
            <text:p>0.51413125</text:p>
          </table:table-cell>
          <table:table-cell/>
          <table:table-cell office:value-type="float" office:value="0.006507883" calcext:value-type="float">
            <text:p>0.006507883</text:p>
          </table:table-cell>
          <table:table-cell office:value-type="float" office:value="0.004941265" calcext:value-type="float">
            <text:p>0.004941265</text:p>
          </table:table-cell>
          <table:table-cell office:value-type="float" office:value="0.004200419" calcext:value-type="float">
            <text:p>0.004200419</text:p>
          </table:table-cell>
          <table:table-cell/>
          <table:table-cell office:value-type="float" office:value="0.000982003" calcext:value-type="float">
            <text:p>0.000982003</text:p>
          </table:table-cell>
          <table:table-cell office:value-type="float" office:value="-0.000584615" calcext:value-type="float">
            <text:p>-0.000584615</text:p>
          </table:table-cell>
          <table:table-cell office:value-type="float" office:value="-0.001325461" calcext:value-type="float">
            <text:p>-0.001325461</text:p>
          </table:table-cell>
          <table:table-cell/>
          <table:table-cell office:value-type="float" office:value="27.08991272" calcext:value-type="float">
            <text:p>27.08991272</text:p>
          </table:table-cell>
          <table:table-cell office:value-type="float" office:value="27.051318394" calcext:value-type="float">
            <text:p>27.051318394</text:p>
          </table:table-cell>
          <table:table-cell office:value-type="float" office:value="27.033066885" calcext:value-type="float">
            <text:p>27.033066885</text:p>
          </table:table-cell>
          <table:table-cell/>
          <table:table-cell office:value-type="float" office:value="0.02489184" calcext:value-type="float">
            <text:p>0.02489184</text:p>
          </table:table-cell>
          <table:table-cell office:value-type="float" office:value="-0.014819229" calcext:value-type="float">
            <text:p>-0.014819229</text:p>
          </table:table-cell>
          <table:table-cell office:value-type="float" office:value="-0.033599077" calcext:value-type="float">
            <text:p>-0.033599077</text:p>
          </table:table-cell>
          <table:table-cell/>
        </table:table-row>
        <table:table-row table:style-name="ro1">
          <table:table-cell office:value-type="float" office:value="0.73" calcext:value-type="float">
            <text:p>0.73</text:p>
          </table:table-cell>
          <table:table-cell table:style-name="ce1" office:value-type="string" calcext:value-type="string">
            <text:p><text:s/>2019-11-13 15:34:33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73" calcext:value-type="float">
            <text:p>0.7300</text:p>
          </table:table-cell>
          <table:table-cell office:value-type="float" office:value="0.801599121" calcext:value-type="float">
            <text:p>0.801599121</text:p>
          </table:table-cell>
          <table:table-cell office:value-type="float" office:value="0.602083874" calcext:value-type="float">
            <text:p>0.602083874</text:p>
          </table:table-cell>
          <table:table-cell office:value-type="float" office:value="0.508746565" calcext:value-type="float">
            <text:p>0.508746565</text:p>
          </table:table-cell>
          <table:table-cell/>
          <table:table-cell office:value-type="float" office:value="0.006549012" calcext:value-type="float">
            <text:p>0.006549012</text:p>
          </table:table-cell>
          <table:table-cell office:value-type="float" office:value="0.004918986" calcext:value-type="float">
            <text:p>0.004918986</text:p>
          </table:table-cell>
          <table:table-cell office:value-type="float" office:value="0.004156426" calcext:value-type="float">
            <text:p>0.004156426</text:p>
          </table:table-cell>
          <table:table-cell/>
          <table:table-cell office:value-type="float" office:value="0.001023133" calcext:value-type="float">
            <text:p>0.001023133</text:p>
          </table:table-cell>
          <table:table-cell office:value-type="float" office:value="-0.000606894" calcext:value-type="float">
            <text:p>-0.000606894</text:p>
          </table:table-cell>
          <table:table-cell office:value-type="float" office:value="-0.001369454" calcext:value-type="float">
            <text:p>-0.001369454</text:p>
          </table:table-cell>
          <table:table-cell/>
          <table:table-cell office:value-type="float" office:value="27.090925937" calcext:value-type="float">
            <text:p>27.090925937</text:p>
          </table:table-cell>
          <table:table-cell office:value-type="float" office:value="27.050769539" calcext:value-type="float">
            <text:p>27.050769539</text:p>
          </table:table-cell>
          <table:table-cell office:value-type="float" office:value="27.031983075" calcext:value-type="float">
            <text:p>27.031983075</text:p>
          </table:table-cell>
          <table:table-cell/>
          <table:table-cell office:value-type="float" office:value="0.025934368" calcext:value-type="float">
            <text:p>0.025934368</text:p>
          </table:table-cell>
          <table:table-cell office:value-type="float" office:value="-0.01538397" calcext:value-type="float">
            <text:p>-0.01538397</text:p>
          </table:table-cell>
          <table:table-cell office:value-type="float" office:value="-0.034714265" calcext:value-type="float">
            <text:p>-0.034714265</text:p>
          </table:table-cell>
          <table:table-cell/>
        </table:table-row>
        <table:table-row table:style-name="ro1">
          <table:table-cell office:value-type="float" office:value="0.735" calcext:value-type="float">
            <text:p>0.735</text:p>
          </table:table-cell>
          <table:table-cell table:style-name="ce1" office:value-type="string" calcext:value-type="string">
            <text:p><text:s/>2019-11-13 15:34:33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735" calcext:value-type="float">
            <text:p>0.7350</text:p>
          </table:table-cell>
          <table:table-cell office:value-type="float" office:value="0.794686174" calcext:value-type="float">
            <text:p>0.794686174</text:p>
          </table:table-cell>
          <table:table-cell office:value-type="float" office:value="0.607959105" calcext:value-type="float">
            <text:p>0.607959105</text:p>
          </table:table-cell>
          <table:table-cell office:value-type="float" office:value="0.496677816" calcext:value-type="float">
            <text:p>0.496677816</text:p>
          </table:table-cell>
          <table:table-cell/>
          <table:table-cell office:value-type="float" office:value="0.006492534" calcext:value-type="float">
            <text:p>0.006492534</text:p>
          </table:table-cell>
          <table:table-cell office:value-type="float" office:value="0.004966986" calcext:value-type="float">
            <text:p>0.004966986</text:p>
          </table:table-cell>
          <table:table-cell office:value-type="float" office:value="0.004057825" calcext:value-type="float">
            <text:p>0.004057825</text:p>
          </table:table-cell>
          <table:table-cell/>
          <table:table-cell office:value-type="float" office:value="0.000966654" calcext:value-type="float">
            <text:p>0.000966654</text:p>
          </table:table-cell>
          <table:table-cell office:value-type="float" office:value="-0.000558894" calcext:value-type="float">
            <text:p>-0.000558894</text:p>
          </table:table-cell>
          <table:table-cell office:value-type="float" office:value="-0.001468055" calcext:value-type="float">
            <text:p>-0.001468055</text:p>
          </table:table-cell>
          <table:table-cell/>
          <table:table-cell office:value-type="float" office:value="27.089534593" calcext:value-type="float">
            <text:p>27.089534593</text:p>
          </table:table-cell>
          <table:table-cell office:value-type="float" office:value="27.051952066" calcext:value-type="float">
            <text:p>27.051952066</text:p>
          </table:table-cell>
          <table:table-cell office:value-type="float" office:value="27.029553915" calcext:value-type="float">
            <text:p>27.029553915</text:p>
          </table:table-cell>
          <table:table-cell/>
          <table:table-cell office:value-type="float" office:value="0.024502774" calcext:value-type="float">
            <text:p>0.024502774</text:p>
          </table:table-cell>
          <table:table-cell office:value-type="float" office:value="-0.014167216" calcext:value-type="float">
            <text:p>-0.014167216</text:p>
          </table:table-cell>
          <table:table-cell office:value-type="float" office:value="-0.037213754" calcext:value-type="float">
            <text:p>-0.037213754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table:style-name="ce1" office:value-type="string" calcext:value-type="string">
            <text:p><text:s/>2019-11-13 15:34:33</text:p>
          </table:table-cell>
          <table:table-cell office:value-type="float" office:value="27.07077" calcext:value-type="float">
            <text:p>27.07077</text:p>
          </table:table-cell>
          <table:table-cell office:value-type="float" office:value="0.74" calcext:value-type="float">
            <text:p>0.7400</text:p>
          </table:table-cell>
          <table:table-cell office:value-type="float" office:value="0.787315463" calcext:value-type="float">
            <text:p>0.787315463</text:p>
          </table:table-cell>
          <table:table-cell office:value-type="float" office:value="0.626402572" calcext:value-type="float">
            <text:p>0.626402572</text:p>
          </table:table-cell>
          <table:table-cell office:value-type="float" office:value="0.493805467" calcext:value-type="float">
            <text:p>0.493805467</text:p>
          </table:table-cell>
          <table:table-cell/>
          <table:table-cell office:value-type="float" office:value="0.006432316" calcext:value-type="float">
            <text:p>0.006432316</text:p>
          </table:table-cell>
          <table:table-cell office:value-type="float" office:value="0.005117668" calcext:value-type="float">
            <text:p>0.005117668</text:p>
          </table:table-cell>
          <table:table-cell office:value-type="float" office:value="0.004034358" calcext:value-type="float">
            <text:p>0.004034358</text:p>
          </table:table-cell>
          <table:table-cell/>
          <table:table-cell office:value-type="float" office:value="0.000906436" calcext:value-type="float">
            <text:p>0.000906436</text:p>
          </table:table-cell>
          <table:table-cell office:value-type="float" office:value="-0.000408212" calcext:value-type="float">
            <text:p>-0.000408212</text:p>
          </table:table-cell>
          <table:table-cell office:value-type="float" office:value="-0.001491522" calcext:value-type="float">
            <text:p>-0.001491522</text:p>
          </table:table-cell>
          <table:table-cell/>
          <table:table-cell office:value-type="float" office:value="27.093105141" calcext:value-type="float">
            <text:p>27.093105141</text:p>
          </table:table-cell>
          <table:table-cell office:value-type="float" office:value="27.060718404" calcext:value-type="float">
            <text:p>27.060718404</text:p>
          </table:table-cell>
          <table:table-cell office:value-type="float" office:value="27.034030064" calcext:value-type="float">
            <text:p>27.034030064</text:p>
          </table:table-cell>
          <table:table-cell/>
          <table:table-cell office:value-type="float" office:value="0.022976379" calcext:value-type="float">
            <text:p>0.022976379</text:p>
          </table:table-cell>
          <table:table-cell office:value-type="float" office:value="-0.010347605" calcext:value-type="float">
            <text:p>-0.010347605</text:p>
          </table:table-cell>
          <table:table-cell office:value-type="float" office:value="-0.03780863" calcext:value-type="float">
            <text:p>-0.03780863</text:p>
          </table:table-cell>
          <table:table-cell/>
        </table:table-row>
        <table:table-row table:style-name="ro1">
          <table:table-cell office:value-type="float" office:value="0.745" calcext:value-type="float">
            <text:p>0.745</text:p>
          </table:table-cell>
          <table:table-cell table:style-name="ce1" office:value-type="string" calcext:value-type="string">
            <text:p><text:s/>2019-11-13 15:34:33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745" calcext:value-type="float">
            <text:p>0.7450</text:p>
          </table:table-cell>
          <table:table-cell office:value-type="float" office:value="0.781712029" calcext:value-type="float">
            <text:p>0.781712029</text:p>
          </table:table-cell>
          <table:table-cell office:value-type="float" office:value="0.634642319" calcext:value-type="float">
            <text:p>0.634642319</text:p>
          </table:table-cell>
          <table:table-cell office:value-type="float" office:value="0.4964841" calcext:value-type="float">
            <text:p>0.4964841</text:p>
          </table:table-cell>
          <table:table-cell/>
          <table:table-cell office:value-type="float" office:value="0.006386536" calcext:value-type="float">
            <text:p>0.006386536</text:p>
          </table:table-cell>
          <table:table-cell office:value-type="float" office:value="0.005184986" calcext:value-type="float">
            <text:p>0.005184986</text:p>
          </table:table-cell>
          <table:table-cell office:value-type="float" office:value="0.004056243" calcext:value-type="float">
            <text:p>0.004056243</text:p>
          </table:table-cell>
          <table:table-cell/>
          <table:table-cell office:value-type="float" office:value="0.000860656" calcext:value-type="float">
            <text:p>0.000860656</text:p>
          </table:table-cell>
          <table:table-cell office:value-type="float" office:value="-0.000340894" calcext:value-type="float">
            <text:p>-0.000340894</text:p>
          </table:table-cell>
          <table:table-cell office:value-type="float" office:value="-0.001469637" calcext:value-type="float">
            <text:p>-0.001469637</text:p>
          </table:table-cell>
          <table:table-cell/>
          <table:table-cell office:value-type="float" office:value="27.086923328" calcext:value-type="float">
            <text:p>27.086923328</text:p>
          </table:table-cell>
          <table:table-cell office:value-type="float" office:value="27.057322667" calcext:value-type="float">
            <text:p>27.057322667</text:p>
          </table:table-cell>
          <table:table-cell office:value-type="float" office:value="27.029514924" calcext:value-type="float">
            <text:p>27.029514924</text:p>
          </table:table-cell>
          <table:table-cell/>
          <table:table-cell office:value-type="float" office:value="0.021815967" calcext:value-type="float">
            <text:p>0.021815967</text:p>
          </table:table-cell>
          <table:table-cell office:value-type="float" office:value="-0.008641173" calcext:value-type="float">
            <text:p>-0.008641173</text:p>
          </table:table-cell>
          <table:table-cell office:value-type="float" office:value="-0.037253873" calcext:value-type="float">
            <text:p>-0.037253873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string" calcext:value-type="string">
            <text:p><text:s/>2019-11-13 15:34:34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75" calcext:value-type="float">
            <text:p>0.7500</text:p>
          </table:table-cell>
          <table:table-cell office:value-type="float" office:value="0.62850006" calcext:value-type="float">
            <text:p>0.62850006</text:p>
          </table:table-cell>
          <table:table-cell office:value-type="float" office:value="0.660344441" calcext:value-type="float">
            <text:p>0.660344441</text:p>
          </table:table-cell>
          <table:table-cell office:value-type="float" office:value="0.604189706" calcext:value-type="float">
            <text:p>0.604189706</text:p>
          </table:table-cell>
          <table:table-cell/>
          <table:table-cell office:value-type="float" office:value="0.005134804" calcext:value-type="float">
            <text:p>0.005134804</text:p>
          </table:table-cell>
          <table:table-cell office:value-type="float" office:value="0.005394971" calcext:value-type="float">
            <text:p>0.005394971</text:p>
          </table:table-cell>
          <table:table-cell office:value-type="float" office:value="0.00493619" calcext:value-type="float">
            <text:p>0.00493619</text:p>
          </table:table-cell>
          <table:table-cell/>
          <table:table-cell office:value-type="float" office:value="-0.000391075" calcext:value-type="float">
            <text:p>-0.000391075</text:p>
          </table:table-cell>
          <table:table-cell office:value-type="float" office:value="-0.000130909" calcext:value-type="float">
            <text:p>-0.000130909</text:p>
          </table:table-cell>
          <table:table-cell office:value-type="float" office:value="-0.000589689" calcext:value-type="float">
            <text:p>-0.000589689</text:p>
          </table:table-cell>
          <table:table-cell/>
          <table:table-cell office:value-type="float" office:value="27.056086401" calcext:value-type="float">
            <text:p>27.056086401</text:p>
          </table:table-cell>
          <table:table-cell office:value-type="float" office:value="27.062495778" calcext:value-type="float">
            <text:p>27.062495778</text:p>
          </table:table-cell>
          <table:table-cell office:value-type="float" office:value="27.051193387" calcext:value-type="float">
            <text:p>27.051193387</text:p>
          </table:table-cell>
          <table:table-cell/>
          <table:table-cell office:value-type="float" office:value="-0.00991322" calcext:value-type="float">
            <text:p>-0.00991322</text:p>
          </table:table-cell>
          <table:table-cell office:value-type="float" office:value="-0.003318348" calcext:value-type="float">
            <text:p>-0.003318348</text:p>
          </table:table-cell>
          <table:table-cell office:value-type="float" office:value="-0.014947854" calcext:value-type="float">
            <text:p>-0.014947854</text:p>
          </table:table-cell>
          <table:table-cell/>
        </table:table-row>
        <table:table-row table:style-name="ro1">
          <table:table-cell office:value-type="float" office:value="0.755" calcext:value-type="float">
            <text:p>0.755</text:p>
          </table:table-cell>
          <table:table-cell table:style-name="ce1" office:value-type="string" calcext:value-type="string">
            <text:p><text:s/>2019-11-13 15:34:34</text:p>
          </table:table-cell>
          <table:table-cell office:value-type="float" office:value="27.07583" calcext:value-type="float">
            <text:p>27.07583</text:p>
          </table:table-cell>
          <table:table-cell office:value-type="float" office:value="0.755" calcext:value-type="float">
            <text:p>0.7550</text:p>
          </table:table-cell>
          <table:table-cell office:value-type="float" office:value="0.701816762" calcext:value-type="float">
            <text:p>0.701816762</text:p>
          </table:table-cell>
          <table:table-cell office:value-type="float" office:value="0.744862645" calcext:value-type="float">
            <text:p>0.744862645</text:p>
          </table:table-cell>
          <table:table-cell office:value-type="float" office:value="0.533949796" calcext:value-type="float">
            <text:p>0.533949796</text:p>
          </table:table-cell>
          <table:table-cell/>
          <table:table-cell office:value-type="float" office:value="0.005733797" calcext:value-type="float">
            <text:p>0.005733797</text:p>
          </table:table-cell>
          <table:table-cell office:value-type="float" office:value="0.006085479" calcext:value-type="float">
            <text:p>0.006085479</text:p>
          </table:table-cell>
          <table:table-cell office:value-type="float" office:value="0.004362335" calcext:value-type="float">
            <text:p>0.004362335</text:p>
          </table:table-cell>
          <table:table-cell/>
          <table:table-cell office:value-type="float" office:value="0.000207917" calcext:value-type="float">
            <text:p>0.000207917</text:p>
          </table:table-cell>
          <table:table-cell office:value-type="float" office:value="0.000559599" calcext:value-type="float">
            <text:p>0.000559599</text:p>
          </table:table-cell>
          <table:table-cell office:value-type="float" office:value="-0.001163545" calcext:value-type="float">
            <text:p>-0.001163545</text:p>
          </table:table-cell>
          <table:table-cell/>
          <table:table-cell office:value-type="float" office:value="27.080951141" calcext:value-type="float">
            <text:p>27.080951141</text:p>
          </table:table-cell>
          <table:table-cell office:value-type="float" office:value="27.089614869" calcext:value-type="float">
            <text:p>27.089614869</text:p>
          </table:table-cell>
          <table:table-cell office:value-type="float" office:value="27.047164388" calcext:value-type="float">
            <text:p>27.047164388</text:p>
          </table:table-cell>
          <table:table-cell/>
          <table:table-cell office:value-type="float" office:value="0.005270313" calcext:value-type="float">
            <text:p>0.005270313</text:p>
          </table:table-cell>
          <table:table-cell office:value-type="float" office:value="0.014184804" calcext:value-type="float">
            <text:p>0.014184804</text:p>
          </table:table-cell>
          <table:table-cell office:value-type="float" office:value="-0.029494594" calcext:value-type="float">
            <text:p>-0.029494594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table:style-name="ce1" office:value-type="string" calcext:value-type="string">
            <text:p><text:s/>2019-11-13 15:34:34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76" calcext:value-type="float">
            <text:p>0.7600</text:p>
          </table:table-cell>
          <table:table-cell office:value-type="float" office:value="0.794395303" calcext:value-type="float">
            <text:p>0.794395303</text:p>
          </table:table-cell>
          <table:table-cell office:value-type="float" office:value="0.614172889" calcext:value-type="float">
            <text:p>0.614172889</text:p>
          </table:table-cell>
          <table:table-cell office:value-type="float" office:value="0.494086205" calcext:value-type="float">
            <text:p>0.494086205</text:p>
          </table:table-cell>
          <table:table-cell/>
          <table:table-cell office:value-type="float" office:value="0.006490158" calcext:value-type="float">
            <text:p>0.006490158</text:p>
          </table:table-cell>
          <table:table-cell office:value-type="float" office:value="0.005017752" calcext:value-type="float">
            <text:p>0.005017752</text:p>
          </table:table-cell>
          <table:table-cell office:value-type="float" office:value="0.004036652" calcext:value-type="float">
            <text:p>0.004036652</text:p>
          </table:table-cell>
          <table:table-cell/>
          <table:table-cell office:value-type="float" office:value="0.000964278" calcext:value-type="float">
            <text:p>0.000964278</text:p>
          </table:table-cell>
          <table:table-cell office:value-type="float" office:value="-0.000508128" calcext:value-type="float">
            <text:p>-0.000508128</text:p>
          </table:table-cell>
          <table:table-cell office:value-type="float" office:value="-0.001489228" calcext:value-type="float">
            <text:p>-0.001489228</text:p>
          </table:table-cell>
          <table:table-cell/>
          <table:table-cell office:value-type="float" office:value="27.08947605" calcext:value-type="float">
            <text:p>27.08947605</text:p>
          </table:table-cell>
          <table:table-cell office:value-type="float" office:value="27.053202733" calcext:value-type="float">
            <text:p>27.053202733</text:p>
          </table:table-cell>
          <table:table-cell office:value-type="float" office:value="27.029032283" calcext:value-type="float">
            <text:p>27.029032283</text:p>
          </table:table-cell>
          <table:table-cell/>
          <table:table-cell office:value-type="float" office:value="0.024442538" calcext:value-type="float">
            <text:p>0.024442538</text:p>
          </table:table-cell>
          <table:table-cell office:value-type="float" office:value="-0.01288035" calcext:value-type="float">
            <text:p>-0.01288035</text:p>
          </table:table-cell>
          <table:table-cell office:value-type="float" office:value="-0.037750488" calcext:value-type="float">
            <text:p>-0.037750488</text:p>
          </table:table-cell>
          <table:table-cell/>
        </table:table-row>
        <table:table-row table:style-name="ro1">
          <table:table-cell office:value-type="float" office:value="0.765" calcext:value-type="float">
            <text:p>0.765</text:p>
          </table:table-cell>
          <table:table-cell table:style-name="ce1" office:value-type="string" calcext:value-type="string">
            <text:p><text:s/>2019-11-13 15:34:34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765" calcext:value-type="float">
            <text:p>0.7650</text:p>
          </table:table-cell>
          <table:table-cell office:value-type="float" office:value="0.694829308" calcext:value-type="float">
            <text:p>0.694829308</text:p>
          </table:table-cell>
          <table:table-cell office:value-type="float" office:value="0.607279015" calcext:value-type="float">
            <text:p>0.607279015</text:p>
          </table:table-cell>
          <table:table-cell office:value-type="float" office:value="0.563898154" calcext:value-type="float">
            <text:p>0.563898154</text:p>
          </table:table-cell>
          <table:table-cell/>
          <table:table-cell office:value-type="float" office:value="0.00567671" calcext:value-type="float">
            <text:p>0.00567671</text:p>
          </table:table-cell>
          <table:table-cell office:value-type="float" office:value="0.00496143" calcext:value-type="float">
            <text:p>0.00496143</text:p>
          </table:table-cell>
          <table:table-cell office:value-type="float" office:value="0.004607011" calcext:value-type="float">
            <text:p>0.004607011</text:p>
          </table:table-cell>
          <table:table-cell/>
          <table:table-cell office:value-type="float" office:value="0.00015083" calcext:value-type="float">
            <text:p>0.00015083</text:p>
          </table:table-cell>
          <table:table-cell office:value-type="float" office:value="-0.00056445" calcext:value-type="float">
            <text:p>-0.00056445</text:p>
          </table:table-cell>
          <table:table-cell office:value-type="float" office:value="-0.000918869" calcext:value-type="float">
            <text:p>-0.000918869</text:p>
          </table:table-cell>
          <table:table-cell/>
          <table:table-cell office:value-type="float" office:value="27.06943657" calcext:value-type="float">
            <text:p>27.06943657</text:p>
          </table:table-cell>
          <table:table-cell office:value-type="float" office:value="27.051815182" calcext:value-type="float">
            <text:p>27.051815182</text:p>
          </table:table-cell>
          <table:table-cell office:value-type="float" office:value="27.043083746" calcext:value-type="float">
            <text:p>27.043083746</text:p>
          </table:table-cell>
          <table:table-cell/>
          <table:table-cell office:value-type="float" office:value="0.003823253" calcext:value-type="float">
            <text:p>0.003823253</text:p>
          </table:table-cell>
          <table:table-cell office:value-type="float" office:value="-0.014308062" calcext:value-type="float">
            <text:p>-0.014308062</text:p>
          </table:table-cell>
          <table:table-cell office:value-type="float" office:value="-0.023292235" calcext:value-type="float">
            <text:p>-0.023292235</text:p>
          </table:table-cell>
          <table:table-cell/>
        </table:table-row>
        <table:table-row table:style-name="ro1">
          <table:table-cell office:value-type="float" office:value="0.77" calcext:value-type="float">
            <text:p>0.77</text:p>
          </table:table-cell>
          <table:table-cell table:style-name="ce1" office:value-type="string" calcext:value-type="string">
            <text:p><text:s/>2019-11-13 15:34:35</text:p>
          </table:table-cell>
          <table:table-cell office:value-type="float" office:value="27.07077" calcext:value-type="float">
            <text:p>27.07077</text:p>
          </table:table-cell>
          <table:table-cell office:value-type="float" office:value="0.77" calcext:value-type="float">
            <text:p>0.7700</text:p>
          </table:table-cell>
          <table:table-cell office:value-type="float" office:value="0.634412841" calcext:value-type="float">
            <text:p>0.634412841</text:p>
          </table:table-cell>
          <table:table-cell office:value-type="float" office:value="0.692536913" calcext:value-type="float">
            <text:p>0.692536913</text:p>
          </table:table-cell>
          <table:table-cell office:value-type="float" office:value="0.62589474" calcext:value-type="float">
            <text:p>0.62589474</text:p>
          </table:table-cell>
          <table:table-cell/>
          <table:table-cell office:value-type="float" office:value="0.005183111" calcext:value-type="float">
            <text:p>0.005183111</text:p>
          </table:table-cell>
          <table:table-cell office:value-type="float" office:value="0.005657981" calcext:value-type="float">
            <text:p>0.005657981</text:p>
          </table:table-cell>
          <table:table-cell office:value-type="float" office:value="0.005113519" calcext:value-type="float">
            <text:p>0.005113519</text:p>
          </table:table-cell>
          <table:table-cell/>
          <table:table-cell office:value-type="float" office:value="-0.000342768" calcext:value-type="float">
            <text:p>-0.000342768</text:p>
          </table:table-cell>
          <table:table-cell office:value-type="float" office:value="0.000132101" calcext:value-type="float">
            <text:p>0.000132101</text:p>
          </table:table-cell>
          <table:table-cell office:value-type="float" office:value="-0.000412361" calcext:value-type="float">
            <text:p>-0.000412361</text:p>
          </table:table-cell>
          <table:table-cell/>
          <table:table-cell office:value-type="float" office:value="27.062330642" calcext:value-type="float">
            <text:p>27.062330642</text:p>
          </table:table-cell>
          <table:table-cell office:value-type="float" office:value="27.074029291" calcext:value-type="float">
            <text:p>27.074029291</text:p>
          </table:table-cell>
          <table:table-cell office:value-type="float" office:value="27.060616192" calcext:value-type="float">
            <text:p>27.060616192</text:p>
          </table:table-cell>
          <table:table-cell/>
          <table:table-cell office:value-type="float" office:value="-0.008688698" calcext:value-type="float">
            <text:p>-0.008688698</text:p>
          </table:table-cell>
          <table:table-cell office:value-type="float" office:value="0.003348511" calcext:value-type="float">
            <text:p>0.003348511</text:p>
          </table:table-cell>
          <table:table-cell office:value-type="float" office:value="-0.010452776" calcext:value-type="float">
            <text:p>-0.010452776</text:p>
          </table:table-cell>
          <table:table-cell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string" calcext:value-type="string">
            <text:p><text:s/>2019-11-13 15:34:35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775" calcext:value-type="float">
            <text:p>0.7750</text:p>
          </table:table-cell>
          <table:table-cell office:value-type="float" office:value="0.701551521" calcext:value-type="float">
            <text:p>0.701551521</text:p>
          </table:table-cell>
          <table:table-cell office:value-type="float" office:value="0.745236366" calcext:value-type="float">
            <text:p>0.745236366</text:p>
          </table:table-cell>
          <table:table-cell office:value-type="float" office:value="0.527588192" calcext:value-type="float">
            <text:p>0.527588192</text:p>
          </table:table-cell>
          <table:table-cell/>
          <table:table-cell office:value-type="float" office:value="0.00573163" calcext:value-type="float">
            <text:p>0.00573163</text:p>
          </table:table-cell>
          <table:table-cell office:value-type="float" office:value="0.006088532" calcext:value-type="float">
            <text:p>0.006088532</text:p>
          </table:table-cell>
          <table:table-cell office:value-type="float" office:value="0.004310361" calcext:value-type="float">
            <text:p>0.004310361</text:p>
          </table:table-cell>
          <table:table-cell/>
          <table:table-cell office:value-type="float" office:value="0.00020575" calcext:value-type="float">
            <text:p>0.00020575</text:p>
          </table:table-cell>
          <table:table-cell office:value-type="float" office:value="0.000562653" calcext:value-type="float">
            <text:p>0.000562653</text:p>
          </table:table-cell>
          <table:table-cell office:value-type="float" office:value="-0.001215519" calcext:value-type="float">
            <text:p>-0.001215519</text:p>
          </table:table-cell>
          <table:table-cell/>
          <table:table-cell office:value-type="float" office:value="27.07078955" calcext:value-type="float">
            <text:p>27.07078955</text:p>
          </table:table-cell>
          <table:table-cell office:value-type="float" office:value="27.079581957" calcext:value-type="float">
            <text:p>27.079581957</text:p>
          </table:table-cell>
          <table:table-cell office:value-type="float" office:value="27.035775447" calcext:value-type="float">
            <text:p>27.035775447</text:p>
          </table:table-cell>
          <table:table-cell/>
          <table:table-cell office:value-type="float" office:value="0.005215383" calcext:value-type="float">
            <text:p>0.005215383</text:p>
          </table:table-cell>
          <table:table-cell office:value-type="float" office:value="0.014262199" calcext:value-type="float">
            <text:p>0.014262199</text:p>
          </table:table-cell>
          <table:table-cell office:value-type="float" office:value="-0.0308121" calcext:value-type="float">
            <text:p>-0.0308121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table:style-name="ce1" office:value-type="string" calcext:value-type="string">
            <text:p><text:s/>2019-11-13 15:34:35</text:p>
          </table:table-cell>
          <table:table-cell office:value-type="float" office:value="27.06067" calcext:value-type="float">
            <text:p>27.06067</text:p>
          </table:table-cell>
          <table:table-cell office:value-type="float" office:value="0.78" calcext:value-type="float">
            <text:p>0.7800</text:p>
          </table:table-cell>
          <table:table-cell office:value-type="float" office:value="0.660591204" calcext:value-type="float">
            <text:p>0.660591204</text:p>
          </table:table-cell>
          <table:table-cell office:value-type="float" office:value="0.730127183" calcext:value-type="float">
            <text:p>0.730127183</text:p>
          </table:table-cell>
          <table:table-cell office:value-type="float" office:value="0.570660898" calcext:value-type="float">
            <text:p>0.570660898</text:p>
          </table:table-cell>
          <table:table-cell/>
          <table:table-cell office:value-type="float" office:value="0.005396987" calcext:value-type="float">
            <text:p>0.005396987</text:p>
          </table:table-cell>
          <table:table-cell office:value-type="float" office:value="0.005965091" calcext:value-type="float">
            <text:p>0.005965091</text:p>
          </table:table-cell>
          <table:table-cell office:value-type="float" office:value="0.004662262" calcext:value-type="float">
            <text:p>0.004662262</text:p>
          </table:table-cell>
          <table:table-cell/>
          <table:table-cell office:value-type="float" office:value="-0.000128893" calcext:value-type="float">
            <text:p>-0.000128893</text:p>
          </table:table-cell>
          <table:table-cell office:value-type="float" office:value="0.000439211" calcext:value-type="float">
            <text:p>0.000439211</text:p>
          </table:table-cell>
          <table:table-cell office:value-type="float" office:value="-0.000863618" calcext:value-type="float">
            <text:p>-0.000863618</text:p>
          </table:table-cell>
          <table:table-cell/>
          <table:table-cell office:value-type="float" office:value="27.057491305" calcext:value-type="float">
            <text:p>27.057491305</text:p>
          </table:table-cell>
          <table:table-cell office:value-type="float" office:value="27.071486876" calcext:value-type="float">
            <text:p>27.071486876</text:p>
          </table:table-cell>
          <table:table-cell office:value-type="float" office:value="27.039390696" calcext:value-type="float">
            <text:p>27.039390696</text:p>
          </table:table-cell>
          <table:table-cell/>
          <table:table-cell office:value-type="float" office:value="-0.003267244" calcext:value-type="float">
            <text:p>-0.003267244</text:p>
          </table:table-cell>
          <table:table-cell office:value-type="float" office:value="0.011133208" calcext:value-type="float">
            <text:p>0.011133208</text:p>
          </table:table-cell>
          <table:table-cell office:value-type="float" office:value="-0.021891665" calcext:value-type="float">
            <text:p>-0.021891665</text:p>
          </table:table-cell>
          <table:table-cell/>
        </table:table-row>
        <table:table-row table:style-name="ro1">
          <table:table-cell office:value-type="float" office:value="0.785" calcext:value-type="float">
            <text:p>0.785</text:p>
          </table:table-cell>
          <table:table-cell table:style-name="ce1" office:value-type="string" calcext:value-type="string">
            <text:p><text:s/>2019-11-13 15:34:35</text:p>
          </table:table-cell>
          <table:table-cell office:value-type="float" office:value="27.06067" calcext:value-type="float">
            <text:p>27.06067</text:p>
          </table:table-cell>
          <table:table-cell office:value-type="float" office:value="0.785" calcext:value-type="float">
            <text:p>0.7850</text:p>
          </table:table-cell>
          <table:table-cell office:value-type="float" office:value="0.633475856" calcext:value-type="float">
            <text:p>0.633475856</text:p>
          </table:table-cell>
          <table:table-cell office:value-type="float" office:value="0.69882282" calcext:value-type="float">
            <text:p>0.69882282</text:p>
          </table:table-cell>
          <table:table-cell office:value-type="float" office:value="0.628348664" calcext:value-type="float">
            <text:p>0.628348664</text:p>
          </table:table-cell>
          <table:table-cell/>
          <table:table-cell office:value-type="float" office:value="0.005175456" calcext:value-type="float">
            <text:p>0.005175456</text:p>
          </table:table-cell>
          <table:table-cell office:value-type="float" office:value="0.005709337" calcext:value-type="float">
            <text:p>0.005709337</text:p>
          </table:table-cell>
          <table:table-cell office:value-type="float" office:value="0.005133568" calcext:value-type="float">
            <text:p>0.005133568</text:p>
          </table:table-cell>
          <table:table-cell/>
          <table:table-cell office:value-type="float" office:value="-0.000350424" calcext:value-type="float">
            <text:p>-0.000350424</text:p>
          </table:table-cell>
          <table:table-cell office:value-type="float" office:value="0.000183457" calcext:value-type="float">
            <text:p>0.000183457</text:p>
          </table:table-cell>
          <table:table-cell office:value-type="float" office:value="-0.000392312" calcext:value-type="float">
            <text:p>-0.000392312</text:p>
          </table:table-cell>
          <table:table-cell/>
          <table:table-cell office:value-type="float" office:value="27.052033728" calcext:value-type="float">
            <text:p>27.052033728</text:p>
          </table:table-cell>
          <table:table-cell office:value-type="float" office:value="27.065186239" calcext:value-type="float">
            <text:p>27.065186239</text:p>
          </table:table-cell>
          <table:table-cell office:value-type="float" office:value="27.051001761" calcext:value-type="float">
            <text:p>27.051001761</text:p>
          </table:table-cell>
          <table:table-cell/>
          <table:table-cell office:value-type="float" office:value="-0.008882745" calcext:value-type="float">
            <text:p>-0.008882745</text:p>
          </table:table-cell>
          <table:table-cell office:value-type="float" office:value="0.004650286" calcext:value-type="float">
            <text:p>0.004650286</text:p>
          </table:table-cell>
          <table:table-cell office:value-type="float" office:value="-0.009944574" calcext:value-type="float">
            <text:p>-0.009944574</text:p>
          </table:table-cell>
          <table:table-cell/>
        </table:table-row>
        <table:table-row table:style-name="ro1">
          <table:table-cell office:value-type="float" office:value="0.79" calcext:value-type="float">
            <text:p>0.79</text:p>
          </table:table-cell>
          <table:table-cell table:style-name="ce1" office:value-type="string" calcext:value-type="string">
            <text:p><text:s/>2019-11-13 15:34:36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79" calcext:value-type="float">
            <text:p>0.7900</text:p>
          </table:table-cell>
          <table:table-cell office:value-type="float" office:value="0.648855048" calcext:value-type="float">
            <text:p>0.648855048</text:p>
          </table:table-cell>
          <table:table-cell office:value-type="float" office:value="0.720374074" calcext:value-type="float">
            <text:p>0.720374074</text:p>
          </table:table-cell>
          <table:table-cell office:value-type="float" office:value="0.591873597" calcext:value-type="float">
            <text:p>0.591873597</text:p>
          </table:table-cell>
          <table:table-cell/>
          <table:table-cell office:value-type="float" office:value="0.005301103" calcext:value-type="float">
            <text:p>0.005301103</text:p>
          </table:table-cell>
          <table:table-cell office:value-type="float" office:value="0.005885409" calcext:value-type="float">
            <text:p>0.005885409</text:p>
          </table:table-cell>
          <table:table-cell office:value-type="float" office:value="0.004835569" calcext:value-type="float">
            <text:p>0.004835569</text:p>
          </table:table-cell>
          <table:table-cell/>
          <table:table-cell office:value-type="float" office:value="-0.000224777" calcext:value-type="float">
            <text:p>-0.000224777</text:p>
          </table:table-cell>
          <table:table-cell office:value-type="float" office:value="0.000359529" calcext:value-type="float">
            <text:p>0.000359529</text:p>
          </table:table-cell>
          <table:table-cell office:value-type="float" office:value="-0.000690311" calcext:value-type="float">
            <text:p>-0.000690311</text:p>
          </table:table-cell>
          <table:table-cell/>
          <table:table-cell office:value-type="float" office:value="27.060183291" calcext:value-type="float">
            <text:p>27.060183291</text:p>
          </table:table-cell>
          <table:table-cell office:value-type="float" office:value="27.074577955" calcext:value-type="float">
            <text:p>27.074577955</text:p>
          </table:table-cell>
          <table:table-cell office:value-type="float" office:value="27.048714481" calcext:value-type="float">
            <text:p>27.048714481</text:p>
          </table:table-cell>
          <table:table-cell/>
          <table:table-cell office:value-type="float" office:value="-0.005697759" calcext:value-type="float">
            <text:p>-0.005697759</text:p>
          </table:table-cell>
          <table:table-cell office:value-type="float" office:value="0.00911341" calcext:value-type="float">
            <text:p>0.00911341</text:p>
          </table:table-cell>
          <table:table-cell office:value-type="float" office:value="-0.017498512" calcext:value-type="float">
            <text:p>-0.017498512</text:p>
          </table:table-cell>
          <table:table-cell/>
        </table:table-row>
        <table:table-row table:style-name="ro1">
          <table:table-cell office:value-type="float" office:value="0.795" calcext:value-type="float">
            <text:p>0.795</text:p>
          </table:table-cell>
          <table:table-cell table:style-name="ce1" office:value-type="string" calcext:value-type="string">
            <text:p><text:s/>2019-11-13 15:34:36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795" calcext:value-type="float">
            <text:p>0.7950</text:p>
          </table:table-cell>
          <table:table-cell office:value-type="float" office:value="0.630922989" calcext:value-type="float">
            <text:p>0.630922989</text:p>
          </table:table-cell>
          <table:table-cell office:value-type="float" office:value="0.689364754" calcext:value-type="float">
            <text:p>0.689364754</text:p>
          </table:table-cell>
          <table:table-cell office:value-type="float" office:value="0.626157597" calcext:value-type="float">
            <text:p>0.626157597</text:p>
          </table:table-cell>
          <table:table-cell/>
          <table:table-cell office:value-type="float" office:value="0.0051546" calcext:value-type="float">
            <text:p>0.0051546</text:p>
          </table:table-cell>
          <table:table-cell office:value-type="float" office:value="0.005632065" calcext:value-type="float">
            <text:p>0.005632065</text:p>
          </table:table-cell>
          <table:table-cell office:value-type="float" office:value="0.005115667" calcext:value-type="float">
            <text:p>0.005115667</text:p>
          </table:table-cell>
          <table:table-cell/>
          <table:table-cell office:value-type="float" office:value="-0.00037128" calcext:value-type="float">
            <text:p>-0.00037128</text:p>
          </table:table-cell>
          <table:table-cell office:value-type="float" office:value="0.000106185" calcext:value-type="float">
            <text:p>0.000106185</text:p>
          </table:table-cell>
          <table:table-cell office:value-type="float" office:value="-0.000410213" calcext:value-type="float">
            <text:p>-0.000410213</text:p>
          </table:table-cell>
          <table:table-cell/>
          <table:table-cell office:value-type="float" office:value="27.056574069" calcext:value-type="float">
            <text:p>27.056574069</text:p>
          </table:table-cell>
          <table:table-cell office:value-type="float" office:value="27.068336719" calcext:value-type="float">
            <text:p>27.068336719</text:p>
          </table:table-cell>
          <table:table-cell office:value-type="float" office:value="27.055614927" calcext:value-type="float">
            <text:p>27.055614927</text:p>
          </table:table-cell>
          <table:table-cell/>
          <table:table-cell office:value-type="float" office:value="-0.009411437" calcext:value-type="float">
            <text:p>-0.009411437</text:p>
          </table:table-cell>
          <table:table-cell office:value-type="float" office:value="0.002691574" calcext:value-type="float">
            <text:p>0.002691574</text:p>
          </table:table-cell>
          <table:table-cell office:value-type="float" office:value="-0.010398339" calcext:value-type="float">
            <text:p>-0.010398339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string" calcext:value-type="string">
            <text:p><text:s/>2019-11-13 15:34:36</text:p>
          </table:table-cell>
          <table:table-cell office:value-type="float" office:value="27.07583" calcext:value-type="float">
            <text:p>27.07583</text:p>
          </table:table-cell>
          <table:table-cell office:value-type="float" office:value="0.8" calcext:value-type="float">
            <text:p>0.8000</text:p>
          </table:table-cell>
          <table:table-cell office:value-type="float" office:value="0.62640436" calcext:value-type="float">
            <text:p>0.62640436</text:p>
          </table:table-cell>
          <table:table-cell office:value-type="float" office:value="0.653786141" calcext:value-type="float">
            <text:p>0.653786141</text:p>
          </table:table-cell>
          <table:table-cell office:value-type="float" office:value="0.603848768" calcext:value-type="float">
            <text:p>0.603848768</text:p>
          </table:table-cell>
          <table:table-cell/>
          <table:table-cell office:value-type="float" office:value="0.005117683" calcext:value-type="float">
            <text:p>0.005117683</text:p>
          </table:table-cell>
          <table:table-cell office:value-type="float" office:value="0.00534139" calcext:value-type="float">
            <text:p>0.00534139</text:p>
          </table:table-cell>
          <table:table-cell office:value-type="float" office:value="0.004933405" calcext:value-type="float">
            <text:p>0.004933405</text:p>
          </table:table-cell>
          <table:table-cell/>
          <table:table-cell office:value-type="float" office:value="-0.000408197" calcext:value-type="float">
            <text:p>-0.000408197</text:p>
          </table:table-cell>
          <table:table-cell office:value-type="float" office:value="-0.00018449" calcext:value-type="float">
            <text:p>-0.00018449</text:p>
          </table:table-cell>
          <table:table-cell office:value-type="float" office:value="-0.000592475" calcext:value-type="float">
            <text:p>-0.000592475</text:p>
          </table:table-cell>
          <table:table-cell/>
          <table:table-cell office:value-type="float" office:value="27.065772934" calcext:value-type="float">
            <text:p>27.065772934</text:p>
          </table:table-cell>
          <table:table-cell office:value-type="float" office:value="27.071284071" calcext:value-type="float">
            <text:p>27.071284071</text:p>
          </table:table-cell>
          <table:table-cell office:value-type="float" office:value="27.061233145" calcext:value-type="float">
            <text:p>27.061233145</text:p>
          </table:table-cell>
          <table:table-cell/>
          <table:table-cell office:value-type="float" office:value="-0.010347235" calcext:value-type="float">
            <text:p>-0.010347235</text:p>
          </table:table-cell>
          <table:table-cell office:value-type="float" office:value="-0.004676547" calcext:value-type="float">
            <text:p>-0.004676547</text:p>
          </table:table-cell>
          <table:table-cell office:value-type="float" office:value="-0.015018462" calcext:value-type="float">
            <text:p>-0.015018462</text:p>
          </table:table-cell>
          <table:table-cell/>
        </table:table-row>
        <table:table-row table:style-name="ro1">
          <table:table-cell office:value-type="float" office:value="0.805" calcext:value-type="float">
            <text:p>0.805</text:p>
          </table:table-cell>
          <table:table-cell table:style-name="ce1" office:value-type="string" calcext:value-type="string">
            <text:p><text:s/>2019-11-13 15:34:36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805" calcext:value-type="float">
            <text:p>0.8050</text:p>
          </table:table-cell>
          <table:table-cell office:value-type="float" office:value="0.712422813" calcext:value-type="float">
            <text:p>0.712422813</text:p>
          </table:table-cell>
          <table:table-cell office:value-type="float" office:value="0.606636477" calcext:value-type="float">
            <text:p>0.606636477</text:p>
          </table:table-cell>
          <table:table-cell office:value-type="float" office:value="0.567236014" calcext:value-type="float">
            <text:p>0.567236014</text:p>
          </table:table-cell>
          <table:table-cell/>
          <table:table-cell office:value-type="float" office:value="0.005820448" calcext:value-type="float">
            <text:p>0.005820448</text:p>
          </table:table-cell>
          <table:table-cell office:value-type="float" office:value="0.00495618" calcext:value-type="float">
            <text:p>0.00495618</text:p>
          </table:table-cell>
          <table:table-cell office:value-type="float" office:value="0.004634281" calcext:value-type="float">
            <text:p>0.004634281</text:p>
          </table:table-cell>
          <table:table-cell/>
          <table:table-cell office:value-type="float" office:value="0.000294568" calcext:value-type="float">
            <text:p>0.000294568</text:p>
          </table:table-cell>
          <table:table-cell office:value-type="float" office:value="-0.0005697" calcext:value-type="float">
            <text:p>-0.0005697</text:p>
          </table:table-cell>
          <table:table-cell office:value-type="float" office:value="-0.000891599" calcext:value-type="float">
            <text:p>-0.000891599</text:p>
          </table:table-cell>
          <table:table-cell/>
          <table:table-cell office:value-type="float" office:value="27.072977611" calcext:value-type="float">
            <text:p>27.072977611</text:p>
          </table:table-cell>
          <table:table-cell office:value-type="float" office:value="27.051685856" calcext:value-type="float">
            <text:p>27.051685856</text:p>
          </table:table-cell>
          <table:table-cell office:value-type="float" office:value="27.043755573" calcext:value-type="float">
            <text:p>27.043755573</text:p>
          </table:table-cell>
          <table:table-cell/>
          <table:table-cell office:value-type="float" office:value="0.007466759" calcext:value-type="float">
            <text:p>0.007466759</text:p>
          </table:table-cell>
          <table:table-cell office:value-type="float" office:value="-0.014441131" calcext:value-type="float">
            <text:p>-0.014441131</text:p>
          </table:table-cell>
          <table:table-cell office:value-type="float" office:value="-0.022600961" calcext:value-type="float">
            <text:p>-0.022600961</text:p>
          </table:table-cell>
          <table:table-cell/>
        </table:table-row>
        <table:table-row table:style-name="ro1">
          <table:table-cell office:value-type="float" office:value="0.81" calcext:value-type="float">
            <text:p>0.81</text:p>
          </table:table-cell>
          <table:table-cell table:style-name="ce1" office:value-type="string" calcext:value-type="string">
            <text:p><text:s/>2019-11-13 15:34:37</text:p>
          </table:table-cell>
          <table:table-cell office:value-type="float" office:value="27.07077" calcext:value-type="float">
            <text:p>27.07077</text:p>
          </table:table-cell>
          <table:table-cell office:value-type="float" office:value="0.81" calcext:value-type="float">
            <text:p>0.8100</text:p>
          </table:table-cell>
          <table:table-cell office:value-type="float" office:value="0.643534737" calcext:value-type="float">
            <text:p>0.643534737</text:p>
          </table:table-cell>
          <table:table-cell office:value-type="float" office:value="0.708007301" calcext:value-type="float">
            <text:p>0.708007301</text:p>
          </table:table-cell>
          <table:table-cell office:value-type="float" office:value="0.620253756" calcext:value-type="float">
            <text:p>0.620253756</text:p>
          </table:table-cell>
          <table:table-cell/>
          <table:table-cell office:value-type="float" office:value="0.005257637" calcext:value-type="float">
            <text:p>0.005257637</text:p>
          </table:table-cell>
          <table:table-cell office:value-type="float" office:value="0.005784373" calcext:value-type="float">
            <text:p>0.005784373</text:p>
          </table:table-cell>
          <table:table-cell office:value-type="float" office:value="0.005067433" calcext:value-type="float">
            <text:p>0.005067433</text:p>
          </table:table-cell>
          <table:table-cell/>
          <table:table-cell office:value-type="float" office:value="-0.000268243" calcext:value-type="float">
            <text:p>-0.000268243</text:p>
          </table:table-cell>
          <table:table-cell office:value-type="float" office:value="0.000258493" calcext:value-type="float">
            <text:p>0.000258493</text:p>
          </table:table-cell>
          <table:table-cell office:value-type="float" office:value="-0.000458447" calcext:value-type="float">
            <text:p>-0.000458447</text:p>
          </table:table-cell>
          <table:table-cell/>
          <table:table-cell office:value-type="float" office:value="27.064166617" calcext:value-type="float">
            <text:p>27.064166617</text:p>
          </table:table-cell>
          <table:table-cell office:value-type="float" office:value="27.077143" calcext:value-type="float">
            <text:p>27.077143</text:p>
          </table:table-cell>
          <table:table-cell office:value-type="float" office:value="27.059480821" calcext:value-type="float">
            <text:p>27.059480821</text:p>
          </table:table-cell>
          <table:table-cell/>
          <table:table-cell office:value-type="float" office:value="-0.006799579" calcext:value-type="float">
            <text:p>-0.006799579</text:p>
          </table:table-cell>
          <table:table-cell office:value-type="float" office:value="0.006552335" calcext:value-type="float">
            <text:p>0.006552335</text:p>
          </table:table-cell>
          <table:table-cell office:value-type="float" office:value="-0.011621013" calcext:value-type="float">
            <text:p>-0.011621013</text:p>
          </table:table-cell>
          <table:table-cell/>
        </table:table-row>
        <table:table-row table:style-name="ro1">
          <table:table-cell office:value-type="float" office:value="0.815" calcext:value-type="float">
            <text:p>0.815</text:p>
          </table:table-cell>
          <table:table-cell table:style-name="ce1" office:value-type="string" calcext:value-type="string">
            <text:p><text:s/>2019-11-13 15:34:37</text:p>
          </table:table-cell>
          <table:table-cell office:value-type="float" office:value="27.06067" calcext:value-type="float">
            <text:p>27.06067</text:p>
          </table:table-cell>
          <table:table-cell office:value-type="float" office:value="0.815" calcext:value-type="float">
            <text:p>0.8150</text:p>
          </table:table-cell>
          <table:table-cell office:value-type="float" office:value="0.72529265" calcext:value-type="float">
            <text:p>0.72529265</text:p>
          </table:table-cell>
          <table:table-cell office:value-type="float" office:value="0.754833907" calcext:value-type="float">
            <text:p>0.754833907</text:p>
          </table:table-cell>
          <table:table-cell office:value-type="float" office:value="0.516758027" calcext:value-type="float">
            <text:p>0.516758027</text:p>
          </table:table-cell>
          <table:table-cell/>
          <table:table-cell office:value-type="float" office:value="0.005925594" calcext:value-type="float">
            <text:p>0.005925594</text:p>
          </table:table-cell>
          <table:table-cell office:value-type="float" office:value="0.006166944" calcext:value-type="float">
            <text:p>0.006166944</text:p>
          </table:table-cell>
          <table:table-cell office:value-type="float" office:value="0.004221879" calcext:value-type="float">
            <text:p>0.004221879</text:p>
          </table:table-cell>
          <table:table-cell/>
          <table:table-cell office:value-type="float" office:value="0.000399714" calcext:value-type="float">
            <text:p>0.000399714</text:p>
          </table:table-cell>
          <table:table-cell office:value-type="float" office:value="0.000641064" calcext:value-type="float">
            <text:p>0.000641064</text:p>
          </table:table-cell>
          <table:table-cell office:value-type="float" office:value="-0.001304001" calcext:value-type="float">
            <text:p>-0.001304001</text:p>
          </table:table-cell>
          <table:table-cell/>
          <table:table-cell office:value-type="float" office:value="27.070513831" calcext:value-type="float">
            <text:p>27.070513831</text:p>
          </table:table-cell>
          <table:table-cell office:value-type="float" office:value="27.076459581" calcext:value-type="float">
            <text:p>27.076459581</text:p>
          </table:table-cell>
          <table:table-cell office:value-type="float" office:value="27.028541327" calcext:value-type="float">
            <text:p>27.028541327</text:p>
          </table:table-cell>
          <table:table-cell/>
          <table:table-cell office:value-type="float" office:value="0.010132012" calcext:value-type="float">
            <text:p>0.010132012</text:p>
          </table:table-cell>
          <table:table-cell office:value-type="float" office:value="0.016249766" calcext:value-type="float">
            <text:p>0.016249766</text:p>
          </table:table-cell>
          <table:table-cell office:value-type="float" office:value="-0.033055062" calcext:value-type="float">
            <text:p>-0.033055062</text:p>
          </table:table-cell>
          <table:table-cell/>
        </table:table-row>
        <table:table-row table:style-name="ro1">
          <table:table-cell office:value-type="float" office:value="0.82" calcext:value-type="float">
            <text:p>0.82</text:p>
          </table:table-cell>
          <table:table-cell table:style-name="ce1" office:value-type="string" calcext:value-type="string">
            <text:p><text:s/>2019-11-13 15:34:37</text:p>
          </table:table-cell>
          <table:table-cell office:value-type="float" office:value="27.07077" calcext:value-type="float">
            <text:p>27.07077</text:p>
          </table:table-cell>
          <table:table-cell office:value-type="float" office:value="0.82" calcext:value-type="float">
            <text:p>0.8200</text:p>
          </table:table-cell>
          <table:table-cell office:value-type="float" office:value="0.791452621" calcext:value-type="float">
            <text:p>0.791452621</text:p>
          </table:table-cell>
          <table:table-cell office:value-type="float" office:value="0.609839631" calcext:value-type="float">
            <text:p>0.609839631</text:p>
          </table:table-cell>
          <table:table-cell office:value-type="float" office:value="0.494712054" calcext:value-type="float">
            <text:p>0.494712054</text:p>
          </table:table-cell>
          <table:table-cell/>
          <table:table-cell office:value-type="float" office:value="0.006466116" calcext:value-type="float">
            <text:p>0.006466116</text:p>
          </table:table-cell>
          <table:table-cell office:value-type="float" office:value="0.00498235" calcext:value-type="float">
            <text:p>0.00498235</text:p>
          </table:table-cell>
          <table:table-cell office:value-type="float" office:value="0.004041765" calcext:value-type="float">
            <text:p>0.004041765</text:p>
          </table:table-cell>
          <table:table-cell/>
          <table:table-cell office:value-type="float" office:value="0.000940236" calcext:value-type="float">
            <text:p>0.000940236</text:p>
          </table:table-cell>
          <table:table-cell office:value-type="float" office:value="-0.00054353" calcext:value-type="float">
            <text:p>-0.00054353</text:p>
          </table:table-cell>
          <table:table-cell office:value-type="float" office:value="-0.001484115" calcext:value-type="float">
            <text:p>-0.001484115</text:p>
          </table:table-cell>
          <table:table-cell/>
          <table:table-cell office:value-type="float" office:value="27.09393781" calcext:value-type="float">
            <text:p>27.09393781</text:p>
          </table:table-cell>
          <table:table-cell office:value-type="float" office:value="27.05738475" calcext:value-type="float">
            <text:p>27.05738475</text:p>
          </table:table-cell>
          <table:table-cell office:value-type="float" office:value="27.034212538" calcext:value-type="float">
            <text:p>27.034212538</text:p>
          </table:table-cell>
          <table:table-cell/>
          <table:table-cell office:value-type="float" office:value="0.02383314" calcext:value-type="float">
            <text:p>0.02383314</text:p>
          </table:table-cell>
          <table:table-cell office:value-type="float" office:value="-0.013777762" calcext:value-type="float">
            <text:p>-0.013777762</text:p>
          </table:table-cell>
          <table:table-cell office:value-type="float" office:value="-0.037620872" calcext:value-type="float">
            <text:p>-0.037620872</text:p>
          </table:table-cell>
          <table:table-cell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string" calcext:value-type="string">
            <text:p><text:s/>2019-11-13 15:34:37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825" calcext:value-type="float">
            <text:p>0.8250</text:p>
          </table:table-cell>
          <table:table-cell office:value-type="float" office:value="0.666944464" calcext:value-type="float">
            <text:p>0.666944464</text:p>
          </table:table-cell>
          <table:table-cell office:value-type="float" office:value="0.612058116" calcext:value-type="float">
            <text:p>0.612058116</text:p>
          </table:table-cell>
          <table:table-cell office:value-type="float" office:value="0.573284098" calcext:value-type="float">
            <text:p>0.573284098</text:p>
          </table:table-cell>
          <table:table-cell/>
          <table:table-cell office:value-type="float" office:value="0.005448893" calcext:value-type="float">
            <text:p>0.005448893</text:p>
          </table:table-cell>
          <table:table-cell office:value-type="float" office:value="0.005000475" calcext:value-type="float">
            <text:p>0.005000475</text:p>
          </table:table-cell>
          <table:table-cell office:value-type="float" office:value="0.004683694" calcext:value-type="float">
            <text:p>0.004683694</text:p>
          </table:table-cell>
          <table:table-cell/>
          <table:table-cell office:value-type="float" office:value="-0.000076987" calcext:value-type="float">
            <text:p>-7.6987E-05</text:p>
          </table:table-cell>
          <table:table-cell office:value-type="float" office:value="-0.000525405" calcext:value-type="float">
            <text:p>-0.000525405</text:p>
          </table:table-cell>
          <table:table-cell office:value-type="float" office:value="-0.000842186" calcext:value-type="float">
            <text:p>-0.000842186</text:p>
          </table:table-cell>
          <table:table-cell/>
          <table:table-cell office:value-type="float" office:value="27.063824172" calcext:value-type="float">
            <text:p>27.063824172</text:p>
          </table:table-cell>
          <table:table-cell office:value-type="float" office:value="27.052777086" calcext:value-type="float">
            <text:p>27.052777086</text:p>
          </table:table-cell>
          <table:table-cell office:value-type="float" office:value="27.044972898" calcext:value-type="float">
            <text:p>27.044972898</text:p>
          </table:table-cell>
          <table:table-cell/>
          <table:table-cell office:value-type="float" office:value="-0.00195151" calcext:value-type="float">
            <text:p>-0.00195151</text:p>
          </table:table-cell>
          <table:table-cell office:value-type="float" office:value="-0.013318316" calcext:value-type="float">
            <text:p>-0.013318316</text:p>
          </table:table-cell>
          <table:table-cell office:value-type="float" office:value="-0.021348399" calcext:value-type="float">
            <text:p>-0.021348399</text:p>
          </table:table-cell>
          <table:table-cell/>
        </table:table-row>
        <table:table-row table:style-name="ro1">
          <table:table-cell office:value-type="float" office:value="0.83" calcext:value-type="float">
            <text:p>0.83</text:p>
          </table:table-cell>
          <table:table-cell table:style-name="ce1" office:value-type="string" calcext:value-type="string">
            <text:p><text:s/>2019-11-13 15:34:38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83" calcext:value-type="float">
            <text:p>0.8300</text:p>
          </table:table-cell>
          <table:table-cell office:value-type="float" office:value="0.636391716" calcext:value-type="float">
            <text:p>0.636391716</text:p>
          </table:table-cell>
          <table:table-cell office:value-type="float" office:value="0.701602781" calcext:value-type="float">
            <text:p>0.701602781</text:p>
          </table:table-cell>
          <table:table-cell office:value-type="float" office:value="0.627315119" calcext:value-type="float">
            <text:p>0.627315119</text:p>
          </table:table-cell>
          <table:table-cell/>
          <table:table-cell office:value-type="float" office:value="0.005199279" calcext:value-type="float">
            <text:p>0.005199279</text:p>
          </table:table-cell>
          <table:table-cell office:value-type="float" office:value="0.005732049" calcext:value-type="float">
            <text:p>0.005732049</text:p>
          </table:table-cell>
          <table:table-cell office:value-type="float" office:value="0.005125124" calcext:value-type="float">
            <text:p>0.005125124</text:p>
          </table:table-cell>
          <table:table-cell/>
          <table:table-cell office:value-type="float" office:value="-0.000326601" calcext:value-type="float">
            <text:p>-0.000326601</text:p>
          </table:table-cell>
          <table:table-cell office:value-type="float" office:value="0.000206169" calcext:value-type="float">
            <text:p>0.000206169</text:p>
          </table:table-cell>
          <table:table-cell office:value-type="float" office:value="-0.000400756" calcext:value-type="float">
            <text:p>-0.000400756</text:p>
          </table:table-cell>
          <table:table-cell/>
          <table:table-cell office:value-type="float" office:value="27.057674772" calcext:value-type="float">
            <text:p>27.057674772</text:p>
          </table:table-cell>
          <table:table-cell office:value-type="float" office:value="27.070799867" calcext:value-type="float">
            <text:p>27.070799867</text:p>
          </table:table-cell>
          <table:table-cell office:value-type="float" office:value="27.055847905" calcext:value-type="float">
            <text:p>27.055847905</text:p>
          </table:table-cell>
          <table:table-cell/>
          <table:table-cell office:value-type="float" office:value="-0.008278878" calcext:value-type="float">
            <text:p>-0.008278878</text:p>
          </table:table-cell>
          <table:table-cell office:value-type="float" office:value="0.005225999" calcext:value-type="float">
            <text:p>0.005225999</text:p>
          </table:table-cell>
          <table:table-cell office:value-type="float" office:value="-0.010158619" calcext:value-type="float">
            <text:p>-0.010158619</text:p>
          </table:table-cell>
          <table:table-cell/>
        </table:table-row>
        <table:table-row table:style-name="ro1">
          <table:table-cell office:value-type="float" office:value="0.835" calcext:value-type="float">
            <text:p>0.835</text:p>
          </table:table-cell>
          <table:table-cell table:style-name="ce1" office:value-type="string" calcext:value-type="string">
            <text:p><text:s/>2019-11-13 15:34:38</text:p>
          </table:table-cell>
          <table:table-cell office:value-type="float" office:value="27.07583" calcext:value-type="float">
            <text:p>27.07583</text:p>
          </table:table-cell>
          <table:table-cell office:value-type="float" office:value="0.835" calcext:value-type="float">
            <text:p>0.8350</text:p>
          </table:table-cell>
          <table:table-cell office:value-type="float" office:value="0.728222815" calcext:value-type="float">
            <text:p>0.728222815</text:p>
          </table:table-cell>
          <table:table-cell office:value-type="float" office:value="0.751994938" calcext:value-type="float">
            <text:p>0.751994938</text:p>
          </table:table-cell>
          <table:table-cell office:value-type="float" office:value="0.513836207" calcext:value-type="float">
            <text:p>0.513836207</text:p>
          </table:table-cell>
          <table:table-cell/>
          <table:table-cell office:value-type="float" office:value="0.005949533" calcext:value-type="float">
            <text:p>0.005949533</text:p>
          </table:table-cell>
          <table:table-cell office:value-type="float" office:value="0.006143749" calcext:value-type="float">
            <text:p>0.006143749</text:p>
          </table:table-cell>
          <table:table-cell office:value-type="float" office:value="0.004198008" calcext:value-type="float">
            <text:p>0.004198008</text:p>
          </table:table-cell>
          <table:table-cell/>
          <table:table-cell office:value-type="float" office:value="0.000423653" calcext:value-type="float">
            <text:p>0.000423653</text:p>
          </table:table-cell>
          <table:table-cell office:value-type="float" office:value="0.00061787" calcext:value-type="float">
            <text:p>0.00061787</text:p>
          </table:table-cell>
          <table:table-cell office:value-type="float" office:value="-0.001327872" calcext:value-type="float">
            <text:p>-0.001327872</text:p>
          </table:table-cell>
          <table:table-cell/>
          <table:table-cell office:value-type="float" office:value="27.086265823" calcext:value-type="float">
            <text:p>27.086265823</text:p>
          </table:table-cell>
          <table:table-cell office:value-type="float" office:value="27.09105036" calcext:value-type="float">
            <text:p>27.09105036</text:p>
          </table:table-cell>
          <table:table-cell office:value-type="float" office:value="27.043116039" calcext:value-type="float">
            <text:p>27.043116039</text:p>
          </table:table-cell>
          <table:table-cell/>
          <table:table-cell office:value-type="float" office:value="0.010738827" calcext:value-type="float">
            <text:p>0.010738827</text:p>
          </table:table-cell>
          <table:table-cell office:value-type="float" office:value="0.015661841" calcext:value-type="float">
            <text:p>0.015661841</text:p>
          </table:table-cell>
          <table:table-cell office:value-type="float" office:value="-0.033660181" calcext:value-type="float">
            <text:p>-0.033660181</text:p>
          </table:table-cell>
          <table:table-cell/>
        </table:table-row>
        <table:table-row table:style-name="ro1">
          <table:table-cell office:value-type="float" office:value="0.84" calcext:value-type="float">
            <text:p>0.84</text:p>
          </table:table-cell>
          <table:table-cell table:style-name="ce1" office:value-type="string" calcext:value-type="string">
            <text:p><text:s/>2019-11-13 15:34:38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84" calcext:value-type="float">
            <text:p>0.8400</text:p>
          </table:table-cell>
          <table:table-cell office:value-type="float" office:value="0.676587305" calcext:value-type="float">
            <text:p>0.676587305</text:p>
          </table:table-cell>
          <table:table-cell office:value-type="float" office:value="0.730348316" calcext:value-type="float">
            <text:p>0.730348316</text:p>
          </table:table-cell>
          <table:table-cell office:value-type="float" office:value="0.561448999" calcext:value-type="float">
            <text:p>0.561448999</text:p>
          </table:table-cell>
          <table:table-cell/>
          <table:table-cell office:value-type="float" office:value="0.005527674" calcext:value-type="float">
            <text:p>0.005527674</text:p>
          </table:table-cell>
          <table:table-cell office:value-type="float" office:value="0.005966898" calcext:value-type="float">
            <text:p>0.005966898</text:p>
          </table:table-cell>
          <table:table-cell office:value-type="float" office:value="0.004587002" calcext:value-type="float">
            <text:p>0.004587002</text:p>
          </table:table-cell>
          <table:table-cell/>
          <table:table-cell office:value-type="float" office:value="0.000001794" calcext:value-type="float">
            <text:p>1.794E-06</text:p>
          </table:table-cell>
          <table:table-cell office:value-type="float" office:value="0.000441018" calcext:value-type="float">
            <text:p>0.000441018</text:p>
          </table:table-cell>
          <table:table-cell office:value-type="float" office:value="-0.000938878" calcext:value-type="float">
            <text:p>-0.000938878</text:p>
          </table:table-cell>
          <table:table-cell/>
          <table:table-cell office:value-type="float" office:value="27.065764995" calcext:value-type="float">
            <text:p>27.065764995</text:p>
          </table:table-cell>
          <table:table-cell office:value-type="float" office:value="27.076585461" calcext:value-type="float">
            <text:p>27.076585461</text:p>
          </table:table-cell>
          <table:table-cell office:value-type="float" office:value="27.042590793" calcext:value-type="float">
            <text:p>27.042590793</text:p>
          </table:table-cell>
          <table:table-cell/>
          <table:table-cell office:value-type="float" office:value="0.000045429" calcext:value-type="float">
            <text:p>4.5429E-05</text:p>
          </table:table-cell>
          <table:table-cell office:value-type="float" office:value="0.011179003" calcext:value-type="float">
            <text:p>0.011179003</text:p>
          </table:table-cell>
          <table:table-cell office:value-type="float" office:value="-0.023799458" calcext:value-type="float">
            <text:p>-0.023799458</text:p>
          </table:table-cell>
          <table:table-cell/>
        </table:table-row>
        <table:table-row table:style-name="ro1">
          <table:table-cell office:value-type="float" office:value="0.845" calcext:value-type="float">
            <text:p>0.845</text:p>
          </table:table-cell>
          <table:table-cell table:style-name="ce1" office:value-type="string" calcext:value-type="string">
            <text:p><text:s/>2019-11-13 15:34:38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845" calcext:value-type="float">
            <text:p>0.8450</text:p>
          </table:table-cell>
          <table:table-cell office:value-type="float" office:value="0.79363296" calcext:value-type="float">
            <text:p>0.79363296</text:p>
          </table:table-cell>
          <table:table-cell office:value-type="float" office:value="0.607526971" calcext:value-type="float">
            <text:p>0.607526971</text:p>
          </table:table-cell>
          <table:table-cell office:value-type="float" office:value="0.497269094" calcext:value-type="float">
            <text:p>0.497269094</text:p>
          </table:table-cell>
          <table:table-cell/>
          <table:table-cell office:value-type="float" office:value="0.006483929" calcext:value-type="float">
            <text:p>0.006483929</text:p>
          </table:table-cell>
          <table:table-cell office:value-type="float" office:value="0.004963456" calcext:value-type="float">
            <text:p>0.004963456</text:p>
          </table:table-cell>
          <table:table-cell office:value-type="float" office:value="0.004062656" calcext:value-type="float">
            <text:p>0.004062656</text:p>
          </table:table-cell>
          <table:table-cell/>
          <table:table-cell office:value-type="float" office:value="0.00095805" calcext:value-type="float">
            <text:p>0.00095805</text:p>
          </table:table-cell>
          <table:table-cell office:value-type="float" office:value="-0.000562424" calcext:value-type="float">
            <text:p>-0.000562424</text:p>
          </table:table-cell>
          <table:table-cell office:value-type="float" office:value="-0.001463224" calcext:value-type="float">
            <text:p>-0.001463224</text:p>
          </table:table-cell>
          <table:table-cell/>
          <table:table-cell office:value-type="float" office:value="27.089322616" calcext:value-type="float">
            <text:p>27.089322616</text:p>
          </table:table-cell>
          <table:table-cell office:value-type="float" office:value="27.051865089" calcext:value-type="float">
            <text:p>27.051865089</text:p>
          </table:table-cell>
          <table:table-cell office:value-type="float" office:value="27.029672926" calcext:value-type="float">
            <text:p>27.029672926</text:p>
          </table:table-cell>
          <table:table-cell/>
          <table:table-cell office:value-type="float" office:value="0.024284665" calcext:value-type="float">
            <text:p>0.024284665</text:p>
          </table:table-cell>
          <table:table-cell office:value-type="float" office:value="-0.014256711" calcext:value-type="float">
            <text:p>-0.014256711</text:p>
          </table:table-cell>
          <table:table-cell office:value-type="float" office:value="-0.037091297" calcext:value-type="float">
            <text:p>-0.037091297</text:p>
          </table:table-cell>
          <table:table-cell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string" calcext:value-type="string">
            <text:p><text:s/>2019-11-13 15:34:39</text:p>
          </table:table-cell>
          <table:table-cell office:value-type="float" office:value="27.07583" calcext:value-type="float">
            <text:p>27.07583</text:p>
          </table:table-cell>
          <table:table-cell office:value-type="float" office:value="0.85" calcext:value-type="float">
            <text:p>0.8500</text:p>
          </table:table-cell>
          <table:table-cell office:value-type="float" office:value="0.780493114" calcext:value-type="float">
            <text:p>0.780493114</text:p>
          </table:table-cell>
          <table:table-cell office:value-type="float" office:value="0.59968121" calcext:value-type="float">
            <text:p>0.59968121</text:p>
          </table:table-cell>
          <table:table-cell office:value-type="float" office:value="0.529000226" calcext:value-type="float">
            <text:p>0.529000226</text:p>
          </table:table-cell>
          <table:table-cell/>
          <table:table-cell office:value-type="float" office:value="0.006376578" calcext:value-type="float">
            <text:p>0.006376578</text:p>
          </table:table-cell>
          <table:table-cell office:value-type="float" office:value="0.004899356" calcext:value-type="float">
            <text:p>0.004899356</text:p>
          </table:table-cell>
          <table:table-cell office:value-type="float" office:value="0.004321897" calcext:value-type="float">
            <text:p>0.004321897</text:p>
          </table:table-cell>
          <table:table-cell/>
          <table:table-cell office:value-type="float" office:value="0.000850698" calcext:value-type="float">
            <text:p>0.000850698</text:p>
          </table:table-cell>
          <table:table-cell office:value-type="float" office:value="-0.000626524" calcext:value-type="float">
            <text:p>-0.000626524</text:p>
          </table:table-cell>
          <table:table-cell office:value-type="float" office:value="-0.001203983" calcext:value-type="float">
            <text:p>-0.001203983</text:p>
          </table:table-cell>
          <table:table-cell/>
          <table:table-cell office:value-type="float" office:value="27.096786068" calcext:value-type="float">
            <text:p>27.096786068</text:p>
          </table:table-cell>
          <table:table-cell office:value-type="float" office:value="27.060394334" calcext:value-type="float">
            <text:p>27.060394334</text:p>
          </table:table-cell>
          <table:table-cell office:value-type="float" office:value="27.046168168" calcext:value-type="float">
            <text:p>27.046168168</text:p>
          </table:table-cell>
          <table:table-cell/>
          <table:table-cell office:value-type="float" office:value="0.021563542" calcext:value-type="float">
            <text:p>0.021563542</text:p>
          </table:table-cell>
          <table:table-cell office:value-type="float" office:value="-0.01588156" calcext:value-type="float">
            <text:p>-0.01588156</text:p>
          </table:table-cell>
          <table:table-cell office:value-type="float" office:value="-0.030519664" calcext:value-type="float">
            <text:p>-0.030519664</text:p>
          </table:table-cell>
          <table:table-cell/>
        </table:table-row>
        <table:table-row table:style-name="ro1">
          <table:table-cell office:value-type="float" office:value="0.855" calcext:value-type="float">
            <text:p>0.855</text:p>
          </table:table-cell>
          <table:table-cell table:style-name="ce1" office:value-type="string" calcext:value-type="string">
            <text:p><text:s/>2019-11-13 15:34:39</text:p>
          </table:table-cell>
          <table:table-cell office:value-type="float" office:value="27.07077" calcext:value-type="float">
            <text:p>27.07077</text:p>
          </table:table-cell>
          <table:table-cell office:value-type="float" office:value="0.855" calcext:value-type="float">
            <text:p>0.8550</text:p>
          </table:table-cell>
          <table:table-cell office:value-type="float" office:value="0.65548547" calcext:value-type="float">
            <text:p>0.65548547</text:p>
          </table:table-cell>
          <table:table-cell office:value-type="float" office:value="0.621460154" calcext:value-type="float">
            <text:p>0.621460154</text:p>
          </table:table-cell>
          <table:table-cell office:value-type="float" office:value="0.58594055" calcext:value-type="float">
            <text:p>0.58594055</text:p>
          </table:table-cell>
          <table:table-cell/>
          <table:table-cell office:value-type="float" office:value="0.005355273" calcext:value-type="float">
            <text:p>0.005355273</text:p>
          </table:table-cell>
          <table:table-cell office:value-type="float" office:value="0.005077289" calcext:value-type="float">
            <text:p>0.005077289</text:p>
          </table:table-cell>
          <table:table-cell office:value-type="float" office:value="0.004787096" calcext:value-type="float">
            <text:p>0.004787096</text:p>
          </table:table-cell>
          <table:table-cell/>
          <table:table-cell office:value-type="float" office:value="-0.000170606" calcext:value-type="float">
            <text:p>-0.000170606</text:p>
          </table:table-cell>
          <table:table-cell office:value-type="float" office:value="-0.000448591" calcext:value-type="float">
            <text:p>-0.000448591</text:p>
          </table:table-cell>
          <table:table-cell office:value-type="float" office:value="-0.000738784" calcext:value-type="float">
            <text:p>-0.000738784</text:p>
          </table:table-cell>
          <table:table-cell/>
          <table:table-cell office:value-type="float" office:value="27.06657195" calcext:value-type="float">
            <text:p>27.06657195</text:p>
          </table:table-cell>
          <table:table-cell office:value-type="float" office:value="27.059723635" calcext:value-type="float">
            <text:p>27.059723635</text:p>
          </table:table-cell>
          <table:table-cell office:value-type="float" office:value="27.052574519" calcext:value-type="float">
            <text:p>27.052574519</text:p>
          </table:table-cell>
          <table:table-cell/>
          <table:table-cell office:value-type="float" office:value="-0.004324622" calcext:value-type="float">
            <text:p>-0.004324622</text:p>
          </table:table-cell>
          <table:table-cell office:value-type="float" office:value="-0.01137117" calcext:value-type="float">
            <text:p>-0.01137117</text:p>
          </table:table-cell>
          <table:table-cell office:value-type="float" office:value="-0.018727244" calcext:value-type="float">
            <text:p>-0.018727244</text:p>
          </table:table-cell>
          <table:table-cell/>
        </table:table-row>
        <table:table-row table:style-name="ro1">
          <table:table-cell office:value-type="float" office:value="0.86" calcext:value-type="float">
            <text:p>0.86</text:p>
          </table:table-cell>
          <table:table-cell table:style-name="ce1" office:value-type="string" calcext:value-type="string">
            <text:p><text:s/>2019-11-13 15:34:39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86" calcext:value-type="float">
            <text:p>0.8600</text:p>
          </table:table-cell>
          <table:table-cell office:value-type="float" office:value="0.782977436" calcext:value-type="float">
            <text:p>0.782977436</text:p>
          </table:table-cell>
          <table:table-cell office:value-type="float" office:value="0.641903358" calcext:value-type="float">
            <text:p>0.641903358</text:p>
          </table:table-cell>
          <table:table-cell office:value-type="float" office:value="0.495448768" calcext:value-type="float">
            <text:p>0.495448768</text:p>
          </table:table-cell>
          <table:table-cell/>
          <table:table-cell office:value-type="float" office:value="0.006396874" calcext:value-type="float">
            <text:p>0.006396874</text:p>
          </table:table-cell>
          <table:table-cell office:value-type="float" office:value="0.005244308" calcext:value-type="float">
            <text:p>0.005244308</text:p>
          </table:table-cell>
          <table:table-cell office:value-type="float" office:value="0.004047784" calcext:value-type="float">
            <text:p>0.004047784</text:p>
          </table:table-cell>
          <table:table-cell/>
          <table:table-cell office:value-type="float" office:value="0.000870995" calcext:value-type="float">
            <text:p>0.000870995</text:p>
          </table:table-cell>
          <table:table-cell office:value-type="float" office:value="-0.000281571" calcext:value-type="float">
            <text:p>-0.000281571</text:p>
          </table:table-cell>
          <table:table-cell office:value-type="float" office:value="-0.001478096" calcext:value-type="float">
            <text:p>-0.001478096</text:p>
          </table:table-cell>
          <table:table-cell/>
          <table:table-cell office:value-type="float" office:value="27.087178013" calcext:value-type="float">
            <text:p>27.087178013</text:p>
          </table:table-cell>
          <table:table-cell office:value-type="float" office:value="27.058784111" calcext:value-type="float">
            <text:p>27.058784111</text:p>
          </table:table-cell>
          <table:table-cell office:value-type="float" office:value="27.029306536" calcext:value-type="float">
            <text:p>27.029306536</text:p>
          </table:table-cell>
          <table:table-cell/>
          <table:table-cell office:value-type="float" office:value="0.022078019" calcext:value-type="float">
            <text:p>0.022078019</text:p>
          </table:table-cell>
          <table:table-cell office:value-type="float" office:value="-0.007137433" calcext:value-type="float">
            <text:p>-0.007137433</text:p>
          </table:table-cell>
          <table:table-cell office:value-type="float" office:value="-0.037468295" calcext:value-type="float">
            <text:p>-0.037468295</text:p>
          </table:table-cell>
          <table:table-cell/>
        </table:table-row>
        <table:table-row table:style-name="ro1">
          <table:table-cell office:value-type="float" office:value="0.865" calcext:value-type="float">
            <text:p>0.865</text:p>
          </table:table-cell>
          <table:table-cell table:style-name="ce1" office:value-type="string" calcext:value-type="string">
            <text:p><text:s/>2019-11-13 15:34:39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865" calcext:value-type="float">
            <text:p>0.8650</text:p>
          </table:table-cell>
          <table:table-cell office:value-type="float" office:value="0.653632957" calcext:value-type="float">
            <text:p>0.653632957</text:p>
          </table:table-cell>
          <table:table-cell office:value-type="float" office:value="0.624705031" calcext:value-type="float">
            <text:p>0.624705031</text:p>
          </table:table-cell>
          <table:table-cell office:value-type="float" office:value="0.588519047" calcext:value-type="float">
            <text:p>0.588519047</text:p>
          </table:table-cell>
          <table:table-cell/>
          <table:table-cell office:value-type="float" office:value="0.005340139" calcext:value-type="float">
            <text:p>0.005340139</text:p>
          </table:table-cell>
          <table:table-cell office:value-type="float" office:value="0.005103799" calcext:value-type="float">
            <text:p>0.005103799</text:p>
          </table:table-cell>
          <table:table-cell office:value-type="float" office:value="0.004808162" calcext:value-type="float">
            <text:p>0.004808162</text:p>
          </table:table-cell>
          <table:table-cell/>
          <table:table-cell office:value-type="float" office:value="-0.000185741" calcext:value-type="float">
            <text:p>-0.000185741</text:p>
          </table:table-cell>
          <table:table-cell office:value-type="float" office:value="-0.000422081" calcext:value-type="float">
            <text:p>-0.000422081</text:p>
          </table:table-cell>
          <table:table-cell office:value-type="float" office:value="-0.000717718" calcext:value-type="float">
            <text:p>-0.000717718</text:p>
          </table:table-cell>
          <table:table-cell/>
          <table:table-cell office:value-type="float" office:value="27.061144948" calcext:value-type="float">
            <text:p>27.061144948</text:p>
          </table:table-cell>
          <table:table-cell office:value-type="float" office:value="27.055322566" calcext:value-type="float">
            <text:p>27.055322566</text:p>
          </table:table-cell>
          <table:table-cell office:value-type="float" office:value="27.048039298" calcext:value-type="float">
            <text:p>27.048039298</text:p>
          </table:table-cell>
          <table:table-cell/>
          <table:table-cell office:value-type="float" office:value="-0.004708271" calcext:value-type="float">
            <text:p>-0.004708271</text:p>
          </table:table-cell>
          <table:table-cell office:value-type="float" office:value="-0.010699162" calcext:value-type="float">
            <text:p>-0.010699162</text:p>
          </table:table-cell>
          <table:table-cell office:value-type="float" office:value="-0.018193238" calcext:value-type="float">
            <text:p>-0.018193238</text:p>
          </table:table-cell>
          <table:table-cell/>
        </table:table-row>
        <table:table-row table:style-name="ro1">
          <table:table-cell office:value-type="float" office:value="0.87" calcext:value-type="float">
            <text:p>0.87</text:p>
          </table:table-cell>
          <table:table-cell table:style-name="ce1" office:value-type="string" calcext:value-type="string">
            <text:p><text:s/>2019-11-13 15:34:40</text:p>
          </table:table-cell>
          <table:table-cell office:value-type="float" office:value="27.08088" calcext:value-type="float">
            <text:p>27.08088</text:p>
          </table:table-cell>
          <table:table-cell office:value-type="float" office:value="0.87" calcext:value-type="float">
            <text:p>0.8700</text:p>
          </table:table-cell>
          <table:table-cell office:value-type="float" office:value="0.790422653" calcext:value-type="float">
            <text:p>0.790422653</text:p>
          </table:table-cell>
          <table:table-cell office:value-type="float" office:value="0.615030004" calcext:value-type="float">
            <text:p>0.615030004</text:p>
          </table:table-cell>
          <table:table-cell office:value-type="float" office:value="0.49458152" calcext:value-type="float">
            <text:p>0.49458152</text:p>
          </table:table-cell>
          <table:table-cell/>
          <table:table-cell office:value-type="float" office:value="0.006457701" calcext:value-type="float">
            <text:p>0.006457701</text:p>
          </table:table-cell>
          <table:table-cell office:value-type="float" office:value="0.005024755" calcext:value-type="float">
            <text:p>0.005024755</text:p>
          </table:table-cell>
          <table:table-cell office:value-type="float" office:value="0.004040699" calcext:value-type="float">
            <text:p>0.004040699</text:p>
          </table:table-cell>
          <table:table-cell/>
          <table:table-cell office:value-type="float" office:value="0.000931822" calcext:value-type="float">
            <text:p>0.000931822</text:p>
          </table:table-cell>
          <table:table-cell office:value-type="float" office:value="-0.000501125" calcext:value-type="float">
            <text:p>-0.000501125</text:p>
          </table:table-cell>
          <table:table-cell office:value-type="float" office:value="-0.001485181" calcext:value-type="float">
            <text:p>-0.001485181</text:p>
          </table:table-cell>
          <table:table-cell/>
          <table:table-cell office:value-type="float" office:value="27.103838563" calcext:value-type="float">
            <text:p>27.103838563</text:p>
          </table:table-cell>
          <table:table-cell office:value-type="float" office:value="27.068537787" calcext:value-type="float">
            <text:p>27.068537787</text:p>
          </table:table-cell>
          <table:table-cell office:value-type="float" office:value="27.044294838" calcext:value-type="float">
            <text:p>27.044294838</text:p>
          </table:table-cell>
          <table:table-cell/>
          <table:table-cell office:value-type="float" office:value="0.023619845" calcext:value-type="float">
            <text:p>0.023619845</text:p>
          </table:table-cell>
          <table:table-cell office:value-type="float" office:value="-0.012702843" calcext:value-type="float">
            <text:p>-0.012702843</text:p>
          </table:table-cell>
          <table:table-cell office:value-type="float" office:value="-0.037647906" calcext:value-type="float">
            <text:p>-0.037647906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string" calcext:value-type="string">
            <text:p><text:s/>2019-11-13 15:34:40</text:p>
          </table:table-cell>
          <table:table-cell office:value-type="float" office:value="27.07583" calcext:value-type="float">
            <text:p>27.07583</text:p>
          </table:table-cell>
          <table:table-cell office:value-type="float" office:value="0.875" calcext:value-type="float">
            <text:p>0.8750</text:p>
          </table:table-cell>
          <table:table-cell office:value-type="float" office:value="0.657031018" calcext:value-type="float">
            <text:p>0.657031018</text:p>
          </table:table-cell>
          <table:table-cell office:value-type="float" office:value="0.619715526" calcext:value-type="float">
            <text:p>0.619715526</text:p>
          </table:table-cell>
          <table:table-cell office:value-type="float" office:value="0.582017968" calcext:value-type="float">
            <text:p>0.582017968</text:p>
          </table:table-cell>
          <table:table-cell/>
          <table:table-cell office:value-type="float" office:value="0.0053679" calcext:value-type="float">
            <text:p>0.0053679</text:p>
          </table:table-cell>
          <table:table-cell office:value-type="float" office:value="0.005063035" calcext:value-type="float">
            <text:p>0.005063035</text:p>
          </table:table-cell>
          <table:table-cell office:value-type="float" office:value="0.004755049" calcext:value-type="float">
            <text:p>0.004755049</text:p>
          </table:table-cell>
          <table:table-cell/>
          <table:table-cell office:value-type="float" office:value="-0.000157979" calcext:value-type="float">
            <text:p>-0.000157979</text:p>
          </table:table-cell>
          <table:table-cell office:value-type="float" office:value="-0.000462845" calcext:value-type="float">
            <text:p>-0.000462845</text:p>
          </table:table-cell>
          <table:table-cell office:value-type="float" office:value="-0.000770831" calcext:value-type="float">
            <text:p>-0.000770831</text:p>
          </table:table-cell>
          <table:table-cell/>
          <table:table-cell office:value-type="float" office:value="27.071937166" calcext:value-type="float">
            <text:p>27.071937166</text:p>
          </table:table-cell>
          <table:table-cell office:value-type="float" office:value="27.064426667" calcext:value-type="float">
            <text:p>27.064426667</text:p>
          </table:table-cell>
          <table:table-cell office:value-type="float" office:value="27.056839218" calcext:value-type="float">
            <text:p>27.056839218</text:p>
          </table:table-cell>
          <table:table-cell/>
          <table:table-cell office:value-type="float" office:value="-0.004004545" calcext:value-type="float">
            <text:p>-0.004004545</text:p>
          </table:table-cell>
          <table:table-cell office:value-type="float" office:value="-0.011732479" calcext:value-type="float">
            <text:p>-0.011732479</text:p>
          </table:table-cell>
          <table:table-cell office:value-type="float" office:value="-0.019539611" calcext:value-type="float">
            <text:p>-0.019539611</text:p>
          </table:table-cell>
          <table:table-cell/>
        </table:table-row>
        <table:table-row table:style-name="ro1">
          <table:table-cell office:value-type="float" office:value="0.88" calcext:value-type="float">
            <text:p>0.88</text:p>
          </table:table-cell>
          <table:table-cell table:style-name="ce1" office:value-type="string" calcext:value-type="string">
            <text:p><text:s/>2019-11-13 15:34:40</text:p>
          </table:table-cell>
          <table:table-cell office:value-type="float" office:value="27.07583" calcext:value-type="float">
            <text:p>27.07583</text:p>
          </table:table-cell>
          <table:table-cell office:value-type="float" office:value="0.88" calcext:value-type="float">
            <text:p>0.8800</text:p>
          </table:table-cell>
          <table:table-cell office:value-type="float" office:value="0.644556957" calcext:value-type="float">
            <text:p>0.644556957</text:p>
          </table:table-cell>
          <table:table-cell office:value-type="float" office:value="0.712542023" calcext:value-type="float">
            <text:p>0.712542023</text:p>
          </table:table-cell>
          <table:table-cell office:value-type="float" office:value="0.611375047" calcext:value-type="float">
            <text:p>0.611375047</text:p>
          </table:table-cell>
          <table:table-cell/>
          <table:table-cell office:value-type="float" office:value="0.005265988" calcext:value-type="float">
            <text:p>0.005265988</text:p>
          </table:table-cell>
          <table:table-cell office:value-type="float" office:value="0.005821422" calcext:value-type="float">
            <text:p>0.005821422</text:p>
          </table:table-cell>
          <table:table-cell office:value-type="float" office:value="0.004994894" calcext:value-type="float">
            <text:p>0.004994894</text:p>
          </table:table-cell>
          <table:table-cell/>
          <table:table-cell office:value-type="float" office:value="-0.000259892" calcext:value-type="float">
            <text:p>-0.000259892</text:p>
          </table:table-cell>
          <table:table-cell office:value-type="float" office:value="0.000295542" calcext:value-type="float">
            <text:p>0.000295542</text:p>
          </table:table-cell>
          <table:table-cell office:value-type="float" office:value="-0.000530986" calcext:value-type="float">
            <text:p>-0.000530986</text:p>
          </table:table-cell>
          <table:table-cell/>
          <table:table-cell office:value-type="float" office:value="27.069426514" calcext:value-type="float">
            <text:p>27.069426514</text:p>
          </table:table-cell>
          <table:table-cell office:value-type="float" office:value="27.083109791" calcext:value-type="float">
            <text:p>27.083109791</text:p>
          </table:table-cell>
          <table:table-cell office:value-type="float" office:value="27.062747969" calcext:value-type="float">
            <text:p>27.062747969</text:p>
          </table:table-cell>
          <table:table-cell/>
          <table:table-cell office:value-type="float" office:value="-0.00658788" calcext:value-type="float">
            <text:p>-0.00658788</text:p>
          </table:table-cell>
          <table:table-cell office:value-type="float" office:value="0.007491446" calcext:value-type="float">
            <text:p>0.007491446</text:p>
          </table:table-cell>
          <table:table-cell office:value-type="float" office:value="-0.013459779" calcext:value-type="float">
            <text:p>-0.013459779</text:p>
          </table:table-cell>
          <table:table-cell/>
        </table:table-row>
        <table:table-row table:style-name="ro1">
          <table:table-cell office:value-type="float" office:value="0.885" calcext:value-type="float">
            <text:p>0.885</text:p>
          </table:table-cell>
          <table:table-cell table:style-name="ce1" office:value-type="string" calcext:value-type="string">
            <text:p><text:s/>2019-11-13 15:34:40</text:p>
          </table:table-cell>
          <table:table-cell office:value-type="float" office:value="27.07077" calcext:value-type="float">
            <text:p>27.07077</text:p>
          </table:table-cell>
          <table:table-cell office:value-type="float" office:value="0.885" calcext:value-type="float">
            <text:p>0.8850</text:p>
          </table:table-cell>
          <table:table-cell office:value-type="float" office:value="0.741648166" calcext:value-type="float">
            <text:p>0.741648166</text:p>
          </table:table-cell>
          <table:table-cell office:value-type="float" office:value="0.735375969" calcext:value-type="float">
            <text:p>0.735375969</text:p>
          </table:table-cell>
          <table:table-cell office:value-type="float" office:value="0.509672226" calcext:value-type="float">
            <text:p>0.509672226</text:p>
          </table:table-cell>
          <table:table-cell/>
          <table:table-cell office:value-type="float" office:value="0.006059217" calcext:value-type="float">
            <text:p>0.006059217</text:p>
          </table:table-cell>
          <table:table-cell office:value-type="float" office:value="0.006007974" calcext:value-type="float">
            <text:p>0.006007974</text:p>
          </table:table-cell>
          <table:table-cell office:value-type="float" office:value="0.004163989" calcext:value-type="float">
            <text:p>0.004163989</text:p>
          </table:table-cell>
          <table:table-cell/>
          <table:table-cell office:value-type="float" office:value="0.000533337" calcext:value-type="float">
            <text:p>0.000533337</text:p>
          </table:table-cell>
          <table:table-cell office:value-type="float" office:value="0.000482094" calcext:value-type="float">
            <text:p>0.000482094</text:p>
          </table:table-cell>
          <table:table-cell office:value-type="float" office:value="-0.001361891" calcext:value-type="float">
            <text:p>-0.001361891</text:p>
          </table:table-cell>
          <table:table-cell/>
          <table:table-cell office:value-type="float" office:value="27.083913834" calcext:value-type="float">
            <text:p>27.083913834</text:p>
          </table:table-cell>
          <table:table-cell office:value-type="float" office:value="27.082651444" calcext:value-type="float">
            <text:p>27.082651444</text:p>
          </table:table-cell>
          <table:table-cell office:value-type="float" office:value="27.037223661" calcext:value-type="float">
            <text:p>27.037223661</text:p>
          </table:table-cell>
          <table:table-cell/>
          <table:table-cell office:value-type="float" office:value="0.013519112" calcext:value-type="float">
            <text:p>0.013519112</text:p>
          </table:table-cell>
          <table:table-cell office:value-type="float" office:value="0.01222019" calcext:value-type="float">
            <text:p>0.01222019</text:p>
          </table:table-cell>
          <table:table-cell office:value-type="float" office:value="-0.034522557" calcext:value-type="float">
            <text:p>-0.034522557</text:p>
          </table:table-cell>
          <table:table-cell/>
        </table:table-row>
        <table:table-row table:style-name="ro1">
          <table:table-cell office:value-type="float" office:value="0.89" calcext:value-type="float">
            <text:p>0.89</text:p>
          </table:table-cell>
          <table:table-cell table:style-name="ce1" office:value-type="string" calcext:value-type="string">
            <text:p><text:s/>2019-11-13 15:34:41</text:p>
          </table:table-cell>
          <table:table-cell office:value-type="float" office:value="27.07583" calcext:value-type="float">
            <text:p>27.07583</text:p>
          </table:table-cell>
          <table:table-cell office:value-type="float" office:value="0.89" calcext:value-type="float">
            <text:p>0.8900</text:p>
          </table:table-cell>
          <table:table-cell office:value-type="float" office:value="0.79391787" calcext:value-type="float">
            <text:p>0.79391787</text:p>
          </table:table-cell>
          <table:table-cell office:value-type="float" office:value="0.603883934" calcext:value-type="float">
            <text:p>0.603883934</text:p>
          </table:table-cell>
          <table:table-cell office:value-type="float" office:value="0.511227311" calcext:value-type="float">
            <text:p>0.511227311</text:p>
          </table:table-cell>
          <table:table-cell/>
          <table:table-cell office:value-type="float" office:value="0.006486257" calcext:value-type="float">
            <text:p>0.006486257</text:p>
          </table:table-cell>
          <table:table-cell office:value-type="float" office:value="0.004933692" calcext:value-type="float">
            <text:p>0.004933692</text:p>
          </table:table-cell>
          <table:table-cell office:value-type="float" office:value="0.004176694" calcext:value-type="float">
            <text:p>0.004176694</text:p>
          </table:table-cell>
          <table:table-cell/>
          <table:table-cell office:value-type="float" office:value="0.000960377" calcext:value-type="float">
            <text:p>0.000960377</text:p>
          </table:table-cell>
          <table:table-cell office:value-type="float" office:value="-0.000592188" calcext:value-type="float">
            <text:p>-0.000592188</text:p>
          </table:table-cell>
          <table:table-cell office:value-type="float" office:value="-0.001349186" calcext:value-type="float">
            <text:p>-0.001349186</text:p>
          </table:table-cell>
          <table:table-cell/>
          <table:table-cell office:value-type="float" office:value="27.099488002" calcext:value-type="float">
            <text:p>27.099488002</text:p>
          </table:table-cell>
          <table:table-cell office:value-type="float" office:value="27.061240223" calcext:value-type="float">
            <text:p>27.061240223</text:p>
          </table:table-cell>
          <table:table-cell office:value-type="float" office:value="27.042590934" calcext:value-type="float">
            <text:p>27.042590934</text:p>
          </table:table-cell>
          <table:table-cell/>
          <table:table-cell office:value-type="float" office:value="0.024343666" calcext:value-type="float">
            <text:p>0.024343666</text:p>
          </table:table-cell>
          <table:table-cell office:value-type="float" office:value="-0.015011179" calcext:value-type="float">
            <text:p>-0.015011179</text:p>
          </table:table-cell>
          <table:table-cell office:value-type="float" office:value="-0.034200493" calcext:value-type="float">
            <text:p>-0.034200493</text:p>
          </table:table-cell>
          <table:table-cell/>
        </table:table-row>
        <table:table-row table:style-name="ro1">
          <table:table-cell office:value-type="float" office:value="0.895" calcext:value-type="float">
            <text:p>0.895</text:p>
          </table:table-cell>
          <table:table-cell table:style-name="ce1" office:value-type="string" calcext:value-type="string">
            <text:p><text:s/>2019-11-13 15:34:41</text:p>
          </table:table-cell>
          <table:table-cell office:value-type="float" office:value="27.08088" calcext:value-type="float">
            <text:p>27.08088</text:p>
          </table:table-cell>
          <table:table-cell office:value-type="float" office:value="0.895" calcext:value-type="float">
            <text:p>0.8950</text:p>
          </table:table-cell>
          <table:table-cell office:value-type="float" office:value="0.629606322" calcext:value-type="float">
            <text:p>0.629606322</text:p>
          </table:table-cell>
          <table:table-cell office:value-type="float" office:value="0.678212724" calcext:value-type="float">
            <text:p>0.678212724</text:p>
          </table:table-cell>
          <table:table-cell office:value-type="float" office:value="0.618748739" calcext:value-type="float">
            <text:p>0.618748739</text:p>
          </table:table-cell>
          <table:table-cell/>
          <table:table-cell office:value-type="float" office:value="0.005143843" calcext:value-type="float">
            <text:p>0.005143843</text:p>
          </table:table-cell>
          <table:table-cell office:value-type="float" office:value="0.005540954" calcext:value-type="float">
            <text:p>0.005540954</text:p>
          </table:table-cell>
          <table:table-cell office:value-type="float" office:value="0.005055137" calcext:value-type="float">
            <text:p>0.005055137</text:p>
          </table:table-cell>
          <table:table-cell/>
          <table:table-cell office:value-type="float" office:value="-0.000382037" calcext:value-type="float">
            <text:p>-0.000382037</text:p>
          </table:table-cell>
          <table:table-cell office:value-type="float" office:value="0.000015074" calcext:value-type="float">
            <text:p>1.5074E-05</text:p>
          </table:table-cell>
          <table:table-cell office:value-type="float" office:value="-0.000470743" calcext:value-type="float">
            <text:p>-0.000470743</text:p>
          </table:table-cell>
          <table:table-cell/>
          <table:table-cell office:value-type="float" office:value="27.071471562" calcext:value-type="float">
            <text:p>27.071471562</text:p>
          </table:table-cell>
          <table:table-cell office:value-type="float" office:value="27.081254517" calcext:value-type="float">
            <text:p>27.081254517</text:p>
          </table:table-cell>
          <table:table-cell office:value-type="float" office:value="27.069286257" calcext:value-type="float">
            <text:p>27.069286257</text:p>
          </table:table-cell>
          <table:table-cell/>
          <table:table-cell office:value-type="float" office:value="-0.009684116" calcext:value-type="float">
            <text:p>-0.009684116</text:p>
          </table:table-cell>
          <table:table-cell office:value-type="float" office:value="0.000382045" calcext:value-type="float">
            <text:p>0.000382045</text:p>
          </table:table-cell>
          <table:table-cell office:value-type="float" office:value="-0.011932699" calcext:value-type="float">
            <text:p>-0.011932699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string" calcext:value-type="string">
            <text:p><text:s/>2019-11-13 15:34:41</text:p>
          </table:table-cell>
          <table:table-cell office:value-type="float" office:value="27.07583" calcext:value-type="float">
            <text:p>27.07583</text:p>
          </table:table-cell>
          <table:table-cell office:value-type="float" office:value="0.9" calcext:value-type="float">
            <text:p>0.9000</text:p>
          </table:table-cell>
          <table:table-cell office:value-type="float" office:value="0.629920439" calcext:value-type="float">
            <text:p>0.629920439</text:p>
          </table:table-cell>
          <table:table-cell office:value-type="float" office:value="0.687505685" calcext:value-type="float">
            <text:p>0.687505685</text:p>
          </table:table-cell>
          <table:table-cell office:value-type="float" office:value="0.625200346" calcext:value-type="float">
            <text:p>0.625200346</text:p>
          </table:table-cell>
          <table:table-cell/>
          <table:table-cell office:value-type="float" office:value="0.005146409" calcext:value-type="float">
            <text:p>0.005146409</text:p>
          </table:table-cell>
          <table:table-cell office:value-type="float" office:value="0.005616877" calcext:value-type="float">
            <text:p>0.005616877</text:p>
          </table:table-cell>
          <table:table-cell office:value-type="float" office:value="0.005107846" calcext:value-type="float">
            <text:p>0.005107846</text:p>
          </table:table-cell>
          <table:table-cell/>
          <table:table-cell office:value-type="float" office:value="-0.000379471" calcext:value-type="float">
            <text:p>-0.000379471</text:p>
          </table:table-cell>
          <table:table-cell office:value-type="float" office:value="0.000090997" calcext:value-type="float">
            <text:p>9.0997E-05</text:p>
          </table:table-cell>
          <table:table-cell office:value-type="float" office:value="-0.000418034" calcext:value-type="float">
            <text:p>-0.000418034</text:p>
          </table:table-cell>
          <table:table-cell/>
          <table:table-cell office:value-type="float" office:value="27.066480617" calcext:value-type="float">
            <text:p>27.066480617</text:p>
          </table:table-cell>
          <table:table-cell office:value-type="float" office:value="27.078070775" calcext:value-type="float">
            <text:p>27.078070775</text:p>
          </table:table-cell>
          <table:table-cell office:value-type="float" office:value="27.065530601" calcext:value-type="float">
            <text:p>27.065530601</text:p>
          </table:table-cell>
          <table:table-cell/>
          <table:table-cell office:value-type="float" office:value="-0.009619063" calcext:value-type="float">
            <text:p>-0.009619063</text:p>
          </table:table-cell>
          <table:table-cell office:value-type="float" office:value="0.002306571" calcext:value-type="float">
            <text:p>0.002306571</text:p>
          </table:table-cell>
          <table:table-cell office:value-type="float" office:value="-0.010596584" calcext:value-type="float">
            <text:p>-0.010596584</text:p>
          </table:table-cell>
          <table:table-cell/>
        </table:table-row>
        <table:table-row table:style-name="ro1">
          <table:table-cell office:value-type="float" office:value="0.905" calcext:value-type="float">
            <text:p>0.905</text:p>
          </table:table-cell>
          <table:table-cell table:style-name="ce1" office:value-type="string" calcext:value-type="string">
            <text:p><text:s/>2019-11-13 15:34:41</text:p>
          </table:table-cell>
          <table:table-cell office:value-type="float" office:value="27.08088" calcext:value-type="float">
            <text:p>27.08088</text:p>
          </table:table-cell>
          <table:table-cell office:value-type="float" office:value="0.905" calcext:value-type="float">
            <text:p>0.9050</text:p>
          </table:table-cell>
          <table:table-cell office:value-type="float" office:value="0.628982857" calcext:value-type="float">
            <text:p>0.628982857</text:p>
          </table:table-cell>
          <table:table-cell office:value-type="float" office:value="0.674334249" calcext:value-type="float">
            <text:p>0.674334249</text:p>
          </table:table-cell>
          <table:table-cell office:value-type="float" office:value="0.617026164" calcext:value-type="float">
            <text:p>0.617026164</text:p>
          </table:table-cell>
          <table:table-cell/>
          <table:table-cell office:value-type="float" office:value="0.005138749" calcext:value-type="float">
            <text:p>0.005138749</text:p>
          </table:table-cell>
          <table:table-cell office:value-type="float" office:value="0.005509267" calcext:value-type="float">
            <text:p>0.005509267</text:p>
          </table:table-cell>
          <table:table-cell office:value-type="float" office:value="0.005041063" calcext:value-type="float">
            <text:p>0.005041063</text:p>
          </table:table-cell>
          <table:table-cell/>
          <table:table-cell office:value-type="float" office:value="-0.000387131" calcext:value-type="float">
            <text:p>-0.000387131</text:p>
          </table:table-cell>
          <table:table-cell office:value-type="float" office:value="-0.000016613" calcext:value-type="float">
            <text:p>-1.6613E-05</text:p>
          </table:table-cell>
          <table:table-cell office:value-type="float" office:value="-0.000484816" calcext:value-type="float">
            <text:p>-0.000484816</text:p>
          </table:table-cell>
          <table:table-cell/>
          <table:table-cell office:value-type="float" office:value="27.071346077" calcext:value-type="float">
            <text:p>27.071346077</text:p>
          </table:table-cell>
          <table:table-cell office:value-type="float" office:value="27.080473904" calcext:value-type="float">
            <text:p>27.080473904</text:p>
          </table:table-cell>
          <table:table-cell office:value-type="float" office:value="27.068939555" calcext:value-type="float">
            <text:p>27.068939555</text:p>
          </table:table-cell>
          <table:table-cell/>
          <table:table-cell office:value-type="float" office:value="-0.009813234" calcext:value-type="float">
            <text:p>-0.009813234</text:p>
          </table:table-cell>
          <table:table-cell office:value-type="float" office:value="-0.000421118" calcext:value-type="float">
            <text:p>-0.000421118</text:p>
          </table:table-cell>
          <table:table-cell office:value-type="float" office:value="-0.012289441" calcext:value-type="float">
            <text:p>-0.012289441</text:p>
          </table:table-cell>
          <table:table-cell/>
        </table:table-row>
        <table:table-row table:style-name="ro1">
          <table:table-cell office:value-type="float" office:value="0.91" calcext:value-type="float">
            <text:p>0.91</text:p>
          </table:table-cell>
          <table:table-cell table:style-name="ce1" office:value-type="string" calcext:value-type="string">
            <text:p><text:s/>2019-11-13 15:34:42</text:p>
          </table:table-cell>
          <table:table-cell office:value-type="float" office:value="27.07583" calcext:value-type="float">
            <text:p>27.07583</text:p>
          </table:table-cell>
          <table:table-cell office:value-type="float" office:value="0.91" calcext:value-type="float">
            <text:p>0.9100</text:p>
          </table:table-cell>
          <table:table-cell office:value-type="float" office:value="0.631135181" calcext:value-type="float">
            <text:p>0.631135181</text:p>
          </table:table-cell>
          <table:table-cell office:value-type="float" office:value="0.701326811" calcext:value-type="float">
            <text:p>0.701326811</text:p>
          </table:table-cell>
          <table:table-cell office:value-type="float" office:value="0.627444461" calcext:value-type="float">
            <text:p>0.627444461</text:p>
          </table:table-cell>
          <table:table-cell/>
          <table:table-cell office:value-type="float" office:value="0.005156333" calcext:value-type="float">
            <text:p>0.005156333</text:p>
          </table:table-cell>
          <table:table-cell office:value-type="float" office:value="0.005729794" calcext:value-type="float">
            <text:p>0.005729794</text:p>
          </table:table-cell>
          <table:table-cell office:value-type="float" office:value="0.00512618" calcext:value-type="float">
            <text:p>0.00512618</text:p>
          </table:table-cell>
          <table:table-cell/>
          <table:table-cell office:value-type="float" office:value="-0.000369547" calcext:value-type="float">
            <text:p>-0.000369547</text:p>
          </table:table-cell>
          <table:table-cell office:value-type="float" office:value="0.000203914" calcext:value-type="float">
            <text:p>0.000203914</text:p>
          </table:table-cell>
          <table:table-cell office:value-type="float" office:value="-0.0003997" calcext:value-type="float">
            <text:p>-0.0003997</text:p>
          </table:table-cell>
          <table:table-cell/>
          <table:table-cell office:value-type="float" office:value="27.066725109" calcext:value-type="float">
            <text:p>27.066725109</text:p>
          </table:table-cell>
          <table:table-cell office:value-type="float" office:value="27.08085253" calcext:value-type="float">
            <text:p>27.08085253</text:p>
          </table:table-cell>
          <table:table-cell office:value-type="float" office:value="27.065982276" calcext:value-type="float">
            <text:p>27.065982276</text:p>
          </table:table-cell>
          <table:table-cell/>
          <table:table-cell office:value-type="float" office:value="-0.009367493" calcext:value-type="float">
            <text:p>-0.009367493</text:p>
          </table:table-cell>
          <table:table-cell office:value-type="float" office:value="0.005168847" calcext:value-type="float">
            <text:p>0.005168847</text:p>
          </table:table-cell>
          <table:table-cell office:value-type="float" office:value="-0.010131832" calcext:value-type="float">
            <text:p>-0.010131832</text:p>
          </table:table-cell>
          <table:table-cell/>
        </table:table-row>
        <table:table-row table:style-name="ro1">
          <table:table-cell office:value-type="float" office:value="0.915" calcext:value-type="float">
            <text:p>0.915</text:p>
          </table:table-cell>
          <table:table-cell table:style-name="ce1" office:value-type="string" calcext:value-type="string">
            <text:p><text:s/>2019-11-13 15:34:42</text:p>
          </table:table-cell>
          <table:table-cell office:value-type="float" office:value="27.07077" calcext:value-type="float">
            <text:p>27.07077</text:p>
          </table:table-cell>
          <table:table-cell office:value-type="float" office:value="0.915" calcext:value-type="float">
            <text:p>0.9150</text:p>
          </table:table-cell>
          <table:table-cell office:value-type="float" office:value="0.639740901" calcext:value-type="float">
            <text:p>0.639740901</text:p>
          </table:table-cell>
          <table:table-cell office:value-type="float" office:value="0.706219161" calcext:value-type="float">
            <text:p>0.706219161</text:p>
          </table:table-cell>
          <table:table-cell office:value-type="float" office:value="0.622100904" calcext:value-type="float">
            <text:p>0.622100904</text:p>
          </table:table-cell>
          <table:table-cell/>
          <table:table-cell office:value-type="float" office:value="0.005226641" calcext:value-type="float">
            <text:p>0.005226641</text:p>
          </table:table-cell>
          <table:table-cell office:value-type="float" office:value="0.005769764" calcext:value-type="float">
            <text:p>0.005769764</text:p>
          </table:table-cell>
          <table:table-cell office:value-type="float" office:value="0.005082524" calcext:value-type="float">
            <text:p>0.005082524</text:p>
          </table:table-cell>
          <table:table-cell/>
          <table:table-cell office:value-type="float" office:value="-0.000299239" calcext:value-type="float">
            <text:p>-0.000299239</text:p>
          </table:table-cell>
          <table:table-cell office:value-type="float" office:value="0.000243884" calcext:value-type="float">
            <text:p>0.000243884</text:p>
          </table:table-cell>
          <table:table-cell office:value-type="float" office:value="-0.000443356" calcext:value-type="float">
            <text:p>-0.000443356</text:p>
          </table:table-cell>
          <table:table-cell/>
          <table:table-cell office:value-type="float" office:value="27.063403027" calcext:value-type="float">
            <text:p>27.063403027</text:p>
          </table:table-cell>
          <table:table-cell office:value-type="float" office:value="27.076783104" calcext:value-type="float">
            <text:p>27.076783104</text:p>
          </table:table-cell>
          <table:table-cell office:value-type="float" office:value="27.0598526" calcext:value-type="float">
            <text:p>27.0598526</text:p>
          </table:table-cell>
          <table:table-cell/>
          <table:table-cell office:value-type="float" office:value="-0.007585271" calcext:value-type="float">
            <text:p>-0.007585271</text:p>
          </table:table-cell>
          <table:table-cell office:value-type="float" office:value="0.006182023" calcext:value-type="float">
            <text:p>0.006182023</text:p>
          </table:table-cell>
          <table:table-cell office:value-type="float" office:value="-0.011238472" calcext:value-type="float">
            <text:p>-0.011238472</text:p>
          </table:table-cell>
          <table:table-cell/>
        </table:table-row>
        <table:table-row table:style-name="ro1">
          <table:table-cell office:value-type="float" office:value="0.92" calcext:value-type="float">
            <text:p>0.92</text:p>
          </table:table-cell>
          <table:table-cell table:style-name="ce1" office:value-type="string" calcext:value-type="string">
            <text:p><text:s/>2019-11-13 15:34:42</text:p>
          </table:table-cell>
          <table:table-cell office:value-type="float" office:value="27.07583" calcext:value-type="float">
            <text:p>27.07583</text:p>
          </table:table-cell>
          <table:table-cell office:value-type="float" office:value="0.92" calcext:value-type="float">
            <text:p>0.9200</text:p>
          </table:table-cell>
          <table:table-cell office:value-type="float" office:value="0.645374137" calcext:value-type="float">
            <text:p>0.645374137</text:p>
          </table:table-cell>
          <table:table-cell office:value-type="float" office:value="0.721649614" calcext:value-type="float">
            <text:p>0.721649614</text:p>
          </table:table-cell>
          <table:table-cell office:value-type="float" office:value="0.596193146" calcext:value-type="float">
            <text:p>0.596193146</text:p>
          </table:table-cell>
          <table:table-cell/>
          <table:table-cell office:value-type="float" office:value="0.005272665" calcext:value-type="float">
            <text:p>0.005272665</text:p>
          </table:table-cell>
          <table:table-cell office:value-type="float" office:value="0.00589583" calcext:value-type="float">
            <text:p>0.00589583</text:p>
          </table:table-cell>
          <table:table-cell office:value-type="float" office:value="0.004870859" calcext:value-type="float">
            <text:p>0.004870859</text:p>
          </table:table-cell>
          <table:table-cell/>
          <table:table-cell office:value-type="float" office:value="-0.000253215" calcext:value-type="float">
            <text:p>-0.000253215</text:p>
          </table:table-cell>
          <table:table-cell office:value-type="float" office:value="0.00036995" calcext:value-type="float">
            <text:p>0.00036995</text:p>
          </table:table-cell>
          <table:table-cell office:value-type="float" office:value="-0.000655021" calcext:value-type="float">
            <text:p>-0.000655021</text:p>
          </table:table-cell>
          <table:table-cell/>
          <table:table-cell office:value-type="float" office:value="27.069590988" calcext:value-type="float">
            <text:p>27.069590988</text:p>
          </table:table-cell>
          <table:table-cell office:value-type="float" office:value="27.084942853" calcext:value-type="float">
            <text:p>27.084942853</text:p>
          </table:table-cell>
          <table:table-cell office:value-type="float" office:value="27.059692285" calcext:value-type="float">
            <text:p>27.059692285</text:p>
          </table:table-cell>
          <table:table-cell/>
          <table:table-cell office:value-type="float" office:value="-0.006418645" calcext:value-type="float">
            <text:p>-0.006418645</text:p>
          </table:table-cell>
          <table:table-cell office:value-type="float" office:value="0.009377565" calcext:value-type="float">
            <text:p>0.009377565</text:p>
          </table:table-cell>
          <table:table-cell office:value-type="float" office:value="-0.016603935" calcext:value-type="float">
            <text:p>-0.016603935</text:p>
          </table:table-cell>
          <table:table-cell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string" calcext:value-type="string">
            <text:p><text:s/>2019-11-13 15:34:42</text:p>
          </table:table-cell>
          <table:table-cell office:value-type="float" office:value="27.06572" calcext:value-type="float">
            <text:p>27.06572</text:p>
          </table:table-cell>
          <table:table-cell office:value-type="float" office:value="0.925" calcext:value-type="float">
            <text:p>0.9250</text:p>
          </table:table-cell>
          <table:table-cell office:value-type="float" office:value="0.645503479" calcext:value-type="float">
            <text:p>0.645503479</text:p>
          </table:table-cell>
          <table:table-cell office:value-type="float" office:value="0.716710176" calcext:value-type="float">
            <text:p>0.716710176</text:p>
          </table:table-cell>
          <table:table-cell office:value-type="float" office:value="0.599480343" calcext:value-type="float">
            <text:p>0.599480343</text:p>
          </table:table-cell>
          <table:table-cell/>
          <table:table-cell office:value-type="float" office:value="0.005273721" calcext:value-type="float">
            <text:p>0.005273721</text:p>
          </table:table-cell>
          <table:table-cell office:value-type="float" office:value="0.005855475" calcext:value-type="float">
            <text:p>0.005855475</text:p>
          </table:table-cell>
          <table:table-cell office:value-type="float" office:value="0.004897715" calcext:value-type="float">
            <text:p>0.004897715</text:p>
          </table:table-cell>
          <table:table-cell/>
          <table:table-cell office:value-type="float" office:value="-0.000252159" calcext:value-type="float">
            <text:p>-0.000252159</text:p>
          </table:table-cell>
          <table:table-cell office:value-type="float" office:value="0.000329595" calcext:value-type="float">
            <text:p>0.000329595</text:p>
          </table:table-cell>
          <table:table-cell office:value-type="float" office:value="-0.000628165" calcext:value-type="float">
            <text:p>-0.000628165</text:p>
          </table:table-cell>
          <table:table-cell/>
          <table:table-cell office:value-type="float" office:value="27.059508715" calcext:value-type="float">
            <text:p>27.059508715</text:p>
          </table:table-cell>
          <table:table-cell office:value-type="float" office:value="27.073840526" calcext:value-type="float">
            <text:p>27.073840526</text:p>
          </table:table-cell>
          <table:table-cell office:value-type="float" office:value="27.050245518" calcext:value-type="float">
            <text:p>27.050245518</text:p>
          </table:table-cell>
          <table:table-cell/>
          <table:table-cell office:value-type="float" office:value="-0.006391858" calcext:value-type="float">
            <text:p>-0.006391858</text:p>
          </table:table-cell>
          <table:table-cell office:value-type="float" office:value="0.008354642" calcext:value-type="float">
            <text:p>0.008354642</text:p>
          </table:table-cell>
          <table:table-cell office:value-type="float" office:value="-0.015923159" calcext:value-type="float">
            <text:p>-0.015923159</text:p>
          </table:table-cell>
          <table:table-cell/>
        </table:table-row>
        <table:table-row table:style-name="ro1">
          <table:table-cell office:value-type="float" office:value="0.93" calcext:value-type="float">
            <text:p>0.93</text:p>
          </table:table-cell>
          <table:table-cell table:style-name="ce1" office:value-type="string" calcext:value-type="string">
            <text:p><text:s/>2019-11-13 15:34:43</text:p>
          </table:table-cell>
          <table:table-cell office:value-type="float" office:value="27.07583" calcext:value-type="float">
            <text:p>27.07583</text:p>
          </table:table-cell>
          <table:table-cell office:value-type="float" office:value="0.93" calcext:value-type="float">
            <text:p>0.9300</text:p>
          </table:table-cell>
          <table:table-cell office:value-type="float" office:value="0.778552983" calcext:value-type="float">
            <text:p>0.778552983</text:p>
          </table:table-cell>
          <table:table-cell office:value-type="float" office:value="0.664652665" calcext:value-type="float">
            <text:p>0.664652665</text:p>
          </table:table-cell>
          <table:table-cell office:value-type="float" office:value="0.500600398" calcext:value-type="float">
            <text:p>0.500600398</text:p>
          </table:table-cell>
          <table:table-cell/>
          <table:table-cell office:value-type="float" office:value="0.006360727" calcext:value-type="float">
            <text:p>0.006360727</text:p>
          </table:table-cell>
          <table:table-cell office:value-type="float" office:value="0.005430169" calcext:value-type="float">
            <text:p>0.005430169</text:p>
          </table:table-cell>
          <table:table-cell office:value-type="float" office:value="0.004089873" calcext:value-type="float">
            <text:p>0.004089873</text:p>
          </table:table-cell>
          <table:table-cell/>
          <table:table-cell office:value-type="float" office:value="0.000834847" calcext:value-type="float">
            <text:p>0.000834847</text:p>
          </table:table-cell>
          <table:table-cell office:value-type="float" office:value="-0.000095711" calcext:value-type="float">
            <text:p>-9.5711E-05</text:p>
          </table:table-cell>
          <table:table-cell office:value-type="float" office:value="-0.001436007" calcext:value-type="float">
            <text:p>-0.001436007</text:p>
          </table:table-cell>
          <table:table-cell/>
          <table:table-cell office:value-type="float" office:value="27.096395587" calcext:value-type="float">
            <text:p>27.096395587</text:p>
          </table:table-cell>
          <table:table-cell office:value-type="float" office:value="27.073471171" calcext:value-type="float">
            <text:p>27.073471171</text:p>
          </table:table-cell>
          <table:table-cell office:value-type="float" office:value="27.040452003" calcext:value-type="float">
            <text:p>27.040452003</text:p>
          </table:table-cell>
          <table:table-cell/>
          <table:table-cell office:value-type="float" office:value="0.021161761" calcext:value-type="float">
            <text:p>0.021161761</text:p>
          </table:table-cell>
          <table:table-cell office:value-type="float" office:value="-0.002426132" calcext:value-type="float">
            <text:p>-0.002426132</text:p>
          </table:table-cell>
          <table:table-cell office:value-type="float" office:value="-0.03640137" calcext:value-type="float">
            <text:p>-0.03640137</text:p>
          </table:table-cell>
          <table:table-cell/>
        </table:table-row>
        <table:table-row table:style-name="ro1">
          <table:table-cell office:value-type="float" office:value="0.935" calcext:value-type="float">
            <text:p>0.935</text:p>
          </table:table-cell>
          <table:table-cell table:style-name="ce1" office:value-type="string" calcext:value-type="string">
            <text:p><text:s/>2019-11-13 15:34:43</text:p>
          </table:table-cell>
          <table:table-cell office:value-type="float" office:value="27.07583" calcext:value-type="float">
            <text:p>27.07583</text:p>
          </table:table-cell>
          <table:table-cell office:value-type="float" office:value="0.935" calcext:value-type="float">
            <text:p>0.9350</text:p>
          </table:table-cell>
          <table:table-cell office:value-type="float" office:value="0.670012316" calcext:value-type="float">
            <text:p>0.670012316</text:p>
          </table:table-cell>
          <table:table-cell office:value-type="float" office:value="0.6163121" calcext:value-type="float">
            <text:p>0.6163121</text:p>
          </table:table-cell>
          <table:table-cell office:value-type="float" office:value="0.574759313" calcext:value-type="float">
            <text:p>0.574759313</text:p>
          </table:table-cell>
          <table:table-cell/>
          <table:table-cell office:value-type="float" office:value="0.005473957" calcext:value-type="float">
            <text:p>0.005473957</text:p>
          </table:table-cell>
          <table:table-cell office:value-type="float" office:value="0.00503523" calcext:value-type="float">
            <text:p>0.00503523</text:p>
          </table:table-cell>
          <table:table-cell office:value-type="float" office:value="0.004695746" calcext:value-type="float">
            <text:p>0.004695746</text:p>
          </table:table-cell>
          <table:table-cell/>
          <table:table-cell office:value-type="float" office:value="-0.000051923" calcext:value-type="float">
            <text:p>-5.1923E-05</text:p>
          </table:table-cell>
          <table:table-cell office:value-type="float" office:value="-0.00049065" calcext:value-type="float">
            <text:p>-0.00049065</text:p>
          </table:table-cell>
          <table:table-cell office:value-type="float" office:value="-0.000830134" calcext:value-type="float">
            <text:p>-0.000830134</text:p>
          </table:table-cell>
          <table:table-cell/>
          <table:table-cell office:value-type="float" office:value="27.074549904" calcext:value-type="float">
            <text:p>27.074549904</text:p>
          </table:table-cell>
          <table:table-cell office:value-type="float" office:value="27.063741656" calcext:value-type="float">
            <text:p>27.063741656</text:p>
          </table:table-cell>
          <table:table-cell office:value-type="float" office:value="27.055378252" calcext:value-type="float">
            <text:p>27.055378252</text:p>
          </table:table-cell>
          <table:table-cell/>
          <table:table-cell office:value-type="float" office:value="-0.001316171" calcext:value-type="float">
            <text:p>-0.001316171</text:p>
          </table:table-cell>
          <table:table-cell office:value-type="float" office:value="-0.012437323" calcext:value-type="float">
            <text:p>-0.012437323</text:p>
          </table:table-cell>
          <table:table-cell office:value-type="float" office:value="-0.021042881" calcext:value-type="float">
            <text:p>-0.021042881</text:p>
          </table:table-cell>
          <table:table-cell/>
        </table:table-row>
        <table:table-row table:style-name="ro1">
          <table:table-cell office:value-type="float" office:value="0.94" calcext:value-type="float">
            <text:p>0.94</text:p>
          </table:table-cell>
          <table:table-cell table:style-name="ce1" office:value-type="string" calcext:value-type="string">
            <text:p><text:s/>2019-11-13 15:34:43</text:p>
          </table:table-cell>
          <table:table-cell office:value-type="float" office:value="27.07583" calcext:value-type="float">
            <text:p>27.07583</text:p>
          </table:table-cell>
          <table:table-cell office:value-type="float" office:value="0.94" calcext:value-type="float">
            <text:p>0.9400</text:p>
          </table:table-cell>
          <table:table-cell office:value-type="float" office:value="0.660667498" calcext:value-type="float">
            <text:p>0.660667498</text:p>
          </table:table-cell>
          <table:table-cell office:value-type="float" office:value="0.724761572" calcext:value-type="float">
            <text:p>0.724761572</text:p>
          </table:table-cell>
          <table:table-cell office:value-type="float" office:value="0.586133073" calcext:value-type="float">
            <text:p>0.586133073</text:p>
          </table:table-cell>
          <table:table-cell/>
          <table:table-cell office:value-type="float" office:value="0.00539761" calcext:value-type="float">
            <text:p>0.00539761</text:p>
          </table:table-cell>
          <table:table-cell office:value-type="float" office:value="0.005921255" calcext:value-type="float">
            <text:p>0.005921255</text:p>
          </table:table-cell>
          <table:table-cell office:value-type="float" office:value="0.004788669" calcext:value-type="float">
            <text:p>0.004788669</text:p>
          </table:table-cell>
          <table:table-cell/>
          <table:table-cell office:value-type="float" office:value="-0.00012827" calcext:value-type="float">
            <text:p>-0.00012827</text:p>
          </table:table-cell>
          <table:table-cell office:value-type="float" office:value="0.000395375" calcext:value-type="float">
            <text:p>0.000395375</text:p>
          </table:table-cell>
          <table:table-cell office:value-type="float" office:value="-0.000737211" calcext:value-type="float">
            <text:p>-0.000737211</text:p>
          </table:table-cell>
          <table:table-cell/>
          <table:table-cell office:value-type="float" office:value="27.072669079" calcext:value-type="float">
            <text:p>27.072669079</text:p>
          </table:table-cell>
          <table:table-cell office:value-type="float" office:value="27.085569189" calcext:value-type="float">
            <text:p>27.085569189</text:p>
          </table:table-cell>
          <table:table-cell office:value-type="float" office:value="27.057667475" calcext:value-type="float">
            <text:p>27.057667475</text:p>
          </table:table-cell>
          <table:table-cell/>
          <table:table-cell office:value-type="float" office:value="-0.003251444" calcext:value-type="float">
            <text:p>-0.003251444</text:p>
          </table:table-cell>
          <table:table-cell office:value-type="float" office:value="0.01002203" calcext:value-type="float">
            <text:p>0.01002203</text:p>
          </table:table-cell>
          <table:table-cell office:value-type="float" office:value="-0.018687373" calcext:value-type="float">
            <text:p>-0.018687373</text:p>
          </table:table-cell>
          <table:table-cell/>
        </table:table-row>
        <table:table-row table:style-name="ro1">
          <table:table-cell office:value-type="float" office:value="0.945" calcext:value-type="float">
            <text:p>0.945</text:p>
          </table:table-cell>
          <table:table-cell table:style-name="ce1" office:value-type="string" calcext:value-type="string">
            <text:p><text:s/>2019-11-13 15:34:43</text:p>
          </table:table-cell>
          <table:table-cell office:value-type="float" office:value="27.07583" calcext:value-type="float">
            <text:p>27.07583</text:p>
          </table:table-cell>
          <table:table-cell office:value-type="float" office:value="0.945" calcext:value-type="float">
            <text:p>0.9450</text:p>
          </table:table-cell>
          <table:table-cell office:value-type="float" office:value="0.793308114" calcext:value-type="float">
            <text:p>0.793308114</text:p>
          </table:table-cell>
          <table:table-cell office:value-type="float" office:value="0.612486078" calcext:value-type="float">
            <text:p>0.612486078</text:p>
          </table:table-cell>
          <table:table-cell office:value-type="float" office:value="0.494820535" calcext:value-type="float">
            <text:p>0.494820535</text:p>
          </table:table-cell>
          <table:table-cell/>
          <table:table-cell office:value-type="float" office:value="0.006481275" calcext:value-type="float">
            <text:p>0.006481275</text:p>
          </table:table-cell>
          <table:table-cell office:value-type="float" office:value="0.005003971" calcext:value-type="float">
            <text:p>0.005003971</text:p>
          </table:table-cell>
          <table:table-cell office:value-type="float" office:value="0.004042651" calcext:value-type="float">
            <text:p>0.004042651</text:p>
          </table:table-cell>
          <table:table-cell/>
          <table:table-cell office:value-type="float" office:value="0.000955396" calcext:value-type="float">
            <text:p>0.000955396</text:p>
          </table:table-cell>
          <table:table-cell office:value-type="float" office:value="-0.000521909" calcext:value-type="float">
            <text:p>-0.000521909</text:p>
          </table:table-cell>
          <table:table-cell office:value-type="float" office:value="-0.001483228" calcext:value-type="float">
            <text:p>-0.001483228</text:p>
          </table:table-cell>
          <table:table-cell/>
          <table:table-cell office:value-type="float" office:value="27.09936528" calcext:value-type="float">
            <text:p>27.09936528</text:p>
          </table:table-cell>
          <table:table-cell office:value-type="float" office:value="27.062971588" calcext:value-type="float">
            <text:p>27.062971588</text:p>
          </table:table-cell>
          <table:table-cell office:value-type="float" office:value="27.039288659" calcext:value-type="float">
            <text:p>27.039288659</text:p>
          </table:table-cell>
          <table:table-cell/>
          <table:table-cell office:value-type="float" office:value="0.024217393" calcext:value-type="float">
            <text:p>0.024217393</text:p>
          </table:table-cell>
          <table:table-cell office:value-type="float" office:value="-0.013229686" calcext:value-type="float">
            <text:p>-0.013229686</text:p>
          </table:table-cell>
          <table:table-cell office:value-type="float" office:value="-0.037598405" calcext:value-type="float">
            <text:p>-0.037598405</text:p>
          </table:table-cell>
          <table:table-cell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ce1" office:value-type="string" calcext:value-type="string">
            <text:p><text:s/>2019-11-13 15:34:43</text:p>
          </table:table-cell>
          <table:table-cell office:value-type="float" office:value="27.08088" calcext:value-type="float">
            <text:p>27.08088</text:p>
          </table:table-cell>
          <table:table-cell office:value-type="float" office:value="0.95" calcext:value-type="float">
            <text:p>0.9500</text:p>
          </table:table-cell>
          <table:table-cell office:value-type="float" office:value="0.631803349" calcext:value-type="float">
            <text:p>0.631803349</text:p>
          </table:table-cell>
          <table:table-cell office:value-type="float" office:value="0.678193054" calcext:value-type="float">
            <text:p>0.678193054</text:p>
          </table:table-cell>
          <table:table-cell office:value-type="float" office:value="0.613254382" calcext:value-type="float">
            <text:p>0.613254382</text:p>
          </table:table-cell>
          <table:table-cell/>
          <table:table-cell office:value-type="float" office:value="0.005161792" calcext:value-type="float">
            <text:p>0.005161792</text:p>
          </table:table-cell>
          <table:table-cell office:value-type="float" office:value="0.005540793" calcext:value-type="float">
            <text:p>0.005540793</text:p>
          </table:table-cell>
          <table:table-cell office:value-type="float" office:value="0.005010248" calcext:value-type="float">
            <text:p>0.005010248</text:p>
          </table:table-cell>
          <table:table-cell/>
          <table:table-cell office:value-type="float" office:value="-0.000364088" calcext:value-type="float">
            <text:p>-0.000364088</text:p>
          </table:table-cell>
          <table:table-cell office:value-type="float" office:value="0.000014913" calcext:value-type="float">
            <text:p>1.4913E-05</text:p>
          </table:table-cell>
          <table:table-cell office:value-type="float" office:value="-0.000515632" calcext:value-type="float">
            <text:p>-0.000515632</text:p>
          </table:table-cell>
          <table:table-cell/>
          <table:table-cell office:value-type="float" office:value="27.071913757" calcext:value-type="float">
            <text:p>27.071913757</text:p>
          </table:table-cell>
          <table:table-cell office:value-type="float" office:value="27.081250558" calcext:value-type="float">
            <text:p>27.081250558</text:p>
          </table:table-cell>
          <table:table-cell office:value-type="float" office:value="27.068180407" calcext:value-type="float">
            <text:p>27.068180407</text:p>
          </table:table-cell>
          <table:table-cell/>
          <table:table-cell office:value-type="float" office:value="-0.009229117" calcext:value-type="float">
            <text:p>-0.009229117</text:p>
          </table:table-cell>
          <table:table-cell office:value-type="float" office:value="0.000377972" calcext:value-type="float">
            <text:p>0.000377972</text:p>
          </table:table-cell>
          <table:table-cell office:value-type="float" office:value="-0.013070572" calcext:value-type="float">
            <text:p>-0.013070572</text:p>
          </table:table-cell>
          <table:table-cell/>
        </table:table-row>
        <table:table-row table:style-name="ro1">
          <table:table-cell office:value-type="float" office:value="0.955" calcext:value-type="float">
            <text:p>0.955</text:p>
          </table:table-cell>
          <table:table-cell table:style-name="ce1" office:value-type="string" calcext:value-type="string">
            <text:p><text:s/>2019-11-13 15:34:44</text:p>
          </table:table-cell>
          <table:table-cell office:value-type="float" office:value="27.08088" calcext:value-type="float">
            <text:p>27.08088</text:p>
          </table:table-cell>
          <table:table-cell office:value-type="float" office:value="0.955" calcext:value-type="float">
            <text:p>0.9550</text:p>
          </table:table-cell>
          <table:table-cell office:value-type="float" office:value="0.727994529" calcext:value-type="float">
            <text:p>0.727994529</text:p>
          </table:table-cell>
          <table:table-cell office:value-type="float" office:value="0.753398627" calcext:value-type="float">
            <text:p>0.753398627</text:p>
          </table:table-cell>
          <table:table-cell office:value-type="float" office:value="0.514281453" calcext:value-type="float">
            <text:p>0.514281453</text:p>
          </table:table-cell>
          <table:table-cell/>
          <table:table-cell office:value-type="float" office:value="0.005947668" calcext:value-type="float">
            <text:p>0.005947668</text:p>
          </table:table-cell>
          <table:table-cell office:value-type="float" office:value="0.006155218" calcext:value-type="float">
            <text:p>0.006155218</text:p>
          </table:table-cell>
          <table:table-cell office:value-type="float" office:value="0.004201646" calcext:value-type="float">
            <text:p>0.004201646</text:p>
          </table:table-cell>
          <table:table-cell/>
          <table:table-cell office:value-type="float" office:value="0.000421788" calcext:value-type="float">
            <text:p>0.000421788</text:p>
          </table:table-cell>
          <table:table-cell office:value-type="float" office:value="0.000629338" calcext:value-type="float">
            <text:p>0.000629338</text:p>
          </table:table-cell>
          <table:table-cell office:value-type="float" office:value="-0.001324234" calcext:value-type="float">
            <text:p>-0.001324234</text:p>
          </table:table-cell>
          <table:table-cell/>
          <table:table-cell office:value-type="float" office:value="27.091273957" calcext:value-type="float">
            <text:p>27.091273957</text:p>
          </table:table-cell>
          <table:table-cell office:value-type="float" office:value="27.096386934" calcext:value-type="float">
            <text:p>27.096386934</text:p>
          </table:table-cell>
          <table:table-cell office:value-type="float" office:value="27.048259925" calcext:value-type="float">
            <text:p>27.048259925</text:p>
          </table:table-cell>
          <table:table-cell/>
          <table:table-cell office:value-type="float" office:value="0.010691551" calcext:value-type="float">
            <text:p>0.010691551</text:p>
          </table:table-cell>
          <table:table-cell office:value-type="float" office:value="0.015952533" calcext:value-type="float">
            <text:p>0.015952533</text:p>
          </table:table-cell>
          <table:table-cell office:value-type="float" office:value="-0.033567969" calcext:value-type="float">
            <text:p>-0.033567969</text:p>
          </table:table-cell>
          <table:table-cell/>
        </table:table-row>
        <table:table-row table:style-name="ro1">
          <table:table-cell office:value-type="float" office:value="0.96" calcext:value-type="float">
            <text:p>0.96</text:p>
          </table:table-cell>
          <table:table-cell table:style-name="ce1" office:value-type="string" calcext:value-type="string">
            <text:p><text:s/>2019-11-13 15:34:44</text:p>
          </table:table-cell>
          <table:table-cell office:value-type="float" office:value="27.07583" calcext:value-type="float">
            <text:p>27.07583</text:p>
          </table:table-cell>
          <table:table-cell office:value-type="float" office:value="0.96" calcext:value-type="float">
            <text:p>0.9600</text:p>
          </table:table-cell>
          <table:table-cell office:value-type="float" office:value="0.715201582" calcext:value-type="float">
            <text:p>0.715201582</text:p>
          </table:table-cell>
          <table:table-cell office:value-type="float" office:value="0.7547445" calcext:value-type="float">
            <text:p>0.7547445</text:p>
          </table:table-cell>
          <table:table-cell office:value-type="float" office:value="0.51880485" calcext:value-type="float">
            <text:p>0.51880485</text:p>
          </table:table-cell>
          <table:table-cell/>
          <table:table-cell office:value-type="float" office:value="0.00584315" calcext:value-type="float">
            <text:p>0.00584315</text:p>
          </table:table-cell>
          <table:table-cell office:value-type="float" office:value="0.006166213" calcext:value-type="float">
            <text:p>0.006166213</text:p>
          </table:table-cell>
          <table:table-cell office:value-type="float" office:value="0.004238602" calcext:value-type="float">
            <text:p>0.004238602</text:p>
          </table:table-cell>
          <table:table-cell/>
          <table:table-cell office:value-type="float" office:value="0.00031727" calcext:value-type="float">
            <text:p>0.00031727</text:p>
          </table:table-cell>
          <table:table-cell office:value-type="float" office:value="0.000640333" calcext:value-type="float">
            <text:p>0.000640333</text:p>
          </table:table-cell>
          <table:table-cell office:value-type="float" office:value="-0.001287278" calcext:value-type="float">
            <text:p>-0.001287278</text:p>
          </table:table-cell>
          <table:table-cell/>
          <table:table-cell office:value-type="float" office:value="27.083645074" calcext:value-type="float">
            <text:p>27.083645074</text:p>
          </table:table-cell>
          <table:table-cell office:value-type="float" office:value="27.091603754" calcext:value-type="float">
            <text:p>27.091603754</text:p>
          </table:table-cell>
          <table:table-cell office:value-type="float" office:value="27.0441161" calcext:value-type="float">
            <text:p>27.0441161</text:p>
          </table:table-cell>
          <table:table-cell/>
          <table:table-cell office:value-type="float" office:value="0.008042223" calcext:value-type="float">
            <text:p>0.008042223</text:p>
          </table:table-cell>
          <table:table-cell office:value-type="float" office:value="0.016231251" calcext:value-type="float">
            <text:p>0.016231251</text:p>
          </table:table-cell>
          <table:table-cell office:value-type="float" office:value="-0.032631158" calcext:value-type="float">
            <text:p>-0.032631158</text:p>
          </table:table-cell>
          <table:table-cell/>
        </table:table-row>
        <table:table-row table:style-name="ro1">
          <table:table-cell office:value-type="float" office:value="0.965" calcext:value-type="float">
            <text:p>0.965</text:p>
          </table:table-cell>
          <table:table-cell table:style-name="ce1" office:value-type="string" calcext:value-type="string">
            <text:p><text:s/>2019-11-13 15:34:44</text:p>
          </table:table-cell>
          <table:table-cell office:value-type="float" office:value="27.08594" calcext:value-type="float">
            <text:p>27.08594</text:p>
          </table:table-cell>
          <table:table-cell office:value-type="float" office:value="0.965" calcext:value-type="float">
            <text:p>0.9650</text:p>
          </table:table-cell>
          <table:table-cell office:value-type="float" office:value="0.69056698" calcext:value-type="float">
            <text:p>0.69056698</text:p>
          </table:table-cell>
          <table:table-cell office:value-type="float" office:value="0.741213648" calcext:value-type="float">
            <text:p>0.741213648</text:p>
          </table:table-cell>
          <table:table-cell office:value-type="float" office:value="0.536663" calcext:value-type="float">
            <text:p>0.536663</text:p>
          </table:table-cell>
          <table:table-cell/>
          <table:table-cell office:value-type="float" office:value="0.005641887" calcext:value-type="float">
            <text:p>0.005641887</text:p>
          </table:table-cell>
          <table:table-cell office:value-type="float" office:value="0.006055667" calcext:value-type="float">
            <text:p>0.006055667</text:p>
          </table:table-cell>
          <table:table-cell office:value-type="float" office:value="0.004384502" calcext:value-type="float">
            <text:p>0.004384502</text:p>
          </table:table-cell>
          <table:table-cell/>
          <table:table-cell office:value-type="float" office:value="0.000116007" calcext:value-type="float">
            <text:p>0.000116007</text:p>
          </table:table-cell>
          <table:table-cell office:value-type="float" office:value="0.000529787" calcext:value-type="float">
            <text:p>0.000529787</text:p>
          </table:table-cell>
          <table:table-cell office:value-type="float" office:value="-0.001141378" calcext:value-type="float">
            <text:p>-0.001141378</text:p>
          </table:table-cell>
          <table:table-cell/>
          <table:table-cell office:value-type="float" office:value="27.088795144" calcext:value-type="float">
            <text:p>27.088795144</text:p>
          </table:table-cell>
          <table:table-cell office:value-type="float" office:value="27.098988586" calcext:value-type="float">
            <text:p>27.098988586</text:p>
          </table:table-cell>
          <table:table-cell office:value-type="float" office:value="27.057818984" calcext:value-type="float">
            <text:p>27.057818984</text:p>
          </table:table-cell>
          <table:table-cell/>
          <table:table-cell office:value-type="float" office:value="0.002940548" calcext:value-type="float">
            <text:p>0.002940548</text:p>
          </table:table-cell>
          <table:table-cell office:value-type="float" office:value="0.013429127" calcext:value-type="float">
            <text:p>0.013429127</text:p>
          </table:table-cell>
          <table:table-cell office:value-type="float" office:value="-0.028932683" calcext:value-type="float">
            <text:p>-0.028932683</text:p>
          </table:table-cell>
          <table:table-cell/>
        </table:table-row>
        <table:table-row table:style-name="ro1">
          <table:table-cell office:value-type="float" office:value="0.97" calcext:value-type="float">
            <text:p>0.97</text:p>
          </table:table-cell>
          <table:table-cell table:style-name="ce1" office:value-type="string" calcext:value-type="string">
            <text:p><text:s/>2019-11-13 15:34:44</text:p>
          </table:table-cell>
          <table:table-cell office:value-type="float" office:value="27.07583" calcext:value-type="float">
            <text:p>27.07583</text:p>
          </table:table-cell>
          <table:table-cell office:value-type="float" office:value="0.97" calcext:value-type="float">
            <text:p>0.9700</text:p>
          </table:table-cell>
          <table:table-cell office:value-type="float" office:value="0.660310466" calcext:value-type="float">
            <text:p>0.660310466</text:p>
          </table:table-cell>
          <table:table-cell office:value-type="float" office:value="0.728736011" calcext:value-type="float">
            <text:p>0.728736011</text:p>
          </table:table-cell>
          <table:table-cell office:value-type="float" office:value="0.572509238" calcext:value-type="float">
            <text:p>0.572509238</text:p>
          </table:table-cell>
          <table:table-cell/>
          <table:table-cell office:value-type="float" office:value="0.005394693" calcext:value-type="float">
            <text:p>0.005394693</text:p>
          </table:table-cell>
          <table:table-cell office:value-type="float" office:value="0.005953726" calcext:value-type="float">
            <text:p>0.005953726</text:p>
          </table:table-cell>
          <table:table-cell office:value-type="float" office:value="0.004677363" calcext:value-type="float">
            <text:p>0.004677363</text:p>
          </table:table-cell>
          <table:table-cell/>
          <table:table-cell office:value-type="float" office:value="-0.000131187" calcext:value-type="float">
            <text:p>-0.000131187</text:p>
          </table:table-cell>
          <table:table-cell office:value-type="float" office:value="0.000427846" calcext:value-type="float">
            <text:p>0.000427846</text:p>
          </table:table-cell>
          <table:table-cell office:value-type="float" office:value="-0.000848517" calcext:value-type="float">
            <text:p>-0.000848517</text:p>
          </table:table-cell>
          <table:table-cell/>
          <table:table-cell office:value-type="float" office:value="27.072597219" calcext:value-type="float">
            <text:p>27.072597219</text:p>
          </table:table-cell>
          <table:table-cell office:value-type="float" office:value="27.086369113" calcext:value-type="float">
            <text:p>27.086369113</text:p>
          </table:table-cell>
          <table:table-cell office:value-type="float" office:value="27.054925373" calcext:value-type="float">
            <text:p>27.054925373</text:p>
          </table:table-cell>
          <table:table-cell/>
          <table:table-cell office:value-type="float" office:value="-0.003325384" calcext:value-type="float">
            <text:p>-0.003325384</text:p>
          </table:table-cell>
          <table:table-cell office:value-type="float" office:value="0.010845106" calcext:value-type="float">
            <text:p>0.010845106</text:p>
          </table:table-cell>
          <table:table-cell office:value-type="float" office:value="-0.021508873" calcext:value-type="float">
            <text:p>-0.021508873</text:p>
          </table:table-cell>
          <table:table-cell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style-name="ce1" office:value-type="string" calcext:value-type="string">
            <text:p><text:s/>2019-11-13 15:34:45</text:p>
          </table:table-cell>
          <table:table-cell office:value-type="float" office:value="27.07583" calcext:value-type="float">
            <text:p>27.07583</text:p>
          </table:table-cell>
          <table:table-cell office:value-type="float" office:value="0.975" calcext:value-type="float">
            <text:p>0.9750</text:p>
          </table:table-cell>
          <table:table-cell office:value-type="float" office:value="0.644133168" calcext:value-type="float">
            <text:p>0.644133168</text:p>
          </table:table-cell>
          <table:table-cell office:value-type="float" office:value="0.716102209" calcext:value-type="float">
            <text:p>0.716102209</text:p>
          </table:table-cell>
          <table:table-cell office:value-type="float" office:value="0.60703106" calcext:value-type="float">
            <text:p>0.60703106</text:p>
          </table:table-cell>
          <table:table-cell/>
          <table:table-cell office:value-type="float" office:value="0.005262526" calcext:value-type="float">
            <text:p>0.005262526</text:p>
          </table:table-cell>
          <table:table-cell office:value-type="float" office:value="0.005850508" calcext:value-type="float">
            <text:p>0.005850508</text:p>
          </table:table-cell>
          <table:table-cell office:value-type="float" office:value="0.004959404" calcext:value-type="float">
            <text:p>0.004959404</text:p>
          </table:table-cell>
          <table:table-cell/>
          <table:table-cell office:value-type="float" office:value="-0.000263354" calcext:value-type="float">
            <text:p>-0.000263354</text:p>
          </table:table-cell>
          <table:table-cell office:value-type="float" office:value="0.000324628" calcext:value-type="float">
            <text:p>0.000324628</text:p>
          </table:table-cell>
          <table:table-cell office:value-type="float" office:value="-0.000566476" calcext:value-type="float">
            <text:p>-0.000566476</text:p>
          </table:table-cell>
          <table:table-cell/>
          <table:table-cell office:value-type="float" office:value="27.069341218" calcext:value-type="float">
            <text:p>27.069341218</text:p>
          </table:table-cell>
          <table:table-cell office:value-type="float" office:value="27.083826341" calcext:value-type="float">
            <text:p>27.083826341</text:p>
          </table:table-cell>
          <table:table-cell office:value-type="float" office:value="27.061873649" calcext:value-type="float">
            <text:p>27.061873649</text:p>
          </table:table-cell>
          <table:table-cell/>
          <table:table-cell office:value-type="float" office:value="-0.006675646" calcext:value-type="float">
            <text:p>-0.006675646</text:p>
          </table:table-cell>
          <table:table-cell office:value-type="float" office:value="0.008228737" calcext:value-type="float">
            <text:p>0.008228737</text:p>
          </table:table-cell>
          <table:table-cell office:value-type="float" office:value="-0.014359413" calcext:value-type="float">
            <text:p>-0.014359413</text:p>
          </table:table-cell>
          <table:table-cell/>
        </table:table-row>
        <table:table-row table:style-name="ro1">
          <table:table-cell office:value-type="float" office:value="0.98" calcext:value-type="float">
            <text:p>0.98</text:p>
          </table:table-cell>
          <table:table-cell table:style-name="ce1" office:value-type="string" calcext:value-type="string">
            <text:p><text:s/>2019-11-13 15:34:45</text:p>
          </table:table-cell>
          <table:table-cell office:value-type="float" office:value="27.07583" calcext:value-type="float">
            <text:p>27.07583</text:p>
          </table:table-cell>
          <table:table-cell office:value-type="float" office:value="0.98" calcext:value-type="float">
            <text:p>0.9800</text:p>
          </table:table-cell>
          <table:table-cell office:value-type="float" office:value="0.653109628" calcext:value-type="float">
            <text:p>0.653109628</text:p>
          </table:table-cell>
          <table:table-cell office:value-type="float" office:value="0.722092476" calcext:value-type="float">
            <text:p>0.722092476</text:p>
          </table:table-cell>
          <table:table-cell office:value-type="float" office:value="0.58906145" calcext:value-type="float">
            <text:p>0.58906145</text:p>
          </table:table-cell>
          <table:table-cell/>
          <table:table-cell office:value-type="float" office:value="0.005335863" calcext:value-type="float">
            <text:p>0.005335863</text:p>
          </table:table-cell>
          <table:table-cell office:value-type="float" office:value="0.005899448" calcext:value-type="float">
            <text:p>0.005899448</text:p>
          </table:table-cell>
          <table:table-cell office:value-type="float" office:value="0.004812594" calcext:value-type="float">
            <text:p>0.004812594</text:p>
          </table:table-cell>
          <table:table-cell/>
          <table:table-cell office:value-type="float" office:value="-0.000190017" calcext:value-type="float">
            <text:p>-0.000190017</text:p>
          </table:table-cell>
          <table:table-cell office:value-type="float" office:value="0.000373568" calcext:value-type="float">
            <text:p>0.000373568</text:p>
          </table:table-cell>
          <table:table-cell office:value-type="float" office:value="-0.000713286" calcext:value-type="float">
            <text:p>-0.000713286</text:p>
          </table:table-cell>
          <table:table-cell/>
          <table:table-cell office:value-type="float" office:value="27.071147909" calcext:value-type="float">
            <text:p>27.071147909</text:p>
          </table:table-cell>
          <table:table-cell office:value-type="float" office:value="27.085031987" calcext:value-type="float">
            <text:p>27.085031987</text:p>
          </table:table-cell>
          <table:table-cell office:value-type="float" office:value="27.058256875" calcext:value-type="float">
            <text:p>27.058256875</text:p>
          </table:table-cell>
          <table:table-cell/>
          <table:table-cell office:value-type="float" office:value="-0.00481665" calcext:value-type="float">
            <text:p>-0.00481665</text:p>
          </table:table-cell>
          <table:table-cell office:value-type="float" office:value="0.009469279" calcext:value-type="float">
            <text:p>0.009469279</text:p>
          </table:table-cell>
          <table:table-cell office:value-type="float" office:value="-0.018080907" calcext:value-type="float">
            <text:p>-0.018080907</text:p>
          </table:table-cell>
          <table:table-cell/>
        </table:table-row>
        <table:table-row table:style-name="ro1">
          <table:table-cell office:value-type="float" office:value="0.985" calcext:value-type="float">
            <text:p>0.985</text:p>
          </table:table-cell>
          <table:table-cell table:style-name="ce1" office:value-type="string" calcext:value-type="string">
            <text:p><text:s/>2019-11-13 15:34:45</text:p>
          </table:table-cell>
          <table:table-cell office:value-type="float" office:value="27.08088" calcext:value-type="float">
            <text:p>27.08088</text:p>
          </table:table-cell>
          <table:table-cell office:value-type="float" office:value="0.985" calcext:value-type="float">
            <text:p>0.9850</text:p>
          </table:table-cell>
          <table:table-cell office:value-type="float" office:value="0.670437297" calcext:value-type="float">
            <text:p>0.670437297</text:p>
          </table:table-cell>
          <table:table-cell office:value-type="float" office:value="0.733042447" calcext:value-type="float">
            <text:p>0.733042447</text:p>
          </table:table-cell>
          <table:table-cell office:value-type="float" office:value="0.565258332" calcext:value-type="float">
            <text:p>0.565258332</text:p>
          </table:table-cell>
          <table:table-cell/>
          <table:table-cell office:value-type="float" office:value="0.005477429" calcext:value-type="float">
            <text:p>0.005477429</text:p>
          </table:table-cell>
          <table:table-cell office:value-type="float" office:value="0.005988909" calcext:value-type="float">
            <text:p>0.005988909</text:p>
          </table:table-cell>
          <table:table-cell office:value-type="float" office:value="0.004618124" calcext:value-type="float">
            <text:p>0.004618124</text:p>
          </table:table-cell>
          <table:table-cell/>
          <table:table-cell office:value-type="float" office:value="-0.000048451" calcext:value-type="float">
            <text:p>-4.8451E-05</text:p>
          </table:table-cell>
          <table:table-cell office:value-type="float" office:value="0.000463029" calcext:value-type="float">
            <text:p>0.000463029</text:p>
          </table:table-cell>
          <table:table-cell office:value-type="float" office:value="-0.000907756" calcext:value-type="float">
            <text:p>-0.000907756</text:p>
          </table:table-cell>
          <table:table-cell/>
          <table:table-cell office:value-type="float" office:value="27.079689571" calcext:value-type="float">
            <text:p>27.079689571</text:p>
          </table:table-cell>
          <table:table-cell office:value-type="float" office:value="27.092289932" calcext:value-type="float">
            <text:p>27.092289932</text:p>
          </table:table-cell>
          <table:table-cell office:value-type="float" office:value="27.058520188" calcext:value-type="float">
            <text:p>27.058520188</text:p>
          </table:table-cell>
          <table:table-cell/>
          <table:table-cell office:value-type="float" office:value="-0.001228159" calcext:value-type="float">
            <text:p>-0.001228159</text:p>
          </table:table-cell>
          <table:table-cell office:value-type="float" office:value="0.011736936" calcext:value-type="float">
            <text:p>0.011736936</text:p>
          </table:table-cell>
          <table:table-cell office:value-type="float" office:value="-0.023010541" calcext:value-type="float">
            <text:p>-0.023010541</text:p>
          </table:table-cell>
          <table:table-cell/>
        </table:table-row>
        <table:table-row table:style-name="ro1">
          <table:table-cell office:value-type="float" office:value="0.99" calcext:value-type="float">
            <text:p>0.99</text:p>
          </table:table-cell>
          <table:table-cell table:style-name="ce1" office:value-type="string" calcext:value-type="string">
            <text:p><text:s/>2019-11-13 15:34:45</text:p>
          </table:table-cell>
          <table:table-cell office:value-type="float" office:value="27.07583" calcext:value-type="float">
            <text:p>27.07583</text:p>
          </table:table-cell>
          <table:table-cell office:value-type="float" office:value="0.99" calcext:value-type="float">
            <text:p>0.9900</text:p>
          </table:table-cell>
          <table:table-cell office:value-type="float" office:value="0.784229134" calcext:value-type="float">
            <text:p>0.784229134</text:p>
          </table:table-cell>
          <table:table-cell office:value-type="float" office:value="0.628977493" calcext:value-type="float">
            <text:p>0.628977493</text:p>
          </table:table-cell>
          <table:table-cell office:value-type="float" office:value="0.496286809" calcext:value-type="float">
            <text:p>0.496286809</text:p>
          </table:table-cell>
          <table:table-cell/>
          <table:table-cell office:value-type="float" office:value="0.006407101" calcext:value-type="float">
            <text:p>0.006407101</text:p>
          </table:table-cell>
          <table:table-cell office:value-type="float" office:value="0.005138705" calcext:value-type="float">
            <text:p>0.005138705</text:p>
          </table:table-cell>
          <table:table-cell office:value-type="float" office:value="0.004054631" calcext:value-type="float">
            <text:p>0.004054631</text:p>
          </table:table-cell>
          <table:table-cell/>
          <table:table-cell office:value-type="float" office:value="0.000881221" calcext:value-type="float">
            <text:p>0.000881221</text:p>
          </table:table-cell>
          <table:table-cell office:value-type="float" office:value="-0.000387175" calcext:value-type="float">
            <text:p>-0.000387175</text:p>
          </table:table-cell>
          <table:table-cell office:value-type="float" office:value="-0.001471249" calcext:value-type="float">
            <text:p>-0.001471249</text:p>
          </table:table-cell>
          <table:table-cell/>
          <table:table-cell office:value-type="float" office:value="27.097537999" calcext:value-type="float">
            <text:p>27.097537999</text:p>
          </table:table-cell>
          <table:table-cell office:value-type="float" office:value="27.06629083" calcext:value-type="float">
            <text:p>27.06629083</text:p>
          </table:table-cell>
          <table:table-cell office:value-type="float" office:value="27.039583784" calcext:value-type="float">
            <text:p>27.039583784</text:p>
          </table:table-cell>
          <table:table-cell/>
          <table:table-cell office:value-type="float" office:value="0.022337233" calcext:value-type="float">
            <text:p>0.022337233</text:p>
          </table:table-cell>
          <table:table-cell office:value-type="float" office:value="-0.009814345" calcext:value-type="float">
            <text:p>-0.009814345</text:p>
          </table:table-cell>
          <table:table-cell office:value-type="float" office:value="-0.037294733" calcext:value-type="float">
            <text:p>-0.037294733</text:p>
          </table:table-cell>
          <table:table-cell/>
        </table:table-row>
        <table:table-row table:style-name="ro1">
          <table:table-cell office:value-type="float" office:value="0.995" calcext:value-type="float">
            <text:p>0.995</text:p>
          </table:table-cell>
          <table:table-cell table:style-name="ce1" office:value-type="string" calcext:value-type="string">
            <text:p><text:s/>2019-11-13 15:34:46</text:p>
          </table:table-cell>
          <table:table-cell office:value-type="float" office:value="27.08088" calcext:value-type="float">
            <text:p>27.08088</text:p>
          </table:table-cell>
          <table:table-cell office:value-type="float" office:value="0.995" calcext:value-type="float">
            <text:p>0.9950</text:p>
          </table:table-cell>
          <table:table-cell office:value-type="float" office:value="0.624824241" calcext:value-type="float">
            <text:p>0.624824241</text:p>
          </table:table-cell>
          <table:table-cell office:value-type="float" office:value="0.647415" calcext:value-type="float">
            <text:p>0.647415</text:p>
          </table:table-cell>
          <table:table-cell office:value-type="float" office:value="0.597814393" calcext:value-type="float">
            <text:p>0.597814393</text:p>
          </table:table-cell>
          <table:table-cell/>
          <table:table-cell office:value-type="float" office:value="0.005104773" calcext:value-type="float">
            <text:p>0.005104773</text:p>
          </table:table-cell>
          <table:table-cell office:value-type="float" office:value="0.005289338" calcext:value-type="float">
            <text:p>0.005289338</text:p>
          </table:table-cell>
          <table:table-cell office:value-type="float" office:value="0.004884105" calcext:value-type="float">
            <text:p>0.004884105</text:p>
          </table:table-cell>
          <table:table-cell/>
          <table:table-cell office:value-type="float" office:value="-0.000421107" calcext:value-type="float">
            <text:p>-0.000421107</text:p>
          </table:table-cell>
          <table:table-cell office:value-type="float" office:value="-0.000236542" calcext:value-type="float">
            <text:p>-0.000236542</text:p>
          </table:table-cell>
          <table:table-cell office:value-type="float" office:value="-0.000641775" calcext:value-type="float">
            <text:p>-0.000641775</text:p>
          </table:table-cell>
          <table:table-cell/>
          <table:table-cell office:value-type="float" office:value="27.070509074" calcext:value-type="float">
            <text:p>27.070509074</text:p>
          </table:table-cell>
          <table:table-cell office:value-type="float" office:value="27.075055904" calcext:value-type="float">
            <text:p>27.075055904</text:p>
          </table:table-cell>
          <table:table-cell office:value-type="float" office:value="27.065072792" calcext:value-type="float">
            <text:p>27.065072792</text:p>
          </table:table-cell>
          <table:table-cell/>
          <table:table-cell office:value-type="float" office:value="-0.010674474" calcext:value-type="float">
            <text:p>-0.010674474</text:p>
          </table:table-cell>
          <table:table-cell office:value-type="float" office:value="-0.005995989" calcext:value-type="float">
            <text:p>-0.005995989</text:p>
          </table:table-cell>
          <table:table-cell office:value-type="float" office:value="-0.016268176" calcext:value-type="float">
            <text:p>-0.01626817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2019-11-13 15:34:46</text:p>
          </table:table-cell>
          <table:table-cell office:value-type="float" office:value="27.08088" calcext:value-type="float">
            <text:p>27.08088</text:p>
          </table:table-cell>
          <table:table-cell office:value-type="float" office:value="1" calcext:value-type="float">
            <text:p>1.0000</text:p>
          </table:table-cell>
          <table:table-cell office:value-type="float" office:value="0.678024969" calcext:value-type="float">
            <text:p>0.678024969</text:p>
          </table:table-cell>
          <table:table-cell office:value-type="float" office:value="0.732660381" calcext:value-type="float">
            <text:p>0.732660381</text:p>
          </table:table-cell>
          <table:table-cell office:value-type="float" office:value="0.562555261" calcext:value-type="float">
            <text:p>0.562555261</text:p>
          </table:table-cell>
          <table:table-cell/>
          <table:table-cell office:value-type="float" office:value="0.00553942" calcext:value-type="float">
            <text:p>0.00553942</text:p>
          </table:table-cell>
          <table:table-cell office:value-type="float" office:value="0.005985787" calcext:value-type="float">
            <text:p>0.005985787</text:p>
          </table:table-cell>
          <table:table-cell office:value-type="float" office:value="0.00459604" calcext:value-type="float">
            <text:p>0.00459604</text:p>
          </table:table-cell>
          <table:table-cell/>
          <table:table-cell office:value-type="float" office:value="0.00001354" calcext:value-type="float">
            <text:p>1.354E-05</text:p>
          </table:table-cell>
          <table:table-cell office:value-type="float" office:value="0.000459908" calcext:value-type="float">
            <text:p>0.000459908</text:p>
          </table:table-cell>
          <table:table-cell office:value-type="float" office:value="-0.00092984" calcext:value-type="float">
            <text:p>-0.00092984</text:p>
          </table:table-cell>
          <table:table-cell/>
          <table:table-cell office:value-type="float" office:value="27.081216728" calcext:value-type="float">
            <text:p>27.081216728</text:p>
          </table:table-cell>
          <table:table-cell office:value-type="float" office:value="27.092213036" calcext:value-type="float">
            <text:p>27.092213036</text:p>
          </table:table-cell>
          <table:table-cell office:value-type="float" office:value="27.057976135" calcext:value-type="float">
            <text:p>27.057976135</text:p>
          </table:table-cell>
          <table:table-cell/>
          <table:table-cell office:value-type="float" office:value="0.000343162" calcext:value-type="float">
            <text:p>0.000343162</text:p>
          </table:table-cell>
          <table:table-cell office:value-type="float" office:value="0.011657813" calcext:value-type="float">
            <text:p>0.011657813</text:p>
          </table:table-cell>
          <table:table-cell office:value-type="float" office:value="-0.02357035" calcext:value-type="float">
            <text:p>-0.02357035</text:p>
          </table:table-cell>
          <table:table-cell/>
        </table:table-row>
        <table:table-row table:style-name="ro1">
          <table:table-cell office:value-type="float" office:value="1.005" calcext:value-type="float">
            <text:p>1.005</text:p>
          </table:table-cell>
          <table:table-cell table:style-name="ce1" office:value-type="string" calcext:value-type="string">
            <text:p><text:s/>2019-11-13 15:34:46</text:p>
          </table:table-cell>
          <table:table-cell office:value-type="float" office:value="27.08594" calcext:value-type="float">
            <text:p>27.08594</text:p>
          </table:table-cell>
          <table:table-cell office:value-type="float" office:value="1.005" calcext:value-type="float">
            <text:p>1.0050</text:p>
          </table:table-cell>
          <table:table-cell office:value-type="float" office:value="0.708814348" calcext:value-type="float">
            <text:p>0.708814348</text:p>
          </table:table-cell>
          <table:table-cell office:value-type="float" office:value="0.607552601" calcext:value-type="float">
            <text:p>0.607552601</text:p>
          </table:table-cell>
          <table:table-cell office:value-type="float" office:value="0.556402273" calcext:value-type="float">
            <text:p>0.556402273</text:p>
          </table:table-cell>
          <table:table-cell/>
          <table:table-cell office:value-type="float" office:value="0.005790967" calcext:value-type="float">
            <text:p>0.005790967</text:p>
          </table:table-cell>
          <table:table-cell office:value-type="float" office:value="0.004963665" calcext:value-type="float">
            <text:p>0.004963665</text:p>
          </table:table-cell>
          <table:table-cell office:value-type="float" office:value="0.00454577" calcext:value-type="float">
            <text:p>0.00454577</text:p>
          </table:table-cell>
          <table:table-cell/>
          <table:table-cell office:value-type="float" office:value="0.000265087" calcext:value-type="float">
            <text:p>0.000265087</text:p>
          </table:table-cell>
          <table:table-cell office:value-type="float" office:value="-0.000562215" calcext:value-type="float">
            <text:p>-0.000562215</text:p>
          </table:table-cell>
          <table:table-cell office:value-type="float" office:value="-0.00098011" calcext:value-type="float">
            <text:p>-0.00098011</text:p>
          </table:table-cell>
          <table:table-cell/>
          <table:table-cell office:value-type="float" office:value="27.092467726" calcext:value-type="float">
            <text:p>27.092467726</text:p>
          </table:table-cell>
          <table:table-cell office:value-type="float" office:value="27.072086995" calcext:value-type="float">
            <text:p>27.072086995</text:p>
          </table:table-cell>
          <table:table-cell office:value-type="float" office:value="27.061791942" calcext:value-type="float">
            <text:p>27.061791942</text:p>
          </table:table-cell>
          <table:table-cell/>
          <table:table-cell office:value-type="float" office:value="0.006719469" calcext:value-type="float">
            <text:p>0.006719469</text:p>
          </table:table-cell>
          <table:table-cell office:value-type="float" office:value="-0.014251403" calcext:value-type="float">
            <text:p>-0.014251403</text:p>
          </table:table-cell>
          <table:table-cell office:value-type="float" office:value="-0.024844641" calcext:value-type="float">
            <text:p>-0.024844641</text:p>
          </table:table-cell>
          <table:table-cell/>
        </table:table-row>
        <table:table-row table:style-name="ro1">
          <table:table-cell office:value-type="float" office:value="1.01" calcext:value-type="float">
            <text:p>1.01</text:p>
          </table:table-cell>
          <table:table-cell table:style-name="ce1" office:value-type="string" calcext:value-type="string">
            <text:p><text:s/>2019-11-13 15:34:46</text:p>
          </table:table-cell>
          <table:table-cell office:value-type="float" office:value="27.08594" calcext:value-type="float">
            <text:p>27.08594</text:p>
          </table:table-cell>
          <table:table-cell office:value-type="float" office:value="1.01" calcext:value-type="float">
            <text:p>1.0100</text:p>
          </table:table-cell>
          <table:table-cell office:value-type="float" office:value="0.636510925" calcext:value-type="float">
            <text:p>0.636510925</text:p>
          </table:table-cell>
          <table:table-cell office:value-type="float" office:value="0.706327046" calcext:value-type="float">
            <text:p>0.706327046</text:p>
          </table:table-cell>
          <table:table-cell office:value-type="float" office:value="0.625583604" calcext:value-type="float">
            <text:p>0.625583604</text:p>
          </table:table-cell>
          <table:table-cell/>
          <table:table-cell office:value-type="float" office:value="0.005200253" calcext:value-type="float">
            <text:p>0.005200253</text:p>
          </table:table-cell>
          <table:table-cell office:value-type="float" office:value="0.005770646" calcext:value-type="float">
            <text:p>0.005770646</text:p>
          </table:table-cell>
          <table:table-cell office:value-type="float" office:value="0.005110977" calcext:value-type="float">
            <text:p>0.005110977</text:p>
          </table:table-cell>
          <table:table-cell/>
          <table:table-cell office:value-type="float" office:value="-0.000325627" calcext:value-type="float">
            <text:p>-0.000325627</text:p>
          </table:table-cell>
          <table:table-cell office:value-type="float" office:value="0.000244766" calcext:value-type="float">
            <text:p>0.000244766</text:p>
          </table:table-cell>
          <table:table-cell office:value-type="float" office:value="-0.000414903" calcext:value-type="float">
            <text:p>-0.000414903</text:p>
          </table:table-cell>
          <table:table-cell/>
          <table:table-cell office:value-type="float" office:value="27.07791541" calcext:value-type="float">
            <text:p>27.07791541</text:p>
          </table:table-cell>
          <table:table-cell office:value-type="float" office:value="27.091967116" calcext:value-type="float">
            <text:p>27.091967116</text:p>
          </table:table-cell>
          <table:table-cell office:value-type="float" office:value="27.075716082" calcext:value-type="float">
            <text:p>27.075716082</text:p>
          </table:table-cell>
          <table:table-cell/>
          <table:table-cell office:value-type="float" office:value="-0.00825419" calcext:value-type="float">
            <text:p>-0.00825419</text:p>
          </table:table-cell>
          <table:table-cell office:value-type="float" office:value="0.006204365" calcext:value-type="float">
            <text:p>0.006204365</text:p>
          </table:table-cell>
          <table:table-cell office:value-type="float" office:value="-0.010517212" calcext:value-type="float">
            <text:p>-0.010517212</text:p>
          </table:table-cell>
          <table:table-cell/>
        </table:table-row>
        <table:table-row table:style-name="ro1">
          <table:table-cell office:value-type="float" office:value="1.015" calcext:value-type="float">
            <text:p>1.015</text:p>
          </table:table-cell>
          <table:table-cell table:style-name="ce1" office:value-type="string" calcext:value-type="string">
            <text:p><text:s/>2019-11-13 15:34:47</text:p>
          </table:table-cell>
          <table:table-cell office:value-type="float" office:value="27.08594" calcext:value-type="float">
            <text:p>27.08594</text:p>
          </table:table-cell>
          <table:table-cell office:value-type="float" office:value="1.015" calcext:value-type="float">
            <text:p>1.0150</text:p>
          </table:table-cell>
          <table:table-cell office:value-type="float" office:value="0.764618607" calcext:value-type="float">
            <text:p>0.764618607</text:p>
          </table:table-cell>
          <table:table-cell office:value-type="float" office:value="0.692095243" calcext:value-type="float">
            <text:p>0.692095243</text:p>
          </table:table-cell>
          <table:table-cell office:value-type="float" office:value="0.504078925" calcext:value-type="float">
            <text:p>0.504078925</text:p>
          </table:table-cell>
          <table:table-cell/>
          <table:table-cell office:value-type="float" office:value="0.006246884" calcext:value-type="float">
            <text:p>0.006246884</text:p>
          </table:table-cell>
          <table:table-cell office:value-type="float" office:value="0.005654373" calcext:value-type="float">
            <text:p>0.005654373</text:p>
          </table:table-cell>
          <table:table-cell office:value-type="float" office:value="0.004118292" calcext:value-type="float">
            <text:p>0.004118292</text:p>
          </table:table-cell>
          <table:table-cell/>
          <table:table-cell office:value-type="float" office:value="0.000721004" calcext:value-type="float">
            <text:p>0.000721004</text:p>
          </table:table-cell>
          <table:table-cell office:value-type="float" office:value="0.000128493" calcext:value-type="float">
            <text:p>0.000128493</text:p>
          </table:table-cell>
          <table:table-cell office:value-type="float" office:value="-0.001407588" calcext:value-type="float">
            <text:p>-0.001407588</text:p>
          </table:table-cell>
          <table:table-cell/>
          <table:table-cell office:value-type="float" office:value="27.103699173" calcext:value-type="float">
            <text:p>27.103699173</text:p>
          </table:table-cell>
          <table:table-cell office:value-type="float" office:value="27.089102733" calcext:value-type="float">
            <text:p>27.089102733</text:p>
          </table:table-cell>
          <table:table-cell office:value-type="float" office:value="27.051260701" calcext:value-type="float">
            <text:p>27.051260701</text:p>
          </table:table-cell>
          <table:table-cell/>
          <table:table-cell office:value-type="float" office:value="0.018276088" calcext:value-type="float">
            <text:p>0.018276088</text:p>
          </table:table-cell>
          <table:table-cell office:value-type="float" office:value="0.003257043" calcext:value-type="float">
            <text:p>0.003257043</text:p>
          </table:table-cell>
          <table:table-cell office:value-type="float" office:value="-0.035680952" calcext:value-type="float">
            <text:p>-0.035680952</text:p>
          </table:table-cell>
          <table:table-cell/>
        </table:table-row>
        <table:table-row table:style-name="ro1">
          <table:table-cell office:value-type="float" office:value="1.02" calcext:value-type="float">
            <text:p>1.02</text:p>
          </table:table-cell>
          <table:table-cell table:style-name="ce1" office:value-type="string" calcext:value-type="string">
            <text:p><text:s/>2019-11-13 15:34:47</text:p>
          </table:table-cell>
          <table:table-cell office:value-type="float" office:value="27.08088" calcext:value-type="float">
            <text:p>27.08088</text:p>
          </table:table-cell>
          <table:table-cell office:value-type="float" office:value="1.02" calcext:value-type="float">
            <text:p>1.0200</text:p>
          </table:table-cell>
          <table:table-cell office:value-type="float" office:value="0.783305858" calcext:value-type="float">
            <text:p>0.783305858</text:p>
          </table:table-cell>
          <table:table-cell office:value-type="float" office:value="0.637771563" calcext:value-type="float">
            <text:p>0.637771563</text:p>
          </table:table-cell>
          <table:table-cell office:value-type="float" office:value="0.495580494" calcext:value-type="float">
            <text:p>0.495580494</text:p>
          </table:table-cell>
          <table:table-cell/>
          <table:table-cell office:value-type="float" office:value="0.006399558" calcext:value-type="float">
            <text:p>0.006399558</text:p>
          </table:table-cell>
          <table:table-cell office:value-type="float" office:value="0.005210552" calcext:value-type="float">
            <text:p>0.005210552</text:p>
          </table:table-cell>
          <table:table-cell office:value-type="float" office:value="0.00404886" calcext:value-type="float">
            <text:p>0.00404886</text:p>
          </table:table-cell>
          <table:table-cell/>
          <table:table-cell office:value-type="float" office:value="0.000873678" calcext:value-type="float">
            <text:p>0.000873678</text:p>
          </table:table-cell>
          <table:table-cell office:value-type="float" office:value="-0.000315328" calcext:value-type="float">
            <text:p>-0.000315328</text:p>
          </table:table-cell>
          <table:table-cell office:value-type="float" office:value="-0.00147702" calcext:value-type="float">
            <text:p>-0.00147702</text:p>
          </table:table-cell>
          <table:table-cell/>
          <table:table-cell office:value-type="float" office:value="27.102406207" calcext:value-type="float">
            <text:p>27.102406207</text:p>
          </table:table-cell>
          <table:table-cell office:value-type="float" office:value="27.073114977" calcext:value-type="float">
            <text:p>27.073114977</text:p>
          </table:table-cell>
          <table:table-cell office:value-type="float" office:value="27.044495906" calcext:value-type="float">
            <text:p>27.044495906</text:p>
          </table:table-cell>
          <table:table-cell/>
          <table:table-cell office:value-type="float" office:value="0.022146032" calcext:value-type="float">
            <text:p>0.022146032</text:p>
          </table:table-cell>
          <table:table-cell office:value-type="float" office:value="-0.007993115" calcext:value-type="float">
            <text:p>-0.007993115</text:p>
          </table:table-cell>
          <table:table-cell office:value-type="float" office:value="-0.037441014" calcext:value-type="float">
            <text:p>-0.037441014</text:p>
          </table:table-cell>
          <table:table-cell/>
        </table:table-row>
        <table:table-row table:style-name="ro1">
          <table:table-cell office:value-type="float" office:value="1.025" calcext:value-type="float">
            <text:p>1.025</text:p>
          </table:table-cell>
          <table:table-cell table:style-name="ce1" office:value-type="string" calcext:value-type="string">
            <text:p><text:s/>2019-11-13 15:34:47</text:p>
          </table:table-cell>
          <table:table-cell office:value-type="float" office:value="27.07583" calcext:value-type="float">
            <text:p>27.07583</text:p>
          </table:table-cell>
          <table:table-cell office:value-type="float" office:value="1.025" calcext:value-type="float">
            <text:p>1.0250</text:p>
          </table:table-cell>
          <table:table-cell office:value-type="float" office:value="0.795542097" calcext:value-type="float">
            <text:p>0.795542097</text:p>
          </table:table-cell>
          <table:table-cell office:value-type="float" office:value="0.605090333" calcext:value-type="float">
            <text:p>0.605090333</text:p>
          </table:table-cell>
          <table:table-cell office:value-type="float" office:value="0.51723546" calcext:value-type="float">
            <text:p>0.51723546</text:p>
          </table:table-cell>
          <table:table-cell/>
          <table:table-cell office:value-type="float" office:value="0.006499527" calcext:value-type="float">
            <text:p>0.006499527</text:p>
          </table:table-cell>
          <table:table-cell office:value-type="float" office:value="0.004943548" calcext:value-type="float">
            <text:p>0.004943548</text:p>
          </table:table-cell>
          <table:table-cell office:value-type="float" office:value="0.00422578" calcext:value-type="float">
            <text:p>0.00422578</text:p>
          </table:table-cell>
          <table:table-cell/>
          <table:table-cell office:value-type="float" office:value="0.000973647" calcext:value-type="float">
            <text:p>0.000973647</text:p>
          </table:table-cell>
          <table:table-cell office:value-type="float" office:value="-0.000582331" calcext:value-type="float">
            <text:p>-0.000582331</text:p>
          </table:table-cell>
          <table:table-cell office:value-type="float" office:value="-0.0013001" calcext:value-type="float">
            <text:p>-0.0013001</text:p>
          </table:table-cell>
          <table:table-cell/>
          <table:table-cell office:value-type="float" office:value="27.099814902" calcext:value-type="float">
            <text:p>27.099814902</text:p>
          </table:table-cell>
          <table:table-cell office:value-type="float" office:value="27.061483036" calcext:value-type="float">
            <text:p>27.061483036</text:p>
          </table:table-cell>
          <table:table-cell office:value-type="float" office:value="27.043800222" calcext:value-type="float">
            <text:p>27.043800222</text:p>
          </table:table-cell>
          <table:table-cell/>
          <table:table-cell office:value-type="float" office:value="0.024680026" calcext:value-type="float">
            <text:p>0.024680026</text:p>
          </table:table-cell>
          <table:table-cell office:value-type="float" office:value="-0.014761336" calcext:value-type="float">
            <text:p>-0.014761336</text:p>
          </table:table-cell>
          <table:table-cell office:value-type="float" office:value="-0.032956184" calcext:value-type="float">
            <text:p>-0.032956184</text:p>
          </table:table-cell>
          <table:table-cell/>
        </table:table-row>
        <table:table-row table:style-name="ro1">
          <table:table-cell office:value-type="float" office:value="1.03" calcext:value-type="float">
            <text:p>1.03</text:p>
          </table:table-cell>
          <table:table-cell table:style-name="ce1" office:value-type="string" calcext:value-type="string">
            <text:p><text:s/>2019-11-13 15:34:47</text:p>
          </table:table-cell>
          <table:table-cell office:value-type="float" office:value="27.08088" calcext:value-type="float">
            <text:p>27.08088</text:p>
          </table:table-cell>
          <table:table-cell office:value-type="float" office:value="1.03" calcext:value-type="float">
            <text:p>1.0300</text:p>
          </table:table-cell>
          <table:table-cell office:value-type="float" office:value="0.788028334" calcext:value-type="float">
            <text:p>0.788028334</text:p>
          </table:table-cell>
          <table:table-cell office:value-type="float" office:value="0.600814295" calcext:value-type="float">
            <text:p>0.600814295</text:p>
          </table:table-cell>
          <table:table-cell office:value-type="float" office:value="0.525472227" calcext:value-type="float">
            <text:p>0.525472227</text:p>
          </table:table-cell>
          <table:table-cell/>
          <table:table-cell office:value-type="float" office:value="0.00643814" calcext:value-type="float">
            <text:p>0.00643814</text:p>
          </table:table-cell>
          <table:table-cell office:value-type="float" office:value="0.004908614" calcext:value-type="float">
            <text:p>0.004908614</text:p>
          </table:table-cell>
          <table:table-cell office:value-type="float" office:value="0.004293074" calcext:value-type="float">
            <text:p>0.004293074</text:p>
          </table:table-cell>
          <table:table-cell/>
          <table:table-cell office:value-type="float" office:value="0.00091226" calcext:value-type="float">
            <text:p>0.00091226</text:p>
          </table:table-cell>
          <table:table-cell office:value-type="float" office:value="-0.000617266" calcext:value-type="float">
            <text:p>-0.000617266</text:p>
          </table:table-cell>
          <table:table-cell office:value-type="float" office:value="-0.001232806" calcext:value-type="float">
            <text:p>-0.001232806</text:p>
          </table:table-cell>
          <table:table-cell/>
          <table:table-cell office:value-type="float" office:value="27.103356673" calcext:value-type="float">
            <text:p>27.103356673</text:p>
          </table:table-cell>
          <table:table-cell office:value-type="float" office:value="27.065676584" calcext:value-type="float">
            <text:p>27.065676584</text:p>
          </table:table-cell>
          <table:table-cell office:value-type="float" office:value="27.050512332" calcext:value-type="float">
            <text:p>27.050512332</text:p>
          </table:table-cell>
          <table:table-cell/>
          <table:table-cell office:value-type="float" office:value="0.023124007" calcext:value-type="float">
            <text:p>0.023124007</text:p>
          </table:table-cell>
          <table:table-cell office:value-type="float" office:value="-0.015646899" calcext:value-type="float">
            <text:p>-0.015646899</text:p>
          </table:table-cell>
          <table:table-cell office:value-type="float" office:value="-0.031250323" calcext:value-type="float">
            <text:p>-0.031250323</text:p>
          </table:table-cell>
          <table:table-cell/>
        </table:table-row>
        <table:table-row table:style-name="ro1">
          <table:table-cell office:value-type="float" office:value="1.035" calcext:value-type="float">
            <text:p>1.035</text:p>
          </table:table-cell>
          <table:table-cell table:style-name="ce1" office:value-type="string" calcext:value-type="string">
            <text:p><text:s/>2019-11-13 15:34:48</text:p>
          </table:table-cell>
          <table:table-cell office:value-type="float" office:value="27.08088" calcext:value-type="float">
            <text:p>27.08088</text:p>
          </table:table-cell>
          <table:table-cell office:value-type="float" office:value="1.035" calcext:value-type="float">
            <text:p>1.0350</text:p>
          </table:table-cell>
          <table:table-cell office:value-type="float" office:value="0.775584671" calcext:value-type="float">
            <text:p>0.775584671</text:p>
          </table:table-cell>
          <table:table-cell office:value-type="float" office:value="0.600343418" calcext:value-type="float">
            <text:p>0.600343418</text:p>
          </table:table-cell>
          <table:table-cell office:value-type="float" office:value="0.538688366" calcext:value-type="float">
            <text:p>0.538688366</text:p>
          </table:table-cell>
          <table:table-cell/>
          <table:table-cell office:value-type="float" office:value="0.006336476" calcext:value-type="float">
            <text:p>0.006336476</text:p>
          </table:table-cell>
          <table:table-cell office:value-type="float" office:value="0.004904766" calcext:value-type="float">
            <text:p>0.004904766</text:p>
          </table:table-cell>
          <table:table-cell office:value-type="float" office:value="0.004401049" calcext:value-type="float">
            <text:p>0.004401049</text:p>
          </table:table-cell>
          <table:table-cell/>
          <table:table-cell office:value-type="float" office:value="0.000810596" calcext:value-type="float">
            <text:p>0.000810596</text:p>
          </table:table-cell>
          <table:table-cell office:value-type="float" office:value="-0.000621113" calcext:value-type="float">
            <text:p>-0.000621113</text:p>
          </table:table-cell>
          <table:table-cell office:value-type="float" office:value="-0.001124831" calcext:value-type="float">
            <text:p>-0.001124831</text:p>
          </table:table-cell>
          <table:table-cell/>
          <table:table-cell office:value-type="float" office:value="27.100852207" calcext:value-type="float">
            <text:p>27.100852207</text:p>
          </table:table-cell>
          <table:table-cell office:value-type="float" office:value="27.065581811" calcext:value-type="float">
            <text:p>27.065581811</text:p>
          </table:table-cell>
          <table:table-cell office:value-type="float" office:value="27.053172386" calcext:value-type="float">
            <text:p>27.053172386</text:p>
          </table:table-cell>
          <table:table-cell/>
          <table:table-cell office:value-type="float" office:value="0.020547053" calcext:value-type="float">
            <text:p>0.020547053</text:p>
          </table:table-cell>
          <table:table-cell office:value-type="float" office:value="-0.015744417" calcext:value-type="float">
            <text:p>-0.015744417</text:p>
          </table:table-cell>
          <table:table-cell office:value-type="float" office:value="-0.028513225" calcext:value-type="float">
            <text:p>-0.028513225</text:p>
          </table:table-cell>
          <table:table-cell/>
        </table:table-row>
        <table:table-row table:style-name="ro1">
          <table:table-cell office:value-type="float" office:value="1.04" calcext:value-type="float">
            <text:p>1.04</text:p>
          </table:table-cell>
          <table:table-cell table:style-name="ce1" office:value-type="string" calcext:value-type="string">
            <text:p><text:s/>2019-11-13 15:34:48</text:p>
          </table:table-cell>
          <table:table-cell office:value-type="float" office:value="27.08088" calcext:value-type="float">
            <text:p>27.08088</text:p>
          </table:table-cell>
          <table:table-cell office:value-type="float" office:value="1.04" calcext:value-type="float">
            <text:p>1.0400</text:p>
          </table:table-cell>
          <table:table-cell office:value-type="float" office:value="0.750255078" calcext:value-type="float">
            <text:p>0.750255078</text:p>
          </table:table-cell>
          <table:table-cell office:value-type="float" office:value="0.601348353" calcext:value-type="float">
            <text:p>0.601348353</text:p>
          </table:table-cell>
          <table:table-cell office:value-type="float" office:value="0.553436345" calcext:value-type="float">
            <text:p>0.553436345</text:p>
          </table:table-cell>
          <table:table-cell/>
          <table:table-cell office:value-type="float" office:value="0.006129535" calcext:value-type="float">
            <text:p>0.006129535</text:p>
          </table:table-cell>
          <table:table-cell office:value-type="float" office:value="0.004912977" calcext:value-type="float">
            <text:p>0.004912977</text:p>
          </table:table-cell>
          <table:table-cell office:value-type="float" office:value="0.004521539" calcext:value-type="float">
            <text:p>0.004521539</text:p>
          </table:table-cell>
          <table:table-cell/>
          <table:table-cell office:value-type="float" office:value="0.000603655" calcext:value-type="float">
            <text:p>0.000603655</text:p>
          </table:table-cell>
          <table:table-cell office:value-type="float" office:value="-0.000612903" calcext:value-type="float">
            <text:p>-0.000612903</text:p>
          </table:table-cell>
          <table:table-cell office:value-type="float" office:value="-0.001004341" calcext:value-type="float">
            <text:p>-0.001004341</text:p>
          </table:table-cell>
          <table:table-cell/>
          <table:table-cell office:value-type="float" office:value="27.095754246" calcext:value-type="float">
            <text:p>27.095754246</text:p>
          </table:table-cell>
          <table:table-cell office:value-type="float" office:value="27.065784075" calcext:value-type="float">
            <text:p>27.065784075</text:p>
          </table:table-cell>
          <table:table-cell office:value-type="float" office:value="27.056140751" calcext:value-type="float">
            <text:p>27.056140751</text:p>
          </table:table-cell>
          <table:table-cell/>
          <table:table-cell office:value-type="float" office:value="0.015301531" calcext:value-type="float">
            <text:p>0.015301531</text:p>
          </table:table-cell>
          <table:table-cell office:value-type="float" office:value="-0.015536296" calcext:value-type="float">
            <text:p>-0.015536296</text:p>
          </table:table-cell>
          <table:table-cell office:value-type="float" office:value="-0.025458889" calcext:value-type="float">
            <text:p>-0.025458889</text:p>
          </table:table-cell>
          <table:table-cell/>
        </table:table-row>
        <table:table-row table:style-name="ro1">
          <table:table-cell office:value-type="float" office:value="1.045" calcext:value-type="float">
            <text:p>1.045</text:p>
          </table:table-cell>
          <table:table-cell table:style-name="ce1" office:value-type="string" calcext:value-type="string">
            <text:p><text:s/>2019-11-13 15:34:48</text:p>
          </table:table-cell>
          <table:table-cell office:value-type="float" office:value="27.09099" calcext:value-type="float">
            <text:p>27.09099</text:p>
          </table:table-cell>
          <table:table-cell office:value-type="float" office:value="1.045" calcext:value-type="float">
            <text:p>1.0450</text:p>
          </table:table-cell>
          <table:table-cell office:value-type="float" office:value="0.788809751" calcext:value-type="float">
            <text:p>0.788809751</text:p>
          </table:table-cell>
          <table:table-cell office:value-type="float" office:value="0.616185739" calcext:value-type="float">
            <text:p>0.616185739</text:p>
          </table:table-cell>
          <table:table-cell office:value-type="float" office:value="0.494489133" calcext:value-type="float">
            <text:p>0.494489133</text:p>
          </table:table-cell>
          <table:table-cell/>
          <table:table-cell office:value-type="float" office:value="0.006444524" calcext:value-type="float">
            <text:p>0.006444524</text:p>
          </table:table-cell>
          <table:table-cell office:value-type="float" office:value="0.005034197" calcext:value-type="float">
            <text:p>0.005034197</text:p>
          </table:table-cell>
          <table:table-cell office:value-type="float" office:value="0.004039944" calcext:value-type="float">
            <text:p>0.004039944</text:p>
          </table:table-cell>
          <table:table-cell/>
          <table:table-cell office:value-type="float" office:value="0.000918644" calcext:value-type="float">
            <text:p>0.000918644</text:p>
          </table:table-cell>
          <table:table-cell office:value-type="float" office:value="-0.000491683" calcext:value-type="float">
            <text:p>-0.000491683</text:p>
          </table:table-cell>
          <table:table-cell office:value-type="float" office:value="-0.001485936" calcext:value-type="float">
            <text:p>-0.001485936</text:p>
          </table:table-cell>
          <table:table-cell/>
          <table:table-cell office:value-type="float" office:value="27.113621998" calcext:value-type="float">
            <text:p>27.113621998</text:p>
          </table:table-cell>
          <table:table-cell office:value-type="float" office:value="27.078878761" calcext:value-type="float">
            <text:p>27.078878761</text:p>
          </table:table-cell>
          <table:table-cell office:value-type="float" office:value="27.054384818" calcext:value-type="float">
            <text:p>27.054384818</text:p>
          </table:table-cell>
          <table:table-cell/>
          <table:table-cell office:value-type="float" office:value="0.02328583" calcext:value-type="float">
            <text:p>0.02328583</text:p>
          </table:table-cell>
          <table:table-cell office:value-type="float" office:value="-0.012463492" calcext:value-type="float">
            <text:p>-0.012463492</text:p>
          </table:table-cell>
          <table:table-cell office:value-type="float" office:value="-0.03766704" calcext:value-type="float">
            <text:p>-0.03766704</text:p>
          </table:table-cell>
          <table:table-cell/>
        </table:table-row>
        <table:table-row table:style-name="ro1">
          <table:table-cell office:value-type="float" office:value="1.05" calcext:value-type="float">
            <text:p>1.05</text:p>
          </table:table-cell>
          <table:table-cell table:style-name="ce1" office:value-type="string" calcext:value-type="string">
            <text:p><text:s/>2019-11-13 15:34:48</text:p>
          </table:table-cell>
          <table:table-cell office:value-type="float" office:value="27.08088" calcext:value-type="float">
            <text:p>27.08088</text:p>
          </table:table-cell>
          <table:table-cell office:value-type="float" office:value="1.05" calcext:value-type="float">
            <text:p>1.0500</text:p>
          </table:table-cell>
          <table:table-cell office:value-type="float" office:value="0.630275086" calcext:value-type="float">
            <text:p>0.630275086</text:p>
          </table:table-cell>
          <table:table-cell office:value-type="float" office:value="0.639681296" calcext:value-type="float">
            <text:p>0.639681296</text:p>
          </table:table-cell>
          <table:table-cell office:value-type="float" office:value="0.595579218" calcext:value-type="float">
            <text:p>0.595579218</text:p>
          </table:table-cell>
          <table:table-cell/>
          <table:table-cell office:value-type="float" office:value="0.005149306" calcext:value-type="float">
            <text:p>0.005149306</text:p>
          </table:table-cell>
          <table:table-cell office:value-type="float" office:value="0.005226154" calcext:value-type="float">
            <text:p>0.005226154</text:p>
          </table:table-cell>
          <table:table-cell office:value-type="float" office:value="0.004865843" calcext:value-type="float">
            <text:p>0.004865843</text:p>
          </table:table-cell>
          <table:table-cell/>
          <table:table-cell office:value-type="float" office:value="-0.000376574" calcext:value-type="float">
            <text:p>-0.000376574</text:p>
          </table:table-cell>
          <table:table-cell office:value-type="float" office:value="-0.000299726" calcext:value-type="float">
            <text:p>-0.000299726</text:p>
          </table:table-cell>
          <table:table-cell office:value-type="float" office:value="-0.000660037" calcext:value-type="float">
            <text:p>-0.000660037</text:p>
          </table:table-cell>
          <table:table-cell/>
          <table:table-cell office:value-type="float" office:value="27.071606164" calcext:value-type="float">
            <text:p>27.071606164</text:p>
          </table:table-cell>
          <table:table-cell office:value-type="float" office:value="27.073499347" calcext:value-type="float">
            <text:p>27.073499347</text:p>
          </table:table-cell>
          <table:table-cell office:value-type="float" office:value="27.064622916" calcext:value-type="float">
            <text:p>27.064622916</text:p>
          </table:table-cell>
          <table:table-cell/>
          <table:table-cell office:value-type="float" office:value="-0.009545617" calcext:value-type="float">
            <text:p>-0.009545617</text:p>
          </table:table-cell>
          <table:table-cell office:value-type="float" office:value="-0.007597615" calcext:value-type="float">
            <text:p>-0.007597615</text:p>
          </table:table-cell>
          <table:table-cell office:value-type="float" office:value="-0.01673108" calcext:value-type="float">
            <text:p>-0.01673108</text:p>
          </table:table-cell>
          <table:table-cell/>
        </table:table-row>
        <table:table-row table:style-name="ro1">
          <table:table-cell office:value-type="float" office:value="1.055" calcext:value-type="float">
            <text:p>1.055</text:p>
          </table:table-cell>
          <table:table-cell table:style-name="ce1" office:value-type="string" calcext:value-type="string">
            <text:p><text:s/>2019-11-13 15:34:49</text:p>
          </table:table-cell>
          <table:table-cell office:value-type="float" office:value="27.09099" calcext:value-type="float">
            <text:p>27.09099</text:p>
          </table:table-cell>
          <table:table-cell office:value-type="float" office:value="1.055" calcext:value-type="float">
            <text:p>1.0550</text:p>
          </table:table-cell>
          <table:table-cell office:value-type="float" office:value="0.796573257" calcext:value-type="float">
            <text:p>0.796573257</text:p>
          </table:table-cell>
          <table:table-cell office:value-type="float" office:value="0.607088281" calcext:value-type="float">
            <text:p>0.607088281</text:p>
          </table:table-cell>
          <table:table-cell office:value-type="float" office:value="0.500346482" calcext:value-type="float">
            <text:p>0.500346482</text:p>
          </table:table-cell>
          <table:table-cell/>
          <table:table-cell office:value-type="float" office:value="0.006507951" calcext:value-type="float">
            <text:p>0.006507951</text:p>
          </table:table-cell>
          <table:table-cell office:value-type="float" office:value="0.004959872" calcext:value-type="float">
            <text:p>0.004959872</text:p>
          </table:table-cell>
          <table:table-cell office:value-type="float" office:value="0.004087798" calcext:value-type="float">
            <text:p>0.004087798</text:p>
          </table:table-cell>
          <table:table-cell/>
          <table:table-cell office:value-type="float" office:value="0.000982072" calcext:value-type="float">
            <text:p>0.000982072</text:p>
          </table:table-cell>
          <table:table-cell office:value-type="float" office:value="-0.000566008" calcext:value-type="float">
            <text:p>-0.000566008</text:p>
          </table:table-cell>
          <table:table-cell office:value-type="float" office:value="-0.001438082" calcext:value-type="float">
            <text:p>-0.001438082</text:p>
          </table:table-cell>
          <table:table-cell/>
          <table:table-cell office:value-type="float" office:value="27.115184498" calcext:value-type="float">
            <text:p>27.115184498</text:p>
          </table:table-cell>
          <table:table-cell office:value-type="float" office:value="27.077047729" calcext:value-type="float">
            <text:p>27.077047729</text:p>
          </table:table-cell>
          <table:table-cell office:value-type="float" office:value="27.055563742" calcext:value-type="float">
            <text:p>27.055563742</text:p>
          </table:table-cell>
          <table:table-cell/>
          <table:table-cell office:value-type="float" office:value="0.024893568" calcext:value-type="float">
            <text:p>0.024893568</text:p>
          </table:table-cell>
          <table:table-cell office:value-type="float" office:value="-0.014347563" calcext:value-type="float">
            <text:p>-0.014347563</text:p>
          </table:table-cell>
          <table:table-cell office:value-type="float" office:value="-0.036453957" calcext:value-type="float">
            <text:p>-0.036453957</text:p>
          </table:table-cell>
          <table:table-cell/>
        </table:table-row>
        <table:table-row table:style-name="ro1">
          <table:table-cell office:value-type="float" office:value="1.06" calcext:value-type="float">
            <text:p>1.06</text:p>
          </table:table-cell>
          <table:table-cell table:style-name="ce1" office:value-type="string" calcext:value-type="string">
            <text:p><text:s/>2019-11-13 15:34:49</text:p>
          </table:table-cell>
          <table:table-cell office:value-type="float" office:value="27.08594" calcext:value-type="float">
            <text:p>27.08594</text:p>
          </table:table-cell>
          <table:table-cell office:value-type="float" office:value="1.06" calcext:value-type="float">
            <text:p>1.0600</text:p>
          </table:table-cell>
          <table:table-cell office:value-type="float" office:value="0.634049849" calcext:value-type="float">
            <text:p>0.634049849</text:p>
          </table:table-cell>
          <table:table-cell office:value-type="float" office:value="0.676840028" calcext:value-type="float">
            <text:p>0.676840028</text:p>
          </table:table-cell>
          <table:table-cell office:value-type="float" office:value="0.616473033" calcext:value-type="float">
            <text:p>0.616473033</text:p>
          </table:table-cell>
          <table:table-cell/>
          <table:table-cell office:value-type="float" office:value="0.005180146" calcext:value-type="float">
            <text:p>0.005180146</text:p>
          </table:table-cell>
          <table:table-cell office:value-type="float" office:value="0.005529739" calcext:value-type="float">
            <text:p>0.005529739</text:p>
          </table:table-cell>
          <table:table-cell office:value-type="float" office:value="0.005036544" calcext:value-type="float">
            <text:p>0.005036544</text:p>
          </table:table-cell>
          <table:table-cell/>
          <table:table-cell office:value-type="float" office:value="-0.000345734" calcext:value-type="float">
            <text:p>-0.000345734</text:p>
          </table:table-cell>
          <table:table-cell office:value-type="float" office:value="0.000003859" calcext:value-type="float">
            <text:p>3.859E-06</text:p>
          </table:table-cell>
          <table:table-cell office:value-type="float" office:value="-0.000489336" calcext:value-type="float">
            <text:p>-0.000489336</text:p>
          </table:table-cell>
          <table:table-cell/>
          <table:table-cell office:value-type="float" office:value="27.077420073" calcext:value-type="float">
            <text:p>27.077420073</text:p>
          </table:table-cell>
          <table:table-cell office:value-type="float" office:value="27.086032363" calcext:value-type="float">
            <text:p>27.086032363</text:p>
          </table:table-cell>
          <table:table-cell office:value-type="float" office:value="27.073882405" calcext:value-type="float">
            <text:p>27.073882405</text:p>
          </table:table-cell>
          <table:table-cell/>
          <table:table-cell office:value-type="float" office:value="-0.008763873" calcext:value-type="float">
            <text:p>-0.008763873</text:p>
          </table:table-cell>
          <table:table-cell office:value-type="float" office:value="0.000097767" calcext:value-type="float">
            <text:p>9.7767E-05</text:p>
          </table:table-cell>
          <table:table-cell office:value-type="float" office:value="-0.012403994" calcext:value-type="float">
            <text:p>-0.012403994</text:p>
          </table:table-cell>
          <table:table-cell/>
        </table:table-row>
        <table:table-row table:style-name="ro1">
          <table:table-cell office:value-type="float" office:value="1.065" calcext:value-type="float">
            <text:p>1.065</text:p>
          </table:table-cell>
          <table:table-cell table:style-name="ce1" office:value-type="string" calcext:value-type="string">
            <text:p><text:s/>2019-11-13 15:34:49</text:p>
          </table:table-cell>
          <table:table-cell office:value-type="float" office:value="27.09099" calcext:value-type="float">
            <text:p>27.09099</text:p>
          </table:table-cell>
          <table:table-cell office:value-type="float" office:value="1.065" calcext:value-type="float">
            <text:p>1.0650</text:p>
          </table:table-cell>
          <table:table-cell office:value-type="float" office:value="0.701195681" calcext:value-type="float">
            <text:p>0.701195681</text:p>
          </table:table-cell>
          <table:table-cell office:value-type="float" office:value="0.741602867" calcext:value-type="float">
            <text:p>0.741602867</text:p>
          </table:table-cell>
          <table:table-cell office:value-type="float" office:value="0.53852803" calcext:value-type="float">
            <text:p>0.53852803</text:p>
          </table:table-cell>
          <table:table-cell/>
          <table:table-cell office:value-type="float" office:value="0.005728723" calcext:value-type="float">
            <text:p>0.005728723</text:p>
          </table:table-cell>
          <table:table-cell office:value-type="float" office:value="0.006058847" calcext:value-type="float">
            <text:p>0.006058847</text:p>
          </table:table-cell>
          <table:table-cell office:value-type="float" office:value="0.004399739" calcext:value-type="float">
            <text:p>0.004399739</text:p>
          </table:table-cell>
          <table:table-cell/>
          <table:table-cell office:value-type="float" office:value="0.000202843" calcext:value-type="float">
            <text:p>0.000202843</text:p>
          </table:table-cell>
          <table:table-cell office:value-type="float" office:value="0.000532967" calcext:value-type="float">
            <text:p>0.000532967</text:p>
          </table:table-cell>
          <table:table-cell office:value-type="float" office:value="-0.001126141" calcext:value-type="float">
            <text:p>-0.001126141</text:p>
          </table:table-cell>
          <table:table-cell/>
          <table:table-cell office:value-type="float" office:value="27.09598845" calcext:value-type="float">
            <text:p>27.09598845</text:p>
          </table:table-cell>
          <table:table-cell office:value-type="float" office:value="27.104120991" calcext:value-type="float">
            <text:p>27.104120991</text:p>
          </table:table-cell>
          <table:table-cell office:value-type="float" office:value="27.063248611" calcext:value-type="float">
            <text:p>27.063248611</text:p>
          </table:table-cell>
          <table:table-cell/>
          <table:table-cell office:value-type="float" office:value="0.005141691" calcext:value-type="float">
            <text:p>0.005141691</text:p>
          </table:table-cell>
          <table:table-cell office:value-type="float" office:value="0.013509731" calcext:value-type="float">
            <text:p>0.013509731</text:p>
          </table:table-cell>
          <table:table-cell office:value-type="float" office:value="-0.028546431" calcext:value-type="float">
            <text:p>-0.028546431</text:p>
          </table:table-cell>
          <table:table-cell/>
        </table:table-row>
        <table:table-row table:style-name="ro1">
          <table:table-cell office:value-type="float" office:value="1.07" calcext:value-type="float">
            <text:p>1.07</text:p>
          </table:table-cell>
          <table:table-cell table:style-name="ce1" office:value-type="string" calcext:value-type="string">
            <text:p><text:s/>2019-11-13 15:34:49</text:p>
          </table:table-cell>
          <table:table-cell office:value-type="float" office:value="27.08594" calcext:value-type="float">
            <text:p>27.08594</text:p>
          </table:table-cell>
          <table:table-cell office:value-type="float" office:value="1.07" calcext:value-type="float">
            <text:p>1.0700</text:p>
          </table:table-cell>
          <table:table-cell office:value-type="float" office:value="0.78903148" calcext:value-type="float">
            <text:p>0.78903148</text:p>
          </table:table-cell>
          <table:table-cell office:value-type="float" office:value="0.626258925" calcext:value-type="float">
            <text:p>0.626258925</text:p>
          </table:table-cell>
          <table:table-cell office:value-type="float" office:value="0.495596587" calcext:value-type="float">
            <text:p>0.495596587</text:p>
          </table:table-cell>
          <table:table-cell/>
          <table:table-cell office:value-type="float" office:value="0.006446336" calcext:value-type="float">
            <text:p>0.006446336</text:p>
          </table:table-cell>
          <table:table-cell office:value-type="float" office:value="0.005116494" calcext:value-type="float">
            <text:p>0.005116494</text:p>
          </table:table-cell>
          <table:table-cell office:value-type="float" office:value="0.004048992" calcext:value-type="float">
            <text:p>0.004048992</text:p>
          </table:table-cell>
          <table:table-cell/>
          <table:table-cell office:value-type="float" office:value="0.000920456" calcext:value-type="float">
            <text:p>0.000920456</text:p>
          </table:table-cell>
          <table:table-cell office:value-type="float" office:value="-0.000409385" calcext:value-type="float">
            <text:p>-0.000409385</text:p>
          </table:table-cell>
          <table:table-cell office:value-type="float" office:value="-0.001476888" calcext:value-type="float">
            <text:p>-0.001476888</text:p>
          </table:table-cell>
          <table:table-cell/>
          <table:table-cell office:value-type="float" office:value="27.108612597" calcext:value-type="float">
            <text:p>27.108612597</text:p>
          </table:table-cell>
          <table:table-cell office:value-type="float" office:value="27.075852003" calcext:value-type="float">
            <text:p>27.075852003</text:p>
          </table:table-cell>
          <table:table-cell office:value-type="float" office:value="27.049553432" calcext:value-type="float">
            <text:p>27.049553432</text:p>
          </table:table-cell>
          <table:table-cell/>
          <table:table-cell office:value-type="float" office:value="0.023331748" calcext:value-type="float">
            <text:p>0.023331748</text:p>
          </table:table-cell>
          <table:table-cell office:value-type="float" office:value="-0.010377354" calcext:value-type="float">
            <text:p>-0.010377354</text:p>
          </table:table-cell>
          <table:table-cell office:value-type="float" office:value="-0.037437681" calcext:value-type="float">
            <text:p>-0.037437681</text:p>
          </table:table-cell>
          <table:table-cell/>
        </table:table-row>
        <table:table-row table:style-name="ro1">
          <table:table-cell office:value-type="float" office:value="1.075" calcext:value-type="float">
            <text:p>1.075</text:p>
          </table:table-cell>
          <table:table-cell table:style-name="ce1" office:value-type="string" calcext:value-type="string">
            <text:p><text:s/>2019-11-13 15:34:50</text:p>
          </table:table-cell>
          <table:table-cell office:value-type="float" office:value="27.08594" calcext:value-type="float">
            <text:p>27.08594</text:p>
          </table:table-cell>
          <table:table-cell office:value-type="float" office:value="1.075" calcext:value-type="float">
            <text:p>1.0750</text:p>
          </table:table-cell>
          <table:table-cell office:value-type="float" office:value="0.779284928" calcext:value-type="float">
            <text:p>0.779284928</text:p>
          </table:table-cell>
          <table:table-cell office:value-type="float" office:value="0.645585137" calcext:value-type="float">
            <text:p>0.645585137</text:p>
          </table:table-cell>
          <table:table-cell office:value-type="float" office:value="0.496677816" calcext:value-type="float">
            <text:p>0.496677816</text:p>
          </table:table-cell>
          <table:table-cell/>
          <table:table-cell office:value-type="float" office:value="0.006366707" calcext:value-type="float">
            <text:p>0.006366707</text:p>
          </table:table-cell>
          <table:table-cell office:value-type="float" office:value="0.005274388" calcext:value-type="float">
            <text:p>0.005274388</text:p>
          </table:table-cell>
          <table:table-cell office:value-type="float" office:value="0.004057825" calcext:value-type="float">
            <text:p>0.004057825</text:p>
          </table:table-cell>
          <table:table-cell/>
          <table:table-cell office:value-type="float" office:value="0.000840827" calcext:value-type="float">
            <text:p>0.000840827</text:p>
          </table:table-cell>
          <table:table-cell office:value-type="float" office:value="-0.000251492" calcext:value-type="float">
            <text:p>-0.000251492</text:p>
          </table:table-cell>
          <table:table-cell office:value-type="float" office:value="-0.001468055" calcext:value-type="float">
            <text:p>-0.001468055</text:p>
          </table:table-cell>
          <table:table-cell/>
          <table:table-cell office:value-type="float" office:value="27.106650972" calcext:value-type="float">
            <text:p>27.106650972</text:p>
          </table:table-cell>
          <table:table-cell office:value-type="float" office:value="27.079741763" calcext:value-type="float">
            <text:p>27.079741763</text:p>
          </table:table-cell>
          <table:table-cell office:value-type="float" office:value="27.049771054" calcext:value-type="float">
            <text:p>27.049771054</text:p>
          </table:table-cell>
          <table:table-cell/>
          <table:table-cell office:value-type="float" office:value="0.021313339" calcext:value-type="float">
            <text:p>0.021313339</text:p>
          </table:table-cell>
          <table:table-cell office:value-type="float" office:value="-0.006374947" calcext:value-type="float">
            <text:p>-0.006374947</text:p>
          </table:table-cell>
          <table:table-cell office:value-type="float" office:value="-0.037213754" calcext:value-type="float">
            <text:p>-0.037213754</text:p>
          </table:table-cell>
          <table:table-cell/>
        </table:table-row>
        <table:table-row table:style-name="ro1">
          <table:table-cell office:value-type="float" office:value="1.08" calcext:value-type="float">
            <text:p>1.08</text:p>
          </table:table-cell>
          <table:table-cell table:style-name="ce1" office:value-type="string" calcext:value-type="string">
            <text:p><text:s/>2019-11-13 15:34:50</text:p>
          </table:table-cell>
          <table:table-cell office:value-type="float" office:value="27.09099" calcext:value-type="float">
            <text:p>27.09099</text:p>
          </table:table-cell>
          <table:table-cell office:value-type="float" office:value="1.08" calcext:value-type="float">
            <text:p>1.0800</text:p>
          </table:table-cell>
          <table:table-cell office:value-type="float" office:value="0.772953722" calcext:value-type="float">
            <text:p>0.772953722</text:p>
          </table:table-cell>
          <table:table-cell office:value-type="float" office:value="0.672009667" calcext:value-type="float">
            <text:p>0.672009667</text:p>
          </table:table-cell>
          <table:table-cell office:value-type="float" office:value="0.500400722" calcext:value-type="float">
            <text:p>0.500400722</text:p>
          </table:table-cell>
          <table:table-cell/>
          <table:table-cell office:value-type="float" office:value="0.006314981" calcext:value-type="float">
            <text:p>0.006314981</text:p>
          </table:table-cell>
          <table:table-cell office:value-type="float" office:value="0.005490275" calcext:value-type="float">
            <text:p>0.005490275</text:p>
          </table:table-cell>
          <table:table-cell office:value-type="float" office:value="0.004088241" calcext:value-type="float">
            <text:p>0.004088241</text:p>
          </table:table-cell>
          <table:table-cell/>
          <table:table-cell office:value-type="float" office:value="0.000789101" calcext:value-type="float">
            <text:p>0.000789101</text:p>
          </table:table-cell>
          <table:table-cell office:value-type="float" office:value="-0.000035605" calcext:value-type="float">
            <text:p>-3.5605E-05</text:p>
          </table:table-cell>
          <table:table-cell office:value-type="float" office:value="-0.001437639" calcext:value-type="float">
            <text:p>-0.001437639</text:p>
          </table:table-cell>
          <table:table-cell/>
          <table:table-cell office:value-type="float" office:value="27.110430772" calcext:value-type="float">
            <text:p>27.110430772</text:p>
          </table:table-cell>
          <table:table-cell office:value-type="float" office:value="27.0901143" calcext:value-type="float">
            <text:p>27.0901143</text:p>
          </table:table-cell>
          <table:table-cell office:value-type="float" office:value="27.055574659" calcext:value-type="float">
            <text:p>27.055574659</text:p>
          </table:table-cell>
          <table:table-cell/>
          <table:table-cell office:value-type="float" office:value="0.02000221" calcext:value-type="float">
            <text:p>0.02000221</text:p>
          </table:table-cell>
          <table:table-cell office:value-type="float" office:value="-0.000902528" calcext:value-type="float">
            <text:p>-0.000902528</text:p>
          </table:table-cell>
          <table:table-cell office:value-type="float" office:value="-0.036442723" calcext:value-type="float">
            <text:p>-0.036442723</text:p>
          </table:table-cell>
          <table:table-cell/>
        </table:table-row>
        <table:table-row table:style-name="ro1">
          <table:table-cell office:value-type="float" office:value="1.085" calcext:value-type="float">
            <text:p>1.085</text:p>
          </table:table-cell>
          <table:table-cell table:style-name="ce1" office:value-type="string" calcext:value-type="string">
            <text:p><text:s/>2019-11-13 15:34:50</text:p>
          </table:table-cell>
          <table:table-cell office:value-type="float" office:value="27.09605" calcext:value-type="float">
            <text:p>27.09605</text:p>
          </table:table-cell>
          <table:table-cell office:value-type="float" office:value="1.085" calcext:value-type="float">
            <text:p>1.0850</text:p>
          </table:table-cell>
          <table:table-cell office:value-type="float" office:value="0.771526786" calcext:value-type="float">
            <text:p>0.771526786</text:p>
          </table:table-cell>
          <table:table-cell office:value-type="float" office:value="0.663163145" calcext:value-type="float">
            <text:p>0.663163145</text:p>
          </table:table-cell>
          <table:table-cell office:value-type="float" office:value="0.49937731" calcext:value-type="float">
            <text:p>0.49937731</text:p>
          </table:table-cell>
          <table:table-cell/>
          <table:table-cell office:value-type="float" office:value="0.006303323" calcext:value-type="float">
            <text:p>0.006303323</text:p>
          </table:table-cell>
          <table:table-cell office:value-type="float" office:value="0.005418" calcext:value-type="float">
            <text:p>0.005418</text:p>
          </table:table-cell>
          <table:table-cell office:value-type="float" office:value="0.00407988" calcext:value-type="float">
            <text:p>0.00407988</text:p>
          </table:table-cell>
          <table:table-cell/>
          <table:table-cell office:value-type="float" office:value="0.000777444" calcext:value-type="float">
            <text:p>0.000777444</text:p>
          </table:table-cell>
          <table:table-cell office:value-type="float" office:value="-0.00010788" calcext:value-type="float">
            <text:p>-0.00010788</text:p>
          </table:table-cell>
          <table:table-cell office:value-type="float" office:value="-0.001446" calcext:value-type="float">
            <text:p>-0.001446</text:p>
          </table:table-cell>
          <table:table-cell/>
          <table:table-cell office:value-type="float" office:value="27.115197626" calcext:value-type="float">
            <text:p>27.115197626</text:p>
          </table:table-cell>
          <table:table-cell office:value-type="float" office:value="27.093387929" calcext:value-type="float">
            <text:p>27.093387929</text:p>
          </table:table-cell>
          <table:table-cell office:value-type="float" office:value="27.060422957" calcext:value-type="float">
            <text:p>27.060422957</text:p>
          </table:table-cell>
          <table:table-cell/>
          <table:table-cell office:value-type="float" office:value="0.019706706" calcext:value-type="float">
            <text:p>0.019706706</text:p>
          </table:table-cell>
          <table:table-cell office:value-type="float" office:value="-0.002734605" calcext:value-type="float">
            <text:p>-0.002734605</text:p>
          </table:table-cell>
          <table:table-cell office:value-type="float" office:value="-0.036654676" calcext:value-type="float">
            <text:p>-0.036654676</text:p>
          </table:table-cell>
          <table:table-cell/>
        </table:table-row>
        <table:table-row table:style-name="ro1">
          <table:table-cell office:value-type="float" office:value="1.09" calcext:value-type="float">
            <text:p>1.09</text:p>
          </table:table-cell>
          <table:table-cell table:style-name="ce1" office:value-type="string" calcext:value-type="string">
            <text:p><text:s/>2019-11-13 15:34:50</text:p>
          </table:table-cell>
          <table:table-cell office:value-type="float" office:value="27.09099" calcext:value-type="float">
            <text:p>27.09099</text:p>
          </table:table-cell>
          <table:table-cell office:value-type="float" office:value="1.09" calcext:value-type="float">
            <text:p>1.0900</text:p>
          </table:table-cell>
          <table:table-cell office:value-type="float" office:value="0.790914987" calcext:value-type="float">
            <text:p>0.790914987</text:p>
          </table:table-cell>
          <table:table-cell office:value-type="float" office:value="0.613323523" calcext:value-type="float">
            <text:p>0.613323523</text:p>
          </table:table-cell>
          <table:table-cell office:value-type="float" office:value="0.495203792" calcext:value-type="float">
            <text:p>0.495203792</text:p>
          </table:table-cell>
          <table:table-cell/>
          <table:table-cell office:value-type="float" office:value="0.006461724" calcext:value-type="float">
            <text:p>0.006461724</text:p>
          </table:table-cell>
          <table:table-cell office:value-type="float" office:value="0.005010813" calcext:value-type="float">
            <text:p>0.005010813</text:p>
          </table:table-cell>
          <table:table-cell office:value-type="float" office:value="0.004045783" calcext:value-type="float">
            <text:p>0.004045783</text:p>
          </table:table-cell>
          <table:table-cell/>
          <table:table-cell office:value-type="float" office:value="0.000935844" calcext:value-type="float">
            <text:p>0.000935844</text:p>
          </table:table-cell>
          <table:table-cell office:value-type="float" office:value="-0.000515067" calcext:value-type="float">
            <text:p>-0.000515067</text:p>
          </table:table-cell>
          <table:table-cell office:value-type="float" office:value="-0.001480097" calcext:value-type="float">
            <text:p>-0.001480097</text:p>
          </table:table-cell>
          <table:table-cell/>
          <table:table-cell office:value-type="float" office:value="27.114045703" calcext:value-type="float">
            <text:p>27.114045703</text:p>
          </table:table-cell>
          <table:table-cell office:value-type="float" office:value="27.078302688" calcext:value-type="float">
            <text:p>27.078302688</text:p>
          </table:table-cell>
          <table:table-cell office:value-type="float" office:value="27.054528659" calcext:value-type="float">
            <text:p>27.054528659</text:p>
          </table:table-cell>
          <table:table-cell/>
          <table:table-cell office:value-type="float" office:value="0.023721802" calcext:value-type="float">
            <text:p>0.023721802</text:p>
          </table:table-cell>
          <table:table-cell office:value-type="float" office:value="-0.013056252" calcext:value-type="float">
            <text:p>-0.013056252</text:p>
          </table:table-cell>
          <table:table-cell office:value-type="float" office:value="-0.03751903" calcext:value-type="float">
            <text:p>-0.03751903</text:p>
          </table:table-cell>
          <table:table-cell/>
        </table:table-row>
        <table:table-row table:style-name="ro1">
          <table:table-cell office:value-type="float" office:value="1.095" calcext:value-type="float">
            <text:p>1.095</text:p>
          </table:table-cell>
          <table:table-cell table:style-name="ce1" office:value-type="string" calcext:value-type="string">
            <text:p><text:s/>2019-11-13 15:34:51</text:p>
          </table:table-cell>
          <table:table-cell office:value-type="float" office:value="27.09605" calcext:value-type="float">
            <text:p>27.09605</text:p>
          </table:table-cell>
          <table:table-cell office:value-type="float" office:value="1.095" calcext:value-type="float">
            <text:p>1.0950</text:p>
          </table:table-cell>
          <table:table-cell office:value-type="float" office:value="0.79763422" calcext:value-type="float">
            <text:p>0.79763422</text:p>
          </table:table-cell>
          <table:table-cell office:value-type="float" office:value="0.603971553" calcext:value-type="float">
            <text:p>0.603971553</text:p>
          </table:table-cell>
          <table:table-cell office:value-type="float" office:value="0.517902436" calcext:value-type="float">
            <text:p>0.517902436</text:p>
          </table:table-cell>
          <table:table-cell/>
          <table:table-cell office:value-type="float" office:value="0.006516619" calcext:value-type="float">
            <text:p>0.006516619</text:p>
          </table:table-cell>
          <table:table-cell office:value-type="float" office:value="0.004934408" calcext:value-type="float">
            <text:p>0.004934408</text:p>
          </table:table-cell>
          <table:table-cell office:value-type="float" office:value="0.004231229" calcext:value-type="float">
            <text:p>0.004231229</text:p>
          </table:table-cell>
          <table:table-cell/>
          <table:table-cell office:value-type="float" office:value="0.00099074" calcext:value-type="float">
            <text:p>0.00099074</text:p>
          </table:table-cell>
          <table:table-cell office:value-type="float" office:value="-0.000591472" calcext:value-type="float">
            <text:p>-0.000591472</text:p>
          </table:table-cell>
          <table:table-cell office:value-type="float" office:value="-0.001294651" calcext:value-type="float">
            <text:p>-0.001294651</text:p>
          </table:table-cell>
          <table:table-cell/>
          <table:table-cell office:value-type="float" office:value="27.12045205" calcext:value-type="float">
            <text:p>27.12045205</text:p>
          </table:table-cell>
          <table:table-cell office:value-type="float" office:value="27.08147462" calcext:value-type="float">
            <text:p>27.08147462</text:p>
          </table:table-cell>
          <table:table-cell office:value-type="float" office:value="27.064151534" calcext:value-type="float">
            <text:p>27.064151534</text:p>
          </table:table-cell>
          <table:table-cell/>
          <table:table-cell office:value-type="float" office:value="0.025113281" calcext:value-type="float">
            <text:p>0.025113281</text:p>
          </table:table-cell>
          <table:table-cell office:value-type="float" office:value="-0.014993034" calcext:value-type="float">
            <text:p>-0.014993034</text:p>
          </table:table-cell>
          <table:table-cell office:value-type="float" office:value="-0.032818051" calcext:value-type="float">
            <text:p>-0.032818051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table:style-name="ce1" office:value-type="string" calcext:value-type="string">
            <text:p><text:s/>2019-11-13 15:34:51</text:p>
          </table:table-cell>
          <table:table-cell office:value-type="float" office:value="27.08594" calcext:value-type="float">
            <text:p>27.08594</text:p>
          </table:table-cell>
          <table:table-cell office:value-type="float" office:value="1.1" calcext:value-type="float">
            <text:p>1.1000</text:p>
          </table:table-cell>
          <table:table-cell office:value-type="float" office:value="0.647223073" calcext:value-type="float">
            <text:p>0.647223073</text:p>
          </table:table-cell>
          <table:table-cell office:value-type="float" office:value="0.62619634" calcext:value-type="float">
            <text:p>0.62619634</text:p>
          </table:table-cell>
          <table:table-cell office:value-type="float" office:value="0.592073273" calcext:value-type="float">
            <text:p>0.592073273</text:p>
          </table:table-cell>
          <table:table-cell/>
          <table:table-cell office:value-type="float" office:value="0.00528777" calcext:value-type="float">
            <text:p>0.00528777</text:p>
          </table:table-cell>
          <table:table-cell office:value-type="float" office:value="0.005115983" calcext:value-type="float">
            <text:p>0.005115983</text:p>
          </table:table-cell>
          <table:table-cell office:value-type="float" office:value="0.0048372" calcext:value-type="float">
            <text:p>0.0048372</text:p>
          </table:table-cell>
          <table:table-cell/>
          <table:table-cell office:value-type="float" office:value="-0.00023811" calcext:value-type="float">
            <text:p>-0.00023811</text:p>
          </table:table-cell>
          <table:table-cell office:value-type="float" office:value="-0.000409897" calcext:value-type="float">
            <text:p>-0.000409897</text:p>
          </table:table-cell>
          <table:table-cell office:value-type="float" office:value="-0.00068868" calcext:value-type="float">
            <text:p>-0.00068868</text:p>
          </table:table-cell>
          <table:table-cell/>
          <table:table-cell office:value-type="float" office:value="27.080071427" calcext:value-type="float">
            <text:p>27.080071427</text:p>
          </table:table-cell>
          <table:table-cell office:value-type="float" office:value="27.075839406" calcext:value-type="float">
            <text:p>27.075839406</text:p>
          </table:table-cell>
          <table:table-cell office:value-type="float" office:value="27.068971472" calcext:value-type="float">
            <text:p>27.068971472</text:p>
          </table:table-cell>
          <table:table-cell/>
          <table:table-cell office:value-type="float" office:value="-0.006035736" calcext:value-type="float">
            <text:p>-0.006035736</text:p>
          </table:table-cell>
          <table:table-cell office:value-type="float" office:value="-0.010390316" calcext:value-type="float">
            <text:p>-0.010390316</text:p>
          </table:table-cell>
          <table:table-cell office:value-type="float" office:value="-0.017457159" calcext:value-type="float">
            <text:p>-0.017457159</text:p>
          </table:table-cell>
          <table:table-cell/>
        </table:table-row>
        <table:table-row table:style-name="ro1">
          <table:table-cell office:value-type="float" office:value="1.105" calcext:value-type="float">
            <text:p>1.105</text:p>
          </table:table-cell>
          <table:table-cell table:style-name="ce1" office:value-type="string" calcext:value-type="string">
            <text:p><text:s/>2019-11-13 15:34:51</text:p>
          </table:table-cell>
          <table:table-cell office:value-type="float" office:value="27.09099" calcext:value-type="float">
            <text:p>27.09099</text:p>
          </table:table-cell>
          <table:table-cell office:value-type="float" office:value="1.105" calcext:value-type="float">
            <text:p>1.1050</text:p>
          </table:table-cell>
          <table:table-cell office:value-type="float" office:value="0.635737853" calcext:value-type="float">
            <text:p>0.635737853</text:p>
          </table:table-cell>
          <table:table-cell office:value-type="float" office:value="0.699881995" calcext:value-type="float">
            <text:p>0.699881995</text:p>
          </table:table-cell>
          <table:table-cell office:value-type="float" office:value="0.630005077" calcext:value-type="float">
            <text:p>0.630005077</text:p>
          </table:table-cell>
          <table:table-cell/>
          <table:table-cell office:value-type="float" office:value="0.005193937" calcext:value-type="float">
            <text:p>0.005193937</text:p>
          </table:table-cell>
          <table:table-cell office:value-type="float" office:value="0.00571799" calcext:value-type="float">
            <text:p>0.00571799</text:p>
          </table:table-cell>
          <table:table-cell office:value-type="float" office:value="0.0051471" calcext:value-type="float">
            <text:p>0.0051471</text:p>
          </table:table-cell>
          <table:table-cell/>
          <table:table-cell office:value-type="float" office:value="-0.000331943" calcext:value-type="float">
            <text:p>-0.000331943</text:p>
          </table:table-cell>
          <table:table-cell office:value-type="float" office:value="0.00019211" calcext:value-type="float">
            <text:p>0.00019211</text:p>
          </table:table-cell>
          <table:table-cell office:value-type="float" office:value="-0.00037878" calcext:value-type="float">
            <text:p>-0.00037878</text:p>
          </table:table-cell>
          <table:table-cell/>
          <table:table-cell office:value-type="float" office:value="27.082813978" calcext:value-type="float">
            <text:p>27.082813978</text:p>
          </table:table-cell>
          <table:table-cell office:value-type="float" office:value="27.095724051" calcext:value-type="float">
            <text:p>27.095724051</text:p>
          </table:table-cell>
          <table:table-cell office:value-type="float" office:value="27.081660154" calcext:value-type="float">
            <text:p>27.081660154</text:p>
          </table:table-cell>
          <table:table-cell/>
          <table:table-cell office:value-type="float" office:value="-0.008414291" calcext:value-type="float">
            <text:p>-0.008414291</text:p>
          </table:table-cell>
          <table:table-cell office:value-type="float" office:value="0.004869634" calcext:value-type="float">
            <text:p>0.004869634</text:p>
          </table:table-cell>
          <table:table-cell office:value-type="float" office:value="-0.009601535" calcext:value-type="float">
            <text:p>-0.009601535</text:p>
          </table:table-cell>
          <table:table-cell/>
        </table:table-row>
        <table:table-row table:style-name="ro1">
          <table:table-cell office:value-type="float" office:value="1.11" calcext:value-type="float">
            <text:p>1.11</text:p>
          </table:table-cell>
          <table:table-cell table:style-name="ce1" office:value-type="string" calcext:value-type="string">
            <text:p><text:s/>2019-11-13 15:34:51</text:p>
          </table:table-cell>
          <table:table-cell office:value-type="float" office:value="27.09605" calcext:value-type="float">
            <text:p>27.09605</text:p>
          </table:table-cell>
          <table:table-cell office:value-type="float" office:value="1.11" calcext:value-type="float">
            <text:p>1.1100</text:p>
          </table:table-cell>
          <table:table-cell office:value-type="float" office:value="0.762870999" calcext:value-type="float">
            <text:p>0.762870999</text:p>
          </table:table-cell>
          <table:table-cell office:value-type="float" office:value="0.705732787" calcext:value-type="float">
            <text:p>0.705732787</text:p>
          </table:table-cell>
          <table:table-cell office:value-type="float" office:value="0.505143464" calcext:value-type="float">
            <text:p>0.505143464</text:p>
          </table:table-cell>
          <table:table-cell/>
          <table:table-cell office:value-type="float" office:value="0.006232606" calcext:value-type="float">
            <text:p>0.006232606</text:p>
          </table:table-cell>
          <table:table-cell office:value-type="float" office:value="0.005765791" calcext:value-type="float">
            <text:p>0.005765791</text:p>
          </table:table-cell>
          <table:table-cell office:value-type="float" office:value="0.004126989" calcext:value-type="float">
            <text:p>0.004126989</text:p>
          </table:table-cell>
          <table:table-cell/>
          <table:table-cell office:value-type="float" office:value="0.000706726" calcext:value-type="float">
            <text:p>0.000706726</text:p>
          </table:table-cell>
          <table:table-cell office:value-type="float" office:value="0.000239911" calcext:value-type="float">
            <text:p>0.000239911</text:p>
          </table:table-cell>
          <table:table-cell office:value-type="float" office:value="-0.001398891" calcext:value-type="float">
            <text:p>-0.001398891</text:p>
          </table:table-cell>
          <table:table-cell/>
          <table:table-cell office:value-type="float" office:value="27.113455543" calcext:value-type="float">
            <text:p>27.113455543</text:p>
          </table:table-cell>
          <table:table-cell office:value-type="float" office:value="27.101955714" calcext:value-type="float">
            <text:p>27.101955714</text:p>
          </table:table-cell>
          <table:table-cell office:value-type="float" office:value="27.06158352" calcext:value-type="float">
            <text:p>27.06158352</text:p>
          </table:table-cell>
          <table:table-cell/>
          <table:table-cell office:value-type="float" office:value="0.017914175" calcext:value-type="float">
            <text:p>0.017914175</text:p>
          </table:table-cell>
          <table:table-cell office:value-type="float" office:value="0.006081298" calcext:value-type="float">
            <text:p>0.006081298</text:p>
          </table:table-cell>
          <table:table-cell office:value-type="float" office:value="-0.035460481" calcext:value-type="float">
            <text:p>-0.035460481</text:p>
          </table:table-cell>
          <table:table-cell/>
        </table:table-row>
        <table:table-row table:style-name="ro1">
          <table:table-cell office:value-type="float" office:value="1.115" calcext:value-type="float">
            <text:p>1.115</text:p>
          </table:table-cell>
          <table:table-cell table:style-name="ce1" office:value-type="string" calcext:value-type="string">
            <text:p><text:s/>2019-11-13 15:34:52</text:p>
          </table:table-cell>
          <table:table-cell office:value-type="float" office:value="27.09605" calcext:value-type="float">
            <text:p>27.09605</text:p>
          </table:table-cell>
          <table:table-cell office:value-type="float" office:value="1.115" calcext:value-type="float">
            <text:p>1.1150</text:p>
          </table:table-cell>
          <table:table-cell office:value-type="float" office:value="0.642297941" calcext:value-type="float">
            <text:p>0.642297941</text:p>
          </table:table-cell>
          <table:table-cell office:value-type="float" office:value="0.711168136" calcext:value-type="float">
            <text:p>0.711168136</text:p>
          </table:table-cell>
          <table:table-cell office:value-type="float" office:value="0.619685724" calcext:value-type="float">
            <text:p>0.619685724</text:p>
          </table:table-cell>
          <table:table-cell/>
          <table:table-cell office:value-type="float" office:value="0.005247532" calcext:value-type="float">
            <text:p>0.005247532</text:p>
          </table:table-cell>
          <table:table-cell office:value-type="float" office:value="0.005810197" calcext:value-type="float">
            <text:p>0.005810197</text:p>
          </table:table-cell>
          <table:table-cell office:value-type="float" office:value="0.005062792" calcext:value-type="float">
            <text:p>0.005062792</text:p>
          </table:table-cell>
          <table:table-cell/>
          <table:table-cell office:value-type="float" office:value="-0.000278348" calcext:value-type="float">
            <text:p>-0.000278348</text:p>
          </table:table-cell>
          <table:table-cell office:value-type="float" office:value="0.000284317" calcext:value-type="float">
            <text:p>0.000284317</text:p>
          </table:table-cell>
          <table:table-cell office:value-type="float" office:value="-0.000463088" calcext:value-type="float">
            <text:p>-0.000463088</text:p>
          </table:table-cell>
          <table:table-cell/>
          <table:table-cell office:value-type="float" office:value="27.089188468" calcext:value-type="float">
            <text:p>27.089188468</text:p>
          </table:table-cell>
          <table:table-cell office:value-type="float" office:value="27.103049655" calcext:value-type="float">
            <text:p>27.103049655</text:p>
          </table:table-cell>
          <table:table-cell office:value-type="float" office:value="27.084637375" calcext:value-type="float">
            <text:p>27.084637375</text:p>
          </table:table-cell>
          <table:table-cell/>
          <table:table-cell office:value-type="float" office:value="-0.007055716" calcext:value-type="float">
            <text:p>-0.007055716</text:p>
          </table:table-cell>
          <table:table-cell office:value-type="float" office:value="0.007206923" calcext:value-type="float">
            <text:p>0.007206923</text:p>
          </table:table-cell>
          <table:table-cell office:value-type="float" office:value="-0.011738651" calcext:value-type="float">
            <text:p>-0.011738651</text:p>
          </table:table-cell>
          <table:table-cell/>
        </table:table-row>
        <table:table-row table:style-name="ro1">
          <table:table-cell office:value-type="float" office:value="1.12" calcext:value-type="float">
            <text:p>1.12</text:p>
          </table:table-cell>
          <table:table-cell table:style-name="ce1" office:value-type="string" calcext:value-type="string">
            <text:p><text:s/>2019-11-13 15:34:52</text:p>
          </table:table-cell>
          <table:table-cell office:value-type="float" office:value="27.09605" calcext:value-type="float">
            <text:p>27.09605</text:p>
          </table:table-cell>
          <table:table-cell office:value-type="float" office:value="1.12" calcext:value-type="float">
            <text:p>1.1200</text:p>
          </table:table-cell>
          <table:table-cell office:value-type="float" office:value="0.752048582" calcext:value-type="float">
            <text:p>0.752048582</text:p>
          </table:table-cell>
          <table:table-cell office:value-type="float" office:value="0.727357951" calcext:value-type="float">
            <text:p>0.727357951</text:p>
          </table:table-cell>
          <table:table-cell office:value-type="float" office:value="0.508246482" calcext:value-type="float">
            <text:p>0.508246482</text:p>
          </table:table-cell>
          <table:table-cell/>
          <table:table-cell office:value-type="float" office:value="0.006144188" calcext:value-type="float">
            <text:p>0.006144188</text:p>
          </table:table-cell>
          <table:table-cell office:value-type="float" office:value="0.005942467" calcext:value-type="float">
            <text:p>0.005942467</text:p>
          </table:table-cell>
          <table:table-cell office:value-type="float" office:value="0.004152341" calcext:value-type="float">
            <text:p>0.004152341</text:p>
          </table:table-cell>
          <table:table-cell/>
          <table:table-cell office:value-type="float" office:value="0.000618308" calcext:value-type="float">
            <text:p>0.000618308</text:p>
          </table:table-cell>
          <table:table-cell office:value-type="float" office:value="0.000416587" calcext:value-type="float">
            <text:p>0.000416587</text:p>
          </table:table-cell>
          <table:table-cell office:value-type="float" office:value="-0.001373539" calcext:value-type="float">
            <text:p>-0.001373539</text:p>
          </table:table-cell>
          <table:table-cell/>
          <table:table-cell office:value-type="float" office:value="27.111277395" calcext:value-type="float">
            <text:p>27.111277395</text:p>
          </table:table-cell>
          <table:table-cell office:value-type="float" office:value="27.10630808" calcext:value-type="float">
            <text:p>27.10630808</text:p>
          </table:table-cell>
          <table:table-cell office:value-type="float" office:value="27.062208069" calcext:value-type="float">
            <text:p>27.062208069</text:p>
          </table:table-cell>
          <table:table-cell/>
          <table:table-cell office:value-type="float" office:value="0.01567295" calcext:value-type="float">
            <text:p>0.01567295</text:p>
          </table:table-cell>
          <table:table-cell office:value-type="float" office:value="0.01055972" calcext:value-type="float">
            <text:p>0.01055972</text:p>
          </table:table-cell>
          <table:table-cell office:value-type="float" office:value="-0.034817834" calcext:value-type="float">
            <text:p>-0.034817834</text:p>
          </table:table-cell>
          <table:table-cell/>
        </table:table-row>
        <table:table-row table:style-name="ro1">
          <table:table-cell office:value-type="float" office:value="1.125" calcext:value-type="float">
            <text:p>1.125</text:p>
          </table:table-cell>
          <table:table-cell table:style-name="ce1" office:value-type="string" calcext:value-type="string">
            <text:p><text:s/>2019-11-13 15:34:52</text:p>
          </table:table-cell>
          <table:table-cell office:value-type="float" office:value="27.09099" calcext:value-type="float">
            <text:p>27.09099</text:p>
          </table:table-cell>
          <table:table-cell office:value-type="float" office:value="1.125" calcext:value-type="float">
            <text:p>1.1250</text:p>
          </table:table-cell>
          <table:table-cell office:value-type="float" office:value="0.698218429" calcext:value-type="float">
            <text:p>0.698218429</text:p>
          </table:table-cell>
          <table:table-cell office:value-type="float" office:value="0.744347065" calcext:value-type="float">
            <text:p>0.744347065</text:p>
          </table:table-cell>
          <table:table-cell office:value-type="float" office:value="0.53778178" calcext:value-type="float">
            <text:p>0.53778178</text:p>
          </table:table-cell>
          <table:table-cell/>
          <table:table-cell office:value-type="float" office:value="0.005704399" calcext:value-type="float">
            <text:p>0.005704399</text:p>
          </table:table-cell>
          <table:table-cell office:value-type="float" office:value="0.006081267" calcext:value-type="float">
            <text:p>0.006081267</text:p>
          </table:table-cell>
          <table:table-cell office:value-type="float" office:value="0.004393642" calcext:value-type="float">
            <text:p>0.004393642</text:p>
          </table:table-cell>
          <table:table-cell/>
          <table:table-cell office:value-type="float" office:value="0.000178519" calcext:value-type="float">
            <text:p>0.000178519</text:p>
          </table:table-cell>
          <table:table-cell office:value-type="float" office:value="0.000555387" calcext:value-type="float">
            <text:p>0.000555387</text:p>
          </table:table-cell>
          <table:table-cell office:value-type="float" office:value="-0.001132238" calcext:value-type="float">
            <text:p>-0.001132238</text:p>
          </table:table-cell>
          <table:table-cell/>
          <table:table-cell office:value-type="float" office:value="27.095389232" calcext:value-type="float">
            <text:p>27.095389232</text:p>
          </table:table-cell>
          <table:table-cell office:value-type="float" office:value="27.104673299" calcext:value-type="float">
            <text:p>27.104673299</text:p>
          </table:table-cell>
          <table:table-cell office:value-type="float" office:value="27.063098413" calcext:value-type="float">
            <text:p>27.063098413</text:p>
          </table:table-cell>
          <table:table-cell/>
          <table:table-cell office:value-type="float" office:value="0.00452512" calcext:value-type="float">
            <text:p>0.00452512</text:p>
          </table:table-cell>
          <table:table-cell office:value-type="float" office:value="0.014078032" calcext:value-type="float">
            <text:p>0.014078032</text:p>
          </table:table-cell>
          <table:table-cell office:value-type="float" office:value="-0.028700981" calcext:value-type="float">
            <text:p>-0.028700981</text:p>
          </table:table-cell>
          <table:table-cell/>
        </table:table-row>
        <table:table-row table:style-name="ro1">
          <table:table-cell office:value-type="float" office:value="1.13" calcext:value-type="float">
            <text:p>1.13</text:p>
          </table:table-cell>
          <table:table-cell table:style-name="ce1" office:value-type="string" calcext:value-type="string">
            <text:p><text:s/>2019-11-13 15:34:52</text:p>
          </table:table-cell>
          <table:table-cell office:value-type="float" office:value="27.09605" calcext:value-type="float">
            <text:p>27.09605</text:p>
          </table:table-cell>
          <table:table-cell office:value-type="float" office:value="1.13" calcext:value-type="float">
            <text:p>1.1300</text:p>
          </table:table-cell>
          <table:table-cell office:value-type="float" office:value="0.788385962" calcext:value-type="float">
            <text:p>0.788385962</text:p>
          </table:table-cell>
          <table:table-cell office:value-type="float" office:value="0.62527068" calcext:value-type="float">
            <text:p>0.62527068</text:p>
          </table:table-cell>
          <table:table-cell office:value-type="float" office:value="0.494088589" calcext:value-type="float">
            <text:p>0.494088589</text:p>
          </table:table-cell>
          <table:table-cell/>
          <table:table-cell office:value-type="float" office:value="0.006441062" calcext:value-type="float">
            <text:p>0.006441062</text:p>
          </table:table-cell>
          <table:table-cell office:value-type="float" office:value="0.005108421" calcext:value-type="float">
            <text:p>0.005108421</text:p>
          </table:table-cell>
          <table:table-cell office:value-type="float" office:value="0.004036671" calcext:value-type="float">
            <text:p>0.004036671</text:p>
          </table:table-cell>
          <table:table-cell/>
          <table:table-cell office:value-type="float" office:value="0.000915182" calcext:value-type="float">
            <text:p>0.000915182</text:p>
          </table:table-cell>
          <table:table-cell office:value-type="float" office:value="-0.000417459" calcext:value-type="float">
            <text:p>-0.000417459</text:p>
          </table:table-cell>
          <table:table-cell office:value-type="float" office:value="-0.001489208" calcext:value-type="float">
            <text:p>-0.001489208</text:p>
          </table:table-cell>
          <table:table-cell/>
          <table:table-cell office:value-type="float" office:value="27.118590733" calcext:value-type="float">
            <text:p>27.118590733</text:p>
          </table:table-cell>
          <table:table-cell office:value-type="float" office:value="27.085761444" calcext:value-type="float">
            <text:p>27.085761444</text:p>
          </table:table-cell>
          <table:table-cell office:value-type="float" office:value="27.059358487" calcext:value-type="float">
            <text:p>27.059358487</text:p>
          </table:table-cell>
          <table:table-cell/>
          <table:table-cell office:value-type="float" office:value="0.023198068" calcext:value-type="float">
            <text:p>0.023198068</text:p>
          </table:table-cell>
          <table:table-cell office:value-type="float" office:value="-0.010582018" calcext:value-type="float">
            <text:p>-0.010582018</text:p>
          </table:table-cell>
          <table:table-cell office:value-type="float" office:value="-0.037749994" calcext:value-type="float">
            <text:p>-0.037749994</text:p>
          </table:table-cell>
          <table:table-cell/>
        </table:table-row>
        <table:table-row table:style-name="ro1">
          <table:table-cell office:value-type="float" office:value="1.135" calcext:value-type="float">
            <text:p>1.135</text:p>
          </table:table-cell>
          <table:table-cell table:style-name="ce1" office:value-type="string" calcext:value-type="string">
            <text:p><text:s/>2019-11-13 15:34:53</text:p>
          </table:table-cell>
          <table:table-cell office:value-type="float" office:value="27.1011" calcext:value-type="float">
            <text:p>27.1011</text:p>
          </table:table-cell>
          <table:table-cell office:value-type="float" office:value="1.135" calcext:value-type="float">
            <text:p>1.1350</text:p>
          </table:table-cell>
          <table:table-cell office:value-type="float" office:value="0.631772951" calcext:value-type="float">
            <text:p>0.631772951</text:p>
          </table:table-cell>
          <table:table-cell office:value-type="float" office:value="0.682662807" calcext:value-type="float">
            <text:p>0.682662807</text:p>
          </table:table-cell>
          <table:table-cell office:value-type="float" office:value="0.621877387" calcext:value-type="float">
            <text:p>0.621877387</text:p>
          </table:table-cell>
          <table:table-cell/>
          <table:table-cell office:value-type="float" office:value="0.005161544" calcext:value-type="float">
            <text:p>0.005161544</text:p>
          </table:table-cell>
          <table:table-cell office:value-type="float" office:value="0.005577311" calcext:value-type="float">
            <text:p>0.005577311</text:p>
          </table:table-cell>
          <table:table-cell office:value-type="float" office:value="0.005080698" calcext:value-type="float">
            <text:p>0.005080698</text:p>
          </table:table-cell>
          <table:table-cell/>
          <table:table-cell office:value-type="float" office:value="-0.000364336" calcext:value-type="float">
            <text:p>-0.000364336</text:p>
          </table:table-cell>
          <table:table-cell office:value-type="float" office:value="0.000051431" calcext:value-type="float">
            <text:p>5.1431E-05</text:p>
          </table:table-cell>
          <table:table-cell office:value-type="float" office:value="-0.000445182" calcext:value-type="float">
            <text:p>-0.000445182</text:p>
          </table:table-cell>
          <table:table-cell/>
          <table:table-cell office:value-type="float" office:value="27.092124304" calcext:value-type="float">
            <text:p>27.092124304</text:p>
          </table:table-cell>
          <table:table-cell office:value-type="float" office:value="27.102366661" calcext:value-type="float">
            <text:p>27.102366661</text:p>
          </table:table-cell>
          <table:table-cell office:value-type="float" office:value="27.09013266" calcext:value-type="float">
            <text:p>27.09013266</text:p>
          </table:table-cell>
          <table:table-cell/>
          <table:table-cell office:value-type="float" office:value="-0.009235412" calcext:value-type="float">
            <text:p>-0.009235412</text:p>
          </table:table-cell>
          <table:table-cell office:value-type="float" office:value="0.001303636" calcext:value-type="float">
            <text:p>0.001303636</text:p>
          </table:table-cell>
          <table:table-cell office:value-type="float" office:value="-0.011284762" calcext:value-type="float">
            <text:p>-0.011284762</text:p>
          </table:table-cell>
          <table:table-cell/>
        </table:table-row>
        <table:table-row table:style-name="ro1">
          <table:table-cell office:value-type="float" office:value="1.14" calcext:value-type="float">
            <text:p>1.14</text:p>
          </table:table-cell>
          <table:table-cell table:style-name="ce1" office:value-type="string" calcext:value-type="string">
            <text:p><text:s/>2019-11-13 15:34:53</text:p>
          </table:table-cell>
          <table:table-cell office:value-type="float" office:value="27.1011" calcext:value-type="float">
            <text:p>27.1011</text:p>
          </table:table-cell>
          <table:table-cell office:value-type="float" office:value="1.14" calcext:value-type="float">
            <text:p>1.1400</text:p>
          </table:table-cell>
          <table:table-cell office:value-type="float" office:value="0.702681625" calcext:value-type="float">
            <text:p>0.702681625</text:p>
          </table:table-cell>
          <table:table-cell office:value-type="float" office:value="0.743929832" calcext:value-type="float">
            <text:p>0.743929832</text:p>
          </table:table-cell>
          <table:table-cell office:value-type="float" office:value="0.529746476" calcext:value-type="float">
            <text:p>0.529746476</text:p>
          </table:table-cell>
          <table:table-cell/>
          <table:table-cell office:value-type="float" office:value="0.005740863" calcext:value-type="float">
            <text:p>0.005740863</text:p>
          </table:table-cell>
          <table:table-cell office:value-type="float" office:value="0.006077858" calcext:value-type="float">
            <text:p>0.006077858</text:p>
          </table:table-cell>
          <table:table-cell office:value-type="float" office:value="0.004327994" calcext:value-type="float">
            <text:p>0.004327994</text:p>
          </table:table-cell>
          <table:table-cell/>
          <table:table-cell office:value-type="float" office:value="0.000214983" calcext:value-type="float">
            <text:p>0.000214983</text:p>
          </table:table-cell>
          <table:table-cell office:value-type="float" office:value="0.000551978" calcext:value-type="float">
            <text:p>0.000551978</text:p>
          </table:table-cell>
          <table:table-cell office:value-type="float" office:value="-0.001197886" calcext:value-type="float">
            <text:p>-0.001197886</text:p>
          </table:table-cell>
          <table:table-cell/>
          <table:table-cell office:value-type="float" office:value="27.106395727" calcext:value-type="float">
            <text:p>27.106395727</text:p>
          </table:table-cell>
          <table:table-cell office:value-type="float" office:value="27.11469746" calcext:value-type="float">
            <text:p>27.11469746</text:p>
          </table:table-cell>
          <table:table-cell office:value-type="float" office:value="27.07158965" calcext:value-type="float">
            <text:p>27.07158965</text:p>
          </table:table-cell>
          <table:table-cell/>
          <table:table-cell office:value-type="float" office:value="0.005449421" calcext:value-type="float">
            <text:p>0.005449421</text:p>
          </table:table-cell>
          <table:table-cell office:value-type="float" office:value="0.013991626" calcext:value-type="float">
            <text:p>0.013991626</text:p>
          </table:table-cell>
          <table:table-cell office:value-type="float" office:value="-0.030365113" calcext:value-type="float">
            <text:p>-0.030365113</text:p>
          </table:table-cell>
          <table:table-cell/>
        </table:table-row>
        <table:table-row table:style-name="ro1">
          <table:table-cell office:value-type="float" office:value="1.145" calcext:value-type="float">
            <text:p>1.145</text:p>
          </table:table-cell>
          <table:table-cell table:style-name="ce1" office:value-type="string" calcext:value-type="string">
            <text:p><text:s/>2019-11-13 15:34:53</text:p>
          </table:table-cell>
          <table:table-cell office:value-type="float" office:value="27.09099" calcext:value-type="float">
            <text:p>27.09099</text:p>
          </table:table-cell>
          <table:table-cell office:value-type="float" office:value="1.145" calcext:value-type="float">
            <text:p>1.1450</text:p>
          </table:table-cell>
          <table:table-cell office:value-type="float" office:value="0.678631148" calcext:value-type="float">
            <text:p>0.678631148</text:p>
          </table:table-cell>
          <table:table-cell office:value-type="float" office:value="0.735412328" calcext:value-type="float">
            <text:p>0.735412328</text:p>
          </table:table-cell>
          <table:table-cell office:value-type="float" office:value="0.54831869" calcext:value-type="float">
            <text:p>0.54831869</text:p>
          </table:table-cell>
          <table:table-cell/>
          <table:table-cell office:value-type="float" office:value="0.005544372" calcext:value-type="float">
            <text:p>0.005544372</text:p>
          </table:table-cell>
          <table:table-cell office:value-type="float" office:value="0.006008271" calcext:value-type="float">
            <text:p>0.006008271</text:p>
          </table:table-cell>
          <table:table-cell office:value-type="float" office:value="0.004479728" calcext:value-type="float">
            <text:p>0.004479728</text:p>
          </table:table-cell>
          <table:table-cell/>
          <table:table-cell office:value-type="float" office:value="0.000018492" calcext:value-type="float">
            <text:p>1.8492E-05</text:p>
          </table:table-cell>
          <table:table-cell office:value-type="float" office:value="0.000482391" calcext:value-type="float">
            <text:p>0.000482391</text:p>
          </table:table-cell>
          <table:table-cell office:value-type="float" office:value="-0.001046152" calcext:value-type="float">
            <text:p>-0.001046152</text:p>
          </table:table-cell>
          <table:table-cell/>
          <table:table-cell office:value-type="float" office:value="27.091446981" calcext:value-type="float">
            <text:p>27.091446981</text:p>
          </table:table-cell>
          <table:table-cell office:value-type="float" office:value="27.102875058" calcext:value-type="float">
            <text:p>27.102875058</text:p>
          </table:table-cell>
          <table:table-cell office:value-type="float" office:value="27.065219187" calcext:value-type="float">
            <text:p>27.065219187</text:p>
          </table:table-cell>
          <table:table-cell/>
          <table:table-cell office:value-type="float" office:value="0.000468699" calcext:value-type="float">
            <text:p>0.000468699</text:p>
          </table:table-cell>
          <table:table-cell office:value-type="float" office:value="0.01222772" calcext:value-type="float">
            <text:p>0.01222772</text:p>
          </table:table-cell>
          <table:table-cell office:value-type="float" office:value="-0.026518765" calcext:value-type="float">
            <text:p>-0.02651876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table:style-name="ce1" office:value-type="string" calcext:value-type="string">
            <text:p><text:s/>2019-11-13 15:34:53</text:p>
          </table:table-cell>
          <table:table-cell office:value-type="float" office:value="27.09099" calcext:value-type="float">
            <text:p>27.09099</text:p>
          </table:table-cell>
          <table:table-cell office:value-type="float" office:value="1.15" calcext:value-type="float">
            <text:p>1.1500</text:p>
          </table:table-cell>
          <table:table-cell office:value-type="float" office:value="0.657442887" calcext:value-type="float">
            <text:p>0.657442887</text:p>
          </table:table-cell>
          <table:table-cell office:value-type="float" office:value="0.72058269" calcext:value-type="float">
            <text:p>0.72058269</text:p>
          </table:table-cell>
          <table:table-cell office:value-type="float" office:value="0.590910386" calcext:value-type="float">
            <text:p>0.590910386</text:p>
          </table:table-cell>
          <table:table-cell/>
          <table:table-cell office:value-type="float" office:value="0.005371265" calcext:value-type="float">
            <text:p>0.005371265</text:p>
          </table:table-cell>
          <table:table-cell office:value-type="float" office:value="0.005887113" calcext:value-type="float">
            <text:p>0.005887113</text:p>
          </table:table-cell>
          <table:table-cell office:value-type="float" office:value="0.004827699" calcext:value-type="float">
            <text:p>0.004827699</text:p>
          </table:table-cell>
          <table:table-cell/>
          <table:table-cell office:value-type="float" office:value="-0.000154614" calcext:value-type="float">
            <text:p>-0.000154614</text:p>
          </table:table-cell>
          <table:table-cell office:value-type="float" office:value="0.000361234" calcext:value-type="float">
            <text:p>0.000361234</text:p>
          </table:table-cell>
          <table:table-cell office:value-type="float" office:value="-0.000698181" calcext:value-type="float">
            <text:p>-0.000698181</text:p>
          </table:table-cell>
          <table:table-cell/>
          <table:table-cell office:value-type="float" office:value="27.087182492" calcext:value-type="float">
            <text:p>27.087182492</text:p>
          </table:table-cell>
          <table:table-cell office:value-type="float" office:value="27.099890378" calcext:value-type="float">
            <text:p>27.099890378</text:p>
          </table:table-cell>
          <table:table-cell office:value-type="float" office:value="27.07379162" calcext:value-type="float">
            <text:p>27.07379162</text:p>
          </table:table-cell>
          <table:table-cell/>
          <table:table-cell office:value-type="float" office:value="-0.003919248" calcext:value-type="float">
            <text:p>-0.003919248</text:p>
          </table:table-cell>
          <table:table-cell office:value-type="float" office:value="0.009156613" calcext:value-type="float">
            <text:p>0.009156613</text:p>
          </table:table-cell>
          <table:table-cell office:value-type="float" office:value="-0.017697993" calcext:value-type="float">
            <text:p>-0.017697993</text:p>
          </table:table-cell>
          <table:table-cell/>
        </table:table-row>
        <table:table-row table:style-name="ro1">
          <table:table-cell office:value-type="float" office:value="1.155" calcext:value-type="float">
            <text:p>1.155</text:p>
          </table:table-cell>
          <table:table-cell table:style-name="ce1" office:value-type="string" calcext:value-type="string">
            <text:p><text:s/>2019-11-13 15:34:54</text:p>
          </table:table-cell>
          <table:table-cell office:value-type="float" office:value="27.09099" calcext:value-type="float">
            <text:p>27.09099</text:p>
          </table:table-cell>
          <table:table-cell office:value-type="float" office:value="1.155" calcext:value-type="float">
            <text:p>1.1550</text:p>
          </table:table-cell>
          <table:table-cell office:value-type="float" office:value="0.637738781" calcext:value-type="float">
            <text:p>0.637738781</text:p>
          </table:table-cell>
          <table:table-cell office:value-type="float" office:value="0.704642022" calcext:value-type="float">
            <text:p>0.704642022</text:p>
          </table:table-cell>
          <table:table-cell office:value-type="float" office:value="0.626991466" calcext:value-type="float">
            <text:p>0.626991466</text:p>
          </table:table-cell>
          <table:table-cell/>
          <table:table-cell office:value-type="float" office:value="0.005210284" calcext:value-type="float">
            <text:p>0.005210284</text:p>
          </table:table-cell>
          <table:table-cell office:value-type="float" office:value="0.005756879" calcext:value-type="float">
            <text:p>0.005756879</text:p>
          </table:table-cell>
          <table:table-cell office:value-type="float" office:value="0.005122479" calcext:value-type="float">
            <text:p>0.005122479</text:p>
          </table:table-cell>
          <table:table-cell/>
          <table:table-cell office:value-type="float" office:value="-0.000315596" calcext:value-type="float">
            <text:p>-0.000315596</text:p>
          </table:table-cell>
          <table:table-cell office:value-type="float" office:value="0.000230999" calcext:value-type="float">
            <text:p>0.000230999</text:p>
          </table:table-cell>
          <table:table-cell office:value-type="float" office:value="-0.000403401" calcext:value-type="float">
            <text:p>-0.000403401</text:p>
          </table:table-cell>
          <table:table-cell/>
          <table:table-cell office:value-type="float" office:value="27.0832167" calcext:value-type="float">
            <text:p>27.0832167</text:p>
          </table:table-cell>
          <table:table-cell office:value-type="float" office:value="27.096682079" calcext:value-type="float">
            <text:p>27.096682079</text:p>
          </table:table-cell>
          <table:table-cell office:value-type="float" office:value="27.081053611" calcext:value-type="float">
            <text:p>27.081053611</text:p>
          </table:table-cell>
          <table:table-cell/>
          <table:table-cell office:value-type="float" office:value="-0.007999905" calcext:value-type="float">
            <text:p>-0.007999905</text:p>
          </table:table-cell>
          <table:table-cell office:value-type="float" office:value="0.005855407" calcext:value-type="float">
            <text:p>0.005855407</text:p>
          </table:table-cell>
          <table:table-cell office:value-type="float" office:value="-0.010225647" calcext:value-type="float">
            <text:p>-0.010225647</text:p>
          </table:table-cell>
          <table:table-cell/>
        </table:table-row>
        <table:table-row table:style-name="ro1">
          <table:table-cell office:value-type="float" office:value="1.16" calcext:value-type="float">
            <text:p>1.16</text:p>
          </table:table-cell>
          <table:table-cell table:style-name="ce1" office:value-type="string" calcext:value-type="string">
            <text:p><text:s/>2019-11-13 15:34:54</text:p>
          </table:table-cell>
          <table:table-cell office:value-type="float" office:value="27.1011" calcext:value-type="float">
            <text:p>27.1011</text:p>
          </table:table-cell>
          <table:table-cell office:value-type="float" office:value="1.16" calcext:value-type="float">
            <text:p>1.1600</text:p>
          </table:table-cell>
          <table:table-cell office:value-type="float" office:value="0.628563241" calcext:value-type="float">
            <text:p>0.628563241</text:p>
          </table:table-cell>
          <table:table-cell office:value-type="float" office:value="0.674796185" calcext:value-type="float">
            <text:p>0.674796185</text:p>
          </table:table-cell>
          <table:table-cell office:value-type="float" office:value="0.61646588" calcext:value-type="float">
            <text:p>0.61646588</text:p>
          </table:table-cell>
          <table:table-cell/>
          <table:table-cell office:value-type="float" office:value="0.005135321" calcext:value-type="float">
            <text:p>0.005135321</text:p>
          </table:table-cell>
          <table:table-cell office:value-type="float" office:value="0.005513041" calcext:value-type="float">
            <text:p>0.005513041</text:p>
          </table:table-cell>
          <table:table-cell office:value-type="float" office:value="0.005036486" calcext:value-type="float">
            <text:p>0.005036486</text:p>
          </table:table-cell>
          <table:table-cell/>
          <table:table-cell office:value-type="float" office:value="-0.000390559" calcext:value-type="float">
            <text:p>-0.000390559</text:p>
          </table:table-cell>
          <table:table-cell office:value-type="float" office:value="-0.000012839" calcext:value-type="float">
            <text:p>-1.2839E-05</text:p>
          </table:table-cell>
          <table:table-cell office:value-type="float" office:value="-0.000489394" calcext:value-type="float">
            <text:p>-0.000489394</text:p>
          </table:table-cell>
          <table:table-cell/>
          <table:table-cell office:value-type="float" office:value="27.091478297" calcext:value-type="float">
            <text:p>27.091478297</text:p>
          </table:table-cell>
          <table:table-cell office:value-type="float" office:value="27.100783389" calcext:value-type="float">
            <text:p>27.100783389</text:p>
          </table:table-cell>
          <table:table-cell office:value-type="float" office:value="27.089043505" calcext:value-type="float">
            <text:p>27.089043505</text:p>
          </table:table-cell>
          <table:table-cell/>
          <table:table-cell office:value-type="float" office:value="-0.009900136" calcext:value-type="float">
            <text:p>-0.009900136</text:p>
          </table:table-cell>
          <table:table-cell office:value-type="float" office:value="-0.000325453" calcext:value-type="float">
            <text:p>-0.000325453</text:p>
          </table:table-cell>
          <table:table-cell office:value-type="float" office:value="-0.012405475" calcext:value-type="float">
            <text:p>-0.012405475</text:p>
          </table:table-cell>
          <table:table-cell/>
        </table:table-row>
        <table:table-row table:style-name="ro1">
          <table:table-cell office:value-type="float" office:value="1.165" calcext:value-type="float">
            <text:p>1.165</text:p>
          </table:table-cell>
          <table:table-cell table:style-name="ce1" office:value-type="string" calcext:value-type="string">
            <text:p><text:s/>2019-11-13 15:34:54</text:p>
          </table:table-cell>
          <table:table-cell office:value-type="float" office:value="27.09605" calcext:value-type="float">
            <text:p>27.09605</text:p>
          </table:table-cell>
          <table:table-cell office:value-type="float" office:value="1.165" calcext:value-type="float">
            <text:p>1.1650</text:p>
          </table:table-cell>
          <table:table-cell office:value-type="float" office:value="0.629045442" calcext:value-type="float">
            <text:p>0.629045442</text:p>
          </table:table-cell>
          <table:table-cell office:value-type="float" office:value="0.644679146" calcext:value-type="float">
            <text:p>0.644679146</text:p>
          </table:table-cell>
          <table:table-cell office:value-type="float" office:value="0.596860122" calcext:value-type="float">
            <text:p>0.596860122</text:p>
          </table:table-cell>
          <table:table-cell/>
          <table:table-cell office:value-type="float" office:value="0.00513926" calcext:value-type="float">
            <text:p>0.00513926</text:p>
          </table:table-cell>
          <table:table-cell office:value-type="float" office:value="0.005266986" calcext:value-type="float">
            <text:p>0.005266986</text:p>
          </table:table-cell>
          <table:table-cell office:value-type="float" office:value="0.004876308" calcext:value-type="float">
            <text:p>0.004876308</text:p>
          </table:table-cell>
          <table:table-cell/>
          <table:table-cell office:value-type="float" office:value="-0.00038662" calcext:value-type="float">
            <text:p>-0.00038662</text:p>
          </table:table-cell>
          <table:table-cell office:value-type="float" office:value="-0.000258893" calcext:value-type="float">
            <text:p>-0.000258893</text:p>
          </table:table-cell>
          <table:table-cell office:value-type="float" office:value="-0.000649572" calcext:value-type="float">
            <text:p>-0.000649572</text:p>
          </table:table-cell>
          <table:table-cell/>
          <table:table-cell office:value-type="float" office:value="27.086521179" calcext:value-type="float">
            <text:p>27.086521179</text:p>
          </table:table-cell>
          <table:table-cell office:value-type="float" office:value="27.089667725" calcext:value-type="float">
            <text:p>27.089667725</text:p>
          </table:table-cell>
          <table:table-cell office:value-type="float" office:value="27.080043316" calcext:value-type="float">
            <text:p>27.080043316</text:p>
          </table:table-cell>
          <table:table-cell/>
          <table:table-cell office:value-type="float" office:value="-0.009800273" calcext:value-type="float">
            <text:p>-0.009800273</text:p>
          </table:table-cell>
          <table:table-cell office:value-type="float" office:value="-0.006562575" calcext:value-type="float">
            <text:p>-0.006562575</text:p>
          </table:table-cell>
          <table:table-cell office:value-type="float" office:value="-0.016465805" calcext:value-type="float">
            <text:p>-0.016465805</text:p>
          </table:table-cell>
          <table:table-cell/>
        </table:table-row>
        <table:table-row table:style-name="ro1">
          <table:table-cell office:value-type="float" office:value="1.17" calcext:value-type="float">
            <text:p>1.17</text:p>
          </table:table-cell>
          <table:table-cell table:style-name="ce1" office:value-type="string" calcext:value-type="string">
            <text:p><text:s/>2019-11-13 15:34:54</text:p>
          </table:table-cell>
          <table:table-cell office:value-type="float" office:value="27.09605" calcext:value-type="float">
            <text:p>27.09605</text:p>
          </table:table-cell>
          <table:table-cell office:value-type="float" office:value="1.17" calcext:value-type="float">
            <text:p>1.1700</text:p>
          </table:table-cell>
          <table:table-cell office:value-type="float" office:value="0.680660687" calcext:value-type="float">
            <text:p>0.680660687</text:p>
          </table:table-cell>
          <table:table-cell office:value-type="float" office:value="0.734550444" calcext:value-type="float">
            <text:p>0.734550444</text:p>
          </table:table-cell>
          <table:table-cell office:value-type="float" office:value="0.559129186" calcext:value-type="float">
            <text:p>0.559129186</text:p>
          </table:table-cell>
          <table:table-cell/>
          <table:table-cell office:value-type="float" office:value="0.005560953" calcext:value-type="float">
            <text:p>0.005560953</text:p>
          </table:table-cell>
          <table:table-cell office:value-type="float" office:value="0.006001229" calcext:value-type="float">
            <text:p>0.006001229</text:p>
          </table:table-cell>
          <table:table-cell office:value-type="float" office:value="0.004568049" calcext:value-type="float">
            <text:p>0.004568049</text:p>
          </table:table-cell>
          <table:table-cell/>
          <table:table-cell office:value-type="float" office:value="0.000035073" calcext:value-type="float">
            <text:p>3.5073E-05</text:p>
          </table:table-cell>
          <table:table-cell office:value-type="float" office:value="0.000475349" calcext:value-type="float">
            <text:p>0.000475349</text:p>
          </table:table-cell>
          <table:table-cell office:value-type="float" office:value="-0.000957831" calcext:value-type="float">
            <text:p>-0.000957831</text:p>
          </table:table-cell>
          <table:table-cell/>
          <table:table-cell office:value-type="float" office:value="27.096909582" calcext:value-type="float">
            <text:p>27.096909582</text:p>
          </table:table-cell>
          <table:table-cell office:value-type="float" office:value="27.107755667" calcext:value-type="float">
            <text:p>27.107755667</text:p>
          </table:table-cell>
          <table:table-cell office:value-type="float" office:value="27.072449253" calcext:value-type="float">
            <text:p>27.072449253</text:p>
          </table:table-cell>
          <table:table-cell/>
          <table:table-cell office:value-type="float" office:value="0.000889007" calcext:value-type="float">
            <text:p>0.000889007</text:p>
          </table:table-cell>
          <table:table-cell office:value-type="float" office:value="0.012049231" calcext:value-type="float">
            <text:p>0.012049231</text:p>
          </table:table-cell>
          <table:table-cell office:value-type="float" office:value="-0.024279894" calcext:value-type="float">
            <text:p>-0.024279894</text:p>
          </table:table-cell>
          <table:table-cell/>
        </table:table-row>
        <table:table-row table:style-name="ro1">
          <table:table-cell office:value-type="float" office:value="1.175" calcext:value-type="float">
            <text:p>1.175</text:p>
          </table:table-cell>
          <table:table-cell table:style-name="ce1" office:value-type="string" calcext:value-type="string">
            <text:p><text:s/>2019-11-13 15:34:55</text:p>
          </table:table-cell>
          <table:table-cell office:value-type="float" office:value="27.10615" calcext:value-type="float">
            <text:p>27.10615</text:p>
          </table:table-cell>
          <table:table-cell office:value-type="float" office:value="1.175" calcext:value-type="float">
            <text:p>1.1750</text:p>
          </table:table-cell>
          <table:table-cell office:value-type="float" office:value="0.789754485" calcext:value-type="float">
            <text:p>0.789754485</text:p>
          </table:table-cell>
          <table:table-cell office:value-type="float" office:value="0.61325319" calcext:value-type="float">
            <text:p>0.61325319</text:p>
          </table:table-cell>
          <table:table-cell office:value-type="float" office:value="0.494202434" calcext:value-type="float">
            <text:p>0.494202434</text:p>
          </table:table-cell>
          <table:table-cell/>
          <table:table-cell office:value-type="float" office:value="0.006452243" calcext:value-type="float">
            <text:p>0.006452243</text:p>
          </table:table-cell>
          <table:table-cell office:value-type="float" office:value="0.005010238" calcext:value-type="float">
            <text:p>0.005010238</text:p>
          </table:table-cell>
          <table:table-cell office:value-type="float" office:value="0.004037602" calcext:value-type="float">
            <text:p>0.004037602</text:p>
          </table:table-cell>
          <table:table-cell/>
          <table:table-cell office:value-type="float" office:value="0.000926363" calcext:value-type="float">
            <text:p>0.000926363</text:p>
          </table:table-cell>
          <table:table-cell office:value-type="float" office:value="-0.000515641" calcext:value-type="float">
            <text:p>-0.000515641</text:p>
          </table:table-cell>
          <table:table-cell office:value-type="float" office:value="-0.001488278" calcext:value-type="float">
            <text:p>-0.001488278</text:p>
          </table:table-cell>
          <table:table-cell/>
          <table:table-cell office:value-type="float" office:value="27.128974218" calcext:value-type="float">
            <text:p>27.128974218</text:p>
          </table:table-cell>
          <table:table-cell office:value-type="float" office:value="27.093451081" calcext:value-type="float">
            <text:p>27.093451081</text:p>
          </table:table-cell>
          <table:table-cell office:value-type="float" office:value="27.069489978" calcext:value-type="float">
            <text:p>27.069489978</text:p>
          </table:table-cell>
          <table:table-cell/>
          <table:table-cell office:value-type="float" office:value="0.023481475" calcext:value-type="float">
            <text:p>0.023481475</text:p>
          </table:table-cell>
          <table:table-cell office:value-type="float" office:value="-0.013070818" calcext:value-type="float">
            <text:p>-0.013070818</text:p>
          </table:table-cell>
          <table:table-cell office:value-type="float" office:value="-0.037726416" calcext:value-type="float">
            <text:p>-0.037726416</text:p>
          </table:table-cell>
          <table:table-cell/>
        </table:table-row>
        <table:table-row table:style-name="ro1">
          <table:table-cell office:value-type="float" office:value="1.18" calcext:value-type="float">
            <text:p>1.18</text:p>
          </table:table-cell>
          <table:table-cell table:style-name="ce1" office:value-type="string" calcext:value-type="string">
            <text:p><text:s/>2019-11-13 15:34:55</text:p>
          </table:table-cell>
          <table:table-cell office:value-type="float" office:value="27.09605" calcext:value-type="float">
            <text:p>27.09605</text:p>
          </table:table-cell>
          <table:table-cell office:value-type="float" office:value="1.18" calcext:value-type="float">
            <text:p>1.1800</text:p>
          </table:table-cell>
          <table:table-cell office:value-type="float" office:value="0.643708783" calcext:value-type="float">
            <text:p>0.643708783</text:p>
          </table:table-cell>
          <table:table-cell office:value-type="float" office:value="0.623651221" calcext:value-type="float">
            <text:p>0.623651221</text:p>
          </table:table-cell>
          <table:table-cell office:value-type="float" office:value="0.585073898" calcext:value-type="float">
            <text:p>0.585073898</text:p>
          </table:table-cell>
          <table:table-cell/>
          <table:table-cell office:value-type="float" office:value="0.005259059" calcext:value-type="float">
            <text:p>0.005259059</text:p>
          </table:table-cell>
          <table:table-cell office:value-type="float" office:value="0.00509519" calcext:value-type="float">
            <text:p>0.00509519</text:p>
          </table:table-cell>
          <table:table-cell office:value-type="float" office:value="0.004780016" calcext:value-type="float">
            <text:p>0.004780016</text:p>
          </table:table-cell>
          <table:table-cell/>
          <table:table-cell office:value-type="float" office:value="-0.000266821" calcext:value-type="float">
            <text:p>-0.000266821</text:p>
          </table:table-cell>
          <table:table-cell office:value-type="float" office:value="-0.00043069" calcext:value-type="float">
            <text:p>-0.00043069</text:p>
          </table:table-cell>
          <table:table-cell office:value-type="float" office:value="-0.000745864" calcext:value-type="float">
            <text:p>-0.000745864</text:p>
          </table:table-cell>
          <table:table-cell/>
          <table:table-cell office:value-type="float" office:value="27.089472423" calcext:value-type="float">
            <text:p>27.089472423</text:p>
          </table:table-cell>
          <table:table-cell office:value-type="float" office:value="27.0854355" calcext:value-type="float">
            <text:p>27.0854355</text:p>
          </table:table-cell>
          <table:table-cell office:value-type="float" office:value="27.077671121" calcext:value-type="float">
            <text:p>27.077671121</text:p>
          </table:table-cell>
          <table:table-cell/>
          <table:table-cell office:value-type="float" office:value="-0.006763534" calcext:value-type="float">
            <text:p>-0.006763534</text:p>
          </table:table-cell>
          <table:table-cell office:value-type="float" office:value="-0.010917404" calcext:value-type="float">
            <text:p>-0.010917404</text:p>
          </table:table-cell>
          <table:table-cell office:value-type="float" office:value="-0.018906728" calcext:value-type="float">
            <text:p>-0.018906728</text:p>
          </table:table-cell>
          <table:table-cell/>
        </table:table-row>
        <table:table-row table:style-name="ro1">
          <table:table-cell office:value-type="float" office:value="1.185" calcext:value-type="float">
            <text:p>1.185</text:p>
          </table:table-cell>
          <table:table-cell table:style-name="ce1" office:value-type="string" calcext:value-type="string">
            <text:p><text:s/>2019-11-13 15:34:55</text:p>
          </table:table-cell>
          <table:table-cell office:value-type="float" office:value="27.1011" calcext:value-type="float">
            <text:p>27.1011</text:p>
          </table:table-cell>
          <table:table-cell office:value-type="float" office:value="1.185" calcext:value-type="float">
            <text:p>1.1850</text:p>
          </table:table-cell>
          <table:table-cell office:value-type="float" office:value="0.638178663" calcext:value-type="float">
            <text:p>0.638178663</text:p>
          </table:table-cell>
          <table:table-cell office:value-type="float" office:value="0.707347477" calcext:value-type="float">
            <text:p>0.707347477</text:p>
          </table:table-cell>
          <table:table-cell office:value-type="float" office:value="0.6246043" calcext:value-type="float">
            <text:p>0.6246043</text:p>
          </table:table-cell>
          <table:table-cell/>
          <table:table-cell office:value-type="float" office:value="0.005213878" calcext:value-type="float">
            <text:p>0.005213878</text:p>
          </table:table-cell>
          <table:table-cell office:value-type="float" office:value="0.005778983" calcext:value-type="float">
            <text:p>0.005778983</text:p>
          </table:table-cell>
          <table:table-cell office:value-type="float" office:value="0.005102976" calcext:value-type="float">
            <text:p>0.005102976</text:p>
          </table:table-cell>
          <table:table-cell/>
          <table:table-cell office:value-type="float" office:value="-0.000312002" calcext:value-type="float">
            <text:p>-0.000312002</text:p>
          </table:table-cell>
          <table:table-cell office:value-type="float" office:value="0.000253103" calcext:value-type="float">
            <text:p>0.000253103</text:p>
          </table:table-cell>
          <table:table-cell office:value-type="float" office:value="-0.000422904" calcext:value-type="float">
            <text:p>-0.000422904</text:p>
          </table:table-cell>
          <table:table-cell/>
          <table:table-cell office:value-type="float" office:value="27.093413555" calcext:value-type="float">
            <text:p>27.093413555</text:p>
          </table:table-cell>
          <table:table-cell office:value-type="float" office:value="27.107334793" calcext:value-type="float">
            <text:p>27.107334793</text:p>
          </table:table-cell>
          <table:table-cell office:value-type="float" office:value="27.090681496" calcext:value-type="float">
            <text:p>27.090681496</text:p>
          </table:table-cell>
          <table:table-cell/>
          <table:table-cell office:value-type="float" office:value="-0.007908806" calcext:value-type="float">
            <text:p>-0.007908806</text:p>
          </table:table-cell>
          <table:table-cell office:value-type="float" office:value="0.00641569" calcext:value-type="float">
            <text:p>0.00641569</text:p>
          </table:table-cell>
          <table:table-cell office:value-type="float" office:value="-0.010720024" calcext:value-type="float">
            <text:p>-0.010720024</text:p>
          </table:table-cell>
          <table:table-cell/>
        </table:table-row>
        <table:table-row table:style-name="ro1">
          <table:table-cell office:value-type="float" office:value="1.19" calcext:value-type="float">
            <text:p>1.19</text:p>
          </table:table-cell>
          <table:table-cell table:style-name="ce1" office:value-type="string" calcext:value-type="string">
            <text:p><text:s/>2019-11-13 15:34:55</text:p>
          </table:table-cell>
          <table:table-cell office:value-type="float" office:value="27.09605" calcext:value-type="float">
            <text:p>27.09605</text:p>
          </table:table-cell>
          <table:table-cell office:value-type="float" office:value="1.19" calcext:value-type="float">
            <text:p>1.1900</text:p>
          </table:table-cell>
          <table:table-cell office:value-type="float" office:value="0.724893895" calcext:value-type="float">
            <text:p>0.724893895</text:p>
          </table:table-cell>
          <table:table-cell office:value-type="float" office:value="0.753030271" calcext:value-type="float">
            <text:p>0.753030271</text:p>
          </table:table-cell>
          <table:table-cell office:value-type="float" office:value="0.516717496" calcext:value-type="float">
            <text:p>0.516717496</text:p>
          </table:table-cell>
          <table:table-cell/>
          <table:table-cell office:value-type="float" office:value="0.005922336" calcext:value-type="float">
            <text:p>0.005922336</text:p>
          </table:table-cell>
          <table:table-cell office:value-type="float" office:value="0.006152208" calcext:value-type="float">
            <text:p>0.006152208</text:p>
          </table:table-cell>
          <table:table-cell office:value-type="float" office:value="0.004221548" calcext:value-type="float">
            <text:p>0.004221548</text:p>
          </table:table-cell>
          <table:table-cell/>
          <table:table-cell office:value-type="float" office:value="0.000396456" calcext:value-type="float">
            <text:p>0.000396456</text:p>
          </table:table-cell>
          <table:table-cell office:value-type="float" office:value="0.000626328" calcext:value-type="float">
            <text:p>0.000626328</text:p>
          </table:table-cell>
          <table:table-cell office:value-type="float" office:value="-0.001304332" calcext:value-type="float">
            <text:p>-0.001304332</text:p>
          </table:table-cell>
          <table:table-cell/>
          <table:table-cell office:value-type="float" office:value="27.105812155" calcext:value-type="float">
            <text:p>27.105812155</text:p>
          </table:table-cell>
          <table:table-cell office:value-type="float" office:value="27.111474973" calcext:value-type="float">
            <text:p>27.111474973</text:p>
          </table:table-cell>
          <table:table-cell office:value-type="float" office:value="27.06391304" calcext:value-type="float">
            <text:p>27.06391304</text:p>
          </table:table-cell>
          <table:table-cell/>
          <table:table-cell office:value-type="float" office:value="0.010049432" calcext:value-type="float">
            <text:p>0.010049432</text:p>
          </table:table-cell>
          <table:table-cell office:value-type="float" office:value="0.015876249" calcext:value-type="float">
            <text:p>0.015876249</text:p>
          </table:table-cell>
          <table:table-cell office:value-type="float" office:value="-0.033063456" calcext:value-type="float">
            <text:p>-0.033063456</text:p>
          </table:table-cell>
          <table:table-cell/>
        </table:table-row>
        <table:table-row table:style-name="ro1">
          <table:table-cell office:value-type="float" office:value="1.195" calcext:value-type="float">
            <text:p>1.195</text:p>
          </table:table-cell>
          <table:table-cell table:style-name="ce1" office:value-type="string" calcext:value-type="string">
            <text:p><text:s/>2019-11-13 15:34:56</text:p>
          </table:table-cell>
          <table:table-cell office:value-type="float" office:value="27.09099" calcext:value-type="float">
            <text:p>27.09099</text:p>
          </table:table-cell>
          <table:table-cell office:value-type="float" office:value="1.195" calcext:value-type="float">
            <text:p>1.1950</text:p>
          </table:table-cell>
          <table:table-cell office:value-type="float" office:value="0.649274069" calcext:value-type="float">
            <text:p>0.649274069</text:p>
          </table:table-cell>
          <table:table-cell office:value-type="float" office:value="0.623090938" calcext:value-type="float">
            <text:p>0.623090938</text:p>
          </table:table-cell>
          <table:table-cell office:value-type="float" office:value="0.586356591" calcext:value-type="float">
            <text:p>0.586356591</text:p>
          </table:table-cell>
          <table:table-cell/>
          <table:table-cell office:value-type="float" office:value="0.005304527" calcext:value-type="float">
            <text:p>0.005304527</text:p>
          </table:table-cell>
          <table:table-cell office:value-type="float" office:value="0.005090612" calcext:value-type="float">
            <text:p>0.005090612</text:p>
          </table:table-cell>
          <table:table-cell office:value-type="float" office:value="0.004790495" calcext:value-type="float">
            <text:p>0.004790495</text:p>
          </table:table-cell>
          <table:table-cell/>
          <table:table-cell office:value-type="float" office:value="-0.000221353" calcext:value-type="float">
            <text:p>-0.000221353</text:p>
          </table:table-cell>
          <table:table-cell office:value-type="float" office:value="-0.000435268" calcext:value-type="float">
            <text:p>-0.000435268</text:p>
          </table:table-cell>
          <table:table-cell office:value-type="float" office:value="-0.000735385" calcext:value-type="float">
            <text:p>-0.000735385</text:p>
          </table:table-cell>
          <table:table-cell/>
          <table:table-cell office:value-type="float" office:value="27.085538378" calcext:value-type="float">
            <text:p>27.085538378</text:p>
          </table:table-cell>
          <table:table-cell office:value-type="float" office:value="27.080268559" calcext:value-type="float">
            <text:p>27.080268559</text:p>
          </table:table-cell>
          <table:table-cell office:value-type="float" office:value="27.07287508" calcext:value-type="float">
            <text:p>27.07287508</text:p>
          </table:table-cell>
          <table:table-cell/>
          <table:table-cell office:value-type="float" office:value="-0.005610981" calcext:value-type="float">
            <text:p>-0.005610981</text:p>
          </table:table-cell>
          <table:table-cell office:value-type="float" office:value="-0.011033438" calcext:value-type="float">
            <text:p>-0.011033438</text:p>
          </table:table-cell>
          <table:table-cell office:value-type="float" office:value="-0.018641083" calcext:value-type="float">
            <text:p>-0.018641083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table:style-name="ce1" office:value-type="string" calcext:value-type="string">
            <text:p><text:s/>2019-11-13 15:34:56</text:p>
          </table:table-cell>
          <table:table-cell office:value-type="float" office:value="27.1011" calcext:value-type="float">
            <text:p>27.1011</text:p>
          </table:table-cell>
          <table:table-cell office:value-type="float" office:value="1.2" calcext:value-type="float">
            <text:p>1.2000</text:p>
          </table:table-cell>
          <table:table-cell office:value-type="float" office:value="0.707299198" calcext:value-type="float">
            <text:p>0.707299198</text:p>
          </table:table-cell>
          <table:table-cell office:value-type="float" office:value="0.610982252" calcext:value-type="float">
            <text:p>0.610982252</text:p>
          </table:table-cell>
          <table:table-cell office:value-type="float" office:value="0.567303368" calcext:value-type="float">
            <text:p>0.567303368</text:p>
          </table:table-cell>
          <table:table-cell/>
          <table:table-cell office:value-type="float" office:value="0.005778588" calcext:value-type="float">
            <text:p>0.005778588</text:p>
          </table:table-cell>
          <table:table-cell office:value-type="float" office:value="0.004991685" calcext:value-type="float">
            <text:p>0.004991685</text:p>
          </table:table-cell>
          <table:table-cell office:value-type="float" office:value="0.004634831" calcext:value-type="float">
            <text:p>0.004634831</text:p>
          </table:table-cell>
          <table:table-cell/>
          <table:table-cell office:value-type="float" office:value="0.000252708" calcext:value-type="float">
            <text:p>0.000252708</text:p>
          </table:table-cell>
          <table:table-cell office:value-type="float" office:value="-0.000534195" calcext:value-type="float">
            <text:p>-0.000534195</text:p>
          </table:table-cell>
          <table:table-cell office:value-type="float" office:value="-0.000891048" calcext:value-type="float">
            <text:p>-0.000891048</text:p>
          </table:table-cell>
          <table:table-cell/>
          <table:table-cell office:value-type="float" office:value="27.107325076" calcext:value-type="float">
            <text:p>27.107325076</text:p>
          </table:table-cell>
          <table:table-cell office:value-type="float" office:value="27.087939833" calcext:value-type="float">
            <text:p>27.087939833</text:p>
          </table:table-cell>
          <table:table-cell office:value-type="float" office:value="27.079148689" calcext:value-type="float">
            <text:p>27.079148689</text:p>
          </table:table-cell>
          <table:table-cell/>
          <table:table-cell office:value-type="float" office:value="0.006405691" calcext:value-type="float">
            <text:p>0.006405691</text:p>
          </table:table-cell>
          <table:table-cell office:value-type="float" office:value="-0.013541126" calcext:value-type="float">
            <text:p>-0.013541126</text:p>
          </table:table-cell>
          <table:table-cell office:value-type="float" office:value="-0.022587012" calcext:value-type="float">
            <text:p>-0.022587012</text:p>
          </table:table-cell>
          <table:table-cell/>
        </table:table-row>
        <table:table-row table:style-name="ro1">
          <table:table-cell office:value-type="float" office:value="1.205" calcext:value-type="float">
            <text:p>1.205</text:p>
          </table:table-cell>
          <table:table-cell table:style-name="ce1" office:value-type="string" calcext:value-type="string">
            <text:p><text:s/>2019-11-13 15:34:56</text:p>
          </table:table-cell>
          <table:table-cell office:value-type="float" office:value="27.09605" calcext:value-type="float">
            <text:p>27.09605</text:p>
          </table:table-cell>
          <table:table-cell office:value-type="float" office:value="1.205" calcext:value-type="float">
            <text:p>1.2050</text:p>
          </table:table-cell>
          <table:table-cell office:value-type="float" office:value="0.633536057" calcext:value-type="float">
            <text:p>0.633536057</text:p>
          </table:table-cell>
          <table:table-cell office:value-type="float" office:value="0.668448885" calcext:value-type="float">
            <text:p>0.668448885</text:p>
          </table:table-cell>
          <table:table-cell office:value-type="float" office:value="0.612907483" calcext:value-type="float">
            <text:p>0.612907483</text:p>
          </table:table-cell>
          <table:table-cell/>
          <table:table-cell office:value-type="float" office:value="0.005175948" calcext:value-type="float">
            <text:p>0.005175948</text:p>
          </table:table-cell>
          <table:table-cell office:value-type="float" office:value="0.005461184" calcext:value-type="float">
            <text:p>0.005461184</text:p>
          </table:table-cell>
          <table:table-cell office:value-type="float" office:value="0.005007414" calcext:value-type="float">
            <text:p>0.005007414</text:p>
          </table:table-cell>
          <table:table-cell/>
          <table:table-cell office:value-type="float" office:value="-0.000349932" calcext:value-type="float">
            <text:p>-0.000349932</text:p>
          </table:table-cell>
          <table:table-cell office:value-type="float" office:value="-0.000064696" calcext:value-type="float">
            <text:p>-6.4696E-05</text:p>
          </table:table-cell>
          <table:table-cell office:value-type="float" office:value="-0.000518466" calcext:value-type="float">
            <text:p>-0.000518466</text:p>
          </table:table-cell>
          <table:table-cell/>
          <table:table-cell office:value-type="float" office:value="27.087424992" calcext:value-type="float">
            <text:p>27.087424992</text:p>
          </table:table-cell>
          <table:table-cell office:value-type="float" office:value="27.094451768" calcext:value-type="float">
            <text:p>27.094451768</text:p>
          </table:table-cell>
          <table:table-cell office:value-type="float" office:value="27.083273135" calcext:value-type="float">
            <text:p>27.083273135</text:p>
          </table:table-cell>
          <table:table-cell/>
          <table:table-cell office:value-type="float" office:value="-0.008870278" calcext:value-type="float">
            <text:p>-0.008870278</text:p>
          </table:table-cell>
          <table:table-cell office:value-type="float" office:value="-0.001639951" calcext:value-type="float">
            <text:p>-0.001639951</text:p>
          </table:table-cell>
          <table:table-cell office:value-type="float" office:value="-0.013142414" calcext:value-type="float">
            <text:p>-0.013142414</text:p>
          </table:table-cell>
          <table:table-cell/>
        </table:table-row>
        <table:table-row table:style-name="ro1">
          <table:table-cell office:value-type="float" office:value="1.21" calcext:value-type="float">
            <text:p>1.21</text:p>
          </table:table-cell>
          <table:table-cell table:style-name="ce1" office:value-type="string" calcext:value-type="string">
            <text:p><text:s/>2019-11-13 15:34:56</text:p>
          </table:table-cell>
          <table:table-cell office:value-type="float" office:value="27.09605" calcext:value-type="float">
            <text:p>27.09605</text:p>
          </table:table-cell>
          <table:table-cell office:value-type="float" office:value="1.21" calcext:value-type="float">
            <text:p>1.2100</text:p>
          </table:table-cell>
          <table:table-cell office:value-type="float" office:value="0.657214601" calcext:value-type="float">
            <text:p>0.657214601</text:p>
          </table:table-cell>
          <table:table-cell office:value-type="float" office:value="0.62540181" calcext:value-type="float">
            <text:p>0.62540181</text:p>
          </table:table-cell>
          <table:table-cell office:value-type="float" office:value="0.586195658" calcext:value-type="float">
            <text:p>0.586195658</text:p>
          </table:table-cell>
          <table:table-cell/>
          <table:table-cell office:value-type="float" office:value="0.0053694" calcext:value-type="float">
            <text:p>0.0053694</text:p>
          </table:table-cell>
          <table:table-cell office:value-type="float" office:value="0.005109492" calcext:value-type="float">
            <text:p>0.005109492</text:p>
          </table:table-cell>
          <table:table-cell office:value-type="float" office:value="0.00478918" calcext:value-type="float">
            <text:p>0.00478918</text:p>
          </table:table-cell>
          <table:table-cell/>
          <table:table-cell office:value-type="float" office:value="-0.00015648" calcext:value-type="float">
            <text:p>-0.00015648</text:p>
          </table:table-cell>
          <table:table-cell office:value-type="float" office:value="-0.000416388" calcext:value-type="float">
            <text:p>-0.000416388</text:p>
          </table:table-cell>
          <table:table-cell office:value-type="float" office:value="-0.0007367" calcext:value-type="float">
            <text:p>-0.0007367</text:p>
          </table:table-cell>
          <table:table-cell/>
          <table:table-cell office:value-type="float" office:value="27.09219069" calcext:value-type="float">
            <text:p>27.09219069</text:p>
          </table:table-cell>
          <table:table-cell office:value-type="float" office:value="27.085787836" calcext:value-type="float">
            <text:p>27.085787836</text:p>
          </table:table-cell>
          <table:table-cell office:value-type="float" office:value="27.077896896" calcext:value-type="float">
            <text:p>27.077896896</text:p>
          </table:table-cell>
          <table:table-cell/>
          <table:table-cell office:value-type="float" office:value="-0.003966526" calcext:value-type="float">
            <text:p>-0.003966526</text:p>
          </table:table-cell>
          <table:table-cell office:value-type="float" office:value="-0.010554861" calcext:value-type="float">
            <text:p>-0.010554861</text:p>
          </table:table-cell>
          <table:table-cell office:value-type="float" office:value="-0.018674412" calcext:value-type="float">
            <text:p>-0.018674412</text:p>
          </table:table-cell>
          <table:table-cell/>
        </table:table-row>
        <table:table-row table:style-name="ro1">
          <table:table-cell office:value-type="float" office:value="1.215" calcext:value-type="float">
            <text:p>1.215</text:p>
          </table:table-cell>
          <table:table-cell table:style-name="ce1" office:value-type="string" calcext:value-type="string">
            <text:p><text:s/>2019-11-13 15:34:57</text:p>
          </table:table-cell>
          <table:table-cell office:value-type="float" office:value="27.09605" calcext:value-type="float">
            <text:p>27.09605</text:p>
          </table:table-cell>
          <table:table-cell office:value-type="float" office:value="1.215" calcext:value-type="float">
            <text:p>1.2150</text:p>
          </table:table-cell>
          <table:table-cell office:value-type="float" office:value="0.777019951" calcext:value-type="float">
            <text:p>0.777019951</text:p>
          </table:table-cell>
          <table:table-cell office:value-type="float" office:value="0.661239107" calcext:value-type="float">
            <text:p>0.661239107</text:p>
          </table:table-cell>
          <table:table-cell office:value-type="float" office:value="0.498544633" calcext:value-type="float">
            <text:p>0.498544633</text:p>
          </table:table-cell>
          <table:table-cell/>
          <table:table-cell office:value-type="float" office:value="0.006348202" calcext:value-type="float">
            <text:p>0.006348202</text:p>
          </table:table-cell>
          <table:table-cell office:value-type="float" office:value="0.00540228" calcext:value-type="float">
            <text:p>0.00540228</text:p>
          </table:table-cell>
          <table:table-cell office:value-type="float" office:value="0.004073077" calcext:value-type="float">
            <text:p>0.004073077</text:p>
          </table:table-cell>
          <table:table-cell/>
          <table:table-cell office:value-type="float" office:value="0.000822322" calcext:value-type="float">
            <text:p>0.000822322</text:p>
          </table:table-cell>
          <table:table-cell office:value-type="float" office:value="-0.0001236" calcext:value-type="float">
            <text:p>-0.0001236</text:p>
          </table:table-cell>
          <table:table-cell office:value-type="float" office:value="-0.001452803" calcext:value-type="float">
            <text:p>-0.001452803</text:p>
          </table:table-cell>
          <table:table-cell/>
          <table:table-cell office:value-type="float" office:value="27.116303191" calcext:value-type="float">
            <text:p>27.116303191</text:p>
          </table:table-cell>
          <table:table-cell office:value-type="float" office:value="27.093000686" calcext:value-type="float">
            <text:p>27.093000686</text:p>
          </table:table-cell>
          <table:table-cell office:value-type="float" office:value="27.060255363" calcext:value-type="float">
            <text:p>27.060255363</text:p>
          </table:table-cell>
          <table:table-cell/>
          <table:table-cell office:value-type="float" office:value="0.020844285" calcext:value-type="float">
            <text:p>0.020844285</text:p>
          </table:table-cell>
          <table:table-cell office:value-type="float" office:value="-0.003133066" calcext:value-type="float">
            <text:p>-0.003133066</text:p>
          </table:table-cell>
          <table:table-cell office:value-type="float" office:value="-0.036827127" calcext:value-type="float">
            <text:p>-0.036827127</text:p>
          </table:table-cell>
          <table:table-cell/>
        </table:table-row>
        <table:table-row table:style-name="ro1">
          <table:table-cell office:value-type="float" office:value="1.22" calcext:value-type="float">
            <text:p>1.22</text:p>
          </table:table-cell>
          <table:table-cell table:style-name="ce1" office:value-type="string" calcext:value-type="string">
            <text:p><text:s/>2019-11-13 15:34:57</text:p>
          </table:table-cell>
          <table:table-cell office:value-type="float" office:value="27.09605" calcext:value-type="float">
            <text:p>27.09605</text:p>
          </table:table-cell>
          <table:table-cell office:value-type="float" office:value="1.22" calcext:value-type="float">
            <text:p>1.2200</text:p>
          </table:table-cell>
          <table:table-cell office:value-type="float" office:value="0.63383408" calcext:value-type="float">
            <text:p>0.63383408</text:p>
          </table:table-cell>
          <table:table-cell office:value-type="float" office:value="0.642242508" calcext:value-type="float">
            <text:p>0.642242508</text:p>
          </table:table-cell>
          <table:table-cell office:value-type="float" office:value="0.59970684" calcext:value-type="float">
            <text:p>0.59970684</text:p>
          </table:table-cell>
          <table:table-cell/>
          <table:table-cell office:value-type="float" office:value="0.005178383" calcext:value-type="float">
            <text:p>0.005178383</text:p>
          </table:table-cell>
          <table:table-cell office:value-type="float" office:value="0.005247079" calcext:value-type="float">
            <text:p>0.005247079</text:p>
          </table:table-cell>
          <table:table-cell office:value-type="float" office:value="0.004899566" calcext:value-type="float">
            <text:p>0.004899566</text:p>
          </table:table-cell>
          <table:table-cell/>
          <table:table-cell office:value-type="float" office:value="-0.000347497" calcext:value-type="float">
            <text:p>-0.000347497</text:p>
          </table:table-cell>
          <table:table-cell office:value-type="float" office:value="-0.000278801" calcext:value-type="float">
            <text:p>-0.000278801</text:p>
          </table:table-cell>
          <table:table-cell office:value-type="float" office:value="-0.000626314" calcext:value-type="float">
            <text:p>-0.000626314</text:p>
          </table:table-cell>
          <table:table-cell/>
          <table:table-cell office:value-type="float" office:value="27.087484974" calcext:value-type="float">
            <text:p>27.087484974</text:p>
          </table:table-cell>
          <table:table-cell office:value-type="float" office:value="27.089177311" calcext:value-type="float">
            <text:p>27.089177311</text:p>
          </table:table-cell>
          <table:table-cell office:value-type="float" office:value="27.08061627" calcext:value-type="float">
            <text:p>27.08061627</text:p>
          </table:table-cell>
          <table:table-cell/>
          <table:table-cell office:value-type="float" office:value="-0.008808558" calcext:value-type="float">
            <text:p>-0.008808558</text:p>
          </table:table-cell>
          <table:table-cell office:value-type="float" office:value="-0.007067195" calcext:value-type="float">
            <text:p>-0.007067195</text:p>
          </table:table-cell>
          <table:table-cell office:value-type="float" office:value="-0.015876252" calcext:value-type="float">
            <text:p>-0.015876252</text:p>
          </table:table-cell>
          <table:table-cell/>
        </table:table-row>
        <table:table-row table:style-name="ro1">
          <table:table-cell office:value-type="float" office:value="1.225" calcext:value-type="float">
            <text:p>1.225</text:p>
          </table:table-cell>
          <table:table-cell table:style-name="ce1" office:value-type="string" calcext:value-type="string">
            <text:p><text:s/>2019-11-13 15:34:57</text:p>
          </table:table-cell>
          <table:table-cell office:value-type="float" office:value="27.09605" calcext:value-type="float">
            <text:p>27.09605</text:p>
          </table:table-cell>
          <table:table-cell office:value-type="float" office:value="1.225" calcext:value-type="float">
            <text:p>1.2250</text:p>
          </table:table-cell>
          <table:table-cell office:value-type="float" office:value="0.628973917" calcext:value-type="float">
            <text:p>0.628973917</text:p>
          </table:table-cell>
          <table:table-cell office:value-type="float" office:value="0.648042637" calcext:value-type="float">
            <text:p>0.648042637</text:p>
          </table:table-cell>
          <table:table-cell office:value-type="float" office:value="0.601372791" calcext:value-type="float">
            <text:p>0.601372791</text:p>
          </table:table-cell>
          <table:table-cell/>
          <table:table-cell office:value-type="float" office:value="0.005138676" calcext:value-type="float">
            <text:p>0.005138676</text:p>
          </table:table-cell>
          <table:table-cell office:value-type="float" office:value="0.005294466" calcext:value-type="float">
            <text:p>0.005294466</text:p>
          </table:table-cell>
          <table:table-cell office:value-type="float" office:value="0.004913176" calcext:value-type="float">
            <text:p>0.004913176</text:p>
          </table:table-cell>
          <table:table-cell/>
          <table:table-cell office:value-type="float" office:value="-0.000387204" calcext:value-type="float">
            <text:p>-0.000387204</text:p>
          </table:table-cell>
          <table:table-cell office:value-type="float" office:value="-0.000231414" calcext:value-type="float">
            <text:p>-0.000231414</text:p>
          </table:table-cell>
          <table:table-cell office:value-type="float" office:value="-0.000612704" calcext:value-type="float">
            <text:p>-0.000612704</text:p>
          </table:table-cell>
          <table:table-cell/>
          <table:table-cell office:value-type="float" office:value="27.086506784" calcext:value-type="float">
            <text:p>27.086506784</text:p>
          </table:table-cell>
          <table:table-cell office:value-type="float" office:value="27.090344683" calcext:value-type="float">
            <text:p>27.090344683</text:p>
          </table:table-cell>
          <table:table-cell office:value-type="float" office:value="27.080951572" calcext:value-type="float">
            <text:p>27.080951572</text:p>
          </table:table-cell>
          <table:table-cell/>
          <table:table-cell office:value-type="float" office:value="-0.009815086" calcext:value-type="float">
            <text:p>-0.009815086</text:p>
          </table:table-cell>
          <table:table-cell office:value-type="float" office:value="-0.005866007" calcext:value-type="float">
            <text:p>-0.005866007</text:p>
          </table:table-cell>
          <table:table-cell office:value-type="float" office:value="-0.015531235" calcext:value-type="float">
            <text:p>-0.015531235</text:p>
          </table:table-cell>
          <table:table-cell/>
        </table:table-row>
        <table:table-row table:style-name="ro1">
          <table:table-cell office:value-type="float" office:value="1.23" calcext:value-type="float">
            <text:p>1.23</text:p>
          </table:table-cell>
          <table:table-cell table:style-name="ce1" office:value-type="string" calcext:value-type="string">
            <text:p><text:s/>2019-11-13 15:34:57</text:p>
          </table:table-cell>
          <table:table-cell office:value-type="float" office:value="27.09605" calcext:value-type="float">
            <text:p>27.09605</text:p>
          </table:table-cell>
          <table:table-cell office:value-type="float" office:value="1.23" calcext:value-type="float">
            <text:p>1.2300</text:p>
          </table:table-cell>
          <table:table-cell office:value-type="float" office:value="0.660445769" calcext:value-type="float">
            <text:p>0.660445769</text:p>
          </table:table-cell>
          <table:table-cell office:value-type="float" office:value="0.619313791" calcext:value-type="float">
            <text:p>0.619313791</text:p>
          </table:table-cell>
          <table:table-cell office:value-type="float" office:value="0.579946706" calcext:value-type="float">
            <text:p>0.579946706</text:p>
          </table:table-cell>
          <table:table-cell/>
          <table:table-cell office:value-type="float" office:value="0.005395799" calcext:value-type="float">
            <text:p>0.005395799</text:p>
          </table:table-cell>
          <table:table-cell office:value-type="float" office:value="0.005059753" calcext:value-type="float">
            <text:p>0.005059753</text:p>
          </table:table-cell>
          <table:table-cell office:value-type="float" office:value="0.004738127" calcext:value-type="float">
            <text:p>0.004738127</text:p>
          </table:table-cell>
          <table:table-cell/>
          <table:table-cell office:value-type="float" office:value="-0.000130081" calcext:value-type="float">
            <text:p>-0.000130081</text:p>
          </table:table-cell>
          <table:table-cell office:value-type="float" office:value="-0.000466127" calcext:value-type="float">
            <text:p>-0.000466127</text:p>
          </table:table-cell>
          <table:table-cell office:value-type="float" office:value="-0.000787753" calcext:value-type="float">
            <text:p>-0.000787753</text:p>
          </table:table-cell>
          <table:table-cell/>
          <table:table-cell office:value-type="float" office:value="27.092841014" calcext:value-type="float">
            <text:p>27.092841014</text:p>
          </table:table-cell>
          <table:table-cell office:value-type="float" office:value="27.084562517" calcext:value-type="float">
            <text:p>27.084562517</text:p>
          </table:table-cell>
          <table:table-cell office:value-type="float" office:value="27.076639178" calcext:value-type="float">
            <text:p>27.076639178</text:p>
          </table:table-cell>
          <table:table-cell/>
          <table:table-cell office:value-type="float" office:value="-0.003297363" calcext:value-type="float">
            <text:p>-0.003297363</text:p>
          </table:table-cell>
          <table:table-cell office:value-type="float" office:value="-0.011815678" calcext:value-type="float">
            <text:p>-0.011815678</text:p>
          </table:table-cell>
          <table:table-cell office:value-type="float" office:value="-0.01996857" calcext:value-type="float">
            <text:p>-0.01996857</text:p>
          </table:table-cell>
          <table:table-cell/>
        </table:table-row>
        <table:table-row table:style-name="ro1">
          <table:table-cell office:value-type="float" office:value="1.235" calcext:value-type="float">
            <text:p>1.235</text:p>
          </table:table-cell>
          <table:table-cell table:style-name="ce1" office:value-type="string" calcext:value-type="string">
            <text:p><text:s/>2019-11-13 15:34:58</text:p>
          </table:table-cell>
          <table:table-cell office:value-type="float" office:value="27.09605" calcext:value-type="float">
            <text:p>27.09605</text:p>
          </table:table-cell>
          <table:table-cell office:value-type="float" office:value="1.235" calcext:value-type="float">
            <text:p>1.2350</text:p>
          </table:table-cell>
          <table:table-cell office:value-type="float" office:value="0.726226059" calcext:value-type="float">
            <text:p>0.726226059</text:p>
          </table:table-cell>
          <table:table-cell office:value-type="float" office:value="0.753387899" calcext:value-type="float">
            <text:p>0.753387899</text:p>
          </table:table-cell>
          <table:table-cell office:value-type="float" office:value="0.516784253" calcext:value-type="float">
            <text:p>0.516784253</text:p>
          </table:table-cell>
          <table:table-cell/>
          <table:table-cell office:value-type="float" office:value="0.005933219" calcext:value-type="float">
            <text:p>0.005933219</text:p>
          </table:table-cell>
          <table:table-cell office:value-type="float" office:value="0.00615513" calcext:value-type="float">
            <text:p>0.00615513</text:p>
          </table:table-cell>
          <table:table-cell office:value-type="float" office:value="0.004222094" calcext:value-type="float">
            <text:p>0.004222094</text:p>
          </table:table-cell>
          <table:table-cell/>
          <table:table-cell office:value-type="float" office:value="0.00040734" calcext:value-type="float">
            <text:p>0.00040734</text:p>
          </table:table-cell>
          <table:table-cell office:value-type="float" office:value="0.00062925" calcext:value-type="float">
            <text:p>0.00062925</text:p>
          </table:table-cell>
          <table:table-cell office:value-type="float" office:value="-0.001303786" calcext:value-type="float">
            <text:p>-0.001303786</text:p>
          </table:table-cell>
          <table:table-cell/>
          <table:table-cell office:value-type="float" office:value="27.106080272" calcext:value-type="float">
            <text:p>27.106080272</text:p>
          </table:table-cell>
          <table:table-cell office:value-type="float" office:value="27.11154695" calcext:value-type="float">
            <text:p>27.11154695</text:p>
          </table:table-cell>
          <table:table-cell office:value-type="float" office:value="27.063926476" calcext:value-type="float">
            <text:p>27.063926476</text:p>
          </table:table-cell>
          <table:table-cell/>
          <table:table-cell office:value-type="float" office:value="0.010325314" calcext:value-type="float">
            <text:p>0.010325314</text:p>
          </table:table-cell>
          <table:table-cell office:value-type="float" office:value="0.015950311" calcext:value-type="float">
            <text:p>0.015950311</text:p>
          </table:table-cell>
          <table:table-cell office:value-type="float" office:value="-0.03304963" calcext:value-type="float">
            <text:p>-0.03304963</text:p>
          </table:table-cell>
          <table:table-cell/>
        </table:table-row>
        <table:table-row table:style-name="ro1">
          <table:table-cell office:value-type="float" office:value="1.24" calcext:value-type="float">
            <text:p>1.24</text:p>
          </table:table-cell>
          <table:table-cell table:style-name="ce1" office:value-type="string" calcext:value-type="string">
            <text:p><text:s/>2019-11-13 15:34:58</text:p>
          </table:table-cell>
          <table:table-cell office:value-type="float" office:value="27.10615" calcext:value-type="float">
            <text:p>27.10615</text:p>
          </table:table-cell>
          <table:table-cell office:value-type="float" office:value="1.24" calcext:value-type="float">
            <text:p>1.2400</text:p>
          </table:table-cell>
          <table:table-cell office:value-type="float" office:value="0.772264692" calcext:value-type="float">
            <text:p>0.772264692</text:p>
          </table:table-cell>
          <table:table-cell office:value-type="float" office:value="0.601836515" calcext:value-type="float">
            <text:p>0.601836515</text:p>
          </table:table-cell>
          <table:table-cell office:value-type="float" office:value="0.530899826" calcext:value-type="float">
            <text:p>0.530899826</text:p>
          </table:table-cell>
          <table:table-cell/>
          <table:table-cell office:value-type="float" office:value="0.006309352" calcext:value-type="float">
            <text:p>0.006309352</text:p>
          </table:table-cell>
          <table:table-cell office:value-type="float" office:value="0.004916965" calcext:value-type="float">
            <text:p>0.004916965</text:p>
          </table:table-cell>
          <table:table-cell office:value-type="float" office:value="0.004337417" calcext:value-type="float">
            <text:p>0.004337417</text:p>
          </table:table-cell>
          <table:table-cell/>
          <table:table-cell office:value-type="float" office:value="0.000783472" calcext:value-type="float">
            <text:p>0.000783472</text:p>
          </table:table-cell>
          <table:table-cell office:value-type="float" office:value="-0.000608915" calcext:value-type="float">
            <text:p>-0.000608915</text:p>
          </table:table-cell>
          <table:table-cell office:value-type="float" office:value="-0.001188463" calcext:value-type="float">
            <text:p>-0.001188463</text:p>
          </table:table-cell>
          <table:table-cell/>
          <table:table-cell office:value-type="float" office:value="27.125454223" calcext:value-type="float">
            <text:p>27.125454223</text:p>
          </table:table-cell>
          <table:table-cell office:value-type="float" office:value="27.091153291" calcext:value-type="float">
            <text:p>27.091153291</text:p>
          </table:table-cell>
          <table:table-cell office:value-type="float" office:value="27.076876041" calcext:value-type="float">
            <text:p>27.076876041</text:p>
          </table:table-cell>
          <table:table-cell/>
          <table:table-cell office:value-type="float" office:value="0.019859519" calcext:value-type="float">
            <text:p>0.019859519</text:p>
          </table:table-cell>
          <table:table-cell office:value-type="float" office:value="-0.015435198" calcext:value-type="float">
            <text:p>-0.015435198</text:p>
          </table:table-cell>
          <table:table-cell office:value-type="float" office:value="-0.030126251" calcext:value-type="float">
            <text:p>-0.030126251</text:p>
          </table:table-cell>
          <table:table-cell/>
        </table:table-row>
        <table:table-row table:style-name="ro1">
          <table:table-cell office:value-type="float" office:value="1.245" calcext:value-type="float">
            <text:p>1.245</text:p>
          </table:table-cell>
          <table:table-cell table:style-name="ce1" office:value-type="string" calcext:value-type="string">
            <text:p><text:s/>2019-11-13 15:34:58</text:p>
          </table:table-cell>
          <table:table-cell office:value-type="float" office:value="27.09605" calcext:value-type="float">
            <text:p>27.09605</text:p>
          </table:table-cell>
          <table:table-cell office:value-type="float" office:value="1.245" calcext:value-type="float">
            <text:p>1.2450</text:p>
          </table:table-cell>
          <table:table-cell office:value-type="float" office:value="0.653289634" calcext:value-type="float">
            <text:p>0.653289634</text:p>
          </table:table-cell>
          <table:table-cell office:value-type="float" office:value="0.719691005" calcext:value-type="float">
            <text:p>0.719691005</text:p>
          </table:table-cell>
          <table:table-cell office:value-type="float" office:value="0.597286892" calcext:value-type="float">
            <text:p>0.597286892</text:p>
          </table:table-cell>
          <table:table-cell/>
          <table:table-cell office:value-type="float" office:value="0.005337334" calcext:value-type="float">
            <text:p>0.005337334</text:p>
          </table:table-cell>
          <table:table-cell office:value-type="float" office:value="0.005879828" calcext:value-type="float">
            <text:p>0.005879828</text:p>
          </table:table-cell>
          <table:table-cell office:value-type="float" office:value="0.004879795" calcext:value-type="float">
            <text:p>0.004879795</text:p>
          </table:table-cell>
          <table:table-cell/>
          <table:table-cell office:value-type="float" office:value="-0.000188546" calcext:value-type="float">
            <text:p>-0.000188546</text:p>
          </table:table-cell>
          <table:table-cell office:value-type="float" office:value="0.000353949" calcext:value-type="float">
            <text:p>0.000353949</text:p>
          </table:table-cell>
          <table:table-cell office:value-type="float" office:value="-0.000646085" calcext:value-type="float">
            <text:p>-0.000646085</text:p>
          </table:table-cell>
          <table:table-cell/>
          <table:table-cell office:value-type="float" office:value="27.091400727" calcext:value-type="float">
            <text:p>27.091400727</text:p>
          </table:table-cell>
          <table:table-cell office:value-type="float" office:value="27.104765002" calcext:value-type="float">
            <text:p>27.104765002</text:p>
          </table:table-cell>
          <table:table-cell office:value-type="float" office:value="27.080129211" calcext:value-type="float">
            <text:p>27.080129211</text:p>
          </table:table-cell>
          <table:table-cell/>
          <table:table-cell office:value-type="float" office:value="-0.004779372" calcext:value-type="float">
            <text:p>-0.004779372</text:p>
          </table:table-cell>
          <table:table-cell office:value-type="float" office:value="0.008971951" calcext:value-type="float">
            <text:p>0.008971951</text:p>
          </table:table-cell>
          <table:table-cell office:value-type="float" office:value="-0.016377421" calcext:value-type="float">
            <text:p>-0.016377421</text:p>
          </table:table-cell>
          <table:table-cell/>
        </table:table-row>
        <table:table-row table:style-name="ro1">
          <table:table-cell office:value-type="float" office:value="1.25" calcext:value-type="float">
            <text:p>1.25</text:p>
          </table:table-cell>
          <table:table-cell table:style-name="ce1" office:value-type="string" calcext:value-type="string">
            <text:p><text:s/>2019-11-13 15:34:58</text:p>
          </table:table-cell>
          <table:table-cell office:value-type="float" office:value="27.1011" calcext:value-type="float">
            <text:p>27.1011</text:p>
          </table:table-cell>
          <table:table-cell office:value-type="float" office:value="1.25" calcext:value-type="float">
            <text:p>1.2500</text:p>
          </table:table-cell>
          <table:table-cell office:value-type="float" office:value="0.766627284" calcext:value-type="float">
            <text:p>0.766627284</text:p>
          </table:table-cell>
          <table:table-cell office:value-type="float" office:value="0.688949906" calcext:value-type="float">
            <text:p>0.688949906</text:p>
          </table:table-cell>
          <table:table-cell office:value-type="float" office:value="0.502851069" calcext:value-type="float">
            <text:p>0.502851069</text:p>
          </table:table-cell>
          <table:table-cell/>
          <table:table-cell office:value-type="float" office:value="0.006263295" calcext:value-type="float">
            <text:p>0.006263295</text:p>
          </table:table-cell>
          <table:table-cell office:value-type="float" office:value="0.005628676" calcext:value-type="float">
            <text:p>0.005628676</text:p>
          </table:table-cell>
          <table:table-cell office:value-type="float" office:value="0.00410826" calcext:value-type="float">
            <text:p>0.00410826</text:p>
          </table:table-cell>
          <table:table-cell/>
          <table:table-cell office:value-type="float" office:value="0.000737415" calcext:value-type="float">
            <text:p>0.000737415</text:p>
          </table:table-cell>
          <table:table-cell office:value-type="float" office:value="0.000102796" calcext:value-type="float">
            <text:p>0.000102796</text:p>
          </table:table-cell>
          <table:table-cell office:value-type="float" office:value="-0.00141762" calcext:value-type="float">
            <text:p>-0.00141762</text:p>
          </table:table-cell>
          <table:table-cell/>
          <table:table-cell office:value-type="float" office:value="27.119265589" calcext:value-type="float">
            <text:p>27.119265589</text:p>
          </table:table-cell>
          <table:table-cell office:value-type="float" office:value="27.103632028" calcext:value-type="float">
            <text:p>27.103632028</text:p>
          </table:table-cell>
          <table:table-cell office:value-type="float" office:value="27.066176407" calcext:value-type="float">
            <text:p>27.066176407</text:p>
          </table:table-cell>
          <table:table-cell/>
          <table:table-cell office:value-type="float" office:value="0.018692066" calcext:value-type="float">
            <text:p>0.018692066</text:p>
          </table:table-cell>
          <table:table-cell office:value-type="float" office:value="0.002605661" calcext:value-type="float">
            <text:p>0.002605661</text:p>
          </table:table-cell>
          <table:table-cell office:value-type="float" office:value="-0.035935246" calcext:value-type="float">
            <text:p>-0.035935246</text:p>
          </table:table-cell>
          <table:table-cell/>
        </table:table-row>
        <table:table-row table:style-name="ro1">
          <table:table-cell office:value-type="float" office:value="1.255" calcext:value-type="float">
            <text:p>1.255</text:p>
          </table:table-cell>
          <table:table-cell table:style-name="ce1" office:value-type="string" calcext:value-type="string">
            <text:p><text:s/>2019-11-13 15:34:58</text:p>
          </table:table-cell>
          <table:table-cell office:value-type="float" office:value="27.09605" calcext:value-type="float">
            <text:p>27.09605</text:p>
          </table:table-cell>
          <table:table-cell office:value-type="float" office:value="1.255" calcext:value-type="float">
            <text:p>1.2550</text:p>
          </table:table-cell>
          <table:table-cell office:value-type="float" office:value="0.668824991" calcext:value-type="float">
            <text:p>0.668824991</text:p>
          </table:table-cell>
          <table:table-cell office:value-type="float" office:value="0.728572098" calcext:value-type="float">
            <text:p>0.728572098</text:p>
          </table:table-cell>
          <table:table-cell office:value-type="float" office:value="0.575145552" calcext:value-type="float">
            <text:p>0.575145552</text:p>
          </table:table-cell>
          <table:table-cell/>
          <table:table-cell office:value-type="float" office:value="0.005464256" calcext:value-type="float">
            <text:p>0.005464256</text:p>
          </table:table-cell>
          <table:table-cell office:value-type="float" office:value="0.005952386" calcext:value-type="float">
            <text:p>0.005952386</text:p>
          </table:table-cell>
          <table:table-cell office:value-type="float" office:value="0.004698902" calcext:value-type="float">
            <text:p>0.004698902</text:p>
          </table:table-cell>
          <table:table-cell/>
          <table:table-cell office:value-type="float" office:value="-0.000061623" calcext:value-type="float">
            <text:p>-6.1623E-05</text:p>
          </table:table-cell>
          <table:table-cell office:value-type="float" office:value="0.000426507" calcext:value-type="float">
            <text:p>0.000426507</text:p>
          </table:table-cell>
          <table:table-cell office:value-type="float" office:value="-0.000826978" calcext:value-type="float">
            <text:p>-0.000826978</text:p>
          </table:table-cell>
          <table:table-cell/>
          <table:table-cell office:value-type="float" office:value="27.094527465" calcext:value-type="float">
            <text:p>27.094527465</text:p>
          </table:table-cell>
          <table:table-cell office:value-type="float" office:value="27.106552444" calcext:value-type="float">
            <text:p>27.106552444</text:p>
          </table:table-cell>
          <table:table-cell office:value-type="float" office:value="27.075672855" calcext:value-type="float">
            <text:p>27.075672855</text:p>
          </table:table-cell>
          <table:table-cell/>
          <table:table-cell office:value-type="float" office:value="-0.001562061" calcext:value-type="float">
            <text:p>-0.001562061</text:p>
          </table:table-cell>
          <table:table-cell office:value-type="float" office:value="0.010811161" calcext:value-type="float">
            <text:p>0.010811161</text:p>
          </table:table-cell>
          <table:table-cell office:value-type="float" office:value="-0.020962891" calcext:value-type="float">
            <text:p>-0.020962891</text:p>
          </table:table-cell>
          <table:table-cell/>
        </table:table-row>
        <table:table-row table:style-name="ro1">
          <table:table-cell office:value-type="float" office:value="1.26" calcext:value-type="float">
            <text:p>1.26</text:p>
          </table:table-cell>
          <table:table-cell table:style-name="ce1" office:value-type="string" calcext:value-type="string">
            <text:p><text:s/>2019-11-13 15:34:59</text:p>
          </table:table-cell>
          <table:table-cell office:value-type="float" office:value="27.1011" calcext:value-type="float">
            <text:p>27.1011</text:p>
          </table:table-cell>
          <table:table-cell office:value-type="float" office:value="1.26" calcext:value-type="float">
            <text:p>1.2600</text:p>
          </table:table-cell>
          <table:table-cell office:value-type="float" office:value="0.767203661" calcext:value-type="float">
            <text:p>0.767203661</text:p>
          </table:table-cell>
          <table:table-cell office:value-type="float" office:value="0.688205443" calcext:value-type="float">
            <text:p>0.688205443</text:p>
          </table:table-cell>
          <table:table-cell office:value-type="float" office:value="0.501829446" calcext:value-type="float">
            <text:p>0.501829446</text:p>
          </table:table-cell>
          <table:table-cell/>
          <table:table-cell office:value-type="float" office:value="0.006268004" calcext:value-type="float">
            <text:p>0.006268004</text:p>
          </table:table-cell>
          <table:table-cell office:value-type="float" office:value="0.005622593" calcext:value-type="float">
            <text:p>0.005622593</text:p>
          </table:table-cell>
          <table:table-cell office:value-type="float" office:value="0.004099914" calcext:value-type="float">
            <text:p>0.004099914</text:p>
          </table:table-cell>
          <table:table-cell/>
          <table:table-cell office:value-type="float" office:value="0.000742124" calcext:value-type="float">
            <text:p>0.000742124</text:p>
          </table:table-cell>
          <table:table-cell office:value-type="float" office:value="0.000096714" calcext:value-type="float">
            <text:p>9.6714E-05</text:p>
          </table:table-cell>
          <table:table-cell office:value-type="float" office:value="-0.001425966" calcext:value-type="float">
            <text:p>-0.001425966</text:p>
          </table:table-cell>
          <table:table-cell/>
          <table:table-cell office:value-type="float" office:value="27.119381591" calcext:value-type="float">
            <text:p>27.119381591</text:p>
          </table:table-cell>
          <table:table-cell office:value-type="float" office:value="27.103482195" calcext:value-type="float">
            <text:p>27.103482195</text:p>
          </table:table-cell>
          <table:table-cell office:value-type="float" office:value="27.065970784" calcext:value-type="float">
            <text:p>27.065970784</text:p>
          </table:table-cell>
          <table:table-cell/>
          <table:table-cell office:value-type="float" office:value="0.018811428" calcext:value-type="float">
            <text:p>0.018811428</text:p>
          </table:table-cell>
          <table:table-cell office:value-type="float" office:value="0.002451487" calcext:value-type="float">
            <text:p>0.002451487</text:p>
          </table:table-cell>
          <table:table-cell office:value-type="float" office:value="-0.036146828" calcext:value-type="float">
            <text:p>-0.036146828</text:p>
          </table:table-cell>
          <table:table-cell/>
        </table:table-row>
        <table:table-row table:style-name="ro1">
          <table:table-cell office:value-type="float" office:value="1.265" calcext:value-type="float">
            <text:p>1.265</text:p>
          </table:table-cell>
          <table:table-cell table:style-name="ce1" office:value-type="string" calcext:value-type="string">
            <text:p><text:s/>2019-11-13 15:34:59</text:p>
          </table:table-cell>
          <table:table-cell office:value-type="float" office:value="27.1011" calcext:value-type="float">
            <text:p>27.1011</text:p>
          </table:table-cell>
          <table:table-cell office:value-type="float" office:value="1.265" calcext:value-type="float">
            <text:p>1.2650</text:p>
          </table:table-cell>
          <table:table-cell office:value-type="float" office:value="0.726206389" calcext:value-type="float">
            <text:p>0.726206389</text:p>
          </table:table-cell>
          <table:table-cell office:value-type="float" office:value="0.755087823" calcext:value-type="float">
            <text:p>0.755087823</text:p>
          </table:table-cell>
          <table:table-cell office:value-type="float" office:value="0.514687957" calcext:value-type="float">
            <text:p>0.514687957</text:p>
          </table:table-cell>
          <table:table-cell/>
          <table:table-cell office:value-type="float" office:value="0.005933059" calcext:value-type="float">
            <text:p>0.005933059</text:p>
          </table:table-cell>
          <table:table-cell office:value-type="float" office:value="0.006169018" calcext:value-type="float">
            <text:p>0.006169018</text:p>
          </table:table-cell>
          <table:table-cell office:value-type="float" office:value="0.004204967" calcext:value-type="float">
            <text:p>0.004204967</text:p>
          </table:table-cell>
          <table:table-cell/>
          <table:table-cell office:value-type="float" office:value="0.000407179" calcext:value-type="float">
            <text:p>0.000407179</text:p>
          </table:table-cell>
          <table:table-cell office:value-type="float" office:value="0.000643138" calcext:value-type="float">
            <text:p>0.000643138</text:p>
          </table:table-cell>
          <table:table-cell office:value-type="float" office:value="-0.001320913" calcext:value-type="float">
            <text:p>-0.001320913</text:p>
          </table:table-cell>
          <table:table-cell/>
          <table:table-cell office:value-type="float" office:value="27.111130396" calcext:value-type="float">
            <text:p>27.111130396</text:p>
          </table:table-cell>
          <table:table-cell office:value-type="float" office:value="27.116943139" calcext:value-type="float">
            <text:p>27.116943139</text:p>
          </table:table-cell>
          <table:table-cell office:value-type="float" office:value="27.068558823" calcext:value-type="float">
            <text:p>27.068558823</text:p>
          </table:table-cell>
          <table:table-cell/>
          <table:table-cell office:value-type="float" office:value="0.01032124" calcext:value-type="float">
            <text:p>0.01032124</text:p>
          </table:table-cell>
          <table:table-cell office:value-type="float" office:value="0.01630235" calcext:value-type="float">
            <text:p>0.01630235</text:p>
          </table:table-cell>
          <table:table-cell office:value-type="float" office:value="-0.033483781" calcext:value-type="float">
            <text:p>-0.033483781</text:p>
          </table:table-cell>
          <table:table-cell/>
        </table:table-row>
        <table:table-row table:style-name="ro1">
          <table:table-cell office:value-type="float" office:value="1.27" calcext:value-type="float">
            <text:p>1.27</text:p>
          </table:table-cell>
          <table:table-cell table:style-name="ce1" office:value-type="string" calcext:value-type="string">
            <text:p><text:s/>2019-11-13 15:34:59</text:p>
          </table:table-cell>
          <table:table-cell office:value-type="float" office:value="27.09605" calcext:value-type="float">
            <text:p>27.09605</text:p>
          </table:table-cell>
          <table:table-cell office:value-type="float" office:value="1.27" calcext:value-type="float">
            <text:p>1.2700</text:p>
          </table:table-cell>
          <table:table-cell office:value-type="float" office:value="0.670318087" calcext:value-type="float">
            <text:p>0.670318087</text:p>
          </table:table-cell>
          <table:table-cell office:value-type="float" office:value="0.73085138" calcext:value-type="float">
            <text:p>0.73085138</text:p>
          </table:table-cell>
          <table:table-cell office:value-type="float" office:value="0.565891333" calcext:value-type="float">
            <text:p>0.565891333</text:p>
          </table:table-cell>
          <table:table-cell/>
          <table:table-cell office:value-type="float" office:value="0.005476455" calcext:value-type="float">
            <text:p>0.005476455</text:p>
          </table:table-cell>
          <table:table-cell office:value-type="float" office:value="0.005971008" calcext:value-type="float">
            <text:p>0.005971008</text:p>
          </table:table-cell>
          <table:table-cell office:value-type="float" office:value="0.004623295" calcext:value-type="float">
            <text:p>0.004623295</text:p>
          </table:table-cell>
          <table:table-cell/>
          <table:table-cell office:value-type="float" office:value="-0.000049425" calcext:value-type="float">
            <text:p>-4.9425E-05</text:p>
          </table:table-cell>
          <table:table-cell office:value-type="float" office:value="0.000445128" calcext:value-type="float">
            <text:p>0.000445128</text:p>
          </table:table-cell>
          <table:table-cell office:value-type="float" office:value="-0.000902585" calcext:value-type="float">
            <text:p>-0.000902585</text:p>
          </table:table-cell>
          <table:table-cell/>
          <table:table-cell office:value-type="float" office:value="27.094827974" calcext:value-type="float">
            <text:p>27.094827974</text:p>
          </table:table-cell>
          <table:table-cell office:value-type="float" office:value="27.10701118" calcext:value-type="float">
            <text:p>27.10701118</text:p>
          </table:table-cell>
          <table:table-cell office:value-type="float" office:value="27.073810266" calcext:value-type="float">
            <text:p>27.073810266</text:p>
          </table:table-cell>
          <table:table-cell/>
          <table:table-cell office:value-type="float" office:value="-0.001252847" calcext:value-type="float">
            <text:p>-0.001252847</text:p>
          </table:table-cell>
          <table:table-cell office:value-type="float" office:value="0.011283183" calcext:value-type="float">
            <text:p>0.011283183</text:p>
          </table:table-cell>
          <table:table-cell office:value-type="float" office:value="-0.022879446" calcext:value-type="float">
            <text:p>-0.022879446</text:p>
          </table:table-cell>
          <table:table-cell/>
        </table:table-row>
        <table:table-row table:style-name="ro1">
          <table:table-cell office:value-type="float" office:value="1.275" calcext:value-type="float">
            <text:p>1.275</text:p>
          </table:table-cell>
          <table:table-cell table:style-name="ce1" office:value-type="string" calcext:value-type="string">
            <text:p><text:s/>2019-11-13 15:34:59</text:p>
          </table:table-cell>
          <table:table-cell office:value-type="float" office:value="27.09605" calcext:value-type="float">
            <text:p>27.09605</text:p>
          </table:table-cell>
          <table:table-cell office:value-type="float" office:value="1.275" calcext:value-type="float">
            <text:p>1.2750</text:p>
          </table:table-cell>
          <table:table-cell office:value-type="float" office:value="0.63850172" calcext:value-type="float">
            <text:p>0.63850172</text:p>
          </table:table-cell>
          <table:table-cell office:value-type="float" office:value="0.702002728" calcext:value-type="float">
            <text:p>0.702002728</text:p>
          </table:table-cell>
          <table:table-cell office:value-type="float" office:value="0.625984743" calcext:value-type="float">
            <text:p>0.625984743</text:p>
          </table:table-cell>
          <table:table-cell/>
          <table:table-cell office:value-type="float" office:value="0.005216517" calcext:value-type="float">
            <text:p>0.005216517</text:p>
          </table:table-cell>
          <table:table-cell office:value-type="float" office:value="0.005735316" calcext:value-type="float">
            <text:p>0.005735316</text:p>
          </table:table-cell>
          <table:table-cell office:value-type="float" office:value="0.005114254" calcext:value-type="float">
            <text:p>0.005114254</text:p>
          </table:table-cell>
          <table:table-cell/>
          <table:table-cell office:value-type="float" office:value="-0.000309363" calcext:value-type="float">
            <text:p>-0.000309363</text:p>
          </table:table-cell>
          <table:table-cell office:value-type="float" office:value="0.000209437" calcext:value-type="float">
            <text:p>0.000209437</text:p>
          </table:table-cell>
          <table:table-cell office:value-type="float" office:value="-0.000411625" calcext:value-type="float">
            <text:p>-0.000411625</text:p>
          </table:table-cell>
          <table:table-cell/>
          <table:table-cell office:value-type="float" office:value="27.088424415" calcext:value-type="float">
            <text:p>27.088424415</text:p>
          </table:table-cell>
          <table:table-cell office:value-type="float" office:value="27.101204985" calcext:value-type="float">
            <text:p>27.101204985</text:p>
          </table:table-cell>
          <table:table-cell office:value-type="float" office:value="27.085905161" calcext:value-type="float">
            <text:p>27.085905161</text:p>
          </table:table-cell>
          <table:table-cell/>
          <table:table-cell office:value-type="float" office:value="-0.007841902" calcext:value-type="float">
            <text:p>-0.007841902</text:p>
          </table:table-cell>
          <table:table-cell office:value-type="float" office:value="0.005308825" calcext:value-type="float">
            <text:p>0.005308825</text:p>
          </table:table-cell>
          <table:table-cell office:value-type="float" office:value="-0.010434137" calcext:value-type="float">
            <text:p>-0.010434137</text:p>
          </table:table-cell>
          <table:table-cell/>
        </table:table-row>
        <table:table-row table:style-name="ro1">
          <table:table-cell office:value-type="float" office:value="1.28" calcext:value-type="float">
            <text:p>1.28</text:p>
          </table:table-cell>
          <table:table-cell table:style-name="ce1" office:value-type="string" calcext:value-type="string">
            <text:p><text:s/>2019-11-13 15:35:00</text:p>
          </table:table-cell>
          <table:table-cell office:value-type="float" office:value="27.1011" calcext:value-type="float">
            <text:p>27.1011</text:p>
          </table:table-cell>
          <table:table-cell office:value-type="float" office:value="1.28" calcext:value-type="float">
            <text:p>1.2800</text:p>
          </table:table-cell>
          <table:table-cell office:value-type="float" office:value="0.77756593" calcext:value-type="float">
            <text:p>0.77756593</text:p>
          </table:table-cell>
          <table:table-cell office:value-type="float" office:value="0.661700447" calcext:value-type="float">
            <text:p>0.661700447</text:p>
          </table:table-cell>
          <table:table-cell office:value-type="float" office:value="0.499167502" calcext:value-type="float">
            <text:p>0.499167502</text:p>
          </table:table-cell>
          <table:table-cell/>
          <table:table-cell office:value-type="float" office:value="0.006352663" calcext:value-type="float">
            <text:p>0.006352663</text:p>
          </table:table-cell>
          <table:table-cell office:value-type="float" office:value="0.005406049" calcext:value-type="float">
            <text:p>0.005406049</text:p>
          </table:table-cell>
          <table:table-cell office:value-type="float" office:value="0.004078166" calcext:value-type="float">
            <text:p>0.004078166</text:p>
          </table:table-cell>
          <table:table-cell/>
          <table:table-cell office:value-type="float" office:value="0.000826783" calcext:value-type="float">
            <text:p>0.000826783</text:p>
          </table:table-cell>
          <table:table-cell office:value-type="float" office:value="-0.00011983" calcext:value-type="float">
            <text:p>-0.00011983</text:p>
          </table:table-cell>
          <table:table-cell office:value-type="float" office:value="-0.001447714" calcext:value-type="float">
            <text:p>-0.001447714</text:p>
          </table:table-cell>
          <table:table-cell/>
          <table:table-cell office:value-type="float" office:value="27.121467113" calcext:value-type="float">
            <text:p>27.121467113</text:p>
          </table:table-cell>
          <table:table-cell office:value-type="float" office:value="27.098147678" calcext:value-type="float">
            <text:p>27.098147678</text:p>
          </table:table-cell>
          <table:table-cell office:value-type="float" office:value="27.065435013" calcext:value-type="float">
            <text:p>27.065435013</text:p>
          </table:table-cell>
          <table:table-cell/>
          <table:table-cell office:value-type="float" office:value="0.020957352" calcext:value-type="float">
            <text:p>0.020957352</text:p>
          </table:table-cell>
          <table:table-cell office:value-type="float" office:value="-0.003037524" calcext:value-type="float">
            <text:p>-0.003037524</text:p>
          </table:table-cell>
          <table:table-cell office:value-type="float" office:value="-0.036698128" calcext:value-type="float">
            <text:p>-0.036698128</text:p>
          </table:table-cell>
          <table:table-cell/>
        </table:table-row>
        <table:table-row table:style-name="ro1">
          <table:table-cell office:value-type="float" office:value="1.285" calcext:value-type="float">
            <text:p>1.285</text:p>
          </table:table-cell>
          <table:table-cell table:style-name="ce1" office:value-type="string" calcext:value-type="string">
            <text:p><text:s/>2019-11-13 15:35:00</text:p>
          </table:table-cell>
          <table:table-cell office:value-type="float" office:value="27.1011" calcext:value-type="float">
            <text:p>27.1011</text:p>
          </table:table-cell>
          <table:table-cell office:value-type="float" office:value="1.285" calcext:value-type="float">
            <text:p>1.2850</text:p>
          </table:table-cell>
          <table:table-cell office:value-type="float" office:value="0.636941867" calcext:value-type="float">
            <text:p>0.636941867</text:p>
          </table:table-cell>
          <table:table-cell office:value-type="float" office:value="0.682362995" calcext:value-type="float">
            <text:p>0.682362995</text:p>
          </table:table-cell>
          <table:table-cell office:value-type="float" office:value="0.61988838" calcext:value-type="float">
            <text:p>0.61988838</text:p>
          </table:table-cell>
          <table:table-cell/>
          <table:table-cell office:value-type="float" office:value="0.005203773" calcext:value-type="float">
            <text:p>0.005203773</text:p>
          </table:table-cell>
          <table:table-cell office:value-type="float" office:value="0.005574861" calcext:value-type="float">
            <text:p>0.005574861</text:p>
          </table:table-cell>
          <table:table-cell office:value-type="float" office:value="0.005064448" calcext:value-type="float">
            <text:p>0.005064448</text:p>
          </table:table-cell>
          <table:table-cell/>
          <table:table-cell office:value-type="float" office:value="-0.000322106" calcext:value-type="float">
            <text:p>-0.000322106</text:p>
          </table:table-cell>
          <table:table-cell office:value-type="float" office:value="0.000048981" calcext:value-type="float">
            <text:p>4.8981E-05</text:p>
          </table:table-cell>
          <table:table-cell office:value-type="float" office:value="-0.000461432" calcext:value-type="float">
            <text:p>-0.000461432</text:p>
          </table:table-cell>
          <table:table-cell/>
          <table:table-cell office:value-type="float" office:value="27.093164631" calcext:value-type="float">
            <text:p>27.093164631</text:p>
          </table:table-cell>
          <table:table-cell office:value-type="float" office:value="27.102306319" calcext:value-type="float">
            <text:p>27.102306319</text:p>
          </table:table-cell>
          <table:table-cell office:value-type="float" office:value="27.08973234" calcext:value-type="float">
            <text:p>27.08973234</text:p>
          </table:table-cell>
          <table:table-cell/>
          <table:table-cell office:value-type="float" office:value="-0.008164943" calcext:value-type="float">
            <text:p>-0.008164943</text:p>
          </table:table-cell>
          <table:table-cell office:value-type="float" office:value="0.001241546" calcext:value-type="float">
            <text:p>0.001241546</text:p>
          </table:table-cell>
          <table:table-cell office:value-type="float" office:value="-0.011696682" calcext:value-type="float">
            <text:p>-0.011696682</text:p>
          </table:table-cell>
          <table:table-cell/>
        </table:table-row>
        <table:table-row table:style-name="ro1">
          <table:table-cell office:value-type="float" office:value="1.29" calcext:value-type="float">
            <text:p>1.29</text:p>
          </table:table-cell>
          <table:table-cell table:style-name="ce1" office:value-type="string" calcext:value-type="string">
            <text:p><text:s/>2019-11-13 15:35:00</text:p>
          </table:table-cell>
          <table:table-cell office:value-type="float" office:value="27.1011" calcext:value-type="float">
            <text:p>27.1011</text:p>
          </table:table-cell>
          <table:table-cell office:value-type="float" office:value="1.29" calcext:value-type="float">
            <text:p>1.2900</text:p>
          </table:table-cell>
          <table:table-cell office:value-type="float" office:value="0.800261593" calcext:value-type="float">
            <text:p>0.800261593</text:p>
          </table:table-cell>
          <table:table-cell office:value-type="float" office:value="0.604813171" calcext:value-type="float">
            <text:p>0.604813171</text:p>
          </table:table-cell>
          <table:table-cell office:value-type="float" office:value="0.497967064" calcext:value-type="float">
            <text:p>0.497967064</text:p>
          </table:table-cell>
          <table:table-cell/>
          <table:table-cell office:value-type="float" office:value="0.006538085" calcext:value-type="float">
            <text:p>0.006538085</text:p>
          </table:table-cell>
          <table:table-cell office:value-type="float" office:value="0.004941284" calcext:value-type="float">
            <text:p>0.004941284</text:p>
          </table:table-cell>
          <table:table-cell office:value-type="float" office:value="0.004068358" calcext:value-type="float">
            <text:p>0.004068358</text:p>
          </table:table-cell>
          <table:table-cell/>
          <table:table-cell office:value-type="float" office:value="0.001012205" calcext:value-type="float">
            <text:p>0.001012205</text:p>
          </table:table-cell>
          <table:table-cell office:value-type="float" office:value="-0.000584596" calcext:value-type="float">
            <text:p>-0.000584596</text:p>
          </table:table-cell>
          <table:table-cell office:value-type="float" office:value="-0.001457522" calcext:value-type="float">
            <text:p>-0.001457522</text:p>
          </table:table-cell>
          <table:table-cell/>
          <table:table-cell office:value-type="float" office:value="27.126034855" calcext:value-type="float">
            <text:p>27.126034855</text:p>
          </table:table-cell>
          <table:table-cell office:value-type="float" office:value="27.086698201" calcext:value-type="float">
            <text:p>27.086698201</text:p>
          </table:table-cell>
          <table:table-cell office:value-type="float" office:value="27.0651934" calcext:value-type="float">
            <text:p>27.0651934</text:p>
          </table:table-cell>
          <table:table-cell/>
          <table:table-cell office:value-type="float" office:value="0.025657381" calcext:value-type="float">
            <text:p>0.025657381</text:p>
          </table:table-cell>
          <table:table-cell office:value-type="float" office:value="-0.014818736" calcext:value-type="float">
            <text:p>-0.014818736</text:p>
          </table:table-cell>
          <table:table-cell office:value-type="float" office:value="-0.036946744" calcext:value-type="float">
            <text:p>-0.036946744</text:p>
          </table:table-cell>
          <table:table-cell/>
        </table:table-row>
        <table:table-row table:style-name="ro1">
          <table:table-cell office:value-type="float" office:value="1.295" calcext:value-type="float">
            <text:p>1.295</text:p>
          </table:table-cell>
          <table:table-cell table:style-name="ce1" office:value-type="string" calcext:value-type="string">
            <text:p><text:s/>2019-11-13 15:35:00</text:p>
          </table:table-cell>
          <table:table-cell office:value-type="float" office:value="27.09605" calcext:value-type="float">
            <text:p>27.09605</text:p>
          </table:table-cell>
          <table:table-cell office:value-type="float" office:value="1.295" calcext:value-type="float">
            <text:p>1.2950</text:p>
          </table:table-cell>
          <table:table-cell office:value-type="float" office:value="0.631964878" calcext:value-type="float">
            <text:p>0.631964878</text:p>
          </table:table-cell>
          <table:table-cell office:value-type="float" office:value="0.678592405" calcext:value-type="float">
            <text:p>0.678592405</text:p>
          </table:table-cell>
          <table:table-cell office:value-type="float" office:value="0.615372731" calcext:value-type="float">
            <text:p>0.615372731</text:p>
          </table:table-cell>
          <table:table-cell/>
          <table:table-cell office:value-type="float" office:value="0.005163112" calcext:value-type="float">
            <text:p>0.005163112</text:p>
          </table:table-cell>
          <table:table-cell office:value-type="float" office:value="0.005544056" calcext:value-type="float">
            <text:p>0.005544056</text:p>
          </table:table-cell>
          <table:table-cell office:value-type="float" office:value="0.005027555" calcext:value-type="float">
            <text:p>0.005027555</text:p>
          </table:table-cell>
          <table:table-cell/>
          <table:table-cell office:value-type="float" office:value="-0.000362768" calcext:value-type="float">
            <text:p>-0.000362768</text:p>
          </table:table-cell>
          <table:table-cell office:value-type="float" office:value="0.000018176" calcext:value-type="float">
            <text:p>1.8176E-05</text:p>
          </table:table-cell>
          <table:table-cell office:value-type="float" office:value="-0.000498325" calcext:value-type="float">
            <text:p>-0.000498325</text:p>
          </table:table-cell>
          <table:table-cell/>
          <table:table-cell office:value-type="float" office:value="27.087108766" calcext:value-type="float">
            <text:p>27.087108766</text:p>
          </table:table-cell>
          <table:table-cell office:value-type="float" office:value="27.096493309" calcext:value-type="float">
            <text:p>27.096493309</text:p>
          </table:table-cell>
          <table:table-cell office:value-type="float" office:value="27.083769309" calcext:value-type="float">
            <text:p>27.083769309</text:p>
          </table:table-cell>
          <table:table-cell/>
          <table:table-cell office:value-type="float" office:value="-0.009195665" calcext:value-type="float">
            <text:p>-0.009195665</text:p>
          </table:table-cell>
          <table:table-cell office:value-type="float" office:value="0.000460676" calcext:value-type="float">
            <text:p>0.000460676</text:p>
          </table:table-cell>
          <table:table-cell office:value-type="float" office:value="-0.012631865" calcext:value-type="float">
            <text:p>-0.012631865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table:style-name="ce1" office:value-type="string" calcext:value-type="string">
            <text:p><text:s/>2019-11-13 15:35:01</text:p>
          </table:table-cell>
          <table:table-cell office:value-type="float" office:value="27.10615" calcext:value-type="float">
            <text:p>27.10615</text:p>
          </table:table-cell>
          <table:table-cell office:value-type="float" office:value="1.3" calcext:value-type="float">
            <text:p>1.3000</text:p>
          </table:table-cell>
          <table:table-cell office:value-type="float" office:value="0.752148718" calcext:value-type="float">
            <text:p>0.752148718</text:p>
          </table:table-cell>
          <table:table-cell office:value-type="float" office:value="0.729895917" calcext:value-type="float">
            <text:p>0.729895917</text:p>
          </table:table-cell>
          <table:table-cell office:value-type="float" office:value="0.508449138" calcext:value-type="float">
            <text:p>0.508449138</text:p>
          </table:table-cell>
          <table:table-cell/>
          <table:table-cell office:value-type="float" office:value="0.006145006" calcext:value-type="float">
            <text:p>0.006145006</text:p>
          </table:table-cell>
          <table:table-cell office:value-type="float" office:value="0.005963202" calcext:value-type="float">
            <text:p>0.005963202</text:p>
          </table:table-cell>
          <table:table-cell office:value-type="float" office:value="0.004153996" calcext:value-type="float">
            <text:p>0.004153996</text:p>
          </table:table-cell>
          <table:table-cell/>
          <table:table-cell office:value-type="float" office:value="0.000619126" calcext:value-type="float">
            <text:p>0.000619126</text:p>
          </table:table-cell>
          <table:table-cell office:value-type="float" office:value="0.000437322" calcext:value-type="float">
            <text:p>0.000437322</text:p>
          </table:table-cell>
          <table:table-cell office:value-type="float" office:value="-0.001371884" calcext:value-type="float">
            <text:p>-0.001371884</text:p>
          </table:table-cell>
          <table:table-cell/>
          <table:table-cell office:value-type="float" office:value="27.12140567" calcext:value-type="float">
            <text:p>27.12140567</text:p>
          </table:table-cell>
          <table:table-cell office:value-type="float" office:value="27.116927041" calcext:value-type="float">
            <text:p>27.116927041</text:p>
          </table:table-cell>
          <table:table-cell office:value-type="float" office:value="27.072357409" calcext:value-type="float">
            <text:p>27.072357409</text:p>
          </table:table-cell>
          <table:table-cell/>
          <table:table-cell office:value-type="float" office:value="0.015693687" calcext:value-type="float">
            <text:p>0.015693687</text:p>
          </table:table-cell>
          <table:table-cell office:value-type="float" office:value="0.011085314" calcext:value-type="float">
            <text:p>0.011085314</text:p>
          </table:table-cell>
          <table:table-cell office:value-type="float" office:value="-0.034775863" calcext:value-type="float">
            <text:p>-0.034775863</text:p>
          </table:table-cell>
          <table:table-cell/>
        </table:table-row>
        <table:table-row table:style-name="ro1">
          <table:table-cell office:value-type="float" office:value="1.305" calcext:value-type="float">
            <text:p>1.305</text:p>
          </table:table-cell>
          <table:table-cell table:style-name="ce1" office:value-type="string" calcext:value-type="string">
            <text:p><text:s/>2019-11-13 15:35:01</text:p>
          </table:table-cell>
          <table:table-cell office:value-type="float" office:value="27.10615" calcext:value-type="float">
            <text:p>27.10615</text:p>
          </table:table-cell>
          <table:table-cell office:value-type="float" office:value="1.305" calcext:value-type="float">
            <text:p>1.3050</text:p>
          </table:table-cell>
          <table:table-cell office:value-type="float" office:value="0.758676023" calcext:value-type="float">
            <text:p>0.758676023</text:p>
          </table:table-cell>
          <table:table-cell office:value-type="float" office:value="0.601701212" calcext:value-type="float">
            <text:p>0.601701212</text:p>
          </table:table-cell>
          <table:table-cell office:value-type="float" office:value="0.535494153" calcext:value-type="float">
            <text:p>0.535494153</text:p>
          </table:table-cell>
          <table:table-cell/>
          <table:table-cell office:value-type="float" office:value="0.006198334" calcext:value-type="float">
            <text:p>0.006198334</text:p>
          </table:table-cell>
          <table:table-cell office:value-type="float" office:value="0.00491586" calcext:value-type="float">
            <text:p>0.00491586</text:p>
          </table:table-cell>
          <table:table-cell office:value-type="float" office:value="0.004374952" calcext:value-type="float">
            <text:p>0.004374952</text:p>
          </table:table-cell>
          <table:table-cell/>
          <table:table-cell office:value-type="float" office:value="0.000672454" calcext:value-type="float">
            <text:p>0.000672454</text:p>
          </table:table-cell>
          <table:table-cell office:value-type="float" office:value="-0.00061002" calcext:value-type="float">
            <text:p>-0.00061002</text:p>
          </table:table-cell>
          <table:table-cell office:value-type="float" office:value="-0.001150928" calcext:value-type="float">
            <text:p>-0.001150928</text:p>
          </table:table-cell>
          <table:table-cell/>
          <table:table-cell office:value-type="float" office:value="27.122719361" calcext:value-type="float">
            <text:p>27.122719361</text:p>
          </table:table-cell>
          <table:table-cell office:value-type="float" office:value="27.09112606" calcext:value-type="float">
            <text:p>27.09112606</text:p>
          </table:table-cell>
          <table:table-cell office:value-type="float" office:value="27.077800735" calcext:value-type="float">
            <text:p>27.077800735</text:p>
          </table:table-cell>
          <table:table-cell/>
          <table:table-cell office:value-type="float" office:value="0.017045434" calcext:value-type="float">
            <text:p>0.017045434</text:p>
          </table:table-cell>
          <table:table-cell office:value-type="float" office:value="-0.015463219" calcext:value-type="float">
            <text:p>-0.015463219</text:p>
          </table:table-cell>
          <table:table-cell office:value-type="float" office:value="-0.029174754" calcext:value-type="float">
            <text:p>-0.029174754</text:p>
          </table:table-cell>
          <table:table-cell/>
        </table:table-row>
        <table:table-row table:style-name="ro1">
          <table:table-cell office:value-type="float" office:value="1.31" calcext:value-type="float">
            <text:p>1.31</text:p>
          </table:table-cell>
          <table:table-cell table:style-name="ce1" office:value-type="string" calcext:value-type="string">
            <text:p><text:s/>2019-11-13 15:35:01</text:p>
          </table:table-cell>
          <table:table-cell office:value-type="float" office:value="27.10615" calcext:value-type="float">
            <text:p>27.10615</text:p>
          </table:table-cell>
          <table:table-cell office:value-type="float" office:value="1.31" calcext:value-type="float">
            <text:p>1.3100</text:p>
          </table:table-cell>
          <table:table-cell office:value-type="float" office:value="0.649759847" calcext:value-type="float">
            <text:p>0.649759847</text:p>
          </table:table-cell>
          <table:table-cell office:value-type="float" office:value="0.713728751" calcext:value-type="float">
            <text:p>0.713728751</text:p>
          </table:table-cell>
          <table:table-cell office:value-type="float" office:value="0.611058546" calcext:value-type="float">
            <text:p>0.611058546</text:p>
          </table:table-cell>
          <table:table-cell/>
          <table:table-cell office:value-type="float" office:value="0.005308495" calcext:value-type="float">
            <text:p>0.005308495</text:p>
          </table:table-cell>
          <table:table-cell office:value-type="float" office:value="0.005831117" calcext:value-type="float">
            <text:p>0.005831117</text:p>
          </table:table-cell>
          <table:table-cell office:value-type="float" office:value="0.004992308" calcext:value-type="float">
            <text:p>0.004992308</text:p>
          </table:table-cell>
          <table:table-cell/>
          <table:table-cell office:value-type="float" office:value="-0.000217384" calcext:value-type="float">
            <text:p>-0.000217384</text:p>
          </table:table-cell>
          <table:table-cell office:value-type="float" office:value="0.000305237" calcext:value-type="float">
            <text:p>0.000305237</text:p>
          </table:table-cell>
          <table:table-cell office:value-type="float" office:value="-0.000533572" calcext:value-type="float">
            <text:p>-0.000533572</text:p>
          </table:table-cell>
          <table:table-cell/>
          <table:table-cell office:value-type="float" office:value="27.100798601" calcext:value-type="float">
            <text:p>27.100798601</text:p>
          </table:table-cell>
          <table:table-cell office:value-type="float" office:value="27.113673204" calcext:value-type="float">
            <text:p>27.113673204</text:p>
          </table:table-cell>
          <table:table-cell office:value-type="float" office:value="27.093009374" calcext:value-type="float">
            <text:p>27.093009374</text:p>
          </table:table-cell>
          <table:table-cell/>
          <table:table-cell office:value-type="float" office:value="-0.005510379" calcext:value-type="float">
            <text:p>-0.005510379</text:p>
          </table:table-cell>
          <table:table-cell office:value-type="float" office:value="0.00773721" calcext:value-type="float">
            <text:p>0.00773721</text:p>
          </table:table-cell>
          <table:table-cell office:value-type="float" office:value="-0.013525326" calcext:value-type="float">
            <text:p>-0.013525326</text:p>
          </table:table-cell>
          <table:table-cell/>
        </table:table-row>
        <table:table-row table:style-name="ro1">
          <table:table-cell office:value-type="float" office:value="1.315" calcext:value-type="float">
            <text:p>1.315</text:p>
          </table:table-cell>
          <table:table-cell table:style-name="ce1" office:value-type="string" calcext:value-type="string">
            <text:p><text:s/>2019-11-13 15:35:01</text:p>
          </table:table-cell>
          <table:table-cell office:value-type="float" office:value="27.1011" calcext:value-type="float">
            <text:p>27.1011</text:p>
          </table:table-cell>
          <table:table-cell office:value-type="float" office:value="1.315" calcext:value-type="float">
            <text:p>1.3150</text:p>
          </table:table-cell>
          <table:table-cell office:value-type="float" office:value="0.635553674" calcext:value-type="float">
            <text:p>0.635553674</text:p>
          </table:table-cell>
          <table:table-cell office:value-type="float" office:value="0.685622774" calcext:value-type="float">
            <text:p>0.685622774</text:p>
          </table:table-cell>
          <table:table-cell office:value-type="float" office:value="0.62022455" calcext:value-type="float">
            <text:p>0.62022455</text:p>
          </table:table-cell>
          <table:table-cell/>
          <table:table-cell office:value-type="float" office:value="0.005192432" calcext:value-type="float">
            <text:p>0.005192432</text:p>
          </table:table-cell>
          <table:table-cell office:value-type="float" office:value="0.005601493" calcext:value-type="float">
            <text:p>0.005601493</text:p>
          </table:table-cell>
          <table:table-cell office:value-type="float" office:value="0.005067194" calcext:value-type="float">
            <text:p>0.005067194</text:p>
          </table:table-cell>
          <table:table-cell/>
          <table:table-cell office:value-type="float" office:value="-0.000333448" calcext:value-type="float">
            <text:p>-0.000333448</text:p>
          </table:table-cell>
          <table:table-cell office:value-type="float" office:value="0.000075613" calcext:value-type="float">
            <text:p>7.5613E-05</text:p>
          </table:table-cell>
          <table:table-cell office:value-type="float" office:value="-0.000458686" calcext:value-type="float">
            <text:p>-0.000458686</text:p>
          </table:table-cell>
          <table:table-cell/>
          <table:table-cell office:value-type="float" office:value="27.092885235" calcext:value-type="float">
            <text:p>27.092885235</text:p>
          </table:table-cell>
          <table:table-cell office:value-type="float" office:value="27.102962396" calcext:value-type="float">
            <text:p>27.102962396</text:p>
          </table:table-cell>
          <table:table-cell office:value-type="float" office:value="27.0898" calcext:value-type="float">
            <text:p>27.0898</text:p>
          </table:table-cell>
          <table:table-cell/>
          <table:table-cell office:value-type="float" office:value="-0.008452434" calcext:value-type="float">
            <text:p>-0.008452434</text:p>
          </table:table-cell>
          <table:table-cell office:value-type="float" office:value="0.00191663" calcext:value-type="float">
            <text:p>0.00191663</text:p>
          </table:table-cell>
          <table:table-cell office:value-type="float" office:value="-0.011627061" calcext:value-type="float">
            <text:p>-0.011627061</text:p>
          </table:table-cell>
          <table:table-cell/>
        </table:table-row>
        <table:table-row table:style-name="ro1">
          <table:table-cell office:value-type="float" office:value="1.32" calcext:value-type="float">
            <text:p>1.32</text:p>
          </table:table-cell>
          <table:table-cell table:style-name="ce1" office:value-type="string" calcext:value-type="string">
            <text:p><text:s/>2019-11-13 15:35:02</text:p>
          </table:table-cell>
          <table:table-cell office:value-type="float" office:value="27.09605" calcext:value-type="float">
            <text:p>27.09605</text:p>
          </table:table-cell>
          <table:table-cell office:value-type="float" office:value="1.32" calcext:value-type="float">
            <text:p>1.3200</text:p>
          </table:table-cell>
          <table:table-cell office:value-type="float" office:value="0.768507215" calcext:value-type="float">
            <text:p>0.768507215</text:p>
          </table:table-cell>
          <table:table-cell office:value-type="float" office:value="0.599639487" calcext:value-type="float">
            <text:p>0.599639487</text:p>
          </table:table-cell>
          <table:table-cell office:value-type="float" office:value="0.542684858" calcext:value-type="float">
            <text:p>0.542684858</text:p>
          </table:table-cell>
          <table:table-cell/>
          <table:table-cell office:value-type="float" office:value="0.006278654" calcext:value-type="float">
            <text:p>0.006278654</text:p>
          </table:table-cell>
          <table:table-cell office:value-type="float" office:value="0.004899015" calcext:value-type="float">
            <text:p>0.004899015</text:p>
          </table:table-cell>
          <table:table-cell office:value-type="float" office:value="0.0044337" calcext:value-type="float">
            <text:p>0.0044337</text:p>
          </table:table-cell>
          <table:table-cell/>
          <table:table-cell office:value-type="float" office:value="0.000752774" calcext:value-type="float">
            <text:p>0.000752774</text:p>
          </table:table-cell>
          <table:table-cell office:value-type="float" office:value="-0.000626864" calcext:value-type="float">
            <text:p>-0.000626864</text:p>
          </table:table-cell>
          <table:table-cell office:value-type="float" office:value="-0.00109218" calcext:value-type="float">
            <text:p>-0.00109218</text:p>
          </table:table-cell>
          <table:table-cell/>
          <table:table-cell office:value-type="float" office:value="27.1145899" calcext:value-type="float">
            <text:p>27.1145899</text:p>
          </table:table-cell>
          <table:table-cell office:value-type="float" office:value="27.080602714" calcext:value-type="float">
            <text:p>27.080602714</text:p>
          </table:table-cell>
          <table:table-cell office:value-type="float" office:value="27.069139506" calcext:value-type="float">
            <text:p>27.069139506</text:p>
          </table:table-cell>
          <table:table-cell/>
          <table:table-cell office:value-type="float" office:value="0.019081382" calcext:value-type="float">
            <text:p>0.019081382</text:p>
          </table:table-cell>
          <table:table-cell office:value-type="float" office:value="-0.015890201" calcext:value-type="float">
            <text:p>-0.015890201</text:p>
          </table:table-cell>
          <table:table-cell office:value-type="float" office:value="-0.027685542" calcext:value-type="float">
            <text:p>-0.027685542</text:p>
          </table:table-cell>
          <table:table-cell/>
        </table:table-row>
        <table:table-row table:style-name="ro1">
          <table:table-cell office:value-type="float" office:value="1.325" calcext:value-type="float">
            <text:p>1.325</text:p>
          </table:table-cell>
          <table:table-cell table:style-name="ce1" office:value-type="string" calcext:value-type="string">
            <text:p><text:s/>2019-11-13 15:35:02</text:p>
          </table:table-cell>
          <table:table-cell office:value-type="float" office:value="27.10615" calcext:value-type="float">
            <text:p>27.10615</text:p>
          </table:table-cell>
          <table:table-cell office:value-type="float" office:value="1.325" calcext:value-type="float">
            <text:p>1.3250</text:p>
          </table:table-cell>
          <table:table-cell office:value-type="float" office:value="0.638694839" calcext:value-type="float">
            <text:p>0.638694839</text:p>
          </table:table-cell>
          <table:table-cell office:value-type="float" office:value="0.698883021" calcext:value-type="float">
            <text:p>0.698883021</text:p>
          </table:table-cell>
          <table:table-cell office:value-type="float" office:value="0.62748082" calcext:value-type="float">
            <text:p>0.62748082</text:p>
          </table:table-cell>
          <table:table-cell/>
          <table:table-cell office:value-type="float" office:value="0.005218095" calcext:value-type="float">
            <text:p>0.005218095</text:p>
          </table:table-cell>
          <table:table-cell office:value-type="float" office:value="0.005709829" calcext:value-type="float">
            <text:p>0.005709829</text:p>
          </table:table-cell>
          <table:table-cell office:value-type="float" office:value="0.005126477" calcext:value-type="float">
            <text:p>0.005126477</text:p>
          </table:table-cell>
          <table:table-cell/>
          <table:table-cell office:value-type="float" office:value="-0.000307785" calcext:value-type="float">
            <text:p>-0.000307785</text:p>
          </table:table-cell>
          <table:table-cell office:value-type="float" office:value="0.000183949" calcext:value-type="float">
            <text:p>0.000183949</text:p>
          </table:table-cell>
          <table:table-cell office:value-type="float" office:value="-0.000399403" calcext:value-type="float">
            <text:p>-0.000399403</text:p>
          </table:table-cell>
          <table:table-cell/>
          <table:table-cell office:value-type="float" office:value="27.098571605" calcext:value-type="float">
            <text:p>27.098571605</text:p>
          </table:table-cell>
          <table:table-cell office:value-type="float" office:value="27.110685314" calcext:value-type="float">
            <text:p>27.110685314</text:p>
          </table:table-cell>
          <table:table-cell office:value-type="float" office:value="27.096314614" calcext:value-type="float">
            <text:p>27.096314614</text:p>
          </table:table-cell>
          <table:table-cell/>
          <table:table-cell office:value-type="float" office:value="-0.007801907" calcext:value-type="float">
            <text:p>-0.007801907</text:p>
          </table:table-cell>
          <table:table-cell office:value-type="float" office:value="0.004662753" calcext:value-type="float">
            <text:p>0.004662753</text:p>
          </table:table-cell>
          <table:table-cell office:value-type="float" office:value="-0.010124303" calcext:value-type="float">
            <text:p>-0.010124303</text:p>
          </table:table-cell>
          <table:table-cell/>
        </table:table-row>
        <table:table-row table:style-name="ro1">
          <table:table-cell office:value-type="float" office:value="1.33" calcext:value-type="float">
            <text:p>1.33</text:p>
          </table:table-cell>
          <table:table-cell table:style-name="ce1" office:value-type="string" calcext:value-type="string">
            <text:p><text:s/>2019-11-13 15:35:02</text:p>
          </table:table-cell>
          <table:table-cell office:value-type="float" office:value="27.10615" calcext:value-type="float">
            <text:p>27.10615</text:p>
          </table:table-cell>
          <table:table-cell office:value-type="float" office:value="1.33" calcext:value-type="float">
            <text:p>1.3300</text:p>
          </table:table-cell>
          <table:table-cell office:value-type="float" office:value="0.636612253" calcext:value-type="float">
            <text:p>0.636612253</text:p>
          </table:table-cell>
          <table:table-cell office:value-type="float" office:value="0.699619734" calcext:value-type="float">
            <text:p>0.699619734</text:p>
          </table:table-cell>
          <table:table-cell office:value-type="float" office:value="0.628000573" calcext:value-type="float">
            <text:p>0.628000573</text:p>
          </table:table-cell>
          <table:table-cell/>
          <table:table-cell office:value-type="float" office:value="0.00520108" calcext:value-type="float">
            <text:p>0.00520108</text:p>
          </table:table-cell>
          <table:table-cell office:value-type="float" office:value="0.005715848" calcext:value-type="float">
            <text:p>0.005715848</text:p>
          </table:table-cell>
          <table:table-cell office:value-type="float" office:value="0.005130724" calcext:value-type="float">
            <text:p>0.005130724</text:p>
          </table:table-cell>
          <table:table-cell/>
          <table:table-cell office:value-type="float" office:value="-0.000324799" calcext:value-type="float">
            <text:p>-0.000324799</text:p>
          </table:table-cell>
          <table:table-cell office:value-type="float" office:value="0.000189968" calcext:value-type="float">
            <text:p>0.000189968</text:p>
          </table:table-cell>
          <table:table-cell office:value-type="float" office:value="-0.000395156" calcext:value-type="float">
            <text:p>-0.000395156</text:p>
          </table:table-cell>
          <table:table-cell/>
          <table:table-cell office:value-type="float" office:value="27.098152453" calcext:value-type="float">
            <text:p>27.098152453</text:p>
          </table:table-cell>
          <table:table-cell office:value-type="float" office:value="27.110833587" calcext:value-type="float">
            <text:p>27.110833587</text:p>
          </table:table-cell>
          <table:table-cell office:value-type="float" office:value="27.096419222" calcext:value-type="float">
            <text:p>27.096419222</text:p>
          </table:table-cell>
          <table:table-cell/>
          <table:table-cell office:value-type="float" office:value="-0.008233205" calcext:value-type="float">
            <text:p>-0.008233205</text:p>
          </table:table-cell>
          <table:table-cell office:value-type="float" office:value="0.004815322" calcext:value-type="float">
            <text:p>0.004815322</text:p>
          </table:table-cell>
          <table:table-cell office:value-type="float" office:value="-0.010016663" calcext:value-type="float">
            <text:p>-0.010016663</text:p>
          </table:table-cell>
          <table:table-cell/>
        </table:table-row>
        <table:table-row table:style-name="ro1">
          <table:table-cell office:value-type="float" office:value="1.335" calcext:value-type="float">
            <text:p>1.335</text:p>
          </table:table-cell>
          <table:table-cell table:style-name="ce1" office:value-type="string" calcext:value-type="string">
            <text:p><text:s/>2019-11-13 15:35:02</text:p>
          </table:table-cell>
          <table:table-cell office:value-type="float" office:value="27.11121" calcext:value-type="float">
            <text:p>27.11121</text:p>
          </table:table-cell>
          <table:table-cell office:value-type="float" office:value="1.335" calcext:value-type="float">
            <text:p>1.3350</text:p>
          </table:table-cell>
          <table:table-cell office:value-type="float" office:value="0.634078459" calcext:value-type="float">
            <text:p>0.634078459</text:p>
          </table:table-cell>
          <table:table-cell office:value-type="float" office:value="0.681254945" calcext:value-type="float">
            <text:p>0.681254945</text:p>
          </table:table-cell>
          <table:table-cell office:value-type="float" office:value="0.618676617" calcext:value-type="float">
            <text:p>0.618676617</text:p>
          </table:table-cell>
          <table:table-cell/>
          <table:table-cell office:value-type="float" office:value="0.00518038" calcext:value-type="float">
            <text:p>0.00518038</text:p>
          </table:table-cell>
          <table:table-cell office:value-type="float" office:value="0.005565808" calcext:value-type="float">
            <text:p>0.005565808</text:p>
          </table:table-cell>
          <table:table-cell office:value-type="float" office:value="0.005054548" calcext:value-type="float">
            <text:p>0.005054548</text:p>
          </table:table-cell>
          <table:table-cell/>
          <table:table-cell office:value-type="float" office:value="-0.0003455" calcext:value-type="float">
            <text:p>-0.0003455</text:p>
          </table:table-cell>
          <table:table-cell office:value-type="float" office:value="0.000039928" calcext:value-type="float">
            <text:p>3.9928E-05</text:p>
          </table:table-cell>
          <table:table-cell office:value-type="float" office:value="-0.000471332" calcext:value-type="float">
            <text:p>-0.000471332</text:p>
          </table:table-cell>
          <table:table-cell/>
          <table:table-cell office:value-type="float" office:value="27.102696654" calcext:value-type="float">
            <text:p>27.102696654</text:p>
          </table:table-cell>
          <table:table-cell office:value-type="float" office:value="27.112191555" calcext:value-type="float">
            <text:p>27.112191555</text:p>
          </table:table-cell>
          <table:table-cell office:value-type="float" office:value="27.09959681" calcext:value-type="float">
            <text:p>27.09959681</text:p>
          </table:table-cell>
          <table:table-cell/>
          <table:table-cell office:value-type="float" office:value="-0.008757947" calcext:value-type="float">
            <text:p>-0.008757947</text:p>
          </table:table-cell>
          <table:table-cell office:value-type="float" office:value="0.001012075" calcext:value-type="float">
            <text:p>0.001012075</text:p>
          </table:table-cell>
          <table:table-cell office:value-type="float" office:value="-0.011947636" calcext:value-type="float">
            <text:p>-0.011947636</text:p>
          </table:table-cell>
          <table:table-cell/>
        </table:table-row>
        <table:table-row table:style-name="ro1">
          <table:table-cell office:value-type="float" office:value="1.34" calcext:value-type="float">
            <text:p>1.34</text:p>
          </table:table-cell>
          <table:table-cell table:style-name="ce1" office:value-type="string" calcext:value-type="string">
            <text:p><text:s/>2019-11-13 15:35:03</text:p>
          </table:table-cell>
          <table:table-cell office:value-type="float" office:value="27.10615" calcext:value-type="float">
            <text:p>27.10615</text:p>
          </table:table-cell>
          <table:table-cell office:value-type="float" office:value="1.34" calcext:value-type="float">
            <text:p>1.3400</text:p>
          </table:table-cell>
          <table:table-cell office:value-type="float" office:value="0.632992462" calcext:value-type="float">
            <text:p>0.632992462</text:p>
          </table:table-cell>
          <table:table-cell office:value-type="float" office:value="0.641287642" calcext:value-type="float">
            <text:p>0.641287642</text:p>
          </table:table-cell>
          <table:table-cell office:value-type="float" office:value="0.598433089" calcext:value-type="float">
            <text:p>0.598433089</text:p>
          </table:table-cell>
          <table:table-cell/>
          <table:table-cell office:value-type="float" office:value="0.005171507" calcext:value-type="float">
            <text:p>0.005171507</text:p>
          </table:table-cell>
          <table:table-cell office:value-type="float" office:value="0.005239278" calcext:value-type="float">
            <text:p>0.005239278</text:p>
          </table:table-cell>
          <table:table-cell office:value-type="float" office:value="0.004889159" calcext:value-type="float">
            <text:p>0.004889159</text:p>
          </table:table-cell>
          <table:table-cell/>
          <table:table-cell office:value-type="float" office:value="-0.000354373" calcext:value-type="float">
            <text:p>-0.000354373</text:p>
          </table:table-cell>
          <table:table-cell office:value-type="float" office:value="-0.000286602" calcext:value-type="float">
            <text:p>-0.000286602</text:p>
          </table:table-cell>
          <table:table-cell office:value-type="float" office:value="-0.000636721" calcext:value-type="float">
            <text:p>-0.000636721</text:p>
          </table:table-cell>
          <table:table-cell/>
          <table:table-cell office:value-type="float" office:value="27.097423916" calcext:value-type="float">
            <text:p>27.097423916</text:p>
          </table:table-cell>
          <table:table-cell office:value-type="float" office:value="27.099093445" calcext:value-type="float">
            <text:p>27.099093445</text:p>
          </table:table-cell>
          <table:table-cell office:value-type="float" office:value="27.090468297" calcext:value-type="float">
            <text:p>27.090468297</text:p>
          </table:table-cell>
          <table:table-cell/>
          <table:table-cell office:value-type="float" office:value="-0.008982855" calcext:value-type="float">
            <text:p>-0.008982855</text:p>
          </table:table-cell>
          <table:table-cell office:value-type="float" office:value="-0.007264946" calcext:value-type="float">
            <text:p>-0.007264946</text:p>
          </table:table-cell>
          <table:table-cell office:value-type="float" office:value="-0.016140045" calcext:value-type="float">
            <text:p>-0.016140045</text:p>
          </table:table-cell>
          <table:table-cell/>
        </table:table-row>
        <table:table-row table:style-name="ro1">
          <table:table-cell office:value-type="float" office:value="1.345" calcext:value-type="float">
            <text:p>1.345</text:p>
          </table:table-cell>
          <table:table-cell table:style-name="ce1" office:value-type="string" calcext:value-type="string">
            <text:p><text:s/>2019-11-13 15:35:03</text:p>
          </table:table-cell>
          <table:table-cell office:value-type="float" office:value="27.10615" calcext:value-type="float">
            <text:p>27.10615</text:p>
          </table:table-cell>
          <table:table-cell office:value-type="float" office:value="1.345" calcext:value-type="float">
            <text:p>1.3450</text:p>
          </table:table-cell>
          <table:table-cell office:value-type="float" office:value="0.690323793" calcext:value-type="float">
            <text:p>0.690323793</text:p>
          </table:table-cell>
          <table:table-cell office:value-type="float" office:value="0.613875462" calcext:value-type="float">
            <text:p>0.613875462</text:p>
          </table:table-cell>
          <table:table-cell office:value-type="float" office:value="0.573734113" calcext:value-type="float">
            <text:p>0.573734113</text:p>
          </table:table-cell>
          <table:table-cell/>
          <table:table-cell office:value-type="float" office:value="0.0056399" calcext:value-type="float">
            <text:p>0.0056399</text:p>
          </table:table-cell>
          <table:table-cell office:value-type="float" office:value="0.005015322" calcext:value-type="float">
            <text:p>0.005015322</text:p>
          </table:table-cell>
          <table:table-cell office:value-type="float" office:value="0.00468737" calcext:value-type="float">
            <text:p>0.00468737</text:p>
          </table:table-cell>
          <table:table-cell/>
          <table:table-cell office:value-type="float" office:value="0.00011402" calcext:value-type="float">
            <text:p>0.00011402</text:p>
          </table:table-cell>
          <table:table-cell office:value-type="float" office:value="-0.000510557" calcext:value-type="float">
            <text:p>-0.000510557</text:p>
          </table:table-cell>
          <table:table-cell office:value-type="float" office:value="-0.00083851" calcext:value-type="float">
            <text:p>-0.00083851</text:p>
          </table:table-cell>
          <table:table-cell/>
          <table:table-cell office:value-type="float" office:value="27.108962658" calcext:value-type="float">
            <text:p>27.108962658</text:p>
          </table:table-cell>
          <table:table-cell office:value-type="float" office:value="27.093576323" calcext:value-type="float">
            <text:p>27.093576323</text:p>
          </table:table-cell>
          <table:table-cell office:value-type="float" office:value="27.085497212" calcext:value-type="float">
            <text:p>27.085497212</text:p>
          </table:table-cell>
          <table:table-cell/>
          <table:table-cell office:value-type="float" office:value="0.002890185" calcext:value-type="float">
            <text:p>0.002890185</text:p>
          </table:table-cell>
          <table:table-cell office:value-type="float" office:value="-0.012941947" calcext:value-type="float">
            <text:p>-0.012941947</text:p>
          </table:table-cell>
          <table:table-cell office:value-type="float" office:value="-0.0212552" calcext:value-type="float">
            <text:p>-0.0212552</text:p>
          </table:table-cell>
          <table:table-cell/>
        </table:table-row>
        <table:table-row table:style-name="ro1">
          <table:table-cell office:value-type="float" office:value="1.35" calcext:value-type="float">
            <text:p>1.35</text:p>
          </table:table-cell>
          <table:table-cell table:style-name="ce1" office:value-type="string" calcext:value-type="string">
            <text:p><text:s/>2019-11-13 15:35:03</text:p>
          </table:table-cell>
          <table:table-cell office:value-type="float" office:value="27.10615" calcext:value-type="float">
            <text:p>27.10615</text:p>
          </table:table-cell>
          <table:table-cell office:value-type="float" office:value="1.35" calcext:value-type="float">
            <text:p>1.3500</text:p>
          </table:table-cell>
          <table:table-cell office:value-type="float" office:value="0.683329187" calcext:value-type="float">
            <text:p>0.683329187</text:p>
          </table:table-cell>
          <table:table-cell office:value-type="float" office:value="0.735176889" calcext:value-type="float">
            <text:p>0.735176889</text:p>
          </table:table-cell>
          <table:table-cell office:value-type="float" office:value="0.551693505" calcext:value-type="float">
            <text:p>0.551693505</text:p>
          </table:table-cell>
          <table:table-cell/>
          <table:table-cell office:value-type="float" office:value="0.005582755" calcext:value-type="float">
            <text:p>0.005582755</text:p>
          </table:table-cell>
          <table:table-cell office:value-type="float" office:value="0.006006347" calcext:value-type="float">
            <text:p>0.006006347</text:p>
          </table:table-cell>
          <table:table-cell office:value-type="float" office:value="0.0045073" calcext:value-type="float">
            <text:p>0.0045073</text:p>
          </table:table-cell>
          <table:table-cell/>
          <table:table-cell office:value-type="float" office:value="0.000056875" calcext:value-type="float">
            <text:p>5.6875E-05</text:p>
          </table:table-cell>
          <table:table-cell office:value-type="float" office:value="0.000480467" calcext:value-type="float">
            <text:p>0.000480467</text:p>
          </table:table-cell>
          <table:table-cell office:value-type="float" office:value="-0.00101858" calcext:value-type="float">
            <text:p>-0.00101858</text:p>
          </table:table-cell>
          <table:table-cell/>
          <table:table-cell office:value-type="float" office:value="27.1075549" calcext:value-type="float">
            <text:p>27.1075549</text:p>
          </table:table-cell>
          <table:table-cell office:value-type="float" office:value="27.117989898" calcext:value-type="float">
            <text:p>27.117989898</text:p>
          </table:table-cell>
          <table:table-cell office:value-type="float" office:value="27.081061151" calcext:value-type="float">
            <text:p>27.081061151</text:p>
          </table:table-cell>
          <table:table-cell/>
          <table:table-cell office:value-type="float" office:value="0.00144164" calcext:value-type="float">
            <text:p>0.00144164</text:p>
          </table:table-cell>
          <table:table-cell office:value-type="float" office:value="0.012178963" calcext:value-type="float">
            <text:p>0.012178963</text:p>
          </table:table-cell>
          <table:table-cell office:value-type="float" office:value="-0.025819834" calcext:value-type="float">
            <text:p>-0.025819834</text:p>
          </table:table-cell>
          <table:table-cell/>
        </table:table-row>
        <table:table-row table:style-name="ro1">
          <table:table-cell office:value-type="float" office:value="1.355" calcext:value-type="float">
            <text:p>1.355</text:p>
          </table:table-cell>
          <table:table-cell table:style-name="ce1" office:value-type="string" calcext:value-type="string">
            <text:p><text:s/>2019-11-13 15:35:03</text:p>
          </table:table-cell>
          <table:table-cell office:value-type="float" office:value="27.11121" calcext:value-type="float">
            <text:p>27.11121</text:p>
          </table:table-cell>
          <table:table-cell office:value-type="float" office:value="1.355" calcext:value-type="float">
            <text:p>1.3550</text:p>
          </table:table-cell>
          <table:table-cell office:value-type="float" office:value="0.77508578" calcext:value-type="float">
            <text:p>0.77508578</text:p>
          </table:table-cell>
          <table:table-cell office:value-type="float" office:value="0.679584823" calcext:value-type="float">
            <text:p>0.679584823</text:p>
          </table:table-cell>
          <table:table-cell office:value-type="float" office:value="0.50124234" calcext:value-type="float">
            <text:p>0.50124234</text:p>
          </table:table-cell>
          <table:table-cell/>
          <table:table-cell office:value-type="float" office:value="0.0063324" calcext:value-type="float">
            <text:p>0.0063324</text:p>
          </table:table-cell>
          <table:table-cell office:value-type="float" office:value="0.005552164" calcext:value-type="float">
            <text:p>0.005552164</text:p>
          </table:table-cell>
          <table:table-cell office:value-type="float" office:value="0.004095117" calcext:value-type="float">
            <text:p>0.004095117</text:p>
          </table:table-cell>
          <table:table-cell/>
          <table:table-cell office:value-type="float" office:value="0.00080652" calcext:value-type="float">
            <text:p>0.00080652</text:p>
          </table:table-cell>
          <table:table-cell office:value-type="float" office:value="0.000026284" calcext:value-type="float">
            <text:p>2.6284E-05</text:p>
          </table:table-cell>
          <table:table-cell office:value-type="float" office:value="-0.001430763" calcext:value-type="float">
            <text:p>-0.001430763</text:p>
          </table:table-cell>
          <table:table-cell/>
          <table:table-cell office:value-type="float" office:value="27.131076037" calcext:value-type="float">
            <text:p>27.131076037</text:p>
          </table:table-cell>
          <table:table-cell office:value-type="float" office:value="27.111855422" calcext:value-type="float">
            <text:p>27.111855422</text:p>
          </table:table-cell>
          <table:table-cell office:value-type="float" office:value="27.075961182" calcext:value-type="float">
            <text:p>27.075961182</text:p>
          </table:table-cell>
          <table:table-cell/>
          <table:table-cell office:value-type="float" office:value="0.020443738" calcext:value-type="float">
            <text:p>0.020443738</text:p>
          </table:table-cell>
          <table:table-cell office:value-type="float" office:value="0.000666201" calcext:value-type="float">
            <text:p>0.000666201</text:p>
          </table:table-cell>
          <table:table-cell office:value-type="float" office:value="-0.036268421" calcext:value-type="float">
            <text:p>-0.036268421</text:p>
          </table:table-cell>
          <table:table-cell/>
        </table:table-row>
        <table:table-row table:style-name="ro1">
          <table:table-cell office:value-type="float" office:value="1.36" calcext:value-type="float">
            <text:p>1.36</text:p>
          </table:table-cell>
          <table:table-cell table:style-name="ce1" office:value-type="string" calcext:value-type="string">
            <text:p><text:s/>2019-11-13 15:35:04</text:p>
          </table:table-cell>
          <table:table-cell office:value-type="float" office:value="27.10615" calcext:value-type="float">
            <text:p>27.10615</text:p>
          </table:table-cell>
          <table:table-cell office:value-type="float" office:value="1.36" calcext:value-type="float">
            <text:p>1.3600</text:p>
          </table:table-cell>
          <table:table-cell office:value-type="float" office:value="0.785596464" calcext:value-type="float">
            <text:p>0.785596464</text:p>
          </table:table-cell>
          <table:table-cell office:value-type="float" office:value="0.603312922" calcext:value-type="float">
            <text:p>0.603312922</text:p>
          </table:table-cell>
          <table:table-cell office:value-type="float" office:value="0.518307748" calcext:value-type="float">
            <text:p>0.518307748</text:p>
          </table:table-cell>
          <table:table-cell/>
          <table:table-cell office:value-type="float" office:value="0.006418272" calcext:value-type="float">
            <text:p>0.006418272</text:p>
          </table:table-cell>
          <table:table-cell office:value-type="float" office:value="0.004929027" calcext:value-type="float">
            <text:p>0.004929027</text:p>
          </table:table-cell>
          <table:table-cell office:value-type="float" office:value="0.00423454" calcext:value-type="float">
            <text:p>0.00423454</text:p>
          </table:table-cell>
          <table:table-cell/>
          <table:table-cell office:value-type="float" office:value="0.000892392" calcext:value-type="float">
            <text:p>0.000892392</text:p>
          </table:table-cell>
          <table:table-cell office:value-type="float" office:value="-0.000596853" calcext:value-type="float">
            <text:p>-0.000596853</text:p>
          </table:table-cell>
          <table:table-cell office:value-type="float" office:value="-0.001291339" calcext:value-type="float">
            <text:p>-0.001291339</text:p>
          </table:table-cell>
          <table:table-cell/>
          <table:table-cell office:value-type="float" office:value="27.128137376" calcext:value-type="float">
            <text:p>27.128137376</text:p>
          </table:table-cell>
          <table:table-cell office:value-type="float" office:value="27.091450442" calcext:value-type="float">
            <text:p>27.091450442</text:p>
          </table:table-cell>
          <table:table-cell office:value-type="float" office:value="27.074341646" calcext:value-type="float">
            <text:p>27.074341646</text:p>
          </table:table-cell>
          <table:table-cell/>
          <table:table-cell office:value-type="float" office:value="0.022620393" calcext:value-type="float">
            <text:p>0.022620393</text:p>
          </table:table-cell>
          <table:table-cell office:value-type="float" office:value="-0.015129436" calcext:value-type="float">
            <text:p>-0.015129436</text:p>
          </table:table-cell>
          <table:table-cell office:value-type="float" office:value="-0.032734109" calcext:value-type="float">
            <text:p>-0.032734109</text:p>
          </table:table-cell>
          <table:table-cell/>
        </table:table-row>
        <table:table-row table:style-name="ro1">
          <table:table-cell office:value-type="float" office:value="1.365" calcext:value-type="float">
            <text:p>1.365</text:p>
          </table:table-cell>
          <table:table-cell table:style-name="ce1" office:value-type="string" calcext:value-type="string">
            <text:p><text:s/>2019-11-13 15:35:04</text:p>
          </table:table-cell>
          <table:table-cell office:value-type="float" office:value="27.11121" calcext:value-type="float">
            <text:p>27.11121</text:p>
          </table:table-cell>
          <table:table-cell office:value-type="float" office:value="1.365" calcext:value-type="float">
            <text:p>1.3650</text:p>
          </table:table-cell>
          <table:table-cell office:value-type="float" office:value="0.628937558" calcext:value-type="float">
            <text:p>0.628937558</text:p>
          </table:table-cell>
          <table:table-cell office:value-type="float" office:value="0.647751766" calcext:value-type="float">
            <text:p>0.647751766</text:p>
          </table:table-cell>
          <table:table-cell office:value-type="float" office:value="0.598590445" calcext:value-type="float">
            <text:p>0.598590445</text:p>
          </table:table-cell>
          <table:table-cell/>
          <table:table-cell office:value-type="float" office:value="0.005138379" calcext:value-type="float">
            <text:p>0.005138379</text:p>
          </table:table-cell>
          <table:table-cell office:value-type="float" office:value="0.00529209" calcext:value-type="float">
            <text:p>0.00529209</text:p>
          </table:table-cell>
          <table:table-cell office:value-type="float" office:value="0.004890445" calcext:value-type="float">
            <text:p>0.004890445</text:p>
          </table:table-cell>
          <table:table-cell/>
          <table:table-cell office:value-type="float" office:value="-0.000387501" calcext:value-type="float">
            <text:p>-0.000387501</text:p>
          </table:table-cell>
          <table:table-cell office:value-type="float" office:value="-0.00023379" calcext:value-type="float">
            <text:p>-0.00023379</text:p>
          </table:table-cell>
          <table:table-cell office:value-type="float" office:value="-0.000635435" calcext:value-type="float">
            <text:p>-0.000635435</text:p>
          </table:table-cell>
          <table:table-cell/>
          <table:table-cell office:value-type="float" office:value="27.101661974" calcext:value-type="float">
            <text:p>27.101661974</text:p>
          </table:table-cell>
          <table:table-cell office:value-type="float" office:value="27.105448599" calcext:value-type="float">
            <text:p>27.105448599</text:p>
          </table:table-cell>
          <table:table-cell office:value-type="float" office:value="27.095554164" calcext:value-type="float">
            <text:p>27.095554164</text:p>
          </table:table-cell>
          <table:table-cell/>
          <table:table-cell office:value-type="float" office:value="-0.009822616" calcext:value-type="float">
            <text:p>-0.009822616</text:p>
          </table:table-cell>
          <table:table-cell office:value-type="float" office:value="-0.005926245" calcext:value-type="float">
            <text:p>-0.005926245</text:p>
          </table:table-cell>
          <table:table-cell office:value-type="float" office:value="-0.016107456" calcext:value-type="float">
            <text:p>-0.016107456</text:p>
          </table:table-cell>
          <table:table-cell/>
        </table:table-row>
        <table:table-row table:style-name="ro1">
          <table:table-cell office:value-type="float" office:value="1.37" calcext:value-type="float">
            <text:p>1.37</text:p>
          </table:table-cell>
          <table:table-cell table:style-name="ce1" office:value-type="string" calcext:value-type="string">
            <text:p><text:s/>2019-11-13 15:35:04</text:p>
          </table:table-cell>
          <table:table-cell office:value-type="float" office:value="27.12132" calcext:value-type="float">
            <text:p>27.12132</text:p>
          </table:table-cell>
          <table:table-cell office:value-type="float" office:value="1.37" calcext:value-type="float">
            <text:p>1.3700</text:p>
          </table:table-cell>
          <table:table-cell office:value-type="float" office:value="0.702377045" calcext:value-type="float">
            <text:p>0.702377045</text:p>
          </table:table-cell>
          <table:table-cell office:value-type="float" office:value="0.744773238" calcext:value-type="float">
            <text:p>0.744773238</text:p>
          </table:table-cell>
          <table:table-cell office:value-type="float" office:value="0.532829229" calcext:value-type="float">
            <text:p>0.532829229</text:p>
          </table:table-cell>
          <table:table-cell/>
          <table:table-cell office:value-type="float" office:value="0.005738375" calcext:value-type="float">
            <text:p>0.005738375</text:p>
          </table:table-cell>
          <table:table-cell office:value-type="float" office:value="0.006084749" calcext:value-type="float">
            <text:p>0.006084749</text:p>
          </table:table-cell>
          <table:table-cell office:value-type="float" office:value="0.00435318" calcext:value-type="float">
            <text:p>0.00435318</text:p>
          </table:table-cell>
          <table:table-cell/>
          <table:table-cell office:value-type="float" office:value="0.000212495" calcext:value-type="float">
            <text:p>0.000212495</text:p>
          </table:table-cell>
          <table:table-cell office:value-type="float" office:value="0.000558869" calcext:value-type="float">
            <text:p>0.000558869</text:p>
          </table:table-cell>
          <table:table-cell office:value-type="float" office:value="-0.0011727" calcext:value-type="float">
            <text:p>-0.0011727</text:p>
          </table:table-cell>
          <table:table-cell/>
          <table:table-cell office:value-type="float" office:value="27.126550846" calcext:value-type="float">
            <text:p>27.126550846</text:p>
          </table:table-cell>
          <table:table-cell office:value-type="float" office:value="27.135083476" calcext:value-type="float">
            <text:p>27.135083476</text:p>
          </table:table-cell>
          <table:table-cell office:value-type="float" office:value="27.092427134" calcext:value-type="float">
            <text:p>27.092427134</text:p>
          </table:table-cell>
          <table:table-cell/>
          <table:table-cell office:value-type="float" office:value="0.005386344" calcext:value-type="float">
            <text:p>0.005386344</text:p>
          </table:table-cell>
          <table:table-cell office:value-type="float" office:value="0.014166289" calcext:value-type="float">
            <text:p>0.014166289</text:p>
          </table:table-cell>
          <table:table-cell office:value-type="float" office:value="-0.029726667" calcext:value-type="float">
            <text:p>-0.029726667</text:p>
          </table:table-cell>
          <table:table-cell/>
        </table:table-row>
        <table:table-row table:style-name="ro1">
          <table:table-cell office:value-type="float" office:value="1.375" calcext:value-type="float">
            <text:p>1.375</text:p>
          </table:table-cell>
          <table:table-cell table:style-name="ce1" office:value-type="string" calcext:value-type="string">
            <text:p><text:s/>2019-11-13 15:35:04</text:p>
          </table:table-cell>
          <table:table-cell office:value-type="float" office:value="27.09605" calcext:value-type="float">
            <text:p>27.09605</text:p>
          </table:table-cell>
          <table:table-cell office:value-type="float" office:value="1.375" calcext:value-type="float">
            <text:p>1.3750</text:p>
          </table:table-cell>
          <table:table-cell office:value-type="float" office:value="0.629578308" calcext:value-type="float">
            <text:p>0.629578308</text:p>
          </table:table-cell>
          <table:table-cell office:value-type="float" office:value="0.647244531" calcext:value-type="float">
            <text:p>0.647244531</text:p>
          </table:table-cell>
          <table:table-cell office:value-type="float" office:value="0.598296594" calcext:value-type="float">
            <text:p>0.598296594</text:p>
          </table:table-cell>
          <table:table-cell/>
          <table:table-cell office:value-type="float" office:value="0.005143614" calcext:value-type="float">
            <text:p>0.005143614</text:p>
          </table:table-cell>
          <table:table-cell office:value-type="float" office:value="0.005287946" calcext:value-type="float">
            <text:p>0.005287946</text:p>
          </table:table-cell>
          <table:table-cell office:value-type="float" office:value="0.004888044" calcext:value-type="float">
            <text:p>0.004888044</text:p>
          </table:table-cell>
          <table:table-cell/>
          <table:table-cell office:value-type="float" office:value="-0.000382266" calcext:value-type="float">
            <text:p>-0.000382266</text:p>
          </table:table-cell>
          <table:table-cell office:value-type="float" office:value="-0.000237934" calcext:value-type="float">
            <text:p>-0.000237934</text:p>
          </table:table-cell>
          <table:table-cell office:value-type="float" office:value="-0.000637836" calcext:value-type="float">
            <text:p>-0.000637836</text:p>
          </table:table-cell>
          <table:table-cell/>
          <table:table-cell office:value-type="float" office:value="27.086628428" calcext:value-type="float">
            <text:p>27.086628428</text:p>
          </table:table-cell>
          <table:table-cell office:value-type="float" office:value="27.090184051" calcext:value-type="float">
            <text:p>27.090184051</text:p>
          </table:table-cell>
          <table:table-cell office:value-type="float" office:value="27.080332432" calcext:value-type="float">
            <text:p>27.080332432</text:p>
          </table:table-cell>
          <table:table-cell/>
          <table:table-cell office:value-type="float" office:value="-0.009689918" calcext:value-type="float">
            <text:p>-0.009689918</text:p>
          </table:table-cell>
          <table:table-cell office:value-type="float" office:value="-0.006031292" calcext:value-type="float">
            <text:p>-0.006031292</text:p>
          </table:table-cell>
          <table:table-cell office:value-type="float" office:value="-0.016168313" calcext:value-type="float">
            <text:p>-0.016168313</text:p>
          </table:table-cell>
          <table:table-cell/>
        </table:table-row>
        <table:table-row table:style-name="ro1">
          <table:table-cell office:value-type="float" office:value="1.38" calcext:value-type="float">
            <text:p>1.38</text:p>
          </table:table-cell>
          <table:table-cell table:style-name="ce1" office:value-type="string" calcext:value-type="string">
            <text:p><text:s/>2019-11-13 15:35:05</text:p>
          </table:table-cell>
          <table:table-cell office:value-type="float" office:value="27.10615" calcext:value-type="float">
            <text:p>27.10615</text:p>
          </table:table-cell>
          <table:table-cell office:value-type="float" office:value="1.38" calcext:value-type="float">
            <text:p>1.3800</text:p>
          </table:table-cell>
          <table:table-cell office:value-type="float" office:value="0.693140709" calcext:value-type="float">
            <text:p>0.693140709</text:p>
          </table:table-cell>
          <table:table-cell office:value-type="float" office:value="0.740189641" calcext:value-type="float">
            <text:p>0.740189641</text:p>
          </table:table-cell>
          <table:table-cell office:value-type="float" office:value="0.538069074" calcext:value-type="float">
            <text:p>0.538069074</text:p>
          </table:table-cell>
          <table:table-cell/>
          <table:table-cell office:value-type="float" office:value="0.005662914" calcext:value-type="float">
            <text:p>0.005662914</text:p>
          </table:table-cell>
          <table:table-cell office:value-type="float" office:value="0.006047301" calcext:value-type="float">
            <text:p>0.006047301</text:p>
          </table:table-cell>
          <table:table-cell office:value-type="float" office:value="0.004395989" calcext:value-type="float">
            <text:p>0.004395989</text:p>
          </table:table-cell>
          <table:table-cell/>
          <table:table-cell office:value-type="float" office:value="0.000137034" calcext:value-type="float">
            <text:p>0.000137034</text:p>
          </table:table-cell>
          <table:table-cell office:value-type="float" office:value="0.000521421" calcext:value-type="float">
            <text:p>0.000521421</text:p>
          </table:table-cell>
          <table:table-cell office:value-type="float" office:value="-0.001129891" calcext:value-type="float">
            <text:p>-0.001129891</text:p>
          </table:table-cell>
          <table:table-cell/>
          <table:table-cell office:value-type="float" office:value="27.109529599" calcext:value-type="float">
            <text:p>27.109529599</text:p>
          </table:table-cell>
          <table:table-cell office:value-type="float" office:value="27.118998772" calcext:value-type="float">
            <text:p>27.118998772</text:p>
          </table:table-cell>
          <table:table-cell office:value-type="float" office:value="27.078318985" calcext:value-type="float">
            <text:p>27.078318985</text:p>
          </table:table-cell>
          <table:table-cell/>
          <table:table-cell office:value-type="float" office:value="0.003473553" calcext:value-type="float">
            <text:p>0.003473553</text:p>
          </table:table-cell>
          <table:table-cell office:value-type="float" office:value="0.013217063" calcext:value-type="float">
            <text:p>0.013217063</text:p>
          </table:table-cell>
          <table:table-cell office:value-type="float" office:value="-0.028641482" calcext:value-type="float">
            <text:p>-0.028641482</text:p>
          </table:table-cell>
          <table:table-cell/>
        </table:table-row>
        <table:table-row table:style-name="ro1">
          <table:table-cell office:value-type="float" office:value="1.385" calcext:value-type="float">
            <text:p>1.385</text:p>
          </table:table-cell>
          <table:table-cell table:style-name="ce1" office:value-type="string" calcext:value-type="string">
            <text:p><text:s/>2019-11-13 15:35:05</text:p>
          </table:table-cell>
          <table:table-cell office:value-type="float" office:value="27.11626" calcext:value-type="float">
            <text:p>27.11626</text:p>
          </table:table-cell>
          <table:table-cell office:value-type="float" office:value="1.385" calcext:value-type="float">
            <text:p>1.3850</text:p>
          </table:table-cell>
          <table:table-cell office:value-type="float" office:value="0.782436822" calcext:value-type="float">
            <text:p>0.782436822</text:p>
          </table:table-cell>
          <table:table-cell office:value-type="float" office:value="0.600409579" calcext:value-type="float">
            <text:p>0.600409579</text:p>
          </table:table-cell>
          <table:table-cell office:value-type="float" office:value="0.527762834" calcext:value-type="float">
            <text:p>0.527762834</text:p>
          </table:table-cell>
          <table:table-cell/>
          <table:table-cell office:value-type="float" office:value="0.006392458" calcext:value-type="float">
            <text:p>0.006392458</text:p>
          </table:table-cell>
          <table:table-cell office:value-type="float" office:value="0.004905307" calcext:value-type="float">
            <text:p>0.004905307</text:p>
          </table:table-cell>
          <table:table-cell office:value-type="float" office:value="0.004311788" calcext:value-type="float">
            <text:p>0.004311788</text:p>
          </table:table-cell>
          <table:table-cell/>
          <table:table-cell office:value-type="float" office:value="0.000866578" calcext:value-type="float">
            <text:p>0.000866578</text:p>
          </table:table-cell>
          <table:table-cell office:value-type="float" office:value="-0.000620573" calcext:value-type="float">
            <text:p>-0.000620573</text:p>
          </table:table-cell>
          <table:table-cell office:value-type="float" office:value="-0.001214092" calcext:value-type="float">
            <text:p>-0.001214092</text:p>
          </table:table-cell>
          <table:table-cell/>
          <table:table-cell office:value-type="float" office:value="27.137609536" calcext:value-type="float">
            <text:p>27.137609536</text:p>
          </table:table-cell>
          <table:table-cell office:value-type="float" office:value="27.100974488" calcext:value-type="float">
            <text:p>27.100974488</text:p>
          </table:table-cell>
          <table:table-cell office:value-type="float" office:value="27.08635318" calcext:value-type="float">
            <text:p>27.08635318</text:p>
          </table:table-cell>
          <table:table-cell/>
          <table:table-cell office:value-type="float" office:value="0.021966064" calcext:value-type="float">
            <text:p>0.021966064</text:p>
          </table:table-cell>
          <table:table-cell office:value-type="float" office:value="-0.015730715" calcext:value-type="float">
            <text:p>-0.015730715</text:p>
          </table:table-cell>
          <table:table-cell office:value-type="float" office:value="-0.030775931" calcext:value-type="float">
            <text:p>-0.030775931</text:p>
          </table:table-cell>
          <table:table-cell/>
        </table:table-row>
        <table:table-row table:style-name="ro1">
          <table:table-cell office:value-type="float" office:value="1.39" calcext:value-type="float">
            <text:p>1.39</text:p>
          </table:table-cell>
          <table:table-cell table:style-name="ce1" office:value-type="string" calcext:value-type="string">
            <text:p><text:s/>2019-11-13 15:35:05</text:p>
          </table:table-cell>
          <table:table-cell office:value-type="float" office:value="27.10615" calcext:value-type="float">
            <text:p>27.10615</text:p>
          </table:table-cell>
          <table:table-cell office:value-type="float" office:value="1.39" calcext:value-type="float">
            <text:p>1.3900</text:p>
          </table:table-cell>
          <table:table-cell office:value-type="float" office:value="0.690778576" calcext:value-type="float">
            <text:p>0.690778576</text:p>
          </table:table-cell>
          <table:table-cell office:value-type="float" office:value="0.736305205" calcext:value-type="float">
            <text:p>0.736305205</text:p>
          </table:table-cell>
          <table:table-cell office:value-type="float" office:value="0.543816154" calcext:value-type="float">
            <text:p>0.543816154</text:p>
          </table:table-cell>
          <table:table-cell/>
          <table:table-cell office:value-type="float" office:value="0.005643616" calcext:value-type="float">
            <text:p>0.005643616</text:p>
          </table:table-cell>
          <table:table-cell office:value-type="float" office:value="0.006015565" calcext:value-type="float">
            <text:p>0.006015565</text:p>
          </table:table-cell>
          <table:table-cell office:value-type="float" office:value="0.004442942" calcext:value-type="float">
            <text:p>0.004442942</text:p>
          </table:table-cell>
          <table:table-cell/>
          <table:table-cell office:value-type="float" office:value="0.000117736" calcext:value-type="float">
            <text:p>0.000117736</text:p>
          </table:table-cell>
          <table:table-cell office:value-type="float" office:value="0.000489686" calcext:value-type="float">
            <text:p>0.000489686</text:p>
          </table:table-cell>
          <table:table-cell office:value-type="float" office:value="-0.001082937" calcext:value-type="float">
            <text:p>-0.001082937</text:p>
          </table:table-cell>
          <table:table-cell/>
          <table:table-cell office:value-type="float" office:value="27.109054189" calcext:value-type="float">
            <text:p>27.109054189</text:p>
          </table:table-cell>
          <table:table-cell office:value-type="float" office:value="27.118216985" calcext:value-type="float">
            <text:p>27.118216985</text:p>
          </table:table-cell>
          <table:table-cell office:value-type="float" office:value="27.079475691" calcext:value-type="float">
            <text:p>27.079475691</text:p>
          </table:table-cell>
          <table:table-cell/>
          <table:table-cell office:value-type="float" office:value="0.002984369" calcext:value-type="float">
            <text:p>0.002984369</text:p>
          </table:table-cell>
          <table:table-cell office:value-type="float" office:value="0.012412628" calcext:value-type="float">
            <text:p>0.012412628</text:p>
          </table:table-cell>
          <table:table-cell office:value-type="float" office:value="-0.027451249" calcext:value-type="float">
            <text:p>-0.027451249</text:p>
          </table:table-cell>
          <table:table-cell/>
        </table:table-row>
        <table:table-row table:style-name="ro1">
          <table:table-cell office:value-type="float" office:value="1.395" calcext:value-type="float">
            <text:p>1.395</text:p>
          </table:table-cell>
          <table:table-cell table:style-name="ce1" office:value-type="string" calcext:value-type="string">
            <text:p><text:s/>2019-11-13 15:35:05</text:p>
          </table:table-cell>
          <table:table-cell office:value-type="float" office:value="27.11626" calcext:value-type="float">
            <text:p>27.11626</text:p>
          </table:table-cell>
          <table:table-cell office:value-type="float" office:value="1.395" calcext:value-type="float">
            <text:p>1.3950</text:p>
          </table:table-cell>
          <table:table-cell office:value-type="float" office:value="0.688307367" calcext:value-type="float">
            <text:p>0.688307367</text:p>
          </table:table-cell>
          <table:table-cell office:value-type="float" office:value="0.738548128" calcext:value-type="float">
            <text:p>0.738548128</text:p>
          </table:table-cell>
          <table:table-cell office:value-type="float" office:value="0.538077419" calcext:value-type="float">
            <text:p>0.538077419</text:p>
          </table:table-cell>
          <table:table-cell/>
          <table:table-cell office:value-type="float" office:value="0.005623426" calcext:value-type="float">
            <text:p>0.005623426</text:p>
          </table:table-cell>
          <table:table-cell office:value-type="float" office:value="0.00603389" calcext:value-type="float">
            <text:p>0.00603389</text:p>
          </table:table-cell>
          <table:table-cell office:value-type="float" office:value="0.004396057" calcext:value-type="float">
            <text:p>0.004396057</text:p>
          </table:table-cell>
          <table:table-cell/>
          <table:table-cell office:value-type="float" office:value="0.000097546" calcext:value-type="float">
            <text:p>9.7546E-05</text:p>
          </table:table-cell>
          <table:table-cell office:value-type="float" office:value="0.00050801" calcext:value-type="float">
            <text:p>0.00050801</text:p>
          </table:table-cell>
          <table:table-cell office:value-type="float" office:value="-0.001129823" calcext:value-type="float">
            <text:p>-0.001129823</text:p>
          </table:table-cell>
          <table:table-cell/>
          <table:table-cell office:value-type="float" office:value="27.11866506" calcext:value-type="float">
            <text:p>27.11866506</text:p>
          </table:table-cell>
          <table:table-cell office:value-type="float" office:value="27.128776545" calcext:value-type="float">
            <text:p>27.128776545</text:p>
          </table:table-cell>
          <table:table-cell office:value-type="float" office:value="27.088429165" calcext:value-type="float">
            <text:p>27.088429165</text:p>
          </table:table-cell>
          <table:table-cell/>
          <table:table-cell office:value-type="float" office:value="0.002472595" calcext:value-type="float">
            <text:p>0.002472595</text:p>
          </table:table-cell>
          <table:table-cell office:value-type="float" office:value="0.012877119" calcext:value-type="float">
            <text:p>0.012877119</text:p>
          </table:table-cell>
          <table:table-cell office:value-type="float" office:value="-0.028639754" calcext:value-type="float">
            <text:p>-0.028639754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table:style-name="ce1" office:value-type="string" calcext:value-type="string">
            <text:p><text:s/>2019-11-13 15:35:06</text:p>
          </table:table-cell>
          <table:table-cell office:value-type="float" office:value="27.11626" calcext:value-type="float">
            <text:p>27.11626</text:p>
          </table:table-cell>
          <table:table-cell office:value-type="float" office:value="1.4" calcext:value-type="float">
            <text:p>1.4000</text:p>
          </table:table-cell>
          <table:table-cell office:value-type="float" office:value="0.646099525" calcext:value-type="float">
            <text:p>0.646099525</text:p>
          </table:table-cell>
          <table:table-cell office:value-type="float" office:value="0.717398014" calcext:value-type="float">
            <text:p>0.717398014</text:p>
          </table:table-cell>
          <table:table-cell office:value-type="float" office:value="0.603731347" calcext:value-type="float">
            <text:p>0.603731347</text:p>
          </table:table-cell>
          <table:table-cell/>
          <table:table-cell office:value-type="float" office:value="0.005278591" calcext:value-type="float">
            <text:p>0.005278591</text:p>
          </table:table-cell>
          <table:table-cell office:value-type="float" office:value="0.005861095" calcext:value-type="float">
            <text:p>0.005861095</text:p>
          </table:table-cell>
          <table:table-cell office:value-type="float" office:value="0.004932446" calcext:value-type="float">
            <text:p>0.004932446</text:p>
          </table:table-cell>
          <table:table-cell/>
          <table:table-cell office:value-type="float" office:value="-0.000247289" calcext:value-type="float">
            <text:p>-0.000247289</text:p>
          </table:table-cell>
          <table:table-cell office:value-type="float" office:value="0.000335215" calcext:value-type="float">
            <text:p>0.000335215</text:p>
          </table:table-cell>
          <table:table-cell office:value-type="float" office:value="-0.000593434" calcext:value-type="float">
            <text:p>-0.000593434</text:p>
          </table:table-cell>
          <table:table-cell/>
          <table:table-cell office:value-type="float" office:value="27.110170217" calcext:value-type="float">
            <text:p>27.110170217</text:p>
          </table:table-cell>
          <table:table-cell office:value-type="float" office:value="27.124519871" calcext:value-type="float">
            <text:p>27.124519871</text:p>
          </table:table-cell>
          <table:table-cell office:value-type="float" office:value="27.101643041" calcext:value-type="float">
            <text:p>27.101643041</text:p>
          </table:table-cell>
          <table:table-cell/>
          <table:table-cell office:value-type="float" office:value="-0.006268419" calcext:value-type="float">
            <text:p>-0.006268419</text:p>
          </table:table-cell>
          <table:table-cell office:value-type="float" office:value="0.008497089" calcext:value-type="float">
            <text:p>0.008497089</text:p>
          </table:table-cell>
          <table:table-cell office:value-type="float" office:value="-0.01504278" calcext:value-type="float">
            <text:p>-0.01504278</text:p>
          </table:table-cell>
          <table:table-cell/>
        </table:table-row>
        <table:table-row table:style-name="ro1">
          <table:table-cell office:value-type="float" office:value="1.405" calcext:value-type="float">
            <text:p>1.405</text:p>
          </table:table-cell>
          <table:table-cell table:style-name="ce1" office:value-type="string" calcext:value-type="string">
            <text:p><text:s/>2019-11-13 15:35:06</text:p>
          </table:table-cell>
          <table:table-cell office:value-type="float" office:value="27.11121" calcext:value-type="float">
            <text:p>27.11121</text:p>
          </table:table-cell>
          <table:table-cell office:value-type="float" office:value="1.405" calcext:value-type="float">
            <text:p>1.4050</text:p>
          </table:table-cell>
          <table:table-cell office:value-type="float" office:value="0.63873537" calcext:value-type="float">
            <text:p>0.63873537</text:p>
          </table:table-cell>
          <table:table-cell office:value-type="float" office:value="0.682059608" calcext:value-type="float">
            <text:p>0.682059608</text:p>
          </table:table-cell>
          <table:table-cell office:value-type="float" office:value="0.619732811" calcext:value-type="float">
            <text:p>0.619732811</text:p>
          </table:table-cell>
          <table:table-cell/>
          <table:table-cell office:value-type="float" office:value="0.005218426" calcext:value-type="float">
            <text:p>0.005218426</text:p>
          </table:table-cell>
          <table:table-cell office:value-type="float" office:value="0.005572382" calcext:value-type="float">
            <text:p>0.005572382</text:p>
          </table:table-cell>
          <table:table-cell office:value-type="float" office:value="0.005063177" calcext:value-type="float">
            <text:p>0.005063177</text:p>
          </table:table-cell>
          <table:table-cell/>
          <table:table-cell office:value-type="float" office:value="-0.000307454" calcext:value-type="float">
            <text:p>-0.000307454</text:p>
          </table:table-cell>
          <table:table-cell office:value-type="float" office:value="0.000046503" calcext:value-type="float">
            <text:p>4.6503E-05</text:p>
          </table:table-cell>
          <table:table-cell office:value-type="float" office:value="-0.000462703" calcext:value-type="float">
            <text:p>-0.000462703</text:p>
          </table:table-cell>
          <table:table-cell/>
          <table:table-cell office:value-type="float" office:value="27.103633924" calcext:value-type="float">
            <text:p>27.103633924</text:p>
          </table:table-cell>
          <table:table-cell office:value-type="float" office:value="27.112353503" calcext:value-type="float">
            <text:p>27.112353503</text:p>
          </table:table-cell>
          <table:table-cell office:value-type="float" office:value="27.099809385" calcext:value-type="float">
            <text:p>27.099809385</text:p>
          </table:table-cell>
          <table:table-cell/>
          <table:table-cell office:value-type="float" office:value="-0.007793514" calcext:value-type="float">
            <text:p>-0.007793514</text:p>
          </table:table-cell>
          <table:table-cell office:value-type="float" office:value="0.001178716" calcext:value-type="float">
            <text:p>0.001178716</text:p>
          </table:table-cell>
          <table:table-cell office:value-type="float" office:value="-0.0117289" calcext:value-type="float">
            <text:p>-0.0117289</text:p>
          </table:table-cell>
          <table:table-cell/>
        </table:table-row>
        <table:table-row table:style-name="ro1">
          <table:table-cell office:value-type="float" office:value="1.41" calcext:value-type="float">
            <text:p>1.41</text:p>
          </table:table-cell>
          <table:table-cell table:style-name="ce1" office:value-type="string" calcext:value-type="string">
            <text:p><text:s/>2019-11-13 15:35:06</text:p>
          </table:table-cell>
          <table:table-cell office:value-type="float" office:value="27.10615" calcext:value-type="float">
            <text:p>27.10615</text:p>
          </table:table-cell>
          <table:table-cell office:value-type="float" office:value="1.41" calcext:value-type="float">
            <text:p>1.4100</text:p>
          </table:table-cell>
          <table:table-cell office:value-type="float" office:value="0.640528278" calcext:value-type="float">
            <text:p>0.640528278</text:p>
          </table:table-cell>
          <table:table-cell office:value-type="float" office:value="0.629426316" calcext:value-type="float">
            <text:p>0.629426316</text:p>
          </table:table-cell>
          <table:table-cell office:value-type="float" office:value="0.588135789" calcext:value-type="float">
            <text:p>0.588135789</text:p>
          </table:table-cell>
          <table:table-cell/>
          <table:table-cell office:value-type="float" office:value="0.005233074" calcext:value-type="float">
            <text:p>0.005233074</text:p>
          </table:table-cell>
          <table:table-cell office:value-type="float" office:value="0.005142372" calcext:value-type="float">
            <text:p>0.005142372</text:p>
          </table:table-cell>
          <table:table-cell office:value-type="float" office:value="0.004805031" calcext:value-type="float">
            <text:p>0.004805031</text:p>
          </table:table-cell>
          <table:table-cell/>
          <table:table-cell office:value-type="float" office:value="-0.000292806" calcext:value-type="float">
            <text:p>-0.000292806</text:p>
          </table:table-cell>
          <table:table-cell office:value-type="float" office:value="-0.000383508" calcext:value-type="float">
            <text:p>-0.000383508</text:p>
          </table:table-cell>
          <table:table-cell office:value-type="float" office:value="-0.000720849" calcext:value-type="float">
            <text:p>-0.000720849</text:p>
          </table:table-cell>
          <table:table-cell/>
          <table:table-cell office:value-type="float" office:value="27.098940612" calcext:value-type="float">
            <text:p>27.098940612</text:p>
          </table:table-cell>
          <table:table-cell office:value-type="float" office:value="27.096706174" calcext:value-type="float">
            <text:p>27.096706174</text:p>
          </table:table-cell>
          <table:table-cell office:value-type="float" office:value="27.088395794" calcext:value-type="float">
            <text:p>27.088395794</text:p>
          </table:table-cell>
          <table:table-cell/>
          <table:table-cell office:value-type="float" office:value="-0.007422207" calcext:value-type="float">
            <text:p>-0.007422207</text:p>
          </table:table-cell>
          <table:table-cell office:value-type="float" office:value="-0.009721395" calcext:value-type="float">
            <text:p>-0.009721395</text:p>
          </table:table-cell>
          <table:table-cell office:value-type="float" office:value="-0.018272611" calcext:value-type="float">
            <text:p>-0.018272611</text:p>
          </table:table-cell>
          <table:table-cell/>
        </table:table-row>
        <table:table-row table:style-name="ro1">
          <table:table-cell office:value-type="float" office:value="1.415" calcext:value-type="float">
            <text:p>1.415</text:p>
          </table:table-cell>
          <table:table-cell table:style-name="ce1" office:value-type="string" calcext:value-type="string">
            <text:p><text:s/>2019-11-13 15:35:06</text:p>
          </table:table-cell>
          <table:table-cell office:value-type="float" office:value="27.12132" calcext:value-type="float">
            <text:p>27.12132</text:p>
          </table:table-cell>
          <table:table-cell office:value-type="float" office:value="1.415" calcext:value-type="float">
            <text:p>1.4150</text:p>
          </table:table-cell>
          <table:table-cell office:value-type="float" office:value="0.644000249" calcext:value-type="float">
            <text:p>0.644000249</text:p>
          </table:table-cell>
          <table:table-cell office:value-type="float" office:value="0.718286123" calcext:value-type="float">
            <text:p>0.718286123</text:p>
          </table:table-cell>
          <table:table-cell office:value-type="float" office:value="0.607754065" calcext:value-type="float">
            <text:p>0.607754065</text:p>
          </table:table-cell>
          <table:table-cell/>
          <table:table-cell office:value-type="float" office:value="0.00526144" calcext:value-type="float">
            <text:p>0.00526144</text:p>
          </table:table-cell>
          <table:table-cell office:value-type="float" office:value="0.005868351" calcext:value-type="float">
            <text:p>0.005868351</text:p>
          </table:table-cell>
          <table:table-cell office:value-type="float" office:value="0.004965311" calcext:value-type="float">
            <text:p>0.004965311</text:p>
          </table:table-cell>
          <table:table-cell/>
          <table:table-cell office:value-type="float" office:value="-0.00026444" calcext:value-type="float">
            <text:p>-0.00026444</text:p>
          </table:table-cell>
          <table:table-cell office:value-type="float" office:value="0.000342471" calcext:value-type="float">
            <text:p>0.000342471</text:p>
          </table:table-cell>
          <table:table-cell office:value-type="float" office:value="-0.000560569" calcext:value-type="float">
            <text:p>-0.000560569</text:p>
          </table:table-cell>
          <table:table-cell/>
          <table:table-cell office:value-type="float" office:value="27.114801868" calcext:value-type="float">
            <text:p>27.114801868</text:p>
          </table:table-cell>
          <table:table-cell office:value-type="float" office:value="27.129752704" calcext:value-type="float">
            <text:p>27.129752704</text:p>
          </table:table-cell>
          <table:table-cell office:value-type="float" office:value="27.10750686" calcext:value-type="float">
            <text:p>27.10750686</text:p>
          </table:table-cell>
          <table:table-cell/>
          <table:table-cell office:value-type="float" office:value="-0.006703173" calcext:value-type="float">
            <text:p>-0.006703173</text:p>
          </table:table-cell>
          <table:table-cell office:value-type="float" office:value="0.00868101" calcext:value-type="float">
            <text:p>0.00868101</text:p>
          </table:table-cell>
          <table:table-cell office:value-type="float" office:value="-0.01420968" calcext:value-type="float">
            <text:p>-0.01420968</text:p>
          </table:table-cell>
          <table:table-cell/>
        </table:table-row>
        <table:table-row table:style-name="ro1">
          <table:table-cell office:value-type="float" office:value="1.42" calcext:value-type="float">
            <text:p>1.42</text:p>
          </table:table-cell>
          <table:table-cell table:style-name="ce1" office:value-type="string" calcext:value-type="string">
            <text:p><text:s/>2019-11-13 15:35:07</text:p>
          </table:table-cell>
          <table:table-cell office:value-type="float" office:value="27.11626" calcext:value-type="float">
            <text:p>27.11626</text:p>
          </table:table-cell>
          <table:table-cell office:value-type="float" office:value="1.42" calcext:value-type="float">
            <text:p>1.4200</text:p>
          </table:table-cell>
          <table:table-cell office:value-type="float" office:value="0.627968386" calcext:value-type="float">
            <text:p>0.627968386</text:p>
          </table:table-cell>
          <table:table-cell office:value-type="float" office:value="0.652860481" calcext:value-type="float">
            <text:p>0.652860481</text:p>
          </table:table-cell>
          <table:table-cell office:value-type="float" office:value="0.601732803" calcext:value-type="float">
            <text:p>0.601732803</text:p>
          </table:table-cell>
          <table:table-cell/>
          <table:table-cell office:value-type="float" office:value="0.005130461" calcext:value-type="float">
            <text:p>0.005130461</text:p>
          </table:table-cell>
          <table:table-cell office:value-type="float" office:value="0.005333827" calcext:value-type="float">
            <text:p>0.005333827</text:p>
          </table:table-cell>
          <table:table-cell office:value-type="float" office:value="0.004916118" calcext:value-type="float">
            <text:p>0.004916118</text:p>
          </table:table-cell>
          <table:table-cell/>
          <table:table-cell office:value-type="float" office:value="-0.000395419" calcext:value-type="float">
            <text:p>-0.000395419</text:p>
          </table:table-cell>
          <table:table-cell office:value-type="float" office:value="-0.000192052" calcext:value-type="float">
            <text:p>-0.000192052</text:p>
          </table:table-cell>
          <table:table-cell office:value-type="float" office:value="-0.000609762" calcext:value-type="float">
            <text:p>-0.000609762</text:p>
          </table:table-cell>
          <table:table-cell/>
          <table:table-cell office:value-type="float" office:value="27.106521085" calcext:value-type="float">
            <text:p>27.106521085</text:p>
          </table:table-cell>
          <table:table-cell office:value-type="float" office:value="27.111530946" calcext:value-type="float">
            <text:p>27.111530946</text:p>
          </table:table-cell>
          <table:table-cell office:value-type="float" office:value="27.101240806" calcext:value-type="float">
            <text:p>27.101240806</text:p>
          </table:table-cell>
          <table:table-cell/>
          <table:table-cell office:value-type="float" office:value="-0.010023329" calcext:value-type="float">
            <text:p>-0.010023329</text:p>
          </table:table-cell>
          <table:table-cell office:value-type="float" office:value="-0.004868248" calcext:value-type="float">
            <text:p>-0.004868248</text:p>
          </table:table-cell>
          <table:table-cell office:value-type="float" office:value="-0.015456677" calcext:value-type="float">
            <text:p>-0.015456677</text:p>
          </table:table-cell>
          <table:table-cell/>
        </table:table-row>
        <table:table-row table:style-name="ro1">
          <table:table-cell office:value-type="float" office:value="1.425" calcext:value-type="float">
            <text:p>1.425</text:p>
          </table:table-cell>
          <table:table-cell table:style-name="ce1" office:value-type="string" calcext:value-type="string">
            <text:p><text:s/>2019-11-13 15:35:07</text:p>
          </table:table-cell>
          <table:table-cell office:value-type="float" office:value="27.10615" calcext:value-type="float">
            <text:p>27.10615</text:p>
          </table:table-cell>
          <table:table-cell office:value-type="float" office:value="1.425" calcext:value-type="float">
            <text:p>1.4250</text:p>
          </table:table-cell>
          <table:table-cell office:value-type="float" office:value="0.689843975" calcext:value-type="float">
            <text:p>0.689843975</text:p>
          </table:table-cell>
          <table:table-cell office:value-type="float" office:value="0.736514418" calcext:value-type="float">
            <text:p>0.736514418</text:p>
          </table:table-cell>
          <table:table-cell office:value-type="float" office:value="0.54975099" calcext:value-type="float">
            <text:p>0.54975099</text:p>
          </table:table-cell>
          <table:table-cell/>
          <table:table-cell office:value-type="float" office:value="0.00563598" calcext:value-type="float">
            <text:p>0.00563598</text:p>
          </table:table-cell>
          <table:table-cell office:value-type="float" office:value="0.006017275" calcext:value-type="float">
            <text:p>0.006017275</text:p>
          </table:table-cell>
          <table:table-cell office:value-type="float" office:value="0.00449143" calcext:value-type="float">
            <text:p>0.00449143</text:p>
          </table:table-cell>
          <table:table-cell/>
          <table:table-cell office:value-type="float" office:value="0.0001101" calcext:value-type="float">
            <text:p>0.0001101</text:p>
          </table:table-cell>
          <table:table-cell office:value-type="float" office:value="0.000491395" calcext:value-type="float">
            <text:p>0.000491395</text:p>
          </table:table-cell>
          <table:table-cell office:value-type="float" office:value="-0.00103445" calcext:value-type="float">
            <text:p>-0.00103445</text:p>
          </table:table-cell>
          <table:table-cell/>
          <table:table-cell office:value-type="float" office:value="27.108866088" calcext:value-type="float">
            <text:p>27.108866088</text:p>
          </table:table-cell>
          <table:table-cell office:value-type="float" office:value="27.118259091" calcext:value-type="float">
            <text:p>27.118259091</text:p>
          </table:table-cell>
          <table:table-cell office:value-type="float" office:value="27.080670185" calcext:value-type="float">
            <text:p>27.080670185</text:p>
          </table:table-cell>
          <table:table-cell/>
          <table:table-cell office:value-type="float" office:value="0.002790818" calcext:value-type="float">
            <text:p>0.002790818</text:p>
          </table:table-cell>
          <table:table-cell office:value-type="float" office:value="0.012455954" calcext:value-type="float">
            <text:p>0.012455954</text:p>
          </table:table-cell>
          <table:table-cell office:value-type="float" office:value="-0.026222133" calcext:value-type="float">
            <text:p>-0.026222133</text:p>
          </table:table-cell>
          <table:table-cell/>
        </table:table-row>
        <table:table-row table:style-name="ro1">
          <table:table-cell office:value-type="float" office:value="1.43" calcext:value-type="float">
            <text:p>1.43</text:p>
          </table:table-cell>
          <table:table-cell table:style-name="ce1" office:value-type="string" calcext:value-type="string">
            <text:p><text:s/>2019-11-13 15:35:07</text:p>
          </table:table-cell>
          <table:table-cell office:value-type="float" office:value="27.11626" calcext:value-type="float">
            <text:p>27.11626</text:p>
          </table:table-cell>
          <table:table-cell office:value-type="float" office:value="1.43" calcext:value-type="float">
            <text:p>1.4300</text:p>
          </table:table-cell>
          <table:table-cell office:value-type="float" office:value="0.642011838" calcext:value-type="float">
            <text:p>0.642011838</text:p>
          </table:table-cell>
          <table:table-cell office:value-type="float" office:value="0.704428638" calcext:value-type="float">
            <text:p>0.704428638</text:p>
          </table:table-cell>
          <table:table-cell office:value-type="float" office:value="0.625577644" calcext:value-type="float">
            <text:p>0.625577644</text:p>
          </table:table-cell>
          <table:table-cell/>
          <table:table-cell office:value-type="float" office:value="0.005245195" calcext:value-type="float">
            <text:p>0.005245195</text:p>
          </table:table-cell>
          <table:table-cell office:value-type="float" office:value="0.005755136" calcext:value-type="float">
            <text:p>0.005755136</text:p>
          </table:table-cell>
          <table:table-cell office:value-type="float" office:value="0.005110928" calcext:value-type="float">
            <text:p>0.005110928</text:p>
          </table:table-cell>
          <table:table-cell/>
          <table:table-cell office:value-type="float" office:value="-0.000280685" calcext:value-type="float">
            <text:p>-0.000280685</text:p>
          </table:table-cell>
          <table:table-cell office:value-type="float" office:value="0.000229256" calcext:value-type="float">
            <text:p>0.000229256</text:p>
          </table:table-cell>
          <table:table-cell office:value-type="float" office:value="-0.000414951" calcext:value-type="float">
            <text:p>-0.000414951</text:p>
          </table:table-cell>
          <table:table-cell/>
          <table:table-cell office:value-type="float" office:value="27.109347517" calcext:value-type="float">
            <text:p>27.109347517</text:p>
          </table:table-cell>
          <table:table-cell office:value-type="float" office:value="27.121909646" calcext:value-type="float">
            <text:p>27.121909646</text:p>
          </table:table-cell>
          <table:table-cell office:value-type="float" office:value="27.106039916" calcext:value-type="float">
            <text:p>27.106039916</text:p>
          </table:table-cell>
          <table:table-cell/>
          <table:table-cell office:value-type="float" office:value="-0.007114967" calcext:value-type="float">
            <text:p>-0.007114967</text:p>
          </table:table-cell>
          <table:table-cell office:value-type="float" office:value="0.005811216" calcext:value-type="float">
            <text:p>0.005811216</text:p>
          </table:table-cell>
          <table:table-cell office:value-type="float" office:value="-0.010518446" calcext:value-type="float">
            <text:p>-0.010518446</text:p>
          </table:table-cell>
          <table:table-cell/>
        </table:table-row>
        <table:table-row table:style-name="ro1">
          <table:table-cell office:value-type="float" office:value="1.435" calcext:value-type="float">
            <text:p>1.435</text:p>
          </table:table-cell>
          <table:table-cell table:style-name="ce1" office:value-type="string" calcext:value-type="string">
            <text:p><text:s/>2019-11-13 15:35:07</text:p>
          </table:table-cell>
          <table:table-cell office:value-type="float" office:value="27.11626" calcext:value-type="float">
            <text:p>27.11626</text:p>
          </table:table-cell>
          <table:table-cell office:value-type="float" office:value="1.435" calcext:value-type="float">
            <text:p>1.4350</text:p>
          </table:table-cell>
          <table:table-cell office:value-type="float" office:value="0.772794577" calcext:value-type="float">
            <text:p>0.772794577</text:p>
          </table:table-cell>
          <table:table-cell office:value-type="float" office:value="0.601205301" calcext:value-type="float">
            <text:p>0.601205301</text:p>
          </table:table-cell>
          <table:table-cell office:value-type="float" office:value="0.531336728" calcext:value-type="float">
            <text:p>0.531336728</text:p>
          </table:table-cell>
          <table:table-cell/>
          <table:table-cell office:value-type="float" office:value="0.006313681" calcext:value-type="float">
            <text:p>0.006313681</text:p>
          </table:table-cell>
          <table:table-cell office:value-type="float" office:value="0.004911808" calcext:value-type="float">
            <text:p>0.004911808</text:p>
          </table:table-cell>
          <table:table-cell office:value-type="float" office:value="0.004340986" calcext:value-type="float">
            <text:p>0.004340986</text:p>
          </table:table-cell>
          <table:table-cell/>
          <table:table-cell office:value-type="float" office:value="0.000787801" calcext:value-type="float">
            <text:p>0.000787801</text:p>
          </table:table-cell>
          <table:table-cell office:value-type="float" office:value="-0.000614072" calcext:value-type="float">
            <text:p>-0.000614072</text:p>
          </table:table-cell>
          <table:table-cell office:value-type="float" office:value="-0.001184894" calcext:value-type="float">
            <text:p>-0.001184894</text:p>
          </table:table-cell>
          <table:table-cell/>
          <table:table-cell office:value-type="float" office:value="27.135668954" calcext:value-type="float">
            <text:p>27.135668954</text:p>
          </table:table-cell>
          <table:table-cell office:value-type="float" office:value="27.101134638" calcext:value-type="float">
            <text:p>27.101134638</text:p>
          </table:table-cell>
          <table:table-cell office:value-type="float" office:value="27.087072488" calcext:value-type="float">
            <text:p>27.087072488</text:p>
          </table:table-cell>
          <table:table-cell/>
          <table:table-cell office:value-type="float" office:value="0.019969253" calcext:value-type="float">
            <text:p>0.019969253</text:p>
          </table:table-cell>
          <table:table-cell office:value-type="float" office:value="-0.015565922" calcext:value-type="float">
            <text:p>-0.015565922</text:p>
          </table:table-cell>
          <table:table-cell office:value-type="float" office:value="-0.030035768" calcext:value-type="float">
            <text:p>-0.030035768</text:p>
          </table:table-cell>
          <table:table-cell/>
        </table:table-row>
        <table:table-row table:style-name="ro1">
          <table:table-cell office:value-type="float" office:value="1.44" calcext:value-type="float">
            <text:p>1.44</text:p>
          </table:table-cell>
          <table:table-cell table:style-name="ce1" office:value-type="string" calcext:value-type="string">
            <text:p><text:s/>2019-11-13 15:35:08</text:p>
          </table:table-cell>
          <table:table-cell office:value-type="float" office:value="27.11121" calcext:value-type="float">
            <text:p>27.11121</text:p>
          </table:table-cell>
          <table:table-cell office:value-type="float" office:value="1.44" calcext:value-type="float">
            <text:p>1.4400</text:p>
          </table:table-cell>
          <table:table-cell office:value-type="float" office:value="0.794451331" calcext:value-type="float">
            <text:p>0.794451331</text:p>
          </table:table-cell>
          <table:table-cell office:value-type="float" office:value="0.605038477" calcext:value-type="float">
            <text:p>0.605038477</text:p>
          </table:table-cell>
          <table:table-cell office:value-type="float" office:value="0.52358872" calcext:value-type="float">
            <text:p>0.52358872</text:p>
          </table:table-cell>
          <table:table-cell/>
          <table:table-cell office:value-type="float" office:value="0.006490615" calcext:value-type="float">
            <text:p>0.006490615</text:p>
          </table:table-cell>
          <table:table-cell office:value-type="float" office:value="0.004943125" calcext:value-type="float">
            <text:p>0.004943125</text:p>
          </table:table-cell>
          <table:table-cell office:value-type="float" office:value="0.004277686" calcext:value-type="float">
            <text:p>0.004277686</text:p>
          </table:table-cell>
          <table:table-cell/>
          <table:table-cell office:value-type="float" office:value="0.000964736" calcext:value-type="float">
            <text:p>0.000964736</text:p>
          </table:table-cell>
          <table:table-cell office:value-type="float" office:value="-0.000582755" calcext:value-type="float">
            <text:p>-0.000582755</text:p>
          </table:table-cell>
          <table:table-cell office:value-type="float" office:value="-0.001248194" calcext:value-type="float">
            <text:p>-0.001248194</text:p>
          </table:table-cell>
          <table:table-cell/>
          <table:table-cell office:value-type="float" office:value="27.134973527" calcext:value-type="float">
            <text:p>27.134973527</text:p>
          </table:table-cell>
          <table:table-cell office:value-type="float" office:value="27.096851929" calcext:value-type="float">
            <text:p>27.096851929</text:p>
          </table:table-cell>
          <table:table-cell office:value-type="float" office:value="27.080458805" calcext:value-type="float">
            <text:p>27.080458805</text:p>
          </table:table-cell>
          <table:table-cell/>
          <table:table-cell office:value-type="float" office:value="0.02445414" calcext:value-type="float">
            <text:p>0.02445414</text:p>
          </table:table-cell>
          <table:table-cell office:value-type="float" office:value="-0.014772075" calcext:value-type="float">
            <text:p>-0.014772075</text:p>
          </table:table-cell>
          <table:table-cell office:value-type="float" office:value="-0.031640403" calcext:value-type="float">
            <text:p>-0.031640403</text:p>
          </table:table-cell>
          <table:table-cell/>
        </table:table-row>
        <table:table-row table:style-name="ro1">
          <table:table-cell office:value-type="float" office:value="1.445" calcext:value-type="float">
            <text:p>1.445</text:p>
          </table:table-cell>
          <table:table-cell table:style-name="ce1" office:value-type="string" calcext:value-type="string">
            <text:p><text:s/>2019-11-13 15:35:08</text:p>
          </table:table-cell>
          <table:table-cell office:value-type="float" office:value="27.11121" calcext:value-type="float">
            <text:p>27.11121</text:p>
          </table:table-cell>
          <table:table-cell office:value-type="float" office:value="1.445" calcext:value-type="float">
            <text:p>1.4450</text:p>
          </table:table-cell>
          <table:table-cell office:value-type="float" office:value="0.628922061" calcext:value-type="float">
            <text:p>0.628922061</text:p>
          </table:table-cell>
          <table:table-cell office:value-type="float" office:value="0.655318577" calcext:value-type="float">
            <text:p>0.655318577</text:p>
          </table:table-cell>
          <table:table-cell office:value-type="float" office:value="0.606759263" calcext:value-type="float">
            <text:p>0.606759263</text:p>
          </table:table-cell>
          <table:table-cell/>
          <table:table-cell office:value-type="float" office:value="0.005138252" calcext:value-type="float">
            <text:p>0.005138252</text:p>
          </table:table-cell>
          <table:table-cell office:value-type="float" office:value="0.00535391" calcext:value-type="float">
            <text:p>0.00535391</text:p>
          </table:table-cell>
          <table:table-cell office:value-type="float" office:value="0.004957184" calcext:value-type="float">
            <text:p>0.004957184</text:p>
          </table:table-cell>
          <table:table-cell/>
          <table:table-cell office:value-type="float" office:value="-0.000387628" calcext:value-type="float">
            <text:p>-0.000387628</text:p>
          </table:table-cell>
          <table:table-cell office:value-type="float" office:value="-0.00017197" calcext:value-type="float">
            <text:p>-0.00017197</text:p>
          </table:table-cell>
          <table:table-cell office:value-type="float" office:value="-0.000568696" calcext:value-type="float">
            <text:p>-0.000568696</text:p>
          </table:table-cell>
          <table:table-cell/>
          <table:table-cell office:value-type="float" office:value="27.101658855" calcext:value-type="float">
            <text:p>27.101658855</text:p>
          </table:table-cell>
          <table:table-cell office:value-type="float" office:value="27.106971523" calcext:value-type="float">
            <text:p>27.106971523</text:p>
          </table:table-cell>
          <table:table-cell office:value-type="float" office:value="27.097198264" calcext:value-type="float">
            <text:p>27.097198264</text:p>
          </table:table-cell>
          <table:table-cell/>
          <table:table-cell office:value-type="float" office:value="-0.009825825" calcext:value-type="float">
            <text:p>-0.009825825</text:p>
          </table:table-cell>
          <table:table-cell office:value-type="float" office:value="-0.004359185" calcext:value-type="float">
            <text:p>-0.004359185</text:p>
          </table:table-cell>
          <table:table-cell office:value-type="float" office:value="-0.014415702" calcext:value-type="float">
            <text:p>-0.014415702</text:p>
          </table:table-cell>
          <table:table-cell/>
        </table:table-row>
        <table:table-row table:style-name="ro1">
          <table:table-cell office:value-type="float" office:value="1.45" calcext:value-type="float">
            <text:p>1.45</text:p>
          </table:table-cell>
          <table:table-cell table:style-name="ce1" office:value-type="string" calcext:value-type="string">
            <text:p><text:s/>2019-11-13 15:35:08</text:p>
          </table:table-cell>
          <table:table-cell office:value-type="float" office:value="27.12132" calcext:value-type="float">
            <text:p>27.12132</text:p>
          </table:table-cell>
          <table:table-cell office:value-type="float" office:value="1.45" calcext:value-type="float">
            <text:p>1.4500</text:p>
          </table:table-cell>
          <table:table-cell office:value-type="float" office:value="0.626835898" calcext:value-type="float">
            <text:p>0.626835898</text:p>
          </table:table-cell>
          <table:table-cell office:value-type="float" office:value="0.658600409" calcext:value-type="float">
            <text:p>0.658600409</text:p>
          </table:table-cell>
          <table:table-cell office:value-type="float" office:value="0.606888605" calcext:value-type="float">
            <text:p>0.606888605</text:p>
          </table:table-cell>
          <table:table-cell/>
          <table:table-cell office:value-type="float" office:value="0.005121208" calcext:value-type="float">
            <text:p>0.005121208</text:p>
          </table:table-cell>
          <table:table-cell office:value-type="float" office:value="0.005380722" calcext:value-type="float">
            <text:p>0.005380722</text:p>
          </table:table-cell>
          <table:table-cell office:value-type="float" office:value="0.00495824" calcext:value-type="float">
            <text:p>0.00495824</text:p>
          </table:table-cell>
          <table:table-cell/>
          <table:table-cell office:value-type="float" office:value="-0.000404672" calcext:value-type="float">
            <text:p>-0.000404672</text:p>
          </table:table-cell>
          <table:table-cell office:value-type="float" office:value="-0.000145158" calcext:value-type="float">
            <text:p>-0.000145158</text:p>
          </table:table-cell>
          <table:table-cell office:value-type="float" office:value="-0.00056764" calcext:value-type="float">
            <text:p>-0.00056764</text:p>
          </table:table-cell>
          <table:table-cell/>
          <table:table-cell office:value-type="float" office:value="27.111347329" calcext:value-type="float">
            <text:p>27.111347329</text:p>
          </table:table-cell>
          <table:table-cell office:value-type="float" office:value="27.117740323" calcext:value-type="float">
            <text:p>27.117740323</text:p>
          </table:table-cell>
          <table:table-cell office:value-type="float" office:value="27.107332675" calcext:value-type="float">
            <text:p>27.107332675</text:p>
          </table:table-cell>
          <table:table-cell/>
          <table:table-cell office:value-type="float" office:value="-0.010257865" calcext:value-type="float">
            <text:p>-0.010257865</text:p>
          </table:table-cell>
          <table:table-cell office:value-type="float" office:value="-0.00367953" calcext:value-type="float">
            <text:p>-0.00367953</text:p>
          </table:table-cell>
          <table:table-cell office:value-type="float" office:value="-0.014388915" calcext:value-type="float">
            <text:p>-0.014388915</text:p>
          </table:table-cell>
          <table:table-cell/>
        </table:table-row>
        <table:table-row table:style-name="ro1">
          <table:table-cell office:value-type="float" office:value="1.455" calcext:value-type="float">
            <text:p>1.455</text:p>
          </table:table-cell>
          <table:table-cell table:style-name="ce1" office:value-type="string" calcext:value-type="string">
            <text:p><text:s/>2019-11-13 15:35:08</text:p>
          </table:table-cell>
          <table:table-cell office:value-type="float" office:value="27.11626" calcext:value-type="float">
            <text:p>27.11626</text:p>
          </table:table-cell>
          <table:table-cell office:value-type="float" office:value="1.455" calcext:value-type="float">
            <text:p>1.4550</text:p>
          </table:table-cell>
          <table:table-cell office:value-type="float" office:value="0.634273962" calcext:value-type="float">
            <text:p>0.634273962</text:p>
          </table:table-cell>
          <table:table-cell office:value-type="float" office:value="0.666404446" calcext:value-type="float">
            <text:p>0.666404446</text:p>
          </table:table-cell>
          <table:table-cell office:value-type="float" office:value="0.61227925" calcext:value-type="float">
            <text:p>0.61227925</text:p>
          </table:table-cell>
          <table:table-cell/>
          <table:table-cell office:value-type="float" office:value="0.005181977" calcext:value-type="float">
            <text:p>0.005181977</text:p>
          </table:table-cell>
          <table:table-cell office:value-type="float" office:value="0.005444481" calcext:value-type="float">
            <text:p>0.005444481</text:p>
          </table:table-cell>
          <table:table-cell office:value-type="float" office:value="0.005002281" calcext:value-type="float">
            <text:p>0.005002281</text:p>
          </table:table-cell>
          <table:table-cell/>
          <table:table-cell office:value-type="float" office:value="-0.000343903" calcext:value-type="float">
            <text:p>-0.000343903</text:p>
          </table:table-cell>
          <table:table-cell office:value-type="float" office:value="-0.000081399" calcext:value-type="float">
            <text:p>-8.1399E-05</text:p>
          </table:table-cell>
          <table:table-cell office:value-type="float" office:value="-0.000523598" calcext:value-type="float">
            <text:p>-0.000523598</text:p>
          </table:table-cell>
          <table:table-cell/>
          <table:table-cell office:value-type="float" office:value="27.107790167" calcext:value-type="float">
            <text:p>27.107790167</text:p>
          </table:table-cell>
          <table:table-cell office:value-type="float" office:value="27.114256838" calcext:value-type="float">
            <text:p>27.114256838</text:p>
          </table:table-cell>
          <table:table-cell office:value-type="float" office:value="27.103363429" calcext:value-type="float">
            <text:p>27.103363429</text:p>
          </table:table-cell>
          <table:table-cell/>
          <table:table-cell office:value-type="float" office:value="-0.008717459" calcext:value-type="float">
            <text:p>-0.008717459</text:p>
          </table:table-cell>
          <table:table-cell office:value-type="float" office:value="-0.002063345" calcext:value-type="float">
            <text:p>-0.002063345</text:p>
          </table:table-cell>
          <table:table-cell office:value-type="float" office:value="-0.01327252" calcext:value-type="float">
            <text:p>-0.01327252</text:p>
          </table:table-cell>
          <table:table-cell/>
        </table:table-row>
        <table:table-row table:style-name="ro1">
          <table:table-cell office:value-type="float" office:value="1.46" calcext:value-type="float">
            <text:p>1.46</text:p>
          </table:table-cell>
          <table:table-cell table:style-name="ce1" office:value-type="string" calcext:value-type="string">
            <text:p><text:s/>2019-11-13 15:35:09</text:p>
          </table:table-cell>
          <table:table-cell office:value-type="float" office:value="27.11626" calcext:value-type="float">
            <text:p>27.11626</text:p>
          </table:table-cell>
          <table:table-cell office:value-type="float" office:value="1.46" calcext:value-type="float">
            <text:p>1.4600</text:p>
          </table:table-cell>
          <table:table-cell office:value-type="float" office:value="0.632984714" calcext:value-type="float">
            <text:p>0.632984714</text:p>
          </table:table-cell>
          <table:table-cell office:value-type="float" office:value="0.691849076" calcext:value-type="float">
            <text:p>0.691849076</text:p>
          </table:table-cell>
          <table:table-cell office:value-type="float" office:value="0.627710298" calcext:value-type="float">
            <text:p>0.627710298</text:p>
          </table:table-cell>
          <table:table-cell/>
          <table:table-cell office:value-type="float" office:value="0.005171444" calcext:value-type="float">
            <text:p>0.005171444</text:p>
          </table:table-cell>
          <table:table-cell office:value-type="float" office:value="0.005652362" calcext:value-type="float">
            <text:p>0.005652362</text:p>
          </table:table-cell>
          <table:table-cell office:value-type="float" office:value="0.005128352" calcext:value-type="float">
            <text:p>0.005128352</text:p>
          </table:table-cell>
          <table:table-cell/>
          <table:table-cell office:value-type="float" office:value="-0.000354436" calcext:value-type="float">
            <text:p>-0.000354436</text:p>
          </table:table-cell>
          <table:table-cell office:value-type="float" office:value="0.000126482" calcext:value-type="float">
            <text:p>0.000126482</text:p>
          </table:table-cell>
          <table:table-cell office:value-type="float" office:value="-0.000397528" calcext:value-type="float">
            <text:p>-0.000397528</text:p>
          </table:table-cell>
          <table:table-cell/>
          <table:table-cell office:value-type="float" office:value="27.107530689" calcext:value-type="float">
            <text:p>27.107530689</text:p>
          </table:table-cell>
          <table:table-cell office:value-type="float" office:value="27.11937787" calcext:value-type="float">
            <text:p>27.11937787</text:p>
          </table:table-cell>
          <table:table-cell office:value-type="float" office:value="27.106469141" calcext:value-type="float">
            <text:p>27.106469141</text:p>
          </table:table-cell>
          <table:table-cell/>
          <table:table-cell office:value-type="float" office:value="-0.008984459" calcext:value-type="float">
            <text:p>-0.008984459</text:p>
          </table:table-cell>
          <table:table-cell office:value-type="float" office:value="0.003206063" calcext:value-type="float">
            <text:p>0.003206063</text:p>
          </table:table-cell>
          <table:table-cell office:value-type="float" office:value="-0.010076778" calcext:value-type="float">
            <text:p>-0.010076778</text:p>
          </table:table-cell>
          <table:table-cell/>
        </table:table-row>
        <table:table-row table:style-name="ro1">
          <table:table-cell office:value-type="float" office:value="1.465" calcext:value-type="float">
            <text:p>1.465</text:p>
          </table:table-cell>
          <table:table-cell table:style-name="ce1" office:value-type="string" calcext:value-type="string">
            <text:p><text:s/>2019-11-13 15:35:09</text:p>
          </table:table-cell>
          <table:table-cell office:value-type="float" office:value="27.11626" calcext:value-type="float">
            <text:p>27.11626</text:p>
          </table:table-cell>
          <table:table-cell office:value-type="float" office:value="1.465" calcext:value-type="float">
            <text:p>1.4650</text:p>
          </table:table-cell>
          <table:table-cell office:value-type="float" office:value="0.634543375" calcext:value-type="float">
            <text:p>0.634543375</text:p>
          </table:table-cell>
          <table:table-cell office:value-type="float" office:value="0.693461382" calcext:value-type="float">
            <text:p>0.693461382</text:p>
          </table:table-cell>
          <table:table-cell office:value-type="float" office:value="0.628706292" calcext:value-type="float">
            <text:p>0.628706292</text:p>
          </table:table-cell>
          <table:table-cell/>
          <table:table-cell office:value-type="float" office:value="0.005184178" calcext:value-type="float">
            <text:p>0.005184178</text:p>
          </table:table-cell>
          <table:table-cell office:value-type="float" office:value="0.005665534" calcext:value-type="float">
            <text:p>0.005665534</text:p>
          </table:table-cell>
          <table:table-cell office:value-type="float" office:value="0.005136489" calcext:value-type="float">
            <text:p>0.005136489</text:p>
          </table:table-cell>
          <table:table-cell/>
          <table:table-cell office:value-type="float" office:value="-0.000341702" calcext:value-type="float">
            <text:p>-0.000341702</text:p>
          </table:table-cell>
          <table:table-cell office:value-type="float" office:value="0.000139654" calcext:value-type="float">
            <text:p>0.000139654</text:p>
          </table:table-cell>
          <table:table-cell office:value-type="float" office:value="-0.000389391" calcext:value-type="float">
            <text:p>-0.000389391</text:p>
          </table:table-cell>
          <table:table-cell/>
          <table:table-cell office:value-type="float" office:value="27.10784439" calcext:value-type="float">
            <text:p>27.10784439</text:p>
          </table:table-cell>
          <table:table-cell office:value-type="float" office:value="27.119702364" calcext:value-type="float">
            <text:p>27.119702364</text:p>
          </table:table-cell>
          <table:table-cell office:value-type="float" office:value="27.106669599" calcext:value-type="float">
            <text:p>27.106669599</text:p>
          </table:table-cell>
          <table:table-cell/>
          <table:table-cell office:value-type="float" office:value="-0.008661664" calcext:value-type="float">
            <text:p>-0.008661664</text:p>
          </table:table-cell>
          <table:table-cell office:value-type="float" office:value="0.003539963" calcext:value-type="float">
            <text:p>0.003539963</text:p>
          </table:table-cell>
          <table:table-cell office:value-type="float" office:value="-0.00987051" calcext:value-type="float">
            <text:p>-0.00987051</text:p>
          </table:table-cell>
          <table:table-cell/>
        </table:table-row>
        <table:table-row table:style-name="ro1">
          <table:table-cell office:value-type="float" office:value="1.47" calcext:value-type="float">
            <text:p>1.47</text:p>
          </table:table-cell>
          <table:table-cell table:style-name="ce1" office:value-type="string" calcext:value-type="string">
            <text:p><text:s/>2019-11-13 15:35:09</text:p>
          </table:table-cell>
          <table:table-cell office:value-type="float" office:value="27.12637" calcext:value-type="float">
            <text:p>27.12637</text:p>
          </table:table-cell>
          <table:table-cell office:value-type="float" office:value="1.47" calcext:value-type="float">
            <text:p>1.4700</text:p>
          </table:table-cell>
          <table:table-cell office:value-type="float" office:value="0.632977561" calcext:value-type="float">
            <text:p>0.632977561</text:p>
          </table:table-cell>
          <table:table-cell office:value-type="float" office:value="0.679361901" calcext:value-type="float">
            <text:p>0.679361901</text:p>
          </table:table-cell>
          <table:table-cell office:value-type="float" office:value="0.61450906" calcext:value-type="float">
            <text:p>0.61450906</text:p>
          </table:table-cell>
          <table:table-cell/>
          <table:table-cell office:value-type="float" office:value="0.005171385" calcext:value-type="float">
            <text:p>0.005171385</text:p>
          </table:table-cell>
          <table:table-cell office:value-type="float" office:value="0.005550342" calcext:value-type="float">
            <text:p>0.005550342</text:p>
          </table:table-cell>
          <table:table-cell office:value-type="float" office:value="0.005020499" calcext:value-type="float">
            <text:p>0.005020499</text:p>
          </table:table-cell>
          <table:table-cell/>
          <table:table-cell office:value-type="float" office:value="-0.000354495" calcext:value-type="float">
            <text:p>-0.000354495</text:p>
          </table:table-cell>
          <table:table-cell office:value-type="float" office:value="0.000024462" calcext:value-type="float">
            <text:p>2.4462E-05</text:p>
          </table:table-cell>
          <table:table-cell office:value-type="float" office:value="-0.000505381" calcext:value-type="float">
            <text:p>-0.000505381</text:p>
          </table:table-cell>
          <table:table-cell/>
          <table:table-cell office:value-type="float" office:value="27.117637583" calcext:value-type="float">
            <text:p>27.117637583</text:p>
          </table:table-cell>
          <table:table-cell office:value-type="float" office:value="27.126972933" calcext:value-type="float">
            <text:p>27.126972933</text:p>
          </table:table-cell>
          <table:table-cell office:value-type="float" office:value="27.113920576" calcext:value-type="float">
            <text:p>27.113920576</text:p>
          </table:table-cell>
          <table:table-cell/>
          <table:table-cell office:value-type="float" office:value="-0.008985941" calcext:value-type="float">
            <text:p>-0.008985941</text:p>
          </table:table-cell>
          <table:table-cell office:value-type="float" office:value="0.000620035" calcext:value-type="float">
            <text:p>0.000620035</text:p>
          </table:table-cell>
          <table:table-cell office:value-type="float" office:value="-0.01281073" calcext:value-type="float">
            <text:p>-0.01281073</text:p>
          </table:table-cell>
          <table:table-cell/>
        </table:table-row>
        <table:table-row table:style-name="ro1">
          <table:table-cell office:value-type="float" office:value="1.475" calcext:value-type="float">
            <text:p>1.475</text:p>
          </table:table-cell>
          <table:table-cell table:style-name="ce1" office:value-type="string" calcext:value-type="string">
            <text:p><text:s/>2019-11-13 15:35:09</text:p>
          </table:table-cell>
          <table:table-cell office:value-type="float" office:value="27.12132" calcext:value-type="float">
            <text:p>27.12132</text:p>
          </table:table-cell>
          <table:table-cell office:value-type="float" office:value="1.475" calcext:value-type="float">
            <text:p>1.4750</text:p>
          </table:table-cell>
          <table:table-cell office:value-type="float" office:value="0.699810469" calcext:value-type="float">
            <text:p>0.699810469</text:p>
          </table:table-cell>
          <table:table-cell office:value-type="float" office:value="0.738597004" calcext:value-type="float">
            <text:p>0.738597004</text:p>
          </table:table-cell>
          <table:table-cell office:value-type="float" office:value="0.540295904" calcext:value-type="float">
            <text:p>0.540295904</text:p>
          </table:table-cell>
          <table:table-cell/>
          <table:table-cell office:value-type="float" office:value="0.005717406" calcext:value-type="float">
            <text:p>0.005717406</text:p>
          </table:table-cell>
          <table:table-cell office:value-type="float" office:value="0.006034289" calcext:value-type="float">
            <text:p>0.006034289</text:p>
          </table:table-cell>
          <table:table-cell office:value-type="float" office:value="0.004414182" calcext:value-type="float">
            <text:p>0.004414182</text:p>
          </table:table-cell>
          <table:table-cell/>
          <table:table-cell office:value-type="float" office:value="0.000191526" calcext:value-type="float">
            <text:p>0.000191526</text:p>
          </table:table-cell>
          <table:table-cell office:value-type="float" office:value="0.000508409" calcext:value-type="float">
            <text:p>0.000508409</text:p>
          </table:table-cell>
          <table:table-cell office:value-type="float" office:value="-0.001111698" calcext:value-type="float">
            <text:p>-0.001111698</text:p>
          </table:table-cell>
          <table:table-cell/>
          <table:table-cell office:value-type="float" office:value="27.126034297" calcext:value-type="float">
            <text:p>27.126034297</text:p>
          </table:table-cell>
          <table:table-cell office:value-type="float" office:value="27.133840455" calcext:value-type="float">
            <text:p>27.133840455</text:p>
          </table:table-cell>
          <table:table-cell office:value-type="float" office:value="27.093929921" calcext:value-type="float">
            <text:p>27.093929921</text:p>
          </table:table-cell>
          <table:table-cell/>
          <table:table-cell office:value-type="float" office:value="0.004854822" calcext:value-type="float">
            <text:p>0.004854822</text:p>
          </table:table-cell>
          <table:table-cell office:value-type="float" office:value="0.012887241" calcext:value-type="float">
            <text:p>0.012887241</text:p>
          </table:table-cell>
          <table:table-cell office:value-type="float" office:value="-0.0281803" calcext:value-type="float">
            <text:p>-0.0281803</text:p>
          </table:table-cell>
          <table:table-cell/>
        </table:table-row>
        <table:table-row table:style-name="ro1">
          <table:table-cell office:value-type="float" office:value="1.48" calcext:value-type="float">
            <text:p>1.48</text:p>
          </table:table-cell>
          <table:table-cell table:style-name="ce1" office:value-type="string" calcext:value-type="string">
            <text:p><text:s/>2019-11-13 15:35:10</text:p>
          </table:table-cell>
          <table:table-cell office:value-type="float" office:value="27.12132" calcext:value-type="float">
            <text:p>27.12132</text:p>
          </table:table-cell>
          <table:table-cell office:value-type="float" office:value="1.48" calcext:value-type="float">
            <text:p>1.4800</text:p>
          </table:table-cell>
          <table:table-cell office:value-type="float" office:value="0.77942023" calcext:value-type="float">
            <text:p>0.77942023</text:p>
          </table:table-cell>
          <table:table-cell office:value-type="float" office:value="0.653194863" calcext:value-type="float">
            <text:p>0.653194863</text:p>
          </table:table-cell>
          <table:table-cell office:value-type="float" office:value="0.498032033" calcext:value-type="float">
            <text:p>0.498032033</text:p>
          </table:table-cell>
          <table:table-cell/>
          <table:table-cell office:value-type="float" office:value="0.006367812" calcext:value-type="float">
            <text:p>0.006367812</text:p>
          </table:table-cell>
          <table:table-cell office:value-type="float" office:value="0.005336559" calcext:value-type="float">
            <text:p>0.005336559</text:p>
          </table:table-cell>
          <table:table-cell office:value-type="float" office:value="0.004068889" calcext:value-type="float">
            <text:p>0.004068889</text:p>
          </table:table-cell>
          <table:table-cell/>
          <table:table-cell office:value-type="float" office:value="0.000841932" calcext:value-type="float">
            <text:p>0.000841932</text:p>
          </table:table-cell>
          <table:table-cell office:value-type="float" office:value="-0.000189321" calcext:value-type="float">
            <text:p>-0.000189321</text:p>
          </table:table-cell>
          <table:table-cell office:value-type="float" office:value="-0.001456991" calcext:value-type="float">
            <text:p>-0.001456991</text:p>
          </table:table-cell>
          <table:table-cell/>
          <table:table-cell office:value-type="float" office:value="27.142056459" calcext:value-type="float">
            <text:p>27.142056459</text:p>
          </table:table-cell>
          <table:table-cell office:value-type="float" office:value="27.116652394" calcext:value-type="float">
            <text:p>27.116652394</text:p>
          </table:table-cell>
          <table:table-cell office:value-type="float" office:value="27.085423619" calcext:value-type="float">
            <text:p>27.085423619</text:p>
          </table:table-cell>
          <table:table-cell/>
          <table:table-cell office:value-type="float" office:value="0.021341359" calcext:value-type="float">
            <text:p>0.021341359</text:p>
          </table:table-cell>
          <table:table-cell office:value-type="float" office:value="-0.004798999" calcext:value-type="float">
            <text:p>-0.004798999</text:p>
          </table:table-cell>
          <table:table-cell office:value-type="float" office:value="-0.036933289" calcext:value-type="float">
            <text:p>-0.036933289</text:p>
          </table:table-cell>
          <table:table-cell/>
        </table:table-row>
        <table:table-row table:style-name="ro1">
          <table:table-cell office:value-type="float" office:value="1.485" calcext:value-type="float">
            <text:p>1.485</text:p>
          </table:table-cell>
          <table:table-cell table:style-name="ce1" office:value-type="string" calcext:value-type="string">
            <text:p><text:s/>2019-11-13 15:35:10</text:p>
          </table:table-cell>
          <table:table-cell office:value-type="float" office:value="27.12132" calcext:value-type="float">
            <text:p>27.12132</text:p>
          </table:table-cell>
          <table:table-cell office:value-type="float" office:value="1.485" calcext:value-type="float">
            <text:p>1.4850</text:p>
          </table:table-cell>
          <table:table-cell office:value-type="float" office:value="0.708971704" calcext:value-type="float">
            <text:p>0.708971704</text:p>
          </table:table-cell>
          <table:table-cell office:value-type="float" office:value="0.74568817" calcext:value-type="float">
            <text:p>0.74568817</text:p>
          </table:table-cell>
          <table:table-cell office:value-type="float" office:value="0.527082744" calcext:value-type="float">
            <text:p>0.527082744</text:p>
          </table:table-cell>
          <table:table-cell/>
          <table:table-cell office:value-type="float" office:value="0.005792252" calcext:value-type="float">
            <text:p>0.005792252</text:p>
          </table:table-cell>
          <table:table-cell office:value-type="float" office:value="0.006092224" calcext:value-type="float">
            <text:p>0.006092224</text:p>
          </table:table-cell>
          <table:table-cell office:value-type="float" office:value="0.004306232" calcext:value-type="float">
            <text:p>0.004306232</text:p>
          </table:table-cell>
          <table:table-cell/>
          <table:table-cell office:value-type="float" office:value="0.000266373" calcext:value-type="float">
            <text:p>0.000266373</text:p>
          </table:table-cell>
          <table:table-cell office:value-type="float" office:value="0.000566344" calcext:value-type="float">
            <text:p>0.000566344</text:p>
          </table:table-cell>
          <table:table-cell office:value-type="float" office:value="-0.001219648" calcext:value-type="float">
            <text:p>-0.001219648</text:p>
          </table:table-cell>
          <table:table-cell/>
          <table:table-cell office:value-type="float" office:value="27.127878087" calcext:value-type="float">
            <text:p>27.127878087</text:p>
          </table:table-cell>
          <table:table-cell office:value-type="float" office:value="27.135267613" calcext:value-type="float">
            <text:p>27.135267613</text:p>
          </table:table-cell>
          <table:table-cell office:value-type="float" office:value="27.091270561" calcext:value-type="float">
            <text:p>27.091270561</text:p>
          </table:table-cell>
          <table:table-cell/>
          <table:table-cell office:value-type="float" office:value="0.006752057" calcext:value-type="float">
            <text:p>0.006752057</text:p>
          </table:table-cell>
          <table:table-cell office:value-type="float" office:value="0.014355763" calcext:value-type="float">
            <text:p>0.014355763</text:p>
          </table:table-cell>
          <table:table-cell office:value-type="float" office:value="-0.03091678" calcext:value-type="float">
            <text:p>-0.03091678</text:p>
          </table:table-cell>
          <table:table-cell/>
        </table:table-row>
        <table:table-row table:style-name="ro1">
          <table:table-cell office:value-type="float" office:value="1.49" calcext:value-type="float">
            <text:p>1.49</text:p>
          </table:table-cell>
          <table:table-cell table:style-name="ce1" office:value-type="string" calcext:value-type="string">
            <text:p><text:s/>2019-11-13 15:35:10</text:p>
          </table:table-cell>
          <table:table-cell office:value-type="float" office:value="27.12132" calcext:value-type="float">
            <text:p>27.12132</text:p>
          </table:table-cell>
          <table:table-cell office:value-type="float" office:value="1.49" calcext:value-type="float">
            <text:p>1.4900</text:p>
          </table:table-cell>
          <table:table-cell office:value-type="float" office:value="0.650539476" calcext:value-type="float">
            <text:p>0.650539476</text:p>
          </table:table-cell>
          <table:table-cell office:value-type="float" office:value="0.623026564" calcext:value-type="float">
            <text:p>0.623026564</text:p>
          </table:table-cell>
          <table:table-cell office:value-type="float" office:value="0.583551" calcext:value-type="float">
            <text:p>0.583551</text:p>
          </table:table-cell>
          <table:table-cell/>
          <table:table-cell office:value-type="float" office:value="0.005314865" calcext:value-type="float">
            <text:p>0.005314865</text:p>
          </table:table-cell>
          <table:table-cell office:value-type="float" office:value="0.005090086" calcext:value-type="float">
            <text:p>0.005090086</text:p>
          </table:table-cell>
          <table:table-cell office:value-type="float" office:value="0.004767574" calcext:value-type="float">
            <text:p>0.004767574</text:p>
          </table:table-cell>
          <table:table-cell/>
          <table:table-cell office:value-type="float" office:value="-0.000211015" calcext:value-type="float">
            <text:p>-0.000211015</text:p>
          </table:table-cell>
          <table:table-cell office:value-type="float" office:value="-0.000435794" calcext:value-type="float">
            <text:p>-0.000435794</text:p>
          </table:table-cell>
          <table:table-cell office:value-type="float" office:value="-0.000758306" calcext:value-type="float">
            <text:p>-0.000758306</text:p>
          </table:table-cell>
          <table:table-cell/>
          <table:table-cell office:value-type="float" office:value="27.116117966" calcext:value-type="float">
            <text:p>27.116117966</text:p>
          </table:table-cell>
          <table:table-cell office:value-type="float" office:value="27.110580651" calcext:value-type="float">
            <text:p>27.110580651</text:p>
          </table:table-cell>
          <table:table-cell office:value-type="float" office:value="27.102635659" calcext:value-type="float">
            <text:p>27.102635659</text:p>
          </table:table-cell>
          <table:table-cell/>
          <table:table-cell office:value-type="float" office:value="-0.00534892" calcext:value-type="float">
            <text:p>-0.00534892</text:p>
          </table:table-cell>
          <table:table-cell office:value-type="float" office:value="-0.01104677" calcext:value-type="float">
            <text:p>-0.01104677</text:p>
          </table:table-cell>
          <table:table-cell office:value-type="float" office:value="-0.01922212" calcext:value-type="float">
            <text:p>-0.01922212</text:p>
          </table:table-cell>
          <table:table-cell/>
        </table:table-row>
        <table:table-row table:style-name="ro1">
          <table:table-cell office:value-type="float" office:value="1.495" calcext:value-type="float">
            <text:p>1.495</text:p>
          </table:table-cell>
          <table:table-cell table:style-name="ce1" office:value-type="string" calcext:value-type="string">
            <text:p><text:s/>2019-11-13 15:35:10</text:p>
          </table:table-cell>
          <table:table-cell office:value-type="float" office:value="27.11626" calcext:value-type="float">
            <text:p>27.11626</text:p>
          </table:table-cell>
          <table:table-cell office:value-type="float" office:value="1.495" calcext:value-type="float">
            <text:p>1.4950</text:p>
          </table:table-cell>
          <table:table-cell office:value-type="float" office:value="0.658495505" calcext:value-type="float">
            <text:p>0.658495505</text:p>
          </table:table-cell>
          <table:table-cell office:value-type="float" office:value="0.719100919" calcext:value-type="float">
            <text:p>0.719100919</text:p>
          </table:table-cell>
          <table:table-cell office:value-type="float" office:value="0.596456003" calcext:value-type="float">
            <text:p>0.596456003</text:p>
          </table:table-cell>
          <table:table-cell/>
          <table:table-cell office:value-type="float" office:value="0.005379865" calcext:value-type="float">
            <text:p>0.005379865</text:p>
          </table:table-cell>
          <table:table-cell office:value-type="float" office:value="0.005875008" calcext:value-type="float">
            <text:p>0.005875008</text:p>
          </table:table-cell>
          <table:table-cell office:value-type="float" office:value="0.004873007" calcext:value-type="float">
            <text:p>0.004873007</text:p>
          </table:table-cell>
          <table:table-cell/>
          <table:table-cell office:value-type="float" office:value="-0.000146015" calcext:value-type="float">
            <text:p>-0.000146015</text:p>
          </table:table-cell>
          <table:table-cell office:value-type="float" office:value="0.000349128" calcext:value-type="float">
            <text:p>0.000349128</text:p>
          </table:table-cell>
          <table:table-cell office:value-type="float" office:value="-0.000652873" calcext:value-type="float">
            <text:p>-0.000652873</text:p>
          </table:table-cell>
          <table:table-cell/>
          <table:table-cell office:value-type="float" office:value="27.112665066" calcext:value-type="float">
            <text:p>27.112665066</text:p>
          </table:table-cell>
          <table:table-cell office:value-type="float" office:value="27.124862599" calcext:value-type="float">
            <text:p>27.124862599</text:p>
          </table:table-cell>
          <table:table-cell office:value-type="float" office:value="27.100178773" calcext:value-type="float">
            <text:p>27.100178773</text:p>
          </table:table-cell>
          <table:table-cell/>
          <table:table-cell office:value-type="float" office:value="-0.003701255" calcext:value-type="float">
            <text:p>-0.003701255</text:p>
          </table:table-cell>
          <table:table-cell office:value-type="float" office:value="0.008849749" calcext:value-type="float">
            <text:p>0.008849749</text:p>
          </table:table-cell>
          <table:table-cell office:value-type="float" office:value="-0.016549498" calcext:value-type="float">
            <text:p>-0.016549498</text:p>
          </table:table-cell>
          <table:table-cell/>
        </table:table-row>
        <table:table-row table:style-name="ro1">
          <table:table-cell office:value-type="string" calcext:value-type="string">
            <text:p>Seconds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<text:s/>ad4</text:p>
          </table:table-cell>
          <table:table-cell office:value-type="string" calcext:value-type="string">
            <text:p><text:s/>ad5</text:p>
          </table:table-cell>
          <table:table-cell office:value-type="string" calcext:value-type="string">
            <text:p><text:s/>ad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1.1</text:p>
          </table:table-cell>
          <table:table-cell office:value-type="string" calcext:value-type="string">
            <text:p><text:s/>m1.2</text:p>
          </table:table-cell>
          <table:table-cell office:value-type="string" calcext:value-type="string">
            <text:p><text:s/>m1.3</text:p>
          </table:table-cell>
          <table:table-cell/>
          <table:table-cell office:value-type="string" calcext:value-type="string">
            <text:p><text:s/>mv1</text:p>
          </table:table-cell>
          <table:table-cell office:value-type="string" calcext:value-type="string">
            <text:p>mv2</text:p>
          </table:table-cell>
          <table:table-cell office:value-type="string" calcext:value-type="string">
            <text:p>mv3</text:p>
          </table:table-cell>
          <table:table-cell/>
          <table:table-cell office:value-type="string" calcext:value-type="string">
            <text:p>Kr1</text:p>
          </table:table-cell>
          <table:table-cell office:value-type="string" calcext:value-type="string">
            <text:p>Kr2</text:p>
          </table:table-cell>
          <table:table-cell office:value-type="string" calcext:value-type="string">
            <text:p>Kr3</text:p>
          </table:table-cell>
          <table:table-cell/>
          <table:table-cell office:value-type="string" calcext:value-type="string">
            <text:p>K0-1</text:p>
          </table:table-cell>
          <table:table-cell office:value-type="string" calcext:value-type="string">
            <text:p>K0-2</text:p>
          </table:table-cell>
          <table:table-cell office:value-type="string" calcext:value-type="string">
            <text:p>K0-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dataMax</text:p>
          </table:table-cell>
          <table:table-cell office:value-type="float" office:value="27.12637032" calcext:value-type="float">
            <text:p>27.12637032</text:p>
          </table:table-cell>
          <table:table-cell/>
          <table:table-cell office:value-type="float" office:value="0.803186393" calcext:value-type="float">
            <text:p>0.803186393</text:p>
          </table:table-cell>
          <table:table-cell office:value-type="float" office:value="0.756175012" calcext:value-type="float">
            <text:p>0.756175012</text:p>
          </table:table-cell>
          <table:table-cell office:value-type="float" office:value="0.630897955" calcext:value-type="float">
            <text:p>0.630897955</text:p>
          </table:table-cell>
          <table:table-cell office:value-type="float" office:value="0.00656198" calcext:value-type="float">
            <text:p>0.00656198</text:p>
          </table:table-cell>
          <table:table-cell office:value-type="float" office:value="0.0061779" calcext:value-type="float">
            <text:p>0.0061779</text:p>
          </table:table-cell>
          <table:table-cell office:value-type="float" office:value="0.005154395" calcext:value-type="float">
            <text:p>0.005154395</text:p>
          </table:table-cell>
          <table:table-cell office:value-type="float" office:value="0.0010361" calcext:value-type="float">
            <text:p>0.0010361</text:p>
          </table:table-cell>
          <table:table-cell office:value-type="float" office:value="0.000652021" calcext:value-type="float">
            <text:p>0.000652021</text:p>
          </table:table-cell>
          <table:table-cell office:value-type="float" office:value="-0.000371485" calcext:value-type="float">
            <text:p>-0.000371485</text:p>
          </table:table-cell>
          <table:table-cell office:value-type="float" office:value="27.142056459" calcext:value-type="float">
            <text:p>27.142056459</text:p>
          </table:table-cell>
          <table:table-cell office:value-type="float" office:value="27.135267613" calcext:value-type="float">
            <text:p>27.135267613</text:p>
          </table:table-cell>
          <table:table-cell office:value-type="float" office:value="27.113920576" calcext:value-type="float">
            <text:p>27.113920576</text:p>
          </table:table-cell>
          <table:table-cell office:value-type="float" office:value="0.026263074" calcext:value-type="float">
            <text:p>0.026263074</text:p>
          </table:table-cell>
          <table:table-cell office:value-type="float" office:value="0.016527497" calcext:value-type="float">
            <text:p>0.016527497</text:p>
          </table:table-cell>
          <table:table-cell office:value-type="float" office:value="-0.009416622" calcext:value-type="float">
            <text:p>-0.00941662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aMin</text:p>
          </table:table-cell>
          <table:table-cell office:value-type="float" office:value="27.050558421" calcext:value-type="float">
            <text:p>27.050558421</text:p>
          </table:table-cell>
          <table:table-cell/>
          <table:table-cell office:value-type="float" office:value="0.624624565" calcext:value-type="float">
            <text:p>0.624624565</text:p>
          </table:table-cell>
          <table:table-cell office:value-type="float" office:value="0.599639487" calcext:value-type="float">
            <text:p>0.599639487</text:p>
          </table:table-cell>
          <table:table-cell office:value-type="float" office:value="0.493805467" calcext:value-type="float">
            <text:p>0.493805467</text:p>
          </table:table-cell>
          <table:table-cell office:value-type="float" office:value="0.005103142" calcext:value-type="float">
            <text:p>0.005103142</text:p>
          </table:table-cell>
          <table:table-cell office:value-type="float" office:value="0.004899015" calcext:value-type="float">
            <text:p>0.004899015</text:p>
          </table:table-cell>
          <table:table-cell office:value-type="float" office:value="0.004034358" calcext:value-type="float">
            <text:p>0.004034358</text:p>
          </table:table-cell>
          <table:table-cell office:value-type="float" office:value="-0.000422738" calcext:value-type="float">
            <text:p>-0.000422738</text:p>
          </table:table-cell>
          <table:table-cell office:value-type="float" office:value="-0.000626864" calcext:value-type="float">
            <text:p>-0.000626864</text:p>
          </table:table-cell>
          <table:table-cell office:value-type="float" office:value="-0.001491522" calcext:value-type="float">
            <text:p>-0.001491522</text:p>
          </table:table-cell>
          <table:table-cell office:value-type="float" office:value="27.045198029" calcext:value-type="float">
            <text:p>27.045198029</text:p>
          </table:table-cell>
          <table:table-cell office:value-type="float" office:value="27.035720819" calcext:value-type="float">
            <text:p>27.035720819</text:p>
          </table:table-cell>
          <table:table-cell office:value-type="float" office:value="27.014281649" calcext:value-type="float">
            <text:p>27.014281649</text:p>
          </table:table-cell>
          <table:table-cell office:value-type="float" office:value="-0.010715827" calcext:value-type="float">
            <text:p>-0.010715827</text:p>
          </table:table-cell>
          <table:table-cell office:value-type="float" office:value="-0.015890201" calcext:value-type="float">
            <text:p>-0.015890201</text:p>
          </table:table-cell>
          <table:table-cell office:value-type="float" office:value="-0.03780863" calcext:value-type="float">
            <text:p>-0.0378086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aMean</text:p>
          </table:table-cell>
          <table:table-cell office:value-type="float" office:value="27.078440347" calcext:value-type="float">
            <text:p>27.078440347</text:p>
          </table:table-cell>
          <table:table-cell/>
          <table:table-cell office:value-type="float" office:value="0.702533196" calcext:value-type="float">
            <text:p>0.702533196</text:p>
          </table:table-cell>
          <table:table-cell office:value-type="float" office:value="0.675589717" calcext:value-type="float">
            <text:p>0.675589717</text:p>
          </table:table-cell>
          <table:table-cell office:value-type="float" office:value="0.556927207" calcext:value-type="float">
            <text:p>0.556927207</text:p>
          </table:table-cell>
          <table:table-cell office:value-type="float" office:value="0.00573965" calcext:value-type="float">
            <text:p>0.00573965</text:p>
          </table:table-cell>
          <table:table-cell office:value-type="float" office:value="0.005519524" calcext:value-type="float">
            <text:p>0.005519524</text:p>
          </table:table-cell>
          <table:table-cell office:value-type="float" office:value="0.004550059" calcext:value-type="float">
            <text:p>0.004550059</text:p>
          </table:table-cell>
          <table:table-cell office:value-type="float" office:value="0.00021377" calcext:value-type="float">
            <text:p>0.00021377</text:p>
          </table:table-cell>
          <table:table-cell office:value-type="float" office:value="-0.000006356" calcext:value-type="float">
            <text:p>-6.356E-06</text:p>
          </table:table-cell>
          <table:table-cell office:value-type="float" office:value="-0.000975821" calcext:value-type="float">
            <text:p>-0.000975821</text:p>
          </table:table-cell>
          <table:table-cell office:value-type="float" office:value="27.083706584" calcext:value-type="float">
            <text:p>27.083706584</text:p>
          </table:table-cell>
          <table:table-cell office:value-type="float" office:value="27.078283714" calcext:value-type="float">
            <text:p>27.078283714</text:p>
          </table:table-cell>
          <table:table-cell office:value-type="float" office:value="27.054400427" calcext:value-type="float">
            <text:p>27.054400427</text:p>
          </table:table-cell>
          <table:table-cell office:value-type="float" office:value="0.005418604" calcext:value-type="float">
            <text:p>0.005418604</text:p>
          </table:table-cell>
          <table:table-cell office:value-type="float" office:value="-0.000161215" calcext:value-type="float">
            <text:p>-0.000161215</text:p>
          </table:table-cell>
          <table:table-cell office:value-type="float" office:value="-0.024735983" calcext:value-type="float">
            <text:p>-0.02473598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aMedian</text:p>
          </table:table-cell>
          <table:table-cell office:value-type="float" office:value="27.075829046" calcext:value-type="float">
            <text:p>27.075829046</text:p>
          </table:table-cell>
          <table:table-cell/>
          <table:table-cell office:value-type="float" office:value="0.693985008" calcext:value-type="float">
            <text:p>0.693985008</text:p>
          </table:table-cell>
          <table:table-cell office:value-type="float" office:value="0.68159946" calcext:value-type="float">
            <text:p>0.68159946</text:p>
          </table:table-cell>
          <table:table-cell office:value-type="float" office:value="0.553442902" calcext:value-type="float">
            <text:p>0.553442902</text:p>
          </table:table-cell>
          <table:table-cell office:value-type="float" office:value="0.005669812" calcext:value-type="float">
            <text:p>0.005669812</text:p>
          </table:table-cell>
          <table:table-cell office:value-type="float" office:value="0.005568623" calcext:value-type="float">
            <text:p>0.005568623</text:p>
          </table:table-cell>
          <table:table-cell office:value-type="float" office:value="0.004521592" calcext:value-type="float">
            <text:p>0.004521592</text:p>
          </table:table-cell>
          <table:table-cell office:value-type="float" office:value="0.000143932" calcext:value-type="float">
            <text:p>0.000143932</text:p>
          </table:table-cell>
          <table:table-cell office:value-type="float" office:value="0.000042743" calcext:value-type="float">
            <text:p>4.2743E-05</text:p>
          </table:table-cell>
          <table:table-cell office:value-type="float" office:value="-0.001004288" calcext:value-type="float">
            <text:p>-0.001004288</text:p>
          </table:table-cell>
          <table:table-cell office:value-type="float" office:value="27.083498178" calcext:value-type="float">
            <text:p>27.083498178</text:p>
          </table:table-cell>
          <table:table-cell office:value-type="float" office:value="27.075845705" calcext:value-type="float">
            <text:p>27.075845705</text:p>
          </table:table-cell>
          <table:table-cell office:value-type="float" office:value="27.050605347" calcext:value-type="float">
            <text:p>27.050605347</text:p>
          </table:table-cell>
          <table:table-cell office:value-type="float" office:value="0.003648403" calcext:value-type="float">
            <text:p>0.003648403</text:p>
          </table:table-cell>
          <table:table-cell office:value-type="float" office:value="0.001083422" calcext:value-type="float">
            <text:p>0.001083422</text:p>
          </table:table-cell>
          <table:table-cell office:value-type="float" office:value="-0.025457532" calcext:value-type="float">
            <text:p>-0.02545753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aAverage</text:p>
          </table:table-cell>
          <table:table-cell office:value-type="float" office:value="27.078440347" calcext:value-type="float">
            <text:p>27.078440347</text:p>
          </table:table-cell>
          <table:table-cell/>
          <table:table-cell office:value-type="float" office:value="0.702533196" calcext:value-type="float">
            <text:p>0.702533196</text:p>
          </table:table-cell>
          <table:table-cell office:value-type="float" office:value="0.675589717" calcext:value-type="float">
            <text:p>0.675589717</text:p>
          </table:table-cell>
          <table:table-cell office:value-type="float" office:value="0.556927207" calcext:value-type="float">
            <text:p>0.556927207</text:p>
          </table:table-cell>
          <table:table-cell office:value-type="float" office:value="0.00573965" calcext:value-type="float">
            <text:p>0.00573965</text:p>
          </table:table-cell>
          <table:table-cell office:value-type="float" office:value="0.005519524" calcext:value-type="float">
            <text:p>0.005519524</text:p>
          </table:table-cell>
          <table:table-cell office:value-type="float" office:value="0.004550059" calcext:value-type="float">
            <text:p>0.004550059</text:p>
          </table:table-cell>
          <table:table-cell office:value-type="float" office:value="0.00021377" calcext:value-type="float">
            <text:p>0.00021377</text:p>
          </table:table-cell>
          <table:table-cell office:value-type="float" office:value="-0.000006356" calcext:value-type="float">
            <text:p>-6.356E-06</text:p>
          </table:table-cell>
          <table:table-cell office:value-type="float" office:value="-0.000975821" calcext:value-type="float">
            <text:p>-0.000975821</text:p>
          </table:table-cell>
          <table:table-cell office:value-type="float" office:value="27.083706584" calcext:value-type="float">
            <text:p>27.083706584</text:p>
          </table:table-cell>
          <table:table-cell office:value-type="float" office:value="27.078283714" calcext:value-type="float">
            <text:p>27.078283714</text:p>
          </table:table-cell>
          <table:table-cell office:value-type="float" office:value="27.054400427" calcext:value-type="float">
            <text:p>27.054400427</text:p>
          </table:table-cell>
          <table:table-cell office:value-type="float" office:value="0.005418604" calcext:value-type="float">
            <text:p>0.005418604</text:p>
          </table:table-cell>
          <table:table-cell office:value-type="float" office:value="-0.000161215" calcext:value-type="float">
            <text:p>-0.000161215</text:p>
          </table:table-cell>
          <table:table-cell office:value-type="float" office:value="-0.024735983" calcext:value-type="float">
            <text:p>-0.02473598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aStdDev</text:p>
          </table:table-cell>
          <table:table-cell office:value-type="float" office:value="0.018535434" calcext:value-type="float">
            <text:p>0.018535434</text:p>
          </table:table-cell>
          <table:table-cell/>
          <table:table-cell office:value-type="float" office:value="0.061373403" calcext:value-type="float">
            <text:p>0.061373403</text:p>
          </table:table-cell>
          <table:table-cell office:value-type="float" office:value="0.052556013" calcext:value-type="float">
            <text:p>0.052556013</text:p>
          </table:table-cell>
          <table:table-cell office:value-type="float" office:value="0.046740681" calcext:value-type="float">
            <text:p>0.046740681</text:p>
          </table:table-cell>
          <table:table-cell office:value-type="float" office:value="0.000501417" calcext:value-type="float">
            <text:p>0.000501417</text:p>
          </table:table-cell>
          <table:table-cell office:value-type="float" office:value="0.000429379" calcext:value-type="float">
            <text:p>0.000429379</text:p>
          </table:table-cell>
          <table:table-cell office:value-type="float" office:value="0.000381868" calcext:value-type="float">
            <text:p>0.000381868</text:p>
          </table:table-cell>
          <table:table-cell office:value-type="float" office:value="0.000501417" calcext:value-type="float">
            <text:p>0.000501417</text:p>
          </table:table-cell>
          <table:table-cell office:value-type="float" office:value="0.000429379" calcext:value-type="float">
            <text:p>0.000429379</text:p>
          </table:table-cell>
          <table:table-cell office:value-type="float" office:value="0.000381868" calcext:value-type="float">
            <text:p>0.000381868</text:p>
          </table:table-cell>
          <table:table-cell office:value-type="float" office:value="0.020915845" calcext:value-type="float">
            <text:p>0.020915845</text:p>
          </table:table-cell>
          <table:table-cell office:value-type="float" office:value="0.021389887" calcext:value-type="float">
            <text:p>0.021389887</text:p>
          </table:table-cell>
          <table:table-cell office:value-type="float" office:value="0.021982071" calcext:value-type="float">
            <text:p>0.021982071</text:p>
          </table:table-cell>
          <table:table-cell office:value-type="float" office:value="0.01271001" calcext:value-type="float">
            <text:p>0.01271001</text:p>
          </table:table-cell>
          <table:table-cell office:value-type="float" office:value="0.010884085" calcext:value-type="float">
            <text:p>0.010884085</text:p>
          </table:table-cell>
          <table:table-cell office:value-type="float" office:value="0.009680053" calcext:value-type="float">
            <text:p>0.00968005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 table:number-rows-repeated="1048267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3T16:48:35.191959990</dc:date>
    <meta:editing-duration>PT52M53S</meta:editing-duration>
    <meta:editing-cycles>3</meta:editing-cycles>
    <meta:generator>LibreOffice/5.2.7.2$Linux_ARM_EABI LibreOffice_project/20m0$Build-2</meta:generator>
    <meta:document-statistic meta:table-count="1" meta:cell-count="58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501cm" svg:height="9.006cm" xlink:href=".." xlink:type="simple" chart:class="chart:line" chart:style-name="ch1">
        <chart:title svg:x="13.587cm" svg:y="0.316cm" chart:style-name="ch2">
          <text:p>AD at 0C 0.005sec interval</text:p>
        </chart:title>
        <chart:legend chart:legend-position="end" svg:x="30.495cm" svg:y="3.706cm" style:legend-expansion="high" chart:style-name="ch3"/>
        <chart:plot-area chart:style-name="ch4" table:cell-range-address="calibrateCSV_20191113_1533.D1:calibrateCSV_20191113_1533.G308" chart:data-source-has-labels="both" svg:x="0.65cm" svg:y="1.275cm" svg:width="29.195cm" svg:height="7.551cm">
          <chartooo:coordinate-region svg:x="1.522cm" svg:y="1.275cm" svg:width="28.323cm" svg:height="6.092cm"/>
          <chart:axis chart:dimension="x" chart:name="primary-x" chart:style-name="ch5" chartooo:axis-type="auto">
            <chartooo:date-scale/>
            <chart:categories table:cell-range-address="calibrateCSV_20191113_1533.D2:calibrateCSV_20191113_1533.D30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alibrateCSV_20191113_1533.E2:calibrateCSV_20191113_1533.E308" chart:label-cell-address="calibrateCSV_20191113_1533.E1:calibrateCSV_20191113_1533.E1" chart:class="chart:line">
            <chart:data-point chart:repeated="307"/>
          </chart:series>
          <chart:series chart:style-name="ch9" chart:values-cell-range-address="calibrateCSV_20191113_1533.F2:calibrateCSV_20191113_1533.F308" chart:label-cell-address="calibrateCSV_20191113_1533.F1:calibrateCSV_20191113_1533.F1" chart:class="chart:line">
            <chart:data-point chart:repeated="307"/>
          </chart:series>
          <chart:series chart:style-name="ch10" chart:values-cell-range-address="calibrateCSV_20191113_1533.G2:calibrateCSV_20191113_1533.G308" chart:label-cell-address="calibrateCSV_20191113_1533.G1:calibrateCSV_20191113_1533.G1" chart:class="chart:line">
            <chart:data-point chart:repeated="30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ad4</text:p>
                <draw:g>
                  <svg:desc>calibrateCSV_20191113_1533.E1:calibrateCSV_20191113_1533.E1</svg:desc>
                </draw:g>
              </table:table-cell>
              <table:table-cell office:value-type="string">
                <text:p> ad5</text:p>
                <draw:g>
                  <svg:desc>calibrateCSV_20191113_1533.F1:calibrateCSV_20191113_1533.F1</svg:desc>
                </draw:g>
              </table:table-cell>
              <table:table-cell office:value-type="string">
                <text:p> ad6</text:p>
                <draw:g>
                  <svg:desc>calibrateCSV_20191113_1533.G1:calibrateCSV_20191113_1533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ibrateCSV_20191113_1533.D2:calibrateCSV_20191113_1533.D308</svg:desc>
                </draw:g>
              </table:table-cell>
              <table:table-cell office:value-type="float" office:value="0.627088622">
                <text:p>0.627088622</text:p>
                <draw:g>
                  <svg:desc>calibrateCSV_20191113_1533.E2:calibrateCSV_20191113_1533.E308</svg:desc>
                </draw:g>
              </table:table-cell>
              <table:table-cell office:value-type="float" office:value="0.661092479">
                <text:p>0.661092479</text:p>
                <draw:g>
                  <svg:desc>calibrateCSV_20191113_1533.F2:calibrateCSV_20191113_1533.F308</svg:desc>
                </draw:g>
              </table:table-cell>
              <table:table-cell office:value-type="float" office:value="0.608006788">
                <text:p>0.608006788</text:p>
                <draw:g>
                  <svg:desc>calibrateCSV_20191113_1533.G2:calibrateCSV_20191113_1533.G308</svg:desc>
                </draw:g>
              </table:table-cell>
            </table:table-row>
            <table:table-row>
              <table:table-cell office:value-type="float" office:value="0.005">
                <text:p>0.005</text:p>
              </table:table-cell>
              <table:table-cell office:value-type="float" office:value="0.634387211">
                <text:p>0.634387211</text:p>
              </table:table-cell>
              <table:table-cell office:value-type="float" office:value="0.699094617">
                <text:p>0.699094617</text:p>
              </table:table-cell>
              <table:table-cell office:value-type="float" office:value="0.630682186">
                <text:p>0.630682186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.724064794">
                <text:p>0.724064794</text:p>
              </table:table-cell>
              <table:table-cell office:value-type="float" office:value="0.756175012">
                <text:p>0.756175012</text:p>
              </table:table-cell>
              <table:table-cell office:value-type="float" office:value="0.518273773">
                <text:p>0.518273773</text:p>
              </table:table-cell>
            </table:table-row>
            <table:table-row>
              <table:table-cell office:value-type="float" office:value="0.015">
                <text:p>0.015</text:p>
              </table:table-cell>
              <table:table-cell office:value-type="float" office:value="0.793184137">
                <text:p>0.793184137</text:p>
              </table:table-cell>
              <table:table-cell office:value-type="float" office:value="0.609865261">
                <text:p>0.609865261</text:p>
              </table:table-cell>
              <table:table-cell office:value-type="float" office:value="0.495541751">
                <text:p>0.495541751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0.650283772">
                <text:p>0.650283772</text:p>
              </table:table-cell>
              <table:table-cell office:value-type="float" office:value="0.624405816">
                <text:p>0.624405816</text:p>
              </table:table-cell>
              <table:table-cell office:value-type="float" office:value="0.587114166">
                <text:p>0.587114166</text:p>
              </table:table-cell>
            </table:table-row>
            <table:table-row>
              <table:table-cell office:value-type="float" office:value="0.025">
                <text:p>0.025</text:p>
              </table:table-cell>
              <table:table-cell office:value-type="float" office:value="0.708962167">
                <text:p>0.708962167</text:p>
              </table:table-cell>
              <table:table-cell office:value-type="float" office:value="0.604637337">
                <text:p>0.604637337</text:p>
              </table:table-cell>
              <table:table-cell office:value-type="float" office:value="0.566467114">
                <text:p>0.566467114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0.757262797">
                <text:p>0.757262797</text:p>
              </table:table-cell>
              <table:table-cell office:value-type="float" office:value="0.600638461">
                <text:p>0.600638461</text:p>
              </table:table-cell>
              <table:table-cell office:value-type="float" office:value="0.547542637">
                <text:p>0.547542637</text:p>
              </table:table-cell>
            </table:table-row>
            <table:table-row>
              <table:table-cell office:value-type="float" office:value="0.035">
                <text:p>0.035</text:p>
              </table:table-cell>
              <table:table-cell office:value-type="float" office:value="0.796526765">
                <text:p>0.796526765</text:p>
              </table:table-cell>
              <table:table-cell office:value-type="float" office:value="0.602745486">
                <text:p>0.602745486</text:p>
              </table:table-cell>
              <table:table-cell office:value-type="float" office:value="0.518330397">
                <text:p>0.518330397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0.797110295">
                <text:p>0.797110295</text:p>
              </table:table-cell>
              <table:table-cell office:value-type="float" office:value="0.603268218">
                <text:p>0.603268218</text:p>
              </table:table-cell>
              <table:table-cell office:value-type="float" office:value="0.516939225">
                <text:p>0.516939225</text:p>
              </table:table-cell>
            </table:table-row>
            <table:table-row>
              <table:table-cell office:value-type="float" office:value="0.045">
                <text:p>0.045</text:p>
              </table:table-cell>
              <table:table-cell office:value-type="float" office:value="0.631720499">
                <text:p>0.631720499</text:p>
              </table:table-cell>
              <table:table-cell office:value-type="float" office:value="0.667347392">
                <text:p>0.667347392</text:p>
              </table:table-cell>
              <table:table-cell office:value-type="float" office:value="0.6103117">
                <text:p>0.6103117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677238784">
                <text:p>0.677238784</text:p>
              </table:table-cell>
              <table:table-cell office:value-type="float" office:value="0.735188214">
                <text:p>0.735188214</text:p>
              </table:table-cell>
              <table:table-cell office:value-type="float" office:value="0.563860007">
                <text:p>0.563860007</text:p>
              </table:table-cell>
            </table:table-row>
            <table:table-row>
              <table:table-cell office:value-type="float" office:value="0.055">
                <text:p>0.055</text:p>
              </table:table-cell>
              <table:table-cell office:value-type="float" office:value="0.785096381">
                <text:p>0.785096381</text:p>
              </table:table-cell>
              <table:table-cell office:value-type="float" office:value="0.625954941">
                <text:p>0.625954941</text:p>
              </table:table-cell>
              <table:table-cell office:value-type="float" office:value="0.496314823">
                <text:p>0.496314823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0.766661855">
                <text:p>0.766661855</text:p>
              </table:table-cell>
              <table:table-cell office:value-type="float" office:value="0.69690653">
                <text:p>0.69690653</text:p>
              </table:table-cell>
              <table:table-cell office:value-type="float" office:value="0.50555116">
                <text:p>0.50555116</text:p>
              </table:table-cell>
            </table:table-row>
            <table:table-row>
              <table:table-cell office:value-type="float" office:value="0.065">
                <text:p>0.065</text:p>
              </table:table-cell>
              <table:table-cell office:value-type="float" office:value="0.773715469">
                <text:p>0.773715469</text:p>
              </table:table-cell>
              <table:table-cell office:value-type="float" office:value="0.601847244">
                <text:p>0.601847244</text:p>
              </table:table-cell>
              <table:table-cell office:value-type="float" office:value="0.527229372">
                <text:p>0.527229372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0.636079983">
                <text:p>0.636079983</text:p>
              </table:table-cell>
              <table:table-cell office:value-type="float" office:value="0.691034876">
                <text:p>0.691034876</text:p>
              </table:table-cell>
              <table:table-cell office:value-type="float" office:value="0.629032925">
                <text:p>0.629032925</text:p>
              </table:table-cell>
            </table:table-row>
            <table:table-row>
              <table:table-cell office:value-type="float" office:value="0.075">
                <text:p>0.075</text:p>
              </table:table-cell>
              <table:table-cell office:value-type="float" office:value="0.632870273">
                <text:p>0.632870273</text:p>
              </table:table-cell>
              <table:table-cell office:value-type="float" office:value="0.689927422">
                <text:p>0.689927422</text:p>
              </table:table-cell>
              <table:table-cell office:value-type="float" office:value="0.626656488">
                <text:p>0.626656488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.631395058">
                <text:p>0.631395058</text:p>
              </table:table-cell>
              <table:table-cell office:value-type="float" office:value="0.681943975">
                <text:p>0.681943975</text:p>
              </table:table-cell>
              <table:table-cell office:value-type="float" office:value="0.621699765">
                <text:p>0.621699765</text:p>
              </table:table-cell>
            </table:table-row>
            <table:table-row>
              <table:table-cell office:value-type="float" office:value="0.085">
                <text:p>0.085</text:p>
              </table:table-cell>
              <table:table-cell office:value-type="float" office:value="0.632292108">
                <text:p>0.632292108</text:p>
              </table:table-cell>
              <table:table-cell office:value-type="float" office:value="0.692916595">
                <text:p>0.692916595</text:p>
              </table:table-cell>
              <table:table-cell office:value-type="float" office:value="0.629078225">
                <text:p>0.629078225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0.634499268">
                <text:p>0.634499268</text:p>
              </table:table-cell>
              <table:table-cell office:value-type="float" office:value="0.694539034">
                <text:p>0.694539034</text:p>
              </table:table-cell>
              <table:table-cell office:value-type="float" office:value="0.630897955">
                <text:p>0.630897955</text:p>
              </table:table-cell>
            </table:table-row>
            <table:table-row>
              <table:table-cell office:value-type="float" office:value="0.095">
                <text:p>0.095</text:p>
              </table:table-cell>
              <table:table-cell office:value-type="float" office:value="0.633682088">
                <text:p>0.633682088</text:p>
              </table:table-cell>
              <table:table-cell office:value-type="float" office:value="0.690786325">
                <text:p>0.690786325</text:p>
              </table:table-cell>
              <table:table-cell office:value-type="float" office:value="0.629135445">
                <text:p>0.62913544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803186393">
                <text:p>0.803186393</text:p>
              </table:table-cell>
              <table:table-cell office:value-type="float" office:value="0.604773832">
                <text:p>0.604773832</text:p>
              </table:table-cell>
              <table:table-cell office:value-type="float" office:value="0.507710637">
                <text:p>0.507710637</text:p>
              </table:table-cell>
            </table:table-row>
            <table:table-row>
              <table:table-cell office:value-type="float" office:value="0.105">
                <text:p>0.105</text:p>
              </table:table-cell>
              <table:table-cell office:value-type="float" office:value="0.629928187">
                <text:p>0.629928187</text:p>
              </table:table-cell>
              <table:table-cell office:value-type="float" office:value="0.655226786">
                <text:p>0.655226786</text:p>
              </table:table-cell>
              <table:table-cell office:value-type="float" office:value="0.601809097">
                <text:p>0.601809097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0.663529714">
                <text:p>0.663529714</text:p>
              </table:table-cell>
              <table:table-cell office:value-type="float" office:value="0.725806442">
                <text:p>0.725806442</text:p>
              </table:table-cell>
              <table:table-cell office:value-type="float" office:value="0.586272548">
                <text:p>0.586272548</text:p>
              </table:table-cell>
            </table:table-row>
            <table:table-row>
              <table:table-cell office:value-type="float" office:value="0.115">
                <text:p>0.115</text:p>
              </table:table-cell>
              <table:table-cell office:value-type="float" office:value="0.780685041">
                <text:p>0.780685041</text:p>
              </table:table-cell>
              <table:table-cell office:value-type="float" office:value="0.654738027">
                <text:p>0.654738027</text:p>
              </table:table-cell>
              <table:table-cell office:value-type="float" office:value="0.501291812">
                <text:p>0.501291812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0.730215994">
                <text:p>0.730215994</text:p>
              </table:table-cell>
              <table:table-cell office:value-type="float" office:value="0.602182222">
                <text:p>0.602182222</text:p>
              </table:table-cell>
              <table:table-cell office:value-type="float" office:value="0.550179547">
                <text:p>0.550179547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0.639095383">
                <text:p>0.639095383</text:p>
              </table:table-cell>
              <table:table-cell office:value-type="float" office:value="0.707901801">
                <text:p>0.707901801</text:p>
              </table:table-cell>
              <table:table-cell office:value-type="float" office:value="0.620200708">
                <text:p>0.620200708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0.646680671">
                <text:p>0.646680671</text:p>
              </table:table-cell>
              <table:table-cell office:value-type="float" office:value="0.718054857">
                <text:p>0.718054857</text:p>
              </table:table-cell>
              <table:table-cell office:value-type="float" office:value="0.605487896">
                <text:p>0.605487896</text:p>
              </table:table-cell>
            </table:table-row>
            <table:table-row>
              <table:table-cell office:value-type="float" office:value="0.135">
                <text:p>0.135</text:p>
              </table:table-cell>
              <table:table-cell office:value-type="float" office:value="0.654433448">
                <text:p>0.654433448</text:p>
              </table:table-cell>
              <table:table-cell office:value-type="float" office:value="0.728032676">
                <text:p>0.728032676</text:p>
              </table:table-cell>
              <table:table-cell office:value-type="float" office:value="0.582228372">
                <text:p>0.582228372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0.683264814">
                <text:p>0.683264814</text:p>
              </table:table-cell>
              <table:table-cell office:value-type="float" office:value="0.738588064">
                <text:p>0.738588064</text:p>
              </table:table-cell>
              <table:table-cell office:value-type="float" office:value="0.546041196">
                <text:p>0.546041196</text:p>
              </table:table-cell>
            </table:table-row>
            <table:table-row>
              <table:table-cell office:value-type="float" office:value="0.145">
                <text:p>0.145</text:p>
              </table:table-cell>
              <table:table-cell office:value-type="float" office:value="0.713741864">
                <text:p>0.713741864</text:p>
              </table:table-cell>
              <table:table-cell office:value-type="float" office:value="0.752367467">
                <text:p>0.752367467</text:p>
              </table:table-cell>
              <table:table-cell office:value-type="float" office:value="0.520472589">
                <text:p>0.520472589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759639234">
                <text:p>0.759639234</text:p>
              </table:table-cell>
              <table:table-cell office:value-type="float" office:value="0.706620897">
                <text:p>0.706620897</text:p>
              </table:table-cell>
              <table:table-cell office:value-type="float" office:value="0.506248534">
                <text:p>0.506248534</text:p>
              </table:table-cell>
            </table:table-row>
            <table:table-row>
              <table:table-cell office:value-type="float" office:value="0.155">
                <text:p>0.155</text:p>
              </table:table-cell>
              <table:table-cell office:value-type="float" office:value="0.775567386">
                <text:p>0.775567386</text:p>
              </table:table-cell>
              <table:table-cell office:value-type="float" office:value="0.660982807">
                <text:p>0.660982807</text:p>
              </table:table-cell>
              <table:table-cell office:value-type="float" office:value="0.5006755">
                <text:p>0.5006755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0.782004092">
                <text:p>0.782004092</text:p>
              </table:table-cell>
              <table:table-cell office:value-type="float" office:value="0.647152143">
                <text:p>0.647152143</text:p>
              </table:table-cell>
              <table:table-cell office:value-type="float" office:value="0.498661458">
                <text:p>0.498661458</text:p>
              </table:table-cell>
            </table:table-row>
            <table:table-row>
              <table:table-cell office:value-type="float" office:value="0.165">
                <text:p>0.165</text:p>
              </table:table-cell>
              <table:table-cell office:value-type="float" office:value="0.626397804">
                <text:p>0.626397804</text:p>
              </table:table-cell>
              <table:table-cell office:value-type="float" office:value="0.638012366">
                <text:p>0.638012366</text:p>
              </table:table-cell>
              <table:table-cell office:value-type="float" office:value="0.594447922">
                <text:p>0.594447922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0.728538719">
                <text:p>0.728538719</text:p>
              </table:table-cell>
              <table:table-cell office:value-type="float" office:value="0.753520221">
                <text:p>0.753520221</text:p>
              </table:table-cell>
              <table:table-cell office:value-type="float" office:value="0.515916409">
                <text:p>0.515916409</text:p>
              </table:table-cell>
            </table:table-row>
            <table:table-row>
              <table:table-cell office:value-type="float" office:value="0.175">
                <text:p>0.175</text:p>
              </table:table-cell>
              <table:table-cell office:value-type="float" office:value="0.793279504">
                <text:p>0.793279504</text:p>
              </table:table-cell>
              <table:table-cell office:value-type="float" office:value="0.605935527">
                <text:p>0.605935527</text:p>
              </table:table-cell>
              <table:table-cell office:value-type="float" office:value="0.511259498">
                <text:p>0.511259498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0.634988026">
                <text:p>0.634988026</text:p>
              </table:table-cell>
              <table:table-cell office:value-type="float" office:value="0.702139223">
                <text:p>0.702139223</text:p>
              </table:table-cell>
              <table:table-cell office:value-type="float" office:value="0.629925207">
                <text:p>0.629925207</text:p>
              </table:table-cell>
            </table:table-row>
            <table:table-row>
              <table:table-cell office:value-type="float" office:value="0.185">
                <text:p>0.185</text:p>
              </table:table-cell>
              <table:table-cell office:value-type="float" office:value="0.770040246">
                <text:p>0.770040246</text:p>
              </table:table-cell>
              <table:table-cell office:value-type="float" office:value="0.674747309">
                <text:p>0.674747309</text:p>
              </table:table-cell>
              <table:table-cell office:value-type="float" office:value="0.502878487">
                <text:p>0.502878487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0.626638606">
                <text:p>0.626638606</text:p>
              </table:table-cell>
              <table:table-cell office:value-type="float" office:value="0.650857169">
                <text:p>0.650857169</text:p>
              </table:table-cell>
              <table:table-cell office:value-type="float" office:value="0.603538228">
                <text:p>0.603538228</text:p>
              </table:table-cell>
            </table:table-row>
            <table:table-row>
              <table:table-cell office:value-type="float" office:value="0.195">
                <text:p>0.195</text:p>
              </table:table-cell>
              <table:table-cell office:value-type="float" office:value="0.735558955">
                <text:p>0.735558955</text:p>
              </table:table-cell>
              <table:table-cell office:value-type="float" office:value="0.747702211">
                <text:p>0.747702211</text:p>
              </table:table-cell>
              <table:table-cell office:value-type="float" office:value="0.511524142">
                <text:p>0.511524142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728329507">
                <text:p>0.728329507</text:p>
              </table:table-cell>
              <table:table-cell office:value-type="float" office:value="0.750744432">
                <text:p>0.750744432</text:p>
              </table:table-cell>
              <table:table-cell office:value-type="float" office:value="0.512356223">
                <text:p>0.512356223</text:p>
              </table:table-cell>
            </table:table-row>
            <table:table-row>
              <table:table-cell office:value-type="float" office:value="0.205">
                <text:p>0.205</text:p>
              </table:table-cell>
              <table:table-cell office:value-type="float" office:value="0.697376215">
                <text:p>0.697376215</text:p>
              </table:table-cell>
              <table:table-cell office:value-type="float" office:value="0.745187491">
                <text:p>0.745187491</text:p>
              </table:table-cell>
              <table:table-cell office:value-type="float" office:value="0.530171458">
                <text:p>0.530171458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0.654704649">
                <text:p>0.654704649</text:p>
              </table:table-cell>
              <table:table-cell office:value-type="float" office:value="0.727670876">
                <text:p>0.727670876</text:p>
              </table:table-cell>
              <table:table-cell office:value-type="float" office:value="0.57846255">
                <text:p>0.57846255</text:p>
              </table:table-cell>
            </table:table-row>
            <table:table-row>
              <table:table-cell office:value-type="float" office:value="0.215">
                <text:p>0.215</text:p>
              </table:table-cell>
              <table:table-cell office:value-type="float" office:value="0.638848619">
                <text:p>0.638848619</text:p>
              </table:table-cell>
              <table:table-cell office:value-type="float" office:value="0.710514273">
                <text:p>0.710514273</text:p>
              </table:table-cell>
              <table:table-cell office:value-type="float" office:value="0.621621683">
                <text:p>0.621621683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0.639359431">
                <text:p>0.639359431</text:p>
              </table:table-cell>
              <table:table-cell office:value-type="float" office:value="0.712804283">
                <text:p>0.712804283</text:p>
              </table:table-cell>
              <table:table-cell office:value-type="float" office:value="0.613982155">
                <text:p>0.613982155</text:p>
              </table:table-cell>
            </table:table-row>
            <table:table-row>
              <table:table-cell office:value-type="float" office:value="0.225">
                <text:p>0.225</text:p>
              </table:table-cell>
              <table:table-cell office:value-type="float" office:value="0.765852423">
                <text:p>0.765852423</text:p>
              </table:table-cell>
              <table:table-cell office:value-type="float" office:value="0.693982922">
                <text:p>0.693982922</text:p>
              </table:table-cell>
              <table:table-cell office:value-type="float" office:value="0.50500697">
                <text:p>0.50500697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0.679050169">
                <text:p>0.679050169</text:p>
              </table:table-cell>
              <table:table-cell office:value-type="float" office:value="0.610555483">
                <text:p>0.610555483</text:p>
              </table:table-cell>
              <table:table-cell office:value-type="float" office:value="0.570619174">
                <text:p>0.570619174</text:p>
              </table:table-cell>
            </table:table-row>
            <table:table-row>
              <table:table-cell office:value-type="float" office:value="0.235">
                <text:p>0.235</text:p>
              </table:table-cell>
              <table:table-cell office:value-type="float" office:value="0.625869706">
                <text:p>0.625869706</text:p>
              </table:table-cell>
              <table:table-cell office:value-type="float" office:value="0.659752567">
                <text:p>0.659752567</text:p>
              </table:table-cell>
              <table:table-cell office:value-type="float" office:value="0.605011058">
                <text:p>0.605011058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656807501">
                <text:p>0.656807501</text:p>
              </table:table-cell>
              <table:table-cell office:value-type="float" office:value="0.723363843">
                <text:p>0.723363843</text:p>
              </table:table-cell>
              <table:table-cell office:value-type="float" office:value="0.590919327">
                <text:p>0.590919327</text:p>
              </table:table-cell>
            </table:table-row>
            <table:table-row>
              <table:table-cell office:value-type="float" office:value="0.245">
                <text:p>0.245</text:p>
              </table:table-cell>
              <table:table-cell office:value-type="float" office:value="0.747444719">
                <text:p>0.747444719</text:p>
              </table:table-cell>
              <table:table-cell office:value-type="float" office:value="0.729820219">
                <text:p>0.729820219</text:p>
              </table:table-cell>
              <table:table-cell office:value-type="float" office:value="0.509194196">
                <text:p>0.50919419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796856379">
                <text:p>0.796856379</text:p>
              </table:table-cell>
              <table:table-cell office:value-type="float" office:value="0.604364944">
                <text:p>0.604364944</text:p>
              </table:table-cell>
              <table:table-cell office:value-type="float" office:value="0.507727326">
                <text:p>0.507727326</text:p>
              </table:table-cell>
            </table:table-row>
            <table:table-row>
              <table:table-cell office:value-type="float" office:value="0.255">
                <text:p>0.255</text:p>
              </table:table-cell>
              <table:table-cell office:value-type="float" office:value="0.78146169">
                <text:p>0.78146169</text:p>
              </table:table-cell>
              <table:table-cell office:value-type="float" office:value="0.627202466">
                <text:p>0.627202466</text:p>
              </table:table-cell>
              <table:table-cell office:value-type="float" office:value="0.495703876">
                <text:p>0.495703876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754218191">
                <text:p>0.754218191</text:p>
              </table:table-cell>
              <table:table-cell office:value-type="float" office:value="0.705753649">
                <text:p>0.705753649</text:p>
              </table:table-cell>
              <table:table-cell office:value-type="float" office:value="0.504870475">
                <text:p>0.504870475</text:p>
              </table:table-cell>
            </table:table-row>
            <table:table-row>
              <table:table-cell office:value-type="float" office:value="0.265">
                <text:p>0.265</text:p>
              </table:table-cell>
              <table:table-cell office:value-type="float" office:value="0.753070206">
                <text:p>0.753070206</text:p>
              </table:table-cell>
              <table:table-cell office:value-type="float" office:value="0.707321847">
                <text:p>0.707321847</text:p>
              </table:table-cell>
              <table:table-cell office:value-type="float" office:value="0.50506419">
                <text:p>0.50506419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0.697404825">
                <text:p>0.697404825</text:p>
              </table:table-cell>
              <table:table-cell office:value-type="float" office:value="0.610560252">
                <text:p>0.610560252</text:p>
              </table:table-cell>
              <table:table-cell office:value-type="float" office:value="0.570603677">
                <text:p>0.570603677</text:p>
              </table:table-cell>
            </table:table-row>
            <table:table-row>
              <table:table-cell office:value-type="float" office:value="0.275">
                <text:p>0.275</text:p>
              </table:table-cell>
              <table:table-cell office:value-type="float" office:value="0.724134532">
                <text:p>0.724134532</text:p>
              </table:table-cell>
              <table:table-cell office:value-type="float" office:value="0.60269959">
                <text:p>0.60269959</text:p>
              </table:table-cell>
              <table:table-cell office:value-type="float" office:value="0.559300847">
                <text:p>0.559300847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0.677365145">
                <text:p>0.677365145</text:p>
              </table:table-cell>
              <table:table-cell office:value-type="float" office:value="0.61315365">
                <text:p>0.61315365</text:p>
              </table:table-cell>
              <table:table-cell office:value-type="float" office:value="0.579803059">
                <text:p>0.579803059</text:p>
              </table:table-cell>
            </table:table-row>
            <table:table-row>
              <table:table-cell office:value-type="float" office:value="0.285">
                <text:p>0.285</text:p>
              </table:table-cell>
              <table:table-cell office:value-type="float" office:value="0.67624875">
                <text:p>0.67624875</text:p>
              </table:table-cell>
              <table:table-cell office:value-type="float" office:value="0.732543556">
                <text:p>0.732543556</text:p>
              </table:table-cell>
              <table:table-cell office:value-type="float" office:value="0.56777484">
                <text:p>0.56777484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0.794398879">
                <text:p>0.794398879</text:p>
              </table:table-cell>
              <table:table-cell office:value-type="float" office:value="0.609463526">
                <text:p>0.609463526</text:p>
              </table:table-cell>
              <table:table-cell office:value-type="float" office:value="0.496765434">
                <text:p>0.496765434</text:p>
              </table:table-cell>
            </table:table-row>
            <table:table-row>
              <table:table-cell office:value-type="float" office:value="0.295">
                <text:p>0.295</text:p>
              </table:table-cell>
              <table:table-cell office:value-type="float" office:value="0.634656028">
                <text:p>0.634656028</text:p>
              </table:table-cell>
              <table:table-cell office:value-type="float" office:value="0.699328267">
                <text:p>0.699328267</text:p>
              </table:table-cell>
              <table:table-cell office:value-type="float" office:value="0.629435257">
                <text:p>0.629435257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762823911">
                <text:p>0.762823911</text:p>
              </table:table-cell>
              <table:table-cell office:value-type="float" office:value="0.691811525">
                <text:p>0.691811525</text:p>
              </table:table-cell>
              <table:table-cell office:value-type="float" office:value="0.504823983">
                <text:p>0.504823983</text:p>
              </table:table-cell>
            </table:table-row>
            <table:table-row>
              <table:table-cell office:value-type="float" office:value="0.305">
                <text:p>0.305</text:p>
              </table:table-cell>
              <table:table-cell office:value-type="float" office:value="0.709851469">
                <text:p>0.709851469</text:p>
              </table:table-cell>
              <table:table-cell office:value-type="float" office:value="0.603639555">
                <text:p>0.603639555</text:p>
              </table:table-cell>
              <table:table-cell office:value-type="float" office:value="0.556991763">
                <text:p>0.556991763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0.651009756">
                <text:p>0.651009756</text:p>
              </table:table-cell>
              <table:table-cell office:value-type="float" office:value="0.722193804">
                <text:p>0.722193804</text:p>
              </table:table-cell>
              <table:table-cell office:value-type="float" office:value="0.588743757">
                <text:p>0.588743757</text:p>
              </table:table-cell>
            </table:table-row>
            <table:table-row>
              <table:table-cell office:value-type="float" office:value="0.315">
                <text:p>0.315</text:p>
              </table:table-cell>
              <table:table-cell office:value-type="float" office:value="0.67918726">
                <text:p>0.67918726</text:p>
              </table:table-cell>
              <table:table-cell office:value-type="float" office:value="0.739168017">
                <text:p>0.739168017</text:p>
              </table:table-cell>
              <table:table-cell office:value-type="float" office:value="0.544221466">
                <text:p>0.544221466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0.722928729">
                <text:p>0.722928729</text:p>
              </table:table-cell>
              <table:table-cell office:value-type="float" office:value="0.754082293">
                <text:p>0.754082293</text:p>
              </table:table-cell>
              <table:table-cell office:value-type="float" office:value="0.515931906">
                <text:p>0.515931906</text:p>
              </table:table-cell>
            </table:table-row>
            <table:table-row>
              <table:table-cell office:value-type="float" office:value="0.325">
                <text:p>0.325</text:p>
              </table:table-cell>
              <table:table-cell office:value-type="float" office:value="0.7465882">
                <text:p>0.7465882</text:p>
              </table:table-cell>
              <table:table-cell office:value-type="float" office:value="0.73682019">
                <text:p>0.73682019</text:p>
              </table:table-cell>
              <table:table-cell office:value-type="float" office:value="0.509407581">
                <text:p>0.509407581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0.781554673">
                <text:p>0.781554673</text:p>
              </table:table-cell>
              <table:table-cell office:value-type="float" office:value="0.63862391">
                <text:p>0.63862391</text:p>
              </table:table-cell>
              <table:table-cell office:value-type="float" office:value="0.497056305">
                <text:p>0.497056305</text:p>
              </table:table-cell>
            </table:table-row>
            <table:table-row>
              <table:table-cell office:value-type="float" office:value="0.335">
                <text:p>0.335</text:p>
              </table:table-cell>
              <table:table-cell office:value-type="float" office:value="0.794758295">
                <text:p>0.794758295</text:p>
              </table:table-cell>
              <table:table-cell office:value-type="float" office:value="0.609528495">
                <text:p>0.609528495</text:p>
              </table:table-cell>
              <table:table-cell office:value-type="float" office:value="0.499557316">
                <text:p>0.499557316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0.664544781">
                <text:p>0.664544781</text:p>
              </table:table-cell>
              <table:table-cell office:value-type="float" office:value="0.727199999">
                <text:p>0.727199999</text:p>
              </table:table-cell>
              <table:table-cell office:value-type="float" office:value="0.582563947">
                <text:p>0.582563947</text:p>
              </table:table-cell>
            </table:table-row>
            <table:table-row>
              <table:table-cell office:value-type="float" office:value="0.345">
                <text:p>0.345</text:p>
              </table:table-cell>
              <table:table-cell office:value-type="float" office:value="0.787972902">
                <text:p>0.787972902</text:p>
              </table:table-cell>
              <table:table-cell office:value-type="float" office:value="0.616337134">
                <text:p>0.616337134</text:p>
              </table:table-cell>
              <table:table-cell office:value-type="float" office:value="0.494930207">
                <text:p>0.494930207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630714372">
                <text:p>0.630714372</text:p>
              </table:table-cell>
              <table:table-cell office:value-type="float" office:value="0.676747045">
                <text:p>0.676747045</text:p>
              </table:table-cell>
              <table:table-cell office:value-type="float" office:value="0.615181996">
                <text:p>0.615181996</text:p>
              </table:table-cell>
            </table:table-row>
            <table:table-row>
              <table:table-cell office:value-type="float" office:value="0.355">
                <text:p>0.355</text:p>
              </table:table-cell>
              <table:table-cell office:value-type="float" office:value="0.735098211">
                <text:p>0.735098211</text:p>
              </table:table-cell>
              <table:table-cell office:value-type="float" office:value="0.749468893">
                <text:p>0.749468893</text:p>
              </table:table-cell>
              <table:table-cell office:value-type="float" office:value="0.513721766">
                <text:p>0.513721766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0.682956062">
                <text:p>0.682956062</text:p>
              </table:table-cell>
              <table:table-cell office:value-type="float" office:value="0.608913375">
                <text:p>0.608913375</text:p>
              </table:table-cell>
              <table:table-cell office:value-type="float" office:value="0.56805379">
                <text:p>0.56805379</text:p>
              </table:table-cell>
            </table:table-row>
            <table:table-row>
              <table:table-cell office:value-type="float" office:value="0.365">
                <text:p>0.365</text:p>
              </table:table-cell>
              <table:table-cell office:value-type="float" office:value="0.646045285">
                <text:p>0.646045285</text:p>
              </table:table-cell>
              <table:table-cell office:value-type="float" office:value="0.716351952">
                <text:p>0.716351952</text:p>
              </table:table-cell>
              <table:table-cell office:value-type="float" office:value="0.600606871">
                <text:p>0.600606871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0.66809543">
                <text:p>0.66809543</text:p>
              </table:table-cell>
              <table:table-cell office:value-type="float" office:value="0.731591073">
                <text:p>0.731591073</text:p>
              </table:table-cell>
              <table:table-cell office:value-type="float" office:value="0.562318034">
                <text:p>0.562318034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0.712601627">
                <text:p>0.712601627</text:p>
              </table:table-cell>
              <table:table-cell office:value-type="float" office:value="0.752049774">
                <text:p>0.752049774</text:p>
              </table:table-cell>
              <table:table-cell office:value-type="float" office:value="0.519730511">
                <text:p>0.519730511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0.73585221">
                <text:p>0.73585221</text:p>
              </table:table-cell>
              <table:table-cell office:value-type="float" office:value="0.746752709">
                <text:p>0.746752709</text:p>
              </table:table-cell>
              <table:table-cell office:value-type="float" office:value="0.510895313">
                <text:p>0.510895313</text:p>
              </table:table-cell>
            </table:table-row>
            <table:table-row>
              <table:table-cell office:value-type="float" office:value="0.385">
                <text:p>0.385</text:p>
              </table:table-cell>
              <table:table-cell office:value-type="float" office:value="0.763663145">
                <text:p>0.763663145</text:p>
              </table:table-cell>
              <table:table-cell office:value-type="float" office:value="0.689888083">
                <text:p>0.689888083</text:p>
              </table:table-cell>
              <table:table-cell office:value-type="float" office:value="0.504037202">
                <text:p>0.504037202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0.784936045">
                <text:p>0.784936045</text:p>
              </table:table-cell>
              <table:table-cell office:value-type="float" office:value="0.617477371">
                <text:p>0.617477371</text:p>
              </table:table-cell>
              <table:table-cell office:value-type="float" office:value="0.494114219">
                <text:p>0.494114219</text:p>
              </table:table-cell>
            </table:table-row>
            <table:table-row>
              <table:table-cell office:value-type="float" office:value="0.395">
                <text:p>0.395</text:p>
              </table:table-cell>
              <table:table-cell office:value-type="float" office:value="0.719621863">
                <text:p>0.719621863</text:p>
              </table:table-cell>
              <table:table-cell office:value-type="float" office:value="0.605347825">
                <text:p>0.605347825</text:p>
              </table:table-cell>
              <table:table-cell office:value-type="float" office:value="0.56526012">
                <text:p>0.5652601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688351475">
                <text:p>0.688351475</text:p>
              </table:table-cell>
              <table:table-cell office:value-type="float" office:value="0.736221759">
                <text:p>0.736221759</text:p>
              </table:table-cell>
              <table:table-cell office:value-type="float" office:value="0.553449458">
                <text:p>0.553449458</text:p>
              </table:table-cell>
            </table:table-row>
            <table:table-row>
              <table:table-cell office:value-type="float" office:value="0.405">
                <text:p>0.405</text:p>
              </table:table-cell>
              <table:table-cell office:value-type="float" office:value="0.766944977">
                <text:p>0.766944977</text:p>
              </table:table-cell>
              <table:table-cell office:value-type="float" office:value="0.601707769">
                <text:p>0.601707769</text:p>
              </table:table-cell>
              <table:table-cell office:value-type="float" office:value="0.529989067">
                <text:p>0.529989067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0.638200717">
                <text:p>0.638200717</text:p>
              </table:table-cell>
              <table:table-cell office:value-type="float" office:value="0.704774941">
                <text:p>0.704774941</text:p>
              </table:table-cell>
              <table:table-cell office:value-type="float" office:value="0.626841262">
                <text:p>0.626841262</text:p>
              </table:table-cell>
            </table:table-row>
            <table:table-row>
              <table:table-cell office:value-type="float" office:value="0.415">
                <text:p>0.415</text:p>
              </table:table-cell>
              <table:table-cell office:value-type="float" office:value="0.73060402">
                <text:p>0.73060402</text:p>
              </table:table-cell>
              <table:table-cell office:value-type="float" office:value="0.750319451">
                <text:p>0.750319451</text:p>
              </table:table-cell>
              <table:table-cell office:value-type="float" office:value="0.513462485">
                <text:p>0.513462485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0.795198774">
                <text:p>0.795198774</text:p>
              </table:table-cell>
              <table:table-cell office:value-type="float" office:value="0.606272889">
                <text:p>0.606272889</text:p>
              </table:table-cell>
              <table:table-cell office:value-type="float" office:value="0.498927295">
                <text:p>0.498927295</text:p>
              </table:table-cell>
            </table:table-row>
            <table:table-row>
              <table:table-cell office:value-type="float" office:value="0.425">
                <text:p>0.425</text:p>
              </table:table-cell>
              <table:table-cell office:value-type="float" office:value="0.633625464">
                <text:p>0.633625464</text:p>
              </table:table-cell>
              <table:table-cell office:value-type="float" office:value="0.635174589">
                <text:p>0.635174589</text:p>
              </table:table-cell>
              <table:table-cell office:value-type="float" office:value="0.5966223">
                <text:p>0.5966223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0.724983302">
                <text:p>0.724983302</text:p>
              </table:table-cell>
              <table:table-cell office:value-type="float" office:value="0.604050828">
                <text:p>0.604050828</text:p>
              </table:table-cell>
              <table:table-cell office:value-type="float" office:value="0.562325187">
                <text:p>0.562325187</text:p>
              </table:table-cell>
            </table:table-row>
            <table:table-row>
              <table:table-cell office:value-type="float" office:value="0.435">
                <text:p>0.435</text:p>
              </table:table-cell>
              <table:table-cell office:value-type="float" office:value="0.781690572">
                <text:p>0.781690572</text:p>
              </table:table-cell>
              <table:table-cell office:value-type="float" office:value="0.603835059">
                <text:p>0.603835059</text:p>
              </table:table-cell>
              <table:table-cell office:value-type="float" office:value="0.532928769">
                <text:p>0.532928769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0.799262619">
                <text:p>0.799262619</text:p>
              </table:table-cell>
              <table:table-cell office:value-type="float" office:value="0.607498957">
                <text:p>0.607498957</text:p>
              </table:table-cell>
              <table:table-cell office:value-type="float" office:value="0.498793781">
                <text:p>0.498793781</text:p>
              </table:table-cell>
            </table:table-row>
            <table:table-row>
              <table:table-cell office:value-type="float" office:value="0.445">
                <text:p>0.445</text:p>
              </table:table-cell>
              <table:table-cell office:value-type="float" office:value="0.778982732">
                <text:p>0.778982732</text:p>
              </table:table-cell>
              <table:table-cell office:value-type="float" office:value="0.635873751">
                <text:p>0.635873751</text:p>
              </table:table-cell>
              <table:table-cell office:value-type="float" office:value="0.496174156">
                <text:p>0.496174156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750370711">
                <text:p>0.750370711</text:p>
              </table:table-cell>
              <table:table-cell office:value-type="float" office:value="0.717002239">
                <text:p>0.717002239</text:p>
              </table:table-cell>
              <table:table-cell office:value-type="float" office:value="0.507130087">
                <text:p>0.507130087</text:p>
              </table:table-cell>
            </table:table-row>
            <table:table-row>
              <table:table-cell office:value-type="float" office:value="0.455">
                <text:p>0.455</text:p>
              </table:table-cell>
              <table:table-cell office:value-type="float" office:value="0.629848913">
                <text:p>0.629848913</text:p>
              </table:table-cell>
              <table:table-cell office:value-type="float" office:value="0.680783472">
                <text:p>0.680783472</text:p>
              </table:table-cell>
              <table:table-cell office:value-type="float" office:value="0.618273093">
                <text:p>0.618273093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0.679732642">
                <text:p>0.679732642</text:p>
              </table:table-cell>
              <table:table-cell office:value-type="float" office:value="0.73446521">
                <text:p>0.73446521</text:p>
              </table:table-cell>
              <table:table-cell office:value-type="float" office:value="0.563402243">
                <text:p>0.563402243</text:p>
              </table:table-cell>
            </table:table-row>
            <table:table-row>
              <table:table-cell office:value-type="float" office:value="0.465">
                <text:p>0.465</text:p>
              </table:table-cell>
              <table:table-cell office:value-type="float" office:value="0.770564171">
                <text:p>0.770564171</text:p>
              </table:table-cell>
              <table:table-cell office:value-type="float" office:value="0.674445113">
                <text:p>0.674445113</text:p>
              </table:table-cell>
              <table:table-cell office:value-type="float" office:value="0.501527846">
                <text:p>0.501527846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0.771226379">
                <text:p>0.771226379</text:p>
              </table:table-cell>
              <table:table-cell office:value-type="float" office:value="0.60439415">
                <text:p>0.60439415</text:p>
              </table:table-cell>
              <table:table-cell office:value-type="float" office:value="0.529727403">
                <text:p>0.529727403</text:p>
              </table:table-cell>
            </table:table-row>
            <table:table-row>
              <table:table-cell office:value-type="float" office:value="0.475">
                <text:p>0.475</text:p>
              </table:table-cell>
              <table:table-cell office:value-type="float" office:value="0.628550128">
                <text:p>0.628550128</text:p>
              </table:table-cell>
              <table:table-cell office:value-type="float" office:value="0.670875987">
                <text:p>0.670875987</text:p>
              </table:table-cell>
              <table:table-cell office:value-type="float" office:value="0.61164148">
                <text:p>0.61164148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0.739716976">
                <text:p>0.739716976</text:p>
              </table:table-cell>
              <table:table-cell office:value-type="float" office:value="0.737848966">
                <text:p>0.737848966</text:p>
              </table:table-cell>
              <table:table-cell office:value-type="float" office:value="0.508691133">
                <text:p>0.508691133</text:p>
              </table:table-cell>
            </table:table-row>
            <table:table-row>
              <table:table-cell office:value-type="float" office:value="0.485">
                <text:p>0.485</text:p>
              </table:table-cell>
              <table:table-cell office:value-type="float" office:value="0.722943035">
                <text:p>0.722943035</text:p>
              </table:table-cell>
              <table:table-cell office:value-type="float" office:value="0.753653139">
                <text:p>0.753653139</text:p>
              </table:table-cell>
              <table:table-cell office:value-type="float" office:value="0.515017571">
                <text:p>0.515017571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0.699089253">
                <text:p>0.699089253</text:p>
              </table:table-cell>
              <table:table-cell office:value-type="float" office:value="0.746244281">
                <text:p>0.746244281</text:p>
              </table:table-cell>
              <table:table-cell office:value-type="float" office:value="0.527222219">
                <text:p>0.527222219</text:p>
              </table:table-cell>
            </table:table-row>
            <table:table-row>
              <table:table-cell office:value-type="float" office:value="0.495">
                <text:p>0.495</text:p>
              </table:table-cell>
              <table:table-cell office:value-type="float" office:value="0.670221528">
                <text:p>0.670221528</text:p>
              </table:table-cell>
              <table:table-cell office:value-type="float" office:value="0.735029666">
                <text:p>0.735029666</text:p>
              </table:table-cell>
              <table:table-cell office:value-type="float" office:value="0.559302635">
                <text:p>0.55930263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786118601">
                <text:p>0.786118601</text:p>
              </table:table-cell>
              <table:table-cell office:value-type="float" office:value="0.600858402">
                <text:p>0.600858402</text:p>
              </table:table-cell>
              <table:table-cell office:value-type="float" office:value="0.532024566">
                <text:p>0.532024566</text:p>
              </table:table-cell>
            </table:table-row>
            <table:table-row>
              <table:table-cell office:value-type="float" office:value="0.505">
                <text:p>0.505</text:p>
              </table:table-cell>
              <table:table-cell office:value-type="float" office:value="0.798042512">
                <text:p>0.798042512</text:p>
              </table:table-cell>
              <table:table-cell office:value-type="float" office:value="0.602738929">
                <text:p>0.602738929</text:p>
              </table:table-cell>
              <table:table-cell office:value-type="float" office:value="0.519063535">
                <text:p>0.519063535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0.794243311">
                <text:p>0.794243311</text:p>
              </table:table-cell>
              <table:table-cell office:value-type="float" office:value="0.608037187">
                <text:p>0.608037187</text:p>
              </table:table-cell>
              <table:table-cell office:value-type="float" office:value="0.498235881">
                <text:p>0.498235881</text:p>
              </table:table-cell>
            </table:table-row>
            <table:table-row>
              <table:table-cell office:value-type="float" office:value="0.515">
                <text:p>0.515</text:p>
              </table:table-cell>
              <table:table-cell office:value-type="float" office:value="0.634029583">
                <text:p>0.634029583</text:p>
              </table:table-cell>
              <table:table-cell office:value-type="float" office:value="0.702980245">
                <text:p>0.702980245</text:p>
              </table:table-cell>
              <table:table-cell office:value-type="float" office:value="0.62826939">
                <text:p>0.62826939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.657497723">
                <text:p>0.657497723</text:p>
              </table:table-cell>
              <table:table-cell office:value-type="float" office:value="0.615269615">
                <text:p>0.615269615</text:p>
              </table:table-cell>
              <table:table-cell office:value-type="float" office:value="0.579224298">
                <text:p>0.579224298</text:p>
              </table:table-cell>
            </table:table-row>
            <table:table-row>
              <table:table-cell office:value-type="float" office:value="0.525">
                <text:p>0.525</text:p>
              </table:table-cell>
              <table:table-cell office:value-type="float" office:value="0.633122996">
                <text:p>0.633122996</text:p>
              </table:table-cell>
              <table:table-cell office:value-type="float" office:value="0.70319959">
                <text:p>0.70319959</text:p>
              </table:table-cell>
              <table:table-cell office:value-type="float" office:value="0.627130345">
                <text:p>0.627130345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0.731483785">
                <text:p>0.731483785</text:p>
              </table:table-cell>
              <table:table-cell office:value-type="float" office:value="0.752094478">
                <text:p>0.752094478</text:p>
              </table:table-cell>
              <table:table-cell office:value-type="float" office:value="0.514651002">
                <text:p>0.514651002</text:p>
              </table:table-cell>
            </table:table-row>
            <table:table-row>
              <table:table-cell office:value-type="float" office:value="0.535">
                <text:p>0.535</text:p>
              </table:table-cell>
              <table:table-cell office:value-type="float" office:value="0.79186747">
                <text:p>0.79186747</text:p>
              </table:table-cell>
              <table:table-cell office:value-type="float" office:value="0.60830958">
                <text:p>0.60830958</text:p>
              </table:table-cell>
              <table:table-cell office:value-type="float" office:value="0.495708048">
                <text:p>0.495708048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0.655335266">
                <text:p>0.655335266</text:p>
              </table:table-cell>
              <table:table-cell office:value-type="float" office:value="0.623346641">
                <text:p>0.623346641</text:p>
              </table:table-cell>
              <table:table-cell office:value-type="float" office:value="0.587103437">
                <text:p>0.587103437</text:p>
              </table:table-cell>
            </table:table-row>
            <table:table-row>
              <table:table-cell office:value-type="float" office:value="0.545">
                <text:p>0.545</text:p>
              </table:table-cell>
              <table:table-cell office:value-type="float" office:value="0.625906065">
                <text:p>0.625906065</text:p>
              </table:table-cell>
              <table:table-cell office:value-type="float" office:value="0.654031712">
                <text:p>0.654031712</text:p>
              </table:table-cell>
              <table:table-cell office:value-type="float" office:value="0.605499221">
                <text:p>0.605499221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686774932">
                <text:p>0.686774932</text:p>
              </table:table-cell>
              <table:table-cell office:value-type="float" office:value="0.613762809">
                <text:p>0.613762809</text:p>
              </table:table-cell>
              <table:table-cell office:value-type="float" office:value="0.578195522">
                <text:p>0.578195522</text:p>
              </table:table-cell>
            </table:table-row>
            <table:table-row>
              <table:table-cell office:value-type="float" office:value="0.555">
                <text:p>0.555</text:p>
              </table:table-cell>
              <table:table-cell office:value-type="float" office:value="0.79679141">
                <text:p>0.79679141</text:p>
              </table:table-cell>
              <table:table-cell office:value-type="float" office:value="0.602409315">
                <text:p>0.602409315</text:p>
              </table:table-cell>
              <table:table-cell office:value-type="float" office:value="0.51546997">
                <text:p>0.51546997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0.787533616">
                <text:p>0.787533616</text:p>
              </table:table-cell>
              <table:table-cell office:value-type="float" office:value="0.61904259">
                <text:p>0.61904259</text:p>
              </table:table-cell>
              <table:table-cell office:value-type="float" office:value="0.494152962">
                <text:p>0.494152962</text:p>
              </table:table-cell>
            </table:table-row>
            <table:table-row>
              <table:table-cell office:value-type="float" office:value="0.565">
                <text:p>0.565</text:p>
              </table:table-cell>
              <table:table-cell office:value-type="float" office:value="0.751748771">
                <text:p>0.751748771</text:p>
              </table:table-cell>
              <table:table-cell office:value-type="float" office:value="0.723873463">
                <text:p>0.723873463</text:p>
              </table:table-cell>
              <table:table-cell office:value-type="float" office:value="0.507274331">
                <text:p>0.507274331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0.709885443">
                <text:p>0.709885443</text:p>
              </table:table-cell>
              <table:table-cell office:value-type="float" office:value="0.749438494">
                <text:p>0.749438494</text:p>
              </table:table-cell>
              <table:table-cell office:value-type="float" office:value="0.52064425">
                <text:p>0.52064425</text:p>
              </table:table-cell>
            </table:table-row>
            <table:table-row>
              <table:table-cell office:value-type="float" office:value="0.575">
                <text:p>0.575</text:p>
              </table:table-cell>
              <table:table-cell office:value-type="float" office:value="0.768020841">
                <text:p>0.768020841</text:p>
              </table:table-cell>
              <table:table-cell office:value-type="float" office:value="0.604226661">
                <text:p>0.604226661</text:p>
              </table:table-cell>
              <table:table-cell office:value-type="float" office:value="0.530141655">
                <text:p>0.530141655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0.627629832">
                <text:p>0.627629832</text:p>
              </table:table-cell>
              <table:table-cell office:value-type="float" office:value="0.667712172">
                <text:p>0.667712172</text:p>
              </table:table-cell>
              <table:table-cell office:value-type="float" office:value="0.607650352">
                <text:p>0.607650352</text:p>
              </table:table-cell>
            </table:table-row>
            <table:table-row>
              <table:table-cell office:value-type="float" office:value="0.585">
                <text:p>0.585</text:p>
              </table:table-cell>
              <table:table-cell office:value-type="float" office:value="0.746715158">
                <text:p>0.746715158</text:p>
              </table:table-cell>
              <table:table-cell office:value-type="float" office:value="0.729092446">
                <text:p>0.729092446</text:p>
              </table:table-cell>
              <table:table-cell office:value-type="float" office:value="0.507692755">
                <text:p>0.507692755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0.800841546">
                <text:p>0.800841546</text:p>
              </table:table-cell>
              <table:table-cell office:value-type="float" office:value="0.605022979">
                <text:p>0.605022979</text:p>
              </table:table-cell>
              <table:table-cell office:value-type="float" office:value="0.503395856">
                <text:p>0.503395856</text:p>
              </table:table-cell>
            </table:table-row>
            <table:table-row>
              <table:table-cell office:value-type="float" office:value="0.595">
                <text:p>0.595</text:p>
              </table:table-cell>
              <table:table-cell office:value-type="float" office:value="0.624624565">
                <text:p>0.624624565</text:p>
              </table:table-cell>
              <table:table-cell office:value-type="float" office:value="0.652304369">
                <text:p>0.652304369</text:p>
              </table:table-cell>
              <table:table-cell office:value-type="float" office:value="0.599526834">
                <text:p>0.599526834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700605595">
                <text:p>0.700605595</text:p>
              </table:table-cell>
              <table:table-cell office:value-type="float" office:value="0.747467965">
                <text:p>0.747467965</text:p>
              </table:table-cell>
              <table:table-cell office:value-type="float" office:value="0.52682108">
                <text:p>0.52682108</text:p>
              </table:table-cell>
            </table:table-row>
            <table:table-row>
              <table:table-cell office:value-type="float" office:value="0.605">
                <text:p>0.605</text:p>
              </table:table-cell>
              <table:table-cell office:value-type="float" office:value="0.707136477">
                <text:p>0.707136477</text:p>
              </table:table-cell>
              <table:table-cell office:value-type="float" office:value="0.74897179">
                <text:p>0.74897179</text:p>
              </table:table-cell>
              <table:table-cell office:value-type="float" office:value="0.522057476">
                <text:p>0.522057476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0.652618486">
                <text:p>0.652618486</text:p>
              </table:table-cell>
              <table:table-cell office:value-type="float" office:value="0.720902767">
                <text:p>0.720902767</text:p>
              </table:table-cell>
              <table:table-cell office:value-type="float" office:value="0.595294904">
                <text:p>0.595294904</text:p>
              </table:table-cell>
            </table:table-row>
            <table:table-row>
              <table:table-cell office:value-type="float" office:value="0.615">
                <text:p>0.615</text:p>
              </table:table-cell>
              <table:table-cell office:value-type="float" office:value="0.634177403">
                <text:p>0.634177403</text:p>
              </table:table-cell>
              <table:table-cell office:value-type="float" office:value="0.703881467">
                <text:p>0.703881467</text:p>
              </table:table-cell>
              <table:table-cell office:value-type="float" office:value="0.624569133">
                <text:p>0.624569133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0.626438335">
                <text:p>0.626438335</text:p>
              </table:table-cell>
              <table:table-cell office:value-type="float" office:value="0.658800084">
                <text:p>0.658800084</text:p>
              </table:table-cell>
              <table:table-cell office:value-type="float" office:value="0.607733203">
                <text:p>0.607733203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0.633462147">
                <text:p>0.633462147</text:p>
              </table:table-cell>
              <table:table-cell office:value-type="float" office:value="0.695430719">
                <text:p>0.695430719</text:p>
              </table:table-cell>
              <table:table-cell office:value-type="float" office:value="0.62889047">
                <text:p>0.62889047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0.634365157">
                <text:p>0.634365157</text:p>
              </table:table-cell>
              <table:table-cell office:value-type="float" office:value="0.634095744">
                <text:p>0.634095744</text:p>
              </table:table-cell>
              <table:table-cell office:value-type="float" office:value="0.594780516">
                <text:p>0.594780516</text:p>
              </table:table-cell>
            </table:table-row>
            <table:table-row>
              <table:table-cell office:value-type="float" office:value="0.635">
                <text:p>0.635</text:p>
              </table:table-cell>
              <table:table-cell office:value-type="float" office:value="0.640486555">
                <text:p>0.640486555</text:p>
              </table:table-cell>
              <table:table-cell office:value-type="float" office:value="0.714424934">
                <text:p>0.714424934</text:p>
              </table:table-cell>
              <table:table-cell office:value-type="float" office:value="0.613899304">
                <text:p>0.613899304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0.72591075">
                <text:p>0.72591075</text:p>
              </table:table-cell>
              <table:table-cell office:value-type="float" office:value="0.752788872">
                <text:p>0.752788872</text:p>
              </table:table-cell>
              <table:table-cell office:value-type="float" office:value="0.516656103">
                <text:p>0.516656103</text:p>
              </table:table-cell>
            </table:table-row>
            <table:table-row>
              <table:table-cell office:value-type="float" office:value="0.645">
                <text:p>0.645</text:p>
              </table:table-cell>
              <table:table-cell office:value-type="float" office:value="0.782383178">
                <text:p>0.782383178</text:p>
              </table:table-cell>
              <table:table-cell office:value-type="float" office:value="0.634502844">
                <text:p>0.634502844</text:p>
              </table:table-cell>
              <table:table-cell office:value-type="float" office:value="0.496134221">
                <text:p>0.496134221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75035581">
                <text:p>0.75035581</text:p>
              </table:table-cell>
              <table:table-cell office:value-type="float" office:value="0.602649522">
                <text:p>0.602649522</text:p>
              </table:table-cell>
              <table:table-cell office:value-type="float" office:value="0.537062947">
                <text:p>0.537062947</text:p>
              </table:table-cell>
            </table:table-row>
            <table:table-row>
              <table:table-cell office:value-type="float" office:value="0.655">
                <text:p>0.655</text:p>
              </table:table-cell>
              <table:table-cell office:value-type="float" office:value="0.626447275">
                <text:p>0.626447275</text:p>
              </table:table-cell>
              <table:table-cell office:value-type="float" office:value="0.668221196">
                <text:p>0.668221196</text:p>
              </table:table-cell>
              <table:table-cell office:value-type="float" office:value="0.608722044">
                <text:p>0.608722044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.680707178">
                <text:p>0.680707178</text:p>
              </table:table-cell>
              <table:table-cell office:value-type="float" office:value="0.735594122">
                <text:p>0.735594122</text:p>
              </table:table-cell>
              <table:table-cell office:value-type="float" office:value="0.548896855">
                <text:p>0.548896855</text:p>
              </table:table-cell>
            </table:table-row>
            <table:table-row>
              <table:table-cell office:value-type="float" office:value="0.665">
                <text:p>0.665</text:p>
              </table:table-cell>
              <table:table-cell office:value-type="float" office:value="0.645102935">
                <text:p>0.645102935</text:p>
              </table:table-cell>
              <table:table-cell office:value-type="float" office:value="0.715185489">
                <text:p>0.715185489</text:p>
              </table:table-cell>
              <table:table-cell office:value-type="float" office:value="0.606702638">
                <text:p>0.606702638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0.684060536">
                <text:p>0.684060536</text:p>
              </table:table-cell>
              <table:table-cell office:value-type="float" office:value="0.736777274">
                <text:p>0.736777274</text:p>
              </table:table-cell>
              <table:table-cell office:value-type="float" office:value="0.543085997">
                <text:p>0.543085997</text:p>
              </table:table-cell>
            </table:table-row>
            <table:table-row>
              <table:table-cell office:value-type="float" office:value="0.675">
                <text:p>0.675</text:p>
              </table:table-cell>
              <table:table-cell office:value-type="float" office:value="0.697606289">
                <text:p>0.697606289</text:p>
              </table:table-cell>
              <table:table-cell office:value-type="float" office:value="0.743086427">
                <text:p>0.743086427</text:p>
              </table:table-cell>
              <table:table-cell office:value-type="float" office:value="0.530498687">
                <text:p>0.530498687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0.711231913">
                <text:p>0.711231913</text:p>
              </table:table-cell>
              <table:table-cell office:value-type="float" office:value="0.74884662">
                <text:p>0.74884662</text:p>
              </table:table-cell>
              <table:table-cell office:value-type="float" office:value="0.520340862">
                <text:p>0.520340862</text:p>
              </table:table-cell>
            </table:table-row>
            <table:table-row>
              <table:table-cell office:value-type="float" office:value="0.685">
                <text:p>0.685</text:p>
              </table:table-cell>
              <table:table-cell office:value-type="float" office:value="0.71819612">
                <text:p>0.71819612</text:p>
              </table:table-cell>
              <table:table-cell office:value-type="float" office:value="0.754910797">
                <text:p>0.754910797</text:p>
              </table:table-cell>
              <table:table-cell office:value-type="float" office:value="0.516834917">
                <text:p>0.516834917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0.708159889">
                <text:p>0.708159889</text:p>
              </table:table-cell>
              <table:table-cell office:value-type="float" office:value="0.747519821">
                <text:p>0.747519821</text:p>
              </table:table-cell>
              <table:table-cell office:value-type="float" office:value="0.522584381">
                <text:p>0.522584381</text:p>
              </table:table-cell>
            </table:table-row>
            <table:table-row>
              <table:table-cell office:value-type="float" office:value="0.695">
                <text:p>0.695</text:p>
              </table:table-cell>
              <table:table-cell office:value-type="float" office:value="0.652024824">
                <text:p>0.652024824</text:p>
              </table:table-cell>
              <table:table-cell office:value-type="float" office:value="0.720349636">
                <text:p>0.720349636</text:p>
              </table:table-cell>
              <table:table-cell office:value-type="float" office:value="0.595598292">
                <text:p>0.595598292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766301842">
                <text:p>0.766301842</text:p>
              </table:table-cell>
              <table:table-cell office:value-type="float" office:value="0.688353859">
                <text:p>0.688353859</text:p>
              </table:table-cell>
              <table:table-cell office:value-type="float" office:value="0.503891767">
                <text:p>0.503891767</text:p>
              </table:table-cell>
            </table:table-row>
            <table:table-row>
              <table:table-cell office:value-type="float" office:value="0.705">
                <text:p>0.705</text:p>
              </table:table-cell>
              <table:table-cell office:value-type="float" office:value="0.706350888">
                <text:p>0.706350888</text:p>
              </table:table-cell>
              <table:table-cell office:value-type="float" office:value="0.606954766">
                <text:p>0.606954766</text:p>
              </table:table-cell>
              <table:table-cell office:value-type="float" office:value="0.557169981">
                <text:p>0.557169981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656901676">
                <text:p>0.656901676</text:p>
              </table:table-cell>
              <table:table-cell office:value-type="float" office:value="0.722502556">
                <text:p>0.722502556</text:p>
              </table:table-cell>
              <table:table-cell office:value-type="float" office:value="0.592261027">
                <text:p>0.592261027</text:p>
              </table:table-cell>
            </table:table-row>
            <table:table-row>
              <table:table-cell office:value-type="float" office:value="0.715">
                <text:p>0.715</text:p>
              </table:table-cell>
              <table:table-cell office:value-type="float" office:value="0.760867686">
                <text:p>0.760867686</text:p>
              </table:table-cell>
              <table:table-cell office:value-type="float" office:value="0.708426918">
                <text:p>0.708426918</text:p>
              </table:table-cell>
              <table:table-cell office:value-type="float" office:value="0.505731762">
                <text:p>0.505731762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768536421">
                <text:p>0.768536421</text:p>
              </table:table-cell>
              <table:table-cell office:value-type="float" office:value="0.599920821">
                <text:p>0.599920821</text:p>
              </table:table-cell>
              <table:table-cell office:value-type="float" office:value="0.537598793">
                <text:p>0.537598793</text:p>
              </table:table-cell>
            </table:table-row>
            <table:table-row>
              <table:table-cell office:value-type="float" office:value="0.725">
                <text:p>0.725</text:p>
              </table:table-cell>
              <table:table-cell office:value-type="float" office:value="0.796564912">
                <text:p>0.796564912</text:p>
              </table:table-cell>
              <table:table-cell office:value-type="float" office:value="0.604810787">
                <text:p>0.604810787</text:p>
              </table:table-cell>
              <table:table-cell office:value-type="float" office:value="0.51413125">
                <text:p>0.51413125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801599121">
                <text:p>0.801599121</text:p>
              </table:table-cell>
              <table:table-cell office:value-type="float" office:value="0.602083874">
                <text:p>0.602083874</text:p>
              </table:table-cell>
              <table:table-cell office:value-type="float" office:value="0.508746565">
                <text:p>0.508746565</text:p>
              </table:table-cell>
            </table:table-row>
            <table:table-row>
              <table:table-cell office:value-type="float" office:value="0.735">
                <text:p>0.735</text:p>
              </table:table-cell>
              <table:table-cell office:value-type="float" office:value="0.794686174">
                <text:p>0.794686174</text:p>
              </table:table-cell>
              <table:table-cell office:value-type="float" office:value="0.607959105">
                <text:p>0.607959105</text:p>
              </table:table-cell>
              <table:table-cell office:value-type="float" office:value="0.496677816">
                <text:p>0.496677816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787315463">
                <text:p>0.787315463</text:p>
              </table:table-cell>
              <table:table-cell office:value-type="float" office:value="0.626402572">
                <text:p>0.626402572</text:p>
              </table:table-cell>
              <table:table-cell office:value-type="float" office:value="0.493805467">
                <text:p>0.493805467</text:p>
              </table:table-cell>
            </table:table-row>
            <table:table-row>
              <table:table-cell office:value-type="float" office:value="0.745">
                <text:p>0.745</text:p>
              </table:table-cell>
              <table:table-cell office:value-type="float" office:value="0.781712029">
                <text:p>0.781712029</text:p>
              </table:table-cell>
              <table:table-cell office:value-type="float" office:value="0.634642319">
                <text:p>0.634642319</text:p>
              </table:table-cell>
              <table:table-cell office:value-type="float" office:value="0.4964841">
                <text:p>0.496484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62850006">
                <text:p>0.62850006</text:p>
              </table:table-cell>
              <table:table-cell office:value-type="float" office:value="0.660344441">
                <text:p>0.660344441</text:p>
              </table:table-cell>
              <table:table-cell office:value-type="float" office:value="0.604189706">
                <text:p>0.604189706</text:p>
              </table:table-cell>
            </table:table-row>
            <table:table-row>
              <table:table-cell office:value-type="float" office:value="0.755">
                <text:p>0.755</text:p>
              </table:table-cell>
              <table:table-cell office:value-type="float" office:value="0.701816762">
                <text:p>0.701816762</text:p>
              </table:table-cell>
              <table:table-cell office:value-type="float" office:value="0.744862645">
                <text:p>0.744862645</text:p>
              </table:table-cell>
              <table:table-cell office:value-type="float" office:value="0.533949796">
                <text:p>0.533949796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794395303">
                <text:p>0.794395303</text:p>
              </table:table-cell>
              <table:table-cell office:value-type="float" office:value="0.614172889">
                <text:p>0.614172889</text:p>
              </table:table-cell>
              <table:table-cell office:value-type="float" office:value="0.494086205">
                <text:p>0.494086205</text:p>
              </table:table-cell>
            </table:table-row>
            <table:table-row>
              <table:table-cell office:value-type="float" office:value="0.765">
                <text:p>0.765</text:p>
              </table:table-cell>
              <table:table-cell office:value-type="float" office:value="0.694829308">
                <text:p>0.694829308</text:p>
              </table:table-cell>
              <table:table-cell office:value-type="float" office:value="0.607279015">
                <text:p>0.607279015</text:p>
              </table:table-cell>
              <table:table-cell office:value-type="float" office:value="0.563898154">
                <text:p>0.563898154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634412841">
                <text:p>0.634412841</text:p>
              </table:table-cell>
              <table:table-cell office:value-type="float" office:value="0.692536913">
                <text:p>0.692536913</text:p>
              </table:table-cell>
              <table:table-cell office:value-type="float" office:value="0.62589474">
                <text:p>0.62589474</text:p>
              </table:table-cell>
            </table:table-row>
            <table:table-row>
              <table:table-cell office:value-type="float" office:value="0.775">
                <text:p>0.775</text:p>
              </table:table-cell>
              <table:table-cell office:value-type="float" office:value="0.701551521">
                <text:p>0.701551521</text:p>
              </table:table-cell>
              <table:table-cell office:value-type="float" office:value="0.745236366">
                <text:p>0.745236366</text:p>
              </table:table-cell>
              <table:table-cell office:value-type="float" office:value="0.527588192">
                <text:p>0.527588192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660591204">
                <text:p>0.660591204</text:p>
              </table:table-cell>
              <table:table-cell office:value-type="float" office:value="0.730127183">
                <text:p>0.730127183</text:p>
              </table:table-cell>
              <table:table-cell office:value-type="float" office:value="0.570660898">
                <text:p>0.570660898</text:p>
              </table:table-cell>
            </table:table-row>
            <table:table-row>
              <table:table-cell office:value-type="float" office:value="0.785">
                <text:p>0.785</text:p>
              </table:table-cell>
              <table:table-cell office:value-type="float" office:value="0.633475856">
                <text:p>0.633475856</text:p>
              </table:table-cell>
              <table:table-cell office:value-type="float" office:value="0.69882282">
                <text:p>0.69882282</text:p>
              </table:table-cell>
              <table:table-cell office:value-type="float" office:value="0.628348664">
                <text:p>0.628348664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648855048">
                <text:p>0.648855048</text:p>
              </table:table-cell>
              <table:table-cell office:value-type="float" office:value="0.720374074">
                <text:p>0.720374074</text:p>
              </table:table-cell>
              <table:table-cell office:value-type="float" office:value="0.591873597">
                <text:p>0.591873597</text:p>
              </table:table-cell>
            </table:table-row>
            <table:table-row>
              <table:table-cell office:value-type="float" office:value="0.795">
                <text:p>0.795</text:p>
              </table:table-cell>
              <table:table-cell office:value-type="float" office:value="0.630922989">
                <text:p>0.630922989</text:p>
              </table:table-cell>
              <table:table-cell office:value-type="float" office:value="0.689364754">
                <text:p>0.689364754</text:p>
              </table:table-cell>
              <table:table-cell office:value-type="float" office:value="0.626157597">
                <text:p>0.62615759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62640436">
                <text:p>0.62640436</text:p>
              </table:table-cell>
              <table:table-cell office:value-type="float" office:value="0.653786141">
                <text:p>0.653786141</text:p>
              </table:table-cell>
              <table:table-cell office:value-type="float" office:value="0.603848768">
                <text:p>0.603848768</text:p>
              </table:table-cell>
            </table:table-row>
            <table:table-row>
              <table:table-cell office:value-type="float" office:value="0.805">
                <text:p>0.805</text:p>
              </table:table-cell>
              <table:table-cell office:value-type="float" office:value="0.712422813">
                <text:p>0.712422813</text:p>
              </table:table-cell>
              <table:table-cell office:value-type="float" office:value="0.606636477">
                <text:p>0.606636477</text:p>
              </table:table-cell>
              <table:table-cell office:value-type="float" office:value="0.567236014">
                <text:p>0.567236014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643534737">
                <text:p>0.643534737</text:p>
              </table:table-cell>
              <table:table-cell office:value-type="float" office:value="0.708007301">
                <text:p>0.708007301</text:p>
              </table:table-cell>
              <table:table-cell office:value-type="float" office:value="0.620253756">
                <text:p>0.620253756</text:p>
              </table:table-cell>
            </table:table-row>
            <table:table-row>
              <table:table-cell office:value-type="float" office:value="0.815">
                <text:p>0.815</text:p>
              </table:table-cell>
              <table:table-cell office:value-type="float" office:value="0.72529265">
                <text:p>0.72529265</text:p>
              </table:table-cell>
              <table:table-cell office:value-type="float" office:value="0.754833907">
                <text:p>0.754833907</text:p>
              </table:table-cell>
              <table:table-cell office:value-type="float" office:value="0.516758027">
                <text:p>0.516758027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791452621">
                <text:p>0.791452621</text:p>
              </table:table-cell>
              <table:table-cell office:value-type="float" office:value="0.609839631">
                <text:p>0.609839631</text:p>
              </table:table-cell>
              <table:table-cell office:value-type="float" office:value="0.494712054">
                <text:p>0.494712054</text:p>
              </table:table-cell>
            </table:table-row>
            <table:table-row>
              <table:table-cell office:value-type="float" office:value="0.825">
                <text:p>0.825</text:p>
              </table:table-cell>
              <table:table-cell office:value-type="float" office:value="0.666944464">
                <text:p>0.666944464</text:p>
              </table:table-cell>
              <table:table-cell office:value-type="float" office:value="0.612058116">
                <text:p>0.612058116</text:p>
              </table:table-cell>
              <table:table-cell office:value-type="float" office:value="0.573284098">
                <text:p>0.573284098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636391716">
                <text:p>0.636391716</text:p>
              </table:table-cell>
              <table:table-cell office:value-type="float" office:value="0.701602781">
                <text:p>0.701602781</text:p>
              </table:table-cell>
              <table:table-cell office:value-type="float" office:value="0.627315119">
                <text:p>0.627315119</text:p>
              </table:table-cell>
            </table:table-row>
            <table:table-row>
              <table:table-cell office:value-type="float" office:value="0.835">
                <text:p>0.835</text:p>
              </table:table-cell>
              <table:table-cell office:value-type="float" office:value="0.728222815">
                <text:p>0.728222815</text:p>
              </table:table-cell>
              <table:table-cell office:value-type="float" office:value="0.751994938">
                <text:p>0.751994938</text:p>
              </table:table-cell>
              <table:table-cell office:value-type="float" office:value="0.513836207">
                <text:p>0.513836207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676587305">
                <text:p>0.676587305</text:p>
              </table:table-cell>
              <table:table-cell office:value-type="float" office:value="0.730348316">
                <text:p>0.730348316</text:p>
              </table:table-cell>
              <table:table-cell office:value-type="float" office:value="0.561448999">
                <text:p>0.561448999</text:p>
              </table:table-cell>
            </table:table-row>
            <table:table-row>
              <table:table-cell office:value-type="float" office:value="0.845">
                <text:p>0.845</text:p>
              </table:table-cell>
              <table:table-cell office:value-type="float" office:value="0.79363296">
                <text:p>0.79363296</text:p>
              </table:table-cell>
              <table:table-cell office:value-type="float" office:value="0.607526971">
                <text:p>0.607526971</text:p>
              </table:table-cell>
              <table:table-cell office:value-type="float" office:value="0.497269094">
                <text:p>0.497269094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780493114">
                <text:p>0.780493114</text:p>
              </table:table-cell>
              <table:table-cell office:value-type="float" office:value="0.59968121">
                <text:p>0.59968121</text:p>
              </table:table-cell>
              <table:table-cell office:value-type="float" office:value="0.529000226">
                <text:p>0.529000226</text:p>
              </table:table-cell>
            </table:table-row>
            <table:table-row>
              <table:table-cell office:value-type="float" office:value="0.855">
                <text:p>0.855</text:p>
              </table:table-cell>
              <table:table-cell office:value-type="float" office:value="0.65548547">
                <text:p>0.65548547</text:p>
              </table:table-cell>
              <table:table-cell office:value-type="float" office:value="0.621460154">
                <text:p>0.621460154</text:p>
              </table:table-cell>
              <table:table-cell office:value-type="float" office:value="0.58594055">
                <text:p>0.58594055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782977436">
                <text:p>0.782977436</text:p>
              </table:table-cell>
              <table:table-cell office:value-type="float" office:value="0.641903358">
                <text:p>0.641903358</text:p>
              </table:table-cell>
              <table:table-cell office:value-type="float" office:value="0.495448768">
                <text:p>0.495448768</text:p>
              </table:table-cell>
            </table:table-row>
            <table:table-row>
              <table:table-cell office:value-type="float" office:value="0.865">
                <text:p>0.865</text:p>
              </table:table-cell>
              <table:table-cell office:value-type="float" office:value="0.653632957">
                <text:p>0.653632957</text:p>
              </table:table-cell>
              <table:table-cell office:value-type="float" office:value="0.624705031">
                <text:p>0.624705031</text:p>
              </table:table-cell>
              <table:table-cell office:value-type="float" office:value="0.588519047">
                <text:p>0.588519047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790422653">
                <text:p>0.790422653</text:p>
              </table:table-cell>
              <table:table-cell office:value-type="float" office:value="0.615030004">
                <text:p>0.615030004</text:p>
              </table:table-cell>
              <table:table-cell office:value-type="float" office:value="0.49458152">
                <text:p>0.49458152</text:p>
              </table:table-cell>
            </table:table-row>
            <table:table-row>
              <table:table-cell office:value-type="float" office:value="0.875">
                <text:p>0.875</text:p>
              </table:table-cell>
              <table:table-cell office:value-type="float" office:value="0.657031018">
                <text:p>0.657031018</text:p>
              </table:table-cell>
              <table:table-cell office:value-type="float" office:value="0.619715526">
                <text:p>0.619715526</text:p>
              </table:table-cell>
              <table:table-cell office:value-type="float" office:value="0.582017968">
                <text:p>0.582017968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644556957">
                <text:p>0.644556957</text:p>
              </table:table-cell>
              <table:table-cell office:value-type="float" office:value="0.712542023">
                <text:p>0.712542023</text:p>
              </table:table-cell>
              <table:table-cell office:value-type="float" office:value="0.611375047">
                <text:p>0.611375047</text:p>
              </table:table-cell>
            </table:table-row>
            <table:table-row>
              <table:table-cell office:value-type="float" office:value="0.885">
                <text:p>0.885</text:p>
              </table:table-cell>
              <table:table-cell office:value-type="float" office:value="0.741648166">
                <text:p>0.741648166</text:p>
              </table:table-cell>
              <table:table-cell office:value-type="float" office:value="0.735375969">
                <text:p>0.735375969</text:p>
              </table:table-cell>
              <table:table-cell office:value-type="float" office:value="0.509672226">
                <text:p>0.509672226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79391787">
                <text:p>0.79391787</text:p>
              </table:table-cell>
              <table:table-cell office:value-type="float" office:value="0.603883934">
                <text:p>0.603883934</text:p>
              </table:table-cell>
              <table:table-cell office:value-type="float" office:value="0.511227311">
                <text:p>0.511227311</text:p>
              </table:table-cell>
            </table:table-row>
            <table:table-row>
              <table:table-cell office:value-type="float" office:value="0.895">
                <text:p>0.895</text:p>
              </table:table-cell>
              <table:table-cell office:value-type="float" office:value="0.629606322">
                <text:p>0.629606322</text:p>
              </table:table-cell>
              <table:table-cell office:value-type="float" office:value="0.678212724">
                <text:p>0.678212724</text:p>
              </table:table-cell>
              <table:table-cell office:value-type="float" office:value="0.618748739">
                <text:p>0.618748739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629920439">
                <text:p>0.629920439</text:p>
              </table:table-cell>
              <table:table-cell office:value-type="float" office:value="0.687505685">
                <text:p>0.687505685</text:p>
              </table:table-cell>
              <table:table-cell office:value-type="float" office:value="0.625200346">
                <text:p>0.625200346</text:p>
              </table:table-cell>
            </table:table-row>
            <table:table-row>
              <table:table-cell office:value-type="float" office:value="0.905">
                <text:p>0.905</text:p>
              </table:table-cell>
              <table:table-cell office:value-type="float" office:value="0.628982857">
                <text:p>0.628982857</text:p>
              </table:table-cell>
              <table:table-cell office:value-type="float" office:value="0.674334249">
                <text:p>0.674334249</text:p>
              </table:table-cell>
              <table:table-cell office:value-type="float" office:value="0.617026164">
                <text:p>0.617026164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631135181">
                <text:p>0.631135181</text:p>
              </table:table-cell>
              <table:table-cell office:value-type="float" office:value="0.701326811">
                <text:p>0.701326811</text:p>
              </table:table-cell>
              <table:table-cell office:value-type="float" office:value="0.627444461">
                <text:p>0.627444461</text:p>
              </table:table-cell>
            </table:table-row>
            <table:table-row>
              <table:table-cell office:value-type="float" office:value="0.915">
                <text:p>0.915</text:p>
              </table:table-cell>
              <table:table-cell office:value-type="float" office:value="0.639740901">
                <text:p>0.639740901</text:p>
              </table:table-cell>
              <table:table-cell office:value-type="float" office:value="0.706219161">
                <text:p>0.706219161</text:p>
              </table:table-cell>
              <table:table-cell office:value-type="float" office:value="0.622100904">
                <text:p>0.622100904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645374137">
                <text:p>0.645374137</text:p>
              </table:table-cell>
              <table:table-cell office:value-type="float" office:value="0.721649614">
                <text:p>0.721649614</text:p>
              </table:table-cell>
              <table:table-cell office:value-type="float" office:value="0.596193146">
                <text:p>0.596193146</text:p>
              </table:table-cell>
            </table:table-row>
            <table:table-row>
              <table:table-cell office:value-type="float" office:value="0.925">
                <text:p>0.925</text:p>
              </table:table-cell>
              <table:table-cell office:value-type="float" office:value="0.645503479">
                <text:p>0.645503479</text:p>
              </table:table-cell>
              <table:table-cell office:value-type="float" office:value="0.716710176">
                <text:p>0.716710176</text:p>
              </table:table-cell>
              <table:table-cell office:value-type="float" office:value="0.599480343">
                <text:p>0.599480343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778552983">
                <text:p>0.778552983</text:p>
              </table:table-cell>
              <table:table-cell office:value-type="float" office:value="0.664652665">
                <text:p>0.664652665</text:p>
              </table:table-cell>
              <table:table-cell office:value-type="float" office:value="0.500600398">
                <text:p>0.500600398</text:p>
              </table:table-cell>
            </table:table-row>
            <table:table-row>
              <table:table-cell office:value-type="float" office:value="0.935">
                <text:p>0.935</text:p>
              </table:table-cell>
              <table:table-cell office:value-type="float" office:value="0.670012316">
                <text:p>0.670012316</text:p>
              </table:table-cell>
              <table:table-cell office:value-type="float" office:value="0.6163121">
                <text:p>0.6163121</text:p>
              </table:table-cell>
              <table:table-cell office:value-type="float" office:value="0.574759313">
                <text:p>0.574759313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660667498">
                <text:p>0.660667498</text:p>
              </table:table-cell>
              <table:table-cell office:value-type="float" office:value="0.724761572">
                <text:p>0.724761572</text:p>
              </table:table-cell>
              <table:table-cell office:value-type="float" office:value="0.586133073">
                <text:p>0.586133073</text:p>
              </table:table-cell>
            </table:table-row>
            <table:table-row>
              <table:table-cell office:value-type="float" office:value="0.945">
                <text:p>0.945</text:p>
              </table:table-cell>
              <table:table-cell office:value-type="float" office:value="0.793308114">
                <text:p>0.793308114</text:p>
              </table:table-cell>
              <table:table-cell office:value-type="float" office:value="0.612486078">
                <text:p>0.612486078</text:p>
              </table:table-cell>
              <table:table-cell office:value-type="float" office:value="0.494820535">
                <text:p>0.49482053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631803349">
                <text:p>0.631803349</text:p>
              </table:table-cell>
              <table:table-cell office:value-type="float" office:value="0.678193054">
                <text:p>0.678193054</text:p>
              </table:table-cell>
              <table:table-cell office:value-type="float" office:value="0.613254382">
                <text:p>0.613254382</text:p>
              </table:table-cell>
            </table:table-row>
            <table:table-row>
              <table:table-cell office:value-type="float" office:value="0.955">
                <text:p>0.955</text:p>
              </table:table-cell>
              <table:table-cell office:value-type="float" office:value="0.727994529">
                <text:p>0.727994529</text:p>
              </table:table-cell>
              <table:table-cell office:value-type="float" office:value="0.753398627">
                <text:p>0.753398627</text:p>
              </table:table-cell>
              <table:table-cell office:value-type="float" office:value="0.514281453">
                <text:p>0.514281453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715201582">
                <text:p>0.715201582</text:p>
              </table:table-cell>
              <table:table-cell office:value-type="float" office:value="0.7547445">
                <text:p>0.7547445</text:p>
              </table:table-cell>
              <table:table-cell office:value-type="float" office:value="0.51880485">
                <text:p>0.51880485</text:p>
              </table:table-cell>
            </table:table-row>
            <table:table-row>
              <table:table-cell office:value-type="float" office:value="0.965">
                <text:p>0.965</text:p>
              </table:table-cell>
              <table:table-cell office:value-type="float" office:value="0.69056698">
                <text:p>0.69056698</text:p>
              </table:table-cell>
              <table:table-cell office:value-type="float" office:value="0.741213648">
                <text:p>0.741213648</text:p>
              </table:table-cell>
              <table:table-cell office:value-type="float" office:value="0.536663">
                <text:p>0.536663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660310466">
                <text:p>0.660310466</text:p>
              </table:table-cell>
              <table:table-cell office:value-type="float" office:value="0.728736011">
                <text:p>0.728736011</text:p>
              </table:table-cell>
              <table:table-cell office:value-type="float" office:value="0.572509238">
                <text:p>0.572509238</text:p>
              </table:table-cell>
            </table:table-row>
            <table:table-row>
              <table:table-cell office:value-type="float" office:value="0.975">
                <text:p>0.975</text:p>
              </table:table-cell>
              <table:table-cell office:value-type="float" office:value="0.644133168">
                <text:p>0.644133168</text:p>
              </table:table-cell>
              <table:table-cell office:value-type="float" office:value="0.716102209">
                <text:p>0.716102209</text:p>
              </table:table-cell>
              <table:table-cell office:value-type="float" office:value="0.60703106">
                <text:p>0.60703106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653109628">
                <text:p>0.653109628</text:p>
              </table:table-cell>
              <table:table-cell office:value-type="float" office:value="0.722092476">
                <text:p>0.722092476</text:p>
              </table:table-cell>
              <table:table-cell office:value-type="float" office:value="0.58906145">
                <text:p>0.58906145</text:p>
              </table:table-cell>
            </table:table-row>
            <table:table-row>
              <table:table-cell office:value-type="float" office:value="0.985">
                <text:p>0.985</text:p>
              </table:table-cell>
              <table:table-cell office:value-type="float" office:value="0.670437297">
                <text:p>0.670437297</text:p>
              </table:table-cell>
              <table:table-cell office:value-type="float" office:value="0.733042447">
                <text:p>0.733042447</text:p>
              </table:table-cell>
              <table:table-cell office:value-type="float" office:value="0.565258332">
                <text:p>0.565258332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784229134">
                <text:p>0.784229134</text:p>
              </table:table-cell>
              <table:table-cell office:value-type="float" office:value="0.628977493">
                <text:p>0.628977493</text:p>
              </table:table-cell>
              <table:table-cell office:value-type="float" office:value="0.496286809">
                <text:p>0.496286809</text:p>
              </table:table-cell>
            </table:table-row>
            <table:table-row>
              <table:table-cell office:value-type="float" office:value="0.995">
                <text:p>0.995</text:p>
              </table:table-cell>
              <table:table-cell office:value-type="float" office:value="0.624824241">
                <text:p>0.624824241</text:p>
              </table:table-cell>
              <table:table-cell office:value-type="float" office:value="0.647415">
                <text:p>0.647415</text:p>
              </table:table-cell>
              <table:table-cell office:value-type="float" office:value="0.597814393">
                <text:p>0.59781439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78024969">
                <text:p>0.678024969</text:p>
              </table:table-cell>
              <table:table-cell office:value-type="float" office:value="0.732660381">
                <text:p>0.732660381</text:p>
              </table:table-cell>
              <table:table-cell office:value-type="float" office:value="0.562555261">
                <text:p>0.562555261</text:p>
              </table:table-cell>
            </table:table-row>
            <table:table-row>
              <table:table-cell office:value-type="float" office:value="1.005">
                <text:p>1.005</text:p>
              </table:table-cell>
              <table:table-cell office:value-type="float" office:value="0.708814348">
                <text:p>0.708814348</text:p>
              </table:table-cell>
              <table:table-cell office:value-type="float" office:value="0.607552601">
                <text:p>0.607552601</text:p>
              </table:table-cell>
              <table:table-cell office:value-type="float" office:value="0.556402273">
                <text:p>0.556402273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0.636510925">
                <text:p>0.636510925</text:p>
              </table:table-cell>
              <table:table-cell office:value-type="float" office:value="0.706327046">
                <text:p>0.706327046</text:p>
              </table:table-cell>
              <table:table-cell office:value-type="float" office:value="0.625583604">
                <text:p>0.625583604</text:p>
              </table:table-cell>
            </table:table-row>
            <table:table-row>
              <table:table-cell office:value-type="float" office:value="1.015">
                <text:p>1.015</text:p>
              </table:table-cell>
              <table:table-cell office:value-type="float" office:value="0.764618607">
                <text:p>0.764618607</text:p>
              </table:table-cell>
              <table:table-cell office:value-type="float" office:value="0.692095243">
                <text:p>0.692095243</text:p>
              </table:table-cell>
              <table:table-cell office:value-type="float" office:value="0.504078925">
                <text:p>0.504078925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0.783305858">
                <text:p>0.783305858</text:p>
              </table:table-cell>
              <table:table-cell office:value-type="float" office:value="0.637771563">
                <text:p>0.637771563</text:p>
              </table:table-cell>
              <table:table-cell office:value-type="float" office:value="0.495580494">
                <text:p>0.495580494</text:p>
              </table:table-cell>
            </table:table-row>
            <table:table-row>
              <table:table-cell office:value-type="float" office:value="1.025">
                <text:p>1.025</text:p>
              </table:table-cell>
              <table:table-cell office:value-type="float" office:value="0.795542097">
                <text:p>0.795542097</text:p>
              </table:table-cell>
              <table:table-cell office:value-type="float" office:value="0.605090333">
                <text:p>0.605090333</text:p>
              </table:table-cell>
              <table:table-cell office:value-type="float" office:value="0.51723546">
                <text:p>0.51723546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0.788028334">
                <text:p>0.788028334</text:p>
              </table:table-cell>
              <table:table-cell office:value-type="float" office:value="0.600814295">
                <text:p>0.600814295</text:p>
              </table:table-cell>
              <table:table-cell office:value-type="float" office:value="0.525472227">
                <text:p>0.525472227</text:p>
              </table:table-cell>
            </table:table-row>
            <table:table-row>
              <table:table-cell office:value-type="float" office:value="1.035">
                <text:p>1.035</text:p>
              </table:table-cell>
              <table:table-cell office:value-type="float" office:value="0.775584671">
                <text:p>0.775584671</text:p>
              </table:table-cell>
              <table:table-cell office:value-type="float" office:value="0.600343418">
                <text:p>0.600343418</text:p>
              </table:table-cell>
              <table:table-cell office:value-type="float" office:value="0.538688366">
                <text:p>0.538688366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0.750255078">
                <text:p>0.750255078</text:p>
              </table:table-cell>
              <table:table-cell office:value-type="float" office:value="0.601348353">
                <text:p>0.601348353</text:p>
              </table:table-cell>
              <table:table-cell office:value-type="float" office:value="0.553436345">
                <text:p>0.553436345</text:p>
              </table:table-cell>
            </table:table-row>
            <table:table-row>
              <table:table-cell office:value-type="float" office:value="1.045">
                <text:p>1.045</text:p>
              </table:table-cell>
              <table:table-cell office:value-type="float" office:value="0.788809751">
                <text:p>0.788809751</text:p>
              </table:table-cell>
              <table:table-cell office:value-type="float" office:value="0.616185739">
                <text:p>0.616185739</text:p>
              </table:table-cell>
              <table:table-cell office:value-type="float" office:value="0.494489133">
                <text:p>0.494489133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0.630275086">
                <text:p>0.630275086</text:p>
              </table:table-cell>
              <table:table-cell office:value-type="float" office:value="0.639681296">
                <text:p>0.639681296</text:p>
              </table:table-cell>
              <table:table-cell office:value-type="float" office:value="0.595579218">
                <text:p>0.595579218</text:p>
              </table:table-cell>
            </table:table-row>
            <table:table-row>
              <table:table-cell office:value-type="float" office:value="1.055">
                <text:p>1.055</text:p>
              </table:table-cell>
              <table:table-cell office:value-type="float" office:value="0.796573257">
                <text:p>0.796573257</text:p>
              </table:table-cell>
              <table:table-cell office:value-type="float" office:value="0.607088281">
                <text:p>0.607088281</text:p>
              </table:table-cell>
              <table:table-cell office:value-type="float" office:value="0.500346482">
                <text:p>0.500346482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0.634049849">
                <text:p>0.634049849</text:p>
              </table:table-cell>
              <table:table-cell office:value-type="float" office:value="0.676840028">
                <text:p>0.676840028</text:p>
              </table:table-cell>
              <table:table-cell office:value-type="float" office:value="0.616473033">
                <text:p>0.616473033</text:p>
              </table:table-cell>
            </table:table-row>
            <table:table-row>
              <table:table-cell office:value-type="float" office:value="1.065">
                <text:p>1.065</text:p>
              </table:table-cell>
              <table:table-cell office:value-type="float" office:value="0.701195681">
                <text:p>0.701195681</text:p>
              </table:table-cell>
              <table:table-cell office:value-type="float" office:value="0.741602867">
                <text:p>0.741602867</text:p>
              </table:table-cell>
              <table:table-cell office:value-type="float" office:value="0.53852803">
                <text:p>0.53852803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0.78903148">
                <text:p>0.78903148</text:p>
              </table:table-cell>
              <table:table-cell office:value-type="float" office:value="0.626258925">
                <text:p>0.626258925</text:p>
              </table:table-cell>
              <table:table-cell office:value-type="float" office:value="0.495596587">
                <text:p>0.495596587</text:p>
              </table:table-cell>
            </table:table-row>
            <table:table-row>
              <table:table-cell office:value-type="float" office:value="1.075">
                <text:p>1.075</text:p>
              </table:table-cell>
              <table:table-cell office:value-type="float" office:value="0.779284928">
                <text:p>0.779284928</text:p>
              </table:table-cell>
              <table:table-cell office:value-type="float" office:value="0.645585137">
                <text:p>0.645585137</text:p>
              </table:table-cell>
              <table:table-cell office:value-type="float" office:value="0.496677816">
                <text:p>0.496677816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0.772953722">
                <text:p>0.772953722</text:p>
              </table:table-cell>
              <table:table-cell office:value-type="float" office:value="0.672009667">
                <text:p>0.672009667</text:p>
              </table:table-cell>
              <table:table-cell office:value-type="float" office:value="0.500400722">
                <text:p>0.500400722</text:p>
              </table:table-cell>
            </table:table-row>
            <table:table-row>
              <table:table-cell office:value-type="float" office:value="1.085">
                <text:p>1.085</text:p>
              </table:table-cell>
              <table:table-cell office:value-type="float" office:value="0.771526786">
                <text:p>0.771526786</text:p>
              </table:table-cell>
              <table:table-cell office:value-type="float" office:value="0.663163145">
                <text:p>0.663163145</text:p>
              </table:table-cell>
              <table:table-cell office:value-type="float" office:value="0.49937731">
                <text:p>0.49937731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0.790914987">
                <text:p>0.790914987</text:p>
              </table:table-cell>
              <table:table-cell office:value-type="float" office:value="0.613323523">
                <text:p>0.613323523</text:p>
              </table:table-cell>
              <table:table-cell office:value-type="float" office:value="0.495203792">
                <text:p>0.495203792</text:p>
              </table:table-cell>
            </table:table-row>
            <table:table-row>
              <table:table-cell office:value-type="float" office:value="1.095">
                <text:p>1.095</text:p>
              </table:table-cell>
              <table:table-cell office:value-type="float" office:value="0.79763422">
                <text:p>0.79763422</text:p>
              </table:table-cell>
              <table:table-cell office:value-type="float" office:value="0.603971553">
                <text:p>0.603971553</text:p>
              </table:table-cell>
              <table:table-cell office:value-type="float" office:value="0.517902436">
                <text:p>0.517902436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647223073">
                <text:p>0.647223073</text:p>
              </table:table-cell>
              <table:table-cell office:value-type="float" office:value="0.62619634">
                <text:p>0.62619634</text:p>
              </table:table-cell>
              <table:table-cell office:value-type="float" office:value="0.592073273">
                <text:p>0.592073273</text:p>
              </table:table-cell>
            </table:table-row>
            <table:table-row>
              <table:table-cell office:value-type="float" office:value="1.105">
                <text:p>1.105</text:p>
              </table:table-cell>
              <table:table-cell office:value-type="float" office:value="0.635737853">
                <text:p>0.635737853</text:p>
              </table:table-cell>
              <table:table-cell office:value-type="float" office:value="0.699881995">
                <text:p>0.699881995</text:p>
              </table:table-cell>
              <table:table-cell office:value-type="float" office:value="0.630005077">
                <text:p>0.630005077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0.762870999">
                <text:p>0.762870999</text:p>
              </table:table-cell>
              <table:table-cell office:value-type="float" office:value="0.705732787">
                <text:p>0.705732787</text:p>
              </table:table-cell>
              <table:table-cell office:value-type="float" office:value="0.505143464">
                <text:p>0.505143464</text:p>
              </table:table-cell>
            </table:table-row>
            <table:table-row>
              <table:table-cell office:value-type="float" office:value="1.115">
                <text:p>1.115</text:p>
              </table:table-cell>
              <table:table-cell office:value-type="float" office:value="0.642297941">
                <text:p>0.642297941</text:p>
              </table:table-cell>
              <table:table-cell office:value-type="float" office:value="0.711168136">
                <text:p>0.711168136</text:p>
              </table:table-cell>
              <table:table-cell office:value-type="float" office:value="0.619685724">
                <text:p>0.619685724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0.752048582">
                <text:p>0.752048582</text:p>
              </table:table-cell>
              <table:table-cell office:value-type="float" office:value="0.727357951">
                <text:p>0.727357951</text:p>
              </table:table-cell>
              <table:table-cell office:value-type="float" office:value="0.508246482">
                <text:p>0.508246482</text:p>
              </table:table-cell>
            </table:table-row>
            <table:table-row>
              <table:table-cell office:value-type="float" office:value="1.125">
                <text:p>1.125</text:p>
              </table:table-cell>
              <table:table-cell office:value-type="float" office:value="0.698218429">
                <text:p>0.698218429</text:p>
              </table:table-cell>
              <table:table-cell office:value-type="float" office:value="0.744347065">
                <text:p>0.744347065</text:p>
              </table:table-cell>
              <table:table-cell office:value-type="float" office:value="0.53778178">
                <text:p>0.53778178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0.788385962">
                <text:p>0.788385962</text:p>
              </table:table-cell>
              <table:table-cell office:value-type="float" office:value="0.62527068">
                <text:p>0.62527068</text:p>
              </table:table-cell>
              <table:table-cell office:value-type="float" office:value="0.494088589">
                <text:p>0.494088589</text:p>
              </table:table-cell>
            </table:table-row>
            <table:table-row>
              <table:table-cell office:value-type="float" office:value="1.135">
                <text:p>1.135</text:p>
              </table:table-cell>
              <table:table-cell office:value-type="float" office:value="0.631772951">
                <text:p>0.631772951</text:p>
              </table:table-cell>
              <table:table-cell office:value-type="float" office:value="0.682662807">
                <text:p>0.682662807</text:p>
              </table:table-cell>
              <table:table-cell office:value-type="float" office:value="0.621877387">
                <text:p>0.621877387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0.702681625">
                <text:p>0.702681625</text:p>
              </table:table-cell>
              <table:table-cell office:value-type="float" office:value="0.743929832">
                <text:p>0.743929832</text:p>
              </table:table-cell>
              <table:table-cell office:value-type="float" office:value="0.529746476">
                <text:p>0.529746476</text:p>
              </table:table-cell>
            </table:table-row>
            <table:table-row>
              <table:table-cell office:value-type="float" office:value="1.145">
                <text:p>1.145</text:p>
              </table:table-cell>
              <table:table-cell office:value-type="float" office:value="0.678631148">
                <text:p>0.678631148</text:p>
              </table:table-cell>
              <table:table-cell office:value-type="float" office:value="0.735412328">
                <text:p>0.735412328</text:p>
              </table:table-cell>
              <table:table-cell office:value-type="float" office:value="0.54831869">
                <text:p>0.54831869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0.657442887">
                <text:p>0.657442887</text:p>
              </table:table-cell>
              <table:table-cell office:value-type="float" office:value="0.72058269">
                <text:p>0.72058269</text:p>
              </table:table-cell>
              <table:table-cell office:value-type="float" office:value="0.590910386">
                <text:p>0.590910386</text:p>
              </table:table-cell>
            </table:table-row>
            <table:table-row>
              <table:table-cell office:value-type="float" office:value="1.155">
                <text:p>1.155</text:p>
              </table:table-cell>
              <table:table-cell office:value-type="float" office:value="0.637738781">
                <text:p>0.637738781</text:p>
              </table:table-cell>
              <table:table-cell office:value-type="float" office:value="0.704642022">
                <text:p>0.704642022</text:p>
              </table:table-cell>
              <table:table-cell office:value-type="float" office:value="0.626991466">
                <text:p>0.626991466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0.628563241">
                <text:p>0.628563241</text:p>
              </table:table-cell>
              <table:table-cell office:value-type="float" office:value="0.674796185">
                <text:p>0.674796185</text:p>
              </table:table-cell>
              <table:table-cell office:value-type="float" office:value="0.61646588">
                <text:p>0.61646588</text:p>
              </table:table-cell>
            </table:table-row>
            <table:table-row>
              <table:table-cell office:value-type="float" office:value="1.165">
                <text:p>1.165</text:p>
              </table:table-cell>
              <table:table-cell office:value-type="float" office:value="0.629045442">
                <text:p>0.629045442</text:p>
              </table:table-cell>
              <table:table-cell office:value-type="float" office:value="0.644679146">
                <text:p>0.644679146</text:p>
              </table:table-cell>
              <table:table-cell office:value-type="float" office:value="0.596860122">
                <text:p>0.596860122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0.680660687">
                <text:p>0.680660687</text:p>
              </table:table-cell>
              <table:table-cell office:value-type="float" office:value="0.734550444">
                <text:p>0.734550444</text:p>
              </table:table-cell>
              <table:table-cell office:value-type="float" office:value="0.559129186">
                <text:p>0.559129186</text:p>
              </table:table-cell>
            </table:table-row>
            <table:table-row>
              <table:table-cell office:value-type="float" office:value="1.175">
                <text:p>1.175</text:p>
              </table:table-cell>
              <table:table-cell office:value-type="float" office:value="0.789754485">
                <text:p>0.789754485</text:p>
              </table:table-cell>
              <table:table-cell office:value-type="float" office:value="0.61325319">
                <text:p>0.61325319</text:p>
              </table:table-cell>
              <table:table-cell office:value-type="float" office:value="0.494202434">
                <text:p>0.494202434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0.643708783">
                <text:p>0.643708783</text:p>
              </table:table-cell>
              <table:table-cell office:value-type="float" office:value="0.623651221">
                <text:p>0.623651221</text:p>
              </table:table-cell>
              <table:table-cell office:value-type="float" office:value="0.585073898">
                <text:p>0.585073898</text:p>
              </table:table-cell>
            </table:table-row>
            <table:table-row>
              <table:table-cell office:value-type="float" office:value="1.185">
                <text:p>1.185</text:p>
              </table:table-cell>
              <table:table-cell office:value-type="float" office:value="0.638178663">
                <text:p>0.638178663</text:p>
              </table:table-cell>
              <table:table-cell office:value-type="float" office:value="0.707347477">
                <text:p>0.707347477</text:p>
              </table:table-cell>
              <table:table-cell office:value-type="float" office:value="0.6246043">
                <text:p>0.6246043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0.724893895">
                <text:p>0.724893895</text:p>
              </table:table-cell>
              <table:table-cell office:value-type="float" office:value="0.753030271">
                <text:p>0.753030271</text:p>
              </table:table-cell>
              <table:table-cell office:value-type="float" office:value="0.516717496">
                <text:p>0.516717496</text:p>
              </table:table-cell>
            </table:table-row>
            <table:table-row>
              <table:table-cell office:value-type="float" office:value="1.195">
                <text:p>1.195</text:p>
              </table:table-cell>
              <table:table-cell office:value-type="float" office:value="0.649274069">
                <text:p>0.649274069</text:p>
              </table:table-cell>
              <table:table-cell office:value-type="float" office:value="0.623090938">
                <text:p>0.623090938</text:p>
              </table:table-cell>
              <table:table-cell office:value-type="float" office:value="0.586356591">
                <text:p>0.586356591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707299198">
                <text:p>0.707299198</text:p>
              </table:table-cell>
              <table:table-cell office:value-type="float" office:value="0.610982252">
                <text:p>0.610982252</text:p>
              </table:table-cell>
              <table:table-cell office:value-type="float" office:value="0.567303368">
                <text:p>0.567303368</text:p>
              </table:table-cell>
            </table:table-row>
            <table:table-row>
              <table:table-cell office:value-type="float" office:value="1.205">
                <text:p>1.205</text:p>
              </table:table-cell>
              <table:table-cell office:value-type="float" office:value="0.633536057">
                <text:p>0.633536057</text:p>
              </table:table-cell>
              <table:table-cell office:value-type="float" office:value="0.668448885">
                <text:p>0.668448885</text:p>
              </table:table-cell>
              <table:table-cell office:value-type="float" office:value="0.612907483">
                <text:p>0.612907483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0.657214601">
                <text:p>0.657214601</text:p>
              </table:table-cell>
              <table:table-cell office:value-type="float" office:value="0.62540181">
                <text:p>0.62540181</text:p>
              </table:table-cell>
              <table:table-cell office:value-type="float" office:value="0.586195658">
                <text:p>0.586195658</text:p>
              </table:table-cell>
            </table:table-row>
            <table:table-row>
              <table:table-cell office:value-type="float" office:value="1.215">
                <text:p>1.215</text:p>
              </table:table-cell>
              <table:table-cell office:value-type="float" office:value="0.777019951">
                <text:p>0.777019951</text:p>
              </table:table-cell>
              <table:table-cell office:value-type="float" office:value="0.661239107">
                <text:p>0.661239107</text:p>
              </table:table-cell>
              <table:table-cell office:value-type="float" office:value="0.498544633">
                <text:p>0.498544633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0.63383408">
                <text:p>0.63383408</text:p>
              </table:table-cell>
              <table:table-cell office:value-type="float" office:value="0.642242508">
                <text:p>0.642242508</text:p>
              </table:table-cell>
              <table:table-cell office:value-type="float" office:value="0.59970684">
                <text:p>0.59970684</text:p>
              </table:table-cell>
            </table:table-row>
            <table:table-row>
              <table:table-cell office:value-type="float" office:value="1.225">
                <text:p>1.225</text:p>
              </table:table-cell>
              <table:table-cell office:value-type="float" office:value="0.628973917">
                <text:p>0.628973917</text:p>
              </table:table-cell>
              <table:table-cell office:value-type="float" office:value="0.648042637">
                <text:p>0.648042637</text:p>
              </table:table-cell>
              <table:table-cell office:value-type="float" office:value="0.601372791">
                <text:p>0.601372791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0.660445769">
                <text:p>0.660445769</text:p>
              </table:table-cell>
              <table:table-cell office:value-type="float" office:value="0.619313791">
                <text:p>0.619313791</text:p>
              </table:table-cell>
              <table:table-cell office:value-type="float" office:value="0.579946706">
                <text:p>0.579946706</text:p>
              </table:table-cell>
            </table:table-row>
            <table:table-row>
              <table:table-cell office:value-type="float" office:value="1.235">
                <text:p>1.235</text:p>
              </table:table-cell>
              <table:table-cell office:value-type="float" office:value="0.726226059">
                <text:p>0.726226059</text:p>
              </table:table-cell>
              <table:table-cell office:value-type="float" office:value="0.753387899">
                <text:p>0.753387899</text:p>
              </table:table-cell>
              <table:table-cell office:value-type="float" office:value="0.516784253">
                <text:p>0.516784253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0.772264692">
                <text:p>0.772264692</text:p>
              </table:table-cell>
              <table:table-cell office:value-type="float" office:value="0.601836515">
                <text:p>0.601836515</text:p>
              </table:table-cell>
              <table:table-cell office:value-type="float" office:value="0.530899826">
                <text:p>0.530899826</text:p>
              </table:table-cell>
            </table:table-row>
            <table:table-row>
              <table:table-cell office:value-type="float" office:value="1.245">
                <text:p>1.245</text:p>
              </table:table-cell>
              <table:table-cell office:value-type="float" office:value="0.653289634">
                <text:p>0.653289634</text:p>
              </table:table-cell>
              <table:table-cell office:value-type="float" office:value="0.719691005">
                <text:p>0.719691005</text:p>
              </table:table-cell>
              <table:table-cell office:value-type="float" office:value="0.597286892">
                <text:p>0.597286892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0.766627284">
                <text:p>0.766627284</text:p>
              </table:table-cell>
              <table:table-cell office:value-type="float" office:value="0.688949906">
                <text:p>0.688949906</text:p>
              </table:table-cell>
              <table:table-cell office:value-type="float" office:value="0.502851069">
                <text:p>0.502851069</text:p>
              </table:table-cell>
            </table:table-row>
            <table:table-row>
              <table:table-cell office:value-type="float" office:value="1.255">
                <text:p>1.255</text:p>
              </table:table-cell>
              <table:table-cell office:value-type="float" office:value="0.668824991">
                <text:p>0.668824991</text:p>
              </table:table-cell>
              <table:table-cell office:value-type="float" office:value="0.728572098">
                <text:p>0.728572098</text:p>
              </table:table-cell>
              <table:table-cell office:value-type="float" office:value="0.575145552">
                <text:p>0.575145552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0.767203661">
                <text:p>0.767203661</text:p>
              </table:table-cell>
              <table:table-cell office:value-type="float" office:value="0.688205443">
                <text:p>0.688205443</text:p>
              </table:table-cell>
              <table:table-cell office:value-type="float" office:value="0.501829446">
                <text:p>0.501829446</text:p>
              </table:table-cell>
            </table:table-row>
            <table:table-row>
              <table:table-cell office:value-type="float" office:value="1.265">
                <text:p>1.265</text:p>
              </table:table-cell>
              <table:table-cell office:value-type="float" office:value="0.726206389">
                <text:p>0.726206389</text:p>
              </table:table-cell>
              <table:table-cell office:value-type="float" office:value="0.755087823">
                <text:p>0.755087823</text:p>
              </table:table-cell>
              <table:table-cell office:value-type="float" office:value="0.514687957">
                <text:p>0.514687957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0.670318087">
                <text:p>0.670318087</text:p>
              </table:table-cell>
              <table:table-cell office:value-type="float" office:value="0.73085138">
                <text:p>0.73085138</text:p>
              </table:table-cell>
              <table:table-cell office:value-type="float" office:value="0.565891333">
                <text:p>0.565891333</text:p>
              </table:table-cell>
            </table:table-row>
            <table:table-row>
              <table:table-cell office:value-type="float" office:value="1.275">
                <text:p>1.275</text:p>
              </table:table-cell>
              <table:table-cell office:value-type="float" office:value="0.63850172">
                <text:p>0.63850172</text:p>
              </table:table-cell>
              <table:table-cell office:value-type="float" office:value="0.702002728">
                <text:p>0.702002728</text:p>
              </table:table-cell>
              <table:table-cell office:value-type="float" office:value="0.625984743">
                <text:p>0.625984743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0.77756593">
                <text:p>0.77756593</text:p>
              </table:table-cell>
              <table:table-cell office:value-type="float" office:value="0.661700447">
                <text:p>0.661700447</text:p>
              </table:table-cell>
              <table:table-cell office:value-type="float" office:value="0.499167502">
                <text:p>0.499167502</text:p>
              </table:table-cell>
            </table:table-row>
            <table:table-row>
              <table:table-cell office:value-type="float" office:value="1.285">
                <text:p>1.285</text:p>
              </table:table-cell>
              <table:table-cell office:value-type="float" office:value="0.636941867">
                <text:p>0.636941867</text:p>
              </table:table-cell>
              <table:table-cell office:value-type="float" office:value="0.682362995">
                <text:p>0.682362995</text:p>
              </table:table-cell>
              <table:table-cell office:value-type="float" office:value="0.61988838">
                <text:p>0.61988838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0.800261593">
                <text:p>0.800261593</text:p>
              </table:table-cell>
              <table:table-cell office:value-type="float" office:value="0.604813171">
                <text:p>0.604813171</text:p>
              </table:table-cell>
              <table:table-cell office:value-type="float" office:value="0.497967064">
                <text:p>0.497967064</text:p>
              </table:table-cell>
            </table:table-row>
            <table:table-row>
              <table:table-cell office:value-type="float" office:value="1.295">
                <text:p>1.295</text:p>
              </table:table-cell>
              <table:table-cell office:value-type="float" office:value="0.631964878">
                <text:p>0.631964878</text:p>
              </table:table-cell>
              <table:table-cell office:value-type="float" office:value="0.678592405">
                <text:p>0.678592405</text:p>
              </table:table-cell>
              <table:table-cell office:value-type="float" office:value="0.615372731">
                <text:p>0.615372731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752148718">
                <text:p>0.752148718</text:p>
              </table:table-cell>
              <table:table-cell office:value-type="float" office:value="0.729895917">
                <text:p>0.729895917</text:p>
              </table:table-cell>
              <table:table-cell office:value-type="float" office:value="0.508449138">
                <text:p>0.508449138</text:p>
              </table:table-cell>
            </table:table-row>
            <table:table-row>
              <table:table-cell office:value-type="float" office:value="1.305">
                <text:p>1.305</text:p>
              </table:table-cell>
              <table:table-cell office:value-type="float" office:value="0.758676023">
                <text:p>0.758676023</text:p>
              </table:table-cell>
              <table:table-cell office:value-type="float" office:value="0.601701212">
                <text:p>0.601701212</text:p>
              </table:table-cell>
              <table:table-cell office:value-type="float" office:value="0.535494153">
                <text:p>0.535494153</text:p>
              </table:table-cell>
            </table:table-row>
            <table:table-row>
              <table:table-cell office:value-type="float" office:value="1.31">
                <text:p>1.31</text:p>
              </table:table-cell>
              <table:table-cell office:value-type="float" office:value="0.649759847">
                <text:p>0.649759847</text:p>
              </table:table-cell>
              <table:table-cell office:value-type="float" office:value="0.713728751">
                <text:p>0.713728751</text:p>
              </table:table-cell>
              <table:table-cell office:value-type="float" office:value="0.611058546">
                <text:p>0.611058546</text:p>
              </table:table-cell>
            </table:table-row>
            <table:table-row>
              <table:table-cell office:value-type="float" office:value="1.315">
                <text:p>1.315</text:p>
              </table:table-cell>
              <table:table-cell office:value-type="float" office:value="0.635553674">
                <text:p>0.635553674</text:p>
              </table:table-cell>
              <table:table-cell office:value-type="float" office:value="0.685622774">
                <text:p>0.685622774</text:p>
              </table:table-cell>
              <table:table-cell office:value-type="float" office:value="0.62022455">
                <text:p>0.62022455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0.768507215">
                <text:p>0.768507215</text:p>
              </table:table-cell>
              <table:table-cell office:value-type="float" office:value="0.599639487">
                <text:p>0.599639487</text:p>
              </table:table-cell>
              <table:table-cell office:value-type="float" office:value="0.542684858">
                <text:p>0.542684858</text:p>
              </table:table-cell>
            </table:table-row>
            <table:table-row>
              <table:table-cell office:value-type="float" office:value="1.325">
                <text:p>1.325</text:p>
              </table:table-cell>
              <table:table-cell office:value-type="float" office:value="0.638694839">
                <text:p>0.638694839</text:p>
              </table:table-cell>
              <table:table-cell office:value-type="float" office:value="0.698883021">
                <text:p>0.698883021</text:p>
              </table:table-cell>
              <table:table-cell office:value-type="float" office:value="0.62748082">
                <text:p>0.62748082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0.636612253">
                <text:p>0.636612253</text:p>
              </table:table-cell>
              <table:table-cell office:value-type="float" office:value="0.699619734">
                <text:p>0.699619734</text:p>
              </table:table-cell>
              <table:table-cell office:value-type="float" office:value="0.628000573">
                <text:p>0.628000573</text:p>
              </table:table-cell>
            </table:table-row>
            <table:table-row>
              <table:table-cell office:value-type="float" office:value="1.335">
                <text:p>1.335</text:p>
              </table:table-cell>
              <table:table-cell office:value-type="float" office:value="0.634078459">
                <text:p>0.634078459</text:p>
              </table:table-cell>
              <table:table-cell office:value-type="float" office:value="0.681254945">
                <text:p>0.681254945</text:p>
              </table:table-cell>
              <table:table-cell office:value-type="float" office:value="0.618676617">
                <text:p>0.618676617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0.632992462">
                <text:p>0.632992462</text:p>
              </table:table-cell>
              <table:table-cell office:value-type="float" office:value="0.641287642">
                <text:p>0.641287642</text:p>
              </table:table-cell>
              <table:table-cell office:value-type="float" office:value="0.598433089">
                <text:p>0.598433089</text:p>
              </table:table-cell>
            </table:table-row>
            <table:table-row>
              <table:table-cell office:value-type="float" office:value="1.345">
                <text:p>1.345</text:p>
              </table:table-cell>
              <table:table-cell office:value-type="float" office:value="0.690323793">
                <text:p>0.690323793</text:p>
              </table:table-cell>
              <table:table-cell office:value-type="float" office:value="0.613875462">
                <text:p>0.613875462</text:p>
              </table:table-cell>
              <table:table-cell office:value-type="float" office:value="0.573734113">
                <text:p>0.573734113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0.683329187">
                <text:p>0.683329187</text:p>
              </table:table-cell>
              <table:table-cell office:value-type="float" office:value="0.735176889">
                <text:p>0.735176889</text:p>
              </table:table-cell>
              <table:table-cell office:value-type="float" office:value="0.551693505">
                <text:p>0.551693505</text:p>
              </table:table-cell>
            </table:table-row>
            <table:table-row>
              <table:table-cell office:value-type="float" office:value="1.355">
                <text:p>1.355</text:p>
              </table:table-cell>
              <table:table-cell office:value-type="float" office:value="0.77508578">
                <text:p>0.77508578</text:p>
              </table:table-cell>
              <table:table-cell office:value-type="float" office:value="0.679584823">
                <text:p>0.679584823</text:p>
              </table:table-cell>
              <table:table-cell office:value-type="float" office:value="0.50124234">
                <text:p>0.50124234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0.785596464">
                <text:p>0.785596464</text:p>
              </table:table-cell>
              <table:table-cell office:value-type="float" office:value="0.603312922">
                <text:p>0.603312922</text:p>
              </table:table-cell>
              <table:table-cell office:value-type="float" office:value="0.518307748">
                <text:p>0.518307748</text:p>
              </table:table-cell>
            </table:table-row>
            <table:table-row>
              <table:table-cell office:value-type="float" office:value="1.365">
                <text:p>1.365</text:p>
              </table:table-cell>
              <table:table-cell office:value-type="float" office:value="0.628937558">
                <text:p>0.628937558</text:p>
              </table:table-cell>
              <table:table-cell office:value-type="float" office:value="0.647751766">
                <text:p>0.647751766</text:p>
              </table:table-cell>
              <table:table-cell office:value-type="float" office:value="0.598590445">
                <text:p>0.598590445</text:p>
              </table:table-cell>
            </table:table-row>
            <table:table-row>
              <table:table-cell office:value-type="float" office:value="1.37">
                <text:p>1.37</text:p>
              </table:table-cell>
              <table:table-cell office:value-type="float" office:value="0.702377045">
                <text:p>0.702377045</text:p>
              </table:table-cell>
              <table:table-cell office:value-type="float" office:value="0.744773238">
                <text:p>0.744773238</text:p>
              </table:table-cell>
              <table:table-cell office:value-type="float" office:value="0.532829229">
                <text:p>0.532829229</text:p>
              </table:table-cell>
            </table:table-row>
            <table:table-row>
              <table:table-cell office:value-type="float" office:value="1.375">
                <text:p>1.375</text:p>
              </table:table-cell>
              <table:table-cell office:value-type="float" office:value="0.629578308">
                <text:p>0.629578308</text:p>
              </table:table-cell>
              <table:table-cell office:value-type="float" office:value="0.647244531">
                <text:p>0.647244531</text:p>
              </table:table-cell>
              <table:table-cell office:value-type="float" office:value="0.598296594">
                <text:p>0.598296594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0.693140709">
                <text:p>0.693140709</text:p>
              </table:table-cell>
              <table:table-cell office:value-type="float" office:value="0.740189641">
                <text:p>0.740189641</text:p>
              </table:table-cell>
              <table:table-cell office:value-type="float" office:value="0.538069074">
                <text:p>0.538069074</text:p>
              </table:table-cell>
            </table:table-row>
            <table:table-row>
              <table:table-cell office:value-type="float" office:value="1.385">
                <text:p>1.385</text:p>
              </table:table-cell>
              <table:table-cell office:value-type="float" office:value="0.782436822">
                <text:p>0.782436822</text:p>
              </table:table-cell>
              <table:table-cell office:value-type="float" office:value="0.600409579">
                <text:p>0.600409579</text:p>
              </table:table-cell>
              <table:table-cell office:value-type="float" office:value="0.527762834">
                <text:p>0.527762834</text:p>
              </table:table-cell>
            </table:table-row>
            <table:table-row>
              <table:table-cell office:value-type="float" office:value="1.39">
                <text:p>1.39</text:p>
              </table:table-cell>
              <table:table-cell office:value-type="float" office:value="0.690778576">
                <text:p>0.690778576</text:p>
              </table:table-cell>
              <table:table-cell office:value-type="float" office:value="0.736305205">
                <text:p>0.736305205</text:p>
              </table:table-cell>
              <table:table-cell office:value-type="float" office:value="0.543816154">
                <text:p>0.543816154</text:p>
              </table:table-cell>
            </table:table-row>
            <table:table-row>
              <table:table-cell office:value-type="float" office:value="1.395">
                <text:p>1.395</text:p>
              </table:table-cell>
              <table:table-cell office:value-type="float" office:value="0.688307367">
                <text:p>0.688307367</text:p>
              </table:table-cell>
              <table:table-cell office:value-type="float" office:value="0.738548128">
                <text:p>0.738548128</text:p>
              </table:table-cell>
              <table:table-cell office:value-type="float" office:value="0.538077419">
                <text:p>0.538077419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646099525">
                <text:p>0.646099525</text:p>
              </table:table-cell>
              <table:table-cell office:value-type="float" office:value="0.717398014">
                <text:p>0.717398014</text:p>
              </table:table-cell>
              <table:table-cell office:value-type="float" office:value="0.603731347">
                <text:p>0.603731347</text:p>
              </table:table-cell>
            </table:table-row>
            <table:table-row>
              <table:table-cell office:value-type="float" office:value="1.405">
                <text:p>1.405</text:p>
              </table:table-cell>
              <table:table-cell office:value-type="float" office:value="0.63873537">
                <text:p>0.63873537</text:p>
              </table:table-cell>
              <table:table-cell office:value-type="float" office:value="0.682059608">
                <text:p>0.682059608</text:p>
              </table:table-cell>
              <table:table-cell office:value-type="float" office:value="0.619732811">
                <text:p>0.619732811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0.640528278">
                <text:p>0.640528278</text:p>
              </table:table-cell>
              <table:table-cell office:value-type="float" office:value="0.629426316">
                <text:p>0.629426316</text:p>
              </table:table-cell>
              <table:table-cell office:value-type="float" office:value="0.588135789">
                <text:p>0.588135789</text:p>
              </table:table-cell>
            </table:table-row>
            <table:table-row>
              <table:table-cell office:value-type="float" office:value="1.415">
                <text:p>1.415</text:p>
              </table:table-cell>
              <table:table-cell office:value-type="float" office:value="0.644000249">
                <text:p>0.644000249</text:p>
              </table:table-cell>
              <table:table-cell office:value-type="float" office:value="0.718286123">
                <text:p>0.718286123</text:p>
              </table:table-cell>
              <table:table-cell office:value-type="float" office:value="0.607754065">
                <text:p>0.607754065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0.627968386">
                <text:p>0.627968386</text:p>
              </table:table-cell>
              <table:table-cell office:value-type="float" office:value="0.652860481">
                <text:p>0.652860481</text:p>
              </table:table-cell>
              <table:table-cell office:value-type="float" office:value="0.601732803">
                <text:p>0.601732803</text:p>
              </table:table-cell>
            </table:table-row>
            <table:table-row>
              <table:table-cell office:value-type="float" office:value="1.425">
                <text:p>1.425</text:p>
              </table:table-cell>
              <table:table-cell office:value-type="float" office:value="0.689843975">
                <text:p>0.689843975</text:p>
              </table:table-cell>
              <table:table-cell office:value-type="float" office:value="0.736514418">
                <text:p>0.736514418</text:p>
              </table:table-cell>
              <table:table-cell office:value-type="float" office:value="0.54975099">
                <text:p>0.54975099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0.642011838">
                <text:p>0.642011838</text:p>
              </table:table-cell>
              <table:table-cell office:value-type="float" office:value="0.704428638">
                <text:p>0.704428638</text:p>
              </table:table-cell>
              <table:table-cell office:value-type="float" office:value="0.625577644">
                <text:p>0.625577644</text:p>
              </table:table-cell>
            </table:table-row>
            <table:table-row>
              <table:table-cell office:value-type="float" office:value="1.435">
                <text:p>1.435</text:p>
              </table:table-cell>
              <table:table-cell office:value-type="float" office:value="0.772794577">
                <text:p>0.772794577</text:p>
              </table:table-cell>
              <table:table-cell office:value-type="float" office:value="0.601205301">
                <text:p>0.601205301</text:p>
              </table:table-cell>
              <table:table-cell office:value-type="float" office:value="0.531336728">
                <text:p>0.531336728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0.794451331">
                <text:p>0.794451331</text:p>
              </table:table-cell>
              <table:table-cell office:value-type="float" office:value="0.605038477">
                <text:p>0.605038477</text:p>
              </table:table-cell>
              <table:table-cell office:value-type="float" office:value="0.52358872">
                <text:p>0.52358872</text:p>
              </table:table-cell>
            </table:table-row>
            <table:table-row>
              <table:table-cell office:value-type="float" office:value="1.445">
                <text:p>1.445</text:p>
              </table:table-cell>
              <table:table-cell office:value-type="float" office:value="0.628922061">
                <text:p>0.628922061</text:p>
              </table:table-cell>
              <table:table-cell office:value-type="float" office:value="0.655318577">
                <text:p>0.655318577</text:p>
              </table:table-cell>
              <table:table-cell office:value-type="float" office:value="0.606759263">
                <text:p>0.606759263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0.626835898">
                <text:p>0.626835898</text:p>
              </table:table-cell>
              <table:table-cell office:value-type="float" office:value="0.658600409">
                <text:p>0.658600409</text:p>
              </table:table-cell>
              <table:table-cell office:value-type="float" office:value="0.606888605">
                <text:p>0.606888605</text:p>
              </table:table-cell>
            </table:table-row>
            <table:table-row>
              <table:table-cell office:value-type="float" office:value="1.455">
                <text:p>1.455</text:p>
              </table:table-cell>
              <table:table-cell office:value-type="float" office:value="0.634273962">
                <text:p>0.634273962</text:p>
              </table:table-cell>
              <table:table-cell office:value-type="float" office:value="0.666404446">
                <text:p>0.666404446</text:p>
              </table:table-cell>
              <table:table-cell office:value-type="float" office:value="0.61227925">
                <text:p>0.61227925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0.632984714">
                <text:p>0.632984714</text:p>
              </table:table-cell>
              <table:table-cell office:value-type="float" office:value="0.691849076">
                <text:p>0.691849076</text:p>
              </table:table-cell>
              <table:table-cell office:value-type="float" office:value="0.627710298">
                <text:p>0.627710298</text:p>
              </table:table-cell>
            </table:table-row>
            <table:table-row>
              <table:table-cell office:value-type="float" office:value="1.465">
                <text:p>1.465</text:p>
              </table:table-cell>
              <table:table-cell office:value-type="float" office:value="0.634543375">
                <text:p>0.634543375</text:p>
              </table:table-cell>
              <table:table-cell office:value-type="float" office:value="0.693461382">
                <text:p>0.693461382</text:p>
              </table:table-cell>
              <table:table-cell office:value-type="float" office:value="0.628706292">
                <text:p>0.628706292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0.632977561">
                <text:p>0.632977561</text:p>
              </table:table-cell>
              <table:table-cell office:value-type="float" office:value="0.679361901">
                <text:p>0.679361901</text:p>
              </table:table-cell>
              <table:table-cell office:value-type="float" office:value="0.61450906">
                <text:p>0.61450906</text:p>
              </table:table-cell>
            </table:table-row>
            <table:table-row>
              <table:table-cell office:value-type="float" office:value="1.475">
                <text:p>1.475</text:p>
              </table:table-cell>
              <table:table-cell office:value-type="float" office:value="0.699810469">
                <text:p>0.699810469</text:p>
              </table:table-cell>
              <table:table-cell office:value-type="float" office:value="0.738597004">
                <text:p>0.738597004</text:p>
              </table:table-cell>
              <table:table-cell office:value-type="float" office:value="0.540295904">
                <text:p>0.540295904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0.77942023">
                <text:p>0.77942023</text:p>
              </table:table-cell>
              <table:table-cell office:value-type="float" office:value="0.653194863">
                <text:p>0.653194863</text:p>
              </table:table-cell>
              <table:table-cell office:value-type="float" office:value="0.498032033">
                <text:p>0.498032033</text:p>
              </table:table-cell>
            </table:table-row>
            <table:table-row>
              <table:table-cell office:value-type="float" office:value="1.485">
                <text:p>1.485</text:p>
              </table:table-cell>
              <table:table-cell office:value-type="float" office:value="0.708971704">
                <text:p>0.708971704</text:p>
              </table:table-cell>
              <table:table-cell office:value-type="float" office:value="0.74568817">
                <text:p>0.74568817</text:p>
              </table:table-cell>
              <table:table-cell office:value-type="float" office:value="0.527082744">
                <text:p>0.527082744</text:p>
              </table:table-cell>
            </table:table-row>
            <table:table-row>
              <table:table-cell office:value-type="float" office:value="1.49">
                <text:p>1.49</text:p>
              </table:table-cell>
              <table:table-cell office:value-type="float" office:value="0.650539476">
                <text:p>0.650539476</text:p>
              </table:table-cell>
              <table:table-cell office:value-type="float" office:value="0.623026564">
                <text:p>0.623026564</text:p>
              </table:table-cell>
              <table:table-cell office:value-type="float" office:value="0.583551">
                <text:p>0.583551</text:p>
              </table:table-cell>
            </table:table-row>
            <table:table-row>
              <table:table-cell office:value-type="float" office:value="1.495">
                <text:p>1.495</text:p>
              </table:table-cell>
              <table:table-cell office:value-type="float" office:value="0.658495505">
                <text:p>0.658495505</text:p>
              </table:table-cell>
              <table:table-cell office:value-type="float" office:value="0.719100919">
                <text:p>0.719100919</text:p>
              </table:table-cell>
              <table:table-cell office:value-type="float" office:value="0.596456003">
                <text:p>0.596456003</text:p>
              </table:table-cell>
            </table:table-row>
            <table:table-row>
              <table:table-cell office:value-type="string">
                <text:p>Second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03186393">
                <text:p>0.803186393</text:p>
              </table:table-cell>
              <table:table-cell office:value-type="float" office:value="0.756175012">
                <text:p>0.756175012</text:p>
              </table:table-cell>
              <table:table-cell office:value-type="float" office:value="0.630897955">
                <text:p>0.6308979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4624565">
                <text:p>0.624624565</text:p>
              </table:table-cell>
              <table:table-cell office:value-type="float" office:value="0.599639487">
                <text:p>0.599639487</text:p>
              </table:table-cell>
              <table:table-cell office:value-type="float" office:value="0.493805467">
                <text:p>0.4938054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02533196">
                <text:p>0.702533196</text:p>
              </table:table-cell>
              <table:table-cell office:value-type="float" office:value="0.675589717">
                <text:p>0.675589717</text:p>
              </table:table-cell>
              <table:table-cell office:value-type="float" office:value="0.556927207">
                <text:p>0.556927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3985008">
                <text:p>0.693985008</text:p>
              </table:table-cell>
              <table:table-cell office:value-type="float" office:value="0.68159946">
                <text:p>0.68159946</text:p>
              </table:table-cell>
              <table:table-cell office:value-type="float" office:value="0.553442902">
                <text:p>0.5534429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02533196">
                <text:p>0.702533196</text:p>
              </table:table-cell>
              <table:table-cell office:value-type="float" office:value="0.675589717">
                <text:p>0.675589717</text:p>
              </table:table-cell>
              <table:table-cell office:value-type="float" office:value="0.556927207">
                <text:p>0.556927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1373403">
                <text:p>0.061373403</text:p>
              </table:table-cell>
              <table:table-cell office:value-type="float" office:value="0.052556013">
                <text:p>0.052556013</text:p>
              </table:table-cell>
              <table:table-cell office:value-type="float" office:value="0.046740681">
                <text:p>0.0467406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